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48"/>
    <style:style style:name="ce11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9"/>
        <table:table-column table:style-name="co2" table:number-columns-repeated="82" table:default-cell-style-name="ce10"/>
        <table:table-column table:style-name="co3" table:default-cell-style-name="ce10"/>
        <table:table-column table:style-name="co2" table:number-columns-repeated="25" table:default-cell-style-name="ce10"/>
        <table:table-column table:style-name="co2" table:number-columns-repeated="11" table:default-cell-style-name="ce10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G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O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O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07-01T00:00:00" table:style-name="ce6">
            <text:p>2023/7/1</text:p>
          </table:table-cell>
          <table:table-cell office:value-type="float" office:value="3960" table:style-name="ce7">
            <text:p>3,960<text:s/></text:p>
          </table:table-cell>
          <table:table-cell office:value-type="float" office:value="8461" table:style-name="ce7">
            <text:p>8,461<text:s/></text:p>
          </table:table-cell>
          <table:table-cell office:value-type="float" office:value="24261" table:style-name="ce7">
            <text:p>24,261<text:s/></text:p>
          </table:table-cell>
          <table:table-cell office:value-type="float" office:value="42379" table:style-name="ce7">
            <text:p>42,379<text:s/></text:p>
          </table:table-cell>
          <table:table-cell office:value-type="float" office:value="14946" table:style-name="ce7">
            <text:p>14,946<text:s/></text:p>
          </table:table-cell>
          <table:table-cell office:value-type="float" office:value="9300" table:style-name="ce7">
            <text:p>9,300<text:s/></text:p>
          </table:table-cell>
          <table:table-cell office:value-type="float" office:value="7204" table:style-name="ce7">
            <text:p>7,204<text:s/></text:p>
          </table:table-cell>
          <table:table-cell office:value-type="float" office:value="3265" table:style-name="ce7">
            <text:p>3,265<text:s/></text:p>
          </table:table-cell>
          <table:table-cell office:value-type="float" office:value="2242" table:style-name="ce7">
            <text:p>2,242<text:s/></text:p>
          </table:table-cell>
          <table:table-cell office:value-type="float" office:value="7144" table:style-name="ce7">
            <text:p>7,144<text:s/></text:p>
          </table:table-cell>
          <table:table-cell office:value-type="float" office:value="1384" table:style-name="ce7">
            <text:p>1,384<text:s/></text:p>
          </table:table-cell>
          <table:table-cell office:value-type="float" office:value="2785" table:style-name="ce7">
            <text:p>2,785<text:s/></text:p>
          </table:table-cell>
          <table:table-cell office:value-type="float" office:value="5982" table:style-name="ce7">
            <text:p>5,982<text:s/></text:p>
          </table:table-cell>
          <table:table-cell office:value-type="float" office:value="5766" table:style-name="ce7">
            <text:p>5,766<text:s/></text:p>
          </table:table-cell>
          <table:table-cell office:value-type="float" office:value="12353" table:style-name="ce7">
            <text:p>12,353<text:s/></text:p>
          </table:table-cell>
          <table:table-cell office:value-type="float" office:value="5224" table:style-name="ce7">
            <text:p>5,224<text:s/></text:p>
          </table:table-cell>
          <table:table-cell office:value-type="float" office:value="6593" table:style-name="ce7">
            <text:p>6,593<text:s/></text:p>
          </table:table-cell>
          <table:table-cell office:value-type="float" office:value="3592" table:style-name="ce7">
            <text:p>3,592<text:s/></text:p>
          </table:table-cell>
          <table:table-cell office:value-type="float" office:value="7886" table:style-name="ce7">
            <text:p>7,886<text:s/></text:p>
          </table:table-cell>
          <table:table-cell office:value-type="float" office:value="2973" table:style-name="ce7">
            <text:p>2,973<text:s/></text:p>
          </table:table-cell>
          <table:table-cell office:value-type="float" office:value="5284" table:style-name="ce7">
            <text:p>5,284<text:s/></text:p>
          </table:table-cell>
          <table:table-cell office:value-type="float" office:value="5715" table:style-name="ce7">
            <text:p>5,715<text:s/></text:p>
          </table:table-cell>
          <table:table-cell office:value-type="float" office:value="2493" table:style-name="ce7">
            <text:p>2,493<text:s/></text:p>
          </table:table-cell>
          <table:table-cell office:value-type="float" office:value="18174" table:style-name="ce7">
            <text:p>18,174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11079" table:style-name="ce7">
            <text:p>11,079<text:s/></text:p>
          </table:table-cell>
          <table:table-cell office:value-type="float" office:value="9224" table:style-name="ce7">
            <text:p>9,224<text:s/></text:p>
          </table:table-cell>
          <table:table-cell office:value-type="float" office:value="11496" table:style-name="ce7">
            <text:p>11,496<text:s/></text:p>
          </table:table-cell>
          <table:table-cell office:value-type="float" office:value="12969" table:style-name="ce8">
            <text:p>12,969<text:s/></text:p>
          </table:table-cell>
          <table:table-cell office:value-type="float" office:value="12910" table:style-name="ce7">
            <text:p>12,910<text:s/></text:p>
          </table:table-cell>
          <table:table-cell office:value-type="float" office:value="8215" table:style-name="ce7">
            <text:p>8,215<text:s/></text:p>
          </table:table-cell>
          <table:table-cell office:value-type="float" office:value="23537" table:style-name="ce7">
            <text:p>23,537<text:s/></text:p>
          </table:table-cell>
          <table:table-cell office:value-type="float" office:value="14122" table:style-name="ce7">
            <text:p>14,122<text:s/></text:p>
          </table:table-cell>
          <table:table-cell office:value-type="float" office:value="23069" table:style-name="ce7">
            <text:p>23,069<text:s/></text:p>
          </table:table-cell>
          <table:table-cell office:value-type="float" office:value="20586" table:style-name="ce7">
            <text:p>20,586<text:s/></text:p>
          </table:table-cell>
          <table:table-cell office:value-type="float" office:value="4181" table:style-name="ce7">
            <text:p>4,181<text:s/></text:p>
          </table:table-cell>
          <table:table-cell office:value-type="float" office:value="26457" table:style-name="ce7">
            <text:p>26,457<text:s/></text:p>
          </table:table-cell>
          <table:table-cell office:value-type="float" office:value="18817" table:style-name="ce7">
            <text:p>18,817<text:s/></text:p>
          </table:table-cell>
          <table:table-cell office:value-type="float" office:value="14810" table:style-name="ce8">
            <text:p>14,810<text:s/></text:p>
          </table:table-cell>
          <table:table-cell office:value-type="float" office:value="14687" table:style-name="ce7">
            <text:p>14,687<text:s/></text:p>
          </table:table-cell>
          <table:table-cell office:value-type="float" office:value="10983" table:style-name="ce7">
            <text:p>10,983<text:s/></text:p>
          </table:table-cell>
          <table:table-cell office:value-type="float" office:value="139836" table:style-name="ce7">
            <text:p>139,836<text:s/></text:p>
          </table:table-cell>
          <table:table-cell office:value-type="float" office:value="50514" table:style-name="ce7">
            <text:p>50,514<text:s/></text:p>
          </table:table-cell>
          <table:table-cell office:value-type="float" office:value="17565" table:style-name="ce7">
            <text:p>17,565<text:s/></text:p>
          </table:table-cell>
          <table:table-cell office:value-type="float" office:value="14888" table:style-name="ce7">
            <text:p>14,888<text:s/></text:p>
          </table:table-cell>
          <table:table-cell office:value-type="float" office:value="22862" table:style-name="ce7">
            <text:p>22,862<text:s/></text:p>
          </table:table-cell>
          <table:table-cell office:value-type="float" office:value="26361" table:style-name="ce7">
            <text:p>26,361<text:s/></text:p>
          </table:table-cell>
          <table:table-cell office:value-type="float" office:value="22136" table:style-name="ce7">
            <text:p>22,136<text:s/></text:p>
          </table:table-cell>
          <table:table-cell office:value-type="float" office:value="17786" table:style-name="ce7">
            <text:p>17,786<text:s/></text:p>
          </table:table-cell>
          <table:table-cell office:value-type="float" office:value="8416" table:style-name="ce7">
            <text:p>8,416<text:s/></text:p>
          </table:table-cell>
          <table:table-cell office:value-type="float" office:value="20640" table:style-name="ce7">
            <text:p>20,640<text:s/></text:p>
          </table:table-cell>
          <table:table-cell office:value-type="float" office:value="5401" table:style-name="ce7">
            <text:p>5,401<text:s/></text:p>
          </table:table-cell>
          <table:table-cell office:value-type="float" office:value="5113" table:style-name="ce7">
            <text:p>5,113<text:s/></text:p>
          </table:table-cell>
          <table:table-cell office:value-type="float" office:value="13864" table:style-name="ce7">
            <text:p>13,864<text:s/></text:p>
          </table:table-cell>
          <table:table-cell office:value-type="float" office:value="4438" table:style-name="ce7">
            <text:p>4,438<text:s/></text:p>
          </table:table-cell>
          <table:table-cell office:value-type="float" office:value="3088" table:style-name="ce7">
            <text:p>3,088<text:s/></text:p>
          </table:table-cell>
          <table:table-cell office:value-type="float" office:value="1588" table:style-name="ce7">
            <text:p>1,588<text:s/></text:p>
          </table:table-cell>
          <table:table-cell office:value-type="float" office:value="7408" table:style-name="ce7">
            <text:p>7,408<text:s/></text:p>
          </table:table-cell>
          <table:table-cell office:value-type="float" office:value="7335" table:style-name="ce7">
            <text:p>7,335<text:s/></text:p>
          </table:table-cell>
          <table:table-cell office:value-type="float" office:value="10141" table:style-name="ce7">
            <text:p>10,141<text:s/></text:p>
          </table:table-cell>
          <table:table-cell office:value-type="float" office:value="27599" table:style-name="ce7">
            <text:p>27,599<text:s/></text:p>
          </table:table-cell>
          <table:table-cell office:value-type="float" office:value="5759" table:style-name="ce7">
            <text:p>5,759<text:s/></text:p>
          </table:table-cell>
          <table:table-cell office:value-type="float" office:value="9817" table:style-name="ce7">
            <text:p>9,817<text:s/></text:p>
          </table:table-cell>
          <table:table-cell office:value-type="float" office:value="5906" table:style-name="ce7">
            <text:p>5,906<text:s/></text:p>
          </table:table-cell>
          <table:table-cell office:value-type="float" office:value="16090" table:style-name="ce7">
            <text:p>16,090<text:s/></text:p>
          </table:table-cell>
          <table:table-cell office:value-type="float" office:value="14459" table:style-name="ce7">
            <text:p>14,459<text:s/></text:p>
          </table:table-cell>
          <table:table-cell office:value-type="float" office:value="22718" table:style-name="ce7">
            <text:p>22,718<text:s/></text:p>
          </table:table-cell>
          <table:table-cell office:value-type="float" office:value="37743" table:style-name="ce7">
            <text:p>37,743<text:s/></text:p>
          </table:table-cell>
          <table:table-cell office:value-type="float" office:value="27566" table:style-name="ce7">
            <text:p>27,566<text:s/></text:p>
          </table:table-cell>
          <table:table-cell office:value-type="float" office:value="20194" table:style-name="ce7">
            <text:p>20,194<text:s/></text:p>
          </table:table-cell>
          <table:table-cell office:value-type="float" office:value="24168" table:style-name="ce7">
            <text:p>24,168<text:s/></text:p>
          </table:table-cell>
          <table:table-cell office:value-type="float" office:value="70772" table:style-name="ce7">
            <text:p>70,772<text:s/></text:p>
          </table:table-cell>
          <table:table-cell office:value-type="float" office:value="14777" table:style-name="ce7">
            <text:p>14,777<text:s/></text:p>
          </table:table-cell>
          <table:table-cell office:value-type="float" office:value="30267" table:style-name="ce7">
            <text:p>30,267<text:s/></text:p>
          </table:table-cell>
          <table:table-cell office:value-type="float" office:value="30621" table:style-name="ce7">
            <text:p>30,621<text:s/></text:p>
          </table:table-cell>
          <table:table-cell office:value-type="float" office:value="17874" table:style-name="ce7">
            <text:p>17,874<text:s/></text:p>
          </table:table-cell>
          <table:table-cell office:value-type="float" office:value="55188" table:style-name="ce7">
            <text:p>55,188<text:s/></text:p>
          </table:table-cell>
          <table:table-cell office:value-type="float" office:value="14793" table:style-name="ce7">
            <text:p>14,793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10940" table:style-name="ce7">
            <text:p>10,940<text:s/></text:p>
          </table:table-cell>
          <table:table-cell office:value-type="float" office:value="18696" table:style-name="ce7">
            <text:p>18,696<text:s/></text:p>
          </table:table-cell>
          <table:table-cell office:value-type="float" office:value="8242" table:style-name="ce7">
            <text:p>8,242<text:s/></text:p>
          </table:table-cell>
          <table:table-cell office:value-type="float" office:value="41051" table:style-name="ce7">
            <text:p>41,051<text:s/></text:p>
          </table:table-cell>
          <table:table-cell office:value-type="float" office:value="13755" table:style-name="ce7">
            <text:p>13,755<text:s/></text:p>
          </table:table-cell>
          <table:table-cell office:value-type="float" office:value="8588" table:style-name="ce7">
            <text:p>8,588<text:s/></text:p>
          </table:table-cell>
          <table:table-cell office:value-type="float" office:value="12202" table:style-name="ce7">
            <text:p>12,202<text:s/></text:p>
          </table:table-cell>
          <table:table-cell office:value-type="float" office:value="21065" table:style-name="ce7">
            <text:p>21,065<text:s/></text:p>
          </table:table-cell>
          <table:table-cell office:value-type="float" office:value="17747" table:style-name="ce7">
            <text:p>17,747<text:s/></text:p>
          </table:table-cell>
          <table:table-cell office:value-type="float" office:value="13996" table:style-name="ce7">
            <text:p>13,996<text:s/></text:p>
          </table:table-cell>
          <table:table-cell office:value-type="float" office:value="17659" table:style-name="ce7">
            <text:p>17,659<text:s/></text:p>
          </table:table-cell>
          <table:table-cell office:value-type="float" office:value="5969" table:style-name="ce7">
            <text:p>5,969<text:s/></text:p>
          </table:table-cell>
          <table:table-cell office:value-type="float" office:value="8435" table:style-name="ce7">
            <text:p>8,435<text:s/></text:p>
          </table:table-cell>
          <table:table-cell office:value-type="float" office:value="3473" table:style-name="ce8">
            <text:p>3,473<text:s/></text:p>
          </table:table-cell>
          <table:table-cell office:value-type="float" office:value="2409" table:style-name="ce7">
            <text:p>2,409<text:s/></text:p>
          </table:table-cell>
          <table:table-cell office:value-type="float" office:value="6360" table:style-name="ce7">
            <text:p>6,360<text:s/></text:p>
          </table:table-cell>
          <table:table-cell office:value-type="float" office:value="6997" table:style-name="ce7">
            <text:p>6,997<text:s/></text:p>
          </table:table-cell>
          <table:table-cell office:value-type="float" office:value="9395" table:style-name="ce7">
            <text:p>9,395<text:s/></text:p>
          </table:table-cell>
          <table:table-cell office:value-type="float" office:value="10246" table:style-name="ce7">
            <text:p>10,246<text:s/></text:p>
          </table:table-cell>
          <table:table-cell office:value-type="float" office:value="13357" table:style-name="ce7">
            <text:p>13,357<text:s/></text:p>
          </table:table-cell>
          <table:table-cell office:value-type="float" office:value="19225" table:style-name="ce7">
            <text:p>19,225<text:s/></text:p>
          </table:table-cell>
          <table:table-cell office:value-type="float" office:value="21873" table:style-name="ce7">
            <text:p>21,873<text:s/></text:p>
          </table:table-cell>
          <table:table-cell office:value-type="float" office:value="9450" table:style-name="ce7">
            <text:p>9,450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9524" table:style-name="ce7">
            <text:p>9,524<text:s/></text:p>
          </table:table-cell>
          <table:table-cell office:value-type="float" office:value="8849" table:style-name="ce7">
            <text:p>8,849<text:s/></text:p>
          </table:table-cell>
          <table:table-cell office:value-type="float" office:value="8901" table:style-name="ce7">
            <text:p>8,901<text:s/></text:p>
          </table:table-cell>
          <table:table-cell office:value-type="float" office:value="7191" table:style-name="ce7">
            <text:p>7,191<text:s/></text:p>
          </table:table-cell>
          <table:table-cell office:value-type="float" office:value="6430" table:style-name="ce7">
            <text:p>6,43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02T00:00:00" table:style-name="ce6">
            <text:p>2023/7/2</text:p>
          </table:table-cell>
          <table:table-cell office:value-type="float" office:value="3891" table:style-name="ce7">
            <text:p>3,891<text:s/></text:p>
          </table:table-cell>
          <table:table-cell office:value-type="float" office:value="6913" table:style-name="ce7">
            <text:p>6,913<text:s/></text:p>
          </table:table-cell>
          <table:table-cell office:value-type="float" office:value="18140" table:style-name="ce7">
            <text:p>18,140<text:s/></text:p>
          </table:table-cell>
          <table:table-cell office:value-type="float" office:value="33127" table:style-name="ce7">
            <text:p>33,127<text:s/></text:p>
          </table:table-cell>
          <table:table-cell office:value-type="float" office:value="11310" table:style-name="ce7">
            <text:p>11,310<text:s/></text:p>
          </table:table-cell>
          <table:table-cell office:value-type="float" office:value="8148" table:style-name="ce7">
            <text:p>8,148<text:s/></text:p>
          </table:table-cell>
          <table:table-cell office:value-type="float" office:value="5726" table:style-name="ce7">
            <text:p>5,726<text:s/></text:p>
          </table:table-cell>
          <table:table-cell office:value-type="float" office:value="3005" table:style-name="ce7">
            <text:p>3,005<text:s/></text:p>
          </table:table-cell>
          <table:table-cell office:value-type="float" office:value="1901" table:style-name="ce7">
            <text:p>1,901<text:s/></text:p>
          </table:table-cell>
          <table:table-cell office:value-type="float" office:value="6279" table:style-name="ce7">
            <text:p>6,279<text:s/></text:p>
          </table:table-cell>
          <table:table-cell office:value-type="float" office:value="1166" table:style-name="ce7">
            <text:p>1,166<text:s/></text:p>
          </table:table-cell>
          <table:table-cell office:value-type="float" office:value="2267" table:style-name="ce7">
            <text:p>2,267<text:s/></text:p>
          </table:table-cell>
          <table:table-cell office:value-type="float" office:value="5128" table:style-name="ce7">
            <text:p>5,128<text:s/></text:p>
          </table:table-cell>
          <table:table-cell office:value-type="float" office:value="5097" table:style-name="ce7">
            <text:p>5,097<text:s/></text:p>
          </table:table-cell>
          <table:table-cell office:value-type="float" office:value="11232" table:style-name="ce7">
            <text:p>11,232<text:s/></text:p>
          </table:table-cell>
          <table:table-cell office:value-type="float" office:value="3828" table:style-name="ce7">
            <text:p>3,828<text:s/></text:p>
          </table:table-cell>
          <table:table-cell office:value-type="float" office:value="5328" table:style-name="ce7">
            <text:p>5,328<text:s/></text:p>
          </table:table-cell>
          <table:table-cell office:value-type="float" office:value="3009" table:style-name="ce7">
            <text:p>3,009<text:s/></text:p>
          </table:table-cell>
          <table:table-cell office:value-type="float" office:value="6367" table:style-name="ce7">
            <text:p>6,367<text:s/></text:p>
          </table:table-cell>
          <table:table-cell office:value-type="float" office:value="2743" table:style-name="ce7">
            <text:p>2,743<text:s/></text:p>
          </table:table-cell>
          <table:table-cell office:value-type="float" office:value="4199" table:style-name="ce7">
            <text:p>4,199<text:s/></text:p>
          </table:table-cell>
          <table:table-cell office:value-type="float" office:value="4883" table:style-name="ce7">
            <text:p>4,883<text:s/></text:p>
          </table:table-cell>
          <table:table-cell office:value-type="float" office:value="2168" table:style-name="ce7">
            <text:p>2,168<text:s/></text:p>
          </table:table-cell>
          <table:table-cell office:value-type="float" office:value="14924" table:style-name="ce7">
            <text:p>14,924<text:s/></text:p>
          </table:table-cell>
          <table:table-cell office:value-type="float" office:value="3632" table:style-name="ce7">
            <text:p>3,632<text:s/></text:p>
          </table:table-cell>
          <table:table-cell office:value-type="float" office:value="10362" table:style-name="ce7">
            <text:p>10,362<text:s/></text:p>
          </table:table-cell>
          <table:table-cell office:value-type="float" office:value="7878" table:style-name="ce7">
            <text:p>7,878<text:s/></text:p>
          </table:table-cell>
          <table:table-cell office:value-type="float" office:value="9889" table:style-name="ce7">
            <text:p>9,889<text:s/></text:p>
          </table:table-cell>
          <table:table-cell office:value-type="float" office:value="10690" table:style-name="ce8">
            <text:p>10,690<text:s/></text:p>
          </table:table-cell>
          <table:table-cell office:value-type="float" office:value="11330" table:style-name="ce7">
            <text:p>11,330<text:s/></text:p>
          </table:table-cell>
          <table:table-cell office:value-type="float" office:value="7260" table:style-name="ce7">
            <text:p>7,260<text:s/></text:p>
          </table:table-cell>
          <table:table-cell office:value-type="float" office:value="22969" table:style-name="ce7">
            <text:p>22,969<text:s/></text:p>
          </table:table-cell>
          <table:table-cell office:value-type="float" office:value="11420" table:style-name="ce7">
            <text:p>11,420<text:s/></text:p>
          </table:table-cell>
          <table:table-cell office:value-type="float" office:value="19570" table:style-name="ce7">
            <text:p>19,570<text:s/></text:p>
          </table:table-cell>
          <table:table-cell office:value-type="float" office:value="16697" table:style-name="ce7">
            <text:p>16,697<text:s/></text:p>
          </table:table-cell>
          <table:table-cell office:value-type="float" office:value="3559" table:style-name="ce7">
            <text:p>3,559<text:s/></text:p>
          </table:table-cell>
          <table:table-cell office:value-type="float" office:value="22555" table:style-name="ce7">
            <text:p>22,555<text:s/></text:p>
          </table:table-cell>
          <table:table-cell office:value-type="float" office:value="15533" table:style-name="ce7">
            <text:p>15,533<text:s/></text:p>
          </table:table-cell>
          <table:table-cell office:value-type="float" office:value="12272" table:style-name="ce8">
            <text:p>12,272<text:s/></text:p>
          </table:table-cell>
          <table:table-cell office:value-type="float" office:value="12320" table:style-name="ce7">
            <text:p>12,320<text:s/></text:p>
          </table:table-cell>
          <table:table-cell office:value-type="float" office:value="8066" table:style-name="ce7">
            <text:p>8,066<text:s/></text:p>
          </table:table-cell>
          <table:table-cell office:value-type="float" office:value="125154" table:style-name="ce7">
            <text:p>125,154<text:s/></text:p>
          </table:table-cell>
          <table:table-cell office:value-type="float" office:value="41226" table:style-name="ce7">
            <text:p>41,226<text:s/></text:p>
          </table:table-cell>
          <table:table-cell office:value-type="float" office:value="12334" table:style-name="ce7">
            <text:p>12,334<text:s/></text:p>
          </table:table-cell>
          <table:table-cell office:value-type="float" office:value="13087" table:style-name="ce7">
            <text:p>13,087<text:s/></text:p>
          </table:table-cell>
          <table:table-cell office:value-type="float" office:value="18819" table:style-name="ce7">
            <text:p>18,819<text:s/></text:p>
          </table:table-cell>
          <table:table-cell office:value-type="float" office:value="22176" table:style-name="ce7">
            <text:p>22,176<text:s/></text:p>
          </table:table-cell>
          <table:table-cell office:value-type="float" office:value="18789" table:style-name="ce7">
            <text:p>18,789<text:s/></text:p>
          </table:table-cell>
          <table:table-cell office:value-type="float" office:value="15001" table:style-name="ce7">
            <text:p>15,001<text:s/></text:p>
          </table:table-cell>
          <table:table-cell office:value-type="float" office:value="6660" table:style-name="ce7">
            <text:p>6,660<text:s/></text:p>
          </table:table-cell>
          <table:table-cell office:value-type="float" office:value="16581" table:style-name="ce7">
            <text:p>16,581<text:s/></text:p>
          </table:table-cell>
          <table:table-cell office:value-type="float" office:value="4541" table:style-name="ce7">
            <text:p>4,541<text:s/></text:p>
          </table:table-cell>
          <table:table-cell office:value-type="float" office:value="4224" table:style-name="ce7">
            <text:p>4,224<text:s/></text:p>
          </table:table-cell>
          <table:table-cell office:value-type="float" office:value="11631" table:style-name="ce7">
            <text:p>11,631<text:s/></text:p>
          </table:table-cell>
          <table:table-cell office:value-type="float" office:value="4002" table:style-name="ce7">
            <text:p>4,002<text:s/></text:p>
          </table:table-cell>
          <table:table-cell office:value-type="float" office:value="2660" table:style-name="ce7">
            <text:p>2,660<text:s/></text:p>
          </table:table-cell>
          <table:table-cell office:value-type="float" office:value="1251" table:style-name="ce7">
            <text:p>1,251<text:s/></text:p>
          </table:table-cell>
          <table:table-cell office:value-type="float" office:value="6652" table:style-name="ce7">
            <text:p>6,652<text:s/></text:p>
          </table:table-cell>
          <table:table-cell office:value-type="float" office:value="6147" table:style-name="ce7">
            <text:p>6,147<text:s/></text:p>
          </table:table-cell>
          <table:table-cell office:value-type="float" office:value="8806" table:style-name="ce7">
            <text:p>8,806<text:s/></text:p>
          </table:table-cell>
          <table:table-cell office:value-type="float" office:value="24951" table:style-name="ce7">
            <text:p>24,951<text:s/></text:p>
          </table:table-cell>
          <table:table-cell office:value-type="float" office:value="5176" table:style-name="ce7">
            <text:p>5,176<text:s/></text:p>
          </table:table-cell>
          <table:table-cell office:value-type="float" office:value="7816" table:style-name="ce7">
            <text:p>7,816<text:s/></text:p>
          </table:table-cell>
          <table:table-cell office:value-type="float" office:value="5024" table:style-name="ce7">
            <text:p>5,024<text:s/></text:p>
          </table:table-cell>
          <table:table-cell office:value-type="float" office:value="13303" table:style-name="ce7">
            <text:p>13,303<text:s/></text:p>
          </table:table-cell>
          <table:table-cell office:value-type="float" office:value="10875" table:style-name="ce7">
            <text:p>10,875<text:s/></text:p>
          </table:table-cell>
          <table:table-cell office:value-type="float" office:value="18271" table:style-name="ce7">
            <text:p>18,271<text:s/></text:p>
          </table:table-cell>
          <table:table-cell office:value-type="float" office:value="31987" table:style-name="ce7">
            <text:p>31,987<text:s/></text:p>
          </table:table-cell>
          <table:table-cell office:value-type="float" office:value="22468" table:style-name="ce7">
            <text:p>22,468<text:s/></text:p>
          </table:table-cell>
          <table:table-cell office:value-type="float" office:value="16611" table:style-name="ce7">
            <text:p>16,611<text:s/></text:p>
          </table:table-cell>
          <table:table-cell office:value-type="float" office:value="21291" table:style-name="ce7">
            <text:p>21,291<text:s/></text:p>
          </table:table-cell>
          <table:table-cell office:value-type="float" office:value="58792" table:style-name="ce7">
            <text:p>58,792<text:s/></text:p>
          </table:table-cell>
          <table:table-cell office:value-type="float" office:value="10805" table:style-name="ce7">
            <text:p>10,805<text:s/></text:p>
          </table:table-cell>
          <table:table-cell office:value-type="float" office:value="26496" table:style-name="ce7">
            <text:p>26,496<text:s/></text:p>
          </table:table-cell>
          <table:table-cell office:value-type="float" office:value="21960" table:style-name="ce7">
            <text:p>21,960<text:s/></text:p>
          </table:table-cell>
          <table:table-cell office:value-type="float" office:value="14159" table:style-name="ce7">
            <text:p>14,159<text:s/></text:p>
          </table:table-cell>
          <table:table-cell office:value-type="float" office:value="44474" table:style-name="ce7">
            <text:p>44,474<text:s/></text:p>
          </table:table-cell>
          <table:table-cell office:value-type="float" office:value="12281" table:style-name="ce7">
            <text:p>12,281<text:s/></text:p>
          </table:table-cell>
          <table:table-cell office:value-type="float" office:value="10871" table:style-name="ce7">
            <text:p>10,871<text:s/></text:p>
          </table:table-cell>
          <table:table-cell office:value-type="float" office:value="9134" table:style-name="ce7">
            <text:p>9,134<text:s/></text:p>
          </table:table-cell>
          <table:table-cell office:value-type="float" office:value="15704" table:style-name="ce7">
            <text:p>15,704<text:s/></text:p>
          </table:table-cell>
          <table:table-cell office:value-type="float" office:value="7171" table:style-name="ce7">
            <text:p>7,171<text:s/></text:p>
          </table:table-cell>
          <table:table-cell office:value-type="float" office:value="36238" table:style-name="ce7">
            <text:p>36,238<text:s/></text:p>
          </table:table-cell>
          <table:table-cell office:value-type="float" office:value="10288" table:style-name="ce7">
            <text:p>10,288<text:s/></text:p>
          </table:table-cell>
          <table:table-cell office:value-type="float" office:value="7783" table:style-name="ce7">
            <text:p>7,783<text:s/></text:p>
          </table:table-cell>
          <table:table-cell office:value-type="float" office:value="9970" table:style-name="ce7">
            <text:p>9,970<text:s/></text:p>
          </table:table-cell>
          <table:table-cell office:value-type="float" office:value="15155" table:style-name="ce7">
            <text:p>15,155<text:s/></text:p>
          </table:table-cell>
          <table:table-cell office:value-type="float" office:value="10968" table:style-name="ce7">
            <text:p>10,968<text:s/></text:p>
          </table:table-cell>
          <table:table-cell office:value-type="float" office:value="11544" table:style-name="ce7">
            <text:p>11,544<text:s/></text:p>
          </table:table-cell>
          <table:table-cell office:value-type="float" office:value="14437" table:style-name="ce7">
            <text:p>14,437<text:s/></text:p>
          </table:table-cell>
          <table:table-cell office:value-type="float" office:value="4966" table:style-name="ce7">
            <text:p>4,966<text:s/></text:p>
          </table:table-cell>
          <table:table-cell office:value-type="float" office:value="5995" table:style-name="ce7">
            <text:p>5,995<text:s/></text:p>
          </table:table-cell>
          <table:table-cell office:value-type="float" office:value="2689" table:style-name="ce8">
            <text:p>2,689<text:s/></text:p>
          </table:table-cell>
          <table:table-cell office:value-type="float" office:value="2007" table:style-name="ce7">
            <text:p>2,007<text:s/></text:p>
          </table:table-cell>
          <table:table-cell office:value-type="float" office:value="5600" table:style-name="ce7">
            <text:p>5,600<text:s/></text:p>
          </table:table-cell>
          <table:table-cell office:value-type="float" office:value="5529" table:style-name="ce7">
            <text:p>5,529<text:s/></text:p>
          </table:table-cell>
          <table:table-cell office:value-type="float" office:value="7712" table:style-name="ce7">
            <text:p>7,712<text:s/></text:p>
          </table:table-cell>
          <table:table-cell office:value-type="float" office:value="8267" table:style-name="ce7">
            <text:p>8,267<text:s/></text:p>
          </table:table-cell>
          <table:table-cell office:value-type="float" office:value="10296" table:style-name="ce7">
            <text:p>10,296<text:s/></text:p>
          </table:table-cell>
          <table:table-cell office:value-type="float" office:value="14840" table:style-name="ce7">
            <text:p>14,840<text:s/></text:p>
          </table:table-cell>
          <table:table-cell office:value-type="float" office:value="18464" table:style-name="ce7">
            <text:p>18,464<text:s/></text:p>
          </table:table-cell>
          <table:table-cell office:value-type="float" office:value="7889" table:style-name="ce7">
            <text:p>7,889<text:s/></text:p>
          </table:table-cell>
          <table:table-cell office:value-type="float" office:value="7009" table:style-name="ce7">
            <text:p>7,009<text:s/></text:p>
          </table:table-cell>
          <table:table-cell office:value-type="float" office:value="7811" table:style-name="ce7">
            <text:p>7,811<text:s/></text:p>
          </table:table-cell>
          <table:table-cell office:value-type="float" office:value="7218" table:style-name="ce7">
            <text:p>7,218<text:s/></text:p>
          </table:table-cell>
          <table:table-cell office:value-type="float" office:value="7503" table:style-name="ce7">
            <text:p>7,503<text:s/></text:p>
          </table:table-cell>
          <table:table-cell office:value-type="float" office:value="5952" table:style-name="ce7">
            <text:p>5,952<text:s/></text:p>
          </table:table-cell>
          <table:table-cell office:value-type="float" office:value="5219" table:style-name="ce7">
            <text:p>5,21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03T00:00:00" table:style-name="ce6">
            <text:p>2023/7/3</text:p>
          </table:table-cell>
          <table:table-cell office:value-type="float" office:value="5474" table:style-name="ce7">
            <text:p>5,474<text:s/></text:p>
          </table:table-cell>
          <table:table-cell office:value-type="float" office:value="13157" table:style-name="ce7">
            <text:p>13,157<text:s/></text:p>
          </table:table-cell>
          <table:table-cell office:value-type="float" office:value="42433" table:style-name="ce7">
            <text:p>42,433<text:s/></text:p>
          </table:table-cell>
          <table:table-cell office:value-type="float" office:value="38489" table:style-name="ce7">
            <text:p>38,489<text:s/></text:p>
          </table:table-cell>
          <table:table-cell office:value-type="float" office:value="22078" table:style-name="ce7">
            <text:p>22,078<text:s/></text:p>
          </table:table-cell>
          <table:table-cell office:value-type="float" office:value="12721" table:style-name="ce7">
            <text:p>12,721<text:s/></text:p>
          </table:table-cell>
          <table:table-cell office:value-type="float" office:value="9994" table:style-name="ce7">
            <text:p>9,994<text:s/></text:p>
          </table:table-cell>
          <table:table-cell office:value-type="float" office:value="3785" table:style-name="ce7">
            <text:p>3,785<text:s/></text:p>
          </table:table-cell>
          <table:table-cell office:value-type="float" office:value="3190" table:style-name="ce7">
            <text:p>3,190<text:s/></text:p>
          </table:table-cell>
          <table:table-cell office:value-type="float" office:value="11617" table:style-name="ce7">
            <text:p>11,617<text:s/></text:p>
          </table:table-cell>
          <table:table-cell office:value-type="float" office:value="1943" table:style-name="ce7">
            <text:p>1,943<text:s/></text:p>
          </table:table-cell>
          <table:table-cell office:value-type="float" office:value="3565" table:style-name="ce7">
            <text:p>3,565<text:s/></text:p>
          </table:table-cell>
          <table:table-cell office:value-type="float" office:value="4600" table:style-name="ce7">
            <text:p>4,600<text:s/></text:p>
          </table:table-cell>
          <table:table-cell office:value-type="float" office:value="7270" table:style-name="ce7">
            <text:p>7,270<text:s/></text:p>
          </table:table-cell>
          <table:table-cell office:value-type="float" office:value="11325" table:style-name="ce7">
            <text:p>11,325<text:s/></text:p>
          </table:table-cell>
          <table:table-cell office:value-type="float" office:value="15655" table:style-name="ce7">
            <text:p>15,655<text:s/></text:p>
          </table:table-cell>
          <table:table-cell office:value-type="float" office:value="16798" table:style-name="ce7">
            <text:p>16,798<text:s/></text:p>
          </table:table-cell>
          <table:table-cell office:value-type="float" office:value="4438" table:style-name="ce7">
            <text:p>4,438<text:s/></text:p>
          </table:table-cell>
          <table:table-cell office:value-type="float" office:value="8940" table:style-name="ce7">
            <text:p>8,940<text:s/></text:p>
          </table:table-cell>
          <table:table-cell office:value-type="float" office:value="3193" table:style-name="ce7">
            <text:p>3,193<text:s/></text:p>
          </table:table-cell>
          <table:table-cell office:value-type="float" office:value="7661" table:style-name="ce7">
            <text:p>7,661<text:s/></text:p>
          </table:table-cell>
          <table:table-cell office:value-type="float" office:value="7499" table:style-name="ce7">
            <text:p>7,499<text:s/></text:p>
          </table:table-cell>
          <table:table-cell office:value-type="float" office:value="6296" table:style-name="ce7">
            <text:p>6,296<text:s/></text:p>
          </table:table-cell>
          <table:table-cell office:value-type="float" office:value="25307" table:style-name="ce7">
            <text:p>25,307<text:s/></text:p>
          </table:table-cell>
          <table:table-cell office:value-type="float" office:value="3310" table:style-name="ce7">
            <text:p>3,310<text:s/></text:p>
          </table:table-cell>
          <table:table-cell office:value-type="float" office:value="10169" table:style-name="ce7">
            <text:p>10,169<text:s/></text:p>
          </table:table-cell>
          <table:table-cell office:value-type="float" office:value="12410" table:style-name="ce7">
            <text:p>12,410<text:s/></text:p>
          </table:table-cell>
          <table:table-cell office:value-type="float" office:value="14699" table:style-name="ce7">
            <text:p>14,699<text:s/></text:p>
          </table:table-cell>
          <table:table-cell office:value-type="float" office:value="18580" table:style-name="ce8">
            <text:p>18,580<text:s/></text:p>
          </table:table-cell>
          <table:table-cell office:value-type="float" office:value="14266" table:style-name="ce7">
            <text:p>14,266<text:s/></text:p>
          </table:table-cell>
          <table:table-cell office:value-type="float" office:value="9174" table:style-name="ce7">
            <text:p>9,174<text:s/></text:p>
          </table:table-cell>
          <table:table-cell office:value-type="float" office:value="23044" table:style-name="ce7">
            <text:p>23,044<text:s/></text:p>
          </table:table-cell>
          <table:table-cell office:value-type="float" office:value="14984" table:style-name="ce7">
            <text:p>14,984<text:s/></text:p>
          </table:table-cell>
          <table:table-cell office:value-type="float" office:value="30076" table:style-name="ce7">
            <text:p>30,076<text:s/></text:p>
          </table:table-cell>
          <table:table-cell office:value-type="float" office:value="23502" table:style-name="ce7">
            <text:p>23,502<text:s/></text:p>
          </table:table-cell>
          <table:table-cell office:value-type="float" office:value="8769" table:style-name="ce7">
            <text:p>8,769<text:s/></text:p>
          </table:table-cell>
          <table:table-cell office:value-type="float" office:value="31973" table:style-name="ce7">
            <text:p>31,973<text:s/></text:p>
          </table:table-cell>
          <table:table-cell office:value-type="float" office:value="23770" table:style-name="ce7">
            <text:p>23,770<text:s/></text:p>
          </table:table-cell>
          <table:table-cell office:value-type="float" office:value="20395" table:style-name="ce8">
            <text:p>20,395<text:s/></text:p>
          </table:table-cell>
          <table:table-cell office:value-type="float" office:value="18125" table:style-name="ce7">
            <text:p>18,125<text:s/></text:p>
          </table:table-cell>
          <table:table-cell office:value-type="float" office:value="23910" table:style-name="ce7">
            <text:p>23,910<text:s/></text:p>
          </table:table-cell>
          <table:table-cell office:value-type="float" office:value="127118" table:style-name="ce7">
            <text:p>127,118<text:s/></text:p>
          </table:table-cell>
          <table:table-cell office:value-type="float" office:value="42907" table:style-name="ce7">
            <text:p>42,907<text:s/></text:p>
          </table:table-cell>
          <table:table-cell office:value-type="float" office:value="21307" table:style-name="ce7">
            <text:p>21,307<text:s/></text:p>
          </table:table-cell>
          <table:table-cell office:value-type="float" office:value="20177" table:style-name="ce7">
            <text:p>20,177<text:s/></text:p>
          </table:table-cell>
          <table:table-cell office:value-type="float" office:value="22041" table:style-name="ce7">
            <text:p>22,041<text:s/></text:p>
          </table:table-cell>
          <table:table-cell office:value-type="float" office:value="22391" table:style-name="ce7">
            <text:p>22,391<text:s/></text:p>
          </table:table-cell>
          <table:table-cell office:value-type="float" office:value="22748" table:style-name="ce7">
            <text:p>22,748<text:s/></text:p>
          </table:table-cell>
          <table:table-cell office:value-type="float" office:value="21149" table:style-name="ce7">
            <text:p>21,149<text:s/></text:p>
          </table:table-cell>
          <table:table-cell office:value-type="float" office:value="11502" table:style-name="ce7">
            <text:p>11,502<text:s/></text:p>
          </table:table-cell>
          <table:table-cell office:value-type="float" office:value="27644" table:style-name="ce7">
            <text:p>27,644<text:s/></text:p>
          </table:table-cell>
          <table:table-cell office:value-type="float" office:value="6214" table:style-name="ce7">
            <text:p>6,214<text:s/></text:p>
          </table:table-cell>
          <table:table-cell office:value-type="float" office:value="7641" table:style-name="ce7">
            <text:p>7,641<text:s/></text:p>
          </table:table-cell>
          <table:table-cell office:value-type="float" office:value="16249" table:style-name="ce7">
            <text:p>16,249<text:s/></text:p>
          </table:table-cell>
          <table:table-cell office:value-type="float" office:value="3679" table:style-name="ce7">
            <text:p>3,679<text:s/></text:p>
          </table:table-cell>
          <table:table-cell office:value-type="float" office:value="3629" table:style-name="ce7">
            <text:p>3,629<text:s/></text:p>
          </table:table-cell>
          <table:table-cell office:value-type="float" office:value="3070" table:style-name="ce7">
            <text:p>3,070<text:s/></text:p>
          </table:table-cell>
          <table:table-cell office:value-type="float" office:value="11834" table:style-name="ce7">
            <text:p>11,834<text:s/></text:p>
          </table:table-cell>
          <table:table-cell office:value-type="float" office:value="9014" table:style-name="ce7">
            <text:p>9,014<text:s/></text:p>
          </table:table-cell>
          <table:table-cell office:value-type="float" office:value="12570" table:style-name="ce7">
            <text:p>12,570<text:s/></text:p>
          </table:table-cell>
          <table:table-cell office:value-type="float" office:value="27925" table:style-name="ce7">
            <text:p>27,925<text:s/></text:p>
          </table:table-cell>
          <table:table-cell office:value-type="float" office:value="8769" table:style-name="ce7">
            <text:p>8,769<text:s/></text:p>
          </table:table-cell>
          <table:table-cell office:value-type="float" office:value="12320" table:style-name="ce7">
            <text:p>12,320<text:s/></text:p>
          </table:table-cell>
          <table:table-cell office:value-type="float" office:value="8084" table:style-name="ce7">
            <text:p>8,084<text:s/></text:p>
          </table:table-cell>
          <table:table-cell office:value-type="float" office:value="21108" table:style-name="ce7">
            <text:p>21,108<text:s/></text:p>
          </table:table-cell>
          <table:table-cell office:value-type="float" office:value="22105" table:style-name="ce7">
            <text:p>22,105<text:s/></text:p>
          </table:table-cell>
          <table:table-cell office:value-type="float" office:value="24812" table:style-name="ce7">
            <text:p>24,812<text:s/></text:p>
          </table:table-cell>
          <table:table-cell office:value-type="float" office:value="38350" table:style-name="ce7">
            <text:p>38,350<text:s/></text:p>
          </table:table-cell>
          <table:table-cell office:value-type="float" office:value="34832" table:style-name="ce7">
            <text:p>34,832<text:s/></text:p>
          </table:table-cell>
          <table:table-cell office:value-type="float" office:value="26305" table:style-name="ce7">
            <text:p>26,305<text:s/></text:p>
          </table:table-cell>
          <table:table-cell office:value-type="float" office:value="24486" table:style-name="ce7">
            <text:p>24,486<text:s/></text:p>
          </table:table-cell>
          <table:table-cell office:value-type="float" office:value="61917" table:style-name="ce7">
            <text:p>61,917<text:s/></text:p>
          </table:table-cell>
          <table:table-cell office:value-type="float" office:value="20596" table:style-name="ce7">
            <text:p>20,596<text:s/></text:p>
          </table:table-cell>
          <table:table-cell office:value-type="float" office:value="31278" table:style-name="ce7">
            <text:p>31,278<text:s/></text:p>
          </table:table-cell>
          <table:table-cell office:value-type="float" office:value="31495" table:style-name="ce7">
            <text:p>31,495<text:s/></text:p>
          </table:table-cell>
          <table:table-cell office:value-type="float" office:value="20033" table:style-name="ce7">
            <text:p>20,033<text:s/></text:p>
          </table:table-cell>
          <table:table-cell office:value-type="float" office:value="58814" table:style-name="ce7">
            <text:p>58,814<text:s/></text:p>
          </table:table-cell>
          <table:table-cell office:value-type="float" office:value="17731" table:style-name="ce7">
            <text:p>17,731<text:s/></text:p>
          </table:table-cell>
          <table:table-cell office:value-type="float" office:value="15248" table:style-name="ce7">
            <text:p>15,248<text:s/></text:p>
          </table:table-cell>
          <table:table-cell office:value-type="float" office:value="13290" table:style-name="ce7">
            <text:p>13,290<text:s/></text:p>
          </table:table-cell>
          <table:table-cell office:value-type="float" office:value="19275" table:style-name="ce7">
            <text:p>19,275<text:s/></text:p>
          </table:table-cell>
          <table:table-cell office:value-type="float" office:value="12461" table:style-name="ce7">
            <text:p>12,461<text:s/></text:p>
          </table:table-cell>
          <table:table-cell office:value-type="float" office:value="39155" table:style-name="ce7">
            <text:p>39,155<text:s/></text:p>
          </table:table-cell>
          <table:table-cell office:value-type="float" office:value="19428" table:style-name="ce7">
            <text:p>19,428<text:s/></text:p>
          </table:table-cell>
          <table:table-cell office:value-type="float" office:value="7066" table:style-name="ce7">
            <text:p>7,066<text:s/></text:p>
          </table:table-cell>
          <table:table-cell office:value-type="float" office:value="13512" table:style-name="ce7">
            <text:p>13,512<text:s/></text:p>
          </table:table-cell>
          <table:table-cell office:value-type="float" office:value="38563" table:style-name="ce7">
            <text:p>38,563<text:s/></text:p>
          </table:table-cell>
          <table:table-cell office:value-type="float" office:value="22735" table:style-name="ce7">
            <text:p>22,735<text:s/></text:p>
          </table:table-cell>
          <table:table-cell office:value-type="float" office:value="23739" table:style-name="ce7">
            <text:p>23,739<text:s/></text:p>
          </table:table-cell>
          <table:table-cell office:value-type="float" office:value="24006" table:style-name="ce7">
            <text:p>24,006<text:s/></text:p>
          </table:table-cell>
          <table:table-cell office:value-type="float" office:value="8466" table:style-name="ce7">
            <text:p>8,466<text:s/></text:p>
          </table:table-cell>
          <table:table-cell office:value-type="float" office:value="10212" table:style-name="ce7">
            <text:p>10,212<text:s/></text:p>
          </table:table-cell>
          <table:table-cell office:value-type="float" office:value="4375" table:style-name="ce8">
            <text:p>4,375<text:s/></text:p>
          </table:table-cell>
          <table:table-cell office:value-type="float" office:value="5002" table:style-name="ce7">
            <text:p>5,002<text:s/></text:p>
          </table:table-cell>
          <table:table-cell office:value-type="float" office:value="7226" table:style-name="ce7">
            <text:p>7,226<text:s/></text:p>
          </table:table-cell>
          <table:table-cell office:value-type="float" office:value="9211" table:style-name="ce7">
            <text:p>9,211<text:s/></text:p>
          </table:table-cell>
          <table:table-cell office:value-type="float" office:value="9694" table:style-name="ce7">
            <text:p>9,694<text:s/></text:p>
          </table:table-cell>
          <table:table-cell office:value-type="float" office:value="10802" table:style-name="ce7">
            <text:p>10,802<text:s/></text:p>
          </table:table-cell>
          <table:table-cell office:value-type="float" office:value="16130" table:style-name="ce7">
            <text:p>16,130<text:s/></text:p>
          </table:table-cell>
          <table:table-cell office:value-type="float" office:value="28126" table:style-name="ce7">
            <text:p>28,126<text:s/></text:p>
          </table:table-cell>
          <table:table-cell office:value-type="float" office:value="22841" table:style-name="ce7">
            <text:p>22,841<text:s/></text:p>
          </table:table-cell>
          <table:table-cell office:value-type="float" office:value="12914" table:style-name="ce7">
            <text:p>12,914<text:s/></text:p>
          </table:table-cell>
          <table:table-cell office:value-type="float" office:value="10960" table:style-name="ce7">
            <text:p>10,960<text:s/></text:p>
          </table:table-cell>
          <table:table-cell office:value-type="float" office:value="11854" table:style-name="ce7">
            <text:p>11,854<text:s/></text:p>
          </table:table-cell>
          <table:table-cell office:value-type="float" office:value="11266" table:style-name="ce7">
            <text:p>11,266<text:s/></text:p>
          </table:table-cell>
          <table:table-cell office:value-type="float" office:value="10842" table:style-name="ce7">
            <text:p>10,842<text:s/></text:p>
          </table:table-cell>
          <table:table-cell office:value-type="float" office:value="9376" table:style-name="ce7">
            <text:p>9,376<text:s/></text:p>
          </table:table-cell>
          <table:table-cell office:value-type="float" office:value="8174" table:style-name="ce7">
            <text:p>8,17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04T00:00:00" table:style-name="ce6">
            <text:p>2023/7/4</text:p>
          </table:table-cell>
          <table:table-cell office:value-type="float" office:value="5233" table:style-name="ce7">
            <text:p>5,233<text:s/></text:p>
          </table:table-cell>
          <table:table-cell office:value-type="float" office:value="13670" table:style-name="ce7">
            <text:p>13,670<text:s/></text:p>
          </table:table-cell>
          <table:table-cell office:value-type="float" office:value="43752" table:style-name="ce7">
            <text:p>43,752<text:s/></text:p>
          </table:table-cell>
          <table:table-cell office:value-type="float" office:value="40881" table:style-name="ce7">
            <text:p>40,881<text:s/></text:p>
          </table:table-cell>
          <table:table-cell office:value-type="float" office:value="22574" table:style-name="ce7">
            <text:p>22,574<text:s/></text:p>
          </table:table-cell>
          <table:table-cell office:value-type="float" office:value="13227" table:style-name="ce7">
            <text:p>13,227<text:s/></text:p>
          </table:table-cell>
          <table:table-cell office:value-type="float" office:value="10323" table:style-name="ce7">
            <text:p>10,323<text:s/></text:p>
          </table:table-cell>
          <table:table-cell office:value-type="float" office:value="3869" table:style-name="ce7">
            <text:p>3,869<text:s/></text:p>
          </table:table-cell>
          <table:table-cell office:value-type="float" office:value="3123" table:style-name="ce7">
            <text:p>3,123<text:s/></text:p>
          </table:table-cell>
          <table:table-cell office:value-type="float" office:value="12191" table:style-name="ce7">
            <text:p>12,191<text:s/></text:p>
          </table:table-cell>
          <table:table-cell office:value-type="float" office:value="2007" table:style-name="ce7">
            <text:p>2,007<text:s/></text:p>
          </table:table-cell>
          <table:table-cell office:value-type="float" office:value="3682" table:style-name="ce7">
            <text:p>3,682<text:s/></text:p>
          </table:table-cell>
          <table:table-cell office:value-type="float" office:value="6152" table:style-name="ce7">
            <text:p>6,152<text:s/></text:p>
          </table:table-cell>
          <table:table-cell office:value-type="float" office:value="7397" table:style-name="ce7">
            <text:p>7,397<text:s/></text:p>
          </table:table-cell>
          <table:table-cell office:value-type="float" office:value="11671" table:style-name="ce7">
            <text:p>11,671<text:s/></text:p>
          </table:table-cell>
          <table:table-cell office:value-type="float" office:value="16089" table:style-name="ce7">
            <text:p>16,089<text:s/></text:p>
          </table:table-cell>
          <table:table-cell office:value-type="float" office:value="17452" table:style-name="ce7">
            <text:p>17,452<text:s/></text:p>
          </table:table-cell>
          <table:table-cell office:value-type="float" office:value="5014" table:style-name="ce7">
            <text:p>5,014<text:s/></text:p>
          </table:table-cell>
          <table:table-cell office:value-type="float" office:value="9107" table:style-name="ce7">
            <text:p>9,107<text:s/></text:p>
          </table:table-cell>
          <table:table-cell office:value-type="float" office:value="3376" table:style-name="ce7">
            <text:p>3,376<text:s/></text:p>
          </table:table-cell>
          <table:table-cell office:value-type="float" office:value="7830" table:style-name="ce7">
            <text:p>7,830<text:s/></text:p>
          </table:table-cell>
          <table:table-cell office:value-type="float" office:value="7633" table:style-name="ce7">
            <text:p>7,633<text:s/></text:p>
          </table:table-cell>
          <table:table-cell office:value-type="float" office:value="6512" table:style-name="ce7">
            <text:p>6,512<text:s/></text:p>
          </table:table-cell>
          <table:table-cell office:value-type="float" office:value="26088" table:style-name="ce7">
            <text:p>26,088<text:s/></text:p>
          </table:table-cell>
          <table:table-cell office:value-type="float" office:value="3384" table:style-name="ce7">
            <text:p>3,384<text:s/></text:p>
          </table:table-cell>
          <table:table-cell office:value-type="float" office:value="10636" table:style-name="ce7">
            <text:p>10,636<text:s/></text:p>
          </table:table-cell>
          <table:table-cell office:value-type="float" office:value="12446" table:style-name="ce7">
            <text:p>12,446<text:s/></text:p>
          </table:table-cell>
          <table:table-cell office:value-type="float" office:value="15115" table:style-name="ce7">
            <text:p>15,115<text:s/></text:p>
          </table:table-cell>
          <table:table-cell office:value-type="float" office:value="18693" table:style-name="ce8">
            <text:p>18,693<text:s/></text:p>
          </table:table-cell>
          <table:table-cell office:value-type="float" office:value="14705" table:style-name="ce7">
            <text:p>14,705<text:s/></text:p>
          </table:table-cell>
          <table:table-cell office:value-type="float" office:value="9523" table:style-name="ce7">
            <text:p>9,523<text:s/></text:p>
          </table:table-cell>
          <table:table-cell office:value-type="float" office:value="23986" table:style-name="ce7">
            <text:p>23,986<text:s/></text:p>
          </table:table-cell>
          <table:table-cell office:value-type="float" office:value="15485" table:style-name="ce7">
            <text:p>15,485<text:s/></text:p>
          </table:table-cell>
          <table:table-cell office:value-type="float" office:value="31605" table:style-name="ce7">
            <text:p>31,605<text:s/></text:p>
          </table:table-cell>
          <table:table-cell office:value-type="float" office:value="23227" table:style-name="ce7">
            <text:p>23,227<text:s/></text:p>
          </table:table-cell>
          <table:table-cell office:value-type="float" office:value="8898" table:style-name="ce7">
            <text:p>8,898<text:s/></text:p>
          </table:table-cell>
          <table:table-cell office:value-type="float" office:value="32935" table:style-name="ce7">
            <text:p>32,935<text:s/></text:p>
          </table:table-cell>
          <table:table-cell office:value-type="float" office:value="24797" table:style-name="ce7">
            <text:p>24,797<text:s/></text:p>
          </table:table-cell>
          <table:table-cell office:value-type="float" office:value="20779" table:style-name="ce8">
            <text:p>20,779<text:s/></text:p>
          </table:table-cell>
          <table:table-cell office:value-type="float" office:value="18204" table:style-name="ce7">
            <text:p>18,204<text:s/></text:p>
          </table:table-cell>
          <table:table-cell office:value-type="float" office:value="25071" table:style-name="ce7">
            <text:p>25,071<text:s/></text:p>
          </table:table-cell>
          <table:table-cell office:value-type="float" office:value="128891" table:style-name="ce7">
            <text:p>128,891<text:s/></text:p>
          </table:table-cell>
          <table:table-cell office:value-type="float" office:value="44570" table:style-name="ce7">
            <text:p>44,570<text:s/></text:p>
          </table:table-cell>
          <table:table-cell office:value-type="float" office:value="21983" table:style-name="ce7">
            <text:p>21,983<text:s/></text:p>
          </table:table-cell>
          <table:table-cell office:value-type="float" office:value="20542" table:style-name="ce7">
            <text:p>20,542<text:s/></text:p>
          </table:table-cell>
          <table:table-cell office:value-type="float" office:value="24040" table:style-name="ce7">
            <text:p>24,040<text:s/></text:p>
          </table:table-cell>
          <table:table-cell office:value-type="float" office:value="24448" table:style-name="ce7">
            <text:p>24,448<text:s/></text:p>
          </table:table-cell>
          <table:table-cell office:value-type="float" office:value="24311" table:style-name="ce7">
            <text:p>24,311<text:s/></text:p>
          </table:table-cell>
          <table:table-cell office:value-type="float" office:value="21613" table:style-name="ce7">
            <text:p>21,613<text:s/></text:p>
          </table:table-cell>
          <table:table-cell office:value-type="float" office:value="11750" table:style-name="ce7">
            <text:p>11,750<text:s/></text:p>
          </table:table-cell>
          <table:table-cell office:value-type="float" office:value="28072" table:style-name="ce7">
            <text:p>28,072<text:s/></text:p>
          </table:table-cell>
          <table:table-cell office:value-type="float" office:value="6566" table:style-name="ce7">
            <text:p>6,566<text:s/></text:p>
          </table:table-cell>
          <table:table-cell office:value-type="float" office:value="7674" table:style-name="ce7">
            <text:p>7,674<text:s/></text:p>
          </table:table-cell>
          <table:table-cell office:value-type="float" office:value="16958" table:style-name="ce7">
            <text:p>16,958<text:s/></text:p>
          </table:table-cell>
          <table:table-cell office:value-type="float" office:value="4134" table:style-name="ce7">
            <text:p>4,134<text:s/></text:p>
          </table:table-cell>
          <table:table-cell office:value-type="float" office:value="3736" table:style-name="ce7">
            <text:p>3,736<text:s/></text:p>
          </table:table-cell>
          <table:table-cell office:value-type="float" office:value="3004" table:style-name="ce7">
            <text:p>3,004<text:s/></text:p>
          </table:table-cell>
          <table:table-cell office:value-type="float" office:value="11770" table:style-name="ce7">
            <text:p>11,770<text:s/></text:p>
          </table:table-cell>
          <table:table-cell office:value-type="float" office:value="8863" table:style-name="ce7">
            <text:p>8,863<text:s/></text:p>
          </table:table-cell>
          <table:table-cell office:value-type="float" office:value="12783" table:style-name="ce7">
            <text:p>12,783<text:s/></text:p>
          </table:table-cell>
          <table:table-cell office:value-type="float" office:value="27958" table:style-name="ce7">
            <text:p>27,958<text:s/></text:p>
          </table:table-cell>
          <table:table-cell office:value-type="float" office:value="8875" table:style-name="ce7">
            <text:p>8,875<text:s/></text:p>
          </table:table-cell>
          <table:table-cell office:value-type="float" office:value="12625" table:style-name="ce7">
            <text:p>12,625<text:s/></text:p>
          </table:table-cell>
          <table:table-cell office:value-type="float" office:value="8055" table:style-name="ce7">
            <text:p>8,055<text:s/></text:p>
          </table:table-cell>
          <table:table-cell office:value-type="float" office:value="21719" table:style-name="ce7">
            <text:p>21,719<text:s/></text:p>
          </table:table-cell>
          <table:table-cell office:value-type="float" office:value="22936" table:style-name="ce7">
            <text:p>22,936<text:s/></text:p>
          </table:table-cell>
          <table:table-cell office:value-type="float" office:value="25508" table:style-name="ce7">
            <text:p>25,508<text:s/></text:p>
          </table:table-cell>
          <table:table-cell office:value-type="float" office:value="38914" table:style-name="ce7">
            <text:p>38,914<text:s/></text:p>
          </table:table-cell>
          <table:table-cell office:value-type="float" office:value="35546" table:style-name="ce7">
            <text:p>35,546<text:s/></text:p>
          </table:table-cell>
          <table:table-cell office:value-type="float" office:value="26578" table:style-name="ce7">
            <text:p>26,578<text:s/></text:p>
          </table:table-cell>
          <table:table-cell office:value-type="float" office:value="24804" table:style-name="ce7">
            <text:p>24,804<text:s/></text:p>
          </table:table-cell>
          <table:table-cell office:value-type="float" office:value="62428" table:style-name="ce7">
            <text:p>62,428<text:s/></text:p>
          </table:table-cell>
          <table:table-cell office:value-type="float" office:value="20972" table:style-name="ce7">
            <text:p>20,972<text:s/></text:p>
          </table:table-cell>
          <table:table-cell office:value-type="float" office:value="32299" table:style-name="ce7">
            <text:p>32,299<text:s/></text:p>
          </table:table-cell>
          <table:table-cell office:value-type="float" office:value="33283" table:style-name="ce7">
            <text:p>33,283<text:s/></text:p>
          </table:table-cell>
          <table:table-cell office:value-type="float" office:value="20620" table:style-name="ce7">
            <text:p>20,620<text:s/></text:p>
          </table:table-cell>
          <table:table-cell office:value-type="float" office:value="59999" table:style-name="ce7">
            <text:p>59,999<text:s/></text:p>
          </table:table-cell>
          <table:table-cell office:value-type="float" office:value="18498" table:style-name="ce7">
            <text:p>18,498<text:s/></text:p>
          </table:table-cell>
          <table:table-cell office:value-type="float" office:value="15607" table:style-name="ce7">
            <text:p>15,607<text:s/></text:p>
          </table:table-cell>
          <table:table-cell office:value-type="float" office:value="13424" table:style-name="ce7">
            <text:p>13,424<text:s/></text:p>
          </table:table-cell>
          <table:table-cell office:value-type="float" office:value="19784" table:style-name="ce7">
            <text:p>19,784<text:s/></text:p>
          </table:table-cell>
          <table:table-cell office:value-type="float" office:value="12728" table:style-name="ce7">
            <text:p>12,728<text:s/></text:p>
          </table:table-cell>
          <table:table-cell office:value-type="float" office:value="30267" table:style-name="ce7">
            <text:p>30,267<text:s/></text:p>
          </table:table-cell>
          <table:table-cell office:value-type="float" office:value="19800" table:style-name="ce7">
            <text:p>19,800<text:s/></text:p>
          </table:table-cell>
          <table:table-cell office:value-type="float" office:value="7801" table:style-name="ce7">
            <text:p>7,801<text:s/></text:p>
          </table:table-cell>
          <table:table-cell office:value-type="float" office:value="13938" table:style-name="ce7">
            <text:p>13,938<text:s/></text:p>
          </table:table-cell>
          <table:table-cell office:value-type="float" office:value="39484" table:style-name="ce7">
            <text:p>39,484<text:s/></text:p>
          </table:table-cell>
          <table:table-cell office:value-type="float" office:value="23642" table:style-name="ce7">
            <text:p>23,642<text:s/></text:p>
          </table:table-cell>
          <table:table-cell office:value-type="float" office:value="24735" table:style-name="ce7">
            <text:p>24,735<text:s/></text:p>
          </table:table-cell>
          <table:table-cell office:value-type="float" office:value="24492" table:style-name="ce7">
            <text:p>24,492<text:s/></text:p>
          </table:table-cell>
          <table:table-cell office:value-type="float" office:value="8566" table:style-name="ce7">
            <text:p>8,566<text:s/></text:p>
          </table:table-cell>
          <table:table-cell office:value-type="float" office:value="10168" table:style-name="ce7">
            <text:p>10,168<text:s/></text:p>
          </table:table-cell>
          <table:table-cell office:value-type="float" office:value="4440" table:style-name="ce8">
            <text:p>4,440<text:s/></text:p>
          </table:table-cell>
          <table:table-cell office:value-type="float" office:value="5061" table:style-name="ce7">
            <text:p>5,061<text:s/></text:p>
          </table:table-cell>
          <table:table-cell office:value-type="float" office:value="7359" table:style-name="ce7">
            <text:p>7,359<text:s/></text:p>
          </table:table-cell>
          <table:table-cell office:value-type="float" office:value="9881" table:style-name="ce7">
            <text:p>9,881<text:s/></text:p>
          </table:table-cell>
          <table:table-cell office:value-type="float" office:value="9947" table:style-name="ce7">
            <text:p>9,947<text:s/></text:p>
          </table:table-cell>
          <table:table-cell office:value-type="float" office:value="11042" table:style-name="ce7">
            <text:p>11,042<text:s/></text:p>
          </table:table-cell>
          <table:table-cell office:value-type="float" office:value="16278" table:style-name="ce7">
            <text:p>16,278<text:s/></text:p>
          </table:table-cell>
          <table:table-cell office:value-type="float" office:value="27959" table:style-name="ce7">
            <text:p>27,959<text:s/></text:p>
          </table:table-cell>
          <table:table-cell office:value-type="float" office:value="23773" table:style-name="ce7">
            <text:p>23,773<text:s/></text:p>
          </table:table-cell>
          <table:table-cell office:value-type="float" office:value="12972" table:style-name="ce7">
            <text:p>12,972<text:s/></text:p>
          </table:table-cell>
          <table:table-cell office:value-type="float" office:value="11227" table:style-name="ce7">
            <text:p>11,227<text:s/></text:p>
          </table:table-cell>
          <table:table-cell office:value-type="float" office:value="12139" table:style-name="ce7">
            <text:p>12,139<text:s/></text:p>
          </table:table-cell>
          <table:table-cell office:value-type="float" office:value="11234" table:style-name="ce7">
            <text:p>11,234<text:s/></text:p>
          </table:table-cell>
          <table:table-cell office:value-type="float" office:value="11050" table:style-name="ce7">
            <text:p>11,050<text:s/></text:p>
          </table:table-cell>
          <table:table-cell office:value-type="float" office:value="9607" table:style-name="ce7">
            <text:p>9,607<text:s/></text:p>
          </table:table-cell>
          <table:table-cell office:value-type="float" office:value="8400" table:style-name="ce7">
            <text:p>8,40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05T00:00:00" table:style-name="ce6">
            <text:p>2023/7/5</text:p>
          </table:table-cell>
          <table:table-cell office:value-type="float" office:value="5257" table:style-name="ce7">
            <text:p>5,257<text:s/></text:p>
          </table:table-cell>
          <table:table-cell office:value-type="float" office:value="13800" table:style-name="ce7">
            <text:p>13,800<text:s/></text:p>
          </table:table-cell>
          <table:table-cell office:value-type="float" office:value="44341" table:style-name="ce7">
            <text:p>44,341<text:s/></text:p>
          </table:table-cell>
          <table:table-cell office:value-type="float" office:value="41823" table:style-name="ce7">
            <text:p>41,823<text:s/></text:p>
          </table:table-cell>
          <table:table-cell office:value-type="float" office:value="22923" table:style-name="ce7">
            <text:p>22,923<text:s/></text:p>
          </table:table-cell>
          <table:table-cell office:value-type="float" office:value="13583" table:style-name="ce7">
            <text:p>13,583<text:s/></text:p>
          </table:table-cell>
          <table:table-cell office:value-type="float" office:value="10416" table:style-name="ce7">
            <text:p>10,416<text:s/></text:p>
          </table:table-cell>
          <table:table-cell office:value-type="float" office:value="3800" table:style-name="ce7">
            <text:p>3,800<text:s/></text:p>
          </table:table-cell>
          <table:table-cell office:value-type="float" office:value="3153" table:style-name="ce7">
            <text:p>3,153<text:s/></text:p>
          </table:table-cell>
          <table:table-cell office:value-type="float" office:value="11936" table:style-name="ce7">
            <text:p>11,936<text:s/></text:p>
          </table:table-cell>
          <table:table-cell office:value-type="float" office:value="2064" table:style-name="ce7">
            <text:p>2,064<text:s/></text:p>
          </table:table-cell>
          <table:table-cell office:value-type="float" office:value="3729" table:style-name="ce7">
            <text:p>3,729<text:s/></text:p>
          </table:table-cell>
          <table:table-cell office:value-type="float" office:value="5969" table:style-name="ce7">
            <text:p>5,969<text:s/></text:p>
          </table:table-cell>
          <table:table-cell office:value-type="float" office:value="7527" table:style-name="ce7">
            <text:p>7,527<text:s/></text:p>
          </table:table-cell>
          <table:table-cell office:value-type="float" office:value="11934" table:style-name="ce7">
            <text:p>11,934<text:s/></text:p>
          </table:table-cell>
          <table:table-cell office:value-type="float" office:value="16301" table:style-name="ce7">
            <text:p>16,301<text:s/></text:p>
          </table:table-cell>
          <table:table-cell office:value-type="float" office:value="17413" table:style-name="ce7">
            <text:p>17,413<text:s/></text:p>
          </table:table-cell>
          <table:table-cell office:value-type="float" office:value="4720" table:style-name="ce7">
            <text:p>4,720<text:s/></text:p>
          </table:table-cell>
          <table:table-cell office:value-type="float" office:value="9626" table:style-name="ce7">
            <text:p>9,626<text:s/></text:p>
          </table:table-cell>
          <table:table-cell office:value-type="float" office:value="3139" table:style-name="ce7">
            <text:p>3,139<text:s/></text:p>
          </table:table-cell>
          <table:table-cell office:value-type="float" office:value="7973" table:style-name="ce7">
            <text:p>7,973<text:s/></text:p>
          </table:table-cell>
          <table:table-cell office:value-type="float" office:value="7724" table:style-name="ce7">
            <text:p>7,724<text:s/></text:p>
          </table:table-cell>
          <table:table-cell office:value-type="float" office:value="6632" table:style-name="ce7">
            <text:p>6,632<text:s/></text:p>
          </table:table-cell>
          <table:table-cell office:value-type="float" office:value="26749" table:style-name="ce7">
            <text:p>26,749<text:s/></text:p>
          </table:table-cell>
          <table:table-cell office:value-type="float" office:value="3375" table:style-name="ce7">
            <text:p>3,375<text:s/></text:p>
          </table:table-cell>
          <table:table-cell office:value-type="float" office:value="10778" table:style-name="ce7">
            <text:p>10,778<text:s/></text:p>
          </table:table-cell>
          <table:table-cell office:value-type="float" office:value="12450" table:style-name="ce7">
            <text:p>12,450<text:s/></text:p>
          </table:table-cell>
          <table:table-cell office:value-type="float" office:value="15418" table:style-name="ce7">
            <text:p>15,418<text:s/></text:p>
          </table:table-cell>
          <table:table-cell office:value-type="float" office:value="18835" table:style-name="ce8">
            <text:p>18,835<text:s/></text:p>
          </table:table-cell>
          <table:table-cell office:value-type="float" office:value="14808" table:style-name="ce7">
            <text:p>14,808<text:s/></text:p>
          </table:table-cell>
          <table:table-cell office:value-type="float" office:value="9517" table:style-name="ce7">
            <text:p>9,517<text:s/></text:p>
          </table:table-cell>
          <table:table-cell office:value-type="float" office:value="24337" table:style-name="ce7">
            <text:p>24,337<text:s/></text:p>
          </table:table-cell>
          <table:table-cell office:value-type="float" office:value="15807" table:style-name="ce7">
            <text:p>15,807<text:s/></text:p>
          </table:table-cell>
          <table:table-cell office:value-type="float" office:value="31422" table:style-name="ce7">
            <text:p>31,422<text:s/></text:p>
          </table:table-cell>
          <table:table-cell office:value-type="float" office:value="23777" table:style-name="ce7">
            <text:p>23,777<text:s/></text:p>
          </table:table-cell>
          <table:table-cell office:value-type="float" office:value="8774" table:style-name="ce7">
            <text:p>8,774<text:s/></text:p>
          </table:table-cell>
          <table:table-cell office:value-type="float" office:value="33136" table:style-name="ce7">
            <text:p>33,136<text:s/></text:p>
          </table:table-cell>
          <table:table-cell office:value-type="float" office:value="24900" table:style-name="ce7">
            <text:p>24,900<text:s/></text:p>
          </table:table-cell>
          <table:table-cell office:value-type="float" office:value="20933" table:style-name="ce8">
            <text:p>20,933<text:s/></text:p>
          </table:table-cell>
          <table:table-cell office:value-type="float" office:value="18776" table:style-name="ce7">
            <text:p>18,776<text:s/></text:p>
          </table:table-cell>
          <table:table-cell office:value-type="float" office:value="24837" table:style-name="ce7">
            <text:p>24,837<text:s/></text:p>
          </table:table-cell>
          <table:table-cell office:value-type="float" office:value="130662" table:style-name="ce7">
            <text:p>130,662<text:s/></text:p>
          </table:table-cell>
          <table:table-cell office:value-type="float" office:value="46699" table:style-name="ce7">
            <text:p>46,699<text:s/></text:p>
          </table:table-cell>
          <table:table-cell office:value-type="float" office:value="23089" table:style-name="ce7">
            <text:p>23,089<text:s/></text:p>
          </table:table-cell>
          <table:table-cell office:value-type="float" office:value="20883" table:style-name="ce7">
            <text:p>20,883<text:s/></text:p>
          </table:table-cell>
          <table:table-cell office:value-type="float" office:value="23938" table:style-name="ce7">
            <text:p>23,938<text:s/></text:p>
          </table:table-cell>
          <table:table-cell office:value-type="float" office:value="24958" table:style-name="ce7">
            <text:p>24,958<text:s/></text:p>
          </table:table-cell>
          <table:table-cell office:value-type="float" office:value="24191" table:style-name="ce7">
            <text:p>24,191<text:s/></text:p>
          </table:table-cell>
          <table:table-cell office:value-type="float" office:value="22133" table:style-name="ce7">
            <text:p>22,133<text:s/></text:p>
          </table:table-cell>
          <table:table-cell office:value-type="float" office:value="11683" table:style-name="ce7">
            <text:p>11,683<text:s/></text:p>
          </table:table-cell>
          <table:table-cell office:value-type="float" office:value="28502" table:style-name="ce7">
            <text:p>28,502<text:s/></text:p>
          </table:table-cell>
          <table:table-cell office:value-type="float" office:value="6564" table:style-name="ce7">
            <text:p>6,564<text:s/></text:p>
          </table:table-cell>
          <table:table-cell office:value-type="float" office:value="7823" table:style-name="ce7">
            <text:p>7,823<text:s/></text:p>
          </table:table-cell>
          <table:table-cell office:value-type="float" office:value="16694" table:style-name="ce7">
            <text:p>16,694<text:s/></text:p>
          </table:table-cell>
          <table:table-cell office:value-type="float" office:value="4225" table:style-name="ce7">
            <text:p>4,225<text:s/></text:p>
          </table:table-cell>
          <table:table-cell office:value-type="float" office:value="3734" table:style-name="ce7">
            <text:p>3,734<text:s/></text:p>
          </table:table-cell>
          <table:table-cell office:value-type="float" office:value="3089" table:style-name="ce7">
            <text:p>3,089<text:s/></text:p>
          </table:table-cell>
          <table:table-cell office:value-type="float" office:value="11771" table:style-name="ce7">
            <text:p>11,771<text:s/></text:p>
          </table:table-cell>
          <table:table-cell office:value-type="float" office:value="9100" table:style-name="ce7">
            <text:p>9,100<text:s/></text:p>
          </table:table-cell>
          <table:table-cell office:value-type="float" office:value="12976" table:style-name="ce7">
            <text:p>12,976<text:s/></text:p>
          </table:table-cell>
          <table:table-cell office:value-type="float" office:value="28358" table:style-name="ce7">
            <text:p>28,358<text:s/></text:p>
          </table:table-cell>
          <table:table-cell office:value-type="float" office:value="8867" table:style-name="ce7">
            <text:p>8,867<text:s/></text:p>
          </table:table-cell>
          <table:table-cell office:value-type="float" office:value="12785" table:style-name="ce7">
            <text:p>12,785<text:s/></text:p>
          </table:table-cell>
          <table:table-cell office:value-type="float" office:value="8244" table:style-name="ce7">
            <text:p>8,244<text:s/></text:p>
          </table:table-cell>
          <table:table-cell office:value-type="float" office:value="21882" table:style-name="ce7">
            <text:p>21,882<text:s/></text:p>
          </table:table-cell>
          <table:table-cell office:value-type="float" office:value="22900" table:style-name="ce7">
            <text:p>22,900<text:s/></text:p>
          </table:table-cell>
          <table:table-cell office:value-type="float" office:value="25723" table:style-name="ce7">
            <text:p>25,723<text:s/></text:p>
          </table:table-cell>
          <table:table-cell office:value-type="float" office:value="39246" table:style-name="ce7">
            <text:p>39,246<text:s/></text:p>
          </table:table-cell>
          <table:table-cell office:value-type="float" office:value="35892" table:style-name="ce7">
            <text:p>35,892<text:s/></text:p>
          </table:table-cell>
          <table:table-cell office:value-type="float" office:value="27124" table:style-name="ce7">
            <text:p>27,124<text:s/></text:p>
          </table:table-cell>
          <table:table-cell office:value-type="float" office:value="25439" table:style-name="ce7">
            <text:p>25,439<text:s/></text:p>
          </table:table-cell>
          <table:table-cell office:value-type="float" office:value="63933" table:style-name="ce7">
            <text:p>63,933<text:s/></text:p>
          </table:table-cell>
          <table:table-cell office:value-type="float" office:value="22007" table:style-name="ce7">
            <text:p>22,007<text:s/></text:p>
          </table:table-cell>
          <table:table-cell office:value-type="float" office:value="32348" table:style-name="ce7">
            <text:p>32,348<text:s/></text:p>
          </table:table-cell>
          <table:table-cell office:value-type="float" office:value="33777" table:style-name="ce7">
            <text:p>33,777<text:s/></text:p>
          </table:table-cell>
          <table:table-cell office:value-type="float" office:value="21405" table:style-name="ce7">
            <text:p>21,405<text:s/></text:p>
          </table:table-cell>
          <table:table-cell office:value-type="float" office:value="61439" table:style-name="ce7">
            <text:p>61,439<text:s/></text:p>
          </table:table-cell>
          <table:table-cell office:value-type="float" office:value="18802" table:style-name="ce7">
            <text:p>18,802<text:s/></text:p>
          </table:table-cell>
          <table:table-cell office:value-type="float" office:value="16007" table:style-name="ce7">
            <text:p>16,007<text:s/></text:p>
          </table:table-cell>
          <table:table-cell office:value-type="float" office:value="13783" table:style-name="ce7">
            <text:p>13,783<text:s/></text:p>
          </table:table-cell>
          <table:table-cell office:value-type="float" office:value="20309" table:style-name="ce7">
            <text:p>20,309<text:s/></text:p>
          </table:table-cell>
          <table:table-cell office:value-type="float" office:value="12844" table:style-name="ce7">
            <text:p>12,844<text:s/></text:p>
          </table:table-cell>
          <table:table-cell office:value-type="float" office:value="29064" table:style-name="ce7">
            <text:p>29,064<text:s/></text:p>
          </table:table-cell>
          <table:table-cell office:value-type="float" office:value="20257" table:style-name="ce7">
            <text:p>20,257<text:s/></text:p>
          </table:table-cell>
          <table:table-cell office:value-type="float" office:value="7444" table:style-name="ce7">
            <text:p>7,444<text:s/></text:p>
          </table:table-cell>
          <table:table-cell office:value-type="float" office:value="19702" table:style-name="ce7">
            <text:p>19,702<text:s/></text:p>
          </table:table-cell>
          <table:table-cell office:value-type="float" office:value="40245" table:style-name="ce7">
            <text:p>40,245<text:s/></text:p>
          </table:table-cell>
          <table:table-cell office:value-type="float" office:value="27318" table:style-name="ce7">
            <text:p>27,318<text:s/></text:p>
          </table:table-cell>
          <table:table-cell office:value-type="float" office:value="24726" table:style-name="ce7">
            <text:p>24,726<text:s/></text:p>
          </table:table-cell>
          <table:table-cell office:value-type="float" office:value="25225" table:style-name="ce7">
            <text:p>25,225<text:s/></text:p>
          </table:table-cell>
          <table:table-cell office:value-type="float" office:value="8413" table:style-name="ce7">
            <text:p>8,413<text:s/></text:p>
          </table:table-cell>
          <table:table-cell office:value-type="float" office:value="10353" table:style-name="ce7">
            <text:p>10,353<text:s/></text:p>
          </table:table-cell>
          <table:table-cell office:value-type="float" office:value="4513" table:style-name="ce8">
            <text:p>4,513<text:s/></text:p>
          </table:table-cell>
          <table:table-cell office:value-type="float" office:value="5043" table:style-name="ce7">
            <text:p>5,043<text:s/></text:p>
          </table:table-cell>
          <table:table-cell office:value-type="float" office:value="7530" table:style-name="ce7">
            <text:p>7,530<text:s/></text:p>
          </table:table-cell>
          <table:table-cell office:value-type="float" office:value="9389" table:style-name="ce7">
            <text:p>9,389<text:s/></text:p>
          </table:table-cell>
          <table:table-cell office:value-type="float" office:value="10577" table:style-name="ce7">
            <text:p>10,577<text:s/></text:p>
          </table:table-cell>
          <table:table-cell office:value-type="float" office:value="12380" table:style-name="ce7">
            <text:p>12,380<text:s/></text:p>
          </table:table-cell>
          <table:table-cell office:value-type="float" office:value="17202" table:style-name="ce7">
            <text:p>17,202<text:s/></text:p>
          </table:table-cell>
          <table:table-cell office:value-type="float" office:value="28725" table:style-name="ce7">
            <text:p>28,725<text:s/></text:p>
          </table:table-cell>
          <table:table-cell office:value-type="float" office:value="24268" table:style-name="ce7">
            <text:p>24,268<text:s/></text:p>
          </table:table-cell>
          <table:table-cell office:value-type="float" office:value="13169" table:style-name="ce7">
            <text:p>13,169<text:s/></text:p>
          </table:table-cell>
          <table:table-cell office:value-type="float" office:value="11390" table:style-name="ce7">
            <text:p>11,390<text:s/></text:p>
          </table:table-cell>
          <table:table-cell office:value-type="float" office:value="12160" table:style-name="ce7">
            <text:p>12,160<text:s/></text:p>
          </table:table-cell>
          <table:table-cell office:value-type="float" office:value="11374" table:style-name="ce7">
            <text:p>11,374<text:s/></text:p>
          </table:table-cell>
          <table:table-cell office:value-type="float" office:value="11460" table:style-name="ce7">
            <text:p>11,460<text:s/></text:p>
          </table:table-cell>
          <table:table-cell office:value-type="float" office:value="9596" table:style-name="ce7">
            <text:p>9,596<text:s/></text:p>
          </table:table-cell>
          <table:table-cell office:value-type="float" office:value="8331" table:style-name="ce7">
            <text:p>8,33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06T00:00:00" table:style-name="ce6">
            <text:p>2023/7/6</text:p>
          </table:table-cell>
          <table:table-cell office:value-type="float" office:value="5152" table:style-name="ce7">
            <text:p>5,152<text:s/></text:p>
          </table:table-cell>
          <table:table-cell office:value-type="float" office:value="13761" table:style-name="ce7">
            <text:p>13,761<text:s/></text:p>
          </table:table-cell>
          <table:table-cell office:value-type="float" office:value="44048" table:style-name="ce7">
            <text:p>44,048<text:s/></text:p>
          </table:table-cell>
          <table:table-cell office:value-type="float" office:value="41726" table:style-name="ce7">
            <text:p>41,726<text:s/></text:p>
          </table:table-cell>
          <table:table-cell office:value-type="float" office:value="22747" table:style-name="ce7">
            <text:p>22,747<text:s/></text:p>
          </table:table-cell>
          <table:table-cell office:value-type="float" office:value="13035" table:style-name="ce7">
            <text:p>13,035<text:s/></text:p>
          </table:table-cell>
          <table:table-cell office:value-type="float" office:value="10257" table:style-name="ce7">
            <text:p>10,257<text:s/></text:p>
          </table:table-cell>
          <table:table-cell office:value-type="float" office:value="3890" table:style-name="ce7">
            <text:p>3,890<text:s/></text:p>
          </table:table-cell>
          <table:table-cell office:value-type="float" office:value="3219" table:style-name="ce7">
            <text:p>3,219<text:s/></text:p>
          </table:table-cell>
          <table:table-cell office:value-type="float" office:value="11725" table:style-name="ce7">
            <text:p>11,725<text:s/></text:p>
          </table:table-cell>
          <table:table-cell office:value-type="float" office:value="1909" table:style-name="ce7">
            <text:p>1,909<text:s/></text:p>
          </table:table-cell>
          <table:table-cell office:value-type="float" office:value="3635" table:style-name="ce7">
            <text:p>3,635<text:s/></text:p>
          </table:table-cell>
          <table:table-cell office:value-type="float" office:value="5863" table:style-name="ce7">
            <text:p>5,863<text:s/></text:p>
          </table:table-cell>
          <table:table-cell office:value-type="float" office:value="7439" table:style-name="ce7">
            <text:p>7,439<text:s/></text:p>
          </table:table-cell>
          <table:table-cell office:value-type="float" office:value="12373" table:style-name="ce7">
            <text:p>12,373<text:s/></text:p>
          </table:table-cell>
          <table:table-cell office:value-type="float" office:value="16257" table:style-name="ce7">
            <text:p>16,257<text:s/></text:p>
          </table:table-cell>
          <table:table-cell office:value-type="float" office:value="17200" table:style-name="ce7">
            <text:p>17,200<text:s/></text:p>
          </table:table-cell>
          <table:table-cell office:value-type="float" office:value="4751" table:style-name="ce7">
            <text:p>4,751<text:s/></text:p>
          </table:table-cell>
          <table:table-cell office:value-type="float" office:value="9463" table:style-name="ce7">
            <text:p>9,463<text:s/></text:p>
          </table:table-cell>
          <table:table-cell office:value-type="float" office:value="3184" table:style-name="ce7">
            <text:p>3,184<text:s/></text:p>
          </table:table-cell>
          <table:table-cell office:value-type="float" office:value="7696" table:style-name="ce7">
            <text:p>7,696<text:s/></text:p>
          </table:table-cell>
          <table:table-cell office:value-type="float" office:value="8034" table:style-name="ce7">
            <text:p>8,034<text:s/></text:p>
          </table:table-cell>
          <table:table-cell office:value-type="float" office:value="6729" table:style-name="ce7">
            <text:p>6,729<text:s/></text:p>
          </table:table-cell>
          <table:table-cell office:value-type="float" office:value="26576" table:style-name="ce7">
            <text:p>26,576<text:s/></text:p>
          </table:table-cell>
          <table:table-cell office:value-type="float" office:value="3505" table:style-name="ce7">
            <text:p>3,505<text:s/></text:p>
          </table:table-cell>
          <table:table-cell office:value-type="float" office:value="10960" table:style-name="ce7">
            <text:p>10,960<text:s/></text:p>
          </table:table-cell>
          <table:table-cell office:value-type="float" office:value="12701" table:style-name="ce7">
            <text:p>12,701<text:s/></text:p>
          </table:table-cell>
          <table:table-cell office:value-type="float" office:value="15103" table:style-name="ce7">
            <text:p>15,103<text:s/></text:p>
          </table:table-cell>
          <table:table-cell office:value-type="float" office:value="19175" table:style-name="ce8">
            <text:p>19,175<text:s/></text:p>
          </table:table-cell>
          <table:table-cell office:value-type="float" office:value="14553" table:style-name="ce7">
            <text:p>14,553<text:s/></text:p>
          </table:table-cell>
          <table:table-cell office:value-type="float" office:value="9496" table:style-name="ce7">
            <text:p>9,496<text:s/></text:p>
          </table:table-cell>
          <table:table-cell office:value-type="float" office:value="23699" table:style-name="ce7">
            <text:p>23,699<text:s/></text:p>
          </table:table-cell>
          <table:table-cell office:value-type="float" office:value="15432" table:style-name="ce7">
            <text:p>15,432<text:s/></text:p>
          </table:table-cell>
          <table:table-cell office:value-type="float" office:value="31459" table:style-name="ce7">
            <text:p>31,459<text:s/></text:p>
          </table:table-cell>
          <table:table-cell office:value-type="float" office:value="23551" table:style-name="ce7">
            <text:p>23,551<text:s/></text:p>
          </table:table-cell>
          <table:table-cell office:value-type="float" office:value="8910" table:style-name="ce7">
            <text:p>8,910<text:s/></text:p>
          </table:table-cell>
          <table:table-cell office:value-type="float" office:value="32663" table:style-name="ce7">
            <text:p>32,663<text:s/></text:p>
          </table:table-cell>
          <table:table-cell office:value-type="float" office:value="24805" table:style-name="ce7">
            <text:p>24,805<text:s/></text:p>
          </table:table-cell>
          <table:table-cell office:value-type="float" office:value="20806" table:style-name="ce8">
            <text:p>20,806<text:s/></text:p>
          </table:table-cell>
          <table:table-cell office:value-type="float" office:value="18401" table:style-name="ce7">
            <text:p>18,401<text:s/></text:p>
          </table:table-cell>
          <table:table-cell office:value-type="float" office:value="24154" table:style-name="ce7">
            <text:p>24,154<text:s/></text:p>
          </table:table-cell>
          <table:table-cell office:value-type="float" office:value="135171" table:style-name="ce7">
            <text:p>135,171<text:s/></text:p>
          </table:table-cell>
          <table:table-cell office:value-type="float" office:value="45932" table:style-name="ce7">
            <text:p>45,932<text:s/></text:p>
          </table:table-cell>
          <table:table-cell office:value-type="float" office:value="21712" table:style-name="ce7">
            <text:p>21,712<text:s/></text:p>
          </table:table-cell>
          <table:table-cell office:value-type="float" office:value="20738" table:style-name="ce7">
            <text:p>20,738<text:s/></text:p>
          </table:table-cell>
          <table:table-cell office:value-type="float" office:value="23753" table:style-name="ce7">
            <text:p>23,753<text:s/></text:p>
          </table:table-cell>
          <table:table-cell office:value-type="float" office:value="24996" table:style-name="ce7">
            <text:p>24,996<text:s/></text:p>
          </table:table-cell>
          <table:table-cell office:value-type="float" office:value="24236" table:style-name="ce7">
            <text:p>24,236<text:s/></text:p>
          </table:table-cell>
          <table:table-cell office:value-type="float" office:value="21752" table:style-name="ce7">
            <text:p>21,752<text:s/></text:p>
          </table:table-cell>
          <table:table-cell office:value-type="float" office:value="11469" table:style-name="ce7">
            <text:p>11,469<text:s/></text:p>
          </table:table-cell>
          <table:table-cell office:value-type="float" office:value="27782" table:style-name="ce7">
            <text:p>27,782<text:s/></text:p>
          </table:table-cell>
          <table:table-cell office:value-type="float" office:value="6264" table:style-name="ce7">
            <text:p>6,264<text:s/></text:p>
          </table:table-cell>
          <table:table-cell office:value-type="float" office:value="7803" table:style-name="ce7">
            <text:p>7,803<text:s/></text:p>
          </table:table-cell>
          <table:table-cell office:value-type="float" office:value="16577" table:style-name="ce7">
            <text:p>16,577<text:s/></text:p>
          </table:table-cell>
          <table:table-cell office:value-type="float" office:value="4112" table:style-name="ce7">
            <text:p>4,112<text:s/></text:p>
          </table:table-cell>
          <table:table-cell office:value-type="float" office:value="3703" table:style-name="ce7">
            <text:p>3,703<text:s/></text:p>
          </table:table-cell>
          <table:table-cell office:value-type="float" office:value="3019" table:style-name="ce7">
            <text:p>3,019<text:s/></text:p>
          </table:table-cell>
          <table:table-cell office:value-type="float" office:value="11692" table:style-name="ce7">
            <text:p>11,692<text:s/></text:p>
          </table:table-cell>
          <table:table-cell office:value-type="float" office:value="8953" table:style-name="ce7">
            <text:p>8,953<text:s/></text:p>
          </table:table-cell>
          <table:table-cell office:value-type="float" office:value="12670" table:style-name="ce7">
            <text:p>12,670<text:s/></text:p>
          </table:table-cell>
          <table:table-cell office:value-type="float" office:value="27933" table:style-name="ce7">
            <text:p>27,933<text:s/></text:p>
          </table:table-cell>
          <table:table-cell office:value-type="float" office:value="8927" table:style-name="ce7">
            <text:p>8,927<text:s/></text:p>
          </table:table-cell>
          <table:table-cell office:value-type="float" office:value="12632" table:style-name="ce7">
            <text:p>12,632<text:s/></text:p>
          </table:table-cell>
          <table:table-cell office:value-type="float" office:value="7991" table:style-name="ce7">
            <text:p>7,991<text:s/></text:p>
          </table:table-cell>
          <table:table-cell office:value-type="float" office:value="21550" table:style-name="ce7">
            <text:p>21,550<text:s/></text:p>
          </table:table-cell>
          <table:table-cell office:value-type="float" office:value="22525" table:style-name="ce7">
            <text:p>22,525<text:s/></text:p>
          </table:table-cell>
          <table:table-cell office:value-type="float" office:value="25303" table:style-name="ce7">
            <text:p>25,303<text:s/></text:p>
          </table:table-cell>
          <table:table-cell office:value-type="float" office:value="40178" table:style-name="ce7">
            <text:p>40,178<text:s/></text:p>
          </table:table-cell>
          <table:table-cell office:value-type="float" office:value="35877" table:style-name="ce7">
            <text:p>35,877<text:s/></text:p>
          </table:table-cell>
          <table:table-cell office:value-type="float" office:value="27004" table:style-name="ce7">
            <text:p>27,004<text:s/></text:p>
          </table:table-cell>
          <table:table-cell office:value-type="float" office:value="24709" table:style-name="ce7">
            <text:p>24,709<text:s/></text:p>
          </table:table-cell>
          <table:table-cell office:value-type="float" office:value="64315" table:style-name="ce7">
            <text:p>64,315<text:s/></text:p>
          </table:table-cell>
          <table:table-cell office:value-type="float" office:value="21283" table:style-name="ce7">
            <text:p>21,283<text:s/></text:p>
          </table:table-cell>
          <table:table-cell office:value-type="float" office:value="32479" table:style-name="ce7">
            <text:p>32,479<text:s/></text:p>
          </table:table-cell>
          <table:table-cell office:value-type="float" office:value="34319" table:style-name="ce7">
            <text:p>34,319<text:s/></text:p>
          </table:table-cell>
          <table:table-cell office:value-type="float" office:value="21927" table:style-name="ce7">
            <text:p>21,927<text:s/></text:p>
          </table:table-cell>
          <table:table-cell office:value-type="float" office:value="63311" table:style-name="ce7">
            <text:p>63,311<text:s/></text:p>
          </table:table-cell>
          <table:table-cell office:value-type="float" office:value="18985" table:style-name="ce7">
            <text:p>18,985<text:s/></text:p>
          </table:table-cell>
          <table:table-cell office:value-type="float" office:value="15849" table:style-name="ce7">
            <text:p>15,849<text:s/></text:p>
          </table:table-cell>
          <table:table-cell office:value-type="float" office:value="14197" table:style-name="ce7">
            <text:p>14,197<text:s/></text:p>
          </table:table-cell>
          <table:table-cell office:value-type="float" office:value="20927" table:style-name="ce7">
            <text:p>20,927<text:s/></text:p>
          </table:table-cell>
          <table:table-cell office:value-type="float" office:value="12846" table:style-name="ce7">
            <text:p>12,846<text:s/></text:p>
          </table:table-cell>
          <table:table-cell office:value-type="float" office:value="30736" table:style-name="ce7">
            <text:p>30,736<text:s/></text:p>
          </table:table-cell>
          <table:table-cell office:value-type="float" office:value="20296" table:style-name="ce7">
            <text:p>20,296<text:s/></text:p>
          </table:table-cell>
          <table:table-cell office:value-type="float" office:value="7532" table:style-name="ce7">
            <text:p>7,532<text:s/></text:p>
          </table:table-cell>
          <table:table-cell office:value-type="float" office:value="14097" table:style-name="ce7">
            <text:p>14,097<text:s/></text:p>
          </table:table-cell>
          <table:table-cell office:value-type="float" office:value="40251" table:style-name="ce7">
            <text:p>40,251<text:s/></text:p>
          </table:table-cell>
          <table:table-cell office:value-type="float" office:value="23914" table:style-name="ce7">
            <text:p>23,914<text:s/></text:p>
          </table:table-cell>
          <table:table-cell office:value-type="float" office:value="25011" table:style-name="ce7">
            <text:p>25,011<text:s/></text:p>
          </table:table-cell>
          <table:table-cell office:value-type="float" office:value="25305" table:style-name="ce7">
            <text:p>25,305<text:s/></text:p>
          </table:table-cell>
          <table:table-cell office:value-type="float" office:value="8276" table:style-name="ce7">
            <text:p>8,276<text:s/></text:p>
          </table:table-cell>
          <table:table-cell office:value-type="float" office:value="10185" table:style-name="ce7">
            <text:p>10,185<text:s/></text:p>
          </table:table-cell>
          <table:table-cell office:value-type="float" office:value="4428" table:style-name="ce8">
            <text:p>4,428<text:s/></text:p>
          </table:table-cell>
          <table:table-cell office:value-type="float" office:value="5058" table:style-name="ce7">
            <text:p>5,058<text:s/></text:p>
          </table:table-cell>
          <table:table-cell office:value-type="float" office:value="7549" table:style-name="ce7">
            <text:p>7,549<text:s/></text:p>
          </table:table-cell>
          <table:table-cell office:value-type="float" office:value="9202" table:style-name="ce7">
            <text:p>9,202<text:s/></text:p>
          </table:table-cell>
          <table:table-cell office:value-type="float" office:value="10157" table:style-name="ce7">
            <text:p>10,157<text:s/></text:p>
          </table:table-cell>
          <table:table-cell office:value-type="float" office:value="11176" table:style-name="ce7">
            <text:p>11,176<text:s/></text:p>
          </table:table-cell>
          <table:table-cell office:value-type="float" office:value="16766" table:style-name="ce7">
            <text:p>16,766<text:s/></text:p>
          </table:table-cell>
          <table:table-cell office:value-type="float" office:value="28677" table:style-name="ce7">
            <text:p>28,677<text:s/></text:p>
          </table:table-cell>
          <table:table-cell office:value-type="float" office:value="24288" table:style-name="ce7">
            <text:p>24,288<text:s/></text:p>
          </table:table-cell>
          <table:table-cell office:value-type="float" office:value="12930" table:style-name="ce7">
            <text:p>12,930<text:s/></text:p>
          </table:table-cell>
          <table:table-cell office:value-type="float" office:value="11418" table:style-name="ce7">
            <text:p>11,418<text:s/></text:p>
          </table:table-cell>
          <table:table-cell office:value-type="float" office:value="11941" table:style-name="ce7">
            <text:p>11,941<text:s/></text:p>
          </table:table-cell>
          <table:table-cell office:value-type="float" office:value="11223" table:style-name="ce7">
            <text:p>11,223<text:s/></text:p>
          </table:table-cell>
          <table:table-cell office:value-type="float" office:value="11142" table:style-name="ce7">
            <text:p>11,142<text:s/></text:p>
          </table:table-cell>
          <table:table-cell office:value-type="float" office:value="9379" table:style-name="ce7">
            <text:p>9,379<text:s/></text:p>
          </table:table-cell>
          <table:table-cell office:value-type="float" office:value="8319" table:style-name="ce7">
            <text:p>8,31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07T00:00:00" table:style-name="ce6">
            <text:p>2023/7/7</text:p>
          </table:table-cell>
          <table:table-cell office:value-type="float" office:value="5683" table:style-name="ce7">
            <text:p>5,683<text:s/></text:p>
          </table:table-cell>
          <table:table-cell office:value-type="float" office:value="14013" table:style-name="ce7">
            <text:p>14,013<text:s/></text:p>
          </table:table-cell>
          <table:table-cell office:value-type="float" office:value="45847" table:style-name="ce7">
            <text:p>45,847<text:s/></text:p>
          </table:table-cell>
          <table:table-cell office:value-type="float" office:value="47241" table:style-name="ce7">
            <text:p>47,241<text:s/></text:p>
          </table:table-cell>
          <table:table-cell office:value-type="float" office:value="23675" table:style-name="ce7">
            <text:p>23,675<text:s/></text:p>
          </table:table-cell>
          <table:table-cell office:value-type="float" office:value="13294" table:style-name="ce7">
            <text:p>13,294<text:s/></text:p>
          </table:table-cell>
          <table:table-cell office:value-type="float" office:value="10591" table:style-name="ce7">
            <text:p>10,591<text:s/></text:p>
          </table:table-cell>
          <table:table-cell office:value-type="float" office:value="3877" table:style-name="ce7">
            <text:p>3,877<text:s/></text:p>
          </table:table-cell>
          <table:table-cell office:value-type="float" office:value="3109" table:style-name="ce7">
            <text:p>3,109<text:s/></text:p>
          </table:table-cell>
          <table:table-cell office:value-type="float" office:value="11583" table:style-name="ce7">
            <text:p>11,583<text:s/></text:p>
          </table:table-cell>
          <table:table-cell office:value-type="float" office:value="1937" table:style-name="ce7">
            <text:p>1,937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5484" table:style-name="ce7">
            <text:p>5,484<text:s/></text:p>
          </table:table-cell>
          <table:table-cell office:value-type="float" office:value="7468" table:style-name="ce7">
            <text:p>7,468<text:s/></text:p>
          </table:table-cell>
          <table:table-cell office:value-type="float" office:value="13252" table:style-name="ce7">
            <text:p>13,252<text:s/></text:p>
          </table:table-cell>
          <table:table-cell office:value-type="float" office:value="15639" table:style-name="ce7">
            <text:p>15,639<text:s/></text:p>
          </table:table-cell>
          <table:table-cell office:value-type="float" office:value="17126" table:style-name="ce7">
            <text:p>17,126<text:s/></text:p>
          </table:table-cell>
          <table:table-cell office:value-type="float" office:value="5168" table:style-name="ce7">
            <text:p>5,168<text:s/></text:p>
          </table:table-cell>
          <table:table-cell office:value-type="float" office:value="9751" table:style-name="ce7">
            <text:p>9,751<text:s/></text:p>
          </table:table-cell>
          <table:table-cell office:value-type="float" office:value="3251" table:style-name="ce7">
            <text:p>3,251<text:s/></text:p>
          </table:table-cell>
          <table:table-cell office:value-type="float" office:value="7627" table:style-name="ce7">
            <text:p>7,627<text:s/></text:p>
          </table:table-cell>
          <table:table-cell office:value-type="float" office:value="7692" table:style-name="ce7">
            <text:p>7,692<text:s/></text:p>
          </table:table-cell>
          <table:table-cell office:value-type="float" office:value="6795" table:style-name="ce7">
            <text:p>6,795<text:s/></text:p>
          </table:table-cell>
          <table:table-cell office:value-type="float" office:value="32900" table:style-name="ce7">
            <text:p>32,900<text:s/></text:p>
          </table:table-cell>
          <table:table-cell office:value-type="float" office:value="3766" table:style-name="ce7">
            <text:p>3,766<text:s/></text:p>
          </table:table-cell>
          <table:table-cell office:value-type="float" office:value="10944" table:style-name="ce7">
            <text:p>10,944<text:s/></text:p>
          </table:table-cell>
          <table:table-cell office:value-type="float" office:value="12675" table:style-name="ce7">
            <text:p>12,675<text:s/></text:p>
          </table:table-cell>
          <table:table-cell office:value-type="float" office:value="15594" table:style-name="ce7">
            <text:p>15,594<text:s/></text:p>
          </table:table-cell>
          <table:table-cell office:value-type="float" office:value="19653" table:style-name="ce8">
            <text:p>19,653<text:s/></text:p>
          </table:table-cell>
          <table:table-cell office:value-type="float" office:value="15337" table:style-name="ce7">
            <text:p>15,337<text:s/></text:p>
          </table:table-cell>
          <table:table-cell office:value-type="float" office:value="9939" table:style-name="ce7">
            <text:p>9,939<text:s/></text:p>
          </table:table-cell>
          <table:table-cell office:value-type="float" office:value="25193" table:style-name="ce7">
            <text:p>25,193<text:s/></text:p>
          </table:table-cell>
          <table:table-cell office:value-type="float" office:value="16153" table:style-name="ce7">
            <text:p>16,153<text:s/></text:p>
          </table:table-cell>
          <table:table-cell office:value-type="float" office:value="32012" table:style-name="ce7">
            <text:p>32,012<text:s/></text:p>
          </table:table-cell>
          <table:table-cell office:value-type="float" office:value="24643" table:style-name="ce7">
            <text:p>24,643<text:s/></text:p>
          </table:table-cell>
          <table:table-cell office:value-type="float" office:value="9136" table:style-name="ce7">
            <text:p>9,136<text:s/></text:p>
          </table:table-cell>
          <table:table-cell office:value-type="float" office:value="33851" table:style-name="ce7">
            <text:p>33,851<text:s/></text:p>
          </table:table-cell>
          <table:table-cell office:value-type="float" office:value="24958" table:style-name="ce7">
            <text:p>24,958<text:s/></text:p>
          </table:table-cell>
          <table:table-cell office:value-type="float" office:value="21181" table:style-name="ce8">
            <text:p>21,181<text:s/></text:p>
          </table:table-cell>
          <table:table-cell office:value-type="float" office:value="18833" table:style-name="ce7">
            <text:p>18,833<text:s/></text:p>
          </table:table-cell>
          <table:table-cell office:value-type="float" office:value="24277" table:style-name="ce7">
            <text:p>24,277<text:s/></text:p>
          </table:table-cell>
          <table:table-cell office:value-type="float" office:value="156896" table:style-name="ce7">
            <text:p>156,896<text:s/></text:p>
          </table:table-cell>
          <table:table-cell office:value-type="float" office:value="52758" table:style-name="ce7">
            <text:p>52,758<text:s/></text:p>
          </table:table-cell>
          <table:table-cell office:value-type="float" office:value="23275" table:style-name="ce7">
            <text:p>23,275<text:s/></text:p>
          </table:table-cell>
          <table:table-cell office:value-type="float" office:value="21405" table:style-name="ce7">
            <text:p>21,405<text:s/></text:p>
          </table:table-cell>
          <table:table-cell office:value-type="float" office:value="24922" table:style-name="ce7">
            <text:p>24,922<text:s/></text:p>
          </table:table-cell>
          <table:table-cell office:value-type="float" office:value="26882" table:style-name="ce7">
            <text:p>26,882<text:s/></text:p>
          </table:table-cell>
          <table:table-cell office:value-type="float" office:value="25048" table:style-name="ce7">
            <text:p>25,048<text:s/></text:p>
          </table:table-cell>
          <table:table-cell office:value-type="float" office:value="23319" table:style-name="ce7">
            <text:p>23,319<text:s/></text:p>
          </table:table-cell>
          <table:table-cell office:value-type="float" office:value="11250" table:style-name="ce7">
            <text:p>11,250<text:s/></text:p>
          </table:table-cell>
          <table:table-cell office:value-type="float" office:value="28011" table:style-name="ce7">
            <text:p>28,011<text:s/></text:p>
          </table:table-cell>
          <table:table-cell office:value-type="float" office:value="6723" table:style-name="ce7">
            <text:p>6,723<text:s/></text:p>
          </table:table-cell>
          <table:table-cell office:value-type="float" office:value="8082" table:style-name="ce7">
            <text:p>8,082<text:s/></text:p>
          </table:table-cell>
          <table:table-cell office:value-type="float" office:value="17062" table:style-name="ce7">
            <text:p>17,062<text:s/></text:p>
          </table:table-cell>
          <table:table-cell office:value-type="float" office:value="4280" table:style-name="ce7">
            <text:p>4,280<text:s/></text:p>
          </table:table-cell>
          <table:table-cell office:value-type="float" office:value="3788" table:style-name="ce7">
            <text:p>3,788<text:s/></text:p>
          </table:table-cell>
          <table:table-cell office:value-type="float" office:value="2966" table:style-name="ce7">
            <text:p>2,966<text:s/></text:p>
          </table:table-cell>
          <table:table-cell office:value-type="float" office:value="11386" table:style-name="ce7">
            <text:p>11,386<text:s/></text:p>
          </table:table-cell>
          <table:table-cell office:value-type="float" office:value="9014" table:style-name="ce7">
            <text:p>9,014<text:s/></text:p>
          </table:table-cell>
          <table:table-cell office:value-type="float" office:value="12677" table:style-name="ce7">
            <text:p>12,677<text:s/></text:p>
          </table:table-cell>
          <table:table-cell office:value-type="float" office:value="28593" table:style-name="ce7">
            <text:p>28,593<text:s/></text:p>
          </table:table-cell>
          <table:table-cell office:value-type="float" office:value="9392" table:style-name="ce7">
            <text:p>9,392<text:s/></text:p>
          </table:table-cell>
          <table:table-cell office:value-type="float" office:value="13549" table:style-name="ce7">
            <text:p>13,549<text:s/></text:p>
          </table:table-cell>
          <table:table-cell office:value-type="float" office:value="8325" table:style-name="ce7">
            <text:p>8,325<text:s/></text:p>
          </table:table-cell>
          <table:table-cell office:value-type="float" office:value="22040" table:style-name="ce7">
            <text:p>22,040<text:s/></text:p>
          </table:table-cell>
          <table:table-cell office:value-type="float" office:value="22294" table:style-name="ce7">
            <text:p>22,294<text:s/></text:p>
          </table:table-cell>
          <table:table-cell office:value-type="float" office:value="27049" table:style-name="ce7">
            <text:p>27,049<text:s/></text:p>
          </table:table-cell>
          <table:table-cell office:value-type="float" office:value="44288" table:style-name="ce7">
            <text:p>44,288<text:s/></text:p>
          </table:table-cell>
          <table:table-cell office:value-type="float" office:value="36256" table:style-name="ce7">
            <text:p>36,256<text:s/></text:p>
          </table:table-cell>
          <table:table-cell office:value-type="float" office:value="27851" table:style-name="ce7">
            <text:p>27,851<text:s/></text:p>
          </table:table-cell>
          <table:table-cell office:value-type="float" office:value="25909" table:style-name="ce7">
            <text:p>25,909<text:s/></text:p>
          </table:table-cell>
          <table:table-cell office:value-type="float" office:value="72801" table:style-name="ce7">
            <text:p>72,801<text:s/></text:p>
          </table:table-cell>
          <table:table-cell office:value-type="float" office:value="22147" table:style-name="ce7">
            <text:p>22,147<text:s/></text:p>
          </table:table-cell>
          <table:table-cell office:value-type="float" office:value="34484" table:style-name="ce7">
            <text:p>34,484<text:s/></text:p>
          </table:table-cell>
          <table:table-cell office:value-type="float" office:value="37892" table:style-name="ce7">
            <text:p>37,892<text:s/></text:p>
          </table:table-cell>
          <table:table-cell office:value-type="float" office:value="23532" table:style-name="ce7">
            <text:p>23,532<text:s/></text:p>
          </table:table-cell>
          <table:table-cell office:value-type="float" office:value="69145" table:style-name="ce7">
            <text:p>69,145<text:s/></text:p>
          </table:table-cell>
          <table:table-cell office:value-type="float" office:value="19825" table:style-name="ce7">
            <text:p>19,825<text:s/></text:p>
          </table:table-cell>
          <table:table-cell office:value-type="float" office:value="16451" table:style-name="ce7">
            <text:p>16,451<text:s/></text:p>
          </table:table-cell>
          <table:table-cell office:value-type="float" office:value="13773" table:style-name="ce7">
            <text:p>13,773<text:s/></text:p>
          </table:table-cell>
          <table:table-cell office:value-type="float" office:value="24475" table:style-name="ce7">
            <text:p>24,475<text:s/></text:p>
          </table:table-cell>
          <table:table-cell office:value-type="float" office:value="12702" table:style-name="ce7">
            <text:p>12,702<text:s/></text:p>
          </table:table-cell>
          <table:table-cell office:value-type="float" office:value="34903" table:style-name="ce7">
            <text:p>34,903<text:s/></text:p>
          </table:table-cell>
          <table:table-cell office:value-type="float" office:value="21422" table:style-name="ce7">
            <text:p>21,422<text:s/></text:p>
          </table:table-cell>
          <table:table-cell office:value-type="float" office:value="7962" table:style-name="ce7">
            <text:p>7,962<text:s/></text:p>
          </table:table-cell>
          <table:table-cell office:value-type="float" office:value="14907" table:style-name="ce7">
            <text:p>14,907<text:s/></text:p>
          </table:table-cell>
          <table:table-cell office:value-type="float" office:value="41909" table:style-name="ce7">
            <text:p>41,909<text:s/></text:p>
          </table:table-cell>
          <table:table-cell office:value-type="float" office:value="24448" table:style-name="ce7">
            <text:p>24,448<text:s/></text:p>
          </table:table-cell>
          <table:table-cell office:value-type="float" office:value="25209" table:style-name="ce7">
            <text:p>25,209<text:s/></text:p>
          </table:table-cell>
          <table:table-cell office:value-type="float" office:value="26645" table:style-name="ce7">
            <text:p>26,645<text:s/></text:p>
          </table:table-cell>
          <table:table-cell office:value-type="float" office:value="7795" table:style-name="ce7">
            <text:p>7,795<text:s/></text:p>
          </table:table-cell>
          <table:table-cell office:value-type="float" office:value="10408" table:style-name="ce7">
            <text:p>10,408<text:s/></text:p>
          </table:table-cell>
          <table:table-cell office:value-type="float" office:value="4551" table:style-name="ce8">
            <text:p>4,551<text:s/></text:p>
          </table:table-cell>
          <table:table-cell office:value-type="float" office:value="5031" table:style-name="ce7">
            <text:p>5,031<text:s/></text:p>
          </table:table-cell>
          <table:table-cell office:value-type="float" office:value="7762" table:style-name="ce7">
            <text:p>7,762<text:s/></text:p>
          </table:table-cell>
          <table:table-cell office:value-type="float" office:value="9403" table:style-name="ce7">
            <text:p>9,403<text:s/></text:p>
          </table:table-cell>
          <table:table-cell office:value-type="float" office:value="10831" table:style-name="ce7">
            <text:p>10,831<text:s/></text:p>
          </table:table-cell>
          <table:table-cell office:value-type="float" office:value="11344" table:style-name="ce7">
            <text:p>11,344<text:s/></text:p>
          </table:table-cell>
          <table:table-cell office:value-type="float" office:value="17627" table:style-name="ce7">
            <text:p>17,627<text:s/></text:p>
          </table:table-cell>
          <table:table-cell office:value-type="float" office:value="29383" table:style-name="ce7">
            <text:p>29,383<text:s/></text:p>
          </table:table-cell>
          <table:table-cell office:value-type="float" office:value="25734" table:style-name="ce7">
            <text:p>25,734<text:s/></text:p>
          </table:table-cell>
          <table:table-cell office:value-type="float" office:value="13335" table:style-name="ce7">
            <text:p>13,335<text:s/></text:p>
          </table:table-cell>
          <table:table-cell office:value-type="float" office:value="11398" table:style-name="ce7">
            <text:p>11,398<text:s/></text:p>
          </table:table-cell>
          <table:table-cell office:value-type="float" office:value="12507" table:style-name="ce7">
            <text:p>12,507<text:s/></text:p>
          </table:table-cell>
          <table:table-cell office:value-type="float" office:value="11495" table:style-name="ce7">
            <text:p>11,495<text:s/></text:p>
          </table:table-cell>
          <table:table-cell office:value-type="float" office:value="11457" table:style-name="ce7">
            <text:p>11,457<text:s/></text:p>
          </table:table-cell>
          <table:table-cell office:value-type="float" office:value="9709" table:style-name="ce7">
            <text:p>9,709<text:s/></text:p>
          </table:table-cell>
          <table:table-cell office:value-type="float" office:value="8502" table:style-name="ce7">
            <text:p>8,50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08T00:00:00" table:style-name="ce6">
            <text:p>2023/7/8</text:p>
          </table:table-cell>
          <table:table-cell office:value-type="float" office:value="3961" table:style-name="ce7">
            <text:p>3,961<text:s/></text:p>
          </table:table-cell>
          <table:table-cell office:value-type="float" office:value="8459" table:style-name="ce7">
            <text:p>8,459<text:s/></text:p>
          </table:table-cell>
          <table:table-cell office:value-type="float" office:value="24578" table:style-name="ce7">
            <text:p>24,578<text:s/></text:p>
          </table:table-cell>
          <table:table-cell office:value-type="float" office:value="42828" table:style-name="ce7">
            <text:p>42,828<text:s/></text:p>
          </table:table-cell>
          <table:table-cell office:value-type="float" office:value="15598" table:style-name="ce7">
            <text:p>15,598<text:s/></text:p>
          </table:table-cell>
          <table:table-cell office:value-type="float" office:value="8845" table:style-name="ce7">
            <text:p>8,845<text:s/></text:p>
          </table:table-cell>
          <table:table-cell office:value-type="float" office:value="7201" table:style-name="ce7">
            <text:p>7,201<text:s/></text:p>
          </table:table-cell>
          <table:table-cell office:value-type="float" office:value="3550" table:style-name="ce7">
            <text:p>3,550<text:s/></text:p>
          </table:table-cell>
          <table:table-cell office:value-type="float" office:value="2175" table:style-name="ce7">
            <text:p>2,175<text:s/></text:p>
          </table:table-cell>
          <table:table-cell office:value-type="float" office:value="7588" table:style-name="ce7">
            <text:p>7,588<text:s/></text:p>
          </table:table-cell>
          <table:table-cell office:value-type="float" office:value="1390" table:style-name="ce7">
            <text:p>1,390<text:s/></text:p>
          </table:table-cell>
          <table:table-cell office:value-type="float" office:value="2857" table:style-name="ce7">
            <text:p>2,857<text:s/></text:p>
          </table:table-cell>
          <table:table-cell office:value-type="float" office:value="6631" table:style-name="ce7">
            <text:p>6,631<text:s/></text:p>
          </table:table-cell>
          <table:table-cell office:value-type="float" office:value="5984" table:style-name="ce7">
            <text:p>5,984<text:s/></text:p>
          </table:table-cell>
          <table:table-cell office:value-type="float" office:value="14156" table:style-name="ce7">
            <text:p>14,156<text:s/></text:p>
          </table:table-cell>
          <table:table-cell office:value-type="float" office:value="4956" table:style-name="ce7">
            <text:p>4,956<text:s/></text:p>
          </table:table-cell>
          <table:table-cell office:value-type="float" office:value="6531" table:style-name="ce7">
            <text:p>6,531<text:s/></text:p>
          </table:table-cell>
          <table:table-cell office:value-type="float" office:value="3747" table:style-name="ce7">
            <text:p>3,747<text:s/></text:p>
          </table:table-cell>
          <table:table-cell office:value-type="float" office:value="7992" table:style-name="ce7">
            <text:p>7,992<text:s/></text:p>
          </table:table-cell>
          <table:table-cell office:value-type="float" office:value="3150" table:style-name="ce7">
            <text:p>3,150<text:s/></text:p>
          </table:table-cell>
          <table:table-cell office:value-type="float" office:value="5557" table:style-name="ce7">
            <text:p>5,557<text:s/></text:p>
          </table:table-cell>
          <table:table-cell office:value-type="float" office:value="6010" table:style-name="ce7">
            <text:p>6,010<text:s/></text:p>
          </table:table-cell>
          <table:table-cell office:value-type="float" office:value="2825" table:style-name="ce7">
            <text:p>2,825<text:s/></text:p>
          </table:table-cell>
          <table:table-cell office:value-type="float" office:value="31319" table:style-name="ce7">
            <text:p>31,319<text:s/></text:p>
          </table:table-cell>
          <table:table-cell office:value-type="float" office:value="5404" table:style-name="ce7">
            <text:p>5,404<text:s/></text:p>
          </table:table-cell>
          <table:table-cell office:value-type="float" office:value="10837" table:style-name="ce7">
            <text:p>10,837<text:s/></text:p>
          </table:table-cell>
          <table:table-cell office:value-type="float" office:value="9250" table:style-name="ce7">
            <text:p>9,250<text:s/></text:p>
          </table:table-cell>
          <table:table-cell office:value-type="float" office:value="11785" table:style-name="ce7">
            <text:p>11,785<text:s/></text:p>
          </table:table-cell>
          <table:table-cell office:value-type="float" office:value="13094" table:style-name="ce8">
            <text:p>13,094<text:s/></text:p>
          </table:table-cell>
          <table:table-cell office:value-type="float" office:value="13480" table:style-name="ce7">
            <text:p>13,480<text:s/></text:p>
          </table:table-cell>
          <table:table-cell office:value-type="float" office:value="8209" table:style-name="ce7">
            <text:p>8,209<text:s/></text:p>
          </table:table-cell>
          <table:table-cell office:value-type="float" office:value="23306" table:style-name="ce7">
            <text:p>23,306<text:s/></text:p>
          </table:table-cell>
          <table:table-cell office:value-type="float" office:value="13122" table:style-name="ce7">
            <text:p>13,122<text:s/></text:p>
          </table:table-cell>
          <table:table-cell office:value-type="float" office:value="22908" table:style-name="ce7">
            <text:p>22,908<text:s/></text:p>
          </table:table-cell>
          <table:table-cell office:value-type="float" office:value="17717" table:style-name="ce7">
            <text:p>17,717<text:s/></text:p>
          </table:table-cell>
          <table:table-cell office:value-type="float" office:value="4107" table:style-name="ce7">
            <text:p>4,107<text:s/></text:p>
          </table:table-cell>
          <table:table-cell office:value-type="float" office:value="26819" table:style-name="ce7">
            <text:p>26,819<text:s/></text:p>
          </table:table-cell>
          <table:table-cell office:value-type="float" office:value="19046" table:style-name="ce7">
            <text:p>19,046<text:s/></text:p>
          </table:table-cell>
          <table:table-cell office:value-type="float" office:value="14918" table:style-name="ce8">
            <text:p>14,918<text:s/></text:p>
          </table:table-cell>
          <table:table-cell office:value-type="float" office:value="15270" table:style-name="ce7">
            <text:p>15,270<text:s/></text:p>
          </table:table-cell>
          <table:table-cell office:value-type="float" office:value="9470" table:style-name="ce7">
            <text:p>9,470<text:s/></text:p>
          </table:table-cell>
          <table:table-cell office:value-type="float" office:value="148423" table:style-name="ce7">
            <text:p>148,423<text:s/></text:p>
          </table:table-cell>
          <table:table-cell office:value-type="float" office:value="51076" table:style-name="ce7">
            <text:p>51,076<text:s/></text:p>
          </table:table-cell>
          <table:table-cell office:value-type="float" office:value="18188" table:style-name="ce7">
            <text:p>18,188<text:s/></text:p>
          </table:table-cell>
          <table:table-cell office:value-type="float" office:value="15498" table:style-name="ce7">
            <text:p>15,498<text:s/></text:p>
          </table:table-cell>
          <table:table-cell office:value-type="float" office:value="26223" table:style-name="ce7">
            <text:p>26,223<text:s/></text:p>
          </table:table-cell>
          <table:table-cell office:value-type="float" office:value="29182" table:style-name="ce7">
            <text:p>29,182<text:s/></text:p>
          </table:table-cell>
          <table:table-cell office:value-type="float" office:value="23547" table:style-name="ce7">
            <text:p>23,547<text:s/></text:p>
          </table:table-cell>
          <table:table-cell office:value-type="float" office:value="18955" table:style-name="ce7">
            <text:p>18,955<text:s/></text:p>
          </table:table-cell>
          <table:table-cell office:value-type="float" office:value="8105" table:style-name="ce7">
            <text:p>8,105<text:s/></text:p>
          </table:table-cell>
          <table:table-cell office:value-type="float" office:value="20078" table:style-name="ce7">
            <text:p>20,078<text:s/></text:p>
          </table:table-cell>
          <table:table-cell office:value-type="float" office:value="5691" table:style-name="ce7">
            <text:p>5,691<text:s/></text:p>
          </table:table-cell>
          <table:table-cell office:value-type="float" office:value="5406" table:style-name="ce7">
            <text:p>5,406<text:s/></text:p>
          </table:table-cell>
          <table:table-cell office:value-type="float" office:value="14336" table:style-name="ce7">
            <text:p>14,336<text:s/></text:p>
          </table:table-cell>
          <table:table-cell office:value-type="float" office:value="4563" table:style-name="ce7">
            <text:p>4,563<text:s/></text:p>
          </table:table-cell>
          <table:table-cell office:value-type="float" office:value="3056" table:style-name="ce7">
            <text:p>3,056<text:s/></text:p>
          </table:table-cell>
          <table:table-cell office:value-type="float" office:value="1536" table:style-name="ce7">
            <text:p>1,536<text:s/></text:p>
          </table:table-cell>
          <table:table-cell office:value-type="float" office:value="7464" table:style-name="ce7">
            <text:p>7,464<text:s/></text:p>
          </table:table-cell>
          <table:table-cell office:value-type="float" office:value="7384" table:style-name="ce7">
            <text:p>7,384<text:s/></text:p>
          </table:table-cell>
          <table:table-cell office:value-type="float" office:value="10626" table:style-name="ce7">
            <text:p>10,626<text:s/></text:p>
          </table:table-cell>
          <table:table-cell office:value-type="float" office:value="30258" table:style-name="ce7">
            <text:p>30,258<text:s/></text:p>
          </table:table-cell>
          <table:table-cell office:value-type="float" office:value="6246" table:style-name="ce7">
            <text:p>6,246<text:s/></text:p>
          </table:table-cell>
          <table:table-cell office:value-type="float" office:value="10149" table:style-name="ce7">
            <text:p>10,149<text:s/></text:p>
          </table:table-cell>
          <table:table-cell office:value-type="float" office:value="6131" table:style-name="ce7">
            <text:p>6,131<text:s/></text:p>
          </table:table-cell>
          <table:table-cell office:value-type="float" office:value="16691" table:style-name="ce7">
            <text:p>16,691<text:s/></text:p>
          </table:table-cell>
          <table:table-cell office:value-type="float" office:value="14439" table:style-name="ce7">
            <text:p>14,439<text:s/></text:p>
          </table:table-cell>
          <table:table-cell office:value-type="float" office:value="24494" table:style-name="ce7">
            <text:p>24,494<text:s/></text:p>
          </table:table-cell>
          <table:table-cell office:value-type="float" office:value="39584" table:style-name="ce7">
            <text:p>39,584<text:s/></text:p>
          </table:table-cell>
          <table:table-cell office:value-type="float" office:value="28161" table:style-name="ce7">
            <text:p>28,161<text:s/></text:p>
          </table:table-cell>
          <table:table-cell office:value-type="float" office:value="21408" table:style-name="ce7">
            <text:p>21,408<text:s/></text:p>
          </table:table-cell>
          <table:table-cell office:value-type="float" office:value="24292" table:style-name="ce7">
            <text:p>24,292<text:s/></text:p>
          </table:table-cell>
          <table:table-cell office:value-type="float" office:value="75689" table:style-name="ce7">
            <text:p>75,689<text:s/></text:p>
          </table:table-cell>
          <table:table-cell office:value-type="float" office:value="14404" table:style-name="ce7">
            <text:p>14,404<text:s/></text:p>
          </table:table-cell>
          <table:table-cell office:value-type="float" office:value="30901" table:style-name="ce7">
            <text:p>30,901<text:s/></text:p>
          </table:table-cell>
          <table:table-cell office:value-type="float" office:value="31416" table:style-name="ce7">
            <text:p>31,416<text:s/></text:p>
          </table:table-cell>
          <table:table-cell office:value-type="float" office:value="17924" table:style-name="ce7">
            <text:p>17,924<text:s/></text:p>
          </table:table-cell>
          <table:table-cell office:value-type="float" office:value="59940" table:style-name="ce7">
            <text:p>59,940<text:s/></text:p>
          </table:table-cell>
          <table:table-cell office:value-type="float" office:value="15180" table:style-name="ce7">
            <text:p>15,180<text:s/></text:p>
          </table:table-cell>
          <table:table-cell office:value-type="float" office:value="13347" table:style-name="ce7">
            <text:p>13,347<text:s/></text:p>
          </table:table-cell>
          <table:table-cell office:value-type="float" office:value="9711" table:style-name="ce7">
            <text:p>9,711<text:s/></text:p>
          </table:table-cell>
          <table:table-cell office:value-type="float" office:value="22111" table:style-name="ce7">
            <text:p>22,111<text:s/></text:p>
          </table:table-cell>
          <table:table-cell office:value-type="float" office:value="8379" table:style-name="ce7">
            <text:p>8,379<text:s/></text:p>
          </table:table-cell>
          <table:table-cell office:value-type="float" office:value="30823" table:style-name="ce7">
            <text:p>30,823<text:s/></text:p>
          </table:table-cell>
          <table:table-cell office:value-type="float" office:value="13408" table:style-name="ce7">
            <text:p>13,408<text:s/></text:p>
          </table:table-cell>
          <table:table-cell office:value-type="float" office:value="10470" table:style-name="ce7">
            <text:p>10,470<text:s/></text:p>
          </table:table-cell>
          <table:table-cell office:value-type="float" office:value="12894" table:style-name="ce7">
            <text:p>12,894<text:s/></text:p>
          </table:table-cell>
          <table:table-cell office:value-type="float" office:value="21071" table:style-name="ce7">
            <text:p>21,071<text:s/></text:p>
          </table:table-cell>
          <table:table-cell office:value-type="float" office:value="14595" table:style-name="ce7">
            <text:p>14,595<text:s/></text:p>
          </table:table-cell>
          <table:table-cell office:value-type="float" office:value="14298" table:style-name="ce7">
            <text:p>14,298<text:s/></text:p>
          </table:table-cell>
          <table:table-cell office:value-type="float" office:value="18252" table:style-name="ce7">
            <text:p>18,252<text:s/></text:p>
          </table:table-cell>
          <table:table-cell office:value-type="float" office:value="5814" table:style-name="ce7">
            <text:p>5,814<text:s/></text:p>
          </table:table-cell>
          <table:table-cell office:value-type="float" office:value="7967" table:style-name="ce7">
            <text:p>7,967<text:s/></text:p>
          </table:table-cell>
          <table:table-cell office:value-type="float" office:value="3421" table:style-name="ce8">
            <text:p>3,421<text:s/></text:p>
          </table:table-cell>
          <table:table-cell office:value-type="float" office:value="2299" table:style-name="ce7">
            <text:p>2,299<text:s/></text:p>
          </table:table-cell>
          <table:table-cell office:value-type="float" office:value="6782" table:style-name="ce7">
            <text:p>6,782<text:s/></text:p>
          </table:table-cell>
          <table:table-cell office:value-type="float" office:value="7121" table:style-name="ce7">
            <text:p>7,121<text:s/></text:p>
          </table:table-cell>
          <table:table-cell office:value-type="float" office:value="9640" table:style-name="ce7">
            <text:p>9,640<text:s/></text:p>
          </table:table-cell>
          <table:table-cell office:value-type="float" office:value="9877" table:style-name="ce7">
            <text:p>9,877<text:s/></text:p>
          </table:table-cell>
          <table:table-cell office:value-type="float" office:value="13028" table:style-name="ce7">
            <text:p>13,028<text:s/></text:p>
          </table:table-cell>
          <table:table-cell office:value-type="float" office:value="17922" table:style-name="ce7">
            <text:p>17,922<text:s/></text:p>
          </table:table-cell>
          <table:table-cell office:value-type="float" office:value="21920" table:style-name="ce7">
            <text:p>21,920<text:s/></text:p>
          </table:table-cell>
          <table:table-cell office:value-type="float" office:value="9827" table:style-name="ce7">
            <text:p>9,827<text:s/></text:p>
          </table:table-cell>
          <table:table-cell office:value-type="float" office:value="9068" table:style-name="ce7">
            <text:p>9,068<text:s/></text:p>
          </table:table-cell>
          <table:table-cell office:value-type="float" office:value="9908" table:style-name="ce7">
            <text:p>9,908<text:s/></text:p>
          </table:table-cell>
          <table:table-cell office:value-type="float" office:value="8737" table:style-name="ce7">
            <text:p>8,737<text:s/></text:p>
          </table:table-cell>
          <table:table-cell office:value-type="float" office:value="9134" table:style-name="ce7">
            <text:p>9,134<text:s/></text:p>
          </table:table-cell>
          <table:table-cell office:value-type="float" office:value="7640" table:style-name="ce7">
            <text:p>7,640<text:s/></text:p>
          </table:table-cell>
          <table:table-cell office:value-type="float" office:value="6412" table:style-name="ce7">
            <text:p>6,41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09T00:00:00" table:style-name="ce6">
            <text:p>2023/7/9</text:p>
          </table:table-cell>
          <table:table-cell office:value-type="float" office:value="4032" table:style-name="ce7">
            <text:p>4,032<text:s/></text:p>
          </table:table-cell>
          <table:table-cell office:value-type="float" office:value="6902" table:style-name="ce7">
            <text:p>6,902<text:s/></text:p>
          </table:table-cell>
          <table:table-cell office:value-type="float" office:value="18509" table:style-name="ce7">
            <text:p>18,509<text:s/></text:p>
          </table:table-cell>
          <table:table-cell office:value-type="float" office:value="33049" table:style-name="ce7">
            <text:p>33,049<text:s/></text:p>
          </table:table-cell>
          <table:table-cell office:value-type="float" office:value="10827" table:style-name="ce7">
            <text:p>10,827<text:s/></text:p>
          </table:table-cell>
          <table:table-cell office:value-type="float" office:value="6969" table:style-name="ce7">
            <text:p>6,969<text:s/></text:p>
          </table:table-cell>
          <table:table-cell office:value-type="float" office:value="5847" table:style-name="ce7">
            <text:p>5,847<text:s/></text:p>
          </table:table-cell>
          <table:table-cell office:value-type="float" office:value="2920" table:style-name="ce7">
            <text:p>2,920<text:s/></text:p>
          </table:table-cell>
          <table:table-cell office:value-type="float" office:value="1920" table:style-name="ce7">
            <text:p>1,920<text:s/></text:p>
          </table:table-cell>
          <table:table-cell office:value-type="float" office:value="5849" table:style-name="ce7">
            <text:p>5,849<text:s/></text:p>
          </table:table-cell>
          <table:table-cell office:value-type="float" office:value="1187" table:style-name="ce7">
            <text:p>1,187<text:s/></text:p>
          </table:table-cell>
          <table:table-cell office:value-type="float" office:value="2254" table:style-name="ce7">
            <text:p>2,254<text:s/></text:p>
          </table:table-cell>
          <table:table-cell office:value-type="float" office:value="5594" table:style-name="ce7">
            <text:p>5,594<text:s/></text:p>
          </table:table-cell>
          <table:table-cell office:value-type="float" office:value="4950" table:style-name="ce7">
            <text:p>4,950<text:s/></text:p>
          </table:table-cell>
          <table:table-cell office:value-type="float" office:value="12147" table:style-name="ce7">
            <text:p>12,147<text:s/></text:p>
          </table:table-cell>
          <table:table-cell office:value-type="float" office:value="3942" table:style-name="ce7">
            <text:p>3,942<text:s/></text:p>
          </table:table-cell>
          <table:table-cell office:value-type="float" office:value="5226" table:style-name="ce7">
            <text:p>5,226<text:s/></text:p>
          </table:table-cell>
          <table:table-cell office:value-type="float" office:value="2968" table:style-name="ce7">
            <text:p>2,968<text:s/></text:p>
          </table:table-cell>
          <table:table-cell office:value-type="float" office:value="6612" table:style-name="ce7">
            <text:p>6,612<text:s/></text:p>
          </table:table-cell>
          <table:table-cell office:value-type="float" office:value="2729" table:style-name="ce7">
            <text:p>2,729<text:s/></text:p>
          </table:table-cell>
          <table:table-cell office:value-type="float" office:value="4624" table:style-name="ce7">
            <text:p>4,624<text:s/></text:p>
          </table:table-cell>
          <table:table-cell office:value-type="float" office:value="5083" table:style-name="ce7">
            <text:p>5,083<text:s/></text:p>
          </table:table-cell>
          <table:table-cell office:value-type="float" office:value="2346" table:style-name="ce7">
            <text:p>2,346<text:s/></text:p>
          </table:table-cell>
          <table:table-cell office:value-type="float" office:value="21947" table:style-name="ce7">
            <text:p>21,947<text:s/></text:p>
          </table:table-cell>
          <table:table-cell office:value-type="float" office:value="5149" table:style-name="ce7">
            <text:p>5,149<text:s/></text:p>
          </table:table-cell>
          <table:table-cell office:value-type="float" office:value="10362" table:style-name="ce7">
            <text:p>10,362<text:s/></text:p>
          </table:table-cell>
          <table:table-cell office:value-type="float" office:value="8086" table:style-name="ce7">
            <text:p>8,086<text:s/></text:p>
          </table:table-cell>
          <table:table-cell office:value-type="float" office:value="9946" table:style-name="ce7">
            <text:p>9,946<text:s/></text:p>
          </table:table-cell>
          <table:table-cell office:value-type="float" office:value="10843" table:style-name="ce8">
            <text:p>10,843<text:s/></text:p>
          </table:table-cell>
          <table:table-cell office:value-type="float" office:value="11875" table:style-name="ce7">
            <text:p>11,875<text:s/></text:p>
          </table:table-cell>
          <table:table-cell office:value-type="float" office:value="7244" table:style-name="ce7">
            <text:p>7,244<text:s/></text:p>
          </table:table-cell>
          <table:table-cell office:value-type="float" office:value="19633" table:style-name="ce7">
            <text:p>19,633<text:s/></text:p>
          </table:table-cell>
          <table:table-cell office:value-type="float" office:value="11117" table:style-name="ce7">
            <text:p>11,117<text:s/></text:p>
          </table:table-cell>
          <table:table-cell office:value-type="float" office:value="17587" table:style-name="ce7">
            <text:p>17,587<text:s/></text:p>
          </table:table-cell>
          <table:table-cell office:value-type="float" office:value="14644" table:style-name="ce7">
            <text:p>14,644<text:s/></text:p>
          </table:table-cell>
          <table:table-cell office:value-type="float" office:value="3575" table:style-name="ce7">
            <text:p>3,575<text:s/></text:p>
          </table:table-cell>
          <table:table-cell office:value-type="float" office:value="22669" table:style-name="ce7">
            <text:p>22,669<text:s/></text:p>
          </table:table-cell>
          <table:table-cell office:value-type="float" office:value="15759" table:style-name="ce7">
            <text:p>15,759<text:s/></text:p>
          </table:table-cell>
          <table:table-cell office:value-type="float" office:value="12691" table:style-name="ce8">
            <text:p>12,691<text:s/></text:p>
          </table:table-cell>
          <table:table-cell office:value-type="float" office:value="12689" table:style-name="ce7">
            <text:p>12,689<text:s/></text:p>
          </table:table-cell>
          <table:table-cell office:value-type="float" office:value="7425" table:style-name="ce7">
            <text:p>7,425<text:s/></text:p>
          </table:table-cell>
          <table:table-cell office:value-type="float" office:value="130525" table:style-name="ce7">
            <text:p>130,525<text:s/></text:p>
          </table:table-cell>
          <table:table-cell office:value-type="float" office:value="40292" table:style-name="ce7">
            <text:p>40,292<text:s/></text:p>
          </table:table-cell>
          <table:table-cell office:value-type="float" office:value="13430" table:style-name="ce7">
            <text:p>13,430<text:s/></text:p>
          </table:table-cell>
          <table:table-cell office:value-type="float" office:value="13967" table:style-name="ce7">
            <text:p>13,967<text:s/></text:p>
          </table:table-cell>
          <table:table-cell office:value-type="float" office:value="21915" table:style-name="ce7">
            <text:p>21,915<text:s/></text:p>
          </table:table-cell>
          <table:table-cell office:value-type="float" office:value="22874" table:style-name="ce7">
            <text:p>22,874<text:s/></text:p>
          </table:table-cell>
          <table:table-cell office:value-type="float" office:value="19522" table:style-name="ce7">
            <text:p>19,522<text:s/></text:p>
          </table:table-cell>
          <table:table-cell office:value-type="float" office:value="15628" table:style-name="ce7">
            <text:p>15,628<text:s/></text:p>
          </table:table-cell>
          <table:table-cell office:value-type="float" office:value="6579" table:style-name="ce7">
            <text:p>6,579<text:s/></text:p>
          </table:table-cell>
          <table:table-cell office:value-type="float" office:value="15598" table:style-name="ce7">
            <text:p>15,598<text:s/></text:p>
          </table:table-cell>
          <table:table-cell office:value-type="float" office:value="4776" table:style-name="ce7">
            <text:p>4,776<text:s/></text:p>
          </table:table-cell>
          <table:table-cell office:value-type="float" office:value="4324" table:style-name="ce7">
            <text:p>4,324<text:s/></text:p>
          </table:table-cell>
          <table:table-cell office:value-type="float" office:value="12320" table:style-name="ce7">
            <text:p>12,320<text:s/></text:p>
          </table:table-cell>
          <table:table-cell office:value-type="float" office:value="3710" table:style-name="ce7">
            <text:p>3,710<text:s/></text:p>
          </table:table-cell>
          <table:table-cell office:value-type="float" office:value="2597" table:style-name="ce7">
            <text:p>2,597<text:s/></text:p>
          </table:table-cell>
          <table:table-cell office:value-type="float" office:value="1220" table:style-name="ce7">
            <text:p>1,220<text:s/></text:p>
          </table:table-cell>
          <table:table-cell office:value-type="float" office:value="6358" table:style-name="ce7">
            <text:p>6,358<text:s/></text:p>
          </table:table-cell>
          <table:table-cell office:value-type="float" office:value="6289" table:style-name="ce7">
            <text:p>6,289<text:s/></text:p>
          </table:table-cell>
          <table:table-cell office:value-type="float" office:value="8931" table:style-name="ce7">
            <text:p>8,931<text:s/></text:p>
          </table:table-cell>
          <table:table-cell office:value-type="float" office:value="26732" table:style-name="ce7">
            <text:p>26,732<text:s/></text:p>
          </table:table-cell>
          <table:table-cell office:value-type="float" office:value="5496" table:style-name="ce7">
            <text:p>5,496<text:s/></text:p>
          </table:table-cell>
          <table:table-cell office:value-type="float" office:value="8405" table:style-name="ce7">
            <text:p>8,405<text:s/></text:p>
          </table:table-cell>
          <table:table-cell office:value-type="float" office:value="5289" table:style-name="ce7">
            <text:p>5,289<text:s/></text:p>
          </table:table-cell>
          <table:table-cell office:value-type="float" office:value="14228" table:style-name="ce7">
            <text:p>14,228<text:s/></text:p>
          </table:table-cell>
          <table:table-cell office:value-type="float" office:value="11243" table:style-name="ce7">
            <text:p>11,243<text:s/></text:p>
          </table:table-cell>
          <table:table-cell office:value-type="float" office:value="19309" table:style-name="ce7">
            <text:p>19,309<text:s/></text:p>
          </table:table-cell>
          <table:table-cell office:value-type="float" office:value="33020" table:style-name="ce7">
            <text:p>33,020<text:s/></text:p>
          </table:table-cell>
          <table:table-cell office:value-type="float" office:value="22892" table:style-name="ce7">
            <text:p>22,892<text:s/></text:p>
          </table:table-cell>
          <table:table-cell office:value-type="float" office:value="17900" table:style-name="ce7">
            <text:p>17,900<text:s/></text:p>
          </table:table-cell>
          <table:table-cell office:value-type="float" office:value="20539" table:style-name="ce7">
            <text:p>20,539<text:s/></text:p>
          </table:table-cell>
          <table:table-cell office:value-type="float" office:value="64152" table:style-name="ce7">
            <text:p>64,152<text:s/></text:p>
          </table:table-cell>
          <table:table-cell office:value-type="float" office:value="11408" table:style-name="ce7">
            <text:p>11,408<text:s/></text:p>
          </table:table-cell>
          <table:table-cell office:value-type="float" office:value="25742" table:style-name="ce7">
            <text:p>25,742<text:s/></text:p>
          </table:table-cell>
          <table:table-cell office:value-type="float" office:value="21693" table:style-name="ce7">
            <text:p>21,693<text:s/></text:p>
          </table:table-cell>
          <table:table-cell office:value-type="float" office:value="13899" table:style-name="ce7">
            <text:p>13,899<text:s/></text:p>
          </table:table-cell>
          <table:table-cell office:value-type="float" office:value="46380" table:style-name="ce7">
            <text:p>46,380<text:s/></text:p>
          </table:table-cell>
          <table:table-cell office:value-type="float" office:value="12508" table:style-name="ce7">
            <text:p>12,508<text:s/></text:p>
          </table:table-cell>
          <table:table-cell office:value-type="float" office:value="11324" table:style-name="ce7">
            <text:p>11,324<text:s/></text:p>
          </table:table-cell>
          <table:table-cell office:value-type="float" office:value="6826" table:style-name="ce7">
            <text:p>6,826<text:s/></text:p>
          </table:table-cell>
          <table:table-cell office:value-type="float" office:value="17434" table:style-name="ce7">
            <text:p>17,434<text:s/></text:p>
          </table:table-cell>
          <table:table-cell office:value-type="float" office:value="6976" table:style-name="ce7">
            <text:p>6,976<text:s/></text:p>
          </table:table-cell>
          <table:table-cell office:value-type="float" office:value="24991" table:style-name="ce7">
            <text:p>24,991<text:s/></text:p>
          </table:table-cell>
          <table:table-cell office:value-type="float" office:value="9791" table:style-name="ce7">
            <text:p>9,791<text:s/></text:p>
          </table:table-cell>
          <table:table-cell office:value-type="float" office:value="8277" table:style-name="ce7">
            <text:p>8,277<text:s/></text:p>
          </table:table-cell>
          <table:table-cell office:value-type="float" office:value="10714" table:style-name="ce7">
            <text:p>10,714<text:s/></text:p>
          </table:table-cell>
          <table:table-cell office:value-type="float" office:value="15869" table:style-name="ce7">
            <text:p>15,869<text:s/></text:p>
          </table:table-cell>
          <table:table-cell office:value-type="float" office:value="10843" table:style-name="ce7">
            <text:p>10,843<text:s/></text:p>
          </table:table-cell>
          <table:table-cell office:value-type="float" office:value="11729" table:style-name="ce7">
            <text:p>11,729<text:s/></text:p>
          </table:table-cell>
          <table:table-cell office:value-type="float" office:value="14088" table:style-name="ce7">
            <text:p>14,088<text:s/></text:p>
          </table:table-cell>
          <table:table-cell office:value-type="float" office:value="5071" table:style-name="ce7">
            <text:p>5,071<text:s/></text:p>
          </table:table-cell>
          <table:table-cell office:value-type="float" office:value="6223" table:style-name="ce7">
            <text:p>6,223<text:s/></text:p>
          </table:table-cell>
          <table:table-cell office:value-type="float" office:value="2641" table:style-name="ce8">
            <text:p>2,641<text:s/></text:p>
          </table:table-cell>
          <table:table-cell office:value-type="float" office:value="1896" table:style-name="ce7">
            <text:p>1,896<text:s/></text:p>
          </table:table-cell>
          <table:table-cell office:value-type="float" office:value="5855" table:style-name="ce7">
            <text:p>5,855<text:s/></text:p>
          </table:table-cell>
          <table:table-cell office:value-type="float" office:value="5831" table:style-name="ce7">
            <text:p>5,831<text:s/></text:p>
          </table:table-cell>
          <table:table-cell office:value-type="float" office:value="7532" table:style-name="ce7">
            <text:p>7,532<text:s/></text:p>
          </table:table-cell>
          <table:table-cell office:value-type="float" office:value="8054" table:style-name="ce7">
            <text:p>8,054<text:s/></text:p>
          </table:table-cell>
          <table:table-cell office:value-type="float" office:value="10171" table:style-name="ce7">
            <text:p>10,171<text:s/></text:p>
          </table:table-cell>
          <table:table-cell office:value-type="float" office:value="14007" table:style-name="ce7">
            <text:p>14,007<text:s/></text:p>
          </table:table-cell>
          <table:table-cell office:value-type="float" office:value="17763" table:style-name="ce7">
            <text:p>17,763<text:s/></text:p>
          </table:table-cell>
          <table:table-cell office:value-type="float" office:value="8195" table:style-name="ce7">
            <text:p>8,195<text:s/></text:p>
          </table:table-cell>
          <table:table-cell office:value-type="float" office:value="7249" table:style-name="ce7">
            <text:p>7,249<text:s/></text:p>
          </table:table-cell>
          <table:table-cell office:value-type="float" office:value="8087" table:style-name="ce7">
            <text:p>8,087<text:s/></text:p>
          </table:table-cell>
          <table:table-cell office:value-type="float" office:value="7265" table:style-name="ce7">
            <text:p>7,265<text:s/></text:p>
          </table:table-cell>
          <table:table-cell office:value-type="float" office:value="7497" table:style-name="ce7">
            <text:p>7,497<text:s/></text:p>
          </table:table-cell>
          <table:table-cell office:value-type="float" office:value="6168" table:style-name="ce7">
            <text:p>6,168<text:s/></text:p>
          </table:table-cell>
          <table:table-cell office:value-type="float" office:value="5190" table:style-name="ce7">
            <text:p>5,19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10T00:00:00" table:style-name="ce6">
            <text:p>2023/7/10</text:p>
          </table:table-cell>
          <table:table-cell office:value-type="float" office:value="5272" table:style-name="ce7">
            <text:p>5,272<text:s/></text:p>
          </table:table-cell>
          <table:table-cell office:value-type="float" office:value="12937" table:style-name="ce7">
            <text:p>12,937<text:s/></text:p>
          </table:table-cell>
          <table:table-cell office:value-type="float" office:value="41634" table:style-name="ce7">
            <text:p>41,634<text:s/></text:p>
          </table:table-cell>
          <table:table-cell office:value-type="float" office:value="37810" table:style-name="ce7">
            <text:p>37,810<text:s/></text:p>
          </table:table-cell>
          <table:table-cell office:value-type="float" office:value="21701" table:style-name="ce7">
            <text:p>21,701<text:s/></text:p>
          </table:table-cell>
          <table:table-cell office:value-type="float" office:value="12578" table:style-name="ce7">
            <text:p>12,578<text:s/></text:p>
          </table:table-cell>
          <table:table-cell office:value-type="float" office:value="9846" table:style-name="ce7">
            <text:p>9,846<text:s/></text:p>
          </table:table-cell>
          <table:table-cell office:value-type="float" office:value="3681" table:style-name="ce7">
            <text:p>3,681<text:s/></text:p>
          </table:table-cell>
          <table:table-cell office:value-type="float" office:value="3118" table:style-name="ce7">
            <text:p>3,118<text:s/></text:p>
          </table:table-cell>
          <table:table-cell office:value-type="float" office:value="11759" table:style-name="ce7">
            <text:p>11,759<text:s/></text:p>
          </table:table-cell>
          <table:table-cell office:value-type="float" office:value="1917" table:style-name="ce7">
            <text:p>1,917<text:s/></text:p>
          </table:table-cell>
          <table:table-cell office:value-type="float" office:value="3423" table:style-name="ce7">
            <text:p>3,423<text:s/></text:p>
          </table:table-cell>
          <table:table-cell office:value-type="float" office:value="4320" table:style-name="ce7">
            <text:p>4,320<text:s/></text:p>
          </table:table-cell>
          <table:table-cell office:value-type="float" office:value="7227" table:style-name="ce7">
            <text:p>7,227<text:s/></text:p>
          </table:table-cell>
          <table:table-cell office:value-type="float" office:value="11770" table:style-name="ce7">
            <text:p>11,770<text:s/></text:p>
          </table:table-cell>
          <table:table-cell office:value-type="float" office:value="15602" table:style-name="ce7">
            <text:p>15,602<text:s/></text:p>
          </table:table-cell>
          <table:table-cell office:value-type="float" office:value="16470" table:style-name="ce7">
            <text:p>16,470<text:s/></text:p>
          </table:table-cell>
          <table:table-cell office:value-type="float" office:value="4449" table:style-name="ce7">
            <text:p>4,449<text:s/></text:p>
          </table:table-cell>
          <table:table-cell office:value-type="float" office:value="8897" table:style-name="ce7">
            <text:p>8,897<text:s/></text:p>
          </table:table-cell>
          <table:table-cell office:value-type="float" office:value="3027" table:style-name="ce7">
            <text:p>3,027<text:s/></text:p>
          </table:table-cell>
          <table:table-cell office:value-type="float" office:value="7721" table:style-name="ce7">
            <text:p>7,721<text:s/></text:p>
          </table:table-cell>
          <table:table-cell office:value-type="float" office:value="7288" table:style-name="ce7">
            <text:p>7,288<text:s/></text:p>
          </table:table-cell>
          <table:table-cell office:value-type="float" office:value="6550" table:style-name="ce7">
            <text:p>6,550<text:s/></text:p>
          </table:table-cell>
          <table:table-cell office:value-type="float" office:value="31274" table:style-name="ce7">
            <text:p>31,274<text:s/></text:p>
          </table:table-cell>
          <table:table-cell office:value-type="float" office:value="3594" table:style-name="ce7">
            <text:p>3,594<text:s/></text:p>
          </table:table-cell>
          <table:table-cell office:value-type="float" office:value="10082" table:style-name="ce7">
            <text:p>10,082<text:s/></text:p>
          </table:table-cell>
          <table:table-cell office:value-type="float" office:value="12289" table:style-name="ce7">
            <text:p>12,289<text:s/></text:p>
          </table:table-cell>
          <table:table-cell office:value-type="float" office:value="14720" table:style-name="ce7">
            <text:p>14,720<text:s/></text:p>
          </table:table-cell>
          <table:table-cell office:value-type="float" office:value="18514" table:style-name="ce8">
            <text:p>18,514<text:s/></text:p>
          </table:table-cell>
          <table:table-cell office:value-type="float" office:value="14465" table:style-name="ce7">
            <text:p>14,465<text:s/></text:p>
          </table:table-cell>
          <table:table-cell office:value-type="float" office:value="9229" table:style-name="ce7">
            <text:p>9,229<text:s/></text:p>
          </table:table-cell>
          <table:table-cell office:value-type="float" office:value="23125" table:style-name="ce7">
            <text:p>23,125<text:s/></text:p>
          </table:table-cell>
          <table:table-cell office:value-type="float" office:value="14515" table:style-name="ce7">
            <text:p>14,515<text:s/></text:p>
          </table:table-cell>
          <table:table-cell office:value-type="float" office:value="29852" table:style-name="ce7">
            <text:p>29,852<text:s/></text:p>
          </table:table-cell>
          <table:table-cell office:value-type="float" office:value="21931" table:style-name="ce7">
            <text:p>21,931<text:s/></text:p>
          </table:table-cell>
          <table:table-cell office:value-type="float" office:value="8640" table:style-name="ce7">
            <text:p>8,640<text:s/></text:p>
          </table:table-cell>
          <table:table-cell office:value-type="float" office:value="31967" table:style-name="ce7">
            <text:p>31,967<text:s/></text:p>
          </table:table-cell>
          <table:table-cell office:value-type="float" office:value="23116" table:style-name="ce7">
            <text:p>23,116<text:s/></text:p>
          </table:table-cell>
          <table:table-cell office:value-type="float" office:value="20359" table:style-name="ce8">
            <text:p>20,359<text:s/></text:p>
          </table:table-cell>
          <table:table-cell office:value-type="float" office:value="18102" table:style-name="ce7">
            <text:p>18,102<text:s/></text:p>
          </table:table-cell>
          <table:table-cell office:value-type="float" office:value="23302" table:style-name="ce7">
            <text:p>23,302<text:s/></text:p>
          </table:table-cell>
          <table:table-cell office:value-type="float" office:value="129251" table:style-name="ce7">
            <text:p>129,251<text:s/></text:p>
          </table:table-cell>
          <table:table-cell office:value-type="float" office:value="41503" table:style-name="ce7">
            <text:p>41,503<text:s/></text:p>
          </table:table-cell>
          <table:table-cell office:value-type="float" office:value="21901" table:style-name="ce7">
            <text:p>21,901<text:s/></text:p>
          </table:table-cell>
          <table:table-cell office:value-type="float" office:value="20198" table:style-name="ce7">
            <text:p>20,198<text:s/></text:p>
          </table:table-cell>
          <table:table-cell office:value-type="float" office:value="22391" table:style-name="ce7">
            <text:p>22,391<text:s/></text:p>
          </table:table-cell>
          <table:table-cell office:value-type="float" office:value="22119" table:style-name="ce7">
            <text:p>22,119<text:s/></text:p>
          </table:table-cell>
          <table:table-cell office:value-type="float" office:value="21954" table:style-name="ce7">
            <text:p>21,954<text:s/></text:p>
          </table:table-cell>
          <table:table-cell office:value-type="float" office:value="21021" table:style-name="ce7">
            <text:p>21,021<text:s/></text:p>
          </table:table-cell>
          <table:table-cell office:value-type="float" office:value="11476" table:style-name="ce7">
            <text:p>11,476<text:s/></text:p>
          </table:table-cell>
          <table:table-cell office:value-type="float" office:value="27579" table:style-name="ce7">
            <text:p>27,579<text:s/></text:p>
          </table:table-cell>
          <table:table-cell office:value-type="float" office:value="6367" table:style-name="ce7">
            <text:p>6,367<text:s/></text:p>
          </table:table-cell>
          <table:table-cell office:value-type="float" office:value="7561" table:style-name="ce7">
            <text:p>7,561<text:s/></text:p>
          </table:table-cell>
          <table:table-cell office:value-type="float" office:value="15925" table:style-name="ce7">
            <text:p>15,925<text:s/></text:p>
          </table:table-cell>
          <table:table-cell office:value-type="float" office:value="3493" table:style-name="ce7">
            <text:p>3,493<text:s/></text:p>
          </table:table-cell>
          <table:table-cell office:value-type="float" office:value="3623" table:style-name="ce7">
            <text:p>3,623<text:s/></text:p>
          </table:table-cell>
          <table:table-cell office:value-type="float" office:value="2946" table:style-name="ce7">
            <text:p>2,946<text:s/></text:p>
          </table:table-cell>
          <table:table-cell office:value-type="float" office:value="11478" table:style-name="ce7">
            <text:p>11,478<text:s/></text:p>
          </table:table-cell>
          <table:table-cell office:value-type="float" office:value="8773" table:style-name="ce7">
            <text:p>8,773<text:s/></text:p>
          </table:table-cell>
          <table:table-cell office:value-type="float" office:value="12277" table:style-name="ce7">
            <text:p>12,277<text:s/></text:p>
          </table:table-cell>
          <table:table-cell office:value-type="float" office:value="26709" table:style-name="ce7">
            <text:p>26,709<text:s/></text:p>
          </table:table-cell>
          <table:table-cell office:value-type="float" office:value="8884" table:style-name="ce7">
            <text:p>8,884<text:s/></text:p>
          </table:table-cell>
          <table:table-cell office:value-type="float" office:value="12469" table:style-name="ce7">
            <text:p>12,469<text:s/></text:p>
          </table:table-cell>
          <table:table-cell office:value-type="float" office:value="8063" table:style-name="ce7">
            <text:p>8,063<text:s/></text:p>
          </table:table-cell>
          <table:table-cell office:value-type="float" office:value="21298" table:style-name="ce7">
            <text:p>21,298<text:s/></text:p>
          </table:table-cell>
          <table:table-cell office:value-type="float" office:value="21944" table:style-name="ce7">
            <text:p>21,944<text:s/></text:p>
          </table:table-cell>
          <table:table-cell office:value-type="float" office:value="24765" table:style-name="ce7">
            <text:p>24,765<text:s/></text:p>
          </table:table-cell>
          <table:table-cell office:value-type="float" office:value="39421" table:style-name="ce7">
            <text:p>39,421<text:s/></text:p>
          </table:table-cell>
          <table:table-cell office:value-type="float" office:value="34789" table:style-name="ce7">
            <text:p>34,789<text:s/></text:p>
          </table:table-cell>
          <table:table-cell office:value-type="float" office:value="26604" table:style-name="ce7">
            <text:p>26,604<text:s/></text:p>
          </table:table-cell>
          <table:table-cell office:value-type="float" office:value="24430" table:style-name="ce7">
            <text:p>24,430<text:s/></text:p>
          </table:table-cell>
          <table:table-cell office:value-type="float" office:value="61160" table:style-name="ce7">
            <text:p>61,160<text:s/></text:p>
          </table:table-cell>
          <table:table-cell office:value-type="float" office:value="19874" table:style-name="ce7">
            <text:p>19,874<text:s/></text:p>
          </table:table-cell>
          <table:table-cell office:value-type="float" office:value="30691" table:style-name="ce7">
            <text:p>30,691<text:s/></text:p>
          </table:table-cell>
          <table:table-cell office:value-type="float" office:value="31251" table:style-name="ce7">
            <text:p>31,251<text:s/></text:p>
          </table:table-cell>
          <table:table-cell office:value-type="float" office:value="19743" table:style-name="ce7">
            <text:p>19,743<text:s/></text:p>
          </table:table-cell>
          <table:table-cell office:value-type="float" office:value="59713" table:style-name="ce7">
            <text:p>59,713<text:s/></text:p>
          </table:table-cell>
          <table:table-cell office:value-type="float" office:value="18027" table:style-name="ce7">
            <text:p>18,027<text:s/></text:p>
          </table:table-cell>
          <table:table-cell office:value-type="float" office:value="15273" table:style-name="ce7">
            <text:p>15,273<text:s/></text:p>
          </table:table-cell>
          <table:table-cell office:value-type="float" office:value="13307" table:style-name="ce7">
            <text:p>13,307<text:s/></text:p>
          </table:table-cell>
          <table:table-cell office:value-type="float" office:value="20252" table:style-name="ce7">
            <text:p>20,252<text:s/></text:p>
          </table:table-cell>
          <table:table-cell office:value-type="float" office:value="11950" table:style-name="ce7">
            <text:p>11,950<text:s/></text:p>
          </table:table-cell>
          <table:table-cell office:value-type="float" office:value="30395" table:style-name="ce7">
            <text:p>30,395<text:s/></text:p>
          </table:table-cell>
          <table:table-cell office:value-type="float" office:value="19188" table:style-name="ce7">
            <text:p>19,188<text:s/></text:p>
          </table:table-cell>
          <table:table-cell office:value-type="float" office:value="7483" table:style-name="ce7">
            <text:p>7,483<text:s/></text:p>
          </table:table-cell>
          <table:table-cell office:value-type="float" office:value="13350" table:style-name="ce7">
            <text:p>13,350<text:s/></text:p>
          </table:table-cell>
          <table:table-cell office:value-type="float" office:value="38431" table:style-name="ce7">
            <text:p>38,431<text:s/></text:p>
          </table:table-cell>
          <table:table-cell office:value-type="float" office:value="22643" table:style-name="ce7">
            <text:p>22,643<text:s/></text:p>
          </table:table-cell>
          <table:table-cell office:value-type="float" office:value="23457" table:style-name="ce7">
            <text:p>23,457<text:s/></text:p>
          </table:table-cell>
          <table:table-cell office:value-type="float" office:value="24036" table:style-name="ce7">
            <text:p>24,036<text:s/></text:p>
          </table:table-cell>
          <table:table-cell office:value-type="float" office:value="8162" table:style-name="ce7">
            <text:p>8,162<text:s/></text:p>
          </table:table-cell>
          <table:table-cell office:value-type="float" office:value="9623" table:style-name="ce7">
            <text:p>9,623<text:s/></text:p>
          </table:table-cell>
          <table:table-cell office:value-type="float" office:value="4322" table:style-name="ce8">
            <text:p>4,322<text:s/></text:p>
          </table:table-cell>
          <table:table-cell office:value-type="float" office:value="4808" table:style-name="ce7">
            <text:p>4,808<text:s/></text:p>
          </table:table-cell>
          <table:table-cell office:value-type="float" office:value="7004" table:style-name="ce7">
            <text:p>7,004<text:s/></text:p>
          </table:table-cell>
          <table:table-cell office:value-type="float" office:value="9070" table:style-name="ce7">
            <text:p>9,070<text:s/></text:p>
          </table:table-cell>
          <table:table-cell office:value-type="float" office:value="9871" table:style-name="ce7">
            <text:p>9,871<text:s/></text:p>
          </table:table-cell>
          <table:table-cell office:value-type="float" office:value="10536" table:style-name="ce7">
            <text:p>10,536<text:s/></text:p>
          </table:table-cell>
          <table:table-cell office:value-type="float" office:value="15776" table:style-name="ce7">
            <text:p>15,776<text:s/></text:p>
          </table:table-cell>
          <table:table-cell office:value-type="float" office:value="26986" table:style-name="ce7">
            <text:p>26,986<text:s/></text:p>
          </table:table-cell>
          <table:table-cell office:value-type="float" office:value="22213" table:style-name="ce7">
            <text:p>22,213<text:s/></text:p>
          </table:table-cell>
          <table:table-cell office:value-type="float" office:value="12752" table:style-name="ce7">
            <text:p>12,752<text:s/></text:p>
          </table:table-cell>
          <table:table-cell office:value-type="float" office:value="10900" table:style-name="ce7">
            <text:p>10,900<text:s/></text:p>
          </table:table-cell>
          <table:table-cell office:value-type="float" office:value="11784" table:style-name="ce7">
            <text:p>11,784<text:s/></text:p>
          </table:table-cell>
          <table:table-cell office:value-type="float" office:value="11236" table:style-name="ce7">
            <text:p>11,236<text:s/></text:p>
          </table:table-cell>
          <table:table-cell office:value-type="float" office:value="11056" table:style-name="ce7">
            <text:p>11,056<text:s/></text:p>
          </table:table-cell>
          <table:table-cell office:value-type="float" office:value="9355" table:style-name="ce7">
            <text:p>9,355<text:s/></text:p>
          </table:table-cell>
          <table:table-cell office:value-type="float" office:value="8103" table:style-name="ce7">
            <text:p>8,10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11T00:00:00" table:style-name="ce6">
            <text:p>2023/7/11</text:p>
          </table:table-cell>
          <table:table-cell office:value-type="float" office:value="4794" table:style-name="ce7">
            <text:p>4,794<text:s/></text:p>
          </table:table-cell>
          <table:table-cell office:value-type="float" office:value="13390" table:style-name="ce7">
            <text:p>13,390<text:s/></text:p>
          </table:table-cell>
          <table:table-cell office:value-type="float" office:value="43319" table:style-name="ce7">
            <text:p>43,319<text:s/></text:p>
          </table:table-cell>
          <table:table-cell office:value-type="float" office:value="39732" table:style-name="ce7">
            <text:p>39,732<text:s/></text:p>
          </table:table-cell>
          <table:table-cell office:value-type="float" office:value="22533" table:style-name="ce7">
            <text:p>22,533<text:s/></text:p>
          </table:table-cell>
          <table:table-cell office:value-type="float" office:value="12920" table:style-name="ce7">
            <text:p>12,920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3665" table:style-name="ce7">
            <text:p>3,665<text:s/></text:p>
          </table:table-cell>
          <table:table-cell office:value-type="float" office:value="3140" table:style-name="ce7">
            <text:p>3,140<text:s/></text:p>
          </table:table-cell>
          <table:table-cell office:value-type="float" office:value="11545" table:style-name="ce7">
            <text:p>11,545<text:s/></text:p>
          </table:table-cell>
          <table:table-cell office:value-type="float" office:value="1946" table:style-name="ce7">
            <text:p>1,946<text:s/></text:p>
          </table:table-cell>
          <table:table-cell office:value-type="float" office:value="3424" table:style-name="ce7">
            <text:p>3,424<text:s/></text:p>
          </table:table-cell>
          <table:table-cell office:value-type="float" office:value="5162" table:style-name="ce7">
            <text:p>5,162<text:s/></text:p>
          </table:table-cell>
          <table:table-cell office:value-type="float" office:value="7461" table:style-name="ce7">
            <text:p>7,461<text:s/></text:p>
          </table:table-cell>
          <table:table-cell office:value-type="float" office:value="11912" table:style-name="ce7">
            <text:p>11,912<text:s/></text:p>
          </table:table-cell>
          <table:table-cell office:value-type="float" office:value="16130" table:style-name="ce7">
            <text:p>16,130<text:s/></text:p>
          </table:table-cell>
          <table:table-cell office:value-type="float" office:value="17086" table:style-name="ce7">
            <text:p>17,086<text:s/></text:p>
          </table:table-cell>
          <table:table-cell office:value-type="float" office:value="4561" table:style-name="ce7">
            <text:p>4,561<text:s/></text:p>
          </table:table-cell>
          <table:table-cell office:value-type="float" office:value="9271" table:style-name="ce7">
            <text:p>9,271<text:s/></text:p>
          </table:table-cell>
          <table:table-cell office:value-type="float" office:value="3132" table:style-name="ce7">
            <text:p>3,132<text:s/></text:p>
          </table:table-cell>
          <table:table-cell office:value-type="float" office:value="7682" table:style-name="ce7">
            <text:p>7,682<text:s/></text:p>
          </table:table-cell>
          <table:table-cell office:value-type="float" office:value="7541" table:style-name="ce7">
            <text:p>7,541<text:s/></text:p>
          </table:table-cell>
          <table:table-cell office:value-type="float" office:value="6701" table:style-name="ce7">
            <text:p>6,701<text:s/></text:p>
          </table:table-cell>
          <table:table-cell office:value-type="float" office:value="26589" table:style-name="ce7">
            <text:p>26,589<text:s/></text:p>
          </table:table-cell>
          <table:table-cell office:value-type="float" office:value="3557" table:style-name="ce7">
            <text:p>3,557<text:s/></text:p>
          </table:table-cell>
          <table:table-cell office:value-type="float" office:value="10208" table:style-name="ce7">
            <text:p>10,208<text:s/></text:p>
          </table:table-cell>
          <table:table-cell office:value-type="float" office:value="12510" table:style-name="ce7">
            <text:p>12,510<text:s/></text:p>
          </table:table-cell>
          <table:table-cell office:value-type="float" office:value="14872" table:style-name="ce7">
            <text:p>14,872<text:s/></text:p>
          </table:table-cell>
          <table:table-cell office:value-type="float" office:value="18922" table:style-name="ce8">
            <text:p>18,922<text:s/></text:p>
          </table:table-cell>
          <table:table-cell office:value-type="float" office:value="15206" table:style-name="ce7">
            <text:p>15,206<text:s/></text:p>
          </table:table-cell>
          <table:table-cell office:value-type="float" office:value="9263" table:style-name="ce7">
            <text:p>9,263<text:s/></text:p>
          </table:table-cell>
          <table:table-cell office:value-type="float" office:value="22584" table:style-name="ce7">
            <text:p>22,584<text:s/></text:p>
          </table:table-cell>
          <table:table-cell office:value-type="float" office:value="15084" table:style-name="ce7">
            <text:p>15,084<text:s/></text:p>
          </table:table-cell>
          <table:table-cell office:value-type="float" office:value="31585" table:style-name="ce7">
            <text:p>31,585<text:s/></text:p>
          </table:table-cell>
          <table:table-cell office:value-type="float" office:value="23235" table:style-name="ce7">
            <text:p>23,235<text:s/></text:p>
          </table:table-cell>
          <table:table-cell office:value-type="float" office:value="8903" table:style-name="ce7">
            <text:p>8,903<text:s/></text:p>
          </table:table-cell>
          <table:table-cell office:value-type="float" office:value="32660" table:style-name="ce7">
            <text:p>32,660<text:s/></text:p>
          </table:table-cell>
          <table:table-cell office:value-type="float" office:value="24233" table:style-name="ce7">
            <text:p>24,233<text:s/></text:p>
          </table:table-cell>
          <table:table-cell office:value-type="float" office:value="20695" table:style-name="ce8">
            <text:p>20,695<text:s/></text:p>
          </table:table-cell>
          <table:table-cell office:value-type="float" office:value="18290" table:style-name="ce7">
            <text:p>18,290<text:s/></text:p>
          </table:table-cell>
          <table:table-cell office:value-type="float" office:value="24321" table:style-name="ce7">
            <text:p>24,321<text:s/></text:p>
          </table:table-cell>
          <table:table-cell office:value-type="float" office:value="128943" table:style-name="ce7">
            <text:p>128,943<text:s/></text:p>
          </table:table-cell>
          <table:table-cell office:value-type="float" office:value="42948" table:style-name="ce7">
            <text:p>42,948<text:s/></text:p>
          </table:table-cell>
          <table:table-cell office:value-type="float" office:value="22638" table:style-name="ce7">
            <text:p>22,638<text:s/></text:p>
          </table:table-cell>
          <table:table-cell office:value-type="float" office:value="20384" table:style-name="ce7">
            <text:p>20,384<text:s/></text:p>
          </table:table-cell>
          <table:table-cell office:value-type="float" office:value="23952" table:style-name="ce7">
            <text:p>23,952<text:s/></text:p>
          </table:table-cell>
          <table:table-cell office:value-type="float" office:value="22983" table:style-name="ce7">
            <text:p>22,983<text:s/></text:p>
          </table:table-cell>
          <table:table-cell office:value-type="float" office:value="24098" table:style-name="ce7">
            <text:p>24,098<text:s/></text:p>
          </table:table-cell>
          <table:table-cell office:value-type="float" office:value="21426" table:style-name="ce7">
            <text:p>21,426<text:s/></text:p>
          </table:table-cell>
          <table:table-cell office:value-type="float" office:value="11128" table:style-name="ce7">
            <text:p>11,128<text:s/></text:p>
          </table:table-cell>
          <table:table-cell office:value-type="float" office:value="27664" table:style-name="ce7">
            <text:p>27,664<text:s/></text:p>
          </table:table-cell>
          <table:table-cell office:value-type="float" office:value="6440" table:style-name="ce7">
            <text:p>6,440<text:s/></text:p>
          </table:table-cell>
          <table:table-cell office:value-type="float" office:value="7773" table:style-name="ce7">
            <text:p>7,773<text:s/></text:p>
          </table:table-cell>
          <table:table-cell office:value-type="float" office:value="16266" table:style-name="ce7">
            <text:p>16,266<text:s/></text:p>
          </table:table-cell>
          <table:table-cell office:value-type="float" office:value="3804" table:style-name="ce7">
            <text:p>3,804<text:s/></text:p>
          </table:table-cell>
          <table:table-cell office:value-type="float" office:value="3697" table:style-name="ce7">
            <text:p>3,697<text:s/></text:p>
          </table:table-cell>
          <table:table-cell office:value-type="float" office:value="3050" table:style-name="ce7">
            <text:p>3,050<text:s/></text:p>
          </table:table-cell>
          <table:table-cell office:value-type="float" office:value="11698" table:style-name="ce7">
            <text:p>11,698<text:s/></text:p>
          </table:table-cell>
          <table:table-cell office:value-type="float" office:value="8921" table:style-name="ce7">
            <text:p>8,921<text:s/></text:p>
          </table:table-cell>
          <table:table-cell office:value-type="float" office:value="12425" table:style-name="ce7">
            <text:p>12,425<text:s/></text:p>
          </table:table-cell>
          <table:table-cell office:value-type="float" office:value="26098" table:style-name="ce7">
            <text:p>26,098<text:s/></text:p>
          </table:table-cell>
          <table:table-cell office:value-type="float" office:value="8919" table:style-name="ce7">
            <text:p>8,919<text:s/></text:p>
          </table:table-cell>
          <table:table-cell office:value-type="float" office:value="12806" table:style-name="ce7">
            <text:p>12,806<text:s/></text:p>
          </table:table-cell>
          <table:table-cell office:value-type="float" office:value="8087" table:style-name="ce7">
            <text:p>8,087<text:s/></text:p>
          </table:table-cell>
          <table:table-cell office:value-type="float" office:value="21565" table:style-name="ce7">
            <text:p>21,565<text:s/></text:p>
          </table:table-cell>
          <table:table-cell office:value-type="float" office:value="22815" table:style-name="ce7">
            <text:p>22,815<text:s/></text:p>
          </table:table-cell>
          <table:table-cell office:value-type="float" office:value="25139" table:style-name="ce7">
            <text:p>25,139<text:s/></text:p>
          </table:table-cell>
          <table:table-cell office:value-type="float" office:value="39323" table:style-name="ce7">
            <text:p>39,323<text:s/></text:p>
          </table:table-cell>
          <table:table-cell office:value-type="float" office:value="35501" table:style-name="ce7">
            <text:p>35,501<text:s/></text:p>
          </table:table-cell>
          <table:table-cell office:value-type="float" office:value="27159" table:style-name="ce7">
            <text:p>27,159<text:s/></text:p>
          </table:table-cell>
          <table:table-cell office:value-type="float" office:value="23797" table:style-name="ce7">
            <text:p>23,797<text:s/></text:p>
          </table:table-cell>
          <table:table-cell office:value-type="float" office:value="60829" table:style-name="ce7">
            <text:p>60,829<text:s/></text:p>
          </table:table-cell>
          <table:table-cell office:value-type="float" office:value="20697" table:style-name="ce7">
            <text:p>20,697<text:s/></text:p>
          </table:table-cell>
          <table:table-cell office:value-type="float" office:value="31462" table:style-name="ce7">
            <text:p>31,462<text:s/></text:p>
          </table:table-cell>
          <table:table-cell office:value-type="float" office:value="32641" table:style-name="ce7">
            <text:p>32,641<text:s/></text:p>
          </table:table-cell>
          <table:table-cell office:value-type="float" office:value="20742" table:style-name="ce7">
            <text:p>20,742<text:s/></text:p>
          </table:table-cell>
          <table:table-cell office:value-type="float" office:value="60201" table:style-name="ce7">
            <text:p>60,201<text:s/></text:p>
          </table:table-cell>
          <table:table-cell office:value-type="float" office:value="18266" table:style-name="ce7">
            <text:p>18,266<text:s/></text:p>
          </table:table-cell>
          <table:table-cell office:value-type="float" office:value="15458" table:style-name="ce7">
            <text:p>15,458<text:s/></text:p>
          </table:table-cell>
          <table:table-cell office:value-type="float" office:value="13378" table:style-name="ce7">
            <text:p>13,378<text:s/></text:p>
          </table:table-cell>
          <table:table-cell office:value-type="float" office:value="19992" table:style-name="ce7">
            <text:p>19,992<text:s/></text:p>
          </table:table-cell>
          <table:table-cell office:value-type="float" office:value="11986" table:style-name="ce7">
            <text:p>11,986<text:s/></text:p>
          </table:table-cell>
          <table:table-cell office:value-type="float" office:value="29772" table:style-name="ce7">
            <text:p>29,772<text:s/></text:p>
          </table:table-cell>
          <table:table-cell office:value-type="float" office:value="19603" table:style-name="ce7">
            <text:p>19,603<text:s/></text:p>
          </table:table-cell>
          <table:table-cell office:value-type="float" office:value="7575" table:style-name="ce7">
            <text:p>7,575<text:s/></text:p>
          </table:table-cell>
          <table:table-cell office:value-type="float" office:value="13666" table:style-name="ce7">
            <text:p>13,666<text:s/></text:p>
          </table:table-cell>
          <table:table-cell office:value-type="float" office:value="40056" table:style-name="ce7">
            <text:p>40,056<text:s/></text:p>
          </table:table-cell>
          <table:table-cell office:value-type="float" office:value="23070" table:style-name="ce7">
            <text:p>23,070<text:s/></text:p>
          </table:table-cell>
          <table:table-cell office:value-type="float" office:value="23687" table:style-name="ce7">
            <text:p>23,687<text:s/></text:p>
          </table:table-cell>
          <table:table-cell office:value-type="float" office:value="24602" table:style-name="ce7">
            <text:p>24,602<text:s/></text:p>
          </table:table-cell>
          <table:table-cell office:value-type="float" office:value="8128" table:style-name="ce7">
            <text:p>8,128<text:s/></text:p>
          </table:table-cell>
          <table:table-cell office:value-type="float" office:value="9993" table:style-name="ce7">
            <text:p>9,993<text:s/></text:p>
          </table:table-cell>
          <table:table-cell office:value-type="float" office:value="4289" table:style-name="ce8">
            <text:p>4,289<text:s/></text:p>
          </table:table-cell>
          <table:table-cell office:value-type="float" office:value="5002" table:style-name="ce7">
            <text:p>5,002<text:s/></text:p>
          </table:table-cell>
          <table:table-cell office:value-type="float" office:value="7226" table:style-name="ce7">
            <text:p>7,226<text:s/></text:p>
          </table:table-cell>
          <table:table-cell office:value-type="float" office:value="9239" table:style-name="ce7">
            <text:p>9,239<text:s/></text:p>
          </table:table-cell>
          <table:table-cell office:value-type="float" office:value="9897" table:style-name="ce7">
            <text:p>9,897<text:s/></text:p>
          </table:table-cell>
          <table:table-cell office:value-type="float" office:value="10649" table:style-name="ce7">
            <text:p>10,649<text:s/></text:p>
          </table:table-cell>
          <table:table-cell office:value-type="float" office:value="15722" table:style-name="ce7">
            <text:p>15,722<text:s/></text:p>
          </table:table-cell>
          <table:table-cell office:value-type="float" office:value="28099" table:style-name="ce7">
            <text:p>28,099<text:s/></text:p>
          </table:table-cell>
          <table:table-cell office:value-type="float" office:value="23331" table:style-name="ce7">
            <text:p>23,331<text:s/></text:p>
          </table:table-cell>
          <table:table-cell office:value-type="float" office:value="12999" table:style-name="ce7">
            <text:p>12,999<text:s/></text:p>
          </table:table-cell>
          <table:table-cell office:value-type="float" office:value="11153" table:style-name="ce7">
            <text:p>11,153<text:s/></text:p>
          </table:table-cell>
          <table:table-cell office:value-type="float" office:value="12080" table:style-name="ce7">
            <text:p>12,080<text:s/></text:p>
          </table:table-cell>
          <table:table-cell office:value-type="float" office:value="11314" table:style-name="ce7">
            <text:p>11,314<text:s/></text:p>
          </table:table-cell>
          <table:table-cell office:value-type="float" office:value="11063" table:style-name="ce7">
            <text:p>11,063<text:s/></text:p>
          </table:table-cell>
          <table:table-cell office:value-type="float" office:value="9527" table:style-name="ce7">
            <text:p>9,527<text:s/></text:p>
          </table:table-cell>
          <table:table-cell office:value-type="float" office:value="8442" table:style-name="ce7">
            <text:p>8,44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12T00:00:00" table:style-name="ce6">
            <text:p>2023/7/12</text:p>
          </table:table-cell>
          <table:table-cell office:value-type="float" office:value="5179" table:style-name="ce7">
            <text:p>5,179<text:s/></text:p>
          </table:table-cell>
          <table:table-cell office:value-type="float" office:value="13642" table:style-name="ce7">
            <text:p>13,642<text:s/></text:p>
          </table:table-cell>
          <table:table-cell office:value-type="float" office:value="44321" table:style-name="ce7">
            <text:p>44,321<text:s/></text:p>
          </table:table-cell>
          <table:table-cell office:value-type="float" office:value="41349" table:style-name="ce7">
            <text:p>41,349<text:s/></text:p>
          </table:table-cell>
          <table:table-cell office:value-type="float" office:value="23237" table:style-name="ce7">
            <text:p>23,237<text:s/></text:p>
          </table:table-cell>
          <table:table-cell office:value-type="float" office:value="13129" table:style-name="ce7">
            <text:p>13,129<text:s/></text:p>
          </table:table-cell>
          <table:table-cell office:value-type="float" office:value="10448" table:style-name="ce7">
            <text:p>10,448<text:s/></text:p>
          </table:table-cell>
          <table:table-cell office:value-type="float" office:value="3895" table:style-name="ce7">
            <text:p>3,895<text:s/></text:p>
          </table:table-cell>
          <table:table-cell office:value-type="float" office:value="3251" table:style-name="ce7">
            <text:p>3,251<text:s/></text:p>
          </table:table-cell>
          <table:table-cell office:value-type="float" office:value="11550" table:style-name="ce7">
            <text:p>11,550<text:s/></text:p>
          </table:table-cell>
          <table:table-cell office:value-type="float" office:value="2075" table:style-name="ce7">
            <text:p>2,075<text:s/></text:p>
          </table:table-cell>
          <table:table-cell office:value-type="float" office:value="3600" table:style-name="ce7">
            <text:p>3,600<text:s/></text:p>
          </table:table-cell>
          <table:table-cell office:value-type="float" office:value="5187" table:style-name="ce7">
            <text:p>5,187<text:s/></text:p>
          </table:table-cell>
          <table:table-cell office:value-type="float" office:value="7659" table:style-name="ce7">
            <text:p>7,659<text:s/></text:p>
          </table:table-cell>
          <table:table-cell office:value-type="float" office:value="12154" table:style-name="ce7">
            <text:p>12,154<text:s/></text:p>
          </table:table-cell>
          <table:table-cell office:value-type="float" office:value="16195" table:style-name="ce7">
            <text:p>16,195<text:s/></text:p>
          </table:table-cell>
          <table:table-cell office:value-type="float" office:value="17440" table:style-name="ce7">
            <text:p>17,440<text:s/></text:p>
          </table:table-cell>
          <table:table-cell office:value-type="float" office:value="4818" table:style-name="ce7">
            <text:p>4,818<text:s/></text:p>
          </table:table-cell>
          <table:table-cell office:value-type="float" office:value="9490" table:style-name="ce7">
            <text:p>9,490<text:s/></text:p>
          </table:table-cell>
          <table:table-cell office:value-type="float" office:value="3136" table:style-name="ce7">
            <text:p>3,136<text:s/></text:p>
          </table:table-cell>
          <table:table-cell office:value-type="float" office:value="8228" table:style-name="ce7">
            <text:p>8,228<text:s/></text:p>
          </table:table-cell>
          <table:table-cell office:value-type="float" office:value="7780" table:style-name="ce7">
            <text:p>7,780<text:s/></text:p>
          </table:table-cell>
          <table:table-cell office:value-type="float" office:value="6752" table:style-name="ce7">
            <text:p>6,752<text:s/></text:p>
          </table:table-cell>
          <table:table-cell office:value-type="float" office:value="27199" table:style-name="ce7">
            <text:p>27,199<text:s/></text:p>
          </table:table-cell>
          <table:table-cell office:value-type="float" office:value="3517" table:style-name="ce7">
            <text:p>3,517<text:s/></text:p>
          </table:table-cell>
          <table:table-cell office:value-type="float" office:value="10454" table:style-name="ce7">
            <text:p>10,454<text:s/></text:p>
          </table:table-cell>
          <table:table-cell office:value-type="float" office:value="12854" table:style-name="ce7">
            <text:p>12,854<text:s/></text:p>
          </table:table-cell>
          <table:table-cell office:value-type="float" office:value="15189" table:style-name="ce7">
            <text:p>15,189<text:s/></text:p>
          </table:table-cell>
          <table:table-cell office:value-type="float" office:value="19023" table:style-name="ce8">
            <text:p>19,023<text:s/></text:p>
          </table:table-cell>
          <table:table-cell office:value-type="float" office:value="14674" table:style-name="ce7">
            <text:p>14,674<text:s/></text:p>
          </table:table-cell>
          <table:table-cell office:value-type="float" office:value="9571" table:style-name="ce7">
            <text:p>9,571<text:s/></text:p>
          </table:table-cell>
          <table:table-cell office:value-type="float" office:value="23859" table:style-name="ce7">
            <text:p>23,859<text:s/></text:p>
          </table:table-cell>
          <table:table-cell office:value-type="float" office:value="15780" table:style-name="ce7">
            <text:p>15,780<text:s/></text:p>
          </table:table-cell>
          <table:table-cell office:value-type="float" office:value="32652" table:style-name="ce7">
            <text:p>32,652<text:s/></text:p>
          </table:table-cell>
          <table:table-cell office:value-type="float" office:value="24170" table:style-name="ce7">
            <text:p>24,170<text:s/></text:p>
          </table:table-cell>
          <table:table-cell office:value-type="float" office:value="9156" table:style-name="ce7">
            <text:p>9,156<text:s/></text:p>
          </table:table-cell>
          <table:table-cell office:value-type="float" office:value="33278" table:style-name="ce7">
            <text:p>33,278<text:s/></text:p>
          </table:table-cell>
          <table:table-cell office:value-type="float" office:value="24683" table:style-name="ce7">
            <text:p>24,683<text:s/></text:p>
          </table:table-cell>
          <table:table-cell office:value-type="float" office:value="20895" table:style-name="ce8">
            <text:p>20,895<text:s/></text:p>
          </table:table-cell>
          <table:table-cell office:value-type="float" office:value="18689" table:style-name="ce7">
            <text:p>18,689<text:s/></text:p>
          </table:table-cell>
          <table:table-cell office:value-type="float" office:value="24253" table:style-name="ce7">
            <text:p>24,253<text:s/></text:p>
          </table:table-cell>
          <table:table-cell office:value-type="float" office:value="133226" table:style-name="ce7">
            <text:p>133,226<text:s/></text:p>
          </table:table-cell>
          <table:table-cell office:value-type="float" office:value="45803" table:style-name="ce7">
            <text:p>45,803<text:s/></text:p>
          </table:table-cell>
          <table:table-cell office:value-type="float" office:value="24222" table:style-name="ce7">
            <text:p>24,222<text:s/></text:p>
          </table:table-cell>
          <table:table-cell office:value-type="float" office:value="21190" table:style-name="ce7">
            <text:p>21,190<text:s/></text:p>
          </table:table-cell>
          <table:table-cell office:value-type="float" office:value="23768" table:style-name="ce7">
            <text:p>23,768<text:s/></text:p>
          </table:table-cell>
          <table:table-cell office:value-type="float" office:value="23604" table:style-name="ce7">
            <text:p>23,604<text:s/></text:p>
          </table:table-cell>
          <table:table-cell office:value-type="float" office:value="24220" table:style-name="ce7">
            <text:p>24,220<text:s/></text:p>
          </table:table-cell>
          <table:table-cell office:value-type="float" office:value="22158" table:style-name="ce7">
            <text:p>22,158<text:s/></text:p>
          </table:table-cell>
          <table:table-cell office:value-type="float" office:value="11371" table:style-name="ce7">
            <text:p>11,371<text:s/></text:p>
          </table:table-cell>
          <table:table-cell office:value-type="float" office:value="27888" table:style-name="ce7">
            <text:p>27,888<text:s/></text:p>
          </table:table-cell>
          <table:table-cell office:value-type="float" office:value="6546" table:style-name="ce7">
            <text:p>6,546<text:s/></text:p>
          </table:table-cell>
          <table:table-cell office:value-type="float" office:value="7796" table:style-name="ce7">
            <text:p>7,796<text:s/></text:p>
          </table:table-cell>
          <table:table-cell office:value-type="float" office:value="16723" table:style-name="ce7">
            <text:p>16,723<text:s/></text:p>
          </table:table-cell>
          <table:table-cell office:value-type="float" office:value="4055" table:style-name="ce7">
            <text:p>4,055<text:s/></text:p>
          </table:table-cell>
          <table:table-cell office:value-type="float" office:value="3768" table:style-name="ce7">
            <text:p>3,768<text:s/></text:p>
          </table:table-cell>
          <table:table-cell office:value-type="float" office:value="3246" table:style-name="ce7">
            <text:p>3,246<text:s/></text:p>
          </table:table-cell>
          <table:table-cell office:value-type="float" office:value="12017" table:style-name="ce7">
            <text:p>12,017<text:s/></text:p>
          </table:table-cell>
          <table:table-cell office:value-type="float" office:value="9041" table:style-name="ce7">
            <text:p>9,041<text:s/></text:p>
          </table:table-cell>
          <table:table-cell office:value-type="float" office:value="12567" table:style-name="ce7">
            <text:p>12,567<text:s/></text:p>
          </table:table-cell>
          <table:table-cell office:value-type="float" office:value="27524" table:style-name="ce7">
            <text:p>27,524<text:s/></text:p>
          </table:table-cell>
          <table:table-cell office:value-type="float" office:value="9029" table:style-name="ce7">
            <text:p>9,029<text:s/></text:p>
          </table:table-cell>
          <table:table-cell office:value-type="float" office:value="12977" table:style-name="ce7">
            <text:p>12,977<text:s/></text:p>
          </table:table-cell>
          <table:table-cell office:value-type="float" office:value="8140" table:style-name="ce7">
            <text:p>8,140<text:s/></text:p>
          </table:table-cell>
          <table:table-cell office:value-type="float" office:value="21718" table:style-name="ce7">
            <text:p>21,718<text:s/></text:p>
          </table:table-cell>
          <table:table-cell office:value-type="float" office:value="22814" table:style-name="ce7">
            <text:p>22,814<text:s/></text:p>
          </table:table-cell>
          <table:table-cell office:value-type="float" office:value="25955" table:style-name="ce7">
            <text:p>25,955<text:s/></text:p>
          </table:table-cell>
          <table:table-cell office:value-type="float" office:value="40154" table:style-name="ce7">
            <text:p>40,154<text:s/></text:p>
          </table:table-cell>
          <table:table-cell office:value-type="float" office:value="36050" table:style-name="ce7">
            <text:p>36,050<text:s/></text:p>
          </table:table-cell>
          <table:table-cell office:value-type="float" office:value="27402" table:style-name="ce7">
            <text:p>27,402<text:s/></text:p>
          </table:table-cell>
          <table:table-cell office:value-type="float" office:value="24792" table:style-name="ce7">
            <text:p>24,792<text:s/></text:p>
          </table:table-cell>
          <table:table-cell office:value-type="float" office:value="65933" table:style-name="ce7">
            <text:p>65,933<text:s/></text:p>
          </table:table-cell>
          <table:table-cell office:value-type="float" office:value="22127" table:style-name="ce7">
            <text:p>22,127<text:s/></text:p>
          </table:table-cell>
          <table:table-cell office:value-type="float" office:value="32963" table:style-name="ce7">
            <text:p>32,963<text:s/></text:p>
          </table:table-cell>
          <table:table-cell office:value-type="float" office:value="33682" table:style-name="ce7">
            <text:p>33,682<text:s/></text:p>
          </table:table-cell>
          <table:table-cell office:value-type="float" office:value="21270" table:style-name="ce7">
            <text:p>21,270<text:s/></text:p>
          </table:table-cell>
          <table:table-cell office:value-type="float" office:value="61366" table:style-name="ce7">
            <text:p>61,366<text:s/></text:p>
          </table:table-cell>
          <table:table-cell office:value-type="float" office:value="18613" table:style-name="ce7">
            <text:p>18,613<text:s/></text:p>
          </table:table-cell>
          <table:table-cell office:value-type="float" office:value="15652" table:style-name="ce7">
            <text:p>15,652<text:s/></text:p>
          </table:table-cell>
          <table:table-cell office:value-type="float" office:value="13655" table:style-name="ce7">
            <text:p>13,655<text:s/></text:p>
          </table:table-cell>
          <table:table-cell office:value-type="float" office:value="20418" table:style-name="ce7">
            <text:p>20,418<text:s/></text:p>
          </table:table-cell>
          <table:table-cell office:value-type="float" office:value="12446" table:style-name="ce7">
            <text:p>12,446<text:s/></text:p>
          </table:table-cell>
          <table:table-cell office:value-type="float" office:value="29016" table:style-name="ce7">
            <text:p>29,016<text:s/></text:p>
          </table:table-cell>
          <table:table-cell office:value-type="float" office:value="20345" table:style-name="ce7">
            <text:p>20,345<text:s/></text:p>
          </table:table-cell>
          <table:table-cell office:value-type="float" office:value="7919" table:style-name="ce7">
            <text:p>7,919<text:s/></text:p>
          </table:table-cell>
          <table:table-cell office:value-type="float" office:value="21784" table:style-name="ce7">
            <text:p>21,784<text:s/></text:p>
          </table:table-cell>
          <table:table-cell office:value-type="float" office:value="40958" table:style-name="ce7">
            <text:p>40,958<text:s/></text:p>
          </table:table-cell>
          <table:table-cell office:value-type="float" office:value="23814" table:style-name="ce7">
            <text:p>23,814<text:s/></text:p>
          </table:table-cell>
          <table:table-cell office:value-type="float" office:value="24714" table:style-name="ce7">
            <text:p>24,714<text:s/></text:p>
          </table:table-cell>
          <table:table-cell office:value-type="float" office:value="24993" table:style-name="ce7">
            <text:p>24,993<text:s/></text:p>
          </table:table-cell>
          <table:table-cell office:value-type="float" office:value="8294" table:style-name="ce7">
            <text:p>8,294<text:s/></text:p>
          </table:table-cell>
          <table:table-cell office:value-type="float" office:value="10080" table:style-name="ce7">
            <text:p>10,080<text:s/></text:p>
          </table:table-cell>
          <table:table-cell office:value-type="float" office:value="4291" table:style-name="ce8">
            <text:p>4,291<text:s/></text:p>
          </table:table-cell>
          <table:table-cell office:value-type="float" office:value="4943" table:style-name="ce7">
            <text:p>4,943<text:s/></text:p>
          </table:table-cell>
          <table:table-cell office:value-type="float" office:value="7552" table:style-name="ce7">
            <text:p>7,552<text:s/></text:p>
          </table:table-cell>
          <table:table-cell office:value-type="float" office:value="9679" table:style-name="ce7">
            <text:p>9,679<text:s/></text:p>
          </table:table-cell>
          <table:table-cell office:value-type="float" office:value="10505" table:style-name="ce7">
            <text:p>10,505<text:s/></text:p>
          </table:table-cell>
          <table:table-cell office:value-type="float" office:value="12964" table:style-name="ce7">
            <text:p>12,964<text:s/></text:p>
          </table:table-cell>
          <table:table-cell office:value-type="float" office:value="16486" table:style-name="ce7">
            <text:p>16,486<text:s/></text:p>
          </table:table-cell>
          <table:table-cell office:value-type="float" office:value="28613" table:style-name="ce7">
            <text:p>28,613<text:s/></text:p>
          </table:table-cell>
          <table:table-cell office:value-type="float" office:value="24297" table:style-name="ce7">
            <text:p>24,297<text:s/></text:p>
          </table:table-cell>
          <table:table-cell office:value-type="float" office:value="13120" table:style-name="ce7">
            <text:p>13,120<text:s/></text:p>
          </table:table-cell>
          <table:table-cell office:value-type="float" office:value="11287" table:style-name="ce7">
            <text:p>11,287<text:s/></text:p>
          </table:table-cell>
          <table:table-cell office:value-type="float" office:value="12272" table:style-name="ce7">
            <text:p>12,272<text:s/></text:p>
          </table:table-cell>
          <table:table-cell office:value-type="float" office:value="11461" table:style-name="ce7">
            <text:p>11,461<text:s/></text:p>
          </table:table-cell>
          <table:table-cell office:value-type="float" office:value="11331" table:style-name="ce7">
            <text:p>11,331<text:s/></text:p>
          </table:table-cell>
          <table:table-cell office:value-type="float" office:value="9735" table:style-name="ce7">
            <text:p>9,735<text:s/></text:p>
          </table:table-cell>
          <table:table-cell office:value-type="float" office:value="8484" table:style-name="ce7">
            <text:p>8,48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13T00:00:00" table:style-name="ce6">
            <text:p>2023/7/13</text:p>
          </table:table-cell>
          <table:table-cell office:value-type="float" office:value="5198" table:style-name="ce7">
            <text:p>5,198<text:s/></text:p>
          </table:table-cell>
          <table:table-cell office:value-type="float" office:value="13741" table:style-name="ce7">
            <text:p>13,741<text:s/></text:p>
          </table:table-cell>
          <table:table-cell office:value-type="float" office:value="44049" table:style-name="ce7">
            <text:p>44,049<text:s/></text:p>
          </table:table-cell>
          <table:table-cell office:value-type="float" office:value="41145" table:style-name="ce7">
            <text:p>41,145<text:s/></text:p>
          </table:table-cell>
          <table:table-cell office:value-type="float" office:value="23310" table:style-name="ce7">
            <text:p>23,310<text:s/></text:p>
          </table:table-cell>
          <table:table-cell office:value-type="float" office:value="13217" table:style-name="ce7">
            <text:p>13,217<text:s/></text:p>
          </table:table-cell>
          <table:table-cell office:value-type="float" office:value="10546" table:style-name="ce7">
            <text:p>10,546<text:s/></text:p>
          </table:table-cell>
          <table:table-cell office:value-type="float" office:value="3976" table:style-name="ce7">
            <text:p>3,976<text:s/></text:p>
          </table:table-cell>
          <table:table-cell office:value-type="float" office:value="3302" table:style-name="ce7">
            <text:p>3,302<text:s/></text:p>
          </table:table-cell>
          <table:table-cell office:value-type="float" office:value="11396" table:style-name="ce7">
            <text:p>11,396<text:s/></text:p>
          </table:table-cell>
          <table:table-cell office:value-type="float" office:value="1984" table:style-name="ce7">
            <text:p>1,984<text:s/></text:p>
          </table:table-cell>
          <table:table-cell office:value-type="float" office:value="3707" table:style-name="ce7">
            <text:p>3,707<text:s/></text:p>
          </table:table-cell>
          <table:table-cell office:value-type="float" office:value="5550" table:style-name="ce7">
            <text:p>5,550<text:s/></text:p>
          </table:table-cell>
          <table:table-cell office:value-type="float" office:value="7470" table:style-name="ce7">
            <text:p>7,470<text:s/></text:p>
          </table:table-cell>
          <table:table-cell office:value-type="float" office:value="12216" table:style-name="ce7">
            <text:p>12,216<text:s/></text:p>
          </table:table-cell>
          <table:table-cell office:value-type="float" office:value="16241" table:style-name="ce7">
            <text:p>16,241<text:s/></text:p>
          </table:table-cell>
          <table:table-cell office:value-type="float" office:value="17324" table:style-name="ce7">
            <text:p>17,324<text:s/></text:p>
          </table:table-cell>
          <table:table-cell office:value-type="float" office:value="4917" table:style-name="ce7">
            <text:p>4,917<text:s/></text:p>
          </table:table-cell>
          <table:table-cell office:value-type="float" office:value="9532" table:style-name="ce7">
            <text:p>9,532<text:s/></text:p>
          </table:table-cell>
          <table:table-cell office:value-type="float" office:value="3195" table:style-name="ce7">
            <text:p>3,195<text:s/></text:p>
          </table:table-cell>
          <table:table-cell office:value-type="float" office:value="7971" table:style-name="ce7">
            <text:p>7,971<text:s/></text:p>
          </table:table-cell>
          <table:table-cell office:value-type="float" office:value="7722" table:style-name="ce7">
            <text:p>7,722<text:s/></text:p>
          </table:table-cell>
          <table:table-cell office:value-type="float" office:value="6661" table:style-name="ce7">
            <text:p>6,661<text:s/></text:p>
          </table:table-cell>
          <table:table-cell office:value-type="float" office:value="28530" table:style-name="ce7">
            <text:p>28,530<text:s/></text:p>
          </table:table-cell>
          <table:table-cell office:value-type="float" office:value="3628" table:style-name="ce7">
            <text:p>3,628<text:s/></text:p>
          </table:table-cell>
          <table:table-cell office:value-type="float" office:value="10596" table:style-name="ce7">
            <text:p>10,596<text:s/></text:p>
          </table:table-cell>
          <table:table-cell office:value-type="float" office:value="12535" table:style-name="ce7">
            <text:p>12,535<text:s/></text:p>
          </table:table-cell>
          <table:table-cell office:value-type="float" office:value="15166" table:style-name="ce7">
            <text:p>15,166<text:s/></text:p>
          </table:table-cell>
          <table:table-cell office:value-type="float" office:value="18813" table:style-name="ce8">
            <text:p>18,813<text:s/></text:p>
          </table:table-cell>
          <table:table-cell office:value-type="float" office:value="14588" table:style-name="ce7">
            <text:p>14,588<text:s/></text:p>
          </table:table-cell>
          <table:table-cell office:value-type="float" office:value="9528" table:style-name="ce7">
            <text:p>9,528<text:s/></text:p>
          </table:table-cell>
          <table:table-cell office:value-type="float" office:value="23957" table:style-name="ce7">
            <text:p>23,957<text:s/></text:p>
          </table:table-cell>
          <table:table-cell office:value-type="float" office:value="15645" table:style-name="ce7">
            <text:p>15,645<text:s/></text:p>
          </table:table-cell>
          <table:table-cell office:value-type="float" office:value="32168" table:style-name="ce7">
            <text:p>32,168<text:s/></text:p>
          </table:table-cell>
          <table:table-cell office:value-type="float" office:value="24512" table:style-name="ce7">
            <text:p>24,512<text:s/></text:p>
          </table:table-cell>
          <table:table-cell office:value-type="float" office:value="9065" table:style-name="ce7">
            <text:p>9,065<text:s/></text:p>
          </table:table-cell>
          <table:table-cell office:value-type="float" office:value="33273" table:style-name="ce7">
            <text:p>33,273<text:s/></text:p>
          </table:table-cell>
          <table:table-cell office:value-type="float" office:value="24522" table:style-name="ce7">
            <text:p>24,522<text:s/></text:p>
          </table:table-cell>
          <table:table-cell office:value-type="float" office:value="20739" table:style-name="ce8">
            <text:p>20,739<text:s/></text:p>
          </table:table-cell>
          <table:table-cell office:value-type="float" office:value="18453" table:style-name="ce7">
            <text:p>18,453<text:s/></text:p>
          </table:table-cell>
          <table:table-cell office:value-type="float" office:value="23619" table:style-name="ce7">
            <text:p>23,619<text:s/></text:p>
          </table:table-cell>
          <table:table-cell office:value-type="float" office:value="134745" table:style-name="ce7">
            <text:p>134,745<text:s/></text:p>
          </table:table-cell>
          <table:table-cell office:value-type="float" office:value="45957" table:style-name="ce7">
            <text:p>45,957<text:s/></text:p>
          </table:table-cell>
          <table:table-cell office:value-type="float" office:value="22521" table:style-name="ce7">
            <text:p>22,521<text:s/></text:p>
          </table:table-cell>
          <table:table-cell office:value-type="float" office:value="21277" table:style-name="ce7">
            <text:p>21,277<text:s/></text:p>
          </table:table-cell>
          <table:table-cell office:value-type="float" office:value="23989" table:style-name="ce7">
            <text:p>23,989<text:s/></text:p>
          </table:table-cell>
          <table:table-cell office:value-type="float" office:value="24157" table:style-name="ce7">
            <text:p>24,157<text:s/></text:p>
          </table:table-cell>
          <table:table-cell office:value-type="float" office:value="23970" table:style-name="ce7">
            <text:p>23,970<text:s/></text:p>
          </table:table-cell>
          <table:table-cell office:value-type="float" office:value="21872" table:style-name="ce7">
            <text:p>21,872<text:s/></text:p>
          </table:table-cell>
          <table:table-cell office:value-type="float" office:value="11125" table:style-name="ce7">
            <text:p>11,125<text:s/></text:p>
          </table:table-cell>
          <table:table-cell office:value-type="float" office:value="27729" table:style-name="ce7">
            <text:p>27,729<text:s/></text:p>
          </table:table-cell>
          <table:table-cell office:value-type="float" office:value="6537" table:style-name="ce7">
            <text:p>6,537<text:s/></text:p>
          </table:table-cell>
          <table:table-cell office:value-type="float" office:value="7681" table:style-name="ce7">
            <text:p>7,681<text:s/></text:p>
          </table:table-cell>
          <table:table-cell office:value-type="float" office:value="17021" table:style-name="ce7">
            <text:p>17,021<text:s/></text:p>
          </table:table-cell>
          <table:table-cell office:value-type="float" office:value="4126" table:style-name="ce7">
            <text:p>4,126<text:s/></text:p>
          </table:table-cell>
          <table:table-cell office:value-type="float" office:value="3703" table:style-name="ce7">
            <text:p>3,703<text:s/></text:p>
          </table:table-cell>
          <table:table-cell office:value-type="float" office:value="3129" table:style-name="ce7">
            <text:p>3,129<text:s/></text:p>
          </table:table-cell>
          <table:table-cell office:value-type="float" office:value="11756" table:style-name="ce7">
            <text:p>11,756<text:s/></text:p>
          </table:table-cell>
          <table:table-cell office:value-type="float" office:value="9043" table:style-name="ce7">
            <text:p>9,043<text:s/></text:p>
          </table:table-cell>
          <table:table-cell office:value-type="float" office:value="12580" table:style-name="ce7">
            <text:p>12,580<text:s/></text:p>
          </table:table-cell>
          <table:table-cell office:value-type="float" office:value="27612" table:style-name="ce7">
            <text:p>27,612<text:s/></text:p>
          </table:table-cell>
          <table:table-cell office:value-type="float" office:value="9011" table:style-name="ce7">
            <text:p>9,011<text:s/></text:p>
          </table:table-cell>
          <table:table-cell office:value-type="float" office:value="12810" table:style-name="ce7">
            <text:p>12,810<text:s/></text:p>
          </table:table-cell>
          <table:table-cell office:value-type="float" office:value="8171" table:style-name="ce7">
            <text:p>8,171<text:s/></text:p>
          </table:table-cell>
          <table:table-cell office:value-type="float" office:value="21543" table:style-name="ce7">
            <text:p>21,543<text:s/></text:p>
          </table:table-cell>
          <table:table-cell office:value-type="float" office:value="22201" table:style-name="ce7">
            <text:p>22,201<text:s/></text:p>
          </table:table-cell>
          <table:table-cell office:value-type="float" office:value="25822" table:style-name="ce7">
            <text:p>25,822<text:s/></text:p>
          </table:table-cell>
          <table:table-cell office:value-type="float" office:value="40640" table:style-name="ce7">
            <text:p>40,640<text:s/></text:p>
          </table:table-cell>
          <table:table-cell office:value-type="float" office:value="36102" table:style-name="ce7">
            <text:p>36,102<text:s/></text:p>
          </table:table-cell>
          <table:table-cell office:value-type="float" office:value="26997" table:style-name="ce7">
            <text:p>26,997<text:s/></text:p>
          </table:table-cell>
          <table:table-cell office:value-type="float" office:value="24970" table:style-name="ce7">
            <text:p>24,970<text:s/></text:p>
          </table:table-cell>
          <table:table-cell office:value-type="float" office:value="65114" table:style-name="ce7">
            <text:p>65,114<text:s/></text:p>
          </table:table-cell>
          <table:table-cell office:value-type="float" office:value="21774" table:style-name="ce7">
            <text:p>21,774<text:s/></text:p>
          </table:table-cell>
          <table:table-cell office:value-type="float" office:value="32477" table:style-name="ce7">
            <text:p>32,477<text:s/></text:p>
          </table:table-cell>
          <table:table-cell office:value-type="float" office:value="34427" table:style-name="ce7">
            <text:p>34,427<text:s/></text:p>
          </table:table-cell>
          <table:table-cell office:value-type="float" office:value="21392" table:style-name="ce7">
            <text:p>21,392<text:s/></text:p>
          </table:table-cell>
          <table:table-cell office:value-type="float" office:value="63833" table:style-name="ce7">
            <text:p>63,833<text:s/></text:p>
          </table:table-cell>
          <table:table-cell office:value-type="float" office:value="18729" table:style-name="ce7">
            <text:p>18,729<text:s/></text:p>
          </table:table-cell>
          <table:table-cell office:value-type="float" office:value="15854" table:style-name="ce7">
            <text:p>15,854<text:s/></text:p>
          </table:table-cell>
          <table:table-cell office:value-type="float" office:value="14177" table:style-name="ce7">
            <text:p>14,177<text:s/></text:p>
          </table:table-cell>
          <table:table-cell office:value-type="float" office:value="21525" table:style-name="ce7">
            <text:p>21,525<text:s/></text:p>
          </table:table-cell>
          <table:table-cell office:value-type="float" office:value="12817" table:style-name="ce7">
            <text:p>12,817<text:s/></text:p>
          </table:table-cell>
          <table:table-cell office:value-type="float" office:value="30102" table:style-name="ce7">
            <text:p>30,102<text:s/></text:p>
          </table:table-cell>
          <table:table-cell office:value-type="float" office:value="20175" table:style-name="ce7">
            <text:p>20,175<text:s/></text:p>
          </table:table-cell>
          <table:table-cell office:value-type="float" office:value="7831" table:style-name="ce7">
            <text:p>7,831<text:s/></text:p>
          </table:table-cell>
          <table:table-cell office:value-type="float" office:value="14369" table:style-name="ce7">
            <text:p>14,369<text:s/></text:p>
          </table:table-cell>
          <table:table-cell office:value-type="float" office:value="40286" table:style-name="ce7">
            <text:p>40,286<text:s/></text:p>
          </table:table-cell>
          <table:table-cell office:value-type="float" office:value="23660" table:style-name="ce7">
            <text:p>23,660<text:s/></text:p>
          </table:table-cell>
          <table:table-cell office:value-type="float" office:value="24408" table:style-name="ce7">
            <text:p>24,408<text:s/></text:p>
          </table:table-cell>
          <table:table-cell office:value-type="float" office:value="24893" table:style-name="ce7">
            <text:p>24,893<text:s/></text:p>
          </table:table-cell>
          <table:table-cell office:value-type="float" office:value="8239" table:style-name="ce7">
            <text:p>8,239<text:s/></text:p>
          </table:table-cell>
          <table:table-cell office:value-type="float" office:value="10071" table:style-name="ce7">
            <text:p>10,071<text:s/></text:p>
          </table:table-cell>
          <table:table-cell office:value-type="float" office:value="4414" table:style-name="ce8">
            <text:p>4,414<text:s/></text:p>
          </table:table-cell>
          <table:table-cell office:value-type="float" office:value="4913" table:style-name="ce7">
            <text:p>4,913<text:s/></text:p>
          </table:table-cell>
          <table:table-cell office:value-type="float" office:value="7442" table:style-name="ce7">
            <text:p>7,442<text:s/></text:p>
          </table:table-cell>
          <table:table-cell office:value-type="float" office:value="9329" table:style-name="ce7">
            <text:p>9,329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11400" table:style-name="ce7">
            <text:p>11,400<text:s/></text:p>
          </table:table-cell>
          <table:table-cell office:value-type="float" office:value="16472" table:style-name="ce7">
            <text:p>16,472<text:s/></text:p>
          </table:table-cell>
          <table:table-cell office:value-type="float" office:value="28992" table:style-name="ce7">
            <text:p>28,992<text:s/></text:p>
          </table:table-cell>
          <table:table-cell office:value-type="float" office:value="24438" table:style-name="ce7">
            <text:p>24,438<text:s/></text:p>
          </table:table-cell>
          <table:table-cell office:value-type="float" office:value="13059" table:style-name="ce7">
            <text:p>13,059<text:s/></text:p>
          </table:table-cell>
          <table:table-cell office:value-type="float" office:value="11490" table:style-name="ce7">
            <text:p>11,490<text:s/></text:p>
          </table:table-cell>
          <table:table-cell office:value-type="float" office:value="12326" table:style-name="ce7">
            <text:p>12,326<text:s/></text:p>
          </table:table-cell>
          <table:table-cell office:value-type="float" office:value="11398" table:style-name="ce7">
            <text:p>11,398<text:s/></text:p>
          </table:table-cell>
          <table:table-cell office:value-type="float" office:value="11305" table:style-name="ce7">
            <text:p>11,305<text:s/></text:p>
          </table:table-cell>
          <table:table-cell office:value-type="float" office:value="9611" table:style-name="ce7">
            <text:p>9,611<text:s/></text:p>
          </table:table-cell>
          <table:table-cell office:value-type="float" office:value="8484" table:style-name="ce7">
            <text:p>8,48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14T00:00:00" table:style-name="ce6">
            <text:p>2023/7/14</text:p>
          </table:table-cell>
          <table:table-cell office:value-type="float" office:value="5492" table:style-name="ce7">
            <text:p>5,492<text:s/></text:p>
          </table:table-cell>
          <table:table-cell office:value-type="float" office:value="14208" table:style-name="ce7">
            <text:p>14,208<text:s/></text:p>
          </table:table-cell>
          <table:table-cell office:value-type="float" office:value="46081" table:style-name="ce7">
            <text:p>46,081<text:s/></text:p>
          </table:table-cell>
          <table:table-cell office:value-type="float" office:value="47734" table:style-name="ce7">
            <text:p>47,734<text:s/></text:p>
          </table:table-cell>
          <table:table-cell office:value-type="float" office:value="26552" table:style-name="ce7">
            <text:p>26,552<text:s/></text:p>
          </table:table-cell>
          <table:table-cell office:value-type="float" office:value="13691" table:style-name="ce7">
            <text:p>13,691<text:s/></text:p>
          </table:table-cell>
          <table:table-cell office:value-type="float" office:value="10983" table:style-name="ce7">
            <text:p>10,983<text:s/></text:p>
          </table:table-cell>
          <table:table-cell office:value-type="float" office:value="3882" table:style-name="ce7">
            <text:p>3,882<text:s/></text:p>
          </table:table-cell>
          <table:table-cell office:value-type="float" office:value="3221" table:style-name="ce7">
            <text:p>3,221<text:s/></text:p>
          </table:table-cell>
          <table:table-cell office:value-type="float" office:value="11381" table:style-name="ce7">
            <text:p>11,381<text:s/></text:p>
          </table:table-cell>
          <table:table-cell office:value-type="float" office:value="2039" table:style-name="ce7">
            <text:p>2,039<text:s/></text:p>
          </table:table-cell>
          <table:table-cell office:value-type="float" office:value="4040" table:style-name="ce7">
            <text:p>4,040<text:s/></text:p>
          </table:table-cell>
          <table:table-cell office:value-type="float" office:value="5797" table:style-name="ce7">
            <text:p>5,797<text:s/></text:p>
          </table:table-cell>
          <table:table-cell office:value-type="float" office:value="7762" table:style-name="ce7">
            <text:p>7,762<text:s/></text:p>
          </table:table-cell>
          <table:table-cell office:value-type="float" office:value="14113" table:style-name="ce7">
            <text:p>14,113<text:s/></text:p>
          </table:table-cell>
          <table:table-cell office:value-type="float" office:value="15811" table:style-name="ce7">
            <text:p>15,811<text:s/></text:p>
          </table:table-cell>
          <table:table-cell office:value-type="float" office:value="17615" table:style-name="ce7">
            <text:p>17,615<text:s/></text:p>
          </table:table-cell>
          <table:table-cell office:value-type="float" office:value="5546" table:style-name="ce7">
            <text:p>5,546<text:s/></text:p>
          </table:table-cell>
          <table:table-cell office:value-type="float" office:value="10058" table:style-name="ce7">
            <text:p>10,058<text:s/></text:p>
          </table:table-cell>
          <table:table-cell office:value-type="float" office:value="3261" table:style-name="ce7">
            <text:p>3,261<text:s/></text:p>
          </table:table-cell>
          <table:table-cell office:value-type="float" office:value="8092" table:style-name="ce7">
            <text:p>8,092<text:s/></text:p>
          </table:table-cell>
          <table:table-cell office:value-type="float" office:value="8727" table:style-name="ce7">
            <text:p>8,727<text:s/></text:p>
          </table:table-cell>
          <table:table-cell office:value-type="float" office:value="6648" table:style-name="ce7">
            <text:p>6,648<text:s/></text:p>
          </table:table-cell>
          <table:table-cell office:value-type="float" office:value="30025" table:style-name="ce7">
            <text:p>30,025<text:s/></text:p>
          </table:table-cell>
          <table:table-cell office:value-type="float" office:value="3928" table:style-name="ce7">
            <text:p>3,928<text:s/></text:p>
          </table:table-cell>
          <table:table-cell office:value-type="float" office:value="11151" table:style-name="ce7">
            <text:p>11,151<text:s/></text:p>
          </table:table-cell>
          <table:table-cell office:value-type="float" office:value="13046" table:style-name="ce7">
            <text:p>13,046<text:s/></text:p>
          </table:table-cell>
          <table:table-cell office:value-type="float" office:value="15975" table:style-name="ce7">
            <text:p>15,975<text:s/></text:p>
          </table:table-cell>
          <table:table-cell office:value-type="float" office:value="19809" table:style-name="ce8">
            <text:p>19,809<text:s/></text:p>
          </table:table-cell>
          <table:table-cell office:value-type="float" office:value="15295" table:style-name="ce7">
            <text:p>15,295<text:s/></text:p>
          </table:table-cell>
          <table:table-cell office:value-type="float" office:value="10096" table:style-name="ce7">
            <text:p>10,096<text:s/></text:p>
          </table:table-cell>
          <table:table-cell office:value-type="float" office:value="25475" table:style-name="ce7">
            <text:p>25,475<text:s/></text:p>
          </table:table-cell>
          <table:table-cell office:value-type="float" office:value="16619" table:style-name="ce7">
            <text:p>16,619<text:s/></text:p>
          </table:table-cell>
          <table:table-cell office:value-type="float" office:value="32557" table:style-name="ce7">
            <text:p>32,557<text:s/></text:p>
          </table:table-cell>
          <table:table-cell office:value-type="float" office:value="27658" table:style-name="ce7">
            <text:p>27,658<text:s/></text:p>
          </table:table-cell>
          <table:table-cell office:value-type="float" office:value="9348" table:style-name="ce7">
            <text:p>9,348<text:s/></text:p>
          </table:table-cell>
          <table:table-cell office:value-type="float" office:value="34754" table:style-name="ce7">
            <text:p>34,754<text:s/></text:p>
          </table:table-cell>
          <table:table-cell office:value-type="float" office:value="25666" table:style-name="ce7">
            <text:p>25,666<text:s/></text:p>
          </table:table-cell>
          <table:table-cell office:value-type="float" office:value="21141" table:style-name="ce8">
            <text:p>21,141<text:s/></text:p>
          </table:table-cell>
          <table:table-cell office:value-type="float" office:value="19242" table:style-name="ce7">
            <text:p>19,242<text:s/></text:p>
          </table:table-cell>
          <table:table-cell office:value-type="float" office:value="24518" table:style-name="ce7">
            <text:p>24,518<text:s/></text:p>
          </table:table-cell>
          <table:table-cell office:value-type="float" office:value="162041" table:style-name="ce7">
            <text:p>162,041<text:s/></text:p>
          </table:table-cell>
          <table:table-cell office:value-type="float" office:value="53591" table:style-name="ce7">
            <text:p>53,591<text:s/></text:p>
          </table:table-cell>
          <table:table-cell office:value-type="float" office:value="24406" table:style-name="ce7">
            <text:p>24,406<text:s/></text:p>
          </table:table-cell>
          <table:table-cell office:value-type="float" office:value="22644" table:style-name="ce7">
            <text:p>22,644<text:s/></text:p>
          </table:table-cell>
          <table:table-cell office:value-type="float" office:value="28981" table:style-name="ce7">
            <text:p>28,981<text:s/></text:p>
          </table:table-cell>
          <table:table-cell office:value-type="float" office:value="27205" table:style-name="ce7">
            <text:p>27,205<text:s/></text:p>
          </table:table-cell>
          <table:table-cell office:value-type="float" office:value="26396" table:style-name="ce7">
            <text:p>26,396<text:s/></text:p>
          </table:table-cell>
          <table:table-cell office:value-type="float" office:value="23489" table:style-name="ce7">
            <text:p>23,489<text:s/></text:p>
          </table:table-cell>
          <table:table-cell office:value-type="float" office:value="11937" table:style-name="ce7">
            <text:p>11,937<text:s/></text:p>
          </table:table-cell>
          <table:table-cell office:value-type="float" office:value="28040" table:style-name="ce7">
            <text:p>28,040<text:s/></text:p>
          </table:table-cell>
          <table:table-cell office:value-type="float" office:value="6770" table:style-name="ce7">
            <text:p>6,770<text:s/></text:p>
          </table:table-cell>
          <table:table-cell office:value-type="float" office:value="8180" table:style-name="ce7">
            <text:p>8,180<text:s/></text:p>
          </table:table-cell>
          <table:table-cell office:value-type="float" office:value="17848" table:style-name="ce7">
            <text:p>17,848<text:s/></text:p>
          </table:table-cell>
          <table:table-cell office:value-type="float" office:value="4389" table:style-name="ce7">
            <text:p>4,389<text:s/></text:p>
          </table:table-cell>
          <table:table-cell office:value-type="float" office:value="3848" table:style-name="ce7">
            <text:p>3,848<text:s/></text:p>
          </table:table-cell>
          <table:table-cell office:value-type="float" office:value="3078" table:style-name="ce7">
            <text:p>3,078<text:s/></text:p>
          </table:table-cell>
          <table:table-cell office:value-type="float" office:value="11782" table:style-name="ce7">
            <text:p>11,782<text:s/></text:p>
          </table:table-cell>
          <table:table-cell office:value-type="float" office:value="9315" table:style-name="ce7">
            <text:p>9,315<text:s/></text:p>
          </table:table-cell>
          <table:table-cell office:value-type="float" office:value="12896" table:style-name="ce7">
            <text:p>12,896<text:s/></text:p>
          </table:table-cell>
          <table:table-cell office:value-type="float" office:value="30204" table:style-name="ce7">
            <text:p>30,204<text:s/></text:p>
          </table:table-cell>
          <table:table-cell office:value-type="float" office:value="9214" table:style-name="ce7">
            <text:p>9,214<text:s/></text:p>
          </table:table-cell>
          <table:table-cell office:value-type="float" office:value="14005" table:style-name="ce7">
            <text:p>14,005<text:s/></text:p>
          </table:table-cell>
          <table:table-cell office:value-type="float" office:value="8491" table:style-name="ce7">
            <text:p>8,491<text:s/></text:p>
          </table:table-cell>
          <table:table-cell office:value-type="float" office:value="22718" table:style-name="ce7">
            <text:p>22,718<text:s/></text:p>
          </table:table-cell>
          <table:table-cell office:value-type="float" office:value="22677" table:style-name="ce7">
            <text:p>22,677<text:s/></text:p>
          </table:table-cell>
          <table:table-cell office:value-type="float" office:value="28574" table:style-name="ce7">
            <text:p>28,574<text:s/></text:p>
          </table:table-cell>
          <table:table-cell office:value-type="float" office:value="44965" table:style-name="ce7">
            <text:p>44,965<text:s/></text:p>
          </table:table-cell>
          <table:table-cell office:value-type="float" office:value="36947" table:style-name="ce7">
            <text:p>36,947<text:s/></text:p>
          </table:table-cell>
          <table:table-cell office:value-type="float" office:value="28482" table:style-name="ce7">
            <text:p>28,482<text:s/></text:p>
          </table:table-cell>
          <table:table-cell office:value-type="float" office:value="26621" table:style-name="ce7">
            <text:p>26,621<text:s/></text:p>
          </table:table-cell>
          <table:table-cell office:value-type="float" office:value="75225" table:style-name="ce7">
            <text:p>75,225<text:s/></text:p>
          </table:table-cell>
          <table:table-cell office:value-type="float" office:value="22928" table:style-name="ce7">
            <text:p>22,928<text:s/></text:p>
          </table:table-cell>
          <table:table-cell office:value-type="float" office:value="35060" table:style-name="ce7">
            <text:p>35,060<text:s/></text:p>
          </table:table-cell>
          <table:table-cell office:value-type="float" office:value="38482" table:style-name="ce7">
            <text:p>38,482<text:s/></text:p>
          </table:table-cell>
          <table:table-cell office:value-type="float" office:value="24388" table:style-name="ce7">
            <text:p>24,388<text:s/></text:p>
          </table:table-cell>
          <table:table-cell office:value-type="float" office:value="73160" table:style-name="ce7">
            <text:p>73,160<text:s/></text:p>
          </table:table-cell>
          <table:table-cell office:value-type="float" office:value="20717" table:style-name="ce7">
            <text:p>20,717<text:s/></text:p>
          </table:table-cell>
          <table:table-cell office:value-type="float" office:value="16708" table:style-name="ce7">
            <text:p>16,708<text:s/></text:p>
          </table:table-cell>
          <table:table-cell office:value-type="float" office:value="14606" table:style-name="ce7">
            <text:p>14,606<text:s/></text:p>
          </table:table-cell>
          <table:table-cell office:value-type="float" office:value="26561" table:style-name="ce7">
            <text:p>26,561<text:s/></text:p>
          </table:table-cell>
          <table:table-cell office:value-type="float" office:value="13084" table:style-name="ce7">
            <text:p>13,084<text:s/></text:p>
          </table:table-cell>
          <table:table-cell office:value-type="float" office:value="38639" table:style-name="ce7">
            <text:p>38,639<text:s/></text:p>
          </table:table-cell>
          <table:table-cell office:value-type="float" office:value="22008" table:style-name="ce7">
            <text:p>22,008<text:s/></text:p>
          </table:table-cell>
          <table:table-cell office:value-type="float" office:value="8468" table:style-name="ce7">
            <text:p>8,468<text:s/></text:p>
          </table:table-cell>
          <table:table-cell office:value-type="float" office:value="15349" table:style-name="ce7">
            <text:p>15,349<text:s/></text:p>
          </table:table-cell>
          <table:table-cell office:value-type="float" office:value="43362" table:style-name="ce7">
            <text:p>43,362<text:s/></text:p>
          </table:table-cell>
          <table:table-cell office:value-type="float" office:value="23893" table:style-name="ce7">
            <text:p>23,893<text:s/></text:p>
          </table:table-cell>
          <table:table-cell office:value-type="float" office:value="25627" table:style-name="ce7">
            <text:p>25,627<text:s/></text:p>
          </table:table-cell>
          <table:table-cell office:value-type="float" office:value="26691" table:style-name="ce7">
            <text:p>26,691<text:s/></text:p>
          </table:table-cell>
          <table:table-cell office:value-type="float" office:value="8154" table:style-name="ce7">
            <text:p>8,154<text:s/></text:p>
          </table:table-cell>
          <table:table-cell office:value-type="float" office:value="10719" table:style-name="ce7">
            <text:p>10,719<text:s/></text:p>
          </table:table-cell>
          <table:table-cell office:value-type="float" office:value="4647" table:style-name="ce8">
            <text:p>4,647<text:s/></text:p>
          </table:table-cell>
          <table:table-cell office:value-type="float" office:value="5060" table:style-name="ce7">
            <text:p>5,060<text:s/></text:p>
          </table:table-cell>
          <table:table-cell office:value-type="float" office:value="7784" table:style-name="ce7">
            <text:p>7,784<text:s/></text:p>
          </table:table-cell>
          <table:table-cell office:value-type="float" office:value="9627" table:style-name="ce7">
            <text:p>9,627<text:s/></text:p>
          </table:table-cell>
          <table:table-cell office:value-type="float" office:value="10822" table:style-name="ce7">
            <text:p>10,822<text:s/></text:p>
          </table:table-cell>
          <table:table-cell office:value-type="float" office:value="11688" table:style-name="ce7">
            <text:p>11,688<text:s/></text:p>
          </table:table-cell>
          <table:table-cell office:value-type="float" office:value="17519" table:style-name="ce7">
            <text:p>17,519<text:s/></text:p>
          </table:table-cell>
          <table:table-cell office:value-type="float" office:value="29776" table:style-name="ce7">
            <text:p>29,776<text:s/></text:p>
          </table:table-cell>
          <table:table-cell office:value-type="float" office:value="26431" table:style-name="ce7">
            <text:p>26,431<text:s/></text:p>
          </table:table-cell>
          <table:table-cell office:value-type="float" office:value="13627" table:style-name="ce7">
            <text:p>13,627<text:s/></text:p>
          </table:table-cell>
          <table:table-cell office:value-type="float" office:value="12128" table:style-name="ce7">
            <text:p>12,128<text:s/></text:p>
          </table:table-cell>
          <table:table-cell office:value-type="float" office:value="13044" table:style-name="ce7">
            <text:p>13,044<text:s/></text:p>
          </table:table-cell>
          <table:table-cell office:value-type="float" office:value="11939" table:style-name="ce7">
            <text:p>11,939<text:s/></text:p>
          </table:table-cell>
          <table:table-cell office:value-type="float" office:value="11665" table:style-name="ce7">
            <text:p>11,665<text:s/></text:p>
          </table:table-cell>
          <table:table-cell office:value-type="float" office:value="10065" table:style-name="ce7">
            <text:p>10,065<text:s/></text:p>
          </table:table-cell>
          <table:table-cell office:value-type="float" office:value="8712" table:style-name="ce7">
            <text:p>8,71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15T00:00:00" table:style-name="ce6">
            <text:p>2023/7/15</text:p>
          </table:table-cell>
          <table:table-cell office:value-type="float" office:value="4124" table:style-name="ce7">
            <text:p>4,124<text:s/></text:p>
          </table:table-cell>
          <table:table-cell office:value-type="float" office:value="8442" table:style-name="ce7">
            <text:p>8,442<text:s/></text:p>
          </table:table-cell>
          <table:table-cell office:value-type="float" office:value="25719" table:style-name="ce7">
            <text:p>25,719<text:s/></text:p>
          </table:table-cell>
          <table:table-cell office:value-type="float" office:value="43937" table:style-name="ce7">
            <text:p>43,937<text:s/></text:p>
          </table:table-cell>
          <table:table-cell office:value-type="float" office:value="15517" table:style-name="ce7">
            <text:p>15,517<text:s/></text:p>
          </table:table-cell>
          <table:table-cell office:value-type="float" office:value="8955" table:style-name="ce7">
            <text:p>8,955<text:s/></text:p>
          </table:table-cell>
          <table:table-cell office:value-type="float" office:value="7289" table:style-name="ce7">
            <text:p>7,289<text:s/></text:p>
          </table:table-cell>
          <table:table-cell office:value-type="float" office:value="3397" table:style-name="ce7">
            <text:p>3,397<text:s/></text:p>
          </table:table-cell>
          <table:table-cell office:value-type="float" office:value="2292" table:style-name="ce7">
            <text:p>2,292<text:s/></text:p>
          </table:table-cell>
          <table:table-cell office:value-type="float" office:value="7116" table:style-name="ce7">
            <text:p>7,116<text:s/></text:p>
          </table:table-cell>
          <table:table-cell office:value-type="float" office:value="1486" table:style-name="ce7">
            <text:p>1,486<text:s/></text:p>
          </table:table-cell>
          <table:table-cell office:value-type="float" office:value="2889" table:style-name="ce7">
            <text:p>2,889<text:s/></text:p>
          </table:table-cell>
          <table:table-cell office:value-type="float" office:value="7170" table:style-name="ce7">
            <text:p>7,170<text:s/></text:p>
          </table:table-cell>
          <table:table-cell office:value-type="float" office:value="5730" table:style-name="ce7">
            <text:p>5,730<text:s/></text:p>
          </table:table-cell>
          <table:table-cell office:value-type="float" office:value="13912" table:style-name="ce7">
            <text:p>13,912<text:s/></text:p>
          </table:table-cell>
          <table:table-cell office:value-type="float" office:value="4830" table:style-name="ce7">
            <text:p>4,830<text:s/></text:p>
          </table:table-cell>
          <table:table-cell office:value-type="float" office:value="7132" table:style-name="ce7">
            <text:p>7,132<text:s/></text:p>
          </table:table-cell>
          <table:table-cell office:value-type="float" office:value="3763" table:style-name="ce7">
            <text:p>3,763<text:s/></text:p>
          </table:table-cell>
          <table:table-cell office:value-type="float" office:value="7881" table:style-name="ce7">
            <text:p>7,881<text:s/></text:p>
          </table:table-cell>
          <table:table-cell office:value-type="float" office:value="3126" table:style-name="ce7">
            <text:p>3,126<text:s/></text:p>
          </table:table-cell>
          <table:table-cell office:value-type="float" office:value="5521" table:style-name="ce7">
            <text:p>5,521<text:s/></text:p>
          </table:table-cell>
          <table:table-cell office:value-type="float" office:value="5949" table:style-name="ce7">
            <text:p>5,949<text:s/></text:p>
          </table:table-cell>
          <table:table-cell office:value-type="float" office:value="2573" table:style-name="ce7">
            <text:p>2,573<text:s/></text:p>
          </table:table-cell>
          <table:table-cell office:value-type="float" office:value="19195" table:style-name="ce7">
            <text:p>19,195<text:s/></text:p>
          </table:table-cell>
          <table:table-cell office:value-type="float" office:value="4440" table:style-name="ce7">
            <text:p>4,440<text:s/></text:p>
          </table:table-cell>
          <table:table-cell office:value-type="float" office:value="11214" table:style-name="ce7">
            <text:p>11,214<text:s/></text:p>
          </table:table-cell>
          <table:table-cell office:value-type="float" office:value="9508" table:style-name="ce7">
            <text:p>9,508<text:s/></text:p>
          </table:table-cell>
          <table:table-cell office:value-type="float" office:value="11931" table:style-name="ce7">
            <text:p>11,931<text:s/></text:p>
          </table:table-cell>
          <table:table-cell office:value-type="float" office:value="13439" table:style-name="ce8">
            <text:p>13,439<text:s/></text:p>
          </table:table-cell>
          <table:table-cell office:value-type="float" office:value="13041" table:style-name="ce7">
            <text:p>13,041<text:s/></text:p>
          </table:table-cell>
          <table:table-cell office:value-type="float" office:value="8135" table:style-name="ce7">
            <text:p>8,135<text:s/></text:p>
          </table:table-cell>
          <table:table-cell office:value-type="float" office:value="23582" table:style-name="ce7">
            <text:p>23,582<text:s/></text:p>
          </table:table-cell>
          <table:table-cell office:value-type="float" office:value="12887" table:style-name="ce7">
            <text:p>12,887<text:s/></text:p>
          </table:table-cell>
          <table:table-cell office:value-type="float" office:value="22865" table:style-name="ce7">
            <text:p>22,865<text:s/></text:p>
          </table:table-cell>
          <table:table-cell office:value-type="float" office:value="21607" table:style-name="ce7">
            <text:p>21,607<text:s/></text:p>
          </table:table-cell>
          <table:table-cell office:value-type="float" office:value="3985" table:style-name="ce7">
            <text:p>3,985<text:s/></text:p>
          </table:table-cell>
          <table:table-cell office:value-type="float" office:value="27706" table:style-name="ce7">
            <text:p>27,706<text:s/></text:p>
          </table:table-cell>
          <table:table-cell office:value-type="float" office:value="19438" table:style-name="ce7">
            <text:p>19,438<text:s/></text:p>
          </table:table-cell>
          <table:table-cell office:value-type="float" office:value="15161" table:style-name="ce8">
            <text:p>15,161<text:s/></text:p>
          </table:table-cell>
          <table:table-cell office:value-type="float" office:value="15370" table:style-name="ce7">
            <text:p>15,370<text:s/></text:p>
          </table:table-cell>
          <table:table-cell office:value-type="float" office:value="10017" table:style-name="ce7">
            <text:p>10,017<text:s/></text:p>
          </table:table-cell>
          <table:table-cell office:value-type="float" office:value="152288" table:style-name="ce7">
            <text:p>152,288<text:s/></text:p>
          </table:table-cell>
          <table:table-cell office:value-type="float" office:value="53788" table:style-name="ce7">
            <text:p>53,788<text:s/></text:p>
          </table:table-cell>
          <table:table-cell office:value-type="float" office:value="18751" table:style-name="ce7">
            <text:p>18,751<text:s/></text:p>
          </table:table-cell>
          <table:table-cell office:value-type="float" office:value="16036" table:style-name="ce7">
            <text:p>16,036<text:s/></text:p>
          </table:table-cell>
          <table:table-cell office:value-type="float" office:value="33365" table:style-name="ce7">
            <text:p>33,365<text:s/></text:p>
          </table:table-cell>
          <table:table-cell office:value-type="float" office:value="29504" table:style-name="ce7">
            <text:p>29,504<text:s/></text:p>
          </table:table-cell>
          <table:table-cell office:value-type="float" office:value="24284" table:style-name="ce7">
            <text:p>24,284<text:s/></text:p>
          </table:table-cell>
          <table:table-cell office:value-type="float" office:value="19863" table:style-name="ce7">
            <text:p>19,863<text:s/></text:p>
          </table:table-cell>
          <table:table-cell office:value-type="float" office:value="8292" table:style-name="ce7">
            <text:p>8,292<text:s/></text:p>
          </table:table-cell>
          <table:table-cell office:value-type="float" office:value="19710" table:style-name="ce7">
            <text:p>19,710<text:s/></text:p>
          </table:table-cell>
          <table:table-cell office:value-type="float" office:value="5813" table:style-name="ce7">
            <text:p>5,813<text:s/></text:p>
          </table:table-cell>
          <table:table-cell office:value-type="float" office:value="5368" table:style-name="ce7">
            <text:p>5,368<text:s/></text:p>
          </table:table-cell>
          <table:table-cell office:value-type="float" office:value="14524" table:style-name="ce7">
            <text:p>14,524<text:s/></text:p>
          </table:table-cell>
          <table:table-cell office:value-type="float" office:value="4787" table:style-name="ce7">
            <text:p>4,787<text:s/></text:p>
          </table:table-cell>
          <table:table-cell office:value-type="float" office:value="3082" table:style-name="ce7">
            <text:p>3,082<text:s/></text:p>
          </table:table-cell>
          <table:table-cell office:value-type="float" office:value="1713" table:style-name="ce7">
            <text:p>1,713<text:s/></text:p>
          </table:table-cell>
          <table:table-cell office:value-type="float" office:value="7462" table:style-name="ce7">
            <text:p>7,462<text:s/></text:p>
          </table:table-cell>
          <table:table-cell office:value-type="float" office:value="7457" table:style-name="ce7">
            <text:p>7,457<text:s/></text:p>
          </table:table-cell>
          <table:table-cell office:value-type="float" office:value="10864" table:style-name="ce7">
            <text:p>10,864<text:s/></text:p>
          </table:table-cell>
          <table:table-cell office:value-type="float" office:value="30384" table:style-name="ce7">
            <text:p>30,384<text:s/></text:p>
          </table:table-cell>
          <table:table-cell office:value-type="float" office:value="6090" table:style-name="ce7">
            <text:p>6,090<text:s/></text:p>
          </table:table-cell>
          <table:table-cell office:value-type="float" office:value="10288" table:style-name="ce7">
            <text:p>10,288<text:s/></text:p>
          </table:table-cell>
          <table:table-cell office:value-type="float" office:value="6437" table:style-name="ce7">
            <text:p>6,437<text:s/></text:p>
          </table:table-cell>
          <table:table-cell office:value-type="float" office:value="16698" table:style-name="ce7">
            <text:p>16,698<text:s/></text:p>
          </table:table-cell>
          <table:table-cell office:value-type="float" office:value="14597" table:style-name="ce7">
            <text:p>14,597<text:s/></text:p>
          </table:table-cell>
          <table:table-cell office:value-type="float" office:value="24509" table:style-name="ce7">
            <text:p>24,509<text:s/></text:p>
          </table:table-cell>
          <table:table-cell office:value-type="float" office:value="39529" table:style-name="ce7">
            <text:p>39,529<text:s/></text:p>
          </table:table-cell>
          <table:table-cell office:value-type="float" office:value="28015" table:style-name="ce7">
            <text:p>28,015<text:s/></text:p>
          </table:table-cell>
          <table:table-cell office:value-type="float" office:value="21380" table:style-name="ce7">
            <text:p>21,380<text:s/></text:p>
          </table:table-cell>
          <table:table-cell office:value-type="float" office:value="24919" table:style-name="ce7">
            <text:p>24,919<text:s/></text:p>
          </table:table-cell>
          <table:table-cell office:value-type="float" office:value="79179" table:style-name="ce7">
            <text:p>79,179<text:s/></text:p>
          </table:table-cell>
          <table:table-cell office:value-type="float" office:value="14821" table:style-name="ce7">
            <text:p>14,821<text:s/></text:p>
          </table:table-cell>
          <table:table-cell office:value-type="float" office:value="31956" table:style-name="ce7">
            <text:p>31,956<text:s/></text:p>
          </table:table-cell>
          <table:table-cell office:value-type="float" office:value="31684" table:style-name="ce7">
            <text:p>31,684<text:s/></text:p>
          </table:table-cell>
          <table:table-cell office:value-type="float" office:value="19218" table:style-name="ce7">
            <text:p>19,218<text:s/></text:p>
          </table:table-cell>
          <table:table-cell office:value-type="float" office:value="60921" table:style-name="ce7">
            <text:p>60,921<text:s/></text:p>
          </table:table-cell>
          <table:table-cell office:value-type="float" office:value="14928" table:style-name="ce7">
            <text:p>14,928<text:s/></text:p>
          </table:table-cell>
          <table:table-cell office:value-type="float" office:value="13363" table:style-name="ce7">
            <text:p>13,363<text:s/></text:p>
          </table:table-cell>
          <table:table-cell office:value-type="float" office:value="10436" table:style-name="ce7">
            <text:p>10,436<text:s/></text:p>
          </table:table-cell>
          <table:table-cell office:value-type="float" office:value="21447" table:style-name="ce7">
            <text:p>21,447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37248" table:style-name="ce7">
            <text:p>37,248<text:s/></text:p>
          </table:table-cell>
          <table:table-cell office:value-type="float" office:value="13798" table:style-name="ce7">
            <text:p>13,798<text:s/></text:p>
          </table:table-cell>
          <table:table-cell office:value-type="float" office:value="9382" table:style-name="ce7">
            <text:p>9,382<text:s/></text:p>
          </table:table-cell>
          <table:table-cell office:value-type="float" office:value="13650" table:style-name="ce7">
            <text:p>13,650<text:s/></text:p>
          </table:table-cell>
          <table:table-cell office:value-type="float" office:value="21707" table:style-name="ce7">
            <text:p>21,707<text:s/></text:p>
          </table:table-cell>
          <table:table-cell office:value-type="float" office:value="17250" table:style-name="ce7">
            <text:p>17,250<text:s/></text:p>
          </table:table-cell>
          <table:table-cell office:value-type="float" office:value="14252" table:style-name="ce7">
            <text:p>14,252<text:s/></text:p>
          </table:table-cell>
          <table:table-cell office:value-type="float" office:value="18910" table:style-name="ce7">
            <text:p>18,910<text:s/></text:p>
          </table:table-cell>
          <table:table-cell office:value-type="float" office:value="6055" table:style-name="ce7">
            <text:p>6,055<text:s/></text:p>
          </table:table-cell>
          <table:table-cell office:value-type="float" office:value="7940" table:style-name="ce7">
            <text:p>7,940<text:s/></text:p>
          </table:table-cell>
          <table:table-cell office:value-type="float" office:value="3416" table:style-name="ce8">
            <text:p>3,416<text:s/></text:p>
          </table:table-cell>
          <table:table-cell office:value-type="float" office:value="2450" table:style-name="ce7">
            <text:p>2,450<text:s/></text:p>
          </table:table-cell>
          <table:table-cell office:value-type="float" office:value="6995" table:style-name="ce7">
            <text:p>6,995<text:s/></text:p>
          </table:table-cell>
          <table:table-cell office:value-type="float" office:value="7503" table:style-name="ce7">
            <text:p>7,503<text:s/></text:p>
          </table:table-cell>
          <table:table-cell office:value-type="float" office:value="10074" table:style-name="ce7">
            <text:p>10,074<text:s/></text:p>
          </table:table-cell>
          <table:table-cell office:value-type="float" office:value="10330" table:style-name="ce7">
            <text:p>10,330<text:s/></text:p>
          </table:table-cell>
          <table:table-cell office:value-type="float" office:value="13163" table:style-name="ce7">
            <text:p>13,163<text:s/></text:p>
          </table:table-cell>
          <table:table-cell office:value-type="float" office:value="18499" table:style-name="ce7">
            <text:p>18,499<text:s/></text:p>
          </table:table-cell>
          <table:table-cell office:value-type="float" office:value="21976" table:style-name="ce7">
            <text:p>21,976<text:s/></text:p>
          </table:table-cell>
          <table:table-cell office:value-type="float" office:value="9885" table:style-name="ce7">
            <text:p>9,885<text:s/></text:p>
          </table:table-cell>
          <table:table-cell office:value-type="float" office:value="8826" table:style-name="ce7">
            <text:p>8,826<text:s/></text:p>
          </table:table-cell>
          <table:table-cell office:value-type="float" office:value="9995" table:style-name="ce7">
            <text:p>9,995<text:s/></text:p>
          </table:table-cell>
          <table:table-cell office:value-type="float" office:value="9136" table:style-name="ce7">
            <text:p>9,136<text:s/></text:p>
          </table:table-cell>
          <table:table-cell office:value-type="float" office:value="9412" table:style-name="ce7">
            <text:p>9,412<text:s/></text:p>
          </table:table-cell>
          <table:table-cell office:value-type="float" office:value="7647" table:style-name="ce7">
            <text:p>7,647<text:s/></text:p>
          </table:table-cell>
          <table:table-cell office:value-type="float" office:value="6748" table:style-name="ce7">
            <text:p>6,74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16T00:00:00" table:style-name="ce6">
            <text:p>2023/7/16</text:p>
          </table:table-cell>
          <table:table-cell office:value-type="float" office:value="4064" table:style-name="ce7">
            <text:p>4,064<text:s/></text:p>
          </table:table-cell>
          <table:table-cell office:value-type="float" office:value="7039" table:style-name="ce7">
            <text:p>7,039<text:s/></text:p>
          </table:table-cell>
          <table:table-cell office:value-type="float" office:value="20292" table:style-name="ce7">
            <text:p>20,292<text:s/></text:p>
          </table:table-cell>
          <table:table-cell office:value-type="float" office:value="33866" table:style-name="ce7">
            <text:p>33,866<text:s/></text:p>
          </table:table-cell>
          <table:table-cell office:value-type="float" office:value="11992" table:style-name="ce7">
            <text:p>11,992<text:s/></text:p>
          </table:table-cell>
          <table:table-cell office:value-type="float" office:value="7209" table:style-name="ce7">
            <text:p>7,209<text:s/></text:p>
          </table:table-cell>
          <table:table-cell office:value-type="float" office:value="6310" table:style-name="ce7">
            <text:p>6,310<text:s/></text:p>
          </table:table-cell>
          <table:table-cell office:value-type="float" office:value="3055" table:style-name="ce7">
            <text:p>3,055<text:s/></text:p>
          </table:table-cell>
          <table:table-cell office:value-type="float" office:value="1977" table:style-name="ce7">
            <text:p>1,977<text:s/></text:p>
          </table:table-cell>
          <table:table-cell office:value-type="float" office:value="5674" table:style-name="ce7">
            <text:p>5,674<text:s/></text:p>
          </table:table-cell>
          <table:table-cell office:value-type="float" office:value="1239" table:style-name="ce7">
            <text:p>1,239<text:s/></text:p>
          </table:table-cell>
          <table:table-cell office:value-type="float" office:value="2463" table:style-name="ce7">
            <text:p>2,463<text:s/></text:p>
          </table:table-cell>
          <table:table-cell office:value-type="float" office:value="6192" table:style-name="ce7">
            <text:p>6,192<text:s/></text:p>
          </table:table-cell>
          <table:table-cell office:value-type="float" office:value="5096" table:style-name="ce7">
            <text:p>5,096<text:s/></text:p>
          </table:table-cell>
          <table:table-cell office:value-type="float" office:value="11248" table:style-name="ce7">
            <text:p>11,248<text:s/></text:p>
          </table:table-cell>
          <table:table-cell office:value-type="float" office:value="3985" table:style-name="ce7">
            <text:p>3,985<text:s/></text:p>
          </table:table-cell>
          <table:table-cell office:value-type="float" office:value="5488" table:style-name="ce7">
            <text:p>5,488<text:s/></text:p>
          </table:table-cell>
          <table:table-cell office:value-type="float" office:value="3115" table:style-name="ce7">
            <text:p>3,115<text:s/></text:p>
          </table:table-cell>
          <table:table-cell office:value-type="float" office:value="6816" table:style-name="ce7">
            <text:p>6,816<text:s/></text:p>
          </table:table-cell>
          <table:table-cell office:value-type="float" office:value="3241" table:style-name="ce7">
            <text:p>3,241<text:s/></text:p>
          </table:table-cell>
          <table:table-cell office:value-type="float" office:value="4588" table:style-name="ce7">
            <text:p>4,588<text:s/></text:p>
          </table:table-cell>
          <table:table-cell office:value-type="float" office:value="5218" table:style-name="ce7">
            <text:p>5,218<text:s/></text:p>
          </table:table-cell>
          <table:table-cell office:value-type="float" office:value="2171" table:style-name="ce7">
            <text:p>2,171<text:s/></text:p>
          </table:table-cell>
          <table:table-cell office:value-type="float" office:value="15765" table:style-name="ce7">
            <text:p>15,765<text:s/></text:p>
          </table:table-cell>
          <table:table-cell office:value-type="float" office:value="3748" table:style-name="ce7">
            <text:p>3,748<text:s/></text:p>
          </table:table-cell>
          <table:table-cell office:value-type="float" office:value="10363" table:style-name="ce7">
            <text:p>10,363<text:s/></text:p>
          </table:table-cell>
          <table:table-cell office:value-type="float" office:value="8458" table:style-name="ce7">
            <text:p>8,458<text:s/></text:p>
          </table:table-cell>
          <table:table-cell office:value-type="float" office:value="10547" table:style-name="ce7">
            <text:p>10,547<text:s/></text:p>
          </table:table-cell>
          <table:table-cell office:value-type="float" office:value="11292" table:style-name="ce8">
            <text:p>11,292<text:s/></text:p>
          </table:table-cell>
          <table:table-cell office:value-type="float" office:value="11593" table:style-name="ce7">
            <text:p>11,593<text:s/></text:p>
          </table:table-cell>
          <table:table-cell office:value-type="float" office:value="7520" table:style-name="ce7">
            <text:p>7,520<text:s/></text:p>
          </table:table-cell>
          <table:table-cell office:value-type="float" office:value="22082" table:style-name="ce7">
            <text:p>22,082<text:s/></text:p>
          </table:table-cell>
          <table:table-cell office:value-type="float" office:value="11330" table:style-name="ce7">
            <text:p>11,330<text:s/></text:p>
          </table:table-cell>
          <table:table-cell office:value-type="float" office:value="18441" table:style-name="ce7">
            <text:p>18,441<text:s/></text:p>
          </table:table-cell>
          <table:table-cell office:value-type="float" office:value="18823" table:style-name="ce7">
            <text:p>18,823<text:s/></text:p>
          </table:table-cell>
          <table:table-cell office:value-type="float" office:value="3569" table:style-name="ce7">
            <text:p>3,569<text:s/></text:p>
          </table:table-cell>
          <table:table-cell office:value-type="float" office:value="23784" table:style-name="ce7">
            <text:p>23,784<text:s/></text:p>
          </table:table-cell>
          <table:table-cell office:value-type="float" office:value="16687" table:style-name="ce7">
            <text:p>16,687<text:s/></text:p>
          </table:table-cell>
          <table:table-cell office:value-type="float" office:value="12720" table:style-name="ce8">
            <text:p>12,720<text:s/></text:p>
          </table:table-cell>
          <table:table-cell office:value-type="float" office:value="13139" table:style-name="ce7">
            <text:p>13,139<text:s/></text:p>
          </table:table-cell>
          <table:table-cell office:value-type="float" office:value="20070" table:style-name="ce7">
            <text:p>20,070<text:s/></text:p>
          </table:table-cell>
          <table:table-cell office:value-type="float" office:value="143554" table:style-name="ce7">
            <text:p>143,554<text:s/></text:p>
          </table:table-cell>
          <table:table-cell office:value-type="float" office:value="43690" table:style-name="ce7">
            <text:p>43,690<text:s/></text:p>
          </table:table-cell>
          <table:table-cell office:value-type="float" office:value="14262" table:style-name="ce7">
            <text:p>14,262<text:s/></text:p>
          </table:table-cell>
          <table:table-cell office:value-type="float" office:value="14968" table:style-name="ce7">
            <text:p>14,968<text:s/></text:p>
          </table:table-cell>
          <table:table-cell office:value-type="float" office:value="29448" table:style-name="ce7">
            <text:p>29,448<text:s/></text:p>
          </table:table-cell>
          <table:table-cell office:value-type="float" office:value="24220" table:style-name="ce7">
            <text:p>24,220<text:s/></text:p>
          </table:table-cell>
          <table:table-cell office:value-type="float" office:value="20866" table:style-name="ce7">
            <text:p>20,866<text:s/></text:p>
          </table:table-cell>
          <table:table-cell office:value-type="float" office:value="16717" table:style-name="ce7">
            <text:p>16,717<text:s/></text:p>
          </table:table-cell>
          <table:table-cell office:value-type="float" office:value="6578" table:style-name="ce7">
            <text:p>6,578<text:s/></text:p>
          </table:table-cell>
          <table:table-cell office:value-type="float" office:value="16767" table:style-name="ce7">
            <text:p>16,767<text:s/></text:p>
          </table:table-cell>
          <table:table-cell office:value-type="float" office:value="4835" table:style-name="ce7">
            <text:p>4,835<text:s/></text:p>
          </table:table-cell>
          <table:table-cell office:value-type="float" office:value="4344" table:style-name="ce7">
            <text:p>4,344<text:s/></text:p>
          </table:table-cell>
          <table:table-cell office:value-type="float" office:value="13027" table:style-name="ce7">
            <text:p>13,027<text:s/></text:p>
          </table:table-cell>
          <table:table-cell office:value-type="float" office:value="4131" table:style-name="ce7">
            <text:p>4,131<text:s/></text:p>
          </table:table-cell>
          <table:table-cell office:value-type="float" office:value="2642" table:style-name="ce7">
            <text:p>2,642<text:s/></text:p>
          </table:table-cell>
          <table:table-cell office:value-type="float" office:value="1341" table:style-name="ce7">
            <text:p>1,341<text:s/></text:p>
          </table:table-cell>
          <table:table-cell office:value-type="float" office:value="6536" table:style-name="ce7">
            <text:p>6,536<text:s/></text:p>
          </table:table-cell>
          <table:table-cell office:value-type="float" office:value="6263" table:style-name="ce7">
            <text:p>6,263<text:s/></text:p>
          </table:table-cell>
          <table:table-cell office:value-type="float" office:value="9600" table:style-name="ce7">
            <text:p>9,600<text:s/></text:p>
          </table:table-cell>
          <table:table-cell office:value-type="float" office:value="28014" table:style-name="ce7">
            <text:p>28,014<text:s/></text:p>
          </table:table-cell>
          <table:table-cell office:value-type="float" office:value="5679" table:style-name="ce7">
            <text:p>5,679<text:s/></text:p>
          </table:table-cell>
          <table:table-cell office:value-type="float" office:value="8819" table:style-name="ce7">
            <text:p>8,819<text:s/></text:p>
          </table:table-cell>
          <table:table-cell office:value-type="float" office:value="5393" table:style-name="ce7">
            <text:p>5,393<text:s/></text:p>
          </table:table-cell>
          <table:table-cell office:value-type="float" office:value="14247" table:style-name="ce7">
            <text:p>14,247<text:s/></text:p>
          </table:table-cell>
          <table:table-cell office:value-type="float" office:value="11571" table:style-name="ce7">
            <text:p>11,571<text:s/></text:p>
          </table:table-cell>
          <table:table-cell office:value-type="float" office:value="19538" table:style-name="ce7">
            <text:p>19,538<text:s/></text:p>
          </table:table-cell>
          <table:table-cell office:value-type="float" office:value="33172" table:style-name="ce7">
            <text:p>33,172<text:s/></text:p>
          </table:table-cell>
          <table:table-cell office:value-type="float" office:value="23560" table:style-name="ce7">
            <text:p>23,560<text:s/></text:p>
          </table:table-cell>
          <table:table-cell office:value-type="float" office:value="17903" table:style-name="ce7">
            <text:p>17,903<text:s/></text:p>
          </table:table-cell>
          <table:table-cell office:value-type="float" office:value="22318" table:style-name="ce7">
            <text:p>22,318<text:s/></text:p>
          </table:table-cell>
          <table:table-cell office:value-type="float" office:value="66741" table:style-name="ce7">
            <text:p>66,741<text:s/></text:p>
          </table:table-cell>
          <table:table-cell office:value-type="float" office:value="11836" table:style-name="ce7">
            <text:p>11,836<text:s/></text:p>
          </table:table-cell>
          <table:table-cell office:value-type="float" office:value="26471" table:style-name="ce7">
            <text:p>26,471<text:s/></text:p>
          </table:table-cell>
          <table:table-cell office:value-type="float" office:value="22394" table:style-name="ce7">
            <text:p>22,394<text:s/></text:p>
          </table:table-cell>
          <table:table-cell office:value-type="float" office:value="15519" table:style-name="ce7">
            <text:p>15,519<text:s/></text:p>
          </table:table-cell>
          <table:table-cell office:value-type="float" office:value="48654" table:style-name="ce7">
            <text:p>48,654<text:s/></text:p>
          </table:table-cell>
          <table:table-cell office:value-type="float" office:value="12509" table:style-name="ce7">
            <text:p>12,509<text:s/></text:p>
          </table:table-cell>
          <table:table-cell office:value-type="float" office:value="11811" table:style-name="ce7">
            <text:p>11,811<text:s/></text:p>
          </table:table-cell>
          <table:table-cell office:value-type="float" office:value="8041" table:style-name="ce7">
            <text:p>8,041<text:s/></text:p>
          </table:table-cell>
          <table:table-cell office:value-type="float" office:value="18502" table:style-name="ce7">
            <text:p>18,502<text:s/></text:p>
          </table:table-cell>
          <table:table-cell office:value-type="float" office:value="8145" table:style-name="ce7">
            <text:p>8,145<text:s/></text:p>
          </table:table-cell>
          <table:table-cell office:value-type="float" office:value="31095" table:style-name="ce7">
            <text:p>31,095<text:s/></text:p>
          </table:table-cell>
          <table:table-cell office:value-type="float" office:value="10646" table:style-name="ce7">
            <text:p>10,646<text:s/></text:p>
          </table:table-cell>
          <table:table-cell office:value-type="float" office:value="8489" table:style-name="ce7">
            <text:p>8,489<text:s/></text:p>
          </table:table-cell>
          <table:table-cell office:value-type="float" office:value="11492" table:style-name="ce7">
            <text:p>11,492<text:s/></text:p>
          </table:table-cell>
          <table:table-cell office:value-type="float" office:value="16666" table:style-name="ce7">
            <text:p>16,666<text:s/></text:p>
          </table:table-cell>
          <table:table-cell office:value-type="float" office:value="14148" table:style-name="ce7">
            <text:p>14,148<text:s/></text:p>
          </table:table-cell>
          <table:table-cell office:value-type="float" office:value="11986" table:style-name="ce7">
            <text:p>11,986<text:s/></text:p>
          </table:table-cell>
          <table:table-cell office:value-type="float" office:value="15083" table:style-name="ce7">
            <text:p>15,083<text:s/></text:p>
          </table:table-cell>
          <table:table-cell office:value-type="float" office:value="5394" table:style-name="ce7">
            <text:p>5,394<text:s/></text:p>
          </table:table-cell>
          <table:table-cell office:value-type="float" office:value="6580" table:style-name="ce7">
            <text:p>6,580<text:s/></text:p>
          </table:table-cell>
          <table:table-cell office:value-type="float" office:value="2862" table:style-name="ce8">
            <text:p>2,862<text:s/></text:p>
          </table:table-cell>
          <table:table-cell office:value-type="float" office:value="2244" table:style-name="ce7">
            <text:p>2,244<text:s/></text:p>
          </table:table-cell>
          <table:table-cell office:value-type="float" office:value="8320" table:style-name="ce7">
            <text:p>8,320<text:s/></text:p>
          </table:table-cell>
          <table:table-cell office:value-type="float" office:value="6231" table:style-name="ce7">
            <text:p>6,231<text:s/></text:p>
          </table:table-cell>
          <table:table-cell office:value-type="float" office:value="8000" table:style-name="ce7">
            <text:p>8,000<text:s/></text:p>
          </table:table-cell>
          <table:table-cell office:value-type="float" office:value="8315" table:style-name="ce7">
            <text:p>8,315<text:s/></text:p>
          </table:table-cell>
          <table:table-cell office:value-type="float" office:value="10815" table:style-name="ce7">
            <text:p>10,815<text:s/></text:p>
          </table:table-cell>
          <table:table-cell office:value-type="float" office:value="14945" table:style-name="ce7">
            <text:p>14,945<text:s/></text:p>
          </table:table-cell>
          <table:table-cell office:value-type="float" office:value="19218" table:style-name="ce7">
            <text:p>19,218<text:s/></text:p>
          </table:table-cell>
          <table:table-cell office:value-type="float" office:value="8360" table:style-name="ce7">
            <text:p>8,360<text:s/></text:p>
          </table:table-cell>
          <table:table-cell office:value-type="float" office:value="7384" table:style-name="ce7">
            <text:p>7,384<text:s/></text:p>
          </table:table-cell>
          <table:table-cell office:value-type="float" office:value="8434" table:style-name="ce7">
            <text:p>8,434<text:s/></text:p>
          </table:table-cell>
          <table:table-cell office:value-type="float" office:value="7589" table:style-name="ce7">
            <text:p>7,589<text:s/></text:p>
          </table:table-cell>
          <table:table-cell office:value-type="float" office:value="7892" table:style-name="ce7">
            <text:p>7,892<text:s/></text:p>
          </table:table-cell>
          <table:table-cell office:value-type="float" office:value="6328" table:style-name="ce7">
            <text:p>6,328<text:s/></text:p>
          </table:table-cell>
          <table:table-cell office:value-type="float" office:value="5630" table:style-name="ce7">
            <text:p>5,63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17T00:00:00" table:style-name="ce6">
            <text:p>2023/7/17</text:p>
          </table:table-cell>
          <table:table-cell office:value-type="float" office:value="5291" table:style-name="ce7">
            <text:p>5,291<text:s/></text:p>
          </table:table-cell>
          <table:table-cell office:value-type="float" office:value="13036" table:style-name="ce7">
            <text:p>13,036<text:s/></text:p>
          </table:table-cell>
          <table:table-cell office:value-type="float" office:value="41685" table:style-name="ce7">
            <text:p>41,685<text:s/></text:p>
          </table:table-cell>
          <table:table-cell office:value-type="float" office:value="38464" table:style-name="ce7">
            <text:p>38,464<text:s/></text:p>
          </table:table-cell>
          <table:table-cell office:value-type="float" office:value="21984" table:style-name="ce7">
            <text:p>21,984<text:s/></text:p>
          </table:table-cell>
          <table:table-cell office:value-type="float" office:value="12378" table:style-name="ce7">
            <text:p>12,378<text:s/></text:p>
          </table:table-cell>
          <table:table-cell office:value-type="float" office:value="10052" table:style-name="ce7">
            <text:p>10,052<text:s/></text:p>
          </table:table-cell>
          <table:table-cell office:value-type="float" office:value="3769" table:style-name="ce7">
            <text:p>3,769<text:s/></text:p>
          </table:table-cell>
          <table:table-cell office:value-type="float" office:value="3187" table:style-name="ce7">
            <text:p>3,187<text:s/></text:p>
          </table:table-cell>
          <table:table-cell office:value-type="float" office:value="11240" table:style-name="ce7">
            <text:p>11,240<text:s/></text:p>
          </table:table-cell>
          <table:table-cell office:value-type="float" office:value="1926" table:style-name="ce7">
            <text:p>1,926<text:s/></text:p>
          </table:table-cell>
          <table:table-cell office:value-type="float" office:value="3501" table:style-name="ce7">
            <text:p>3,501<text:s/></text:p>
          </table:table-cell>
          <table:table-cell office:value-type="float" office:value="4312" table:style-name="ce7">
            <text:p>4,312<text:s/></text:p>
          </table:table-cell>
          <table:table-cell office:value-type="float" office:value="7515" table:style-name="ce7">
            <text:p>7,515<text:s/></text:p>
          </table:table-cell>
          <table:table-cell office:value-type="float" office:value="11039" table:style-name="ce7">
            <text:p>11,039<text:s/></text:p>
          </table:table-cell>
          <table:table-cell office:value-type="float" office:value="15436" table:style-name="ce7">
            <text:p>15,436<text:s/></text:p>
          </table:table-cell>
          <table:table-cell office:value-type="float" office:value="16759" table:style-name="ce7">
            <text:p>16,759<text:s/></text:p>
          </table:table-cell>
          <table:table-cell office:value-type="float" office:value="5183" table:style-name="ce7">
            <text:p>5,183<text:s/></text:p>
          </table:table-cell>
          <table:table-cell office:value-type="float" office:value="9236" table:style-name="ce7">
            <text:p>9,236<text:s/></text:p>
          </table:table-cell>
          <table:table-cell office:value-type="float" office:value="3011" table:style-name="ce7">
            <text:p>3,011<text:s/></text:p>
          </table:table-cell>
          <table:table-cell office:value-type="float" office:value="7994" table:style-name="ce7">
            <text:p>7,994<text:s/></text:p>
          </table:table-cell>
          <table:table-cell office:value-type="float" office:value="7517" table:style-name="ce7">
            <text:p>7,517<text:s/></text:p>
          </table:table-cell>
          <table:table-cell office:value-type="float" office:value="6738" table:style-name="ce7">
            <text:p>6,738<text:s/></text:p>
          </table:table-cell>
          <table:table-cell office:value-type="float" office:value="26958" table:style-name="ce7">
            <text:p>26,958<text:s/></text:p>
          </table:table-cell>
          <table:table-cell office:value-type="float" office:value="3415" table:style-name="ce7">
            <text:p>3,415<text:s/></text:p>
          </table:table-cell>
          <table:table-cell office:value-type="float" office:value="10235" table:style-name="ce7">
            <text:p>10,235<text:s/></text:p>
          </table:table-cell>
          <table:table-cell office:value-type="float" office:value="12186" table:style-name="ce7">
            <text:p>12,186<text:s/></text:p>
          </table:table-cell>
          <table:table-cell office:value-type="float" office:value="14538" table:style-name="ce7">
            <text:p>14,538<text:s/></text:p>
          </table:table-cell>
          <table:table-cell office:value-type="float" office:value="18367" table:style-name="ce8">
            <text:p>18,367<text:s/></text:p>
          </table:table-cell>
          <table:table-cell office:value-type="float" office:value="14171" table:style-name="ce7">
            <text:p>14,171<text:s/></text:p>
          </table:table-cell>
          <table:table-cell office:value-type="float" office:value="9145" table:style-name="ce7">
            <text:p>9,145<text:s/></text:p>
          </table:table-cell>
          <table:table-cell office:value-type="float" office:value="22262" table:style-name="ce7">
            <text:p>22,262<text:s/></text:p>
          </table:table-cell>
          <table:table-cell office:value-type="float" office:value="14763" table:style-name="ce7">
            <text:p>14,763<text:s/></text:p>
          </table:table-cell>
          <table:table-cell office:value-type="float" office:value="29914" table:style-name="ce7">
            <text:p>29,914<text:s/></text:p>
          </table:table-cell>
          <table:table-cell office:value-type="float" office:value="22754" table:style-name="ce7">
            <text:p>22,754<text:s/></text:p>
          </table:table-cell>
          <table:table-cell office:value-type="float" office:value="8849" table:style-name="ce7">
            <text:p>8,849<text:s/></text:p>
          </table:table-cell>
          <table:table-cell office:value-type="float" office:value="32042" table:style-name="ce7">
            <text:p>32,042<text:s/></text:p>
          </table:table-cell>
          <table:table-cell office:value-type="float" office:value="23633" table:style-name="ce7">
            <text:p>23,633<text:s/></text:p>
          </table:table-cell>
          <table:table-cell office:value-type="float" office:value="20220" table:style-name="ce8">
            <text:p>20,220<text:s/></text:p>
          </table:table-cell>
          <table:table-cell office:value-type="float" office:value="17937" table:style-name="ce7">
            <text:p>17,937<text:s/></text:p>
          </table:table-cell>
          <table:table-cell office:value-type="float" office:value="23501" table:style-name="ce7">
            <text:p>23,501<text:s/></text:p>
          </table:table-cell>
          <table:table-cell office:value-type="float" office:value="131736" table:style-name="ce7">
            <text:p>131,736<text:s/></text:p>
          </table:table-cell>
          <table:table-cell office:value-type="float" office:value="41967" table:style-name="ce7">
            <text:p>41,967<text:s/></text:p>
          </table:table-cell>
          <table:table-cell office:value-type="float" office:value="21718" table:style-name="ce7">
            <text:p>21,718<text:s/></text:p>
          </table:table-cell>
          <table:table-cell office:value-type="float" office:value="20401" table:style-name="ce7">
            <text:p>20,401<text:s/></text:p>
          </table:table-cell>
          <table:table-cell office:value-type="float" office:value="22336" table:style-name="ce7">
            <text:p>22,336<text:s/></text:p>
          </table:table-cell>
          <table:table-cell office:value-type="float" office:value="22619" table:style-name="ce7">
            <text:p>22,619<text:s/></text:p>
          </table:table-cell>
          <table:table-cell office:value-type="float" office:value="21845" table:style-name="ce7">
            <text:p>21,845<text:s/></text:p>
          </table:table-cell>
          <table:table-cell office:value-type="float" office:value="20804" table:style-name="ce7">
            <text:p>20,804<text:s/></text:p>
          </table:table-cell>
          <table:table-cell office:value-type="float" office:value="11658" table:style-name="ce7">
            <text:p>11,658<text:s/></text:p>
          </table:table-cell>
          <table:table-cell office:value-type="float" office:value="27646" table:style-name="ce7">
            <text:p>27,646<text:s/></text:p>
          </table:table-cell>
          <table:table-cell office:value-type="float" office:value="6316" table:style-name="ce7">
            <text:p>6,316<text:s/></text:p>
          </table:table-cell>
          <table:table-cell office:value-type="float" office:value="7662" table:style-name="ce7">
            <text:p>7,662<text:s/></text:p>
          </table:table-cell>
          <table:table-cell office:value-type="float" office:value="16128" table:style-name="ce7">
            <text:p>16,128<text:s/></text:p>
          </table:table-cell>
          <table:table-cell office:value-type="float" office:value="3649" table:style-name="ce7">
            <text:p>3,649<text:s/></text:p>
          </table:table-cell>
          <table:table-cell office:value-type="float" office:value="3619" table:style-name="ce7">
            <text:p>3,619<text:s/></text:p>
          </table:table-cell>
          <table:table-cell office:value-type="float" office:value="3041" table:style-name="ce7">
            <text:p>3,041<text:s/></text:p>
          </table:table-cell>
          <table:table-cell office:value-type="float" office:value="11738" table:style-name="ce7">
            <text:p>11,738<text:s/></text:p>
          </table:table-cell>
          <table:table-cell office:value-type="float" office:value="8874" table:style-name="ce7">
            <text:p>8,874<text:s/></text:p>
          </table:table-cell>
          <table:table-cell office:value-type="float" office:value="12228" table:style-name="ce7">
            <text:p>12,228<text:s/></text:p>
          </table:table-cell>
          <table:table-cell office:value-type="float" office:value="26884" table:style-name="ce7">
            <text:p>26,884<text:s/></text:p>
          </table:table-cell>
          <table:table-cell office:value-type="float" office:value="8770" table:style-name="ce7">
            <text:p>8,770<text:s/></text:p>
          </table:table-cell>
          <table:table-cell office:value-type="float" office:value="12303" table:style-name="ce7">
            <text:p>12,303<text:s/></text:p>
          </table:table-cell>
          <table:table-cell office:value-type="float" office:value="7921" table:style-name="ce7">
            <text:p>7,921<text:s/></text:p>
          </table:table-cell>
          <table:table-cell office:value-type="float" office:value="20936" table:style-name="ce7">
            <text:p>20,936<text:s/></text:p>
          </table:table-cell>
          <table:table-cell office:value-type="float" office:value="22025" table:style-name="ce7">
            <text:p>22,025<text:s/></text:p>
          </table:table-cell>
          <table:table-cell office:value-type="float" office:value="24820" table:style-name="ce7">
            <text:p>24,820<text:s/></text:p>
          </table:table-cell>
          <table:table-cell office:value-type="float" office:value="38935" table:style-name="ce7">
            <text:p>38,935<text:s/></text:p>
          </table:table-cell>
          <table:table-cell office:value-type="float" office:value="34800" table:style-name="ce7">
            <text:p>34,800<text:s/></text:p>
          </table:table-cell>
          <table:table-cell office:value-type="float" office:value="26336" table:style-name="ce7">
            <text:p>26,336<text:s/></text:p>
          </table:table-cell>
          <table:table-cell office:value-type="float" office:value="24068" table:style-name="ce7">
            <text:p>24,068<text:s/></text:p>
          </table:table-cell>
          <table:table-cell office:value-type="float" office:value="61881" table:style-name="ce7">
            <text:p>61,881<text:s/></text:p>
          </table:table-cell>
          <table:table-cell office:value-type="float" office:value="20268" table:style-name="ce7">
            <text:p>20,268<text:s/></text:p>
          </table:table-cell>
          <table:table-cell office:value-type="float" office:value="30877" table:style-name="ce7">
            <text:p>30,877<text:s/></text:p>
          </table:table-cell>
          <table:table-cell office:value-type="float" office:value="31392" table:style-name="ce7">
            <text:p>31,392<text:s/></text:p>
          </table:table-cell>
          <table:table-cell office:value-type="float" office:value="19825" table:style-name="ce7">
            <text:p>19,825<text:s/></text:p>
          </table:table-cell>
          <table:table-cell office:value-type="float" office:value="59802" table:style-name="ce7">
            <text:p>59,802<text:s/></text:p>
          </table:table-cell>
          <table:table-cell office:value-type="float" office:value="18215" table:style-name="ce7">
            <text:p>18,215<text:s/></text:p>
          </table:table-cell>
          <table:table-cell office:value-type="float" office:value="15334" table:style-name="ce7">
            <text:p>15,334<text:s/></text:p>
          </table:table-cell>
          <table:table-cell office:value-type="float" office:value="13726" table:style-name="ce7">
            <text:p>13,726<text:s/></text:p>
          </table:table-cell>
          <table:table-cell office:value-type="float" office:value="20786" table:style-name="ce7">
            <text:p>20,786<text:s/></text:p>
          </table:table-cell>
          <table:table-cell office:value-type="float" office:value="11953" table:style-name="ce7">
            <text:p>11,953<text:s/></text:p>
          </table:table-cell>
          <table:table-cell office:value-type="float" office:value="34717" table:style-name="ce7">
            <text:p>34,717<text:s/></text:p>
          </table:table-cell>
          <table:table-cell office:value-type="float" office:value="19252" table:style-name="ce7">
            <text:p>19,252<text:s/></text:p>
          </table:table-cell>
          <table:table-cell office:value-type="float" office:value="7336" table:style-name="ce7">
            <text:p>7,336<text:s/></text:p>
          </table:table-cell>
          <table:table-cell office:value-type="float" office:value="13448" table:style-name="ce7">
            <text:p>13,448<text:s/></text:p>
          </table:table-cell>
          <table:table-cell office:value-type="float" office:value="38703" table:style-name="ce7">
            <text:p>38,703<text:s/></text:p>
          </table:table-cell>
          <table:table-cell office:value-type="float" office:value="22328" table:style-name="ce7">
            <text:p>22,328<text:s/></text:p>
          </table:table-cell>
          <table:table-cell office:value-type="float" office:value="24044" table:style-name="ce7">
            <text:p>24,044<text:s/></text:p>
          </table:table-cell>
          <table:table-cell office:value-type="float" office:value="23937" table:style-name="ce7">
            <text:p>23,937<text:s/></text:p>
          </table:table-cell>
          <table:table-cell office:value-type="float" office:value="8271" table:style-name="ce7">
            <text:p>8,271<text:s/></text:p>
          </table:table-cell>
          <table:table-cell office:value-type="float" office:value="9657" table:style-name="ce7">
            <text:p>9,657<text:s/></text:p>
          </table:table-cell>
          <table:table-cell office:value-type="float" office:value="4251" table:style-name="ce8">
            <text:p>4,251<text:s/></text:p>
          </table:table-cell>
          <table:table-cell office:value-type="float" office:value="4842" table:style-name="ce7">
            <text:p>4,842<text:s/></text:p>
          </table:table-cell>
          <table:table-cell office:value-type="float" office:value="7142" table:style-name="ce7">
            <text:p>7,142<text:s/></text:p>
          </table:table-cell>
          <table:table-cell office:value-type="float" office:value="9115" table:style-name="ce7">
            <text:p>9,115<text:s/></text:p>
          </table:table-cell>
          <table:table-cell office:value-type="float" office:value="9744" table:style-name="ce7">
            <text:p>9,744<text:s/></text:p>
          </table:table-cell>
          <table:table-cell office:value-type="float" office:value="10403" table:style-name="ce7">
            <text:p>10,403<text:s/></text:p>
          </table:table-cell>
          <table:table-cell office:value-type="float" office:value="15622" table:style-name="ce7">
            <text:p>15,622<text:s/></text:p>
          </table:table-cell>
          <table:table-cell office:value-type="float" office:value="27542" table:style-name="ce7">
            <text:p>27,542<text:s/></text:p>
          </table:table-cell>
          <table:table-cell office:value-type="float" office:value="22706" table:style-name="ce7">
            <text:p>22,706<text:s/></text:p>
          </table:table-cell>
          <table:table-cell office:value-type="float" office:value="12730" table:style-name="ce7">
            <text:p>12,730<text:s/></text:p>
          </table:table-cell>
          <table:table-cell office:value-type="float" office:value="10997" table:style-name="ce7">
            <text:p>10,997<text:s/></text:p>
          </table:table-cell>
          <table:table-cell office:value-type="float" office:value="11898" table:style-name="ce7">
            <text:p>11,898<text:s/></text:p>
          </table:table-cell>
          <table:table-cell office:value-type="float" office:value="11242" table:style-name="ce7">
            <text:p>11,242<text:s/></text:p>
          </table:table-cell>
          <table:table-cell office:value-type="float" office:value="11092" table:style-name="ce7">
            <text:p>11,092<text:s/></text:p>
          </table:table-cell>
          <table:table-cell office:value-type="float" office:value="9404" table:style-name="ce7">
            <text:p>9,404<text:s/></text:p>
          </table:table-cell>
          <table:table-cell office:value-type="float" office:value="8072" table:style-name="ce7">
            <text:p>8,07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18T00:00:00" table:style-name="ce6">
            <text:p>2023/7/18</text:p>
          </table:table-cell>
          <table:table-cell office:value-type="float" office:value="5016" table:style-name="ce7">
            <text:p>5,016<text:s/></text:p>
          </table:table-cell>
          <table:table-cell office:value-type="float" office:value="13661" table:style-name="ce7">
            <text:p>13,661<text:s/></text:p>
          </table:table-cell>
          <table:table-cell office:value-type="float" office:value="44498" table:style-name="ce7">
            <text:p>44,498<text:s/></text:p>
          </table:table-cell>
          <table:table-cell office:value-type="float" office:value="39842" table:style-name="ce7">
            <text:p>39,842<text:s/></text:p>
          </table:table-cell>
          <table:table-cell office:value-type="float" office:value="22733" table:style-name="ce7">
            <text:p>22,733<text:s/></text:p>
          </table:table-cell>
          <table:table-cell office:value-type="float" office:value="13188" table:style-name="ce7">
            <text:p>13,188<text:s/></text:p>
          </table:table-cell>
          <table:table-cell office:value-type="float" office:value="10621" table:style-name="ce7">
            <text:p>10,621<text:s/></text:p>
          </table:table-cell>
          <table:table-cell office:value-type="float" office:value="3776" table:style-name="ce7">
            <text:p>3,776<text:s/></text:p>
          </table:table-cell>
          <table:table-cell office:value-type="float" office:value="3257" table:style-name="ce7">
            <text:p>3,257<text:s/></text:p>
          </table:table-cell>
          <table:table-cell office:value-type="float" office:value="11434" table:style-name="ce7">
            <text:p>11,434<text:s/></text:p>
          </table:table-cell>
          <table:table-cell office:value-type="float" office:value="1958" table:style-name="ce7">
            <text:p>1,958<text:s/></text:p>
          </table:table-cell>
          <table:table-cell office:value-type="float" office:value="3602" table:style-name="ce7">
            <text:p>3,602<text:s/></text:p>
          </table:table-cell>
          <table:table-cell office:value-type="float" office:value="5425" table:style-name="ce7">
            <text:p>5,425<text:s/></text:p>
          </table:table-cell>
          <table:table-cell office:value-type="float" office:value="7676" table:style-name="ce7">
            <text:p>7,676<text:s/></text:p>
          </table:table-cell>
          <table:table-cell office:value-type="float" office:value="11958" table:style-name="ce7">
            <text:p>11,958<text:s/></text:p>
          </table:table-cell>
          <table:table-cell office:value-type="float" office:value="16167" table:style-name="ce7">
            <text:p>16,167<text:s/></text:p>
          </table:table-cell>
          <table:table-cell office:value-type="float" office:value="17575" table:style-name="ce7">
            <text:p>17,575<text:s/></text:p>
          </table:table-cell>
          <table:table-cell office:value-type="float" office:value="5235" table:style-name="ce7">
            <text:p>5,235<text:s/></text:p>
          </table:table-cell>
          <table:table-cell office:value-type="float" office:value="9209" table:style-name="ce7">
            <text:p>9,209<text:s/></text:p>
          </table:table-cell>
          <table:table-cell office:value-type="float" office:value="3175" table:style-name="ce7">
            <text:p>3,175<text:s/></text:p>
          </table:table-cell>
          <table:table-cell office:value-type="float" office:value="7950" table:style-name="ce7">
            <text:p>7,950<text:s/></text:p>
          </table:table-cell>
          <table:table-cell office:value-type="float" office:value="7893" table:style-name="ce7">
            <text:p>7,893<text:s/></text:p>
          </table:table-cell>
          <table:table-cell office:value-type="float" office:value="6791" table:style-name="ce7">
            <text:p>6,791<text:s/></text:p>
          </table:table-cell>
          <table:table-cell office:value-type="float" office:value="26511" table:style-name="ce7">
            <text:p>26,511<text:s/></text:p>
          </table:table-cell>
          <table:table-cell office:value-type="float" office:value="3407" table:style-name="ce7">
            <text:p>3,407<text:s/></text:p>
          </table:table-cell>
          <table:table-cell office:value-type="float" office:value="10138" table:style-name="ce7">
            <text:p>10,138<text:s/></text:p>
          </table:table-cell>
          <table:table-cell office:value-type="float" office:value="12538" table:style-name="ce7">
            <text:p>12,538<text:s/></text:p>
          </table:table-cell>
          <table:table-cell office:value-type="float" office:value="14916" table:style-name="ce7">
            <text:p>14,916<text:s/></text:p>
          </table:table-cell>
          <table:table-cell office:value-type="float" office:value="18928" table:style-name="ce8">
            <text:p>18,928<text:s/></text:p>
          </table:table-cell>
          <table:table-cell office:value-type="float" office:value="14476" table:style-name="ce7">
            <text:p>14,476<text:s/></text:p>
          </table:table-cell>
          <table:table-cell office:value-type="float" office:value="9558" table:style-name="ce7">
            <text:p>9,558<text:s/></text:p>
          </table:table-cell>
          <table:table-cell office:value-type="float" office:value="23264" table:style-name="ce7">
            <text:p>23,264<text:s/></text:p>
          </table:table-cell>
          <table:table-cell office:value-type="float" office:value="15441" table:style-name="ce7">
            <text:p>15,441<text:s/></text:p>
          </table:table-cell>
          <table:table-cell office:value-type="float" office:value="31293" table:style-name="ce7">
            <text:p>31,293<text:s/></text:p>
          </table:table-cell>
          <table:table-cell office:value-type="float" office:value="23409" table:style-name="ce7">
            <text:p>23,409<text:s/></text:p>
          </table:table-cell>
          <table:table-cell office:value-type="float" office:value="8860" table:style-name="ce7">
            <text:p>8,860<text:s/></text:p>
          </table:table-cell>
          <table:table-cell office:value-type="float" office:value="33120" table:style-name="ce7">
            <text:p>33,120<text:s/></text:p>
          </table:table-cell>
          <table:table-cell office:value-type="float" office:value="24585" table:style-name="ce7">
            <text:p>24,585<text:s/></text:p>
          </table:table-cell>
          <table:table-cell office:value-type="float" office:value="20918" table:style-name="ce8">
            <text:p>20,918<text:s/></text:p>
          </table:table-cell>
          <table:table-cell office:value-type="float" office:value="18414" table:style-name="ce7">
            <text:p>18,414<text:s/></text:p>
          </table:table-cell>
          <table:table-cell office:value-type="float" office:value="24376" table:style-name="ce7">
            <text:p>24,376<text:s/></text:p>
          </table:table-cell>
          <table:table-cell office:value-type="float" office:value="131023" table:style-name="ce7">
            <text:p>131,023<text:s/></text:p>
          </table:table-cell>
          <table:table-cell office:value-type="float" office:value="43397" table:style-name="ce7">
            <text:p>43,397<text:s/></text:p>
          </table:table-cell>
          <table:table-cell office:value-type="float" office:value="22144" table:style-name="ce7">
            <text:p>22,144<text:s/></text:p>
          </table:table-cell>
          <table:table-cell office:value-type="float" office:value="20708" table:style-name="ce7">
            <text:p>20,708<text:s/></text:p>
          </table:table-cell>
          <table:table-cell office:value-type="float" office:value="23784" table:style-name="ce7">
            <text:p>23,784<text:s/></text:p>
          </table:table-cell>
          <table:table-cell office:value-type="float" office:value="23209" table:style-name="ce7">
            <text:p>23,209<text:s/></text:p>
          </table:table-cell>
          <table:table-cell office:value-type="float" office:value="24066" table:style-name="ce7">
            <text:p>24,066<text:s/></text:p>
          </table:table-cell>
          <table:table-cell office:value-type="float" office:value="21315" table:style-name="ce7">
            <text:p>21,315<text:s/></text:p>
          </table:table-cell>
          <table:table-cell office:value-type="float" office:value="11768" table:style-name="ce7">
            <text:p>11,768<text:s/></text:p>
          </table:table-cell>
          <table:table-cell office:value-type="float" office:value="27765" table:style-name="ce7">
            <text:p>27,765<text:s/></text:p>
          </table:table-cell>
          <table:table-cell office:value-type="float" office:value="6533" table:style-name="ce7">
            <text:p>6,533<text:s/></text:p>
          </table:table-cell>
          <table:table-cell office:value-type="float" office:value="7722" table:style-name="ce7">
            <text:p>7,722<text:s/></text:p>
          </table:table-cell>
          <table:table-cell office:value-type="float" office:value="16855" table:style-name="ce7">
            <text:p>16,855<text:s/></text:p>
          </table:table-cell>
          <table:table-cell office:value-type="float" office:value="4218" table:style-name="ce7">
            <text:p>4,218<text:s/></text:p>
          </table:table-cell>
          <table:table-cell office:value-type="float" office:value="3517" table:style-name="ce7">
            <text:p>3,517<text:s/></text:p>
          </table:table-cell>
          <table:table-cell office:value-type="float" office:value="3153" table:style-name="ce7">
            <text:p>3,153<text:s/></text:p>
          </table:table-cell>
          <table:table-cell office:value-type="float" office:value="11989" table:style-name="ce7">
            <text:p>11,989<text:s/></text:p>
          </table:table-cell>
          <table:table-cell office:value-type="float" office:value="9116" table:style-name="ce7">
            <text:p>9,116<text:s/></text:p>
          </table:table-cell>
          <table:table-cell office:value-type="float" office:value="12339" table:style-name="ce7">
            <text:p>12,339<text:s/></text:p>
          </table:table-cell>
          <table:table-cell office:value-type="float" office:value="27003" table:style-name="ce7">
            <text:p>27,003<text:s/></text:p>
          </table:table-cell>
          <table:table-cell office:value-type="float" office:value="8997" table:style-name="ce7">
            <text:p>8,997<text:s/></text:p>
          </table:table-cell>
          <table:table-cell office:value-type="float" office:value="13015" table:style-name="ce7">
            <text:p>13,015<text:s/></text:p>
          </table:table-cell>
          <table:table-cell office:value-type="float" office:value="8159" table:style-name="ce7">
            <text:p>8,159<text:s/></text:p>
          </table:table-cell>
          <table:table-cell office:value-type="float" office:value="21886" table:style-name="ce7">
            <text:p>21,886<text:s/></text:p>
          </table:table-cell>
          <table:table-cell office:value-type="float" office:value="23015" table:style-name="ce7">
            <text:p>23,015<text:s/></text:p>
          </table:table-cell>
          <table:table-cell office:value-type="float" office:value="25311" table:style-name="ce7">
            <text:p>25,311<text:s/></text:p>
          </table:table-cell>
          <table:table-cell office:value-type="float" office:value="39079" table:style-name="ce7">
            <text:p>39,079<text:s/></text:p>
          </table:table-cell>
          <table:table-cell office:value-type="float" office:value="35791" table:style-name="ce7">
            <text:p>35,791<text:s/></text:p>
          </table:table-cell>
          <table:table-cell office:value-type="float" office:value="26652" table:style-name="ce7">
            <text:p>26,652<text:s/></text:p>
          </table:table-cell>
          <table:table-cell office:value-type="float" office:value="25065" table:style-name="ce7">
            <text:p>25,065<text:s/></text:p>
          </table:table-cell>
          <table:table-cell office:value-type="float" office:value="62734" table:style-name="ce7">
            <text:p>62,734<text:s/></text:p>
          </table:table-cell>
          <table:table-cell office:value-type="float" office:value="21228" table:style-name="ce7">
            <text:p>21,228<text:s/></text:p>
          </table:table-cell>
          <table:table-cell office:value-type="float" office:value="31761" table:style-name="ce7">
            <text:p>31,761<text:s/></text:p>
          </table:table-cell>
          <table:table-cell office:value-type="float" office:value="33473" table:style-name="ce7">
            <text:p>33,473<text:s/></text:p>
          </table:table-cell>
          <table:table-cell office:value-type="float" office:value="20874" table:style-name="ce7">
            <text:p>20,874<text:s/></text:p>
          </table:table-cell>
          <table:table-cell office:value-type="float" office:value="61042" table:style-name="ce7">
            <text:p>61,042<text:s/></text:p>
          </table:table-cell>
          <table:table-cell office:value-type="float" office:value="18688" table:style-name="ce7">
            <text:p>18,688<text:s/></text:p>
          </table:table-cell>
          <table:table-cell office:value-type="float" office:value="15582" table:style-name="ce7">
            <text:p>15,582<text:s/></text:p>
          </table:table-cell>
          <table:table-cell office:value-type="float" office:value="13713" table:style-name="ce7">
            <text:p>13,713<text:s/></text:p>
          </table:table-cell>
          <table:table-cell office:value-type="float" office:value="20112" table:style-name="ce7">
            <text:p>20,112<text:s/></text:p>
          </table:table-cell>
          <table:table-cell office:value-type="float" office:value="12198" table:style-name="ce7">
            <text:p>12,198<text:s/></text:p>
          </table:table-cell>
          <table:table-cell office:value-type="float" office:value="29147" table:style-name="ce7">
            <text:p>29,147<text:s/></text:p>
          </table:table-cell>
          <table:table-cell office:value-type="float" office:value="19721" table:style-name="ce7">
            <text:p>19,721<text:s/></text:p>
          </table:table-cell>
          <table:table-cell office:value-type="float" office:value="7858" table:style-name="ce7">
            <text:p>7,858<text:s/></text:p>
          </table:table-cell>
          <table:table-cell office:value-type="float" office:value="14159" table:style-name="ce7">
            <text:p>14,159<text:s/></text:p>
          </table:table-cell>
          <table:table-cell office:value-type="float" office:value="40275" table:style-name="ce7">
            <text:p>40,275<text:s/></text:p>
          </table:table-cell>
          <table:table-cell office:value-type="float" office:value="27039" table:style-name="ce7">
            <text:p>27,039<text:s/></text:p>
          </table:table-cell>
          <table:table-cell office:value-type="float" office:value="24670" table:style-name="ce7">
            <text:p>24,670<text:s/></text:p>
          </table:table-cell>
          <table:table-cell office:value-type="float" office:value="24822" table:style-name="ce7">
            <text:p>24,822<text:s/></text:p>
          </table:table-cell>
          <table:table-cell office:value-type="float" office:value="8346" table:style-name="ce7">
            <text:p>8,346<text:s/></text:p>
          </table:table-cell>
          <table:table-cell office:value-type="float" office:value="10678" table:style-name="ce7">
            <text:p>10,678<text:s/></text:p>
          </table:table-cell>
          <table:table-cell office:value-type="float" office:value="4427" table:style-name="ce8">
            <text:p>4,427<text:s/></text:p>
          </table:table-cell>
          <table:table-cell office:value-type="float" office:value="5034" table:style-name="ce7">
            <text:p>5,034<text:s/></text:p>
          </table:table-cell>
          <table:table-cell office:value-type="float" office:value="7206" table:style-name="ce7">
            <text:p>7,206<text:s/></text:p>
          </table:table-cell>
          <table:table-cell office:value-type="float" office:value="9267" table:style-name="ce7">
            <text:p>9,267<text:s/></text:p>
          </table:table-cell>
          <table:table-cell office:value-type="float" office:value="9999" table:style-name="ce7">
            <text:p>9,999<text:s/></text:p>
          </table:table-cell>
          <table:table-cell office:value-type="float" office:value="10977" table:style-name="ce7">
            <text:p>10,977<text:s/></text:p>
          </table:table-cell>
          <table:table-cell office:value-type="float" office:value="16204" table:style-name="ce7">
            <text:p>16,204<text:s/></text:p>
          </table:table-cell>
          <table:table-cell office:value-type="float" office:value="29073" table:style-name="ce7">
            <text:p>29,073<text:s/></text:p>
          </table:table-cell>
          <table:table-cell office:value-type="float" office:value="23810" table:style-name="ce7">
            <text:p>23,810<text:s/></text:p>
          </table:table-cell>
          <table:table-cell office:value-type="float" office:value="13226" table:style-name="ce7">
            <text:p>13,226<text:s/></text:p>
          </table:table-cell>
          <table:table-cell office:value-type="float" office:value="11431" table:style-name="ce7">
            <text:p>11,431<text:s/></text:p>
          </table:table-cell>
          <table:table-cell office:value-type="float" office:value="12319" table:style-name="ce7">
            <text:p>12,319<text:s/></text:p>
          </table:table-cell>
          <table:table-cell office:value-type="float" office:value="11456" table:style-name="ce7">
            <text:p>11,456<text:s/></text:p>
          </table:table-cell>
          <table:table-cell office:value-type="float" office:value="11200" table:style-name="ce7">
            <text:p>11,200<text:s/></text:p>
          </table:table-cell>
          <table:table-cell office:value-type="float" office:value="9554" table:style-name="ce7">
            <text:p>9,554<text:s/></text:p>
          </table:table-cell>
          <table:table-cell office:value-type="float" office:value="8226" table:style-name="ce7">
            <text:p>8,22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19T00:00:00" table:style-name="ce6">
            <text:p>2023/7/19</text:p>
          </table:table-cell>
          <table:table-cell office:value-type="float" office:value="5036" table:style-name="ce7">
            <text:p>5,036<text:s/></text:p>
          </table:table-cell>
          <table:table-cell office:value-type="float" office:value="13976" table:style-name="ce7">
            <text:p>13,976<text:s/></text:p>
          </table:table-cell>
          <table:table-cell office:value-type="float" office:value="45018" table:style-name="ce7">
            <text:p>45,018<text:s/></text:p>
          </table:table-cell>
          <table:table-cell office:value-type="float" office:value="41072" table:style-name="ce7">
            <text:p>41,072<text:s/></text:p>
          </table:table-cell>
          <table:table-cell office:value-type="float" office:value="23155" table:style-name="ce7">
            <text:p>23,155<text:s/></text:p>
          </table:table-cell>
          <table:table-cell office:value-type="float" office:value="13350" table:style-name="ce7">
            <text:p>13,350<text:s/></text:p>
          </table:table-cell>
          <table:table-cell office:value-type="float" office:value="10683" table:style-name="ce7">
            <text:p>10,683<text:s/></text:p>
          </table:table-cell>
          <table:table-cell office:value-type="float" office:value="4016" table:style-name="ce7">
            <text:p>4,016<text:s/></text:p>
          </table:table-cell>
          <table:table-cell office:value-type="float" office:value="3285" table:style-name="ce7">
            <text:p>3,285<text:s/></text:p>
          </table:table-cell>
          <table:table-cell office:value-type="float" office:value="11890" table:style-name="ce7">
            <text:p>11,890<text:s/></text:p>
          </table:table-cell>
          <table:table-cell office:value-type="float" office:value="2001" table:style-name="ce7">
            <text:p>2,001<text:s/></text:p>
          </table:table-cell>
          <table:table-cell office:value-type="float" office:value="3686" table:style-name="ce7">
            <text:p>3,686<text:s/></text:p>
          </table:table-cell>
          <table:table-cell office:value-type="float" office:value="5514" table:style-name="ce7">
            <text:p>5,514<text:s/></text:p>
          </table:table-cell>
          <table:table-cell office:value-type="float" office:value="7723" table:style-name="ce7">
            <text:p>7,723<text:s/></text:p>
          </table:table-cell>
          <table:table-cell office:value-type="float" office:value="12739" table:style-name="ce7">
            <text:p>12,739<text:s/></text:p>
          </table:table-cell>
          <table:table-cell office:value-type="float" office:value="16039" table:style-name="ce7">
            <text:p>16,039<text:s/></text:p>
          </table:table-cell>
          <table:table-cell office:value-type="float" office:value="17690" table:style-name="ce7">
            <text:p>17,690<text:s/></text:p>
          </table:table-cell>
          <table:table-cell office:value-type="float" office:value="5224" table:style-name="ce7">
            <text:p>5,224<text:s/></text:p>
          </table:table-cell>
          <table:table-cell office:value-type="float" office:value="9829" table:style-name="ce7">
            <text:p>9,829<text:s/></text:p>
          </table:table-cell>
          <table:table-cell office:value-type="float" office:value="3237" table:style-name="ce7">
            <text:p>3,237<text:s/></text:p>
          </table:table-cell>
          <table:table-cell office:value-type="float" office:value="8062" table:style-name="ce7">
            <text:p>8,062<text:s/></text:p>
          </table:table-cell>
          <table:table-cell office:value-type="float" office:value="8019" table:style-name="ce7">
            <text:p>8,019<text:s/></text:p>
          </table:table-cell>
          <table:table-cell office:value-type="float" office:value="6858" table:style-name="ce7">
            <text:p>6,858<text:s/></text:p>
          </table:table-cell>
          <table:table-cell office:value-type="float" office:value="27864" table:style-name="ce7">
            <text:p>27,864<text:s/></text:p>
          </table:table-cell>
          <table:table-cell office:value-type="float" office:value="3556" table:style-name="ce7">
            <text:p>3,556<text:s/></text:p>
          </table:table-cell>
          <table:table-cell office:value-type="float" office:value="10518" table:style-name="ce7">
            <text:p>10,518<text:s/></text:p>
          </table:table-cell>
          <table:table-cell office:value-type="float" office:value="12754" table:style-name="ce7">
            <text:p>12,754<text:s/></text:p>
          </table:table-cell>
          <table:table-cell office:value-type="float" office:value="15229" table:style-name="ce7">
            <text:p>15,229<text:s/></text:p>
          </table:table-cell>
          <table:table-cell office:value-type="float" office:value="19326" table:style-name="ce8">
            <text:p>19,326<text:s/></text:p>
          </table:table-cell>
          <table:table-cell office:value-type="float" office:value="14916" table:style-name="ce7">
            <text:p>14,916<text:s/></text:p>
          </table:table-cell>
          <table:table-cell office:value-type="float" office:value="9672" table:style-name="ce7">
            <text:p>9,672<text:s/></text:p>
          </table:table-cell>
          <table:table-cell office:value-type="float" office:value="24055" table:style-name="ce7">
            <text:p>24,055<text:s/></text:p>
          </table:table-cell>
          <table:table-cell office:value-type="float" office:value="16131" table:style-name="ce7">
            <text:p>16,131<text:s/></text:p>
          </table:table-cell>
          <table:table-cell office:value-type="float" office:value="31906" table:style-name="ce7">
            <text:p>31,906<text:s/></text:p>
          </table:table-cell>
          <table:table-cell office:value-type="float" office:value="24521" table:style-name="ce7">
            <text:p>24,521<text:s/></text:p>
          </table:table-cell>
          <table:table-cell office:value-type="float" office:value="8957" table:style-name="ce7">
            <text:p>8,957<text:s/></text:p>
          </table:table-cell>
          <table:table-cell office:value-type="float" office:value="33253" table:style-name="ce7">
            <text:p>33,253<text:s/></text:p>
          </table:table-cell>
          <table:table-cell office:value-type="float" office:value="24913" table:style-name="ce7">
            <text:p>24,913<text:s/></text:p>
          </table:table-cell>
          <table:table-cell office:value-type="float" office:value="21250" table:style-name="ce8">
            <text:p>21,250<text:s/></text:p>
          </table:table-cell>
          <table:table-cell office:value-type="float" office:value="18788" table:style-name="ce7">
            <text:p>18,788<text:s/></text:p>
          </table:table-cell>
          <table:table-cell office:value-type="float" office:value="24614" table:style-name="ce7">
            <text:p>24,614<text:s/></text:p>
          </table:table-cell>
          <table:table-cell office:value-type="float" office:value="134310" table:style-name="ce7">
            <text:p>134,310<text:s/></text:p>
          </table:table-cell>
          <table:table-cell office:value-type="float" office:value="46578" table:style-name="ce7">
            <text:p>46,578<text:s/></text:p>
          </table:table-cell>
          <table:table-cell office:value-type="float" office:value="24033" table:style-name="ce7">
            <text:p>24,033<text:s/></text:p>
          </table:table-cell>
          <table:table-cell office:value-type="float" office:value="21180" table:style-name="ce7">
            <text:p>21,180<text:s/></text:p>
          </table:table-cell>
          <table:table-cell office:value-type="float" office:value="24320" table:style-name="ce7">
            <text:p>24,320<text:s/></text:p>
          </table:table-cell>
          <table:table-cell office:value-type="float" office:value="23709" table:style-name="ce7">
            <text:p>23,709<text:s/></text:p>
          </table:table-cell>
          <table:table-cell office:value-type="float" office:value="24390" table:style-name="ce7">
            <text:p>24,390<text:s/></text:p>
          </table:table-cell>
          <table:table-cell office:value-type="float" office:value="21910" table:style-name="ce7">
            <text:p>21,910<text:s/></text:p>
          </table:table-cell>
          <table:table-cell office:value-type="float" office:value="12142" table:style-name="ce7">
            <text:p>12,142<text:s/></text:p>
          </table:table-cell>
          <table:table-cell office:value-type="float" office:value="28770" table:style-name="ce7">
            <text:p>28,770<text:s/></text:p>
          </table:table-cell>
          <table:table-cell office:value-type="float" office:value="6542" table:style-name="ce7">
            <text:p>6,542<text:s/></text:p>
          </table:table-cell>
          <table:table-cell office:value-type="float" office:value="7827" table:style-name="ce7">
            <text:p>7,827<text:s/></text:p>
          </table:table-cell>
          <table:table-cell office:value-type="float" office:value="16925" table:style-name="ce7">
            <text:p>16,925<text:s/></text:p>
          </table:table-cell>
          <table:table-cell office:value-type="float" office:value="4276" table:style-name="ce7">
            <text:p>4,276<text:s/></text:p>
          </table:table-cell>
          <table:table-cell office:value-type="float" office:value="3728" table:style-name="ce7">
            <text:p>3,728<text:s/></text:p>
          </table:table-cell>
          <table:table-cell office:value-type="float" office:value="3113" table:style-name="ce7">
            <text:p>3,113<text:s/></text:p>
          </table:table-cell>
          <table:table-cell office:value-type="float" office:value="12133" table:style-name="ce7">
            <text:p>12,133<text:s/></text:p>
          </table:table-cell>
          <table:table-cell office:value-type="float" office:value="9041" table:style-name="ce7">
            <text:p>9,041<text:s/></text:p>
          </table:table-cell>
          <table:table-cell office:value-type="float" office:value="12619" table:style-name="ce7">
            <text:p>12,619<text:s/></text:p>
          </table:table-cell>
          <table:table-cell office:value-type="float" office:value="27289" table:style-name="ce7">
            <text:p>27,289<text:s/></text:p>
          </table:table-cell>
          <table:table-cell office:value-type="float" office:value="8949" table:style-name="ce7">
            <text:p>8,949<text:s/></text:p>
          </table:table-cell>
          <table:table-cell office:value-type="float" office:value="13183" table:style-name="ce7">
            <text:p>13,183<text:s/></text:p>
          </table:table-cell>
          <table:table-cell office:value-type="float" office:value="8101" table:style-name="ce7">
            <text:p>8,101<text:s/></text:p>
          </table:table-cell>
          <table:table-cell office:value-type="float" office:value="21825" table:style-name="ce7">
            <text:p>21,825<text:s/></text:p>
          </table:table-cell>
          <table:table-cell office:value-type="float" office:value="23186" table:style-name="ce7">
            <text:p>23,186<text:s/></text:p>
          </table:table-cell>
          <table:table-cell office:value-type="float" office:value="25583" table:style-name="ce7">
            <text:p>25,583<text:s/></text:p>
          </table:table-cell>
          <table:table-cell office:value-type="float" office:value="40406" table:style-name="ce7">
            <text:p>40,406<text:s/></text:p>
          </table:table-cell>
          <table:table-cell office:value-type="float" office:value="36360" table:style-name="ce7">
            <text:p>36,360<text:s/></text:p>
          </table:table-cell>
          <table:table-cell office:value-type="float" office:value="27649" table:style-name="ce7">
            <text:p>27,649<text:s/></text:p>
          </table:table-cell>
          <table:table-cell office:value-type="float" office:value="25194" table:style-name="ce7">
            <text:p>25,194<text:s/></text:p>
          </table:table-cell>
          <table:table-cell office:value-type="float" office:value="65589" table:style-name="ce7">
            <text:p>65,589<text:s/></text:p>
          </table:table-cell>
          <table:table-cell office:value-type="float" office:value="22290" table:style-name="ce7">
            <text:p>22,290<text:s/></text:p>
          </table:table-cell>
          <table:table-cell office:value-type="float" office:value="32585" table:style-name="ce7">
            <text:p>32,585<text:s/></text:p>
          </table:table-cell>
          <table:table-cell office:value-type="float" office:value="34287" table:style-name="ce7">
            <text:p>34,287<text:s/></text:p>
          </table:table-cell>
          <table:table-cell office:value-type="float" office:value="21313" table:style-name="ce7">
            <text:p>21,313<text:s/></text:p>
          </table:table-cell>
          <table:table-cell office:value-type="float" office:value="62591" table:style-name="ce7">
            <text:p>62,591<text:s/></text:p>
          </table:table-cell>
          <table:table-cell office:value-type="float" office:value="19031" table:style-name="ce7">
            <text:p>19,031<text:s/></text:p>
          </table:table-cell>
          <table:table-cell office:value-type="float" office:value="15822" table:style-name="ce7">
            <text:p>15,822<text:s/></text:p>
          </table:table-cell>
          <table:table-cell office:value-type="float" office:value="13994" table:style-name="ce7">
            <text:p>13,994<text:s/></text:p>
          </table:table-cell>
          <table:table-cell office:value-type="float" office:value="20704" table:style-name="ce7">
            <text:p>20,704<text:s/></text:p>
          </table:table-cell>
          <table:table-cell office:value-type="float" office:value="12720" table:style-name="ce7">
            <text:p>12,720<text:s/></text:p>
          </table:table-cell>
          <table:table-cell office:value-type="float" office:value="29759" table:style-name="ce7">
            <text:p>29,759<text:s/></text:p>
          </table:table-cell>
          <table:table-cell office:value-type="float" office:value="20039" table:style-name="ce7">
            <text:p>20,039<text:s/></text:p>
          </table:table-cell>
          <table:table-cell office:value-type="float" office:value="8029" table:style-name="ce7">
            <text:p>8,029<text:s/></text:p>
          </table:table-cell>
          <table:table-cell office:value-type="float" office:value="20790" table:style-name="ce7">
            <text:p>20,790<text:s/></text:p>
          </table:table-cell>
          <table:table-cell office:value-type="float" office:value="40689" table:style-name="ce7">
            <text:p>40,689<text:s/></text:p>
          </table:table-cell>
          <table:table-cell office:value-type="float" office:value="27340" table:style-name="ce7">
            <text:p>27,340<text:s/></text:p>
          </table:table-cell>
          <table:table-cell office:value-type="float" office:value="25188" table:style-name="ce7">
            <text:p>25,188<text:s/></text:p>
          </table:table-cell>
          <table:table-cell office:value-type="float" office:value="25878" table:style-name="ce7">
            <text:p>25,878<text:s/></text:p>
          </table:table-cell>
          <table:table-cell office:value-type="float" office:value="8344" table:style-name="ce7">
            <text:p>8,344<text:s/></text:p>
          </table:table-cell>
          <table:table-cell office:value-type="float" office:value="10817" table:style-name="ce7">
            <text:p>10,817<text:s/></text:p>
          </table:table-cell>
          <table:table-cell office:value-type="float" office:value="4491" table:style-name="ce8">
            <text:p>4,491<text:s/></text:p>
          </table:table-cell>
          <table:table-cell office:value-type="float" office:value="5075" table:style-name="ce7">
            <text:p>5,075<text:s/></text:p>
          </table:table-cell>
          <table:table-cell office:value-type="float" office:value="7631" table:style-name="ce7">
            <text:p>7,631<text:s/></text:p>
          </table:table-cell>
          <table:table-cell office:value-type="float" office:value="9426" table:style-name="ce7">
            <text:p>9,426<text:s/></text:p>
          </table:table-cell>
          <table:table-cell office:value-type="float" office:value="10639" table:style-name="ce7">
            <text:p>10,639<text:s/></text:p>
          </table:table-cell>
          <table:table-cell office:value-type="float" office:value="12663" table:style-name="ce7">
            <text:p>12,663<text:s/></text:p>
          </table:table-cell>
          <table:table-cell office:value-type="float" office:value="16488" table:style-name="ce7">
            <text:p>16,488<text:s/></text:p>
          </table:table-cell>
          <table:table-cell office:value-type="float" office:value="29417" table:style-name="ce7">
            <text:p>29,417<text:s/></text:p>
          </table:table-cell>
          <table:table-cell office:value-type="float" office:value="24319" table:style-name="ce7">
            <text:p>24,319<text:s/></text:p>
          </table:table-cell>
          <table:table-cell office:value-type="float" office:value="13348" table:style-name="ce7">
            <text:p>13,348<text:s/></text:p>
          </table:table-cell>
          <table:table-cell office:value-type="float" office:value="11579" table:style-name="ce7">
            <text:p>11,579<text:s/></text:p>
          </table:table-cell>
          <table:table-cell office:value-type="float" office:value="12360" table:style-name="ce7">
            <text:p>12,360<text:s/></text:p>
          </table:table-cell>
          <table:table-cell office:value-type="float" office:value="11518" table:style-name="ce7">
            <text:p>11,518<text:s/></text:p>
          </table:table-cell>
          <table:table-cell office:value-type="float" office:value="11446" table:style-name="ce7">
            <text:p>11,446<text:s/></text:p>
          </table:table-cell>
          <table:table-cell office:value-type="float" office:value="9751" table:style-name="ce7">
            <text:p>9,751<text:s/></text:p>
          </table:table-cell>
          <table:table-cell office:value-type="float" office:value="8483" table:style-name="ce7">
            <text:p>8,48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20T00:00:00" table:style-name="ce6">
            <text:p>2023/7/20</text:p>
          </table:table-cell>
          <table:table-cell office:value-type="float" office:value="5199" table:style-name="ce7">
            <text:p>5,199<text:s/></text:p>
          </table:table-cell>
          <table:table-cell office:value-type="float" office:value="13879" table:style-name="ce7">
            <text:p>13,879<text:s/></text:p>
          </table:table-cell>
          <table:table-cell office:value-type="float" office:value="44544" table:style-name="ce7">
            <text:p>44,544<text:s/></text:p>
          </table:table-cell>
          <table:table-cell office:value-type="float" office:value="42177" table:style-name="ce7">
            <text:p>42,177<text:s/></text:p>
          </table:table-cell>
          <table:table-cell office:value-type="float" office:value="22999" table:style-name="ce7">
            <text:p>22,999<text:s/></text:p>
          </table:table-cell>
          <table:table-cell office:value-type="float" office:value="12979" table:style-name="ce7">
            <text:p>12,979<text:s/></text:p>
          </table:table-cell>
          <table:table-cell office:value-type="float" office:value="10461" table:style-name="ce7">
            <text:p>10,461<text:s/></text:p>
          </table:table-cell>
          <table:table-cell office:value-type="float" office:value="3963" table:style-name="ce7">
            <text:p>3,963<text:s/></text:p>
          </table:table-cell>
          <table:table-cell office:value-type="float" office:value="3177" table:style-name="ce7">
            <text:p>3,177<text:s/></text:p>
          </table:table-cell>
          <table:table-cell office:value-type="float" office:value="11548" table:style-name="ce7">
            <text:p>11,548<text:s/></text:p>
          </table:table-cell>
          <table:table-cell office:value-type="float" office:value="1961" table:style-name="ce7">
            <text:p>1,961<text:s/></text:p>
          </table:table-cell>
          <table:table-cell office:value-type="float" office:value="3699" table:style-name="ce7">
            <text:p>3,699<text:s/></text:p>
          </table:table-cell>
          <table:table-cell office:value-type="float" office:value="5271" table:style-name="ce7">
            <text:p>5,271<text:s/></text:p>
          </table:table-cell>
          <table:table-cell office:value-type="float" office:value="7924" table:style-name="ce7">
            <text:p>7,924<text:s/></text:p>
          </table:table-cell>
          <table:table-cell office:value-type="float" office:value="12697" table:style-name="ce7">
            <text:p>12,697<text:s/></text:p>
          </table:table-cell>
          <table:table-cell office:value-type="float" office:value="16171" table:style-name="ce7">
            <text:p>16,171<text:s/></text:p>
          </table:table-cell>
          <table:table-cell office:value-type="float" office:value="17474" table:style-name="ce7">
            <text:p>17,474<text:s/></text:p>
          </table:table-cell>
          <table:table-cell office:value-type="float" office:value="5211" table:style-name="ce7">
            <text:p>5,211<text:s/></text:p>
          </table:table-cell>
          <table:table-cell office:value-type="float" office:value="9568" table:style-name="ce7">
            <text:p>9,568<text:s/></text:p>
          </table:table-cell>
          <table:table-cell office:value-type="float" office:value="3113" table:style-name="ce7">
            <text:p>3,113<text:s/></text:p>
          </table:table-cell>
          <table:table-cell office:value-type="float" office:value="7764" table:style-name="ce7">
            <text:p>7,764<text:s/></text:p>
          </table:table-cell>
          <table:table-cell office:value-type="float" office:value="7868" table:style-name="ce7">
            <text:p>7,868<text:s/></text:p>
          </table:table-cell>
          <table:table-cell office:value-type="float" office:value="6802" table:style-name="ce7">
            <text:p>6,802<text:s/></text:p>
          </table:table-cell>
          <table:table-cell office:value-type="float" office:value="26445" table:style-name="ce7">
            <text:p>26,445<text:s/>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10408" table:style-name="ce7">
            <text:p>10,408<text:s/></text:p>
          </table:table-cell>
          <table:table-cell office:value-type="float" office:value="12792" table:style-name="ce7">
            <text:p>12,792<text:s/></text:p>
          </table:table-cell>
          <table:table-cell office:value-type="float" office:value="14914" table:style-name="ce7">
            <text:p>14,914<text:s/></text:p>
          </table:table-cell>
          <table:table-cell office:value-type="float" office:value="19082" table:style-name="ce8">
            <text:p>19,082<text:s/></text:p>
          </table:table-cell>
          <table:table-cell office:value-type="float" office:value="14405" table:style-name="ce7">
            <text:p>14,405<text:s/></text:p>
          </table:table-cell>
          <table:table-cell office:value-type="float" office:value="9667" table:style-name="ce7">
            <text:p>9,667<text:s/></text:p>
          </table:table-cell>
          <table:table-cell office:value-type="float" office:value="23105" table:style-name="ce7">
            <text:p>23,105<text:s/></text:p>
          </table:table-cell>
          <table:table-cell office:value-type="float" office:value="15546" table:style-name="ce7">
            <text:p>15,546<text:s/></text:p>
          </table:table-cell>
          <table:table-cell office:value-type="float" office:value="31699" table:style-name="ce7">
            <text:p>31,699<text:s/></text:p>
          </table:table-cell>
          <table:table-cell office:value-type="float" office:value="24216" table:style-name="ce7">
            <text:p>24,216<text:s/></text:p>
          </table:table-cell>
          <table:table-cell office:value-type="float" office:value="9174" table:style-name="ce7">
            <text:p>9,174<text:s/></text:p>
          </table:table-cell>
          <table:table-cell office:value-type="float" office:value="33188" table:style-name="ce7">
            <text:p>33,188<text:s/></text:p>
          </table:table-cell>
          <table:table-cell office:value-type="float" office:value="24848" table:style-name="ce7">
            <text:p>24,848<text:s/></text:p>
          </table:table-cell>
          <table:table-cell office:value-type="float" office:value="20923" table:style-name="ce8">
            <text:p>20,923<text:s/></text:p>
          </table:table-cell>
          <table:table-cell office:value-type="float" office:value="18495" table:style-name="ce7">
            <text:p>18,495<text:s/></text:p>
          </table:table-cell>
          <table:table-cell office:value-type="float" office:value="24689" table:style-name="ce7">
            <text:p>24,689<text:s/></text:p>
          </table:table-cell>
          <table:table-cell office:value-type="float" office:value="136642" table:style-name="ce7">
            <text:p>136,642<text:s/></text:p>
          </table:table-cell>
          <table:table-cell office:value-type="float" office:value="45835" table:style-name="ce7">
            <text:p>45,835<text:s/></text:p>
          </table:table-cell>
          <table:table-cell office:value-type="float" office:value="22337" table:style-name="ce7">
            <text:p>22,337<text:s/></text:p>
          </table:table-cell>
          <table:table-cell office:value-type="float" office:value="21203" table:style-name="ce7">
            <text:p>21,203<text:s/></text:p>
          </table:table-cell>
          <table:table-cell office:value-type="float" office:value="23828" table:style-name="ce7">
            <text:p>23,828<text:s/></text:p>
          </table:table-cell>
          <table:table-cell office:value-type="float" office:value="23485" table:style-name="ce7">
            <text:p>23,485<text:s/></text:p>
          </table:table-cell>
          <table:table-cell office:value-type="float" office:value="23906" table:style-name="ce7">
            <text:p>23,906<text:s/></text:p>
          </table:table-cell>
          <table:table-cell office:value-type="float" office:value="21733" table:style-name="ce7">
            <text:p>21,733<text:s/></text:p>
          </table:table-cell>
          <table:table-cell office:value-type="float" office:value="11669" table:style-name="ce7">
            <text:p>11,669<text:s/></text:p>
          </table:table-cell>
          <table:table-cell office:value-type="float" office:value="27813" table:style-name="ce7">
            <text:p>27,813<text:s/></text:p>
          </table:table-cell>
          <table:table-cell office:value-type="float" office:value="6592" table:style-name="ce7">
            <text:p>6,592<text:s/></text:p>
          </table:table-cell>
          <table:table-cell office:value-type="float" office:value="7828" table:style-name="ce7">
            <text:p>7,828<text:s/></text:p>
          </table:table-cell>
          <table:table-cell office:value-type="float" office:value="16610" table:style-name="ce7">
            <text:p>16,610<text:s/></text:p>
          </table:table-cell>
          <table:table-cell office:value-type="float" office:value="4380" table:style-name="ce7">
            <text:p>4,380<text:s/></text:p>
          </table:table-cell>
          <table:table-cell office:value-type="float" office:value="3648" table:style-name="ce7">
            <text:p>3,648<text:s/></text:p>
          </table:table-cell>
          <table:table-cell office:value-type="float" office:value="3100" table:style-name="ce7">
            <text:p>3,100<text:s/></text:p>
          </table:table-cell>
          <table:table-cell office:value-type="float" office:value="11555" table:style-name="ce7">
            <text:p>11,555<text:s/></text:p>
          </table:table-cell>
          <table:table-cell office:value-type="float" office:value="9067" table:style-name="ce7">
            <text:p>9,067<text:s/></text:p>
          </table:table-cell>
          <table:table-cell office:value-type="float" office:value="12673" table:style-name="ce7">
            <text:p>12,673<text:s/></text:p>
          </table:table-cell>
          <table:table-cell office:value-type="float" office:value="27492" table:style-name="ce7">
            <text:p>27,492<text:s/></text:p>
          </table:table-cell>
          <table:table-cell office:value-type="float" office:value="8902" table:style-name="ce7">
            <text:p>8,902<text:s/></text:p>
          </table:table-cell>
          <table:table-cell office:value-type="float" office:value="12860" table:style-name="ce7">
            <text:p>12,860<text:s/></text:p>
          </table:table-cell>
          <table:table-cell office:value-type="float" office:value="8057" table:style-name="ce7">
            <text:p>8,057<text:s/></text:p>
          </table:table-cell>
          <table:table-cell office:value-type="float" office:value="21568" table:style-name="ce7">
            <text:p>21,568<text:s/></text:p>
          </table:table-cell>
          <table:table-cell office:value-type="float" office:value="22349" table:style-name="ce7">
            <text:p>22,349<text:s/></text:p>
          </table:table-cell>
          <table:table-cell office:value-type="float" office:value="25140" table:style-name="ce7">
            <text:p>25,140<text:s/></text:p>
          </table:table-cell>
          <table:table-cell office:value-type="float" office:value="41091" table:style-name="ce7">
            <text:p>41,091<text:s/></text:p>
          </table:table-cell>
          <table:table-cell office:value-type="float" office:value="35505" table:style-name="ce7">
            <text:p>35,505<text:s/></text:p>
          </table:table-cell>
          <table:table-cell office:value-type="float" office:value="26855" table:style-name="ce7">
            <text:p>26,855<text:s/></text:p>
          </table:table-cell>
          <table:table-cell office:value-type="float" office:value="24579" table:style-name="ce7">
            <text:p>24,579<text:s/></text:p>
          </table:table-cell>
          <table:table-cell office:value-type="float" office:value="63850" table:style-name="ce7">
            <text:p>63,850<text:s/></text:p>
          </table:table-cell>
          <table:table-cell office:value-type="float" office:value="21831" table:style-name="ce7">
            <text:p>21,831<text:s/></text:p>
          </table:table-cell>
          <table:table-cell office:value-type="float" office:value="32159" table:style-name="ce7">
            <text:p>32,159<text:s/></text:p>
          </table:table-cell>
          <table:table-cell office:value-type="float" office:value="34093" table:style-name="ce7">
            <text:p>34,093<text:s/></text:p>
          </table:table-cell>
          <table:table-cell office:value-type="float" office:value="21355" table:style-name="ce7">
            <text:p>21,355<text:s/></text:p>
          </table:table-cell>
          <table:table-cell office:value-type="float" office:value="63053" table:style-name="ce7">
            <text:p>63,053<text:s/></text:p>
          </table:table-cell>
          <table:table-cell office:value-type="float" office:value="19051" table:style-name="ce7">
            <text:p>19,051<text:s/></text:p>
          </table:table-cell>
          <table:table-cell office:value-type="float" office:value="15641" table:style-name="ce7">
            <text:p>15,641<text:s/></text:p>
          </table:table-cell>
          <table:table-cell office:value-type="float" office:value="14133" table:style-name="ce7">
            <text:p>14,133<text:s/></text:p>
          </table:table-cell>
          <table:table-cell office:value-type="float" office:value="21217" table:style-name="ce7">
            <text:p>21,217<text:s/></text:p>
          </table:table-cell>
          <table:table-cell office:value-type="float" office:value="12410" table:style-name="ce7">
            <text:p>12,410<text:s/></text:p>
          </table:table-cell>
          <table:table-cell office:value-type="float" office:value="30976" table:style-name="ce7">
            <text:p>30,976<text:s/></text:p>
          </table:table-cell>
          <table:table-cell office:value-type="float" office:value="20420" table:style-name="ce7">
            <text:p>20,420<text:s/></text:p>
          </table:table-cell>
          <table:table-cell office:value-type="float" office:value="7661" table:style-name="ce7">
            <text:p>7,661<text:s/></text:p>
          </table:table-cell>
          <table:table-cell office:value-type="float" office:value="13913" table:style-name="ce7">
            <text:p>13,913<text:s/></text:p>
          </table:table-cell>
          <table:table-cell office:value-type="float" office:value="40136" table:style-name="ce7">
            <text:p>40,136<text:s/></text:p>
          </table:table-cell>
          <table:table-cell office:value-type="float" office:value="23332" table:style-name="ce7">
            <text:p>23,332<text:s/></text:p>
          </table:table-cell>
          <table:table-cell office:value-type="float" office:value="25243" table:style-name="ce7">
            <text:p>25,243<text:s/></text:p>
          </table:table-cell>
          <table:table-cell office:value-type="float" office:value="24721" table:style-name="ce7">
            <text:p>24,721<text:s/></text:p>
          </table:table-cell>
          <table:table-cell office:value-type="float" office:value="8152" table:style-name="ce7">
            <text:p>8,152<text:s/></text:p>
          </table:table-cell>
          <table:table-cell office:value-type="float" office:value="10194" table:style-name="ce7">
            <text:p>10,194<text:s/></text:p>
          </table:table-cell>
          <table:table-cell office:value-type="float" office:value="4429" table:style-name="ce8">
            <text:p>4,429<text:s/></text:p>
          </table:table-cell>
          <table:table-cell office:value-type="float" office:value="4964" table:style-name="ce7">
            <text:p>4,964<text:s/></text:p>
          </table:table-cell>
          <table:table-cell office:value-type="float" office:value="7572" table:style-name="ce7">
            <text:p>7,572<text:s/></text:p>
          </table:table-cell>
          <table:table-cell office:value-type="float" office:value="9295" table:style-name="ce7">
            <text:p>9,295<text:s/></text:p>
          </table:table-cell>
          <table:table-cell office:value-type="float" office:value="10060" table:style-name="ce7">
            <text:p>10,060<text:s/></text:p>
          </table:table-cell>
          <table:table-cell office:value-type="float" office:value="11216" table:style-name="ce7">
            <text:p>11,216<text:s/></text:p>
          </table:table-cell>
          <table:table-cell office:value-type="float" office:value="16517" table:style-name="ce7">
            <text:p>16,517<text:s/></text:p>
          </table:table-cell>
          <table:table-cell office:value-type="float" office:value="28263" table:style-name="ce7">
            <text:p>28,263<text:s/></text:p>
          </table:table-cell>
          <table:table-cell office:value-type="float" office:value="24347" table:style-name="ce7">
            <text:p>24,347<text:s/></text:p>
          </table:table-cell>
          <table:table-cell office:value-type="float" office:value="13237" table:style-name="ce7">
            <text:p>13,237<text:s/></text:p>
          </table:table-cell>
          <table:table-cell office:value-type="float" office:value="11525" table:style-name="ce7">
            <text:p>11,525<text:s/></text:p>
          </table:table-cell>
          <table:table-cell office:value-type="float" office:value="12492" table:style-name="ce7">
            <text:p>12,492<text:s/></text:p>
          </table:table-cell>
          <table:table-cell office:value-type="float" office:value="11644" table:style-name="ce7">
            <text:p>11,644<text:s/></text:p>
          </table:table-cell>
          <table:table-cell office:value-type="float" office:value="11346" table:style-name="ce7">
            <text:p>11,346<text:s/></text:p>
          </table:table-cell>
          <table:table-cell office:value-type="float" office:value="9662" table:style-name="ce7">
            <text:p>9,662<text:s/></text:p>
          </table:table-cell>
          <table:table-cell office:value-type="float" office:value="8277" table:style-name="ce7">
            <text:p>8,27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21T00:00:00" table:style-name="ce6">
            <text:p>2023/7/21</text:p>
          </table:table-cell>
          <table:table-cell office:value-type="float" office:value="5730" table:style-name="ce7">
            <text:p>5,730<text:s/></text:p>
          </table:table-cell>
          <table:table-cell office:value-type="float" office:value="14271" table:style-name="ce7">
            <text:p>14,271<text:s/></text:p>
          </table:table-cell>
          <table:table-cell office:value-type="float" office:value="46347" table:style-name="ce7">
            <text:p>46,347<text:s/></text:p>
          </table:table-cell>
          <table:table-cell office:value-type="float" office:value="47899" table:style-name="ce7">
            <text:p>47,899<text:s/></text:p>
          </table:table-cell>
          <table:table-cell office:value-type="float" office:value="23358" table:style-name="ce7">
            <text:p>23,358<text:s/></text:p>
          </table:table-cell>
          <table:table-cell office:value-type="float" office:value="13064" table:style-name="ce7">
            <text:p>13,064<text:s/></text:p>
          </table:table-cell>
          <table:table-cell office:value-type="float" office:value="10670" table:style-name="ce7">
            <text:p>10,670<text:s/></text:p>
          </table:table-cell>
          <table:table-cell office:value-type="float" office:value="3845" table:style-name="ce7">
            <text:p>3,845<text:s/></text:p>
          </table:table-cell>
          <table:table-cell office:value-type="float" office:value="3269" table:style-name="ce7">
            <text:p>3,269<text:s/></text:p>
          </table:table-cell>
          <table:table-cell office:value-type="float" office:value="11329" table:style-name="ce7">
            <text:p>11,329<text:s/></text:p>
          </table:table-cell>
          <table:table-cell office:value-type="float" office:value="1974" table:style-name="ce7">
            <text:p>1,974<text:s/></text:p>
          </table:table-cell>
          <table:table-cell office:value-type="float" office:value="3529" table:style-name="ce7">
            <text:p>3,529<text:s/></text:p>
          </table:table-cell>
          <table:table-cell office:value-type="float" office:value="5697" table:style-name="ce7">
            <text:p>5,697<text:s/></text:p>
          </table:table-cell>
          <table:table-cell office:value-type="float" office:value="7655" table:style-name="ce7">
            <text:p>7,655<text:s/></text:p>
          </table:table-cell>
          <table:table-cell office:value-type="float" office:value="14352" table:style-name="ce7">
            <text:p>14,352<text:s/></text:p>
          </table:table-cell>
          <table:table-cell office:value-type="float" office:value="15655" table:style-name="ce7">
            <text:p>15,655<text:s/></text:p>
          </table:table-cell>
          <table:table-cell office:value-type="float" office:value="17385" table:style-name="ce7">
            <text:p>17,385<text:s/></text:p>
          </table:table-cell>
          <table:table-cell office:value-type="float" office:value="5525" table:style-name="ce7">
            <text:p>5,525<text:s/></text:p>
          </table:table-cell>
          <table:table-cell office:value-type="float" office:value="9764" table:style-name="ce7">
            <text:p>9,764<text:s/></text:p>
          </table:table-cell>
          <table:table-cell office:value-type="float" office:value="3348" table:style-name="ce7">
            <text:p>3,348<text:s/></text:p>
          </table:table-cell>
          <table:table-cell office:value-type="float" office:value="7856" table:style-name="ce7">
            <text:p>7,856<text:s/></text:p>
          </table:table-cell>
          <table:table-cell office:value-type="float" office:value="8048" table:style-name="ce7">
            <text:p>8,048<text:s/></text:p>
          </table:table-cell>
          <table:table-cell office:value-type="float" office:value="6831" table:style-name="ce7">
            <text:p>6,831<text:s/></text:p>
          </table:table-cell>
          <table:table-cell office:value-type="float" office:value="30772" table:style-name="ce7">
            <text:p>30,772<text:s/></text:p>
          </table:table-cell>
          <table:table-cell office:value-type="float" office:value="3819" table:style-name="ce7">
            <text:p>3,819<text:s/></text:p>
          </table:table-cell>
          <table:table-cell office:value-type="float" office:value="10824" table:style-name="ce7">
            <text:p>10,824<text:s/></text:p>
          </table:table-cell>
          <table:table-cell office:value-type="float" office:value="13046" table:style-name="ce7">
            <text:p>13,046<text:s/></text:p>
          </table:table-cell>
          <table:table-cell office:value-type="float" office:value="15588" table:style-name="ce7">
            <text:p>15,588<text:s/></text:p>
          </table:table-cell>
          <table:table-cell office:value-type="float" office:value="19717" table:style-name="ce8">
            <text:p>19,717<text:s/></text:p>
          </table:table-cell>
          <table:table-cell office:value-type="float" office:value="15385" table:style-name="ce7">
            <text:p>15,385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25373" table:style-name="ce7">
            <text:p>25,373<text:s/></text:p>
          </table:table-cell>
          <table:table-cell office:value-type="float" office:value="15958" table:style-name="ce7">
            <text:p>15,958<text:s/></text:p>
          </table:table-cell>
          <table:table-cell office:value-type="float" office:value="32536" table:style-name="ce7">
            <text:p>32,536<text:s/></text:p>
          </table:table-cell>
          <table:table-cell office:value-type="float" office:value="25117" table:style-name="ce7">
            <text:p>25,117<text:s/></text:p>
          </table:table-cell>
          <table:table-cell office:value-type="float" office:value="9157" table:style-name="ce7">
            <text:p>9,157<text:s/></text:p>
          </table:table-cell>
          <table:table-cell office:value-type="float" office:value="33982" table:style-name="ce7">
            <text:p>33,982<text:s/></text:p>
          </table:table-cell>
          <table:table-cell office:value-type="float" office:value="24918" table:style-name="ce7">
            <text:p>24,918<text:s/></text:p>
          </table:table-cell>
          <table:table-cell office:value-type="float" office:value="20935" table:style-name="ce8">
            <text:p>20,935<text:s/></text:p>
          </table:table-cell>
          <table:table-cell office:value-type="float" office:value="18691" table:style-name="ce7">
            <text:p>18,691<text:s/></text:p>
          </table:table-cell>
          <table:table-cell office:value-type="float" office:value="24380" table:style-name="ce7">
            <text:p>24,380<text:s/></text:p>
          </table:table-cell>
          <table:table-cell office:value-type="float" office:value="160855" table:style-name="ce7">
            <text:p>160,855<text:s/></text:p>
          </table:table-cell>
          <table:table-cell office:value-type="float" office:value="52729" table:style-name="ce7">
            <text:p>52,729<text:s/></text:p>
          </table:table-cell>
          <table:table-cell office:value-type="float" office:value="23814" table:style-name="ce7">
            <text:p>23,814<text:s/></text:p>
          </table:table-cell>
          <table:table-cell office:value-type="float" office:value="21968" table:style-name="ce7">
            <text:p>21,968<text:s/></text:p>
          </table:table-cell>
          <table:table-cell office:value-type="float" office:value="25370" table:style-name="ce7">
            <text:p>25,370<text:s/></text:p>
          </table:table-cell>
          <table:table-cell office:value-type="float" office:value="26766" table:style-name="ce7">
            <text:p>26,766<text:s/></text:p>
          </table:table-cell>
          <table:table-cell office:value-type="float" office:value="25406" table:style-name="ce7">
            <text:p>25,406<text:s/></text:p>
          </table:table-cell>
          <table:table-cell office:value-type="float" office:value="23249" table:style-name="ce7">
            <text:p>23,249<text:s/></text:p>
          </table:table-cell>
          <table:table-cell office:value-type="float" office:value="11879" table:style-name="ce7">
            <text:p>11,879<text:s/></text:p>
          </table:table-cell>
          <table:table-cell office:value-type="float" office:value="28084" table:style-name="ce7">
            <text:p>28,084<text:s/></text:p>
          </table:table-cell>
          <table:table-cell office:value-type="float" office:value="6728" table:style-name="ce7">
            <text:p>6,728<text:s/></text:p>
          </table:table-cell>
          <table:table-cell office:value-type="float" office:value="8097" table:style-name="ce7">
            <text:p>8,097<text:s/></text:p>
          </table:table-cell>
          <table:table-cell office:value-type="float" office:value="17325" table:style-name="ce7">
            <text:p>17,325<text:s/></text:p>
          </table:table-cell>
          <table:table-cell office:value-type="float" office:value="4841" table:style-name="ce7">
            <text:p>4,841<text:s/></text:p>
          </table:table-cell>
          <table:table-cell office:value-type="float" office:value="3818" table:style-name="ce7">
            <text:p>3,818<text:s/></text:p>
          </table:table-cell>
          <table:table-cell office:value-type="float" office:value="3109" table:style-name="ce7">
            <text:p>3,109<text:s/></text:p>
          </table:table-cell>
          <table:table-cell office:value-type="float" office:value="11561" table:style-name="ce7">
            <text:p>11,561<text:s/></text:p>
          </table:table-cell>
          <table:table-cell office:value-type="float" office:value="9350" table:style-name="ce7">
            <text:p>9,350<text:s/></text:p>
          </table:table-cell>
          <table:table-cell office:value-type="float" office:value="12922" table:style-name="ce7">
            <text:p>12,922<text:s/></text:p>
          </table:table-cell>
          <table:table-cell office:value-type="float" office:value="28659" table:style-name="ce7">
            <text:p>28,659<text:s/></text:p>
          </table:table-cell>
          <table:table-cell office:value-type="float" office:value="9215" table:style-name="ce7">
            <text:p>9,215<text:s/></text:p>
          </table:table-cell>
          <table:table-cell office:value-type="float" office:value="13827" table:style-name="ce7">
            <text:p>13,827<text:s/></text:p>
          </table:table-cell>
          <table:table-cell office:value-type="float" office:value="8271" table:style-name="ce7">
            <text:p>8,271<text:s/></text:p>
          </table:table-cell>
          <table:table-cell office:value-type="float" office:value="21969" table:style-name="ce7">
            <text:p>21,969<text:s/></text:p>
          </table:table-cell>
          <table:table-cell office:value-type="float" office:value="22322" table:style-name="ce7">
            <text:p>22,322<text:s/></text:p>
          </table:table-cell>
          <table:table-cell office:value-type="float" office:value="26849" table:style-name="ce7">
            <text:p>26,849<text:s/></text:p>
          </table:table-cell>
          <table:table-cell office:value-type="float" office:value="45068" table:style-name="ce7">
            <text:p>45,068<text:s/></text:p>
          </table:table-cell>
          <table:table-cell office:value-type="float" office:value="36133" table:style-name="ce7">
            <text:p>36,133<text:s/></text:p>
          </table:table-cell>
          <table:table-cell office:value-type="float" office:value="27660" table:style-name="ce7">
            <text:p>27,660<text:s/></text:p>
          </table:table-cell>
          <table:table-cell office:value-type="float" office:value="26015" table:style-name="ce7">
            <text:p>26,015<text:s/></text:p>
          </table:table-cell>
          <table:table-cell office:value-type="float" office:value="73536" table:style-name="ce7">
            <text:p>73,536<text:s/></text:p>
          </table:table-cell>
          <table:table-cell office:value-type="float" office:value="22699" table:style-name="ce7">
            <text:p>22,699<text:s/></text:p>
          </table:table-cell>
          <table:table-cell office:value-type="float" office:value="35371" table:style-name="ce7">
            <text:p>35,371<text:s/></text:p>
          </table:table-cell>
          <table:table-cell office:value-type="float" office:value="38116" table:style-name="ce7">
            <text:p>38,116<text:s/></text:p>
          </table:table-cell>
          <table:table-cell office:value-type="float" office:value="24216" table:style-name="ce7">
            <text:p>24,216<text:s/></text:p>
          </table:table-cell>
          <table:table-cell office:value-type="float" office:value="72252" table:style-name="ce7">
            <text:p>72,252<text:s/></text:p>
          </table:table-cell>
          <table:table-cell office:value-type="float" office:value="19872" table:style-name="ce7">
            <text:p>19,872<text:s/></text:p>
          </table:table-cell>
          <table:table-cell office:value-type="float" office:value="16263" table:style-name="ce7">
            <text:p>16,263<text:s/></text:p>
          </table:table-cell>
          <table:table-cell office:value-type="float" office:value="14082" table:style-name="ce7">
            <text:p>14,082<text:s/></text:p>
          </table:table-cell>
          <table:table-cell office:value-type="float" office:value="25158" table:style-name="ce7">
            <text:p>25,158<text:s/></text:p>
          </table:table-cell>
          <table:table-cell office:value-type="float" office:value="13234" table:style-name="ce7">
            <text:p>13,234<text:s/></text:p>
          </table:table-cell>
          <table:table-cell office:value-type="float" office:value="36384" table:style-name="ce7">
            <text:p>36,384<text:s/></text:p>
          </table:table-cell>
          <table:table-cell office:value-type="float" office:value="21228" table:style-name="ce7">
            <text:p>21,228<text:s/></text:p>
          </table:table-cell>
          <table:table-cell office:value-type="float" office:value="8258" table:style-name="ce7">
            <text:p>8,258<text:s/></text:p>
          </table:table-cell>
          <table:table-cell office:value-type="float" office:value="14812" table:style-name="ce7">
            <text:p>14,812<text:s/></text:p>
          </table:table-cell>
          <table:table-cell office:value-type="float" office:value="41666" table:style-name="ce7">
            <text:p>41,666<text:s/></text:p>
          </table:table-cell>
          <table:table-cell office:value-type="float" office:value="27497" table:style-name="ce7">
            <text:p>27,497<text:s/></text:p>
          </table:table-cell>
          <table:table-cell office:value-type="float" office:value="25085" table:style-name="ce7">
            <text:p>25,085<text:s/></text:p>
          </table:table-cell>
          <table:table-cell office:value-type="float" office:value="26801" table:style-name="ce7">
            <text:p>26,801<text:s/></text:p>
          </table:table-cell>
          <table:table-cell office:value-type="float" office:value="7821" table:style-name="ce7">
            <text:p>7,821<text:s/></text:p>
          </table:table-cell>
          <table:table-cell office:value-type="float" office:value="11074" table:style-name="ce7">
            <text:p>11,074<text:s/></text:p>
          </table:table-cell>
          <table:table-cell office:value-type="float" office:value="4553" table:style-name="ce8">
            <text:p>4,553<text:s/></text:p>
          </table:table-cell>
          <table:table-cell office:value-type="float" office:value="5179" table:style-name="ce7">
            <text:p>5,179<text:s/></text:p>
          </table:table-cell>
          <table:table-cell office:value-type="float" office:value="7812" table:style-name="ce7">
            <text:p>7,812<text:s/></text:p>
          </table:table-cell>
          <table:table-cell office:value-type="float" office:value="9720" table:style-name="ce7">
            <text:p>9,720<text:s/></text:p>
          </table:table-cell>
          <table:table-cell office:value-type="float" office:value="10727" table:style-name="ce7">
            <text:p>10,727<text:s/></text:p>
          </table:table-cell>
          <table:table-cell office:value-type="float" office:value="11774" table:style-name="ce7">
            <text:p>11,774<text:s/></text:p>
          </table:table-cell>
          <table:table-cell office:value-type="float" office:value="17739" table:style-name="ce7">
            <text:p>17,739<text:s/></text:p>
          </table:table-cell>
          <table:table-cell office:value-type="float" office:value="29663" table:style-name="ce7">
            <text:p>29,663<text:s/></text:p>
          </table:table-cell>
          <table:table-cell office:value-type="float" office:value="25950" table:style-name="ce7">
            <text:p>25,950<text:s/></text:p>
          </table:table-cell>
          <table:table-cell office:value-type="float" office:value="13543" table:style-name="ce7">
            <text:p>13,543<text:s/></text:p>
          </table:table-cell>
          <table:table-cell office:value-type="float" office:value="11812" table:style-name="ce7">
            <text:p>11,812<text:s/></text:p>
          </table:table-cell>
          <table:table-cell office:value-type="float" office:value="12640" table:style-name="ce7">
            <text:p>12,640<text:s/></text:p>
          </table:table-cell>
          <table:table-cell office:value-type="float" office:value="11680" table:style-name="ce7">
            <text:p>11,680<text:s/></text:p>
          </table:table-cell>
          <table:table-cell office:value-type="float" office:value="11550" table:style-name="ce7">
            <text:p>11,550<text:s/></text:p>
          </table:table-cell>
          <table:table-cell office:value-type="float" office:value="9833" table:style-name="ce7">
            <text:p>9,833<text:s/></text:p>
          </table:table-cell>
          <table:table-cell office:value-type="float" office:value="8532" table:style-name="ce7">
            <text:p>8,53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22T00:00:00" table:style-name="ce6">
            <text:p>2023/7/22</text:p>
          </table:table-cell>
          <table:table-cell office:value-type="float" office:value="4103" table:style-name="ce7">
            <text:p>4,103<text:s/></text:p>
          </table:table-cell>
          <table:table-cell office:value-type="float" office:value="8545" table:style-name="ce7">
            <text:p>8,545<text:s/></text:p>
          </table:table-cell>
          <table:table-cell office:value-type="float" office:value="25412" table:style-name="ce7">
            <text:p>25,412<text:s/></text:p>
          </table:table-cell>
          <table:table-cell office:value-type="float" office:value="43880" table:style-name="ce7">
            <text:p>43,880<text:s/></text:p>
          </table:table-cell>
          <table:table-cell office:value-type="float" office:value="14900" table:style-name="ce7">
            <text:p>14,900<text:s/></text:p>
          </table:table-cell>
          <table:table-cell office:value-type="float" office:value="8839" table:style-name="ce7">
            <text:p>8,839<text:s/></text:p>
          </table:table-cell>
          <table:table-cell office:value-type="float" office:value="7351" table:style-name="ce7">
            <text:p>7,351<text:s/></text:p>
          </table:table-cell>
          <table:table-cell office:value-type="float" office:value="3373" table:style-name="ce7">
            <text:p>3,373<text:s/></text:p>
          </table:table-cell>
          <table:table-cell office:value-type="float" office:value="2215" table:style-name="ce7">
            <text:p>2,215<text:s/></text:p>
          </table:table-cell>
          <table:table-cell office:value-type="float" office:value="7355" table:style-name="ce7">
            <text:p>7,355<text:s/></text:p>
          </table:table-cell>
          <table:table-cell office:value-type="float" office:value="1452" table:style-name="ce7">
            <text:p>1,452<text:s/></text:p>
          </table:table-cell>
          <table:table-cell office:value-type="float" office:value="2819" table:style-name="ce7">
            <text:p>2,819<text:s/></text:p>
          </table:table-cell>
          <table:table-cell office:value-type="float" office:value="6908" table:style-name="ce7">
            <text:p>6,908<text:s/></text:p>
          </table:table-cell>
          <table:table-cell office:value-type="float" office:value="5530" table:style-name="ce7">
            <text:p>5,530<text:s/></text:p>
          </table:table-cell>
          <table:table-cell office:value-type="float" office:value="14031" table:style-name="ce7">
            <text:p>14,031<text:s/></text:p>
          </table:table-cell>
          <table:table-cell office:value-type="float" office:value="4656" table:style-name="ce7">
            <text:p>4,656<text:s/></text:p>
          </table:table-cell>
          <table:table-cell office:value-type="float" office:value="6614" table:style-name="ce7">
            <text:p>6,614<text:s/></text:p>
          </table:table-cell>
          <table:table-cell office:value-type="float" office:value="3619" table:style-name="ce7">
            <text:p>3,619<text:s/></text:p>
          </table:table-cell>
          <table:table-cell office:value-type="float" office:value="7821" table:style-name="ce7">
            <text:p>7,821<text:s/></text:p>
          </table:table-cell>
          <table:table-cell office:value-type="float" office:value="3248" table:style-name="ce7">
            <text:p>3,248<text:s/></text:p>
          </table:table-cell>
          <table:table-cell office:value-type="float" office:value="5235" table:style-name="ce7">
            <text:p>5,235<text:s/></text:p>
          </table:table-cell>
          <table:table-cell office:value-type="float" office:value="6110" table:style-name="ce7">
            <text:p>6,110<text:s/></text:p>
          </table:table-cell>
          <table:table-cell office:value-type="float" office:value="2688" table:style-name="ce7">
            <text:p>2,688<text:s/></text:p>
          </table:table-cell>
          <table:table-cell office:value-type="float" office:value="28192" table:style-name="ce7">
            <text:p>28,192<text:s/></text:p>
          </table:table-cell>
          <table:table-cell office:value-type="float" office:value="3568" table:style-name="ce7">
            <text:p>3,568<text:s/></text:p>
          </table:table-cell>
          <table:table-cell office:value-type="float" office:value="10782" table:style-name="ce7">
            <text:p>10,782<text:s/></text:p>
          </table:table-cell>
          <table:table-cell office:value-type="float" office:value="9262" table:style-name="ce7">
            <text:p>9,262<text:s/></text:p>
          </table:table-cell>
          <table:table-cell office:value-type="float" office:value="11263" table:style-name="ce7">
            <text:p>11,263<text:s/></text:p>
          </table:table-cell>
          <table:table-cell office:value-type="float" office:value="13161" table:style-name="ce8">
            <text:p>13,161<text:s/></text:p>
          </table:table-cell>
          <table:table-cell office:value-type="float" office:value="13094" table:style-name="ce7">
            <text:p>13,094<text:s/></text:p>
          </table:table-cell>
          <table:table-cell office:value-type="float" office:value="8100" table:style-name="ce7">
            <text:p>8,100<text:s/></text:p>
          </table:table-cell>
          <table:table-cell office:value-type="float" office:value="22405" table:style-name="ce7">
            <text:p>22,405<text:s/></text:p>
          </table:table-cell>
          <table:table-cell office:value-type="float" office:value="12876" table:style-name="ce7">
            <text:p>12,876<text:s/></text:p>
          </table:table-cell>
          <table:table-cell office:value-type="float" office:value="22700" table:style-name="ce7">
            <text:p>22,700<text:s/></text:p>
          </table:table-cell>
          <table:table-cell office:value-type="float" office:value="17176" table:style-name="ce7">
            <text:p>17,176<text:s/></text:p>
          </table:table-cell>
          <table:table-cell office:value-type="float" office:value="3956" table:style-name="ce7">
            <text:p>3,956<text:s/></text:p>
          </table:table-cell>
          <table:table-cell office:value-type="float" office:value="26212" table:style-name="ce7">
            <text:p>26,212<text:s/></text:p>
          </table:table-cell>
          <table:table-cell office:value-type="float" office:value="18946" table:style-name="ce7">
            <text:p>18,946<text:s/></text:p>
          </table:table-cell>
          <table:table-cell office:value-type="float" office:value="15019" table:style-name="ce8">
            <text:p>15,019<text:s/></text:p>
          </table:table-cell>
          <table:table-cell office:value-type="float" office:value="14930" table:style-name="ce7">
            <text:p>14,930<text:s/></text:p>
          </table:table-cell>
          <table:table-cell office:value-type="float" office:value="10150" table:style-name="ce7">
            <text:p>10,150<text:s/></text:p>
          </table:table-cell>
          <table:table-cell office:value-type="float" office:value="147860" table:style-name="ce7">
            <text:p>147,860<text:s/></text:p>
          </table:table-cell>
          <table:table-cell office:value-type="float" office:value="50374" table:style-name="ce7">
            <text:p>50,374<text:s/></text:p>
          </table:table-cell>
          <table:table-cell office:value-type="float" office:value="17913" table:style-name="ce7">
            <text:p>17,913<text:s/></text:p>
          </table:table-cell>
          <table:table-cell office:value-type="float" office:value="15507" table:style-name="ce7">
            <text:p>15,507<text:s/></text:p>
          </table:table-cell>
          <table:table-cell office:value-type="float" office:value="23367" table:style-name="ce7">
            <text:p>23,367<text:s/></text:p>
          </table:table-cell>
          <table:table-cell office:value-type="float" office:value="25605" table:style-name="ce7">
            <text:p>25,605<text:s/></text:p>
          </table:table-cell>
          <table:table-cell office:value-type="float" office:value="22598" table:style-name="ce7">
            <text:p>22,598<text:s/></text:p>
          </table:table-cell>
          <table:table-cell office:value-type="float" office:value="18993" table:style-name="ce7">
            <text:p>18,993<text:s/></text:p>
          </table:table-cell>
          <table:table-cell office:value-type="float" office:value="8163" table:style-name="ce7">
            <text:p>8,163<text:s/></text:p>
          </table:table-cell>
          <table:table-cell office:value-type="float" office:value="19190" table:style-name="ce7">
            <text:p>19,190<text:s/></text:p>
          </table:table-cell>
          <table:table-cell office:value-type="float" office:value="5380" table:style-name="ce7">
            <text:p>5,380<text:s/></text:p>
          </table:table-cell>
          <table:table-cell office:value-type="float" office:value="5170" table:style-name="ce7">
            <text:p>5,170<text:s/></text:p>
          </table:table-cell>
          <table:table-cell office:value-type="float" office:value="14316" table:style-name="ce7">
            <text:p>14,316<text:s/></text:p>
          </table:table-cell>
          <table:table-cell office:value-type="float" office:value="4703" table:style-name="ce7">
            <text:p>4,703<text:s/></text:p>
          </table:table-cell>
          <table:table-cell office:value-type="float" office:value="2863" table:style-name="ce7">
            <text:p>2,863<text:s/></text:p>
          </table:table-cell>
          <table:table-cell office:value-type="float" office:value="1621" table:style-name="ce7">
            <text:p>1,621<text:s/></text:p>
          </table:table-cell>
          <table:table-cell office:value-type="float" office:value="7081" table:style-name="ce7">
            <text:p>7,081<text:s/></text:p>
          </table:table-cell>
          <table:table-cell office:value-type="float" office:value="7361" table:style-name="ce7">
            <text:p>7,361<text:s/></text:p>
          </table:table-cell>
          <table:table-cell office:value-type="float" office:value="10464" table:style-name="ce7">
            <text:p>10,464<text:s/></text:p>
          </table:table-cell>
          <table:table-cell office:value-type="float" office:value="28859" table:style-name="ce7">
            <text:p>28,859<text:s/></text:p>
          </table:table-cell>
          <table:table-cell office:value-type="float" office:value="5890" table:style-name="ce7">
            <text:p>5,890<text:s/></text:p>
          </table:table-cell>
          <table:table-cell office:value-type="float" office:value="9955" table:style-name="ce7">
            <text:p>9,955<text:s/></text:p>
          </table:table-cell>
          <table:table-cell office:value-type="float" office:value="6248" table:style-name="ce7">
            <text:p>6,248<text:s/></text:p>
          </table:table-cell>
          <table:table-cell office:value-type="float" office:value="15990" table:style-name="ce7">
            <text:p>15,990<text:s/></text:p>
          </table:table-cell>
          <table:table-cell office:value-type="float" office:value="14681" table:style-name="ce7">
            <text:p>14,681<text:s/></text:p>
          </table:table-cell>
          <table:table-cell office:value-type="float" office:value="23495" table:style-name="ce7">
            <text:p>23,495<text:s/></text:p>
          </table:table-cell>
          <table:table-cell office:value-type="float" office:value="39268" table:style-name="ce7">
            <text:p>39,268<text:s/></text:p>
          </table:table-cell>
          <table:table-cell office:value-type="float" office:value="27272" table:style-name="ce7">
            <text:p>27,272<text:s/></text:p>
          </table:table-cell>
          <table:table-cell office:value-type="float" office:value="20330" table:style-name="ce7">
            <text:p>20,330<text:s/></text:p>
          </table:table-cell>
          <table:table-cell office:value-type="float" office:value="24339" table:style-name="ce7">
            <text:p>24,339<text:s/></text:p>
          </table:table-cell>
          <table:table-cell office:value-type="float" office:value="76617" table:style-name="ce7">
            <text:p>76,617<text:s/></text:p>
          </table:table-cell>
          <table:table-cell office:value-type="float" office:value="15080" table:style-name="ce7">
            <text:p>15,080<text:s/></text:p>
          </table:table-cell>
          <table:table-cell office:value-type="float" office:value="32189" table:style-name="ce7">
            <text:p>32,189<text:s/></text:p>
          </table:table-cell>
          <table:table-cell office:value-type="float" office:value="30881" table:style-name="ce7">
            <text:p>30,881<text:s/></text:p>
          </table:table-cell>
          <table:table-cell office:value-type="float" office:value="16857" table:style-name="ce7">
            <text:p>16,857<text:s/></text:p>
          </table:table-cell>
          <table:table-cell office:value-type="float" office:value="59389" table:style-name="ce7">
            <text:p>59,389<text:s/></text:p>
          </table:table-cell>
          <table:table-cell office:value-type="float" office:value="14675" table:style-name="ce7">
            <text:p>14,675<text:s/></text:p>
          </table:table-cell>
          <table:table-cell office:value-type="float" office:value="13392" table:style-name="ce7">
            <text:p>13,392<text:s/></text:p>
          </table:table-cell>
          <table:table-cell office:value-type="float" office:value="9463" table:style-name="ce7">
            <text:p>9,463<text:s/></text:p>
          </table:table-cell>
          <table:table-cell office:value-type="float" office:value="22248" table:style-name="ce7">
            <text:p>22,248<text:s/></text:p>
          </table:table-cell>
          <table:table-cell office:value-type="float" office:value="8502" table:style-name="ce7">
            <text:p>8,502<text:s/></text:p>
          </table:table-cell>
          <table:table-cell office:value-type="float" office:value="30241" table:style-name="ce7">
            <text:p>30,241<text:s/></text:p>
          </table:table-cell>
          <table:table-cell office:value-type="float" office:value="13579" table:style-name="ce7">
            <text:p>13,579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11860" table:style-name="ce7">
            <text:p>11,860<text:s/></text:p>
          </table:table-cell>
          <table:table-cell office:value-type="float" office:value="21102" table:style-name="ce7">
            <text:p>21,102<text:s/></text:p>
          </table:table-cell>
          <table:table-cell office:value-type="float" office:value="16597" table:style-name="ce7">
            <text:p>16,597<text:s/></text:p>
          </table:table-cell>
          <table:table-cell office:value-type="float" office:value="13813" table:style-name="ce7">
            <text:p>13,813<text:s/></text:p>
          </table:table-cell>
          <table:table-cell office:value-type="float" office:value="17504" table:style-name="ce7">
            <text:p>17,504<text:s/></text:p>
          </table:table-cell>
          <table:table-cell office:value-type="float" office:value="5670" table:style-name="ce7">
            <text:p>5,670<text:s/></text:p>
          </table:table-cell>
          <table:table-cell office:value-type="float" office:value="7739" table:style-name="ce7">
            <text:p>7,739<text:s/></text:p>
          </table:table-cell>
          <table:table-cell office:value-type="float" office:value="3111" table:style-name="ce8">
            <text:p>3,111<text:s/></text:p>
          </table:table-cell>
          <table:table-cell office:value-type="float" office:value="2479" table:style-name="ce7">
            <text:p>2,479<text:s/></text:p>
          </table:table-cell>
          <table:table-cell office:value-type="float" office:value="6602" table:style-name="ce7">
            <text:p>6,602<text:s/></text:p>
          </table:table-cell>
          <table:table-cell office:value-type="float" office:value="7134" table:style-name="ce7">
            <text:p>7,134<text:s/></text:p>
          </table:table-cell>
          <table:table-cell office:value-type="float" office:value="9534" table:style-name="ce7">
            <text:p>9,534<text:s/></text:p>
          </table:table-cell>
          <table:table-cell office:value-type="float" office:value="10138" table:style-name="ce7">
            <text:p>10,138<text:s/></text:p>
          </table:table-cell>
          <table:table-cell office:value-type="float" office:value="13144" table:style-name="ce7">
            <text:p>13,144<text:s/></text:p>
          </table:table-cell>
          <table:table-cell office:value-type="float" office:value="17725" table:style-name="ce7">
            <text:p>17,725<text:s/></text:p>
          </table:table-cell>
          <table:table-cell office:value-type="float" office:value="21727" table:style-name="ce7">
            <text:p>21,727<text:s/></text:p>
          </table:table-cell>
          <table:table-cell office:value-type="float" office:value="9703" table:style-name="ce7">
            <text:p>9,703<text:s/></text:p>
          </table:table-cell>
          <table:table-cell office:value-type="float" office:value="8258" table:style-name="ce7">
            <text:p>8,258<text:s/></text:p>
          </table:table-cell>
          <table:table-cell office:value-type="float" office:value="9695" table:style-name="ce7">
            <text:p>9,695<text:s/></text:p>
          </table:table-cell>
          <table:table-cell office:value-type="float" office:value="8670" table:style-name="ce7">
            <text:p>8,670<text:s/></text:p>
          </table:table-cell>
          <table:table-cell office:value-type="float" office:value="8964" table:style-name="ce7">
            <text:p>8,964<text:s/></text:p>
          </table:table-cell>
          <table:table-cell office:value-type="float" office:value="7270" table:style-name="ce7">
            <text:p>7,270<text:s/></text:p>
          </table:table-cell>
          <table:table-cell office:value-type="float" office:value="6306" table:style-name="ce7">
            <text:p>6,30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23T00:00:00" table:style-name="ce6">
            <text:p>2023/7/23</text:p>
          </table:table-cell>
          <table:table-cell office:value-type="float" office:value="4030" table:style-name="ce7">
            <text:p>4,030<text:s/></text:p>
          </table:table-cell>
          <table:table-cell office:value-type="float" office:value="6938" table:style-name="ce7">
            <text:p>6,938<text:s/></text:p>
          </table:table-cell>
          <table:table-cell office:value-type="float" office:value="19020" table:style-name="ce7">
            <text:p>19,020<text:s/></text:p>
          </table:table-cell>
          <table:table-cell office:value-type="float" office:value="33542" table:style-name="ce7">
            <text:p>33,542<text:s/></text:p>
          </table:table-cell>
          <table:table-cell office:value-type="float" office:value="11718" table:style-name="ce7">
            <text:p>11,718<text:s/></text:p>
          </table:table-cell>
          <table:table-cell office:value-type="float" office:value="7446" table:style-name="ce7">
            <text:p>7,446<text:s/></text:p>
          </table:table-cell>
          <table:table-cell office:value-type="float" office:value="6005" table:style-name="ce7">
            <text:p>6,005<text:s/></text:p>
          </table:table-cell>
          <table:table-cell office:value-type="float" office:value="3071" table:style-name="ce7">
            <text:p>3,071<text:s/></text:p>
          </table:table-cell>
          <table:table-cell office:value-type="float" office:value="2049" table:style-name="ce7">
            <text:p>2,049<text:s/></text:p>
          </table:table-cell>
          <table:table-cell office:value-type="float" office:value="5745" table:style-name="ce7">
            <text:p>5,745<text:s/></text:p>
          </table:table-cell>
          <table:table-cell office:value-type="float" office:value="1178" table:style-name="ce7">
            <text:p>1,178<text:s/></text:p>
          </table:table-cell>
          <table:table-cell office:value-type="float" office:value="2341" table:style-name="ce7">
            <text:p>2,341<text:s/></text:p>
          </table:table-cell>
          <table:table-cell office:value-type="float" office:value="6215" table:style-name="ce7">
            <text:p>6,215<text:s/></text:p>
          </table:table-cell>
          <table:table-cell office:value-type="float" office:value="5157" table:style-name="ce7">
            <text:p>5,157<text:s/></text:p>
          </table:table-cell>
          <table:table-cell office:value-type="float" office:value="12564" table:style-name="ce7">
            <text:p>12,564<text:s/></text:p>
          </table:table-cell>
          <table:table-cell office:value-type="float" office:value="4092" table:style-name="ce7">
            <text:p>4,092<text:s/></text:p>
          </table:table-cell>
          <table:table-cell office:value-type="float" office:value="5279" table:style-name="ce7">
            <text:p>5,279<text:s/></text:p>
          </table:table-cell>
          <table:table-cell office:value-type="float" office:value="3132" table:style-name="ce7">
            <text:p>3,132<text:s/></text:p>
          </table:table-cell>
          <table:table-cell office:value-type="float" office:value="6928" table:style-name="ce7">
            <text:p>6,928<text:s/></text:p>
          </table:table-cell>
          <table:table-cell office:value-type="float" office:value="3121" table:style-name="ce7">
            <text:p>3,121<text:s/></text:p>
          </table:table-cell>
          <table:table-cell office:value-type="float" office:value="4610" table:style-name="ce7">
            <text:p>4,610<text:s/></text:p>
          </table:table-cell>
          <table:table-cell office:value-type="float" office:value="5054" table:style-name="ce7">
            <text:p>5,054<text:s/></text:p>
          </table:table-cell>
          <table:table-cell office:value-type="float" office:value="2367" table:style-name="ce7">
            <text:p>2,367<text:s/></text:p>
          </table:table-cell>
          <table:table-cell office:value-type="float" office:value="25622" table:style-name="ce7">
            <text:p>25,622<text:s/></text:p>
          </table:table-cell>
          <table:table-cell office:value-type="float" office:value="3375" table:style-name="ce7">
            <text:p>3,375<text:s/></text:p>
          </table:table-cell>
          <table:table-cell office:value-type="float" office:value="9452" table:style-name="ce7">
            <text:p>9,452<text:s/></text:p>
          </table:table-cell>
          <table:table-cell office:value-type="float" office:value="8185" table:style-name="ce7">
            <text:p>8,185<text:s/></text:p>
          </table:table-cell>
          <table:table-cell office:value-type="float" office:value="10116" table:style-name="ce7">
            <text:p>10,116<text:s/></text:p>
          </table:table-cell>
          <table:table-cell office:value-type="float" office:value="10661" table:style-name="ce8">
            <text:p>10,661<text:s/></text:p>
          </table:table-cell>
          <table:table-cell office:value-type="float" office:value="11816" table:style-name="ce7">
            <text:p>11,816<text:s/></text:p>
          </table:table-cell>
          <table:table-cell office:value-type="float" office:value="7261" table:style-name="ce7">
            <text:p>7,261<text:s/></text:p>
          </table:table-cell>
          <table:table-cell office:value-type="float" office:value="21254" table:style-name="ce7">
            <text:p>21,254<text:s/></text:p>
          </table:table-cell>
          <table:table-cell office:value-type="float" office:value="11569" table:style-name="ce7">
            <text:p>11,569<text:s/></text:p>
          </table:table-cell>
          <table:table-cell office:value-type="float" office:value="18121" table:style-name="ce7">
            <text:p>18,121<text:s/></text:p>
          </table:table-cell>
          <table:table-cell office:value-type="float" office:value="15460" table:style-name="ce7">
            <text:p>15,460<text:s/></text:p>
          </table:table-cell>
          <table:table-cell office:value-type="float" office:value="3418" table:style-name="ce7">
            <text:p>3,418<text:s/></text:p>
          </table:table-cell>
          <table:table-cell office:value-type="float" office:value="23163" table:style-name="ce7">
            <text:p>23,163<text:s/></text:p>
          </table:table-cell>
          <table:table-cell office:value-type="float" office:value="16090" table:style-name="ce7">
            <text:p>16,090<text:s/></text:p>
          </table:table-cell>
          <table:table-cell office:value-type="float" office:value="12365" table:style-name="ce8">
            <text:p>12,365<text:s/></text:p>
          </table:table-cell>
          <table:table-cell office:value-type="float" office:value="12950" table:style-name="ce7">
            <text:p>12,950<text:s/></text:p>
          </table:table-cell>
          <table:table-cell office:value-type="float" office:value="8092" table:style-name="ce7">
            <text:p>8,092<text:s/></text:p>
          </table:table-cell>
          <table:table-cell office:value-type="float" office:value="132442" table:style-name="ce7">
            <text:p>132,442<text:s/></text:p>
          </table:table-cell>
          <table:table-cell office:value-type="float" office:value="40926" table:style-name="ce7">
            <text:p>40,926<text:s/></text:p>
          </table:table-cell>
          <table:table-cell office:value-type="float" office:value="13014" table:style-name="ce7">
            <text:p>13,014<text:s/></text:p>
          </table:table-cell>
          <table:table-cell office:value-type="float" office:value="14211" table:style-name="ce7">
            <text:p>14,211<text:s/></text:p>
          </table:table-cell>
          <table:table-cell office:value-type="float" office:value="20222" table:style-name="ce7">
            <text:p>20,222<text:s/></text:p>
          </table:table-cell>
          <table:table-cell office:value-type="float" office:value="22384" table:style-name="ce7">
            <text:p>22,384<text:s/></text:p>
          </table:table-cell>
          <table:table-cell office:value-type="float" office:value="19875" table:style-name="ce7">
            <text:p>19,875<text:s/></text:p>
          </table:table-cell>
          <table:table-cell office:value-type="float" office:value="16844" table:style-name="ce7">
            <text:p>16,844<text:s/></text:p>
          </table:table-cell>
          <table:table-cell office:value-type="float" office:value="6567" table:style-name="ce7">
            <text:p>6,567<text:s/></text:p>
          </table:table-cell>
          <table:table-cell office:value-type="float" office:value="16044" table:style-name="ce7">
            <text:p>16,044<text:s/></text:p>
          </table:table-cell>
          <table:table-cell office:value-type="float" office:value="4705" table:style-name="ce7">
            <text:p>4,705<text:s/></text:p>
          </table:table-cell>
          <table:table-cell office:value-type="float" office:value="4549" table:style-name="ce7">
            <text:p>4,549<text:s/></text:p>
          </table:table-cell>
          <table:table-cell office:value-type="float" office:value="12737" table:style-name="ce7">
            <text:p>12,737<text:s/></text:p>
          </table:table-cell>
          <table:table-cell office:value-type="float" office:value="4059" table:style-name="ce7">
            <text:p>4,059<text:s/></text:p>
          </table:table-cell>
          <table:table-cell office:value-type="float" office:value="2636" table:style-name="ce7">
            <text:p>2,636<text:s/></text:p>
          </table:table-cell>
          <table:table-cell office:value-type="float" office:value="1342" table:style-name="ce7">
            <text:p>1,342<text:s/></text:p>
          </table:table-cell>
          <table:table-cell office:value-type="float" office:value="6858" table:style-name="ce7">
            <text:p>6,858<text:s/></text:p>
          </table:table-cell>
          <table:table-cell office:value-type="float" office:value="6245" table:style-name="ce7">
            <text:p>6,245<text:s/></text:p>
          </table:table-cell>
          <table:table-cell office:value-type="float" office:value="9325" table:style-name="ce7">
            <text:p>9,325<text:s/></text:p>
          </table:table-cell>
          <table:table-cell office:value-type="float" office:value="27356" table:style-name="ce7">
            <text:p>27,356<text:s/></text:p>
          </table:table-cell>
          <table:table-cell office:value-type="float" office:value="5295" table:style-name="ce7">
            <text:p>5,295<text:s/></text:p>
          </table:table-cell>
          <table:table-cell office:value-type="float" office:value="8726" table:style-name="ce7">
            <text:p>8,726<text:s/></text:p>
          </table:table-cell>
          <table:table-cell office:value-type="float" office:value="5266" table:style-name="ce7">
            <text:p>5,266<text:s/></text:p>
          </table:table-cell>
          <table:table-cell office:value-type="float" office:value="13781" table:style-name="ce7">
            <text:p>13,781<text:s/></text:p>
          </table:table-cell>
          <table:table-cell office:value-type="float" office:value="11041" table:style-name="ce7">
            <text:p>11,041<text:s/></text:p>
          </table:table-cell>
          <table:table-cell office:value-type="float" office:value="19393" table:style-name="ce7">
            <text:p>19,393<text:s/></text:p>
          </table:table-cell>
          <table:table-cell office:value-type="float" office:value="33583" table:style-name="ce7">
            <text:p>33,583<text:s/></text:p>
          </table:table-cell>
          <table:table-cell office:value-type="float" office:value="22798" table:style-name="ce7">
            <text:p>22,798<text:s/></text:p>
          </table:table-cell>
          <table:table-cell office:value-type="float" office:value="17279" table:style-name="ce7">
            <text:p>17,279<text:s/></text:p>
          </table:table-cell>
          <table:table-cell office:value-type="float" office:value="21437" table:style-name="ce7">
            <text:p>21,437<text:s/></text:p>
          </table:table-cell>
          <table:table-cell office:value-type="float" office:value="65971" table:style-name="ce7">
            <text:p>65,971<text:s/></text:p>
          </table:table-cell>
          <table:table-cell office:value-type="float" office:value="11172" table:style-name="ce7">
            <text:p>11,172<text:s/></text:p>
          </table:table-cell>
          <table:table-cell office:value-type="float" office:value="26084" table:style-name="ce7">
            <text:p>26,084<text:s/></text:p>
          </table:table-cell>
          <table:table-cell office:value-type="float" office:value="22222" table:style-name="ce7">
            <text:p>22,222<text:s/></text:p>
          </table:table-cell>
          <table:table-cell office:value-type="float" office:value="14527" table:style-name="ce7">
            <text:p>14,527<text:s/></text:p>
          </table:table-cell>
          <table:table-cell office:value-type="float" office:value="48524" table:style-name="ce7">
            <text:p>48,524<text:s/></text:p>
          </table:table-cell>
          <table:table-cell office:value-type="float" office:value="12801" table:style-name="ce7">
            <text:p>12,801<text:s/></text:p>
          </table:table-cell>
          <table:table-cell office:value-type="float" office:value="11879" table:style-name="ce7">
            <text:p>11,879<text:s/></text:p>
          </table:table-cell>
          <table:table-cell office:value-type="float" office:value="7140" table:style-name="ce7">
            <text:p>7,140<text:s/></text:p>
          </table:table-cell>
          <table:table-cell office:value-type="float" office:value="19821" table:style-name="ce7">
            <text:p>19,821<text:s/></text:p>
          </table:table-cell>
          <table:table-cell office:value-type="float" office:value="7271" table:style-name="ce7">
            <text:p>7,271<text:s/></text:p>
          </table:table-cell>
          <table:table-cell office:value-type="float" office:value="26183" table:style-name="ce7">
            <text:p>26,183<text:s/></text:p>
          </table:table-cell>
          <table:table-cell office:value-type="float" office:value="10041" table:style-name="ce7">
            <text:p>10,041<text:s/></text:p>
          </table:table-cell>
          <table:table-cell office:value-type="float" office:value="8158" table:style-name="ce7">
            <text:p>8,158<text:s/></text:p>
          </table:table-cell>
          <table:table-cell office:value-type="float" office:value="9902" table:style-name="ce7">
            <text:p>9,902<text:s/></text:p>
          </table:table-cell>
          <table:table-cell office:value-type="float" office:value="15663" table:style-name="ce7">
            <text:p>15,663<text:s/></text:p>
          </table:table-cell>
          <table:table-cell office:value-type="float" office:value="14161" table:style-name="ce7">
            <text:p>14,161<text:s/></text:p>
          </table:table-cell>
          <table:table-cell office:value-type="float" office:value="11566" table:style-name="ce7">
            <text:p>11,566<text:s/></text:p>
          </table:table-cell>
          <table:table-cell office:value-type="float" office:value="14702" table:style-name="ce7">
            <text:p>14,702<text:s/></text:p>
          </table:table-cell>
          <table:table-cell office:value-type="float" office:value="5221" table:style-name="ce7">
            <text:p>5,221<text:s/></text:p>
          </table:table-cell>
          <table:table-cell office:value-type="float" office:value="5968" table:style-name="ce7">
            <text:p>5,968<text:s/></text:p>
          </table:table-cell>
          <table:table-cell office:value-type="float" office:value="2598" table:style-name="ce8">
            <text:p>2,598<text:s/></text:p>
          </table:table-cell>
          <table:table-cell office:value-type="float" office:value="2168" table:style-name="ce7">
            <text:p>2,168<text:s/></text:p>
          </table:table-cell>
          <table:table-cell office:value-type="float" office:value="5969" table:style-name="ce7">
            <text:p>5,969<text:s/></text:p>
          </table:table-cell>
          <table:table-cell office:value-type="float" office:value="5916" table:style-name="ce7">
            <text:p>5,916<text:s/></text:p>
          </table:table-cell>
          <table:table-cell office:value-type="float" office:value="7771" table:style-name="ce7">
            <text:p>7,771<text:s/></text:p>
          </table:table-cell>
          <table:table-cell office:value-type="float" office:value="8456" table:style-name="ce7">
            <text:p>8,456<text:s/></text:p>
          </table:table-cell>
          <table:table-cell office:value-type="float" office:value="10526" table:style-name="ce7">
            <text:p>10,526<text:s/></text:p>
          </table:table-cell>
          <table:table-cell office:value-type="float" office:value="14527" table:style-name="ce7">
            <text:p>14,527<text:s/></text:p>
          </table:table-cell>
          <table:table-cell office:value-type="float" office:value="18159" table:style-name="ce7">
            <text:p>18,159<text:s/></text:p>
          </table:table-cell>
          <table:table-cell office:value-type="float" office:value="8015" table:style-name="ce7">
            <text:p>8,015<text:s/></text:p>
          </table:table-cell>
          <table:table-cell office:value-type="float" office:value="7185" table:style-name="ce7">
            <text:p>7,185<text:s/></text:p>
          </table:table-cell>
          <table:table-cell office:value-type="float" office:value="8111" table:style-name="ce7">
            <text:p>8,111<text:s/></text:p>
          </table:table-cell>
          <table:table-cell office:value-type="float" office:value="7316" table:style-name="ce7">
            <text:p>7,316<text:s/></text:p>
          </table:table-cell>
          <table:table-cell office:value-type="float" office:value="7814" table:style-name="ce7">
            <text:p>7,814<text:s/></text:p>
          </table:table-cell>
          <table:table-cell office:value-type="float" office:value="6033" table:style-name="ce7">
            <text:p>6,033<text:s/></text:p>
          </table:table-cell>
          <table:table-cell office:value-type="float" office:value="5372" table:style-name="ce7">
            <text:p>5,37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24T00:00:00" table:style-name="ce6">
            <text:p>2023/7/24</text:p>
          </table:table-cell>
          <table:table-cell office:value-type="float" office:value="5213" table:style-name="ce7">
            <text:p>5,213<text:s/></text:p>
          </table:table-cell>
          <table:table-cell office:value-type="float" office:value="13134" table:style-name="ce7">
            <text:p>13,134<text:s/></text:p>
          </table:table-cell>
          <table:table-cell office:value-type="float" office:value="42238" table:style-name="ce7">
            <text:p>42,238<text:s/></text:p>
          </table:table-cell>
          <table:table-cell office:value-type="float" office:value="39124" table:style-name="ce7">
            <text:p>39,124<text:s/></text:p>
          </table:table-cell>
          <table:table-cell office:value-type="float" office:value="22072" table:style-name="ce7">
            <text:p>22,072<text:s/></text:p>
          </table:table-cell>
          <table:table-cell office:value-type="float" office:value="12546" table:style-name="ce7">
            <text:p>12,546<text:s/></text:p>
          </table:table-cell>
          <table:table-cell office:value-type="float" office:value="10083" table:style-name="ce7">
            <text:p>10,083<text:s/></text:p>
          </table:table-cell>
          <table:table-cell office:value-type="float" office:value="3726" table:style-name="ce7">
            <text:p>3,726<text:s/></text:p>
          </table:table-cell>
          <table:table-cell office:value-type="float" office:value="3247" table:style-name="ce7">
            <text:p>3,247<text:s/></text:p>
          </table:table-cell>
          <table:table-cell office:value-type="float" office:value="11296" table:style-name="ce7">
            <text:p>11,296<text:s/></text:p>
          </table:table-cell>
          <table:table-cell office:value-type="float" office:value="1912" table:style-name="ce7">
            <text:p>1,912<text:s/></text:p>
          </table:table-cell>
          <table:table-cell office:value-type="float" office:value="3677" table:style-name="ce7">
            <text:p>3,677<text:s/></text:p>
          </table:table-cell>
          <table:table-cell office:value-type="float" office:value="4756" table:style-name="ce7">
            <text:p>4,756<text:s/></text:p>
          </table:table-cell>
          <table:table-cell office:value-type="float" office:value="7682" table:style-name="ce7">
            <text:p>7,682<text:s/></text:p>
          </table:table-cell>
          <table:table-cell office:value-type="float" office:value="11349" table:style-name="ce7">
            <text:p>11,349<text:s/></text:p>
          </table:table-cell>
          <table:table-cell office:value-type="float" office:value="15498" table:style-name="ce7">
            <text:p>15,498<text:s/></text:p>
          </table:table-cell>
          <table:table-cell office:value-type="float" office:value="16779" table:style-name="ce7">
            <text:p>16,779<text:s/></text:p>
          </table:table-cell>
          <table:table-cell office:value-type="float" office:value="5005" table:style-name="ce7">
            <text:p>5,005<text:s/></text:p>
          </table:table-cell>
          <table:table-cell office:value-type="float" office:value="9080" table:style-name="ce7">
            <text:p>9,080<text:s/></text:p>
          </table:table-cell>
          <table:table-cell office:value-type="float" office:value="3124" table:style-name="ce7">
            <text:p>3,124<text:s/></text:p>
          </table:table-cell>
          <table:table-cell office:value-type="float" office:value="7811" table:style-name="ce7">
            <text:p>7,811<text:s/></text:p>
          </table:table-cell>
          <table:table-cell office:value-type="float" office:value="7534" table:style-name="ce7">
            <text:p>7,534<text:s/></text:p>
          </table:table-cell>
          <table:table-cell office:value-type="float" office:value="6708" table:style-name="ce7">
            <text:p>6,708<text:s/></text:p>
          </table:table-cell>
          <table:table-cell office:value-type="float" office:value="25739" table:style-name="ce7">
            <text:p>25,739<text:s/></text:p>
          </table:table-cell>
          <table:table-cell office:value-type="float" office:value="3406" table:style-name="ce7">
            <text:p>3,406<text:s/></text:p>
          </table:table-cell>
          <table:table-cell office:value-type="float" office:value="10309" table:style-name="ce7">
            <text:p>10,309<text:s/></text:p>
          </table:table-cell>
          <table:table-cell office:value-type="float" office:value="12515" table:style-name="ce7">
            <text:p>12,515<text:s/></text:p>
          </table:table-cell>
          <table:table-cell office:value-type="float" office:value="14817" table:style-name="ce7">
            <text:p>14,817<text:s/></text:p>
          </table:table-cell>
          <table:table-cell office:value-type="float" office:value="18274" table:style-name="ce8">
            <text:p>18,274<text:s/></text:p>
          </table:table-cell>
          <table:table-cell office:value-type="float" office:value="14286" table:style-name="ce7">
            <text:p>14,286<text:s/></text:p>
          </table:table-cell>
          <table:table-cell office:value-type="float" office:value="9194" table:style-name="ce7">
            <text:p>9,194<text:s/></text:p>
          </table:table-cell>
          <table:table-cell office:value-type="float" office:value="22402" table:style-name="ce7">
            <text:p>22,402<text:s/></text:p>
          </table:table-cell>
          <table:table-cell office:value-type="float" office:value="14807" table:style-name="ce7">
            <text:p>14,807<text:s/></text:p>
          </table:table-cell>
          <table:table-cell office:value-type="float" office:value="29610" table:style-name="ce7">
            <text:p>29,610<text:s/></text:p>
          </table:table-cell>
          <table:table-cell office:value-type="float" office:value="22740" table:style-name="ce7">
            <text:p>22,740<text:s/></text:p>
          </table:table-cell>
          <table:table-cell office:value-type="float" office:value="8798" table:style-name="ce7">
            <text:p>8,798<text:s/></text:p>
          </table:table-cell>
          <table:table-cell office:value-type="float" office:value="32304" table:style-name="ce7">
            <text:p>32,304<text:s/></text:p>
          </table:table-cell>
          <table:table-cell office:value-type="float" office:value="23597" table:style-name="ce7">
            <text:p>23,597<text:s/></text:p>
          </table:table-cell>
          <table:table-cell office:value-type="float" office:value="20368" table:style-name="ce8">
            <text:p>20,368<text:s/></text:p>
          </table:table-cell>
          <table:table-cell office:value-type="float" office:value="18026" table:style-name="ce7">
            <text:p>18,026<text:s/></text:p>
          </table:table-cell>
          <table:table-cell office:value-type="float" office:value="24166" table:style-name="ce7">
            <text:p>24,166<text:s/></text:p>
          </table:table-cell>
          <table:table-cell office:value-type="float" office:value="131923" table:style-name="ce7">
            <text:p>131,923<text:s/></text:p>
          </table:table-cell>
          <table:table-cell office:value-type="float" office:value="41597" table:style-name="ce7">
            <text:p>41,597<text:s/></text:p>
          </table:table-cell>
          <table:table-cell office:value-type="float" office:value="22161" table:style-name="ce7">
            <text:p>22,161<text:s/></text:p>
          </table:table-cell>
          <table:table-cell office:value-type="float" office:value="21039" table:style-name="ce7">
            <text:p>21,039<text:s/></text:p>
          </table:table-cell>
          <table:table-cell office:value-type="float" office:value="22596" table:style-name="ce7">
            <text:p>22,596<text:s/></text:p>
          </table:table-cell>
          <table:table-cell office:value-type="float" office:value="22810" table:style-name="ce7">
            <text:p>22,810<text:s/></text:p>
          </table:table-cell>
          <table:table-cell office:value-type="float" office:value="22822" table:style-name="ce7">
            <text:p>22,822<text:s/></text:p>
          </table:table-cell>
          <table:table-cell office:value-type="float" office:value="20980" table:style-name="ce7">
            <text:p>20,980<text:s/></text:p>
          </table:table-cell>
          <table:table-cell office:value-type="float" office:value="11597" table:style-name="ce7">
            <text:p>11,597<text:s/></text:p>
          </table:table-cell>
          <table:table-cell office:value-type="float" office:value="28089" table:style-name="ce7">
            <text:p>28,089<text:s/></text:p>
          </table:table-cell>
          <table:table-cell office:value-type="float" office:value="6274" table:style-name="ce7">
            <text:p>6,274<text:s/></text:p>
          </table:table-cell>
          <table:table-cell office:value-type="float" office:value="7537" table:style-name="ce7">
            <text:p>7,537<text:s/></text:p>
          </table:table-cell>
          <table:table-cell office:value-type="float" office:value="16312" table:style-name="ce7">
            <text:p>16,312<text:s/></text:p>
          </table:table-cell>
          <table:table-cell office:value-type="float" office:value="4041" table:style-name="ce7">
            <text:p>4,041<text:s/></text:p>
          </table:table-cell>
          <table:table-cell office:value-type="float" office:value="3498" table:style-name="ce7">
            <text:p>3,498<text:s/></text:p>
          </table:table-cell>
          <table:table-cell office:value-type="float" office:value="2937" table:style-name="ce7">
            <text:p>2,937<text:s/></text:p>
          </table:table-cell>
          <table:table-cell office:value-type="float" office:value="11632" table:style-name="ce7">
            <text:p>11,632<text:s/></text:p>
          </table:table-cell>
          <table:table-cell office:value-type="float" office:value="8965" table:style-name="ce7">
            <text:p>8,965<text:s/></text:p>
          </table:table-cell>
          <table:table-cell office:value-type="float" office:value="12343" table:style-name="ce7">
            <text:p>12,343<text:s/></text:p>
          </table:table-cell>
          <table:table-cell office:value-type="float" office:value="27687" table:style-name="ce7">
            <text:p>27,687<text:s/></text:p>
          </table:table-cell>
          <table:table-cell office:value-type="float" office:value="8764" table:style-name="ce7">
            <text:p>8,764<text:s/></text:p>
          </table:table-cell>
          <table:table-cell office:value-type="float" office:value="12476" table:style-name="ce7">
            <text:p>12,476<text:s/></text:p>
          </table:table-cell>
          <table:table-cell office:value-type="float" office:value="7870" table:style-name="ce7">
            <text:p>7,870<text:s/></text:p>
          </table:table-cell>
          <table:table-cell office:value-type="float" office:value="21173" table:style-name="ce7">
            <text:p>21,173<text:s/></text:p>
          </table:table-cell>
          <table:table-cell office:value-type="float" office:value="22231" table:style-name="ce7">
            <text:p>22,231<text:s/></text:p>
          </table:table-cell>
          <table:table-cell office:value-type="float" office:value="24486" table:style-name="ce7">
            <text:p>24,486<text:s/></text:p>
          </table:table-cell>
          <table:table-cell office:value-type="float" office:value="39626" table:style-name="ce7">
            <text:p>39,626<text:s/></text:p>
          </table:table-cell>
          <table:table-cell office:value-type="float" office:value="34652" table:style-name="ce7">
            <text:p>34,652<text:s/></text:p>
          </table:table-cell>
          <table:table-cell office:value-type="float" office:value="26374" table:style-name="ce7">
            <text:p>26,374<text:s/></text:p>
          </table:table-cell>
          <table:table-cell office:value-type="float" office:value="24783" table:style-name="ce7">
            <text:p>24,783<text:s/></text:p>
          </table:table-cell>
          <table:table-cell office:value-type="float" office:value="62341" table:style-name="ce7">
            <text:p>62,341<text:s/></text:p>
          </table:table-cell>
          <table:table-cell office:value-type="float" office:value="20499" table:style-name="ce7">
            <text:p>20,499<text:s/></text:p>
          </table:table-cell>
          <table:table-cell office:value-type="float" office:value="31006" table:style-name="ce7">
            <text:p>31,006<text:s/></text:p>
          </table:table-cell>
          <table:table-cell office:value-type="float" office:value="31962" table:style-name="ce7">
            <text:p>31,962<text:s/></text:p>
          </table:table-cell>
          <table:table-cell office:value-type="float" office:value="19657" table:style-name="ce7">
            <text:p>19,657<text:s/></text:p>
          </table:table-cell>
          <table:table-cell office:value-type="float" office:value="60345" table:style-name="ce7">
            <text:p>60,345<text:s/></text:p>
          </table:table-cell>
          <table:table-cell office:value-type="float" office:value="18179" table:style-name="ce7">
            <text:p>18,179<text:s/></text:p>
          </table:table-cell>
          <table:table-cell office:value-type="float" office:value="15286" table:style-name="ce7">
            <text:p>15,286<text:s/></text:p>
          </table:table-cell>
          <table:table-cell office:value-type="float" office:value="13384" table:style-name="ce7">
            <text:p>13,384<text:s/></text:p>
          </table:table-cell>
          <table:table-cell office:value-type="float" office:value="19731" table:style-name="ce7">
            <text:p>19,731<text:s/></text:p>
          </table:table-cell>
          <table:table-cell office:value-type="float" office:value="12400" table:style-name="ce7">
            <text:p>12,400<text:s/></text:p>
          </table:table-cell>
          <table:table-cell office:value-type="float" office:value="30128" table:style-name="ce7">
            <text:p>30,128<text:s/></text:p>
          </table:table-cell>
          <table:table-cell office:value-type="float" office:value="19082" table:style-name="ce7">
            <text:p>19,082<text:s/></text:p>
          </table:table-cell>
          <table:table-cell office:value-type="float" office:value="7593" table:style-name="ce7">
            <text:p>7,593<text:s/></text:p>
          </table:table-cell>
          <table:table-cell office:value-type="float" office:value="13083" table:style-name="ce7">
            <text:p>13,083<text:s/></text:p>
          </table:table-cell>
          <table:table-cell office:value-type="float" office:value="37986" table:style-name="ce7">
            <text:p>37,986<text:s/></text:p>
          </table:table-cell>
          <table:table-cell office:value-type="float" office:value="22030" table:style-name="ce7">
            <text:p>22,030<text:s/></text:p>
          </table:table-cell>
          <table:table-cell office:value-type="float" office:value="23968" table:style-name="ce7">
            <text:p>23,968<text:s/></text:p>
          </table:table-cell>
          <table:table-cell office:value-type="float" office:value="24199" table:style-name="ce7">
            <text:p>24,199<text:s/></text:p>
          </table:table-cell>
          <table:table-cell office:value-type="float" office:value="8259" table:style-name="ce7">
            <text:p>8,259<text:s/></text:p>
          </table:table-cell>
          <table:table-cell office:value-type="float" office:value="10240" table:style-name="ce7">
            <text:p>10,240<text:s/></text:p>
          </table:table-cell>
          <table:table-cell office:value-type="float" office:value="4381" table:style-name="ce8">
            <text:p>4,381<text:s/></text:p>
          </table:table-cell>
          <table:table-cell office:value-type="float" office:value="4931" table:style-name="ce7">
            <text:p>4,931<text:s/></text:p>
          </table:table-cell>
          <table:table-cell office:value-type="float" office:value="7203" table:style-name="ce7">
            <text:p>7,203<text:s/></text:p>
          </table:table-cell>
          <table:table-cell office:value-type="float" office:value="9189" table:style-name="ce7">
            <text:p>9,189<text:s/></text:p>
          </table:table-cell>
          <table:table-cell office:value-type="float" office:value="9805" table:style-name="ce7">
            <text:p>9,805<text:s/></text:p>
          </table:table-cell>
          <table:table-cell office:value-type="float" office:value="10627" table:style-name="ce7">
            <text:p>10,627<text:s/></text:p>
          </table:table-cell>
          <table:table-cell office:value-type="float" office:value="15547" table:style-name="ce7">
            <text:p>15,547<text:s/></text:p>
          </table:table-cell>
          <table:table-cell office:value-type="float" office:value="27464" table:style-name="ce7">
            <text:p>27,464<text:s/></text:p>
          </table:table-cell>
          <table:table-cell office:value-type="float" office:value="22120" table:style-name="ce7">
            <text:p>22,120<text:s/></text:p>
          </table:table-cell>
          <table:table-cell office:value-type="float" office:value="12604" table:style-name="ce7">
            <text:p>12,604<text:s/></text:p>
          </table:table-cell>
          <table:table-cell office:value-type="float" office:value="11145" table:style-name="ce7">
            <text:p>11,145<text:s/></text:p>
          </table:table-cell>
          <table:table-cell office:value-type="float" office:value="11973" table:style-name="ce7">
            <text:p>11,973<text:s/></text:p>
          </table:table-cell>
          <table:table-cell office:value-type="float" office:value="11146" table:style-name="ce7">
            <text:p>11,146<text:s/></text:p>
          </table:table-cell>
          <table:table-cell office:value-type="float" office:value="10820" table:style-name="ce7">
            <text:p>10,820<text:s/></text:p>
          </table:table-cell>
          <table:table-cell office:value-type="float" office:value="9325" table:style-name="ce7">
            <text:p>9,325<text:s/></text:p>
          </table:table-cell>
          <table:table-cell office:value-type="float" office:value="8195" table:style-name="ce7">
            <text:p>8,19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25T00:00:00" table:style-name="ce6">
            <text:p>2023/7/25</text:p>
          </table:table-cell>
          <table:table-cell office:value-type="float" office:value="4924" table:style-name="ce7">
            <text:p>4,924<text:s/></text:p>
          </table:table-cell>
          <table:table-cell office:value-type="float" office:value="13985" table:style-name="ce7">
            <text:p>13,985<text:s/></text:p>
          </table:table-cell>
          <table:table-cell office:value-type="float" office:value="44129" table:style-name="ce7">
            <text:p>44,129<text:s/></text:p>
          </table:table-cell>
          <table:table-cell office:value-type="float" office:value="41196" table:style-name="ce7">
            <text:p>41,196<text:s/></text:p>
          </table:table-cell>
          <table:table-cell office:value-type="float" office:value="23513" table:style-name="ce7">
            <text:p>23,513<text:s/></text:p>
          </table:table-cell>
          <table:table-cell office:value-type="float" office:value="13262" table:style-name="ce7">
            <text:p>13,262<text:s/></text:p>
          </table:table-cell>
          <table:table-cell office:value-type="float" office:value="10335" table:style-name="ce7">
            <text:p>10,335<text:s/></text:p>
          </table:table-cell>
          <table:table-cell office:value-type="float" office:value="3863" table:style-name="ce7">
            <text:p>3,863<text:s/></text:p>
          </table:table-cell>
          <table:table-cell office:value-type="float" office:value="3265" table:style-name="ce7">
            <text:p>3,265<text:s/></text:p>
          </table:table-cell>
          <table:table-cell office:value-type="float" office:value="11457" table:style-name="ce7">
            <text:p>11,457<text:s/></text:p>
          </table:table-cell>
          <table:table-cell office:value-type="float" office:value="2063" table:style-name="ce7">
            <text:p>2,063<text:s/></text:p>
          </table:table-cell>
          <table:table-cell office:value-type="float" office:value="3786" table:style-name="ce7">
            <text:p>3,786<text:s/></text:p>
          </table:table-cell>
          <table:table-cell office:value-type="float" office:value="6287" table:style-name="ce7">
            <text:p>6,287<text:s/></text:p>
          </table:table-cell>
          <table:table-cell office:value-type="float" office:value="8015" table:style-name="ce7">
            <text:p>8,015<text:s/></text:p>
          </table:table-cell>
          <table:table-cell office:value-type="float" office:value="11776" table:style-name="ce7">
            <text:p>11,776<text:s/></text:p>
          </table:table-cell>
          <table:table-cell office:value-type="float" office:value="16088" table:style-name="ce7">
            <text:p>16,088<text:s/></text:p>
          </table:table-cell>
          <table:table-cell office:value-type="float" office:value="17560" table:style-name="ce7">
            <text:p>17,560<text:s/></text:p>
          </table:table-cell>
          <table:table-cell office:value-type="float" office:value="5174" table:style-name="ce7">
            <text:p>5,174<text:s/></text:p>
          </table:table-cell>
          <table:table-cell office:value-type="float" office:value="9658" table:style-name="ce7">
            <text:p>9,658<text:s/></text:p>
          </table:table-cell>
          <table:table-cell office:value-type="float" office:value="3278" table:style-name="ce7">
            <text:p>3,278<text:s/></text:p>
          </table:table-cell>
          <table:table-cell office:value-type="float" office:value="7922" table:style-name="ce7">
            <text:p>7,922<text:s/></text:p>
          </table:table-cell>
          <table:table-cell office:value-type="float" office:value="8141" table:style-name="ce7">
            <text:p>8,141<text:s/></text:p>
          </table:table-cell>
          <table:table-cell office:value-type="float" office:value="6931" table:style-name="ce7">
            <text:p>6,931<text:s/></text:p>
          </table:table-cell>
          <table:table-cell office:value-type="float" office:value="26953" table:style-name="ce7">
            <text:p>26,953<text:s/></text:p>
          </table:table-cell>
          <table:table-cell office:value-type="float" office:value="3456" table:style-name="ce7">
            <text:p>3,456<text:s/></text:p>
          </table:table-cell>
          <table:table-cell office:value-type="float" office:value="10585" table:style-name="ce7">
            <text:p>10,585<text:s/></text:p>
          </table:table-cell>
          <table:table-cell office:value-type="float" office:value="12841" table:style-name="ce7">
            <text:p>12,841<text:s/></text:p>
          </table:table-cell>
          <table:table-cell office:value-type="float" office:value="15147" table:style-name="ce7">
            <text:p>15,147<text:s/></text:p>
          </table:table-cell>
          <table:table-cell office:value-type="float" office:value="19301" table:style-name="ce8">
            <text:p>19,301<text:s/></text:p>
          </table:table-cell>
          <table:table-cell office:value-type="float" office:value="15279" table:style-name="ce7">
            <text:p>15,279<text:s/></text:p>
          </table:table-cell>
          <table:table-cell office:value-type="float" office:value="9754" table:style-name="ce7">
            <text:p>9,754<text:s/></text:p>
          </table:table-cell>
          <table:table-cell office:value-type="float" office:value="23513" table:style-name="ce7">
            <text:p>23,513<text:s/></text:p>
          </table:table-cell>
          <table:table-cell office:value-type="float" office:value="15356" table:style-name="ce7">
            <text:p>15,356<text:s/></text:p>
          </table:table-cell>
          <table:table-cell office:value-type="float" office:value="31487" table:style-name="ce7">
            <text:p>31,487<text:s/></text:p>
          </table:table-cell>
          <table:table-cell office:value-type="float" office:value="24011" table:style-name="ce7">
            <text:p>24,011<text:s/></text:p>
          </table:table-cell>
          <table:table-cell office:value-type="float" office:value="9194" table:style-name="ce7">
            <text:p>9,194<text:s/></text:p>
          </table:table-cell>
          <table:table-cell office:value-type="float" office:value="33435" table:style-name="ce7">
            <text:p>33,435<text:s/></text:p>
          </table:table-cell>
          <table:table-cell office:value-type="float" office:value="24721" table:style-name="ce7">
            <text:p>24,721<text:s/></text:p>
          </table:table-cell>
          <table:table-cell office:value-type="float" office:value="21111" table:style-name="ce8">
            <text:p>21,111<text:s/></text:p>
          </table:table-cell>
          <table:table-cell office:value-type="float" office:value="18805" table:style-name="ce7">
            <text:p>18,805<text:s/></text:p>
          </table:table-cell>
          <table:table-cell office:value-type="float" office:value="24866" table:style-name="ce7">
            <text:p>24,866<text:s/></text:p>
          </table:table-cell>
          <table:table-cell office:value-type="float" office:value="130780" table:style-name="ce7">
            <text:p>130,780<text:s/></text:p>
          </table:table-cell>
          <table:table-cell office:value-type="float" office:value="44035" table:style-name="ce7">
            <text:p>44,035<text:s/></text:p>
          </table:table-cell>
          <table:table-cell office:value-type="float" office:value="22571" table:style-name="ce7">
            <text:p>22,571<text:s/></text:p>
          </table:table-cell>
          <table:table-cell office:value-type="float" office:value="21474" table:style-name="ce7">
            <text:p>21,474<text:s/></text:p>
          </table:table-cell>
          <table:table-cell office:value-type="float" office:value="24801" table:style-name="ce7">
            <text:p>24,801<text:s/></text:p>
          </table:table-cell>
          <table:table-cell office:value-type="float" office:value="24158" table:style-name="ce7">
            <text:p>24,158<text:s/></text:p>
          </table:table-cell>
          <table:table-cell office:value-type="float" office:value="25134" table:style-name="ce7">
            <text:p>25,134<text:s/></text:p>
          </table:table-cell>
          <table:table-cell office:value-type="float" office:value="22169" table:style-name="ce7">
            <text:p>22,169<text:s/></text:p>
          </table:table-cell>
          <table:table-cell office:value-type="float" office:value="11986" table:style-name="ce7">
            <text:p>11,986<text:s/></text:p>
          </table:table-cell>
          <table:table-cell office:value-type="float" office:value="28130" table:style-name="ce7">
            <text:p>28,130<text:s/></text:p>
          </table:table-cell>
          <table:table-cell office:value-type="float" office:value="6614" table:style-name="ce7">
            <text:p>6,614<text:s/></text:p>
          </table:table-cell>
          <table:table-cell office:value-type="float" office:value="8030" table:style-name="ce7">
            <text:p>8,030<text:s/></text:p>
          </table:table-cell>
          <table:table-cell office:value-type="float" office:value="17050" table:style-name="ce7">
            <text:p>17,050<text:s/></text:p>
          </table:table-cell>
          <table:table-cell office:value-type="float" office:value="4401" table:style-name="ce7">
            <text:p>4,401<text:s/></text:p>
          </table:table-cell>
          <table:table-cell office:value-type="float" office:value="3612" table:style-name="ce7">
            <text:p>3,612<text:s/></text:p>
          </table:table-cell>
          <table:table-cell office:value-type="float" office:value="3039" table:style-name="ce7">
            <text:p>3,039<text:s/></text:p>
          </table:table-cell>
          <table:table-cell office:value-type="float" office:value="11788" table:style-name="ce7">
            <text:p>11,788<text:s/></text:p>
          </table:table-cell>
          <table:table-cell office:value-type="float" office:value="9267" table:style-name="ce7">
            <text:p>9,267<text:s/></text:p>
          </table:table-cell>
          <table:table-cell office:value-type="float" office:value="12627" table:style-name="ce7">
            <text:p>12,627<text:s/></text:p>
          </table:table-cell>
          <table:table-cell office:value-type="float" office:value="28075" table:style-name="ce7">
            <text:p>28,075<text:s/></text:p>
          </table:table-cell>
          <table:table-cell office:value-type="float" office:value="8995" table:style-name="ce7">
            <text:p>8,995<text:s/></text:p>
          </table:table-cell>
          <table:table-cell office:value-type="float" office:value="12948" table:style-name="ce7">
            <text:p>12,948<text:s/></text:p>
          </table:table-cell>
          <table:table-cell office:value-type="float" office:value="8176" table:style-name="ce7">
            <text:p>8,176<text:s/></text:p>
          </table:table-cell>
          <table:table-cell office:value-type="float" office:value="21919" table:style-name="ce7">
            <text:p>21,919<text:s/></text:p>
          </table:table-cell>
          <table:table-cell office:value-type="float" office:value="23005" table:style-name="ce7">
            <text:p>23,005<text:s/></text:p>
          </table:table-cell>
          <table:table-cell office:value-type="float" office:value="25466" table:style-name="ce7">
            <text:p>25,466<text:s/></text:p>
          </table:table-cell>
          <table:table-cell office:value-type="float" office:value="40469" table:style-name="ce7">
            <text:p>40,469<text:s/></text:p>
          </table:table-cell>
          <table:table-cell office:value-type="float" office:value="36040" table:style-name="ce7">
            <text:p>36,040<text:s/></text:p>
          </table:table-cell>
          <table:table-cell office:value-type="float" office:value="27087" table:style-name="ce7">
            <text:p>27,087<text:s/></text:p>
          </table:table-cell>
          <table:table-cell office:value-type="float" office:value="25410" table:style-name="ce7">
            <text:p>25,410<text:s/></text:p>
          </table:table-cell>
          <table:table-cell office:value-type="float" office:value="62695" table:style-name="ce7">
            <text:p>62,695<text:s/></text:p>
          </table:table-cell>
          <table:table-cell office:value-type="float" office:value="21780" table:style-name="ce7">
            <text:p>21,780<text:s/></text:p>
          </table:table-cell>
          <table:table-cell office:value-type="float" office:value="31889" table:style-name="ce7">
            <text:p>31,889<text:s/></text:p>
          </table:table-cell>
          <table:table-cell office:value-type="float" office:value="33491" table:style-name="ce7">
            <text:p>33,491<text:s/></text:p>
          </table:table-cell>
          <table:table-cell office:value-type="float" office:value="21000" table:style-name="ce7">
            <text:p>21,000<text:s/></text:p>
          </table:table-cell>
          <table:table-cell office:value-type="float" office:value="62255" table:style-name="ce7">
            <text:p>62,255<text:s/></text:p>
          </table:table-cell>
          <table:table-cell office:value-type="float" office:value="19673" table:style-name="ce7">
            <text:p>19,673<text:s/></text:p>
          </table:table-cell>
          <table:table-cell office:value-type="float" office:value="15797" table:style-name="ce7">
            <text:p>15,797<text:s/></text:p>
          </table:table-cell>
          <table:table-cell office:value-type="float" office:value="14192" table:style-name="ce7">
            <text:p>14,192<text:s/></text:p>
          </table:table-cell>
          <table:table-cell office:value-type="float" office:value="20294" table:style-name="ce7">
            <text:p>20,294<text:s/></text:p>
          </table:table-cell>
          <table:table-cell office:value-type="float" office:value="12597" table:style-name="ce7">
            <text:p>12,597<text:s/></text:p>
          </table:table-cell>
          <table:table-cell office:value-type="float" office:value="30460" table:style-name="ce7">
            <text:p>30,460<text:s/></text:p>
          </table:table-cell>
          <table:table-cell office:value-type="float" office:value="20026" table:style-name="ce7">
            <text:p>20,026<text:s/></text:p>
          </table:table-cell>
          <table:table-cell office:value-type="float" office:value="8018" table:style-name="ce7">
            <text:p>8,018<text:s/></text:p>
          </table:table-cell>
          <table:table-cell office:value-type="float" office:value="13913" table:style-name="ce7">
            <text:p>13,913<text:s/></text:p>
          </table:table-cell>
          <table:table-cell office:value-type="float" office:value="39667" table:style-name="ce7">
            <text:p>39,667<text:s/></text:p>
          </table:table-cell>
          <table:table-cell office:value-type="float" office:value="23169" table:style-name="ce7">
            <text:p>23,169<text:s/></text:p>
          </table:table-cell>
          <table:table-cell office:value-type="float" office:value="24902" table:style-name="ce7">
            <text:p>24,902<text:s/></text:p>
          </table:table-cell>
          <table:table-cell office:value-type="float" office:value="24445" table:style-name="ce7">
            <text:p>24,445<text:s/></text:p>
          </table:table-cell>
          <table:table-cell office:value-type="float" office:value="8475" table:style-name="ce7">
            <text:p>8,475<text:s/></text:p>
          </table:table-cell>
          <table:table-cell office:value-type="float" office:value="10085" table:style-name="ce7">
            <text:p>10,085<text:s/></text:p>
          </table:table-cell>
          <table:table-cell office:value-type="float" office:value="4514" table:style-name="ce8">
            <text:p>4,514<text:s/></text:p>
          </table:table-cell>
          <table:table-cell office:value-type="float" office:value="5279" table:style-name="ce7">
            <text:p>5,279<text:s/></text:p>
          </table:table-cell>
          <table:table-cell office:value-type="float" office:value="7561" table:style-name="ce7">
            <text:p>7,561<text:s/></text:p>
          </table:table-cell>
          <table:table-cell office:value-type="float" office:value="9751" table:style-name="ce7">
            <text:p>9,751<text:s/></text:p>
          </table:table-cell>
          <table:table-cell office:value-type="float" office:value="10088" table:style-name="ce7">
            <text:p>10,088<text:s/></text:p>
          </table:table-cell>
          <table:table-cell office:value-type="float" office:value="11075" table:style-name="ce7">
            <text:p>11,075<text:s/></text:p>
          </table:table-cell>
          <table:table-cell office:value-type="float" office:value="16059" table:style-name="ce7">
            <text:p>16,059<text:s/></text:p>
          </table:table-cell>
          <table:table-cell office:value-type="float" office:value="29182" table:style-name="ce7">
            <text:p>29,182<text:s/></text:p>
          </table:table-cell>
          <table:table-cell office:value-type="float" office:value="24387" table:style-name="ce7">
            <text:p>24,387<text:s/></text:p>
          </table:table-cell>
          <table:table-cell office:value-type="float" office:value="13219" table:style-name="ce7">
            <text:p>13,219<text:s/></text:p>
          </table:table-cell>
          <table:table-cell office:value-type="float" office:value="11735" table:style-name="ce7">
            <text:p>11,735<text:s/></text:p>
          </table:table-cell>
          <table:table-cell office:value-type="float" office:value="12378" table:style-name="ce7">
            <text:p>12,378<text:s/></text:p>
          </table:table-cell>
          <table:table-cell office:value-type="float" office:value="11554" table:style-name="ce7">
            <text:p>11,554<text:s/></text:p>
          </table:table-cell>
          <table:table-cell office:value-type="float" office:value="11216" table:style-name="ce7">
            <text:p>11,216<text:s/></text:p>
          </table:table-cell>
          <table:table-cell office:value-type="float" office:value="9752" table:style-name="ce7">
            <text:p>9,752<text:s/></text:p>
          </table:table-cell>
          <table:table-cell office:value-type="float" office:value="8258" table:style-name="ce7">
            <text:p>8,25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26T00:00:00" table:style-name="ce6">
            <text:p>2023/7/26</text:p>
          </table:table-cell>
          <table:table-cell office:value-type="float" office:value="4331" table:style-name="ce7">
            <text:p>4,331<text:s/></text:p>
          </table:table-cell>
          <table:table-cell office:value-type="float" office:value="13005" table:style-name="ce7">
            <text:p>13,005<text:s/></text:p>
          </table:table-cell>
          <table:table-cell office:value-type="float" office:value="42060" table:style-name="ce7">
            <text:p>42,060<text:s/></text:p>
          </table:table-cell>
          <table:table-cell office:value-type="float" office:value="37341" table:style-name="ce7">
            <text:p>37,341<text:s/></text:p>
          </table:table-cell>
          <table:table-cell office:value-type="float" office:value="22238" table:style-name="ce7">
            <text:p>22,238<text:s/></text:p>
          </table:table-cell>
          <table:table-cell office:value-type="float" office:value="12508" table:style-name="ce7">
            <text:p>12,508<text:s/></text:p>
          </table:table-cell>
          <table:table-cell office:value-type="float" office:value="10029" table:style-name="ce7">
            <text:p>10,029<text:s/></text:p>
          </table:table-cell>
          <table:table-cell office:value-type="float" office:value="3763" table:style-name="ce7">
            <text:p>3,763<text:s/></text:p>
          </table:table-cell>
          <table:table-cell office:value-type="float" office:value="3021" table:style-name="ce7">
            <text:p>3,021<text:s/></text:p>
          </table:table-cell>
          <table:table-cell office:value-type="float" office:value="10966" table:style-name="ce7">
            <text:p>10,966<text:s/></text:p>
          </table:table-cell>
          <table:table-cell office:value-type="float" office:value="1827" table:style-name="ce7">
            <text:p>1,827<text:s/></text:p>
          </table:table-cell>
          <table:table-cell office:value-type="float" office:value="3444" table:style-name="ce7">
            <text:p>3,444<text:s/></text:p>
          </table:table-cell>
          <table:table-cell office:value-type="float" office:value="3709" table:style-name="ce7">
            <text:p>3,709<text:s/></text:p>
          </table:table-cell>
          <table:table-cell office:value-type="float" office:value="7022" table:style-name="ce7">
            <text:p>7,022<text:s/></text:p>
          </table:table-cell>
          <table:table-cell office:value-type="float" office:value="10885" table:style-name="ce7">
            <text:p>10,885<text:s/></text:p>
          </table:table-cell>
          <table:table-cell office:value-type="float" office:value="15563" table:style-name="ce7">
            <text:p>15,563<text:s/></text:p>
          </table:table-cell>
          <table:table-cell office:value-type="float" office:value="16641" table:style-name="ce7">
            <text:p>16,641<text:s/></text:p>
          </table:table-cell>
          <table:table-cell office:value-type="float" office:value="4817" table:style-name="ce7">
            <text:p>4,817<text:s/></text:p>
          </table:table-cell>
          <table:table-cell office:value-type="float" office:value="8934" table:style-name="ce7">
            <text:p>8,934<text:s/></text:p>
          </table:table-cell>
          <table:table-cell office:value-type="float" office:value="2680" table:style-name="ce7">
            <text:p>2,680<text:s/></text:p>
          </table:table-cell>
          <table:table-cell office:value-type="float" office:value="7555" table:style-name="ce7">
            <text:p>7,555<text:s/></text:p>
          </table:table-cell>
          <table:table-cell office:value-type="float" office:value="7455" table:style-name="ce7">
            <text:p>7,455<text:s/></text:p>
          </table:table-cell>
          <table:table-cell office:value-type="float" office:value="6807" table:style-name="ce7">
            <text:p>6,807<text:s/></text:p>
          </table:table-cell>
          <table:table-cell office:value-type="float" office:value="25698" table:style-name="ce7">
            <text:p>25,698<text:s/></text:p>
          </table:table-cell>
          <table:table-cell office:value-type="float" office:value="3112" table:style-name="ce7">
            <text:p>3,112<text:s/></text:p>
          </table:table-cell>
          <table:table-cell office:value-type="float" office:value="8758" table:style-name="ce7">
            <text:p>8,758<text:s/></text:p>
          </table:table-cell>
          <table:table-cell office:value-type="float" office:value="11516" table:style-name="ce7">
            <text:p>11,516<text:s/></text:p>
          </table:table-cell>
          <table:table-cell office:value-type="float" office:value="13761" table:style-name="ce7">
            <text:p>13,761<text:s/></text:p>
          </table:table-cell>
          <table:table-cell office:value-type="float" office:value="17665" table:style-name="ce8">
            <text:p>17,665<text:s/></text:p>
          </table:table-cell>
          <table:table-cell office:value-type="float" office:value="13167" table:style-name="ce7">
            <text:p>13,167<text:s/></text:p>
          </table:table-cell>
          <table:table-cell office:value-type="float" office:value="8993" table:style-name="ce7">
            <text:p>8,993<text:s/></text:p>
          </table:table-cell>
          <table:table-cell office:value-type="float" office:value="20715" table:style-name="ce7">
            <text:p>20,715<text:s/></text:p>
          </table:table-cell>
          <table:table-cell office:value-type="float" office:value="14401" table:style-name="ce7">
            <text:p>14,401<text:s/></text:p>
          </table:table-cell>
          <table:table-cell office:value-type="float" office:value="29760" table:style-name="ce7">
            <text:p>29,760<text:s/></text:p>
          </table:table-cell>
          <table:table-cell office:value-type="float" office:value="22035" table:style-name="ce7">
            <text:p>22,035<text:s/></text:p>
          </table:table-cell>
          <table:table-cell office:value-type="float" office:value="8534" table:style-name="ce7">
            <text:p>8,534<text:s/></text:p>
          </table:table-cell>
          <table:table-cell office:value-type="float" office:value="31311" table:style-name="ce7">
            <text:p>31,311<text:s/></text:p>
          </table:table-cell>
          <table:table-cell office:value-type="float" office:value="23105" table:style-name="ce7">
            <text:p>23,105<text:s/></text:p>
          </table:table-cell>
          <table:table-cell office:value-type="float" office:value="19904" table:style-name="ce8">
            <text:p>19,904<text:s/></text:p>
          </table:table-cell>
          <table:table-cell office:value-type="float" office:value="17498" table:style-name="ce7">
            <text:p>17,498<text:s/></text:p>
          </table:table-cell>
          <table:table-cell office:value-type="float" office:value="22744" table:style-name="ce7">
            <text:p>22,744<text:s/></text:p>
          </table:table-cell>
          <table:table-cell office:value-type="float" office:value="115106" table:style-name="ce7">
            <text:p>115,106<text:s/></text:p>
          </table:table-cell>
          <table:table-cell office:value-type="float" office:value="38980" table:style-name="ce7">
            <text:p>38,980<text:s/></text:p>
          </table:table-cell>
          <table:table-cell office:value-type="float" office:value="20551" table:style-name="ce7">
            <text:p>20,551<text:s/></text:p>
          </table:table-cell>
          <table:table-cell office:value-type="float" office:value="19792" table:style-name="ce7">
            <text:p>19,792<text:s/></text:p>
          </table:table-cell>
          <table:table-cell office:value-type="float" office:value="20988" table:style-name="ce7">
            <text:p>20,988<text:s/></text:p>
          </table:table-cell>
          <table:table-cell office:value-type="float" office:value="18835" table:style-name="ce7">
            <text:p>18,835<text:s/></text:p>
          </table:table-cell>
          <table:table-cell office:value-type="float" office:value="21184" table:style-name="ce7">
            <text:p>21,184<text:s/></text:p>
          </table:table-cell>
          <table:table-cell office:value-type="float" office:value="19643" table:style-name="ce7">
            <text:p>19,643<text:s/></text:p>
          </table:table-cell>
          <table:table-cell office:value-type="float" office:value="10718" table:style-name="ce7">
            <text:p>10,718<text:s/></text:p>
          </table:table-cell>
          <table:table-cell office:value-type="float" office:value="25757" table:style-name="ce7">
            <text:p>25,757<text:s/></text:p>
          </table:table-cell>
          <table:table-cell office:value-type="float" office:value="5941" table:style-name="ce7">
            <text:p>5,941<text:s/></text:p>
          </table:table-cell>
          <table:table-cell office:value-type="float" office:value="7242" table:style-name="ce7">
            <text:p>7,242<text:s/></text:p>
          </table:table-cell>
          <table:table-cell office:value-type="float" office:value="14750" table:style-name="ce7">
            <text:p>14,750<text:s/></text:p>
          </table:table-cell>
          <table:table-cell office:value-type="float" office:value="4002" table:style-name="ce7">
            <text:p>4,002<text:s/></text:p>
          </table:table-cell>
          <table:table-cell office:value-type="float" office:value="3308" table:style-name="ce7">
            <text:p>3,308<text:s/></text:p>
          </table:table-cell>
          <table:table-cell office:value-type="float" office:value="3012" table:style-name="ce7">
            <text:p>3,012<text:s/></text:p>
          </table:table-cell>
          <table:table-cell office:value-type="float" office:value="10888" table:style-name="ce7">
            <text:p>10,888<text:s/></text:p>
          </table:table-cell>
          <table:table-cell office:value-type="float" office:value="8247" table:style-name="ce7">
            <text:p>8,247<text:s/></text:p>
          </table:table-cell>
          <table:table-cell office:value-type="float" office:value="11023" table:style-name="ce7">
            <text:p>11,023<text:s/></text:p>
          </table:table-cell>
          <table:table-cell office:value-type="float" office:value="22463" table:style-name="ce7">
            <text:p>22,463<text:s/></text:p>
          </table:table-cell>
          <table:table-cell office:value-type="float" office:value="8253" table:style-name="ce7">
            <text:p>8,253<text:s/></text:p>
          </table:table-cell>
          <table:table-cell office:value-type="float" office:value="11444" table:style-name="ce7">
            <text:p>11,444<text:s/></text:p>
          </table:table-cell>
          <table:table-cell office:value-type="float" office:value="7457" table:style-name="ce7">
            <text:p>7,457<text:s/></text:p>
          </table:table-cell>
          <table:table-cell office:value-type="float" office:value="20290" table:style-name="ce7">
            <text:p>20,290<text:s/></text:p>
          </table:table-cell>
          <table:table-cell office:value-type="float" office:value="21320" table:style-name="ce7">
            <text:p>21,320<text:s/></text:p>
          </table:table-cell>
          <table:table-cell office:value-type="float" office:value="22950" table:style-name="ce7">
            <text:p>22,950<text:s/></text:p>
          </table:table-cell>
          <table:table-cell office:value-type="float" office:value="37608" table:style-name="ce7">
            <text:p>37,608<text:s/></text:p>
          </table:table-cell>
          <table:table-cell office:value-type="float" office:value="33401" table:style-name="ce7">
            <text:p>33,401<text:s/></text:p>
          </table:table-cell>
          <table:table-cell office:value-type="float" office:value="25300" table:style-name="ce7">
            <text:p>25,300<text:s/></text:p>
          </table:table-cell>
          <table:table-cell office:value-type="float" office:value="22572" table:style-name="ce7">
            <text:p>22,572<text:s/></text:p>
          </table:table-cell>
          <table:table-cell office:value-type="float" office:value="55278" table:style-name="ce7">
            <text:p>55,278<text:s/></text:p>
          </table:table-cell>
          <table:table-cell office:value-type="float" office:value="20955" table:style-name="ce7">
            <text:p>20,955<text:s/></text:p>
          </table:table-cell>
          <table:table-cell office:value-type="float" office:value="29260" table:style-name="ce7">
            <text:p>29,260<text:s/></text:p>
          </table:table-cell>
          <table:table-cell office:value-type="float" office:value="30795" table:style-name="ce7">
            <text:p>30,795<text:s/></text:p>
          </table:table-cell>
          <table:table-cell office:value-type="float" office:value="19341" table:style-name="ce7">
            <text:p>19,341<text:s/></text:p>
          </table:table-cell>
          <table:table-cell office:value-type="float" office:value="56236" table:style-name="ce7">
            <text:p>56,236<text:s/></text:p>
          </table:table-cell>
          <table:table-cell office:value-type="float" office:value="18464" table:style-name="ce7">
            <text:p>18,464<text:s/></text:p>
          </table:table-cell>
          <table:table-cell office:value-type="float" office:value="14656" table:style-name="ce7">
            <text:p>14,656<text:s/></text:p>
          </table:table-cell>
          <table:table-cell office:value-type="float" office:value="12864" table:style-name="ce7">
            <text:p>12,864<text:s/></text:p>
          </table:table-cell>
          <table:table-cell office:value-type="float" office:value="19030" table:style-name="ce7">
            <text:p>19,030<text:s/></text:p>
          </table:table-cell>
          <table:table-cell office:value-type="float" office:value="10969" table:style-name="ce7">
            <text:p>10,969<text:s/></text:p>
          </table:table-cell>
          <table:table-cell office:value-type="float" office:value="28746" table:style-name="ce7">
            <text:p>28,746<text:s/></text:p>
          </table:table-cell>
          <table:table-cell office:value-type="float" office:value="18579" table:style-name="ce7">
            <text:p>18,579<text:s/></text:p>
          </table:table-cell>
          <table:table-cell office:value-type="float" office:value="6862" table:style-name="ce7">
            <text:p>6,862<text:s/></text:p>
          </table:table-cell>
          <table:table-cell office:value-type="float" office:value="12813" table:style-name="ce7">
            <text:p>12,813<text:s/></text:p>
          </table:table-cell>
          <table:table-cell office:value-type="float" office:value="38540" table:style-name="ce7">
            <text:p>38,540<text:s/></text:p>
          </table:table-cell>
          <table:table-cell office:value-type="float" office:value="21687" table:style-name="ce7">
            <text:p>21,687<text:s/></text:p>
          </table:table-cell>
          <table:table-cell office:value-type="float" office:value="23892" table:style-name="ce7">
            <text:p>23,892<text:s/></text:p>
          </table:table-cell>
          <table:table-cell office:value-type="float" office:value="22480" table:style-name="ce7">
            <text:p>22,480<text:s/></text:p>
          </table:table-cell>
          <table:table-cell office:value-type="float" office:value="7764" table:style-name="ce7">
            <text:p>7,764<text:s/></text:p>
          </table:table-cell>
          <table:table-cell office:value-type="float" office:value="10028" table:style-name="ce7">
            <text:p>10,028<text:s/></text:p>
          </table:table-cell>
          <table:table-cell office:value-type="float" office:value="4167" table:style-name="ce8">
            <text:p>4,167<text:s/></text:p>
          </table:table-cell>
          <table:table-cell office:value-type="float" office:value="4933" table:style-name="ce7">
            <text:p>4,933<text:s/></text:p>
          </table:table-cell>
          <table:table-cell office:value-type="float" office:value="6832" table:style-name="ce7">
            <text:p>6,832<text:s/></text:p>
          </table:table-cell>
          <table:table-cell office:value-type="float" office:value="9643" table:style-name="ce7">
            <text:p>9,643<text:s/></text:p>
          </table:table-cell>
          <table:table-cell office:value-type="float" office:value="9518" table:style-name="ce7">
            <text:p>9,518<text:s/></text:p>
          </table:table-cell>
          <table:table-cell office:value-type="float" office:value="10145" table:style-name="ce7">
            <text:p>10,145<text:s/></text:p>
          </table:table-cell>
          <table:table-cell office:value-type="float" office:value="15768" table:style-name="ce7">
            <text:p>15,768<text:s/></text:p>
          </table:table-cell>
          <table:table-cell office:value-type="float" office:value="26782" table:style-name="ce7">
            <text:p>26,782<text:s/></text:p>
          </table:table-cell>
          <table:table-cell office:value-type="float" office:value="22128" table:style-name="ce7">
            <text:p>22,128<text:s/></text:p>
          </table:table-cell>
          <table:table-cell office:value-type="float" office:value="12446" table:style-name="ce7">
            <text:p>12,446<text:s/></text:p>
          </table:table-cell>
          <table:table-cell office:value-type="float" office:value="10721" table:style-name="ce7">
            <text:p>10,721<text:s/></text:p>
          </table:table-cell>
          <table:table-cell office:value-type="float" office:value="11697" table:style-name="ce7">
            <text:p>11,697<text:s/></text:p>
          </table:table-cell>
          <table:table-cell office:value-type="float" office:value="11009" table:style-name="ce7">
            <text:p>11,009<text:s/></text:p>
          </table:table-cell>
          <table:table-cell office:value-type="float" office:value="10740" table:style-name="ce7">
            <text:p>10,740<text:s/></text:p>
          </table:table-cell>
          <table:table-cell office:value-type="float" office:value="9081" table:style-name="ce7">
            <text:p>9,081<text:s/></text:p>
          </table:table-cell>
          <table:table-cell office:value-type="float" office:value="7989" table:style-name="ce7">
            <text:p>7,98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27T00:00:00" table:style-name="ce6">
            <text:p>2023/7/27</text:p>
          </table:table-cell>
          <table:table-cell office:value-type="float" office:value="3288" table:style-name="ce7">
            <text:p>3,288<text:s/></text:p>
          </table:table-cell>
          <table:table-cell office:value-type="float" office:value="13059" table:style-name="ce7">
            <text:p>13,059<text:s/></text:p>
          </table:table-cell>
          <table:table-cell office:value-type="float" office:value="42354" table:style-name="ce7">
            <text:p>42,354<text:s/></text:p>
          </table:table-cell>
          <table:table-cell office:value-type="float" office:value="37770" table:style-name="ce7">
            <text:p>37,770<text:s/></text:p>
          </table:table-cell>
          <table:table-cell office:value-type="float" office:value="22476" table:style-name="ce7">
            <text:p>22,476<text:s/></text:p>
          </table:table-cell>
          <table:table-cell office:value-type="float" office:value="11843" table:style-name="ce7">
            <text:p>11,843<text:s/></text:p>
          </table:table-cell>
          <table:table-cell office:value-type="float" office:value="9789" table:style-name="ce7">
            <text:p>9,789<text:s/></text:p>
          </table:table-cell>
          <table:table-cell office:value-type="float" office:value="3607" table:style-name="ce7">
            <text:p>3,607<text:s/></text:p>
          </table:table-cell>
          <table:table-cell office:value-type="float" office:value="3143" table:style-name="ce7">
            <text:p>3,143<text:s/></text:p>
          </table:table-cell>
          <table:table-cell office:value-type="float" office:value="10427" table:style-name="ce7">
            <text:p>10,427<text:s/></text:p>
          </table:table-cell>
          <table:table-cell office:value-type="float" office:value="1805" table:style-name="ce7">
            <text:p>1,805<text:s/></text:p>
          </table:table-cell>
          <table:table-cell office:value-type="float" office:value="3477" table:style-name="ce7">
            <text:p>3,477<text:s/></text:p>
          </table:table-cell>
          <table:table-cell office:value-type="float" office:value="3583" table:style-name="ce7">
            <text:p>3,583<text:s/></text:p>
          </table:table-cell>
          <table:table-cell office:value-type="float" office:value="7061" table:style-name="ce7">
            <text:p>7,061<text:s/></text:p>
          </table:table-cell>
          <table:table-cell office:value-type="float" office:value="10881" table:style-name="ce7">
            <text:p>10,881<text:s/></text:p>
          </table:table-cell>
          <table:table-cell office:value-type="float" office:value="15600" table:style-name="ce7">
            <text:p>15,600<text:s/></text:p>
          </table:table-cell>
          <table:table-cell office:value-type="float" office:value="16391" table:style-name="ce7">
            <text:p>16,391<text:s/></text:p>
          </table:table-cell>
          <table:table-cell office:value-type="float" office:value="4779" table:style-name="ce7">
            <text:p>4,779<text:s/></text:p>
          </table:table-cell>
          <table:table-cell office:value-type="float" office:value="8822" table:style-name="ce7">
            <text:p>8,822<text:s/></text:p>
          </table:table-cell>
          <table:table-cell office:value-type="float" office:value="2782" table:style-name="ce7">
            <text:p>2,782<text:s/></text:p>
          </table:table-cell>
          <table:table-cell office:value-type="float" office:value="7429" table:style-name="ce7">
            <text:p>7,429<text:s/></text:p>
          </table:table-cell>
          <table:table-cell office:value-type="float" office:value="7593" table:style-name="ce7">
            <text:p>7,593<text:s/></text:p>
          </table:table-cell>
          <table:table-cell office:value-type="float" office:value="6916" table:style-name="ce7">
            <text:p>6,916<text:s/></text:p>
          </table:table-cell>
          <table:table-cell office:value-type="float" office:value="31174" table:style-name="ce7">
            <text:p>31,174<text:s/></text:p>
          </table:table-cell>
          <table:table-cell office:value-type="float" office:value="3033" table:style-name="ce7">
            <text:p>3,033<text:s/></text:p>
          </table:table-cell>
          <table:table-cell office:value-type="float" office:value="8737" table:style-name="ce7">
            <text:p>8,737<text:s/></text:p>
          </table:table-cell>
          <table:table-cell office:value-type="float" office:value="11441" table:style-name="ce7">
            <text:p>11,441<text:s/></text:p>
          </table:table-cell>
          <table:table-cell office:value-type="float" office:value="13532" table:style-name="ce7">
            <text:p>13,532<text:s/></text:p>
          </table:table-cell>
          <table:table-cell office:value-type="float" office:value="17416" table:style-name="ce8">
            <text:p>17,416<text:s/></text:p>
          </table:table-cell>
          <table:table-cell office:value-type="float" office:value="13486" table:style-name="ce7">
            <text:p>13,486<text:s/></text:p>
          </table:table-cell>
          <table:table-cell office:value-type="float" office:value="8619" table:style-name="ce7">
            <text:p>8,619<text:s/></text:p>
          </table:table-cell>
          <table:table-cell office:value-type="float" office:value="21247" table:style-name="ce7">
            <text:p>21,247<text:s/></text:p>
          </table:table-cell>
          <table:table-cell office:value-type="float" office:value="14213" table:style-name="ce7">
            <text:p>14,213<text:s/></text:p>
          </table:table-cell>
          <table:table-cell office:value-type="float" office:value="29201" table:style-name="ce7">
            <text:p>29,201<text:s/></text:p>
          </table:table-cell>
          <table:table-cell office:value-type="float" office:value="23558" table:style-name="ce7">
            <text:p>23,558<text:s/></text:p>
          </table:table-cell>
          <table:table-cell office:value-type="float" office:value="8642" table:style-name="ce7">
            <text:p>8,642<text:s/></text:p>
          </table:table-cell>
          <table:table-cell office:value-type="float" office:value="31285" table:style-name="ce7">
            <text:p>31,285<text:s/></text:p>
          </table:table-cell>
          <table:table-cell office:value-type="float" office:value="23056" table:style-name="ce7">
            <text:p>23,056<text:s/></text:p>
          </table:table-cell>
          <table:table-cell office:value-type="float" office:value="19851" table:style-name="ce8">
            <text:p>19,851<text:s/></text:p>
          </table:table-cell>
          <table:table-cell office:value-type="float" office:value="17547" table:style-name="ce7">
            <text:p>17,547<text:s/></text:p>
          </table:table-cell>
          <table:table-cell office:value-type="float" office:value="22515" table:style-name="ce7">
            <text:p>22,515<text:s/></text:p>
          </table:table-cell>
          <table:table-cell office:value-type="float" office:value="115653" table:style-name="ce7">
            <text:p>115,653<text:s/></text:p>
          </table:table-cell>
          <table:table-cell office:value-type="float" office:value="41422" table:style-name="ce7">
            <text:p>41,422<text:s/></text:p>
          </table:table-cell>
          <table:table-cell office:value-type="float" office:value="20742" table:style-name="ce7">
            <text:p>20,742<text:s/></text:p>
          </table:table-cell>
          <table:table-cell office:value-type="float" office:value="19998" table:style-name="ce7">
            <text:p>19,998<text:s/></text:p>
          </table:table-cell>
          <table:table-cell office:value-type="float" office:value="21555" table:style-name="ce7">
            <text:p>21,555<text:s/></text:p>
          </table:table-cell>
          <table:table-cell office:value-type="float" office:value="20402" table:style-name="ce7">
            <text:p>20,402<text:s/></text:p>
          </table:table-cell>
          <table:table-cell office:value-type="float" office:value="22024" table:style-name="ce7">
            <text:p>22,024<text:s/></text:p>
          </table:table-cell>
          <table:table-cell office:value-type="float" office:value="20290" table:style-name="ce7">
            <text:p>20,290<text:s/></text:p>
          </table:table-cell>
          <table:table-cell office:value-type="float" office:value="10660" table:style-name="ce7">
            <text:p>10,660<text:s/></text:p>
          </table:table-cell>
          <table:table-cell office:value-type="float" office:value="25319" table:style-name="ce7">
            <text:p>25,319<text:s/></text:p>
          </table:table-cell>
          <table:table-cell office:value-type="float" office:value="6002" table:style-name="ce7">
            <text:p>6,002<text:s/></text:p>
          </table:table-cell>
          <table:table-cell office:value-type="float" office:value="7261" table:style-name="ce7">
            <text:p>7,261<text:s/></text:p>
          </table:table-cell>
          <table:table-cell office:value-type="float" office:value="14915" table:style-name="ce7">
            <text:p>14,915<text:s/></text:p>
          </table:table-cell>
          <table:table-cell office:value-type="float" office:value="4224" table:style-name="ce7">
            <text:p>4,224<text:s/></text:p>
          </table:table-cell>
          <table:table-cell office:value-type="float" office:value="3411" table:style-name="ce7">
            <text:p>3,411<text:s/></text:p>
          </table:table-cell>
          <table:table-cell office:value-type="float" office:value="2847" table:style-name="ce7">
            <text:p>2,847<text:s/></text:p>
          </table:table-cell>
          <table:table-cell office:value-type="float" office:value="10815" table:style-name="ce7">
            <text:p>10,815<text:s/></text:p>
          </table:table-cell>
          <table:table-cell office:value-type="float" office:value="8236" table:style-name="ce7">
            <text:p>8,236<text:s/></text:p>
          </table:table-cell>
          <table:table-cell office:value-type="float" office:value="10838" table:style-name="ce7">
            <text:p>10,838<text:s/></text:p>
          </table:table-cell>
          <table:table-cell office:value-type="float" office:value="23278" table:style-name="ce7">
            <text:p>23,278<text:s/></text:p>
          </table:table-cell>
          <table:table-cell office:value-type="float" office:value="8533" table:style-name="ce7">
            <text:p>8,533<text:s/></text:p>
          </table:table-cell>
          <table:table-cell office:value-type="float" office:value="11537" table:style-name="ce7">
            <text:p>11,537<text:s/></text:p>
          </table:table-cell>
          <table:table-cell office:value-type="float" office:value="7384" table:style-name="ce7">
            <text:p>7,384<text:s/></text:p>
          </table:table-cell>
          <table:table-cell office:value-type="float" office:value="20583" table:style-name="ce7">
            <text:p>20,583<text:s/></text:p>
          </table:table-cell>
          <table:table-cell office:value-type="float" office:value="20889" table:style-name="ce7">
            <text:p>20,889<text:s/></text:p>
          </table:table-cell>
          <table:table-cell office:value-type="float" office:value="23783" table:style-name="ce7">
            <text:p>23,783<text:s/></text:p>
          </table:table-cell>
          <table:table-cell office:value-type="float" office:value="36869" table:style-name="ce7">
            <text:p>36,869<text:s/></text:p>
          </table:table-cell>
          <table:table-cell office:value-type="float" office:value="33664" table:style-name="ce7">
            <text:p>33,664<text:s/></text:p>
          </table:table-cell>
          <table:table-cell office:value-type="float" office:value="25645" table:style-name="ce7">
            <text:p>25,645<text:s/></text:p>
          </table:table-cell>
          <table:table-cell office:value-type="float" office:value="24002" table:style-name="ce7">
            <text:p>24,002<text:s/></text:p>
          </table:table-cell>
          <table:table-cell office:value-type="float" office:value="59931" table:style-name="ce7">
            <text:p>59,931<text:s/></text:p>
          </table:table-cell>
          <table:table-cell office:value-type="float" office:value="20563" table:style-name="ce7">
            <text:p>20,563<text:s/></text:p>
          </table:table-cell>
          <table:table-cell office:value-type="float" office:value="30248" table:style-name="ce7">
            <text:p>30,248<text:s/></text:p>
          </table:table-cell>
          <table:table-cell office:value-type="float" office:value="31722" table:style-name="ce7">
            <text:p>31,722<text:s/></text:p>
          </table:table-cell>
          <table:table-cell office:value-type="float" office:value="19535" table:style-name="ce7">
            <text:p>19,535<text:s/></text:p>
          </table:table-cell>
          <table:table-cell office:value-type="float" office:value="58662" table:style-name="ce7">
            <text:p>58,662<text:s/></text:p>
          </table:table-cell>
          <table:table-cell office:value-type="float" office:value="18180" table:style-name="ce7">
            <text:p>18,180<text:s/></text:p>
          </table:table-cell>
          <table:table-cell office:value-type="float" office:value="14573" table:style-name="ce7">
            <text:p>14,573<text:s/></text:p>
          </table:table-cell>
          <table:table-cell office:value-type="float" office:value="13297" table:style-name="ce7">
            <text:p>13,297<text:s/></text:p>
          </table:table-cell>
          <table:table-cell office:value-type="float" office:value="19876" table:style-name="ce7">
            <text:p>19,876<text:s/></text:p>
          </table:table-cell>
          <table:table-cell office:value-type="float" office:value="11274" table:style-name="ce7">
            <text:p>11,274<text:s/></text:p>
          </table:table-cell>
          <table:table-cell office:value-type="float" office:value="43844" table:style-name="ce7">
            <text:p>43,844<text:s/></text:p>
          </table:table-cell>
          <table:table-cell office:value-type="float" office:value="18711" table:style-name="ce7">
            <text:p>18,711<text:s/></text:p>
          </table:table-cell>
          <table:table-cell office:value-type="float" office:value="7024" table:style-name="ce7">
            <text:p>7,024<text:s/></text:p>
          </table:table-cell>
          <table:table-cell office:value-type="float" office:value="12816" table:style-name="ce7">
            <text:p>12,816<text:s/></text:p>
          </table:table-cell>
          <table:table-cell office:value-type="float" office:value="38075" table:style-name="ce7">
            <text:p>38,075<text:s/></text:p>
          </table:table-cell>
          <table:table-cell office:value-type="float" office:value="21878" table:style-name="ce7">
            <text:p>21,878<text:s/></text:p>
          </table:table-cell>
          <table:table-cell office:value-type="float" office:value="23805" table:style-name="ce7">
            <text:p>23,805<text:s/></text:p>
          </table:table-cell>
          <table:table-cell office:value-type="float" office:value="23171" table:style-name="ce7">
            <text:p>23,171<text:s/></text:p>
          </table:table-cell>
          <table:table-cell office:value-type="float" office:value="7533" table:style-name="ce7">
            <text:p>7,533<text:s/></text:p>
          </table:table-cell>
          <table:table-cell office:value-type="float" office:value="9787" table:style-name="ce7">
            <text:p>9,787<text:s/></text:p>
          </table:table-cell>
          <table:table-cell office:value-type="float" office:value="4226" table:style-name="ce8">
            <text:p>4,226<text:s/></text:p>
          </table:table-cell>
          <table:table-cell office:value-type="float" office:value="4873" table:style-name="ce7">
            <text:p>4,873<text:s/></text:p>
          </table:table-cell>
          <table:table-cell office:value-type="float" office:value="7003" table:style-name="ce7">
            <text:p>7,003<text:s/></text:p>
          </table:table-cell>
          <table:table-cell office:value-type="float" office:value="9077" table:style-name="ce7">
            <text:p>9,077<text:s/></text:p>
          </table:table-cell>
          <table:table-cell office:value-type="float" office:value="9589" table:style-name="ce7">
            <text:p>9,589<text:s/></text:p>
          </table:table-cell>
          <table:table-cell office:value-type="float" office:value="10210" table:style-name="ce7">
            <text:p>10,210<text:s/></text:p>
          </table:table-cell>
          <table:table-cell office:value-type="float" office:value="15514" table:style-name="ce7">
            <text:p>15,514<text:s/></text:p>
          </table:table-cell>
          <table:table-cell office:value-type="float" office:value="26827" table:style-name="ce7">
            <text:p>26,827<text:s/></text:p>
          </table:table-cell>
          <table:table-cell office:value-type="float" office:value="23277" table:style-name="ce7">
            <text:p>23,277<text:s/></text:p>
          </table:table-cell>
          <table:table-cell office:value-type="float" office:value="12516" table:style-name="ce7">
            <text:p>12,516<text:s/></text:p>
          </table:table-cell>
          <table:table-cell office:value-type="float" office:value="10982" table:style-name="ce7">
            <text:p>10,982<text:s/></text:p>
          </table:table-cell>
          <table:table-cell office:value-type="float" office:value="11733" table:style-name="ce7">
            <text:p>11,733<text:s/></text:p>
          </table:table-cell>
          <table:table-cell office:value-type="float" office:value="11213" table:style-name="ce7">
            <text:p>11,213<text:s/></text:p>
          </table:table-cell>
          <table:table-cell office:value-type="float" office:value="10711" table:style-name="ce7">
            <text:p>10,711<text:s/></text:p>
          </table:table-cell>
          <table:table-cell office:value-type="float" office:value="8975" table:style-name="ce7">
            <text:p>8,975<text:s/></text:p>
          </table:table-cell>
          <table:table-cell office:value-type="float" office:value="8078" table:style-name="ce7">
            <text:p>8,07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28T00:00:00" table:style-name="ce6">
            <text:p>2023/7/28</text:p>
          </table:table-cell>
          <table:table-cell office:value-type="float" office:value="4336" table:style-name="ce7">
            <text:p>4,336<text:s/></text:p>
          </table:table-cell>
          <table:table-cell office:value-type="float" office:value="14200" table:style-name="ce7">
            <text:p>14,200<text:s/></text:p>
          </table:table-cell>
          <table:table-cell office:value-type="float" office:value="46733" table:style-name="ce7">
            <text:p>46,733<text:s/></text:p>
          </table:table-cell>
          <table:table-cell office:value-type="float" office:value="46548" table:style-name="ce7">
            <text:p>46,548<text:s/></text:p>
          </table:table-cell>
          <table:table-cell office:value-type="float" office:value="24899" table:style-name="ce7">
            <text:p>24,899<text:s/></text:p>
          </table:table-cell>
          <table:table-cell office:value-type="float" office:value="13648" table:style-name="ce7">
            <text:p>13,648<text:s/></text:p>
          </table:table-cell>
          <table:table-cell office:value-type="float" office:value="10996" table:style-name="ce7">
            <text:p>10,996<text:s/></text:p>
          </table:table-cell>
          <table:table-cell office:value-type="float" office:value="3832" table:style-name="ce7">
            <text:p>3,832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11285" table:style-name="ce7">
            <text:p>11,285<text:s/></text:p>
          </table:table-cell>
          <table:table-cell office:value-type="float" office:value="1909" table:style-name="ce7">
            <text:p>1,909<text:s/></text:p>
          </table:table-cell>
          <table:table-cell office:value-type="float" office:value="3751" table:style-name="ce7">
            <text:p>3,751<text:s/></text:p>
          </table:table-cell>
          <table:table-cell office:value-type="float" office:value="5393" table:style-name="ce7">
            <text:p>5,393<text:s/></text:p>
          </table:table-cell>
          <table:table-cell office:value-type="float" office:value="7682" table:style-name="ce7">
            <text:p>7,682<text:s/></text:p>
          </table:table-cell>
          <table:table-cell office:value-type="float" office:value="13181" table:style-name="ce7">
            <text:p>13,181<text:s/></text:p>
          </table:table-cell>
          <table:table-cell office:value-type="float" office:value="15648" table:style-name="ce7">
            <text:p>15,648<text:s/></text:p>
          </table:table-cell>
          <table:table-cell office:value-type="float" office:value="16836" table:style-name="ce7">
            <text:p>16,836<text:s/></text:p>
          </table:table-cell>
          <table:table-cell office:value-type="float" office:value="5231" table:style-name="ce7">
            <text:p>5,231<text:s/></text:p>
          </table:table-cell>
          <table:table-cell office:value-type="float" office:value="9786" table:style-name="ce7">
            <text:p>9,786<text:s/></text:p>
          </table:table-cell>
          <table:table-cell office:value-type="float" office:value="3183" table:style-name="ce7">
            <text:p>3,183<text:s/></text:p>
          </table:table-cell>
          <table:table-cell office:value-type="float" office:value="7935" table:style-name="ce7">
            <text:p>7,935<text:s/></text:p>
          </table:table-cell>
          <table:table-cell office:value-type="float" office:value="8201" table:style-name="ce7">
            <text:p>8,201<text:s/></text:p>
          </table:table-cell>
          <table:table-cell office:value-type="float" office:value="6840" table:style-name="ce7">
            <text:p>6,840<text:s/></text:p>
          </table:table-cell>
          <table:table-cell office:value-type="float" office:value="34759" table:style-name="ce7">
            <text:p>34,759<text:s/></text:p>
          </table:table-cell>
          <table:table-cell office:value-type="float" office:value="3663" table:style-name="ce7">
            <text:p>3,663<text:s/></text:p>
          </table:table-cell>
          <table:table-cell office:value-type="float" office:value="10389" table:style-name="ce7">
            <text:p>10,389<text:s/></text:p>
          </table:table-cell>
          <table:table-cell office:value-type="float" office:value="12944" table:style-name="ce7">
            <text:p>12,944<text:s/></text:p>
          </table:table-cell>
          <table:table-cell office:value-type="float" office:value="15366" table:style-name="ce7">
            <text:p>15,366<text:s/></text:p>
          </table:table-cell>
          <table:table-cell office:value-type="float" office:value="19755" table:style-name="ce8">
            <text:p>19,755<text:s/></text:p>
          </table:table-cell>
          <table:table-cell office:value-type="float" office:value="15379" table:style-name="ce7">
            <text:p>15,379<text:s/></text:p>
          </table:table-cell>
          <table:table-cell office:value-type="float" office:value="9817" table:style-name="ce7">
            <text:p>9,817<text:s/></text:p>
          </table:table-cell>
          <table:table-cell office:value-type="float" office:value="24864" table:style-name="ce7">
            <text:p>24,864<text:s/></text:p>
          </table:table-cell>
          <table:table-cell office:value-type="float" office:value="16363" table:style-name="ce7">
            <text:p>16,363<text:s/></text:p>
          </table:table-cell>
          <table:table-cell office:value-type="float" office:value="32342" table:style-name="ce7">
            <text:p>32,342<text:s/></text:p>
          </table:table-cell>
          <table:table-cell office:value-type="float" office:value="26378" table:style-name="ce7">
            <text:p>26,378<text:s/></text:p>
          </table:table-cell>
          <table:table-cell office:value-type="float" office:value="9456" table:style-name="ce7">
            <text:p>9,456<text:s/></text:p>
          </table:table-cell>
          <table:table-cell office:value-type="float" office:value="33959" table:style-name="ce7">
            <text:p>33,959<text:s/></text:p>
          </table:table-cell>
          <table:table-cell office:value-type="float" office:value="25868" table:style-name="ce7">
            <text:p>25,868<text:s/></text:p>
          </table:table-cell>
          <table:table-cell office:value-type="float" office:value="21193" table:style-name="ce8">
            <text:p>21,193<text:s/></text:p>
          </table:table-cell>
          <table:table-cell office:value-type="float" office:value="18829" table:style-name="ce7">
            <text:p>18,829<text:s/></text:p>
          </table:table-cell>
          <table:table-cell office:value-type="float" office:value="24928" table:style-name="ce7">
            <text:p>24,928<text:s/></text:p>
          </table:table-cell>
          <table:table-cell office:value-type="float" office:value="159190" table:style-name="ce7">
            <text:p>159,190<text:s/></text:p>
          </table:table-cell>
          <table:table-cell office:value-type="float" office:value="52340" table:style-name="ce7">
            <text:p>52,340<text:s/></text:p>
          </table:table-cell>
          <table:table-cell office:value-type="float" office:value="23662" table:style-name="ce7">
            <text:p>23,662<text:s/></text:p>
          </table:table-cell>
          <table:table-cell office:value-type="float" office:value="21812" table:style-name="ce7">
            <text:p>21,812<text:s/></text:p>
          </table:table-cell>
          <table:table-cell office:value-type="float" office:value="25226" table:style-name="ce7">
            <text:p>25,226<text:s/></text:p>
          </table:table-cell>
          <table:table-cell office:value-type="float" office:value="25519" table:style-name="ce7">
            <text:p>25,519<text:s/></text:p>
          </table:table-cell>
          <table:table-cell office:value-type="float" office:value="25226" table:style-name="ce7">
            <text:p>25,226<text:s/></text:p>
          </table:table-cell>
          <table:table-cell office:value-type="float" office:value="23293" table:style-name="ce7">
            <text:p>23,293<text:s/></text:p>
          </table:table-cell>
          <table:table-cell office:value-type="float" office:value="11988" table:style-name="ce7">
            <text:p>11,988<text:s/></text:p>
          </table:table-cell>
          <table:table-cell office:value-type="float" office:value="27559" table:style-name="ce7">
            <text:p>27,559<text:s/></text:p>
          </table:table-cell>
          <table:table-cell office:value-type="float" office:value="6625" table:style-name="ce7">
            <text:p>6,625<text:s/></text:p>
          </table:table-cell>
          <table:table-cell office:value-type="float" office:value="7960" table:style-name="ce7">
            <text:p>7,960<text:s/></text:p>
          </table:table-cell>
          <table:table-cell office:value-type="float" office:value="17006" table:style-name="ce7">
            <text:p>17,006<text:s/></text:p>
          </table:table-cell>
          <table:table-cell office:value-type="float" office:value="5091" table:style-name="ce7">
            <text:p>5,091<text:s/></text:p>
          </table:table-cell>
          <table:table-cell office:value-type="float" office:value="3892" table:style-name="ce7">
            <text:p>3,892<text:s/></text:p>
          </table:table-cell>
          <table:table-cell office:value-type="float" office:value="3184" table:style-name="ce7">
            <text:p>3,184<text:s/></text:p>
          </table:table-cell>
          <table:table-cell office:value-type="float" office:value="11787" table:style-name="ce7">
            <text:p>11,787<text:s/></text:p>
          </table:table-cell>
          <table:table-cell office:value-type="float" office:value="9295" table:style-name="ce7">
            <text:p>9,295<text:s/></text:p>
          </table:table-cell>
          <table:table-cell office:value-type="float" office:value="12518" table:style-name="ce7">
            <text:p>12,518<text:s/></text:p>
          </table:table-cell>
          <table:table-cell office:value-type="float" office:value="27579" table:style-name="ce7">
            <text:p>27,579<text:s/></text:p>
          </table:table-cell>
          <table:table-cell office:value-type="float" office:value="9135" table:style-name="ce7">
            <text:p>9,135<text:s/></text:p>
          </table:table-cell>
          <table:table-cell office:value-type="float" office:value="13511" table:style-name="ce7">
            <text:p>13,511<text:s/></text:p>
          </table:table-cell>
          <table:table-cell office:value-type="float" office:value="8242" table:style-name="ce7">
            <text:p>8,242<text:s/></text:p>
          </table:table-cell>
          <table:table-cell office:value-type="float" office:value="21960" table:style-name="ce7">
            <text:p>21,960<text:s/></text:p>
          </table:table-cell>
          <table:table-cell office:value-type="float" office:value="22201" table:style-name="ce7">
            <text:p>22,201<text:s/></text:p>
          </table:table-cell>
          <table:table-cell office:value-type="float" office:value="27245" table:style-name="ce7">
            <text:p>27,245<text:s/></text:p>
          </table:table-cell>
          <table:table-cell office:value-type="float" office:value="44102" table:style-name="ce7">
            <text:p>44,102<text:s/></text:p>
          </table:table-cell>
          <table:table-cell office:value-type="float" office:value="36317" table:style-name="ce7">
            <text:p>36,317<text:s/></text:p>
          </table:table-cell>
          <table:table-cell office:value-type="float" office:value="27683" table:style-name="ce7">
            <text:p>27,683<text:s/></text:p>
          </table:table-cell>
          <table:table-cell office:value-type="float" office:value="26768" table:style-name="ce7">
            <text:p>26,768<text:s/></text:p>
          </table:table-cell>
          <table:table-cell office:value-type="float" office:value="74302" table:style-name="ce7">
            <text:p>74,302<text:s/></text:p>
          </table:table-cell>
          <table:table-cell office:value-type="float" office:value="22480" table:style-name="ce7">
            <text:p>22,480<text:s/></text:p>
          </table:table-cell>
          <table:table-cell office:value-type="float" office:value="35009" table:style-name="ce7">
            <text:p>35,009<text:s/></text:p>
          </table:table-cell>
          <table:table-cell office:value-type="float" office:value="37910" table:style-name="ce7">
            <text:p>37,910<text:s/></text:p>
          </table:table-cell>
          <table:table-cell office:value-type="float" office:value="23340" table:style-name="ce7">
            <text:p>23,340<text:s/></text:p>
          </table:table-cell>
          <table:table-cell office:value-type="float" office:value="71208" table:style-name="ce7">
            <text:p>71,208<text:s/></text:p>
          </table:table-cell>
          <table:table-cell office:value-type="float" office:value="20214" table:style-name="ce7">
            <text:p>20,214<text:s/></text:p>
          </table:table-cell>
          <table:table-cell office:value-type="float" office:value="16241" table:style-name="ce7">
            <text:p>16,241<text:s/></text:p>
          </table:table-cell>
          <table:table-cell office:value-type="float" office:value="14129" table:style-name="ce7">
            <text:p>14,129<text:s/></text:p>
          </table:table-cell>
          <table:table-cell office:value-type="float" office:value="25908" table:style-name="ce7">
            <text:p>25,908<text:s/></text:p>
          </table:table-cell>
          <table:table-cell office:value-type="float" office:value="13195" table:style-name="ce7">
            <text:p>13,195<text:s/></text:p>
          </table:table-cell>
          <table:table-cell office:value-type="float" office:value="49648" table:style-name="ce7">
            <text:p>49,648<text:s/></text:p>
          </table:table-cell>
          <table:table-cell office:value-type="float" office:value="21401" table:style-name="ce7">
            <text:p>21,401<text:s/></text:p>
          </table:table-cell>
          <table:table-cell office:value-type="float" office:value="8193" table:style-name="ce7">
            <text:p>8,193<text:s/></text:p>
          </table:table-cell>
          <table:table-cell office:value-type="float" office:value="14669" table:style-name="ce7">
            <text:p>14,669<text:s/></text:p>
          </table:table-cell>
          <table:table-cell office:value-type="float" office:value="41833" table:style-name="ce7">
            <text:p>41,833<text:s/></text:p>
          </table:table-cell>
          <table:table-cell office:value-type="float" office:value="24025" table:style-name="ce7">
            <text:p>24,025<text:s/></text:p>
          </table:table-cell>
          <table:table-cell office:value-type="float" office:value="25226" table:style-name="ce7">
            <text:p>25,226<text:s/></text:p>
          </table:table-cell>
          <table:table-cell office:value-type="float" office:value="26172" table:style-name="ce7">
            <text:p>26,172<text:s/></text:p>
          </table:table-cell>
          <table:table-cell office:value-type="float" office:value="7774" table:style-name="ce7">
            <text:p>7,774<text:s/></text:p>
          </table:table-cell>
          <table:table-cell office:value-type="float" office:value="10793" table:style-name="ce7">
            <text:p>10,793<text:s/></text:p>
          </table:table-cell>
          <table:table-cell office:value-type="float" office:value="4574" table:style-name="ce8">
            <text:p>4,574<text:s/></text:p>
          </table:table-cell>
          <table:table-cell office:value-type="float" office:value="5076" table:style-name="ce7">
            <text:p>5,076<text:s/></text:p>
          </table:table-cell>
          <table:table-cell office:value-type="float" office:value="7581" table:style-name="ce7">
            <text:p>7,581<text:s/></text:p>
          </table:table-cell>
          <table:table-cell office:value-type="float" office:value="9601" table:style-name="ce7">
            <text:p>9,601<text:s/></text:p>
          </table:table-cell>
          <table:table-cell office:value-type="float" office:value="10941" table:style-name="ce7">
            <text:p>10,941<text:s/></text:p>
          </table:table-cell>
          <table:table-cell office:value-type="float" office:value="11634" table:style-name="ce7">
            <text:p>11,634<text:s/></text:p>
          </table:table-cell>
          <table:table-cell office:value-type="float" office:value="17384" table:style-name="ce7">
            <text:p>17,384<text:s/></text:p>
          </table:table-cell>
          <table:table-cell office:value-type="float" office:value="29606" table:style-name="ce7">
            <text:p>29,606<text:s/></text:p>
          </table:table-cell>
          <table:table-cell office:value-type="float" office:value="26088" table:style-name="ce7">
            <text:p>26,088<text:s/></text:p>
          </table:table-cell>
          <table:table-cell office:value-type="float" office:value="13451" table:style-name="ce7">
            <text:p>13,451<text:s/></text:p>
          </table:table-cell>
          <table:table-cell office:value-type="float" office:value="11793" table:style-name="ce7">
            <text:p>11,793<text:s/></text:p>
          </table:table-cell>
          <table:table-cell office:value-type="float" office:value="12780" table:style-name="ce7">
            <text:p>12,780<text:s/></text:p>
          </table:table-cell>
          <table:table-cell office:value-type="float" office:value="11955" table:style-name="ce7">
            <text:p>11,955<text:s/></text:p>
          </table:table-cell>
          <table:table-cell office:value-type="float" office:value="11780" table:style-name="ce7">
            <text:p>11,780<text:s/></text:p>
          </table:table-cell>
          <table:table-cell office:value-type="float" office:value="9913" table:style-name="ce7">
            <text:p>9,913<text:s/></text:p>
          </table:table-cell>
          <table:table-cell office:value-type="float" office:value="8738" table:style-name="ce7">
            <text:p>8,73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29T00:00:00" table:style-name="ce6">
            <text:p>2023/7/29</text:p>
          </table:table-cell>
          <table:table-cell office:value-type="float" office:value="4188" table:style-name="ce7">
            <text:p>4,188<text:s/></text:p>
          </table:table-cell>
          <table:table-cell office:value-type="float" office:value="8753" table:style-name="ce7">
            <text:p>8,753<text:s/></text:p>
          </table:table-cell>
          <table:table-cell office:value-type="float" office:value="25554" table:style-name="ce7">
            <text:p>25,554<text:s/></text:p>
          </table:table-cell>
          <table:table-cell office:value-type="float" office:value="44468" table:style-name="ce7">
            <text:p>44,468<text:s/></text:p>
          </table:table-cell>
          <table:table-cell office:value-type="float" office:value="16659" table:style-name="ce7">
            <text:p>16,659<text:s/></text:p>
          </table:table-cell>
          <table:table-cell office:value-type="float" office:value="9429" table:style-name="ce7">
            <text:p>9,429<text:s/></text:p>
          </table:table-cell>
          <table:table-cell office:value-type="float" office:value="7271" table:style-name="ce7">
            <text:p>7,271<text:s/></text:p>
          </table:table-cell>
          <table:table-cell office:value-type="float" office:value="3353" table:style-name="ce7">
            <text:p>3,353<text:s/></text:p>
          </table:table-cell>
          <table:table-cell office:value-type="float" office:value="2368" table:style-name="ce7">
            <text:p>2,368<text:s/></text:p>
          </table:table-cell>
          <table:table-cell office:value-type="float" office:value="7488" table:style-name="ce7">
            <text:p>7,488<text:s/></text:p>
          </table:table-cell>
          <table:table-cell office:value-type="float" office:value="1463" table:style-name="ce7">
            <text:p>1,463<text:s/></text:p>
          </table:table-cell>
          <table:table-cell office:value-type="float" office:value="2964" table:style-name="ce7">
            <text:p>2,964<text:s/></text:p>
          </table:table-cell>
          <table:table-cell office:value-type="float" office:value="8207" table:style-name="ce7">
            <text:p>8,207<text:s/></text:p>
          </table:table-cell>
          <table:table-cell office:value-type="float" office:value="5701" table:style-name="ce7">
            <text:p>5,701<text:s/></text:p>
          </table:table-cell>
          <table:table-cell office:value-type="float" office:value="12841" table:style-name="ce7">
            <text:p>12,841<text:s/></text:p>
          </table:table-cell>
          <table:table-cell office:value-type="float" office:value="4834" table:style-name="ce7">
            <text:p>4,834<text:s/></text:p>
          </table:table-cell>
          <table:table-cell office:value-type="float" office:value="6586" table:style-name="ce7">
            <text:p>6,586<text:s/></text:p>
          </table:table-cell>
          <table:table-cell office:value-type="float" office:value="3904" table:style-name="ce7">
            <text:p>3,904<text:s/></text:p>
          </table:table-cell>
          <table:table-cell office:value-type="float" office:value="7843" table:style-name="ce7">
            <text:p>7,843<text:s/></text:p>
          </table:table-cell>
          <table:table-cell office:value-type="float" office:value="3246" table:style-name="ce7">
            <text:p>3,246<text:s/></text:p>
          </table:table-cell>
          <table:table-cell office:value-type="float" office:value="5309" table:style-name="ce7">
            <text:p>5,309<text:s/></text:p>
          </table:table-cell>
          <table:table-cell office:value-type="float" office:value="6170" table:style-name="ce7">
            <text:p>6,170<text:s/></text:p>
          </table:table-cell>
          <table:table-cell office:value-type="float" office:value="2479" table:style-name="ce7">
            <text:p>2,479<text:s/></text:p>
          </table:table-cell>
          <table:table-cell office:value-type="float" office:value="21961" table:style-name="ce7">
            <text:p>21,961<text:s/></text:p>
          </table:table-cell>
          <table:table-cell office:value-type="float" office:value="3855" table:style-name="ce7">
            <text:p>3,855<text:s/></text:p>
          </table:table-cell>
          <table:table-cell office:value-type="float" office:value="10858" table:style-name="ce7">
            <text:p>10,858<text:s/></text:p>
          </table:table-cell>
          <table:table-cell office:value-type="float" office:value="9209" table:style-name="ce7">
            <text:p>9,209<text:s/></text:p>
          </table:table-cell>
          <table:table-cell office:value-type="float" office:value="11783" table:style-name="ce7">
            <text:p>11,783<text:s/></text:p>
          </table:table-cell>
          <table:table-cell office:value-type="float" office:value="12946" table:style-name="ce8">
            <text:p>12,946<text:s/></text:p>
          </table:table-cell>
          <table:table-cell office:value-type="float" office:value="13475" table:style-name="ce7">
            <text:p>13,475<text:s/></text:p>
          </table:table-cell>
          <table:table-cell office:value-type="float" office:value="8114" table:style-name="ce7">
            <text:p>8,114<text:s/></text:p>
          </table:table-cell>
          <table:table-cell office:value-type="float" office:value="24388" table:style-name="ce7">
            <text:p>24,388<text:s/></text:p>
          </table:table-cell>
          <table:table-cell office:value-type="float" office:value="12779" table:style-name="ce7">
            <text:p>12,779<text:s/></text:p>
          </table:table-cell>
          <table:table-cell office:value-type="float" office:value="23212" table:style-name="ce7">
            <text:p>23,212<text:s/></text:p>
          </table:table-cell>
          <table:table-cell office:value-type="float" office:value="19624" table:style-name="ce7">
            <text:p>19,624<text:s/></text:p>
          </table:table-cell>
          <table:table-cell office:value-type="float" office:value="4158" table:style-name="ce7">
            <text:p>4,158<text:s/></text:p>
          </table:table-cell>
          <table:table-cell office:value-type="float" office:value="27363" table:style-name="ce7">
            <text:p>27,363<text:s/></text:p>
          </table:table-cell>
          <table:table-cell office:value-type="float" office:value="19249" table:style-name="ce7">
            <text:p>19,249<text:s/></text:p>
          </table:table-cell>
          <table:table-cell office:value-type="float" office:value="15633" table:style-name="ce8">
            <text:p>15,633<text:s/></text:p>
          </table:table-cell>
          <table:table-cell office:value-type="float" office:value="15272" table:style-name="ce7">
            <text:p>15,272<text:s/></text:p>
          </table:table-cell>
          <table:table-cell office:value-type="float" office:value="10442" table:style-name="ce7">
            <text:p>10,442<text:s/></text:p>
          </table:table-cell>
          <table:table-cell office:value-type="float" office:value="153253" table:style-name="ce7">
            <text:p>153,253<text:s/></text:p>
          </table:table-cell>
          <table:table-cell office:value-type="float" office:value="53987" table:style-name="ce7">
            <text:p>53,987<text:s/></text:p>
          </table:table-cell>
          <table:table-cell office:value-type="float" office:value="18410" table:style-name="ce7">
            <text:p>18,410<text:s/></text:p>
          </table:table-cell>
          <table:table-cell office:value-type="float" office:value="15677" table:style-name="ce7">
            <text:p>15,677<text:s/></text:p>
          </table:table-cell>
          <table:table-cell office:value-type="float" office:value="26871" table:style-name="ce7">
            <text:p>26,871<text:s/></text:p>
          </table:table-cell>
          <table:table-cell office:value-type="float" office:value="27100" table:style-name="ce7">
            <text:p>27,100<text:s/></text:p>
          </table:table-cell>
          <table:table-cell office:value-type="float" office:value="23517" table:style-name="ce7">
            <text:p>23,517<text:s/></text:p>
          </table:table-cell>
          <table:table-cell office:value-type="float" office:value="18886" table:style-name="ce7">
            <text:p>18,886<text:s/></text:p>
          </table:table-cell>
          <table:table-cell office:value-type="float" office:value="8585" table:style-name="ce7">
            <text:p>8,585<text:s/></text:p>
          </table:table-cell>
          <table:table-cell office:value-type="float" office:value="20266" table:style-name="ce7">
            <text:p>20,266<text:s/></text:p>
          </table:table-cell>
          <table:table-cell office:value-type="float" office:value="5680" table:style-name="ce7">
            <text:p>5,680<text:s/></text:p>
          </table:table-cell>
          <table:table-cell office:value-type="float" office:value="5465" table:style-name="ce7">
            <text:p>5,465<text:s/></text:p>
          </table:table-cell>
          <table:table-cell office:value-type="float" office:value="15175" table:style-name="ce7">
            <text:p>15,175<text:s/></text:p>
          </table:table-cell>
          <table:table-cell office:value-type="float" office:value="5158" table:style-name="ce7">
            <text:p>5,158<text:s/></text:p>
          </table:table-cell>
          <table:table-cell office:value-type="float" office:value="3272" table:style-name="ce7">
            <text:p>3,272<text:s/></text:p>
          </table:table-cell>
          <table:table-cell office:value-type="float" office:value="1668" table:style-name="ce7">
            <text:p>1,668<text:s/></text:p>
          </table:table-cell>
          <table:table-cell office:value-type="float" office:value="8192" table:style-name="ce7">
            <text:p>8,192<text:s/></text:p>
          </table:table-cell>
          <table:table-cell office:value-type="float" office:value="7875" table:style-name="ce7">
            <text:p>7,875<text:s/></text:p>
          </table:table-cell>
          <table:table-cell office:value-type="float" office:value="11211" table:style-name="ce7">
            <text:p>11,211<text:s/></text:p>
          </table:table-cell>
          <table:table-cell office:value-type="float" office:value="32318" table:style-name="ce7">
            <text:p>32,318<text:s/></text:p>
          </table:table-cell>
          <table:table-cell office:value-type="float" office:value="5957" table:style-name="ce7">
            <text:p>5,957<text:s/></text:p>
          </table:table-cell>
          <table:table-cell office:value-type="float" office:value="10494" table:style-name="ce7">
            <text:p>10,494<text:s/></text:p>
          </table:table-cell>
          <table:table-cell office:value-type="float" office:value="6296" table:style-name="ce7">
            <text:p>6,296<text:s/></text:p>
          </table:table-cell>
          <table:table-cell office:value-type="float" office:value="16496" table:style-name="ce7">
            <text:p>16,496<text:s/></text:p>
          </table:table-cell>
          <table:table-cell office:value-type="float" office:value="14948" table:style-name="ce7">
            <text:p>14,948<text:s/></text:p>
          </table:table-cell>
          <table:table-cell office:value-type="float" office:value="24090" table:style-name="ce7">
            <text:p>24,090<text:s/></text:p>
          </table:table-cell>
          <table:table-cell office:value-type="float" office:value="38793" table:style-name="ce7">
            <text:p>38,793<text:s/></text:p>
          </table:table-cell>
          <table:table-cell office:value-type="float" office:value="27874" table:style-name="ce7">
            <text:p>27,874<text:s/></text:p>
          </table:table-cell>
          <table:table-cell office:value-type="float" office:value="21702" table:style-name="ce7">
            <text:p>21,702<text:s/></text:p>
          </table:table-cell>
          <table:table-cell office:value-type="float" office:value="25676" table:style-name="ce7">
            <text:p>25,676<text:s/></text:p>
          </table:table-cell>
          <table:table-cell office:value-type="float" office:value="78001" table:style-name="ce7">
            <text:p>78,001<text:s/></text:p>
          </table:table-cell>
          <table:table-cell office:value-type="float" office:value="14573" table:style-name="ce7">
            <text:p>14,573<text:s/></text:p>
          </table:table-cell>
          <table:table-cell office:value-type="float" office:value="32727" table:style-name="ce7">
            <text:p>32,727<text:s/></text:p>
          </table:table-cell>
          <table:table-cell office:value-type="float" office:value="31708" table:style-name="ce7">
            <text:p>31,708<text:s/></text:p>
          </table:table-cell>
          <table:table-cell office:value-type="float" office:value="18138" table:style-name="ce7">
            <text:p>18,138<text:s/></text:p>
          </table:table-cell>
          <table:table-cell office:value-type="float" office:value="60230" table:style-name="ce7">
            <text:p>60,230<text:s/></text:p>
          </table:table-cell>
          <table:table-cell office:value-type="float" office:value="15349" table:style-name="ce7">
            <text:p>15,349<text:s/></text:p>
          </table:table-cell>
          <table:table-cell office:value-type="float" office:value="13419" table:style-name="ce7">
            <text:p>13,419<text:s/></text:p>
          </table:table-cell>
          <table:table-cell office:value-type="float" office:value="7934" table:style-name="ce7">
            <text:p>7,934<text:s/></text:p>
          </table:table-cell>
          <table:table-cell office:value-type="float" office:value="20682" table:style-name="ce7">
            <text:p>20,682<text:s/></text:p>
          </table:table-cell>
          <table:table-cell office:value-type="float" office:value="9331" table:style-name="ce7">
            <text:p>9,331<text:s/></text:p>
          </table:table-cell>
          <table:table-cell office:value-type="float" office:value="55796" table:style-name="ce7">
            <text:p>55,796<text:s/></text:p>
          </table:table-cell>
          <table:table-cell office:value-type="float" office:value="14186" table:style-name="ce7">
            <text:p>14,186<text:s/></text:p>
          </table:table-cell>
          <table:table-cell office:value-type="float" office:value="9842" table:style-name="ce7">
            <text:p>9,842<text:s/></text:p>
          </table:table-cell>
          <table:table-cell office:value-type="float" office:value="12538" table:style-name="ce7">
            <text:p>12,538<text:s/></text:p>
          </table:table-cell>
          <table:table-cell office:value-type="float" office:value="21296" table:style-name="ce7">
            <text:p>21,296<text:s/></text:p>
          </table:table-cell>
          <table:table-cell office:value-type="float" office:value="18147" table:style-name="ce7">
            <text:p>18,147<text:s/></text:p>
          </table:table-cell>
          <table:table-cell office:value-type="float" office:value="14127" table:style-name="ce7">
            <text:p>14,127<text:s/></text:p>
          </table:table-cell>
          <table:table-cell office:value-type="float" office:value="18905" table:style-name="ce7">
            <text:p>18,905<text:s/></text:p>
          </table:table-cell>
          <table:table-cell office:value-type="float" office:value="5919" table:style-name="ce7">
            <text:p>5,919<text:s/></text:p>
          </table:table-cell>
          <table:table-cell office:value-type="float" office:value="7917" table:style-name="ce7">
            <text:p>7,917<text:s/></text:p>
          </table:table-cell>
          <table:table-cell office:value-type="float" office:value="3411" table:style-name="ce8">
            <text:p>3,411<text:s/></text:p>
          </table:table-cell>
          <table:table-cell office:value-type="float" office:value="2454" table:style-name="ce7">
            <text:p>2,454<text:s/></text:p>
          </table:table-cell>
          <table:table-cell office:value-type="float" office:value="6778" table:style-name="ce7">
            <text:p>6,778<text:s/></text:p>
          </table:table-cell>
          <table:table-cell office:value-type="float" office:value="7460" table:style-name="ce7">
            <text:p>7,460<text:s/></text:p>
          </table:table-cell>
          <table:table-cell office:value-type="float" office:value="9766" table:style-name="ce7">
            <text:p>9,766<text:s/></text:p>
          </table:table-cell>
          <table:table-cell office:value-type="float" office:value="10340" table:style-name="ce7">
            <text:p>10,340<text:s/></text:p>
          </table:table-cell>
          <table:table-cell office:value-type="float" office:value="13489" table:style-name="ce7">
            <text:p>13,489<text:s/></text:p>
          </table:table-cell>
          <table:table-cell office:value-type="float" office:value="18775" table:style-name="ce7">
            <text:p>18,775<text:s/></text:p>
          </table:table-cell>
          <table:table-cell office:value-type="float" office:value="22679" table:style-name="ce7">
            <text:p>22,679<text:s/></text:p>
          </table:table-cell>
          <table:table-cell office:value-type="float" office:value="9964" table:style-name="ce7">
            <text:p>9,964<text:s/></text:p>
          </table:table-cell>
          <table:table-cell office:value-type="float" office:value="8754" table:style-name="ce7">
            <text:p>8,754<text:s/></text:p>
          </table:table-cell>
          <table:table-cell office:value-type="float" office:value="9937" table:style-name="ce7">
            <text:p>9,937<text:s/></text:p>
          </table:table-cell>
          <table:table-cell office:value-type="float" office:value="8842" table:style-name="ce7">
            <text:p>8,842<text:s/></text:p>
          </table:table-cell>
          <table:table-cell office:value-type="float" office:value="9650" table:style-name="ce7">
            <text:p>9,650<text:s/></text:p>
          </table:table-cell>
          <table:table-cell office:value-type="float" office:value="7429" table:style-name="ce7">
            <text:p>7,429<text:s/></text:p>
          </table:table-cell>
          <table:table-cell office:value-type="float" office:value="6590" table:style-name="ce7">
            <text:p>6,59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30T00:00:00" table:style-name="ce6">
            <text:p>2023/7/30</text:p>
          </table:table-cell>
          <table:table-cell office:value-type="float" office:value="3843" table:style-name="ce7">
            <text:p>3,843<text:s/></text:p>
          </table:table-cell>
          <table:table-cell office:value-type="float" office:value="7175" table:style-name="ce7">
            <text:p>7,175<text:s/></text:p>
          </table:table-cell>
          <table:table-cell office:value-type="float" office:value="19647" table:style-name="ce7">
            <text:p>19,647<text:s/></text:p>
          </table:table-cell>
          <table:table-cell office:value-type="float" office:value="33575" table:style-name="ce7">
            <text:p>33,575<text:s/></text:p>
          </table:table-cell>
          <table:table-cell office:value-type="float" office:value="11944" table:style-name="ce7">
            <text:p>11,944<text:s/></text:p>
          </table:table-cell>
          <table:table-cell office:value-type="float" office:value="8274" table:style-name="ce7">
            <text:p>8,274<text:s/></text:p>
          </table:table-cell>
          <table:table-cell office:value-type="float" office:value="5949" table:style-name="ce7">
            <text:p>5,949<text:s/></text:p>
          </table:table-cell>
          <table:table-cell office:value-type="float" office:value="2955" table:style-name="ce7">
            <text:p>2,955<text:s/></text:p>
          </table:table-cell>
          <table:table-cell office:value-type="float" office:value="1975" table:style-name="ce7">
            <text:p>1,975<text:s/></text:p>
          </table:table-cell>
          <table:table-cell office:value-type="float" office:value="5876" table:style-name="ce7">
            <text:p>5,876<text:s/></text:p>
          </table:table-cell>
          <table:table-cell office:value-type="float" office:value="1166" table:style-name="ce7">
            <text:p>1,166<text:s/></text:p>
          </table:table-cell>
          <table:table-cell office:value-type="float" office:value="2419" table:style-name="ce7">
            <text:p>2,419<text:s/></text:p>
          </table:table-cell>
          <table:table-cell office:value-type="float" office:value="6637" table:style-name="ce7">
            <text:p>6,637<text:s/></text:p>
          </table:table-cell>
          <table:table-cell office:value-type="float" office:value="4916" table:style-name="ce7">
            <text:p>4,916<text:s/></text:p>
          </table:table-cell>
          <table:table-cell office:value-type="float" office:value="10304" table:style-name="ce7">
            <text:p>10,304<text:s/></text:p>
          </table:table-cell>
          <table:table-cell office:value-type="float" office:value="4180" table:style-name="ce7">
            <text:p>4,180<text:s/></text:p>
          </table:table-cell>
          <table:table-cell office:value-type="float" office:value="5253" table:style-name="ce7">
            <text:p>5,253<text:s/></text:p>
          </table:table-cell>
          <table:table-cell office:value-type="float" office:value="3255" table:style-name="ce7">
            <text:p>3,255<text:s/></text:p>
          </table:table-cell>
          <table:table-cell office:value-type="float" office:value="6867" table:style-name="ce7">
            <text:p>6,867<text:s/></text:p>
          </table:table-cell>
          <table:table-cell office:value-type="float" office:value="2969" table:style-name="ce7">
            <text:p>2,969<text:s/></text:p>
          </table:table-cell>
          <table:table-cell office:value-type="float" office:value="4451" table:style-name="ce7">
            <text:p>4,451<text:s/></text:p>
          </table:table-cell>
          <table:table-cell office:value-type="float" office:value="5286" table:style-name="ce7">
            <text:p>5,286<text:s/></text:p>
          </table:table-cell>
          <table:table-cell office:value-type="float" office:value="2281" table:style-name="ce7">
            <text:p>2,281<text:s/></text:p>
          </table:table-cell>
          <table:table-cell office:value-type="float" office:value="17023" table:style-name="ce7">
            <text:p>17,023<text:s/></text:p>
          </table:table-cell>
          <table:table-cell office:value-type="float" office:value="3709" table:style-name="ce7">
            <text:p>3,709<text:s/></text:p>
          </table:table-cell>
          <table:table-cell office:value-type="float" office:value="9586" table:style-name="ce7">
            <text:p>9,586<text:s/></text:p>
          </table:table-cell>
          <table:table-cell office:value-type="float" office:value="8067" table:style-name="ce7">
            <text:p>8,067<text:s/></text:p>
          </table:table-cell>
          <table:table-cell office:value-type="float" office:value="10065" table:style-name="ce7">
            <text:p>10,065<text:s/></text:p>
          </table:table-cell>
          <table:table-cell office:value-type="float" office:value="10798" table:style-name="ce8">
            <text:p>10,798<text:s/></text:p>
          </table:table-cell>
          <table:table-cell office:value-type="float" office:value="11898" table:style-name="ce7">
            <text:p>11,898<text:s/></text:p>
          </table:table-cell>
          <table:table-cell office:value-type="float" office:value="7145" table:style-name="ce7">
            <text:p>7,145<text:s/></text:p>
          </table:table-cell>
          <table:table-cell office:value-type="float" office:value="20315" table:style-name="ce7">
            <text:p>20,315<text:s/></text:p>
          </table:table-cell>
          <table:table-cell office:value-type="float" office:value="10798" table:style-name="ce7">
            <text:p>10,798<text:s/></text:p>
          </table:table-cell>
          <table:table-cell office:value-type="float" office:value="18085" table:style-name="ce7">
            <text:p>18,085<text:s/></text:p>
          </table:table-cell>
          <table:table-cell office:value-type="float" office:value="16767" table:style-name="ce7">
            <text:p>16,767<text:s/></text:p>
          </table:table-cell>
          <table:table-cell office:value-type="float" office:value="3441" table:style-name="ce7">
            <text:p>3,441<text:s/></text:p>
          </table:table-cell>
          <table:table-cell office:value-type="float" office:value="23080" table:style-name="ce7">
            <text:p>23,080<text:s/></text:p>
          </table:table-cell>
          <table:table-cell office:value-type="float" office:value="16288" table:style-name="ce7">
            <text:p>16,288<text:s/></text:p>
          </table:table-cell>
          <table:table-cell office:value-type="float" office:value="12720" table:style-name="ce8">
            <text:p>12,720<text:s/></text:p>
          </table:table-cell>
          <table:table-cell office:value-type="float" office:value="12952" table:style-name="ce7">
            <text:p>12,952<text:s/></text:p>
          </table:table-cell>
          <table:table-cell office:value-type="float" office:value="7874" table:style-name="ce7">
            <text:p>7,874<text:s/></text:p>
          </table:table-cell>
          <table:table-cell office:value-type="float" office:value="137302" table:style-name="ce7">
            <text:p>137,302<text:s/></text:p>
          </table:table-cell>
          <table:table-cell office:value-type="float" office:value="42431" table:style-name="ce7">
            <text:p>42,431<text:s/></text:p>
          </table:table-cell>
          <table:table-cell office:value-type="float" office:value="13299" table:style-name="ce7">
            <text:p>13,299<text:s/></text:p>
          </table:table-cell>
          <table:table-cell office:value-type="float" office:value="13875" table:style-name="ce7">
            <text:p>13,875<text:s/></text:p>
          </table:table-cell>
          <table:table-cell office:value-type="float" office:value="21940" table:style-name="ce7">
            <text:p>21,940<text:s/></text:p>
          </table:table-cell>
          <table:table-cell office:value-type="float" office:value="22493" table:style-name="ce7">
            <text:p>22,493<text:s/></text:p>
          </table:table-cell>
          <table:table-cell office:value-type="float" office:value="19856" table:style-name="ce7">
            <text:p>19,856<text:s/></text:p>
          </table:table-cell>
          <table:table-cell office:value-type="float" office:value="15489" table:style-name="ce7">
            <text:p>15,489<text:s/></text:p>
          </table:table-cell>
          <table:table-cell office:value-type="float" office:value="6615" table:style-name="ce7">
            <text:p>6,615<text:s/></text:p>
          </table:table-cell>
          <table:table-cell office:value-type="float" office:value="16331" table:style-name="ce7">
            <text:p>16,331<text:s/></text:p>
          </table:table-cell>
          <table:table-cell office:value-type="float" office:value="4725" table:style-name="ce7">
            <text:p>4,725<text:s/></text:p>
          </table:table-cell>
          <table:table-cell office:value-type="float" office:value="4212" table:style-name="ce7">
            <text:p>4,212<text:s/></text:p>
          </table:table-cell>
          <table:table-cell office:value-type="float" office:value="12972" table:style-name="ce7">
            <text:p>12,972<text:s/></text:p>
          </table:table-cell>
          <table:table-cell office:value-type="float" office:value="4611" table:style-name="ce7">
            <text:p>4,611<text:s/></text:p>
          </table:table-cell>
          <table:table-cell office:value-type="float" office:value="2716" table:style-name="ce7">
            <text:p>2,716<text:s/></text:p>
          </table:table-cell>
          <table:table-cell office:value-type="float" office:value="1569" table:style-name="ce7">
            <text:p>1,569<text:s/></text:p>
          </table:table-cell>
          <table:table-cell office:value-type="float" office:value="6572" table:style-name="ce7">
            <text:p>6,572<text:s/></text:p>
          </table:table-cell>
          <table:table-cell office:value-type="float" office:value="6680" table:style-name="ce7">
            <text:p>6,680<text:s/></text:p>
          </table:table-cell>
          <table:table-cell office:value-type="float" office:value="9760" table:style-name="ce7">
            <text:p>9,760<text:s/></text:p>
          </table:table-cell>
          <table:table-cell office:value-type="float" office:value="27709" table:style-name="ce7">
            <text:p>27,709<text:s/></text:p>
          </table:table-cell>
          <table:table-cell office:value-type="float" office:value="5260" table:style-name="ce7">
            <text:p>5,260<text:s/></text:p>
          </table:table-cell>
          <table:table-cell office:value-type="float" office:value="8387" table:style-name="ce7">
            <text:p>8,387<text:s/></text:p>
          </table:table-cell>
          <table:table-cell office:value-type="float" office:value="4997" table:style-name="ce7">
            <text:p>4,997<text:s/></text:p>
          </table:table-cell>
          <table:table-cell office:value-type="float" office:value="13544" table:style-name="ce7">
            <text:p>13,544<text:s/></text:p>
          </table:table-cell>
          <table:table-cell office:value-type="float" office:value="11153" table:style-name="ce7">
            <text:p>11,153<text:s/></text:p>
          </table:table-cell>
          <table:table-cell office:value-type="float" office:value="18805" table:style-name="ce7">
            <text:p>18,805<text:s/></text:p>
          </table:table-cell>
          <table:table-cell office:value-type="float" office:value="32764" table:style-name="ce7">
            <text:p>32,764<text:s/></text:p>
          </table:table-cell>
          <table:table-cell office:value-type="float" office:value="22923" table:style-name="ce7">
            <text:p>22,923<text:s/></text:p>
          </table:table-cell>
          <table:table-cell office:value-type="float" office:value="17974" table:style-name="ce7">
            <text:p>17,974<text:s/></text:p>
          </table:table-cell>
          <table:table-cell office:value-type="float" office:value="21602" table:style-name="ce7">
            <text:p>21,602<text:s/></text:p>
          </table:table-cell>
          <table:table-cell office:value-type="float" office:value="63138" table:style-name="ce7">
            <text:p>63,138<text:s/></text:p>
          </table:table-cell>
          <table:table-cell office:value-type="float" office:value="11969" table:style-name="ce7">
            <text:p>11,969<text:s/></text:p>
          </table:table-cell>
          <table:table-cell office:value-type="float" office:value="24760" table:style-name="ce7">
            <text:p>24,760<text:s/></text:p>
          </table:table-cell>
          <table:table-cell office:value-type="float" office:value="22001" table:style-name="ce7">
            <text:p>22,001<text:s/></text:p>
          </table:table-cell>
          <table:table-cell office:value-type="float" office:value="14240" table:style-name="ce7">
            <text:p>14,240<text:s/></text:p>
          </table:table-cell>
          <table:table-cell office:value-type="float" office:value="47862" table:style-name="ce7">
            <text:p>47,862<text:s/></text:p>
          </table:table-cell>
          <table:table-cell office:value-type="float" office:value="12948" table:style-name="ce7">
            <text:p>12,948<text:s/></text:p>
          </table:table-cell>
          <table:table-cell office:value-type="float" office:value="11466" table:style-name="ce7">
            <text:p>11,466<text:s/></text:p>
          </table:table-cell>
          <table:table-cell office:value-type="float" office:value="7110" table:style-name="ce7">
            <text:p>7,110<text:s/></text:p>
          </table:table-cell>
          <table:table-cell office:value-type="float" office:value="17721" table:style-name="ce7">
            <text:p>17,721<text:s/></text:p>
          </table:table-cell>
          <table:table-cell office:value-type="float" office:value="7320" table:style-name="ce7">
            <text:p>7,320<text:s/></text:p>
          </table:table-cell>
          <table:table-cell office:value-type="float" office:value="47943" table:style-name="ce7">
            <text:p>47,943<text:s/></text:p>
          </table:table-cell>
          <table:table-cell office:value-type="float" office:value="10604" table:style-name="ce7">
            <text:p>10,604<text:s/></text:p>
          </table:table-cell>
          <table:table-cell office:value-type="float" office:value="9006" table:style-name="ce7">
            <text:p>9,006<text:s/></text:p>
          </table:table-cell>
          <table:table-cell office:value-type="float" office:value="10186" table:style-name="ce7">
            <text:p>10,186<text:s/></text:p>
          </table:table-cell>
          <table:table-cell office:value-type="float" office:value="15791" table:style-name="ce7">
            <text:p>15,791<text:s/></text:p>
          </table:table-cell>
          <table:table-cell office:value-type="float" office:value="15183" table:style-name="ce7">
            <text:p>15,183<text:s/></text:p>
          </table:table-cell>
          <table:table-cell office:value-type="float" office:value="11328" table:style-name="ce7">
            <text:p>11,328<text:s/></text:p>
          </table:table-cell>
          <table:table-cell office:value-type="float" office:value="14787" table:style-name="ce7">
            <text:p>14,787<text:s/></text:p>
          </table:table-cell>
          <table:table-cell office:value-type="float" office:value="4817" table:style-name="ce7">
            <text:p>4,817<text:s/></text:p>
          </table:table-cell>
          <table:table-cell office:value-type="float" office:value="6301" table:style-name="ce7">
            <text:p>6,301<text:s/></text:p>
          </table:table-cell>
          <table:table-cell office:value-type="float" office:value="2862" table:style-name="ce8">
            <text:p>2,862<text:s/></text:p>
          </table:table-cell>
          <table:table-cell office:value-type="float" office:value="2020" table:style-name="ce7">
            <text:p>2,020<text:s/></text:p>
          </table:table-cell>
          <table:table-cell office:value-type="float" office:value="5772" table:style-name="ce7">
            <text:p>5,772<text:s/></text:p>
          </table:table-cell>
          <table:table-cell office:value-type="float" office:value="6022" table:style-name="ce7">
            <text:p>6,022<text:s/></text:p>
          </table:table-cell>
          <table:table-cell office:value-type="float" office:value="7714" table:style-name="ce7">
            <text:p>7,714<text:s/></text:p>
          </table:table-cell>
          <table:table-cell office:value-type="float" office:value="8097" table:style-name="ce7">
            <text:p>8,097<text:s/></text:p>
          </table:table-cell>
          <table:table-cell office:value-type="float" office:value="10424" table:style-name="ce7">
            <text:p>10,424<text:s/></text:p>
          </table:table-cell>
          <table:table-cell office:value-type="float" office:value="14484" table:style-name="ce7">
            <text:p>14,484<text:s/></text:p>
          </table:table-cell>
          <table:table-cell office:value-type="float" office:value="18880" table:style-name="ce7">
            <text:p>18,880<text:s/></text:p>
          </table:table-cell>
          <table:table-cell office:value-type="float" office:value="8181" table:style-name="ce7">
            <text:p>8,181<text:s/></text:p>
          </table:table-cell>
          <table:table-cell office:value-type="float" office:value="7311" table:style-name="ce7">
            <text:p>7,311<text:s/></text:p>
          </table:table-cell>
          <table:table-cell office:value-type="float" office:value="8124" table:style-name="ce7">
            <text:p>8,124<text:s/></text:p>
          </table:table-cell>
          <table:table-cell office:value-type="float" office:value="7425" table:style-name="ce7">
            <text:p>7,425<text:s/></text:p>
          </table:table-cell>
          <table:table-cell office:value-type="float" office:value="7834" table:style-name="ce7">
            <text:p>7,834<text:s/></text:p>
          </table:table-cell>
          <table:table-cell office:value-type="float" office:value="6140" table:style-name="ce7">
            <text:p>6,140<text:s/></text:p>
          </table:table-cell>
          <table:table-cell office:value-type="float" office:value="5595" table:style-name="ce7">
            <text:p>5,59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7-31T00:00:00" table:style-name="ce6">
            <text:p>2023/7/31</text:p>
          </table:table-cell>
          <table:table-cell office:value-type="float" office:value="5053" table:style-name="ce7">
            <text:p>5,053<text:s/></text:p>
          </table:table-cell>
          <table:table-cell office:value-type="float" office:value="13277" table:style-name="ce7">
            <text:p>13,277<text:s/></text:p>
          </table:table-cell>
          <table:table-cell office:value-type="float" office:value="43257" table:style-name="ce7">
            <text:p>43,257<text:s/></text:p>
          </table:table-cell>
          <table:table-cell office:value-type="float" office:value="39286" table:style-name="ce7">
            <text:p>39,286<text:s/></text:p>
          </table:table-cell>
          <table:table-cell office:value-type="float" office:value="22416" table:style-name="ce7">
            <text:p>22,416<text:s/></text:p>
          </table:table-cell>
          <table:table-cell office:value-type="float" office:value="12395" table:style-name="ce7">
            <text:p>12,395<text:s/></text:p>
          </table:table-cell>
          <table:table-cell office:value-type="float" office:value="10177" table:style-name="ce7">
            <text:p>10,177<text:s/></text:p>
          </table:table-cell>
          <table:table-cell office:value-type="float" office:value="3818" table:style-name="ce7">
            <text:p>3,818<text:s/></text:p>
          </table:table-cell>
          <table:table-cell office:value-type="float" office:value="3366" table:style-name="ce7">
            <text:p>3,366<text:s/></text:p>
          </table:table-cell>
          <table:table-cell office:value-type="float" office:value="11450" table:style-name="ce7">
            <text:p>11,450<text:s/></text:p>
          </table:table-cell>
          <table:table-cell office:value-type="float" office:value="1965" table:style-name="ce7">
            <text:p>1,965<text:s/></text:p>
          </table:table-cell>
          <table:table-cell office:value-type="float" office:value="3792" table:style-name="ce7">
            <text:p>3,792<text:s/></text:p>
          </table:table-cell>
          <table:table-cell office:value-type="float" office:value="4938" table:style-name="ce7">
            <text:p>4,938<text:s/></text:p>
          </table:table-cell>
          <table:table-cell office:value-type="float" office:value="7420" table:style-name="ce7">
            <text:p>7,420<text:s/></text:p>
          </table:table-cell>
          <table:table-cell office:value-type="float" office:value="11912" table:style-name="ce7">
            <text:p>11,912<text:s/></text:p>
          </table:table-cell>
          <table:table-cell office:value-type="float" office:value="15570" table:style-name="ce7">
            <text:p>15,570<text:s/></text:p>
          </table:table-cell>
          <table:table-cell office:value-type="float" office:value="16590" table:style-name="ce7">
            <text:p>16,590<text:s/></text:p>
          </table:table-cell>
          <table:table-cell office:value-type="float" office:value="5170" table:style-name="ce7">
            <text:p>5,170<text:s/></text:p>
          </table:table-cell>
          <table:table-cell office:value-type="float" office:value="9079" table:style-name="ce7">
            <text:p>9,079<text:s/></text:p>
          </table:table-cell>
          <table:table-cell office:value-type="float" office:value="3350" table:style-name="ce7">
            <text:p>3,350<text:s/></text:p>
          </table:table-cell>
          <table:table-cell office:value-type="float" office:value="7774" table:style-name="ce7">
            <text:p>7,774<text:s/></text:p>
          </table:table-cell>
          <table:table-cell office:value-type="float" office:value="7835" table:style-name="ce7">
            <text:p>7,835<text:s/></text:p>
          </table:table-cell>
          <table:table-cell office:value-type="float" office:value="6643" table:style-name="ce7">
            <text:p>6,643<text:s/></text:p>
          </table:table-cell>
          <table:table-cell office:value-type="float" office:value="26154" table:style-name="ce7">
            <text:p>26,154<text:s/></text:p>
          </table:table-cell>
          <table:table-cell office:value-type="float" office:value="3464" table:style-name="ce7">
            <text:p>3,464<text:s/></text:p>
          </table:table-cell>
          <table:table-cell office:value-type="float" office:value="10442" table:style-name="ce7">
            <text:p>10,442<text:s/></text:p>
          </table:table-cell>
          <table:table-cell office:value-type="float" office:value="12512" table:style-name="ce7">
            <text:p>12,512<text:s/></text:p>
          </table:table-cell>
          <table:table-cell office:value-type="float" office:value="14756" table:style-name="ce7">
            <text:p>14,756<text:s/></text:p>
          </table:table-cell>
          <table:table-cell office:value-type="float" office:value="18622" table:style-name="ce8">
            <text:p>18,622<text:s/></text:p>
          </table:table-cell>
          <table:table-cell office:value-type="float" office:value="14431" table:style-name="ce7">
            <text:p>14,431<text:s/></text:p>
          </table:table-cell>
          <table:table-cell office:value-type="float" office:value="9338" table:style-name="ce7">
            <text:p>9,338<text:s/></text:p>
          </table:table-cell>
          <table:table-cell office:value-type="float" office:value="22987" table:style-name="ce7">
            <text:p>22,987<text:s/></text:p>
          </table:table-cell>
          <table:table-cell office:value-type="float" office:value="15220" table:style-name="ce7">
            <text:p>15,220<text:s/></text:p>
          </table:table-cell>
          <table:table-cell office:value-type="float" office:value="30229" table:style-name="ce7">
            <text:p>30,229<text:s/></text:p>
          </table:table-cell>
          <table:table-cell office:value-type="float" office:value="23628" table:style-name="ce7">
            <text:p>23,628<text:s/></text:p>
          </table:table-cell>
          <table:table-cell office:value-type="float" office:value="9403" table:style-name="ce7">
            <text:p>9,403<text:s/></text:p>
          </table:table-cell>
          <table:table-cell office:value-type="float" office:value="32796" table:style-name="ce7">
            <text:p>32,796<text:s/></text:p>
          </table:table-cell>
          <table:table-cell office:value-type="float" office:value="24369" table:style-name="ce7">
            <text:p>24,369<text:s/></text:p>
          </table:table-cell>
          <table:table-cell office:value-type="float" office:value="20736" table:style-name="ce8">
            <text:p>20,736<text:s/></text:p>
          </table:table-cell>
          <table:table-cell office:value-type="float" office:value="18192" table:style-name="ce7">
            <text:p>18,192<text:s/></text:p>
          </table:table-cell>
          <table:table-cell office:value-type="float" office:value="23965" table:style-name="ce7">
            <text:p>23,965<text:s/></text:p>
          </table:table-cell>
          <table:table-cell office:value-type="float" office:value="134165" table:style-name="ce7">
            <text:p>134,165<text:s/></text:p>
          </table:table-cell>
          <table:table-cell office:value-type="float" office:value="43220" table:style-name="ce7">
            <text:p>43,220<text:s/></text:p>
          </table:table-cell>
          <table:table-cell office:value-type="float" office:value="22059" table:style-name="ce7">
            <text:p>22,059<text:s/></text:p>
          </table:table-cell>
          <table:table-cell office:value-type="float" office:value="21307" table:style-name="ce7">
            <text:p>21,307<text:s/></text:p>
          </table:table-cell>
          <table:table-cell office:value-type="float" office:value="23033" table:style-name="ce7">
            <text:p>23,033<text:s/></text:p>
          </table:table-cell>
          <table:table-cell office:value-type="float" office:value="23479" table:style-name="ce7">
            <text:p>23,479<text:s/></text:p>
          </table:table-cell>
          <table:table-cell office:value-type="float" office:value="23566" table:style-name="ce7">
            <text:p>23,566<text:s/></text:p>
          </table:table-cell>
          <table:table-cell office:value-type="float" office:value="21484" table:style-name="ce7">
            <text:p>21,484<text:s/></text:p>
          </table:table-cell>
          <table:table-cell office:value-type="float" office:value="12213" table:style-name="ce7">
            <text:p>12,213<text:s/></text:p>
          </table:table-cell>
          <table:table-cell office:value-type="float" office:value="28799" table:style-name="ce7">
            <text:p>28,799<text:s/></text:p>
          </table:table-cell>
          <table:table-cell office:value-type="float" office:value="6420" table:style-name="ce7">
            <text:p>6,420<text:s/></text:p>
          </table:table-cell>
          <table:table-cell office:value-type="float" office:value="7832" table:style-name="ce7">
            <text:p>7,832<text:s/></text:p>
          </table:table-cell>
          <table:table-cell office:value-type="float" office:value="17280" table:style-name="ce7">
            <text:p>17,280<text:s/></text:p>
          </table:table-cell>
          <table:table-cell office:value-type="float" office:value="4337" table:style-name="ce7">
            <text:p>4,337<text:s/></text:p>
          </table:table-cell>
          <table:table-cell office:value-type="float" office:value="3602" table:style-name="ce7">
            <text:p>3,602<text:s/></text:p>
          </table:table-cell>
          <table:table-cell office:value-type="float" office:value="3062" table:style-name="ce7">
            <text:p>3,062<text:s/></text:p>
          </table:table-cell>
          <table:table-cell office:value-type="float" office:value="11883" table:style-name="ce7">
            <text:p>11,883<text:s/></text:p>
          </table:table-cell>
          <table:table-cell office:value-type="float" office:value="9304" table:style-name="ce7">
            <text:p>9,304<text:s/></text:p>
          </table:table-cell>
          <table:table-cell office:value-type="float" office:value="12720" table:style-name="ce7">
            <text:p>12,720<text:s/></text:p>
          </table:table-cell>
          <table:table-cell office:value-type="float" office:value="29486" table:style-name="ce7">
            <text:p>29,486<text:s/></text:p>
          </table:table-cell>
          <table:table-cell office:value-type="float" office:value="8749" table:style-name="ce7">
            <text:p>8,749<text:s/></text:p>
          </table:table-cell>
          <table:table-cell office:value-type="float" office:value="12698" table:style-name="ce7">
            <text:p>12,698<text:s/></text:p>
          </table:table-cell>
          <table:table-cell office:value-type="float" office:value="8166" table:style-name="ce7">
            <text:p>8,166<text:s/></text:p>
          </table:table-cell>
          <table:table-cell office:value-type="float" office:value="21220" table:style-name="ce7">
            <text:p>21,220<text:s/></text:p>
          </table:table-cell>
          <table:table-cell office:value-type="float" office:value="22379" table:style-name="ce7">
            <text:p>22,379<text:s/></text:p>
          </table:table-cell>
          <table:table-cell office:value-type="float" office:value="25113" table:style-name="ce7">
            <text:p>25,113<text:s/></text:p>
          </table:table-cell>
          <table:table-cell office:value-type="float" office:value="39175" table:style-name="ce7">
            <text:p>39,175<text:s/></text:p>
          </table:table-cell>
          <table:table-cell office:value-type="float" office:value="34932" table:style-name="ce7">
            <text:p>34,932<text:s/></text:p>
          </table:table-cell>
          <table:table-cell office:value-type="float" office:value="26599" table:style-name="ce7">
            <text:p>26,599<text:s/></text:p>
          </table:table-cell>
          <table:table-cell office:value-type="float" office:value="25679" table:style-name="ce7">
            <text:p>25,679<text:s/></text:p>
          </table:table-cell>
          <table:table-cell office:value-type="float" office:value="62020" table:style-name="ce7">
            <text:p>62,020<text:s/></text:p>
          </table:table-cell>
          <table:table-cell office:value-type="float" office:value="20138" table:style-name="ce7">
            <text:p>20,138<text:s/></text:p>
          </table:table-cell>
          <table:table-cell office:value-type="float" office:value="31241" table:style-name="ce7">
            <text:p>31,241<text:s/></text:p>
          </table:table-cell>
          <table:table-cell office:value-type="float" office:value="32162" table:style-name="ce7">
            <text:p>32,162<text:s/></text:p>
          </table:table-cell>
          <table:table-cell office:value-type="float" office:value="20001" table:style-name="ce7">
            <text:p>20,001<text:s/></text:p>
          </table:table-cell>
          <table:table-cell office:value-type="float" office:value="62510" table:style-name="ce7">
            <text:p>62,510<text:s/></text:p>
          </table:table-cell>
          <table:table-cell office:value-type="float" office:value="18871" table:style-name="ce7">
            <text:p>18,871<text:s/></text:p>
          </table:table-cell>
          <table:table-cell office:value-type="float" office:value="15568" table:style-name="ce7">
            <text:p>15,568<text:s/></text:p>
          </table:table-cell>
          <table:table-cell office:value-type="float" office:value="13756" table:style-name="ce7">
            <text:p>13,756<text:s/></text:p>
          </table:table-cell>
          <table:table-cell office:value-type="float" office:value="20345" table:style-name="ce7">
            <text:p>20,345<text:s/></text:p>
          </table:table-cell>
          <table:table-cell office:value-type="float" office:value="12740" table:style-name="ce7">
            <text:p>12,740<text:s/></text:p>
          </table:table-cell>
          <table:table-cell office:value-type="float" office:value="41745" table:style-name="ce7">
            <text:p>41,745<text:s/></text:p>
          </table:table-cell>
          <table:table-cell office:value-type="float" office:value="18981" table:style-name="ce7">
            <text:p>18,981<text:s/></text:p>
          </table:table-cell>
          <table:table-cell office:value-type="float" office:value="8076" table:style-name="ce7">
            <text:p>8,076<text:s/></text:p>
          </table:table-cell>
          <table:table-cell office:value-type="float" office:value="13773" table:style-name="ce7">
            <text:p>13,773<text:s/></text:p>
          </table:table-cell>
          <table:table-cell office:value-type="float" office:value="38611" table:style-name="ce7">
            <text:p>38,611<text:s/></text:p>
          </table:table-cell>
          <table:table-cell office:value-type="float" office:value="22140" table:style-name="ce7">
            <text:p>22,140<text:s/></text:p>
          </table:table-cell>
          <table:table-cell office:value-type="float" office:value="23986" table:style-name="ce7">
            <text:p>23,986<text:s/></text:p>
          </table:table-cell>
          <table:table-cell office:value-type="float" office:value="24358" table:style-name="ce7">
            <text:p>24,358<text:s/></text:p>
          </table:table-cell>
          <table:table-cell office:value-type="float" office:value="8147" table:style-name="ce7">
            <text:p>8,147<text:s/></text:p>
          </table:table-cell>
          <table:table-cell office:value-type="float" office:value="10315" table:style-name="ce7">
            <text:p>10,315<text:s/></text:p>
          </table:table-cell>
          <table:table-cell office:value-type="float" office:value="4401" table:style-name="ce8">
            <text:p>4,401<text:s/></text:p>
          </table:table-cell>
          <table:table-cell office:value-type="float" office:value="5033" table:style-name="ce7">
            <text:p>5,033<text:s/></text:p>
          </table:table-cell>
          <table:table-cell office:value-type="float" office:value="7408" table:style-name="ce7">
            <text:p>7,408<text:s/></text:p>
          </table:table-cell>
          <table:table-cell office:value-type="float" office:value="9371" table:style-name="ce7">
            <text:p>9,371<text:s/></text:p>
          </table:table-cell>
          <table:table-cell office:value-type="float" office:value="10032" table:style-name="ce7">
            <text:p>10,032<text:s/></text:p>
          </table:table-cell>
          <table:table-cell office:value-type="float" office:value="10890" table:style-name="ce7">
            <text:p>10,890<text:s/></text:p>
          </table:table-cell>
          <table:table-cell office:value-type="float" office:value="15752" table:style-name="ce7">
            <text:p>15,752<text:s/></text:p>
          </table:table-cell>
          <table:table-cell office:value-type="float" office:value="28190" table:style-name="ce7">
            <text:p>28,190<text:s/></text:p>
          </table:table-cell>
          <table:table-cell office:value-type="float" office:value="22984" table:style-name="ce7">
            <text:p>22,984<text:s/></text:p>
          </table:table-cell>
          <table:table-cell office:value-type="float" office:value="13063" table:style-name="ce7">
            <text:p>13,063<text:s/></text:p>
          </table:table-cell>
          <table:table-cell office:value-type="float" office:value="11347" table:style-name="ce7">
            <text:p>11,347<text:s/></text:p>
          </table:table-cell>
          <table:table-cell office:value-type="float" office:value="12053" table:style-name="ce7">
            <text:p>12,053<text:s/></text:p>
          </table:table-cell>
          <table:table-cell office:value-type="float" office:value="11513" table:style-name="ce7">
            <text:p>11,513<text:s/></text:p>
          </table:table-cell>
          <table:table-cell office:value-type="float" office:value="11165" table:style-name="ce7">
            <text:p>11,165<text:s/></text:p>
          </table:table-cell>
          <table:table-cell office:value-type="float" office:value="9437" table:style-name="ce7">
            <text:p>9,437<text:s/></text:p>
          </table:table-cell>
          <table:table-cell office:value-type="float" office:value="8246" table:style-name="ce7">
            <text:p>8,246<text:s/></text:p>
          </table:table-cell>
          <table:table-cell table:number-columns-repeated="11" table:style-name="ce7"/>
          <table:table-cell table:number-columns-repeated="16264"/>
        </table:table-row>
        <table:table-row table:number-rows-repeated="4" table:style-name="ro3">
          <table:table-cell table:number-columns-repeated="16384"/>
        </table:table-row>
        <table:table-row table:style-name="ro4">
          <table:table-cell/>
          <table:table-cell table:style-name="ce11"/>
          <table:table-cell table:number-columns-repeated="16382"/>
        </table:table-row>
        <table:table-row table:number-rows-repeated="1048539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9"/>
        <table:table-column table:style-name="co2" table:number-columns-repeated="82" table:default-cell-style-name="ce10"/>
        <table:table-column table:style-name="co6" table:default-cell-style-name="ce10"/>
        <table:table-column table:style-name="co2" table:number-columns-repeated="36" table:default-cell-style-name="ce10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07-01T00:00:00" table:style-name="ce6">
            <text:p>2023/7/1</text:p>
          </table:table-cell>
          <table:table-cell office:value-type="float" office:value="4504" table:style-name="ce7">
            <text:p>4,504<text:s/></text:p>
          </table:table-cell>
          <table:table-cell office:value-type="float" office:value="8621" table:style-name="ce7">
            <text:p>8,621<text:s/></text:p>
          </table:table-cell>
          <table:table-cell office:value-type="float" office:value="22455" table:style-name="ce7">
            <text:p>22,455<text:s/></text:p>
          </table:table-cell>
          <table:table-cell office:value-type="float" office:value="42910" table:style-name="ce7">
            <text:p>42,910<text:s/></text:p>
          </table:table-cell>
          <table:table-cell office:value-type="float" office:value="13935" table:style-name="ce7">
            <text:p>13,935<text:s/></text:p>
          </table:table-cell>
          <table:table-cell office:value-type="float" office:value="9499" table:style-name="ce7">
            <text:p>9,499<text:s/></text:p>
          </table:table-cell>
          <table:table-cell office:value-type="float" office:value="7577" table:style-name="ce7">
            <text:p>7,577<text:s/></text:p>
          </table:table-cell>
          <table:table-cell office:value-type="float" office:value="3461" table:style-name="ce7">
            <text:p>3,461<text:s/></text:p>
          </table:table-cell>
          <table:table-cell office:value-type="float" office:value="2343" table:style-name="ce7">
            <text:p>2,343<text:s/></text:p>
          </table:table-cell>
          <table:table-cell office:value-type="float" office:value="7139" table:style-name="ce7">
            <text:p>7,139<text:s/></text:p>
          </table:table-cell>
          <table:table-cell office:value-type="float" office:value="1715" table:style-name="ce7">
            <text:p>1,715<text:s/></text:p>
          </table:table-cell>
          <table:table-cell office:value-type="float" office:value="2702" table:style-name="ce7">
            <text:p>2,702<text:s/></text:p>
          </table:table-cell>
          <table:table-cell office:value-type="float" office:value="5681" table:style-name="ce7">
            <text:p>5,681<text:s/></text:p>
          </table:table-cell>
          <table:table-cell office:value-type="float" office:value="5591" table:style-name="ce7">
            <text:p>5,591<text:s/></text:p>
          </table:table-cell>
          <table:table-cell office:value-type="float" office:value="12174" table:style-name="ce7">
            <text:p>12,174<text:s/></text:p>
          </table:table-cell>
          <table:table-cell office:value-type="float" office:value="5120" table:style-name="ce7">
            <text:p>5,120<text:s/></text:p>
          </table:table-cell>
          <table:table-cell office:value-type="float" office:value="6559" table:style-name="ce7">
            <text:p>6,559<text:s/></text:p>
          </table:table-cell>
          <table:table-cell office:value-type="float" office:value="3732" table:style-name="ce7">
            <text:p>3,732<text:s/></text:p>
          </table:table-cell>
          <table:table-cell office:value-type="float" office:value="8215" table:style-name="ce7">
            <text:p>8,215<text:s/></text:p>
          </table:table-cell>
          <table:table-cell office:value-type="float" office:value="3174" table:style-name="ce7">
            <text:p>3,174<text:s/></text:p>
          </table:table-cell>
          <table:table-cell office:value-type="float" office:value="5324" table:style-name="ce7">
            <text:p>5,324<text:s/></text:p>
          </table:table-cell>
          <table:table-cell office:value-type="float" office:value="5745" table:style-name="ce7">
            <text:p>5,745<text:s/></text:p>
          </table:table-cell>
          <table:table-cell office:value-type="float" office:value="2495" table:style-name="ce7">
            <text:p>2,495<text:s/></text:p>
          </table:table-cell>
          <table:table-cell office:value-type="float" office:value="19090" table:style-name="ce7">
            <text:p>19,090<text:s/></text:p>
          </table:table-cell>
          <table:table-cell office:value-type="float" office:value="3202" table:style-name="ce7">
            <text:p>3,202<text:s/></text:p>
          </table:table-cell>
          <table:table-cell office:value-type="float" office:value="11176" table:style-name="ce7">
            <text:p>11,176<text:s/></text:p>
          </table:table-cell>
          <table:table-cell office:value-type="float" office:value="8885" table:style-name="ce7">
            <text:p>8,885<text:s/></text:p>
          </table:table-cell>
          <table:table-cell office:value-type="float" office:value="11329" table:style-name="ce7">
            <text:p>11,329<text:s/></text:p>
          </table:table-cell>
          <table:table-cell office:value-type="float" office:value="13710" table:style-name="ce7">
            <text:p>13,710<text:s/></text:p>
          </table:table-cell>
          <table:table-cell office:value-type="float" office:value="12480" table:style-name="ce7">
            <text:p>12,480<text:s/></text:p>
          </table:table-cell>
          <table:table-cell office:value-type="float" office:value="8297" table:style-name="ce7">
            <text:p>8,297<text:s/></text:p>
          </table:table-cell>
          <table:table-cell office:value-type="float" office:value="23942" table:style-name="ce7">
            <text:p>23,942<text:s/></text:p>
          </table:table-cell>
          <table:table-cell office:value-type="float" office:value="14237" table:style-name="ce7">
            <text:p>14,237<text:s/></text:p>
          </table:table-cell>
          <table:table-cell office:value-type="float" office:value="23277" table:style-name="ce7">
            <text:p>23,277<text:s/></text:p>
          </table:table-cell>
          <table:table-cell office:value-type="float" office:value="20505" table:style-name="ce7">
            <text:p>20,505<text:s/></text:p>
          </table:table-cell>
          <table:table-cell office:value-type="float" office:value="4025" table:style-name="ce7">
            <text:p>4,025<text:s/></text:p>
          </table:table-cell>
          <table:table-cell office:value-type="float" office:value="26270" table:style-name="ce7">
            <text:p>26,270<text:s/></text:p>
          </table:table-cell>
          <table:table-cell office:value-type="float" office:value="18194" table:style-name="ce7">
            <text:p>18,194<text:s/></text:p>
          </table:table-cell>
          <table:table-cell office:value-type="float" office:value="16504" table:style-name="ce7">
            <text:p>16,504<text:s/></text:p>
          </table:table-cell>
          <table:table-cell office:value-type="float" office:value="14396" table:style-name="ce7">
            <text:p>14,396<text:s/></text:p>
          </table:table-cell>
          <table:table-cell office:value-type="float" office:value="10269" table:style-name="ce7">
            <text:p>10,269<text:s/></text:p>
          </table:table-cell>
          <table:table-cell office:value-type="float" office:value="142337" table:style-name="ce7">
            <text:p>142,337<text:s/></text:p>
          </table:table-cell>
          <table:table-cell office:value-type="float" office:value="48668" table:style-name="ce7">
            <text:p>48,668<text:s/></text:p>
          </table:table-cell>
          <table:table-cell office:value-type="float" office:value="16861" table:style-name="ce7">
            <text:p>16,861<text:s/></text:p>
          </table:table-cell>
          <table:table-cell office:value-type="float" office:value="15228" table:style-name="ce7">
            <text:p>15,228<text:s/></text:p>
          </table:table-cell>
          <table:table-cell office:value-type="float" office:value="22574" table:style-name="ce7">
            <text:p>22,574<text:s/></text:p>
          </table:table-cell>
          <table:table-cell office:value-type="float" office:value="26251" table:style-name="ce7">
            <text:p>26,251<text:s/></text:p>
          </table:table-cell>
          <table:table-cell office:value-type="float" office:value="21559" table:style-name="ce7">
            <text:p>21,559<text:s/></text:p>
          </table:table-cell>
          <table:table-cell office:value-type="float" office:value="17666" table:style-name="ce7">
            <text:p>17,666<text:s/></text:p>
          </table:table-cell>
          <table:table-cell office:value-type="float" office:value="8805" table:style-name="ce7">
            <text:p>8,805<text:s/></text:p>
          </table:table-cell>
          <table:table-cell office:value-type="float" office:value="20651" table:style-name="ce7">
            <text:p>20,651<text:s/></text:p>
          </table:table-cell>
          <table:table-cell office:value-type="float" office:value="5909" table:style-name="ce7">
            <text:p>5,909<text:s/></text:p>
          </table:table-cell>
          <table:table-cell office:value-type="float" office:value="6040" table:style-name="ce7">
            <text:p>6,040<text:s/></text:p>
          </table:table-cell>
          <table:table-cell office:value-type="float" office:value="13600" table:style-name="ce7">
            <text:p>13,600<text:s/></text:p>
          </table:table-cell>
          <table:table-cell office:value-type="float" office:value="4449" table:style-name="ce7">
            <text:p>4,449<text:s/></text:p>
          </table:table-cell>
          <table:table-cell office:value-type="float" office:value="3185" table:style-name="ce7">
            <text:p>3,185<text:s/></text:p>
          </table:table-cell>
          <table:table-cell office:value-type="float" office:value="1631" table:style-name="ce7">
            <text:p>1,631<text:s/></text:p>
          </table:table-cell>
          <table:table-cell office:value-type="float" office:value="7224" table:style-name="ce7">
            <text:p>7,224<text:s/></text:p>
          </table:table-cell>
          <table:table-cell office:value-type="float" office:value="7253" table:style-name="ce7">
            <text:p>7,253<text:s/></text:p>
          </table:table-cell>
          <table:table-cell office:value-type="float" office:value="9001" table:style-name="ce7">
            <text:p>9,001<text:s/></text:p>
          </table:table-cell>
          <table:table-cell office:value-type="float" office:value="29706" table:style-name="ce7">
            <text:p>29,706<text:s/></text:p>
          </table:table-cell>
          <table:table-cell office:value-type="float" office:value="5802" table:style-name="ce7">
            <text:p>5,802<text:s/></text:p>
          </table:table-cell>
          <table:table-cell office:value-type="float" office:value="9421" table:style-name="ce7">
            <text:p>9,421<text:s/></text:p>
          </table:table-cell>
          <table:table-cell office:value-type="float" office:value="6110" table:style-name="ce7">
            <text:p>6,110<text:s/></text:p>
          </table:table-cell>
          <table:table-cell office:value-type="float" office:value="15996" table:style-name="ce7">
            <text:p>15,996<text:s/></text:p>
          </table:table-cell>
          <table:table-cell office:value-type="float" office:value="15793" table:style-name="ce7">
            <text:p>15,793<text:s/></text:p>
          </table:table-cell>
          <table:table-cell office:value-type="float" office:value="24598" table:style-name="ce7">
            <text:p>24,598<text:s/></text:p>
          </table:table-cell>
          <table:table-cell office:value-type="float" office:value="35390" table:style-name="ce7">
            <text:p>35,390<text:s/></text:p>
          </table:table-cell>
          <table:table-cell office:value-type="float" office:value="29116" table:style-name="ce7">
            <text:p>29,116<text:s/></text:p>
          </table:table-cell>
          <table:table-cell office:value-type="float" office:value="20051" table:style-name="ce7">
            <text:p>20,051<text:s/></text:p>
          </table:table-cell>
          <table:table-cell office:value-type="float" office:value="24802" table:style-name="ce7">
            <text:p>24,802<text:s/></text:p>
          </table:table-cell>
          <table:table-cell office:value-type="float" office:value="68054" table:style-name="ce7">
            <text:p>68,054<text:s/></text:p>
          </table:table-cell>
          <table:table-cell office:value-type="float" office:value="14344" table:style-name="ce7">
            <text:p>14,344<text:s/></text:p>
          </table:table-cell>
          <table:table-cell office:value-type="float" office:value="30022" table:style-name="ce7">
            <text:p>30,022<text:s/></text:p>
          </table:table-cell>
          <table:table-cell office:value-type="float" office:value="27777" table:style-name="ce7">
            <text:p>27,777<text:s/></text:p>
          </table:table-cell>
          <table:table-cell office:value-type="float" office:value="16319" table:style-name="ce7">
            <text:p>16,319<text:s/></text:p>
          </table:table-cell>
          <table:table-cell office:value-type="float" office:value="54842" table:style-name="ce7">
            <text:p>54,842<text:s/></text:p>
          </table:table-cell>
          <table:table-cell office:value-type="float" office:value="14873" table:style-name="ce7">
            <text:p>14,873<text:s/></text:p>
          </table:table-cell>
          <table:table-cell office:value-type="float" office:value="13260" table:style-name="ce7">
            <text:p>13,260<text:s/></text:p>
          </table:table-cell>
          <table:table-cell office:value-type="float" office:value="10598" table:style-name="ce7">
            <text:p>10,598<text:s/></text:p>
          </table:table-cell>
          <table:table-cell office:value-type="float" office:value="17804" table:style-name="ce7">
            <text:p>17,804<text:s/></text:p>
          </table:table-cell>
          <table:table-cell office:value-type="float" office:value="8901" table:style-name="ce7">
            <text:p>8,901<text:s/></text:p>
          </table:table-cell>
          <table:table-cell office:value-type="float" office:value="37476" table:style-name="ce7">
            <text:p>37,476<text:s/></text:p>
          </table:table-cell>
          <table:table-cell office:value-type="float" office:value="13102" table:style-name="ce7">
            <text:p>13,102<text:s/></text:p>
          </table:table-cell>
          <table:table-cell office:value-type="float" office:value="8693" table:style-name="ce7">
            <text:p>8,693<text:s/></text:p>
          </table:table-cell>
          <table:table-cell office:value-type="float" office:value="12026" table:style-name="ce7">
            <text:p>12,026<text:s/></text:p>
          </table:table-cell>
          <table:table-cell office:value-type="float" office:value="19170" table:style-name="ce7">
            <text:p>19,170<text:s/></text:p>
          </table:table-cell>
          <table:table-cell office:value-type="float" office:value="16573" table:style-name="ce7">
            <text:p>16,573<text:s/></text:p>
          </table:table-cell>
          <table:table-cell office:value-type="float" office:value="13482" table:style-name="ce7">
            <text:p>13,482<text:s/></text:p>
          </table:table-cell>
          <table:table-cell office:value-type="float" office:value="18566" table:style-name="ce7">
            <text:p>18,566<text:s/></text:p>
          </table:table-cell>
          <table:table-cell office:value-type="float" office:value="4926" table:style-name="ce7">
            <text:p>4,926<text:s/></text:p>
          </table:table-cell>
          <table:table-cell office:value-type="float" office:value="7501" table:style-name="ce7">
            <text:p>7,501<text:s/></text:p>
          </table:table-cell>
          <table:table-cell office:value-type="float" office:value="3708" table:style-name="ce7">
            <text:p>3,708<text:s/></text:p>
          </table:table-cell>
          <table:table-cell office:value-type="float" office:value="2238" table:style-name="ce7">
            <text:p>2,238<text:s/></text:p>
          </table:table-cell>
          <table:table-cell office:value-type="float" office:value="6096" table:style-name="ce7">
            <text:p>6,096<text:s/></text:p>
          </table:table-cell>
          <table:table-cell office:value-type="float" office:value="6946" table:style-name="ce7">
            <text:p>6,946<text:s/></text:p>
          </table:table-cell>
          <table:table-cell office:value-type="float" office:value="8711" table:style-name="ce7">
            <text:p>8,711<text:s/></text:p>
          </table:table-cell>
          <table:table-cell office:value-type="float" office:value="11303" table:style-name="ce7">
            <text:p>11,303<text:s/></text:p>
          </table:table-cell>
          <table:table-cell office:value-type="float" office:value="12896" table:style-name="ce7">
            <text:p>12,896<text:s/></text:p>
          </table:table-cell>
          <table:table-cell office:value-type="float" office:value="18655" table:style-name="ce7">
            <text:p>18,655<text:s/></text:p>
          </table:table-cell>
          <table:table-cell office:value-type="float" office:value="21518" table:style-name="ce7">
            <text:p>21,518<text:s/></text:p>
          </table:table-cell>
          <table:table-cell office:value-type="float" office:value="10419" table:style-name="ce7">
            <text:p>10,419<text:s/></text:p>
          </table:table-cell>
          <table:table-cell office:value-type="float" office:value="8552" table:style-name="ce7">
            <text:p>8,552<text:s/></text:p>
          </table:table-cell>
          <table:table-cell office:value-type="float" office:value="9240" table:style-name="ce7">
            <text:p>9,240<text:s/></text:p>
          </table:table-cell>
          <table:table-cell office:value-type="float" office:value="9052" table:style-name="ce7">
            <text:p>9,052<text:s/></text:p>
          </table:table-cell>
          <table:table-cell office:value-type="float" office:value="8830" table:style-name="ce7">
            <text:p>8,830<text:s/></text:p>
          </table:table-cell>
          <table:table-cell office:value-type="float" office:value="6923" table:style-name="ce7">
            <text:p>6,923<text:s/></text:p>
          </table:table-cell>
          <table:table-cell office:value-type="float" office:value="6773" table:style-name="ce7">
            <text:p>6,773<text:s/></text:p>
          </table:table-cell>
          <table:table-cell office:value-type="float" office:value="1541" table:style-name="ce7">
            <text:p>1,541<text:s/></text:p>
          </table:table-cell>
          <table:table-cell office:value-type="float" office:value="1126" table:style-name="ce7">
            <text:p>1,126<text:s/></text:p>
          </table:table-cell>
          <table:table-cell office:value-type="float" office:value="1442" table:style-name="ce7">
            <text:p>1,442<text:s/></text:p>
          </table:table-cell>
          <table:table-cell office:value-type="float" office:value="1931" table:style-name="ce7">
            <text:p>1,931<text:s/></text:p>
          </table:table-cell>
          <table:table-cell office:value-type="float" office:value="534" table:style-name="ce7">
            <text:p>534<text:s/></text:p>
          </table:table-cell>
          <table:table-cell office:value-type="float" office:value="747" table:style-name="ce7">
            <text:p>747<text:s/></text:p>
          </table:table-cell>
          <table:table-cell office:value-type="float" office:value="851" table:style-name="ce7">
            <text:p>851<text:s/></text:p>
          </table:table-cell>
          <table:table-cell office:value-type="float" office:value="2222" table:style-name="ce7">
            <text:p>2,222<text:s/></text:p>
          </table:table-cell>
          <table:table-cell office:value-type="float" office:value="446" table:style-name="ce7">
            <text:p>446<text:s/></text:p>
          </table:table-cell>
          <table:table-cell office:value-type="float" office:value="1542" table:style-name="ce7">
            <text:p>1,542<text:s/></text:p>
          </table:table-cell>
          <table:table-cell office:value-type="float" office:value="1209" table:style-name="ce7">
            <text:p>1,209<text:s/></text:p>
          </table:table-cell>
          <table:table-cell table:number-columns-repeated="16264"/>
        </table:table-row>
        <table:table-row table:style-name="ro2">
          <table:table-cell office:value-type="date" office:date-value="2023-07-02T00:00:00" table:style-name="ce6">
            <text:p>2023/7/2</text:p>
          </table:table-cell>
          <table:table-cell office:value-type="float" office:value="4231" table:style-name="ce7">
            <text:p>4,231<text:s/></text:p>
          </table:table-cell>
          <table:table-cell office:value-type="float" office:value="6638" table:style-name="ce7">
            <text:p>6,638<text:s/></text:p>
          </table:table-cell>
          <table:table-cell office:value-type="float" office:value="17449" table:style-name="ce7">
            <text:p>17,449<text:s/></text:p>
          </table:table-cell>
          <table:table-cell office:value-type="float" office:value="34414" table:style-name="ce7">
            <text:p>34,414<text:s/></text:p>
          </table:table-cell>
          <table:table-cell office:value-type="float" office:value="10607" table:style-name="ce7">
            <text:p>10,607<text:s/></text:p>
          </table:table-cell>
          <table:table-cell office:value-type="float" office:value="8462" table:style-name="ce7">
            <text:p>8,462<text:s/></text:p>
          </table:table-cell>
          <table:table-cell office:value-type="float" office:value="5576" table:style-name="ce7">
            <text:p>5,576<text:s/></text:p>
          </table:table-cell>
          <table:table-cell office:value-type="float" office:value="2907" table:style-name="ce7">
            <text:p>2,907<text:s/></text:p>
          </table:table-cell>
          <table:table-cell office:value-type="float" office:value="1847" table:style-name="ce7">
            <text:p>1,847<text:s/></text:p>
          </table:table-cell>
          <table:table-cell office:value-type="float" office:value="5116" table:style-name="ce7">
            <text:p>5,116<text:s/></text:p>
          </table:table-cell>
          <table:table-cell office:value-type="float" office:value="1389" table:style-name="ce7">
            <text:p>1,389<text:s/></text:p>
          </table:table-cell>
          <table:table-cell office:value-type="float" office:value="2265" table:style-name="ce7">
            <text:p>2,265<text:s/></text:p>
          </table:table-cell>
          <table:table-cell office:value-type="float" office:value="4966" table:style-name="ce7">
            <text:p>4,966<text:s/></text:p>
          </table:table-cell>
          <table:table-cell office:value-type="float" office:value="4391" table:style-name="ce7">
            <text:p>4,391<text:s/></text:p>
          </table:table-cell>
          <table:table-cell office:value-type="float" office:value="11040" table:style-name="ce7">
            <text:p>11,040<text:s/></text:p>
          </table:table-cell>
          <table:table-cell office:value-type="float" office:value="3539" table:style-name="ce7">
            <text:p>3,539<text:s/></text:p>
          </table:table-cell>
          <table:table-cell office:value-type="float" office:value="5055" table:style-name="ce7">
            <text:p>5,055<text:s/></text:p>
          </table:table-cell>
          <table:table-cell office:value-type="float" office:value="2859" table:style-name="ce7">
            <text:p>2,859<text:s/></text:p>
          </table:table-cell>
          <table:table-cell office:value-type="float" office:value="6371" table:style-name="ce7">
            <text:p>6,371<text:s/></text:p>
          </table:table-cell>
          <table:table-cell office:value-type="float" office:value="2596" table:style-name="ce7">
            <text:p>2,596<text:s/></text:p>
          </table:table-cell>
          <table:table-cell office:value-type="float" office:value="4155" table:style-name="ce7">
            <text:p>4,155<text:s/></text:p>
          </table:table-cell>
          <table:table-cell office:value-type="float" office:value="4534" table:style-name="ce7">
            <text:p>4,534<text:s/></text:p>
          </table:table-cell>
          <table:table-cell office:value-type="float" office:value="2275" table:style-name="ce7">
            <text:p>2,275<text:s/></text:p>
          </table:table-cell>
          <table:table-cell office:value-type="float" office:value="15644" table:style-name="ce7">
            <text:p>15,644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10153" table:style-name="ce7">
            <text:p>10,153<text:s/></text:p>
          </table:table-cell>
          <table:table-cell office:value-type="float" office:value="7300" table:style-name="ce7">
            <text:p>7,300<text:s/></text:p>
          </table:table-cell>
          <table:table-cell office:value-type="float" office:value="9383" table:style-name="ce7">
            <text:p>9,383<text:s/></text:p>
          </table:table-cell>
          <table:table-cell office:value-type="float" office:value="11029" table:style-name="ce7">
            <text:p>11,029<text:s/></text:p>
          </table:table-cell>
          <table:table-cell office:value-type="float" office:value="10581" table:style-name="ce7">
            <text:p>10,581<text:s/></text:p>
          </table:table-cell>
          <table:table-cell office:value-type="float" office:value="6911" table:style-name="ce7">
            <text:p>6,911<text:s/></text:p>
          </table:table-cell>
          <table:table-cell office:value-type="float" office:value="22857" table:style-name="ce7">
            <text:p>22,857<text:s/></text:p>
          </table:table-cell>
          <table:table-cell office:value-type="float" office:value="11483" table:style-name="ce7">
            <text:p>11,483<text:s/></text:p>
          </table:table-cell>
          <table:table-cell office:value-type="float" office:value="19307" table:style-name="ce7">
            <text:p>19,307<text:s/></text:p>
          </table:table-cell>
          <table:table-cell office:value-type="float" office:value="16414" table:style-name="ce7">
            <text:p>16,414<text:s/></text:p>
          </table:table-cell>
          <table:table-cell office:value-type="float" office:value="3371" table:style-name="ce7">
            <text:p>3,371<text:s/></text:p>
          </table:table-cell>
          <table:table-cell office:value-type="float" office:value="21452" table:style-name="ce7">
            <text:p>21,452<text:s/></text:p>
          </table:table-cell>
          <table:table-cell office:value-type="float" office:value="14400" table:style-name="ce7">
            <text:p>14,400<text:s/></text:p>
          </table:table-cell>
          <table:table-cell office:value-type="float" office:value="13048" table:style-name="ce7">
            <text:p>13,048<text:s/></text:p>
          </table:table-cell>
          <table:table-cell office:value-type="float" office:value="11715" table:style-name="ce7">
            <text:p>11,715<text:s/></text:p>
          </table:table-cell>
          <table:table-cell office:value-type="float" office:value="7860" table:style-name="ce7">
            <text:p>7,860<text:s/></text:p>
          </table:table-cell>
          <table:table-cell office:value-type="float" office:value="131460" table:style-name="ce7">
            <text:p>131,460<text:s/></text:p>
          </table:table-cell>
          <table:table-cell office:value-type="float" office:value="39368" table:style-name="ce7">
            <text:p>39,368<text:s/></text:p>
          </table:table-cell>
          <table:table-cell office:value-type="float" office:value="12121" table:style-name="ce7">
            <text:p>12,121<text:s/></text:p>
          </table:table-cell>
          <table:table-cell office:value-type="float" office:value="13616" table:style-name="ce7">
            <text:p>13,616<text:s/></text:p>
          </table:table-cell>
          <table:table-cell office:value-type="float" office:value="19351" table:style-name="ce7">
            <text:p>19,351<text:s/></text:p>
          </table:table-cell>
          <table:table-cell office:value-type="float" office:value="22056" table:style-name="ce7">
            <text:p>22,056<text:s/></text:p>
          </table:table-cell>
          <table:table-cell office:value-type="float" office:value="18071" table:style-name="ce7">
            <text:p>18,071<text:s/></text:p>
          </table:table-cell>
          <table:table-cell office:value-type="float" office:value="14015" table:style-name="ce7">
            <text:p>14,015<text:s/></text:p>
          </table:table-cell>
          <table:table-cell office:value-type="float" office:value="6435" table:style-name="ce7">
            <text:p>6,435<text:s/></text:p>
          </table:table-cell>
          <table:table-cell office:value-type="float" office:value="15516" table:style-name="ce7">
            <text:p>15,516<text:s/></text:p>
          </table:table-cell>
          <table:table-cell office:value-type="float" office:value="4683" table:style-name="ce7">
            <text:p>4,683<text:s/></text:p>
          </table:table-cell>
          <table:table-cell office:value-type="float" office:value="4911" table:style-name="ce7">
            <text:p>4,911<text:s/></text:p>
          </table:table-cell>
          <table:table-cell office:value-type="float" office:value="10982" table:style-name="ce7">
            <text:p>10,982<text:s/></text:p>
          </table:table-cell>
          <table:table-cell office:value-type="float" office:value="3995" table:style-name="ce7">
            <text:p>3,995<text:s/></text:p>
          </table:table-cell>
          <table:table-cell office:value-type="float" office:value="2550" table:style-name="ce7">
            <text:p>2,550<text:s/></text:p>
          </table:table-cell>
          <table:table-cell office:value-type="float" office:value="1289" table:style-name="ce7">
            <text:p>1,289<text:s/></text:p>
          </table:table-cell>
          <table:table-cell office:value-type="float" office:value="6200" table:style-name="ce7">
            <text:p>6,200<text:s/></text:p>
          </table:table-cell>
          <table:table-cell office:value-type="float" office:value="5919" table:style-name="ce7">
            <text:p>5,919<text:s/></text:p>
          </table:table-cell>
          <table:table-cell office:value-type="float" office:value="7613" table:style-name="ce7">
            <text:p>7,613<text:s/></text:p>
          </table:table-cell>
          <table:table-cell office:value-type="float" office:value="27073" table:style-name="ce7">
            <text:p>27,073<text:s/></text:p>
          </table:table-cell>
          <table:table-cell office:value-type="float" office:value="5136" table:style-name="ce7">
            <text:p>5,136<text:s/></text:p>
          </table:table-cell>
          <table:table-cell office:value-type="float" office:value="7882" table:style-name="ce7">
            <text:p>7,882<text:s/></text:p>
          </table:table-cell>
          <table:table-cell office:value-type="float" office:value="4983" table:style-name="ce7">
            <text:p>4,983<text:s/></text:p>
          </table:table-cell>
          <table:table-cell office:value-type="float" office:value="12783" table:style-name="ce7">
            <text:p>12,783<text:s/></text:p>
          </table:table-cell>
          <table:table-cell office:value-type="float" office:value="11490" table:style-name="ce7">
            <text:p>11,490<text:s/></text:p>
          </table:table-cell>
          <table:table-cell office:value-type="float" office:value="19871" table:style-name="ce7">
            <text:p>19,871<text:s/></text:p>
          </table:table-cell>
          <table:table-cell office:value-type="float" office:value="31316" table:style-name="ce7">
            <text:p>31,316<text:s/></text:p>
          </table:table-cell>
          <table:table-cell office:value-type="float" office:value="23257" table:style-name="ce7">
            <text:p>23,257<text:s/></text:p>
          </table:table-cell>
          <table:table-cell office:value-type="float" office:value="16129" table:style-name="ce7">
            <text:p>16,129<text:s/></text:p>
          </table:table-cell>
          <table:table-cell office:value-type="float" office:value="22015" table:style-name="ce7">
            <text:p>22,015<text:s/></text:p>
          </table:table-cell>
          <table:table-cell office:value-type="float" office:value="58836" table:style-name="ce7">
            <text:p>58,836<text:s/></text:p>
          </table:table-cell>
          <table:table-cell office:value-type="float" office:value="10853" table:style-name="ce7">
            <text:p>10,853<text:s/></text:p>
          </table:table-cell>
          <table:table-cell office:value-type="float" office:value="26531" table:style-name="ce7">
            <text:p>26,531<text:s/></text:p>
          </table:table-cell>
          <table:table-cell office:value-type="float" office:value="21167" table:style-name="ce7">
            <text:p>21,167<text:s/></text:p>
          </table:table-cell>
          <table:table-cell office:value-type="float" office:value="12840" table:style-name="ce7">
            <text:p>12,840<text:s/></text:p>
          </table:table-cell>
          <table:table-cell office:value-type="float" office:value="45758" table:style-name="ce7">
            <text:p>45,758<text:s/></text:p>
          </table:table-cell>
          <table:table-cell office:value-type="float" office:value="11689" table:style-name="ce7">
            <text:p>11,689<text:s/></text:p>
          </table:table-cell>
          <table:table-cell office:value-type="float" office:value="10400" table:style-name="ce7">
            <text:p>10,400<text:s/></text:p>
          </table:table-cell>
          <table:table-cell office:value-type="float" office:value="8381" table:style-name="ce7">
            <text:p>8,381<text:s/></text:p>
          </table:table-cell>
          <table:table-cell office:value-type="float" office:value="16309" table:style-name="ce7">
            <text:p>16,309<text:s/></text:p>
          </table:table-cell>
          <table:table-cell office:value-type="float" office:value="7630" table:style-name="ce7">
            <text:p>7,630<text:s/></text:p>
          </table:table-cell>
          <table:table-cell office:value-type="float" office:value="34442" table:style-name="ce7">
            <text:p>34,442<text:s/></text:p>
          </table:table-cell>
          <table:table-cell office:value-type="float" office:value="9679" table:style-name="ce7">
            <text:p>9,679<text:s/></text:p>
          </table:table-cell>
          <table:table-cell office:value-type="float" office:value="7863" table:style-name="ce7">
            <text:p>7,863<text:s/></text:p>
          </table:table-cell>
          <table:table-cell office:value-type="float" office:value="9845" table:style-name="ce7">
            <text:p>9,845<text:s/></text:p>
          </table:table-cell>
          <table:table-cell office:value-type="float" office:value="14796" table:style-name="ce7">
            <text:p>14,796<text:s/></text:p>
          </table:table-cell>
          <table:table-cell office:value-type="float" office:value="10305" table:style-name="ce7">
            <text:p>10,305<text:s/></text:p>
          </table:table-cell>
          <table:table-cell office:value-type="float" office:value="10778" table:style-name="ce7">
            <text:p>10,778<text:s/></text:p>
          </table:table-cell>
          <table:table-cell office:value-type="float" office:value="15271" table:style-name="ce7">
            <text:p>15,271<text:s/></text:p>
          </table:table-cell>
          <table:table-cell office:value-type="float" office:value="4075" table:style-name="ce7">
            <text:p>4,075<text:s/></text:p>
          </table:table-cell>
          <table:table-cell office:value-type="float" office:value="5339" table:style-name="ce7">
            <text:p>5,339<text:s/></text:p>
          </table:table-cell>
          <table:table-cell office:value-type="float" office:value="2802" table:style-name="ce7">
            <text:p>2,802<text:s/></text:p>
          </table:table-cell>
          <table:table-cell office:value-type="float" office:value="1867" table:style-name="ce7">
            <text:p>1,867<text:s/></text:p>
          </table:table-cell>
          <table:table-cell office:value-type="float" office:value="5217" table:style-name="ce7">
            <text:p>5,217<text:s/></text:p>
          </table:table-cell>
          <table:table-cell office:value-type="float" office:value="5100" table:style-name="ce7">
            <text:p>5,100<text:s/></text:p>
          </table:table-cell>
          <table:table-cell office:value-type="float" office:value="7331" table:style-name="ce7">
            <text:p>7,331<text:s/></text:p>
          </table:table-cell>
          <table:table-cell office:value-type="float" office:value="9477" table:style-name="ce7">
            <text:p>9,477<text:s/></text:p>
          </table:table-cell>
          <table:table-cell office:value-type="float" office:value="9915" table:style-name="ce7">
            <text:p>9,915<text:s/></text:p>
          </table:table-cell>
          <table:table-cell office:value-type="float" office:value="14630" table:style-name="ce7">
            <text:p>14,630<text:s/></text:p>
          </table:table-cell>
          <table:table-cell office:value-type="float" office:value="17982" table:style-name="ce7">
            <text:p>17,982<text:s/></text:p>
          </table:table-cell>
          <table:table-cell office:value-type="float" office:value="8269" table:style-name="ce7">
            <text:p>8,269<text:s/></text:p>
          </table:table-cell>
          <table:table-cell office:value-type="float" office:value="6785" table:style-name="ce7">
            <text:p>6,785<text:s/></text:p>
          </table:table-cell>
          <table:table-cell office:value-type="float" office:value="7349" table:style-name="ce7">
            <text:p>7,349<text:s/></text:p>
          </table:table-cell>
          <table:table-cell office:value-type="float" office:value="7231" table:style-name="ce7">
            <text:p>7,231<text:s/></text:p>
          </table:table-cell>
          <table:table-cell office:value-type="float" office:value="7231" table:style-name="ce7">
            <text:p>7,231<text:s/></text:p>
          </table:table-cell>
          <table:table-cell office:value-type="float" office:value="5587" table:style-name="ce7">
            <text:p>5,587<text:s/></text:p>
          </table:table-cell>
          <table:table-cell office:value-type="float" office:value="5429" table:style-name="ce7">
            <text:p>5,429<text:s/></text:p>
          </table:table-cell>
          <table:table-cell office:value-type="float" office:value="1288" table:style-name="ce7">
            <text:p>1,288<text:s/></text:p>
          </table:table-cell>
          <table:table-cell office:value-type="float" office:value="934" table:style-name="ce7">
            <text:p>934<text:s/></text:p>
          </table:table-cell>
          <table:table-cell office:value-type="float" office:value="1403" table:style-name="ce7">
            <text:p>1,403<text:s/></text:p>
          </table:table-cell>
          <table:table-cell office:value-type="float" office:value="1553" table:style-name="ce7">
            <text:p>1,553<text:s/></text:p>
          </table:table-cell>
          <table:table-cell office:value-type="float" office:value="410" table:style-name="ce7">
            <text:p>410<text:s/></text:p>
          </table:table-cell>
          <table:table-cell office:value-type="float" office:value="524" table:style-name="ce7">
            <text:p>524<text:s/></text:p>
          </table:table-cell>
          <table:table-cell office:value-type="float" office:value="710" table:style-name="ce7">
            <text:p>710<text:s/></text:p>
          </table:table-cell>
          <table:table-cell office:value-type="float" office:value="2114" table:style-name="ce7">
            <text:p>2,114<text:s/></text:p>
          </table:table-cell>
          <table:table-cell office:value-type="float" office:value="445" table:style-name="ce7">
            <text:p>445<text:s/></text:p>
          </table:table-cell>
          <table:table-cell office:value-type="float" office:value="1196" table:style-name="ce7">
            <text:p>1,196<text:s/></text:p>
          </table:table-cell>
          <table:table-cell office:value-type="float" office:value="962" table:style-name="ce7">
            <text:p>962<text:s/></text:p>
          </table:table-cell>
          <table:table-cell table:number-columns-repeated="16264"/>
        </table:table-row>
        <table:table-row table:style-name="ro2">
          <table:table-cell office:value-type="date" office:date-value="2023-07-03T00:00:00" table:style-name="ce6">
            <text:p>2023/7/3</text:p>
          </table:table-cell>
          <table:table-cell office:value-type="float" office:value="5278" table:style-name="ce7">
            <text:p>5,278<text:s/></text:p>
          </table:table-cell>
          <table:table-cell office:value-type="float" office:value="13041" table:style-name="ce7">
            <text:p>13,041<text:s/></text:p>
          </table:table-cell>
          <table:table-cell office:value-type="float" office:value="40238" table:style-name="ce7">
            <text:p>40,238<text:s/></text:p>
          </table:table-cell>
          <table:table-cell office:value-type="float" office:value="39070" table:style-name="ce7">
            <text:p>39,070<text:s/></text:p>
          </table:table-cell>
          <table:table-cell office:value-type="float" office:value="21175" table:style-name="ce7">
            <text:p>21,175<text:s/></text:p>
          </table:table-cell>
          <table:table-cell office:value-type="float" office:value="13277" table:style-name="ce7">
            <text:p>13,277<text:s/></text:p>
          </table:table-cell>
          <table:table-cell office:value-type="float" office:value="9951" table:style-name="ce7">
            <text:p>9,951<text:s/></text:p>
          </table:table-cell>
          <table:table-cell office:value-type="float" office:value="3934" table:style-name="ce7">
            <text:p>3,934<text:s/></text:p>
          </table:table-cell>
          <table:table-cell office:value-type="float" office:value="3472" table:style-name="ce7">
            <text:p>3,472<text:s/></text:p>
          </table:table-cell>
          <table:table-cell office:value-type="float" office:value="10541" table:style-name="ce7">
            <text:p>10,541<text:s/></text:p>
          </table:table-cell>
          <table:table-cell office:value-type="float" office:value="2494" table:style-name="ce7">
            <text:p>2,494<text:s/></text:p>
          </table:table-cell>
          <table:table-cell office:value-type="float" office:value="3354" table:style-name="ce7">
            <text:p>3,354<text:s/></text:p>
          </table:table-cell>
          <table:table-cell office:value-type="float" office:value="4584" table:style-name="ce7">
            <text:p>4,584<text:s/></text:p>
          </table:table-cell>
          <table:table-cell office:value-type="float" office:value="6879" table:style-name="ce7">
            <text:p>6,879<text:s/></text:p>
          </table:table-cell>
          <table:table-cell office:value-type="float" office:value="11305" table:style-name="ce7">
            <text:p>11,305<text:s/></text:p>
          </table:table-cell>
          <table:table-cell office:value-type="float" office:value="15202" table:style-name="ce7">
            <text:p>15,202<text:s/></text:p>
          </table:table-cell>
          <table:table-cell office:value-type="float" office:value="17200" table:style-name="ce7">
            <text:p>17,200<text:s/></text:p>
          </table:table-cell>
          <table:table-cell office:value-type="float" office:value="4575" table:style-name="ce7">
            <text:p>4,575<text:s/></text:p>
          </table:table-cell>
          <table:table-cell office:value-type="float" office:value="9104" table:style-name="ce7">
            <text:p>9,104<text:s/></text:p>
          </table:table-cell>
          <table:table-cell office:value-type="float" office:value="3241" table:style-name="ce7">
            <text:p>3,241<text:s/></text:p>
          </table:table-cell>
          <table:table-cell office:value-type="float" office:value="7565" table:style-name="ce7">
            <text:p>7,565<text:s/></text:p>
          </table:table-cell>
          <table:table-cell office:value-type="float" office:value="7141" table:style-name="ce7">
            <text:p>7,141<text:s/></text:p>
          </table:table-cell>
          <table:table-cell office:value-type="float" office:value="6585" table:style-name="ce7">
            <text:p>6,585<text:s/></text:p>
          </table:table-cell>
          <table:table-cell office:value-type="float" office:value="26658" table:style-name="ce7">
            <text:p>26,658<text:s/></text:p>
          </table:table-cell>
          <table:table-cell office:value-type="float" office:value="2902" table:style-name="ce7">
            <text:p>2,902<text:s/></text:p>
          </table:table-cell>
          <table:table-cell office:value-type="float" office:value="11180" table:style-name="ce7">
            <text:p>11,180<text:s/></text:p>
          </table:table-cell>
          <table:table-cell office:value-type="float" office:value="11458" table:style-name="ce7">
            <text:p>11,458<text:s/></text:p>
          </table:table-cell>
          <table:table-cell office:value-type="float" office:value="13740" table:style-name="ce7">
            <text:p>13,740<text:s/></text:p>
          </table:table-cell>
          <table:table-cell office:value-type="float" office:value="19467" table:style-name="ce7">
            <text:p>19,467<text:s/></text:p>
          </table:table-cell>
          <table:table-cell office:value-type="float" office:value="13296" table:style-name="ce7">
            <text:p>13,296<text:s/></text:p>
          </table:table-cell>
          <table:table-cell office:value-type="float" office:value="9103" table:style-name="ce7">
            <text:p>9,103<text:s/></text:p>
          </table:table-cell>
          <table:table-cell office:value-type="float" office:value="23003" table:style-name="ce7">
            <text:p>23,003<text:s/></text:p>
          </table:table-cell>
          <table:table-cell office:value-type="float" office:value="14657" table:style-name="ce7">
            <text:p>14,657<text:s/></text:p>
          </table:table-cell>
          <table:table-cell office:value-type="float" office:value="29804" table:style-name="ce7">
            <text:p>29,804<text:s/></text:p>
          </table:table-cell>
          <table:table-cell office:value-type="float" office:value="23041" table:style-name="ce7">
            <text:p>23,041<text:s/></text:p>
          </table:table-cell>
          <table:table-cell office:value-type="float" office:value="8425" table:style-name="ce7">
            <text:p>8,425<text:s/></text:p>
          </table:table-cell>
          <table:table-cell office:value-type="float" office:value="30624" table:style-name="ce7">
            <text:p>30,624<text:s/></text:p>
          </table:table-cell>
          <table:table-cell office:value-type="float" office:value="22213" table:style-name="ce7">
            <text:p>22,213<text:s/></text:p>
          </table:table-cell>
          <table:table-cell office:value-type="float" office:value="21778" table:style-name="ce7">
            <text:p>21,778<text:s/></text:p>
          </table:table-cell>
          <table:table-cell office:value-type="float" office:value="18241" table:style-name="ce7">
            <text:p>18,241<text:s/></text:p>
          </table:table-cell>
          <table:table-cell office:value-type="float" office:value="22887" table:style-name="ce7">
            <text:p>22,887<text:s/></text:p>
          </table:table-cell>
          <table:table-cell office:value-type="float" office:value="132106" table:style-name="ce7">
            <text:p>132,106<text:s/></text:p>
          </table:table-cell>
          <table:table-cell office:value-type="float" office:value="42016" table:style-name="ce7">
            <text:p>42,016<text:s/></text:p>
          </table:table-cell>
          <table:table-cell office:value-type="float" office:value="20078" table:style-name="ce7">
            <text:p>20,078<text:s/></text:p>
          </table:table-cell>
          <table:table-cell office:value-type="float" office:value="20451" table:style-name="ce7">
            <text:p>20,451<text:s/></text:p>
          </table:table-cell>
          <table:table-cell office:value-type="float" office:value="21366" table:style-name="ce7">
            <text:p>21,366<text:s/></text:p>
          </table:table-cell>
          <table:table-cell office:value-type="float" office:value="22636" table:style-name="ce7">
            <text:p>22,636<text:s/></text:p>
          </table:table-cell>
          <table:table-cell office:value-type="float" office:value="21989" table:style-name="ce7">
            <text:p>21,989<text:s/></text:p>
          </table:table-cell>
          <table:table-cell office:value-type="float" office:value="20631" table:style-name="ce7">
            <text:p>20,631<text:s/></text:p>
          </table:table-cell>
          <table:table-cell office:value-type="float" office:value="11510" table:style-name="ce7">
            <text:p>11,510<text:s/></text:p>
          </table:table-cell>
          <table:table-cell office:value-type="float" office:value="26903" table:style-name="ce7">
            <text:p>26,903<text:s/></text:p>
          </table:table-cell>
          <table:table-cell office:value-type="float" office:value="6762" table:style-name="ce7">
            <text:p>6,762<text:s/></text:p>
          </table:table-cell>
          <table:table-cell office:value-type="float" office:value="8555" table:style-name="ce7">
            <text:p>8,555<text:s/></text:p>
          </table:table-cell>
          <table:table-cell office:value-type="float" office:value="15091" table:style-name="ce7">
            <text:p>15,091<text:s/></text:p>
          </table:table-cell>
          <table:table-cell office:value-type="float" office:value="3714" table:style-name="ce7">
            <text:p>3,714<text:s/></text:p>
          </table:table-cell>
          <table:table-cell office:value-type="float" office:value="3592" table:style-name="ce7">
            <text:p>3,592<text:s/></text:p>
          </table:table-cell>
          <table:table-cell office:value-type="float" office:value="3021" table:style-name="ce7">
            <text:p>3,021<text:s/></text:p>
          </table:table-cell>
          <table:table-cell office:value-type="float" office:value="11628" table:style-name="ce7">
            <text:p>11,628<text:s/></text:p>
          </table:table-cell>
          <table:table-cell office:value-type="float" office:value="8350" table:style-name="ce7">
            <text:p>8,350<text:s/></text:p>
          </table:table-cell>
          <table:table-cell office:value-type="float" office:value="11368" table:style-name="ce7">
            <text:p>11,368<text:s/></text:p>
          </table:table-cell>
          <table:table-cell office:value-type="float" office:value="30414" table:style-name="ce7">
            <text:p>30,414<text:s/></text:p>
          </table:table-cell>
          <table:table-cell office:value-type="float" office:value="9145" table:style-name="ce7">
            <text:p>9,145<text:s/></text:p>
          </table:table-cell>
          <table:table-cell office:value-type="float" office:value="12073" table:style-name="ce7">
            <text:p>12,073<text:s/></text:p>
          </table:table-cell>
          <table:table-cell office:value-type="float" office:value="8074" table:style-name="ce7">
            <text:p>8,074<text:s/></text:p>
          </table:table-cell>
          <table:table-cell office:value-type="float" office:value="20316" table:style-name="ce7">
            <text:p>20,316<text:s/></text:p>
          </table:table-cell>
          <table:table-cell office:value-type="float" office:value="24012" table:style-name="ce7">
            <text:p>24,012<text:s/></text:p>
          </table:table-cell>
          <table:table-cell office:value-type="float" office:value="27253" table:style-name="ce7">
            <text:p>27,253<text:s/></text:p>
          </table:table-cell>
          <table:table-cell office:value-type="float" office:value="35048" table:style-name="ce7">
            <text:p>35,048<text:s/></text:p>
          </table:table-cell>
          <table:table-cell office:value-type="float" office:value="35596" table:style-name="ce7">
            <text:p>35,596<text:s/></text:p>
          </table:table-cell>
          <table:table-cell office:value-type="float" office:value="25349" table:style-name="ce7">
            <text:p>25,349<text:s/></text:p>
          </table:table-cell>
          <table:table-cell office:value-type="float" office:value="24844" table:style-name="ce7">
            <text:p>24,844<text:s/></text:p>
          </table:table-cell>
          <table:table-cell office:value-type="float" office:value="60843" table:style-name="ce7">
            <text:p>60,843<text:s/></text:p>
          </table:table-cell>
          <table:table-cell office:value-type="float" office:value="19852" table:style-name="ce7">
            <text:p>19,852<text:s/></text:p>
          </table:table-cell>
          <table:table-cell office:value-type="float" office:value="31541" table:style-name="ce7">
            <text:p>31,541<text:s/></text:p>
          </table:table-cell>
          <table:table-cell office:value-type="float" office:value="30232" table:style-name="ce7">
            <text:p>30,232<text:s/></text:p>
          </table:table-cell>
          <table:table-cell office:value-type="float" office:value="19346" table:style-name="ce7">
            <text:p>19,346<text:s/></text:p>
          </table:table-cell>
          <table:table-cell office:value-type="float" office:value="57484" table:style-name="ce7">
            <text:p>57,484<text:s/></text:p>
          </table:table-cell>
          <table:table-cell office:value-type="float" office:value="17175" table:style-name="ce7">
            <text:p>17,175<text:s/></text:p>
          </table:table-cell>
          <table:table-cell office:value-type="float" office:value="15277" table:style-name="ce7">
            <text:p>15,277<text:s/></text:p>
          </table:table-cell>
          <table:table-cell office:value-type="float" office:value="13034" table:style-name="ce7">
            <text:p>13,034<text:s/></text:p>
          </table:table-cell>
          <table:table-cell office:value-type="float" office:value="18837" table:style-name="ce7">
            <text:p>18,837<text:s/></text:p>
          </table:table-cell>
          <table:table-cell office:value-type="float" office:value="13382" table:style-name="ce7">
            <text:p>13,382<text:s/></text:p>
          </table:table-cell>
          <table:table-cell office:value-type="float" office:value="37868" table:style-name="ce7">
            <text:p>37,868<text:s/></text:p>
          </table:table-cell>
          <table:table-cell office:value-type="float" office:value="18401" table:style-name="ce7">
            <text:p>18,401<text:s/></text:p>
          </table:table-cell>
          <table:table-cell office:value-type="float" office:value="7369" table:style-name="ce7">
            <text:p>7,369<text:s/></text:p>
          </table:table-cell>
          <table:table-cell office:value-type="float" office:value="13540" table:style-name="ce7">
            <text:p>13,540<text:s/></text:p>
          </table:table-cell>
          <table:table-cell office:value-type="float" office:value="36981" table:style-name="ce7">
            <text:p>36,981<text:s/></text:p>
          </table:table-cell>
          <table:table-cell office:value-type="float" office:value="21797" table:style-name="ce7">
            <text:p>21,797<text:s/></text:p>
          </table:table-cell>
          <table:table-cell office:value-type="float" office:value="22708" table:style-name="ce7">
            <text:p>22,708<text:s/></text:p>
          </table:table-cell>
          <table:table-cell office:value-type="float" office:value="24961" table:style-name="ce7">
            <text:p>24,961<text:s/></text:p>
          </table:table-cell>
          <table:table-cell office:value-type="float" office:value="7015" table:style-name="ce7">
            <text:p>7,015<text:s/></text:p>
          </table:table-cell>
          <table:table-cell office:value-type="float" office:value="9488" table:style-name="ce7">
            <text:p>9,488<text:s/></text:p>
          </table:table-cell>
          <table:table-cell office:value-type="float" office:value="4809" table:style-name="ce7">
            <text:p>4,809<text:s/></text:p>
          </table:table-cell>
          <table:table-cell office:value-type="float" office:value="4653" table:style-name="ce7">
            <text:p>4,653<text:s/></text:p>
          </table:table-cell>
          <table:table-cell office:value-type="float" office:value="7059" table:style-name="ce7">
            <text:p>7,059<text:s/></text:p>
          </table:table-cell>
          <table:table-cell office:value-type="float" office:value="9069" table:style-name="ce7">
            <text:p>9,069<text:s/></text:p>
          </table:table-cell>
          <table:table-cell office:value-type="float" office:value="9257" table:style-name="ce7">
            <text:p>9,257<text:s/></text:p>
          </table:table-cell>
          <table:table-cell office:value-type="float" office:value="11490" table:style-name="ce7">
            <text:p>11,490<text:s/></text:p>
          </table:table-cell>
          <table:table-cell office:value-type="float" office:value="16132" table:style-name="ce7">
            <text:p>16,132<text:s/></text:p>
          </table:table-cell>
          <table:table-cell office:value-type="float" office:value="27503" table:style-name="ce7">
            <text:p>27,503<text:s/></text:p>
          </table:table-cell>
          <table:table-cell office:value-type="float" office:value="22087" table:style-name="ce7">
            <text:p>22,087<text:s/></text:p>
          </table:table-cell>
          <table:table-cell office:value-type="float" office:value="14110" table:style-name="ce7">
            <text:p>14,110<text:s/></text:p>
          </table:table-cell>
          <table:table-cell office:value-type="float" office:value="10664" table:style-name="ce7">
            <text:p>10,664<text:s/></text:p>
          </table:table-cell>
          <table:table-cell office:value-type="float" office:value="11341" table:style-name="ce7">
            <text:p>11,341<text:s/></text:p>
          </table:table-cell>
          <table:table-cell office:value-type="float" office:value="11591" table:style-name="ce7">
            <text:p>11,591<text:s/></text:p>
          </table:table-cell>
          <table:table-cell office:value-type="float" office:value="10614" table:style-name="ce7">
            <text:p>10,614<text:s/></text:p>
          </table:table-cell>
          <table:table-cell office:value-type="float" office:value="9401" table:style-name="ce7">
            <text:p>9,401<text:s/></text:p>
          </table:table-cell>
          <table:table-cell office:value-type="float" office:value="8600" table:style-name="ce7">
            <text:p>8,600<text:s/></text:p>
          </table:table-cell>
          <table:table-cell office:value-type="float" office:value="1674" table:style-name="ce7">
            <text:p>1,674<text:s/></text:p>
          </table:table-cell>
          <table:table-cell office:value-type="float" office:value="1217" table:style-name="ce7">
            <text:p>1,217<text:s/></text:p>
          </table:table-cell>
          <table:table-cell office:value-type="float" office:value="1817" table:style-name="ce7">
            <text:p>1,817<text:s/></text:p>
          </table:table-cell>
          <table:table-cell office:value-type="float" office:value="2067" table:style-name="ce7">
            <text:p>2,067<text:s/></text:p>
          </table:table-cell>
          <table:table-cell office:value-type="float" office:value="1306" table:style-name="ce7">
            <text:p>1,306<text:s/></text:p>
          </table:table-cell>
          <table:table-cell office:value-type="float" office:value="1817" table:style-name="ce7">
            <text:p>1,817<text:s/></text:p>
          </table:table-cell>
          <table:table-cell office:value-type="float" office:value="1230" table:style-name="ce7">
            <text:p>1,230<text:s/></text:p>
          </table:table-cell>
          <table:table-cell office:value-type="float" office:value="1888" table:style-name="ce7">
            <text:p>1,888<text:s/></text:p>
          </table:table-cell>
          <table:table-cell office:value-type="float" office:value="528" table:style-name="ce7">
            <text:p>528<text:s/></text:p>
          </table:table-cell>
          <table:table-cell office:value-type="float" office:value="1956" table:style-name="ce7">
            <text:p>1,956<text:s/></text:p>
          </table:table-cell>
          <table:table-cell office:value-type="float" office:value="1792" table:style-name="ce7">
            <text:p>1,792<text:s/></text:p>
          </table:table-cell>
          <table:table-cell table:number-columns-repeated="16264"/>
        </table:table-row>
        <table:table-row table:style-name="ro2">
          <table:table-cell office:value-type="date" office:date-value="2023-07-04T00:00:00" table:style-name="ce6">
            <text:p>2023/7/4</text:p>
          </table:table-cell>
          <table:table-cell office:value-type="float" office:value="5261" table:style-name="ce7">
            <text:p>5,261<text:s/></text:p>
          </table:table-cell>
          <table:table-cell office:value-type="float" office:value="13507" table:style-name="ce7">
            <text:p>13,507<text:s/></text:p>
          </table:table-cell>
          <table:table-cell office:value-type="float" office:value="41140" table:style-name="ce7">
            <text:p>41,140<text:s/></text:p>
          </table:table-cell>
          <table:table-cell office:value-type="float" office:value="41404" table:style-name="ce7">
            <text:p>41,404<text:s/></text:p>
          </table:table-cell>
          <table:table-cell office:value-type="float" office:value="21862" table:style-name="ce7">
            <text:p>21,862<text:s/></text:p>
          </table:table-cell>
          <table:table-cell office:value-type="float" office:value="13431" table:style-name="ce7">
            <text:p>13,431<text:s/></text:p>
          </table:table-cell>
          <table:table-cell office:value-type="float" office:value="10471" table:style-name="ce7">
            <text:p>10,471<text:s/></text:p>
          </table:table-cell>
          <table:table-cell office:value-type="float" office:value="4164" table:style-name="ce7">
            <text:p>4,164<text:s/></text:p>
          </table:table-cell>
          <table:table-cell office:value-type="float" office:value="3349" table:style-name="ce7">
            <text:p>3,349<text:s/></text:p>
          </table:table-cell>
          <table:table-cell office:value-type="float" office:value="11194" table:style-name="ce7">
            <text:p>11,194<text:s/></text:p>
          </table:table-cell>
          <table:table-cell office:value-type="float" office:value="2705" table:style-name="ce7">
            <text:p>2,705<text:s/></text:p>
          </table:table-cell>
          <table:table-cell office:value-type="float" office:value="3478" table:style-name="ce7">
            <text:p>3,478<text:s/></text:p>
          </table:table-cell>
          <table:table-cell office:value-type="float" office:value="6065" table:style-name="ce7">
            <text:p>6,065<text:s/></text:p>
          </table:table-cell>
          <table:table-cell office:value-type="float" office:value="7146" table:style-name="ce7">
            <text:p>7,146<text:s/></text:p>
          </table:table-cell>
          <table:table-cell office:value-type="float" office:value="11710" table:style-name="ce7">
            <text:p>11,710<text:s/></text:p>
          </table:table-cell>
          <table:table-cell office:value-type="float" office:value="15846" table:style-name="ce7">
            <text:p>15,846<text:s/></text:p>
          </table:table-cell>
          <table:table-cell office:value-type="float" office:value="17703" table:style-name="ce7">
            <text:p>17,703<text:s/></text:p>
          </table:table-cell>
          <table:table-cell office:value-type="float" office:value="5020" table:style-name="ce7">
            <text:p>5,020<text:s/></text:p>
          </table:table-cell>
          <table:table-cell office:value-type="float" office:value="9208" table:style-name="ce7">
            <text:p>9,208<text:s/></text:p>
          </table:table-cell>
          <table:table-cell office:value-type="float" office:value="3464" table:style-name="ce7">
            <text:p>3,464<text:s/></text:p>
          </table:table-cell>
          <table:table-cell office:value-type="float" office:value="7835" table:style-name="ce7">
            <text:p>7,835<text:s/></text:p>
          </table:table-cell>
          <table:table-cell office:value-type="float" office:value="7427" table:style-name="ce7">
            <text:p>7,427<text:s/></text:p>
          </table:table-cell>
          <table:table-cell office:value-type="float" office:value="6716" table:style-name="ce7">
            <text:p>6,716<text:s/></text:p>
          </table:table-cell>
          <table:table-cell office:value-type="float" office:value="27762" table:style-name="ce7">
            <text:p>27,762<text:s/></text:p>
          </table:table-cell>
          <table:table-cell office:value-type="float" office:value="2951" table:style-name="ce7">
            <text:p>2,951<text:s/></text:p>
          </table:table-cell>
          <table:table-cell office:value-type="float" office:value="11686" table:style-name="ce7">
            <text:p>11,686<text:s/></text:p>
          </table:table-cell>
          <table:table-cell office:value-type="float" office:value="11762" table:style-name="ce7">
            <text:p>11,762<text:s/></text:p>
          </table:table-cell>
          <table:table-cell office:value-type="float" office:value="14116" table:style-name="ce7">
            <text:p>14,116<text:s/></text:p>
          </table:table-cell>
          <table:table-cell office:value-type="float" office:value="19677" table:style-name="ce7">
            <text:p>19,677<text:s/></text:p>
          </table:table-cell>
          <table:table-cell office:value-type="float" office:value="13911" table:style-name="ce7">
            <text:p>13,911<text:s/></text:p>
          </table:table-cell>
          <table:table-cell office:value-type="float" office:value="9658" table:style-name="ce7">
            <text:p>9,658<text:s/></text:p>
          </table:table-cell>
          <table:table-cell office:value-type="float" office:value="24281" table:style-name="ce7">
            <text:p>24,281<text:s/></text:p>
          </table:table-cell>
          <table:table-cell office:value-type="float" office:value="15488" table:style-name="ce7">
            <text:p>15,488<text:s/></text:p>
          </table:table-cell>
          <table:table-cell office:value-type="float" office:value="30973" table:style-name="ce7">
            <text:p>30,973<text:s/></text:p>
          </table:table-cell>
          <table:table-cell office:value-type="float" office:value="23224" table:style-name="ce7">
            <text:p>23,224<text:s/></text:p>
          </table:table-cell>
          <table:table-cell office:value-type="float" office:value="8729" table:style-name="ce7">
            <text:p>8,729<text:s/></text:p>
          </table:table-cell>
          <table:table-cell office:value-type="float" office:value="31646" table:style-name="ce7">
            <text:p>31,646<text:s/></text:p>
          </table:table-cell>
          <table:table-cell office:value-type="float" office:value="23174" table:style-name="ce7">
            <text:p>23,174<text:s/></text:p>
          </table:table-cell>
          <table:table-cell office:value-type="float" office:value="22321" table:style-name="ce7">
            <text:p>22,321<text:s/></text:p>
          </table:table-cell>
          <table:table-cell office:value-type="float" office:value="18273" table:style-name="ce7">
            <text:p>18,273<text:s/></text:p>
          </table:table-cell>
          <table:table-cell office:value-type="float" office:value="23724" table:style-name="ce7">
            <text:p>23,724<text:s/></text:p>
          </table:table-cell>
          <table:table-cell office:value-type="float" office:value="131214" table:style-name="ce7">
            <text:p>131,214<text:s/></text:p>
          </table:table-cell>
          <table:table-cell office:value-type="float" office:value="43639" table:style-name="ce7">
            <text:p>43,639<text:s/></text:p>
          </table:table-cell>
          <table:table-cell office:value-type="float" office:value="20496" table:style-name="ce7">
            <text:p>20,496<text:s/></text:p>
          </table:table-cell>
          <table:table-cell office:value-type="float" office:value="20580" table:style-name="ce7">
            <text:p>20,580<text:s/></text:p>
          </table:table-cell>
          <table:table-cell office:value-type="float" office:value="23118" table:style-name="ce7">
            <text:p>23,118<text:s/></text:p>
          </table:table-cell>
          <table:table-cell office:value-type="float" office:value="24421" table:style-name="ce7">
            <text:p>24,421<text:s/></text:p>
          </table:table-cell>
          <table:table-cell office:value-type="float" office:value="23684" table:style-name="ce7">
            <text:p>23,684<text:s/></text:p>
          </table:table-cell>
          <table:table-cell office:value-type="float" office:value="21440" table:style-name="ce7">
            <text:p>21,440<text:s/></text:p>
          </table:table-cell>
          <table:table-cell office:value-type="float" office:value="11721" table:style-name="ce7">
            <text:p>11,721<text:s/></text:p>
          </table:table-cell>
          <table:table-cell office:value-type="float" office:value="27222" table:style-name="ce7">
            <text:p>27,222<text:s/></text:p>
          </table:table-cell>
          <table:table-cell office:value-type="float" office:value="6939" table:style-name="ce7">
            <text:p>6,939<text:s/></text:p>
          </table:table-cell>
          <table:table-cell office:value-type="float" office:value="8587" table:style-name="ce7">
            <text:p>8,587<text:s/></text:p>
          </table:table-cell>
          <table:table-cell office:value-type="float" office:value="15943" table:style-name="ce7">
            <text:p>15,943<text:s/></text:p>
          </table:table-cell>
          <table:table-cell office:value-type="float" office:value="4083" table:style-name="ce7">
            <text:p>4,083<text:s/></text:p>
          </table:table-cell>
          <table:table-cell office:value-type="float" office:value="3698" table:style-name="ce7">
            <text:p>3,698<text:s/></text:p>
          </table:table-cell>
          <table:table-cell office:value-type="float" office:value="2878" table:style-name="ce7">
            <text:p>2,878<text:s/></text:p>
          </table:table-cell>
          <table:table-cell office:value-type="float" office:value="11641" table:style-name="ce7">
            <text:p>11,641<text:s/></text:p>
          </table:table-cell>
          <table:table-cell office:value-type="float" office:value="8533" table:style-name="ce7">
            <text:p>8,533<text:s/></text:p>
          </table:table-cell>
          <table:table-cell office:value-type="float" office:value="11520" table:style-name="ce7">
            <text:p>11,520<text:s/></text:p>
          </table:table-cell>
          <table:table-cell office:value-type="float" office:value="30685" table:style-name="ce7">
            <text:p>30,685<text:s/></text:p>
          </table:table-cell>
          <table:table-cell office:value-type="float" office:value="9237" table:style-name="ce7">
            <text:p>9,237<text:s/></text:p>
          </table:table-cell>
          <table:table-cell office:value-type="float" office:value="12441" table:style-name="ce7">
            <text:p>12,441<text:s/></text:p>
          </table:table-cell>
          <table:table-cell office:value-type="float" office:value="8049" table:style-name="ce7">
            <text:p>8,049<text:s/></text:p>
          </table:table-cell>
          <table:table-cell office:value-type="float" office:value="20972" table:style-name="ce7">
            <text:p>20,972<text:s/></text:p>
          </table:table-cell>
          <table:table-cell office:value-type="float" office:value="24479" table:style-name="ce7">
            <text:p>24,479<text:s/></text:p>
          </table:table-cell>
          <table:table-cell office:value-type="float" office:value="28115" table:style-name="ce7">
            <text:p>28,115<text:s/></text:p>
          </table:table-cell>
          <table:table-cell office:value-type="float" office:value="35411" table:style-name="ce7">
            <text:p>35,411<text:s/></text:p>
          </table:table-cell>
          <table:table-cell office:value-type="float" office:value="36642" table:style-name="ce7">
            <text:p>36,642<text:s/></text:p>
          </table:table-cell>
          <table:table-cell office:value-type="float" office:value="25706" table:style-name="ce7">
            <text:p>25,706<text:s/></text:p>
          </table:table-cell>
          <table:table-cell office:value-type="float" office:value="25381" table:style-name="ce7">
            <text:p>25,381<text:s/></text:p>
          </table:table-cell>
          <table:table-cell office:value-type="float" office:value="62002" table:style-name="ce7">
            <text:p>62,002<text:s/></text:p>
          </table:table-cell>
          <table:table-cell office:value-type="float" office:value="20519" table:style-name="ce7">
            <text:p>20,519<text:s/></text:p>
          </table:table-cell>
          <table:table-cell office:value-type="float" office:value="32505" table:style-name="ce7">
            <text:p>32,505<text:s/></text:p>
          </table:table-cell>
          <table:table-cell office:value-type="float" office:value="32178" table:style-name="ce7">
            <text:p>32,178<text:s/></text:p>
          </table:table-cell>
          <table:table-cell office:value-type="float" office:value="19860" table:style-name="ce7">
            <text:p>19,860<text:s/></text:p>
          </table:table-cell>
          <table:table-cell office:value-type="float" office:value="57240" table:style-name="ce7">
            <text:p>57,240<text:s/></text:p>
          </table:table-cell>
          <table:table-cell office:value-type="float" office:value="18046" table:style-name="ce7">
            <text:p>18,046<text:s/></text:p>
          </table:table-cell>
          <table:table-cell office:value-type="float" office:value="15348" table:style-name="ce7">
            <text:p>15,348<text:s/></text:p>
          </table:table-cell>
          <table:table-cell office:value-type="float" office:value="13307" table:style-name="ce7">
            <text:p>13,307<text:s/></text:p>
          </table:table-cell>
          <table:table-cell office:value-type="float" office:value="19354" table:style-name="ce7">
            <text:p>19,354<text:s/></text:p>
          </table:table-cell>
          <table:table-cell office:value-type="float" office:value="13574" table:style-name="ce7">
            <text:p>13,574<text:s/></text:p>
          </table:table-cell>
          <table:table-cell office:value-type="float" office:value="30214" table:style-name="ce7">
            <text:p>30,214<text:s/></text:p>
          </table:table-cell>
          <table:table-cell office:value-type="float" office:value="18903" table:style-name="ce7">
            <text:p>18,903<text:s/></text:p>
          </table:table-cell>
          <table:table-cell office:value-type="float" office:value="7811" table:style-name="ce7">
            <text:p>7,811<text:s/></text:p>
          </table:table-cell>
          <table:table-cell office:value-type="float" office:value="13756" table:style-name="ce7">
            <text:p>13,756<text:s/></text:p>
          </table:table-cell>
          <table:table-cell office:value-type="float" office:value="37623" table:style-name="ce7">
            <text:p>37,623<text:s/></text:p>
          </table:table-cell>
          <table:table-cell office:value-type="float" office:value="22861" table:style-name="ce7">
            <text:p>22,861<text:s/></text:p>
          </table:table-cell>
          <table:table-cell office:value-type="float" office:value="23475" table:style-name="ce7">
            <text:p>23,475<text:s/></text:p>
          </table:table-cell>
          <table:table-cell office:value-type="float" office:value="25663" table:style-name="ce7">
            <text:p>25,663<text:s/></text:p>
          </table:table-cell>
          <table:table-cell office:value-type="float" office:value="7006" table:style-name="ce7">
            <text:p>7,006<text:s/></text:p>
          </table:table-cell>
          <table:table-cell office:value-type="float" office:value="9427" table:style-name="ce7">
            <text:p>9,427<text:s/></text:p>
          </table:table-cell>
          <table:table-cell office:value-type="float" office:value="4884" table:style-name="ce7">
            <text:p>4,884<text:s/></text:p>
          </table:table-cell>
          <table:table-cell office:value-type="float" office:value="4815" table:style-name="ce7">
            <text:p>4,815<text:s/></text:p>
          </table:table-cell>
          <table:table-cell office:value-type="float" office:value="7214" table:style-name="ce7">
            <text:p>7,214<text:s/></text:p>
          </table:table-cell>
          <table:table-cell office:value-type="float" office:value="9779" table:style-name="ce7">
            <text:p>9,779<text:s/></text:p>
          </table:table-cell>
          <table:table-cell office:value-type="float" office:value="9554" table:style-name="ce7">
            <text:p>9,554<text:s/></text:p>
          </table:table-cell>
          <table:table-cell office:value-type="float" office:value="11784" table:style-name="ce7">
            <text:p>11,784<text:s/></text:p>
          </table:table-cell>
          <table:table-cell office:value-type="float" office:value="16107" table:style-name="ce7">
            <text:p>16,107<text:s/></text:p>
          </table:table-cell>
          <table:table-cell office:value-type="float" office:value="27253" table:style-name="ce7">
            <text:p>27,253<text:s/></text:p>
          </table:table-cell>
          <table:table-cell office:value-type="float" office:value="22972" table:style-name="ce7">
            <text:p>22,972<text:s/></text:p>
          </table:table-cell>
          <table:table-cell office:value-type="float" office:value="14275" table:style-name="ce7">
            <text:p>14,275<text:s/></text:p>
          </table:table-cell>
          <table:table-cell office:value-type="float" office:value="10816" table:style-name="ce7">
            <text:p>10,816<text:s/></text:p>
          </table:table-cell>
          <table:table-cell office:value-type="float" office:value="11502" table:style-name="ce7">
            <text:p>11,502<text:s/></text:p>
          </table:table-cell>
          <table:table-cell office:value-type="float" office:value="11763" table:style-name="ce7">
            <text:p>11,763<text:s/></text:p>
          </table:table-cell>
          <table:table-cell office:value-type="float" office:value="10990" table:style-name="ce7">
            <text:p>10,990<text:s/></text:p>
          </table:table-cell>
          <table:table-cell office:value-type="float" office:value="9688" table:style-name="ce7">
            <text:p>9,688<text:s/></text:p>
          </table:table-cell>
          <table:table-cell office:value-type="float" office:value="8752" table:style-name="ce7">
            <text:p>8,752<text:s/></text:p>
          </table:table-cell>
          <table:table-cell office:value-type="float" office:value="1745" table:style-name="ce7">
            <text:p>1,745<text:s/></text:p>
          </table:table-cell>
          <table:table-cell office:value-type="float" office:value="1228" table:style-name="ce7">
            <text:p>1,228<text:s/></text:p>
          </table:table-cell>
          <table:table-cell office:value-type="float" office:value="1837" table:style-name="ce7">
            <text:p>1,837<text:s/></text:p>
          </table:table-cell>
          <table:table-cell office:value-type="float" office:value="2178" table:style-name="ce7">
            <text:p>2,178<text:s/></text:p>
          </table:table-cell>
          <table:table-cell office:value-type="float" office:value="1294" table:style-name="ce7">
            <text:p>1,294<text:s/></text:p>
          </table:table-cell>
          <table:table-cell office:value-type="float" office:value="1855" table:style-name="ce7">
            <text:p>1,855<text:s/></text:p>
          </table:table-cell>
          <table:table-cell office:value-type="float" office:value="1245" table:style-name="ce7">
            <text:p>1,245<text:s/></text:p>
          </table:table-cell>
          <table:table-cell office:value-type="float" office:value="1955" table:style-name="ce7">
            <text:p>1,955<text:s/></text:p>
          </table:table-cell>
          <table:table-cell office:value-type="float" office:value="541" table:style-name="ce7">
            <text:p>541<text:s/></text:p>
          </table:table-cell>
          <table:table-cell office:value-type="float" office:value="1942" table:style-name="ce7">
            <text:p>1,942<text:s/></text:p>
          </table:table-cell>
          <table:table-cell office:value-type="float" office:value="1895" table:style-name="ce7">
            <text:p>1,895<text:s/></text:p>
          </table:table-cell>
          <table:table-cell table:number-columns-repeated="16264"/>
        </table:table-row>
        <table:table-row table:style-name="ro2">
          <table:table-cell office:value-type="date" office:date-value="2023-07-05T00:00:00" table:style-name="ce6">
            <text:p>2023/7/5</text:p>
          </table:table-cell>
          <table:table-cell office:value-type="float" office:value="5212" table:style-name="ce7">
            <text:p>5,212<text:s/></text:p>
          </table:table-cell>
          <table:table-cell office:value-type="float" office:value="13563" table:style-name="ce7">
            <text:p>13,563<text:s/></text:p>
          </table:table-cell>
          <table:table-cell office:value-type="float" office:value="41838" table:style-name="ce7">
            <text:p>41,838<text:s/></text:p>
          </table:table-cell>
          <table:table-cell office:value-type="float" office:value="42467" table:style-name="ce7">
            <text:p>42,467<text:s/></text:p>
          </table:table-cell>
          <table:table-cell office:value-type="float" office:value="22471" table:style-name="ce7">
            <text:p>22,471<text:s/></text:p>
          </table:table-cell>
          <table:table-cell office:value-type="float" office:value="13867" table:style-name="ce7">
            <text:p>13,867<text:s/></text:p>
          </table:table-cell>
          <table:table-cell office:value-type="float" office:value="10442" table:style-name="ce7">
            <text:p>10,442<text:s/></text:p>
          </table:table-cell>
          <table:table-cell office:value-type="float" office:value="4149" table:style-name="ce7">
            <text:p>4,149<text:s/></text:p>
          </table:table-cell>
          <table:table-cell office:value-type="float" office:value="3417" table:style-name="ce7">
            <text:p>3,417<text:s/></text:p>
          </table:table-cell>
          <table:table-cell office:value-type="float" office:value="11224" table:style-name="ce7">
            <text:p>11,224<text:s/></text:p>
          </table:table-cell>
          <table:table-cell office:value-type="float" office:value="2695" table:style-name="ce7">
            <text:p>2,695<text:s/></text:p>
          </table:table-cell>
          <table:table-cell office:value-type="float" office:value="3458" table:style-name="ce7">
            <text:p>3,458<text:s/></text:p>
          </table:table-cell>
          <table:table-cell office:value-type="float" office:value="5973" table:style-name="ce7">
            <text:p>5,973<text:s/></text:p>
          </table:table-cell>
          <table:table-cell office:value-type="float" office:value="7318" table:style-name="ce7">
            <text:p>7,318<text:s/></text:p>
          </table:table-cell>
          <table:table-cell office:value-type="float" office:value="11913" table:style-name="ce7">
            <text:p>11,913<text:s/></text:p>
          </table:table-cell>
          <table:table-cell office:value-type="float" office:value="16090" table:style-name="ce7">
            <text:p>16,090<text:s/></text:p>
          </table:table-cell>
          <table:table-cell office:value-type="float" office:value="17717" table:style-name="ce7">
            <text:p>17,717<text:s/></text:p>
          </table:table-cell>
          <table:table-cell office:value-type="float" office:value="4749" table:style-name="ce7">
            <text:p>4,749<text:s/></text:p>
          </table:table-cell>
          <table:table-cell office:value-type="float" office:value="9610" table:style-name="ce7">
            <text:p>9,610<text:s/></text:p>
          </table:table-cell>
          <table:table-cell office:value-type="float" office:value="3288" table:style-name="ce7">
            <text:p>3,288<text:s/></text:p>
          </table:table-cell>
          <table:table-cell office:value-type="float" office:value="8009" table:style-name="ce7">
            <text:p>8,009<text:s/></text:p>
          </table:table-cell>
          <table:table-cell office:value-type="float" office:value="7494" table:style-name="ce7">
            <text:p>7,494<text:s/></text:p>
          </table:table-cell>
          <table:table-cell office:value-type="float" office:value="6896" table:style-name="ce7">
            <text:p>6,896<text:s/></text:p>
          </table:table-cell>
          <table:table-cell office:value-type="float" office:value="28566" table:style-name="ce7">
            <text:p>28,566<text:s/></text:p>
          </table:table-cell>
          <table:table-cell office:value-type="float" office:value="3064" table:style-name="ce7">
            <text:p>3,064<text:s/></text:p>
          </table:table-cell>
          <table:table-cell office:value-type="float" office:value="11869" table:style-name="ce7">
            <text:p>11,869<text:s/></text:p>
          </table:table-cell>
          <table:table-cell office:value-type="float" office:value="11616" table:style-name="ce7">
            <text:p>11,616<text:s/></text:p>
          </table:table-cell>
          <table:table-cell office:value-type="float" office:value="14337" table:style-name="ce7">
            <text:p>14,337<text:s/></text:p>
          </table:table-cell>
          <table:table-cell office:value-type="float" office:value="20050" table:style-name="ce7">
            <text:p>20,050<text:s/></text:p>
          </table:table-cell>
          <table:table-cell office:value-type="float" office:value="14079" table:style-name="ce7">
            <text:p>14,079<text:s/></text:p>
          </table:table-cell>
          <table:table-cell office:value-type="float" office:value="9750" table:style-name="ce7">
            <text:p>9,750<text:s/></text:p>
          </table:table-cell>
          <table:table-cell office:value-type="float" office:value="24695" table:style-name="ce7">
            <text:p>24,695<text:s/></text:p>
          </table:table-cell>
          <table:table-cell office:value-type="float" office:value="15662" table:style-name="ce7">
            <text:p>15,662<text:s/></text:p>
          </table:table-cell>
          <table:table-cell office:value-type="float" office:value="31249" table:style-name="ce7">
            <text:p>31,249<text:s/></text:p>
          </table:table-cell>
          <table:table-cell office:value-type="float" office:value="23442" table:style-name="ce7">
            <text:p>23,442<text:s/></text:p>
          </table:table-cell>
          <table:table-cell office:value-type="float" office:value="8604" table:style-name="ce7">
            <text:p>8,604<text:s/></text:p>
          </table:table-cell>
          <table:table-cell office:value-type="float" office:value="31930" table:style-name="ce7">
            <text:p>31,930<text:s/></text:p>
          </table:table-cell>
          <table:table-cell office:value-type="float" office:value="23340" table:style-name="ce7">
            <text:p>23,340<text:s/></text:p>
          </table:table-cell>
          <table:table-cell office:value-type="float" office:value="22477" table:style-name="ce7">
            <text:p>22,477<text:s/></text:p>
          </table:table-cell>
          <table:table-cell office:value-type="float" office:value="18863" table:style-name="ce7">
            <text:p>18,863<text:s/></text:p>
          </table:table-cell>
          <table:table-cell office:value-type="float" office:value="23480" table:style-name="ce7">
            <text:p>23,480<text:s/></text:p>
          </table:table-cell>
          <table:table-cell office:value-type="float" office:value="134229" table:style-name="ce7">
            <text:p>134,229<text:s/></text:p>
          </table:table-cell>
          <table:table-cell office:value-type="float" office:value="45636" table:style-name="ce7">
            <text:p>45,636<text:s/></text:p>
          </table:table-cell>
          <table:table-cell office:value-type="float" office:value="21804" table:style-name="ce7">
            <text:p>21,804<text:s/></text:p>
          </table:table-cell>
          <table:table-cell office:value-type="float" office:value="20756" table:style-name="ce7">
            <text:p>20,756<text:s/></text:p>
          </table:table-cell>
          <table:table-cell office:value-type="float" office:value="23101" table:style-name="ce7">
            <text:p>23,101<text:s/></text:p>
          </table:table-cell>
          <table:table-cell office:value-type="float" office:value="24916" table:style-name="ce7">
            <text:p>24,916<text:s/></text:p>
          </table:table-cell>
          <table:table-cell office:value-type="float" office:value="23575" table:style-name="ce7">
            <text:p>23,575<text:s/></text:p>
          </table:table-cell>
          <table:table-cell office:value-type="float" office:value="21921" table:style-name="ce7">
            <text:p>21,921<text:s/></text:p>
          </table:table-cell>
          <table:table-cell office:value-type="float" office:value="11773" table:style-name="ce7">
            <text:p>11,773<text:s/></text:p>
          </table:table-cell>
          <table:table-cell office:value-type="float" office:value="27744" table:style-name="ce7">
            <text:p>27,744<text:s/></text:p>
          </table:table-cell>
          <table:table-cell office:value-type="float" office:value="7084" table:style-name="ce7">
            <text:p>7,084<text:s/></text:p>
          </table:table-cell>
          <table:table-cell office:value-type="float" office:value="8659" table:style-name="ce7">
            <text:p>8,659<text:s/></text:p>
          </table:table-cell>
          <table:table-cell office:value-type="float" office:value="15856" table:style-name="ce7">
            <text:p>15,856<text:s/></text:p>
          </table:table-cell>
          <table:table-cell office:value-type="float" office:value="4235" table:style-name="ce7">
            <text:p>4,235<text:s/></text:p>
          </table:table-cell>
          <table:table-cell office:value-type="float" office:value="3714" table:style-name="ce7">
            <text:p>3,714<text:s/></text:p>
          </table:table-cell>
          <table:table-cell office:value-type="float" office:value="3049" table:style-name="ce7">
            <text:p>3,049<text:s/></text:p>
          </table:table-cell>
          <table:table-cell office:value-type="float" office:value="11670" table:style-name="ce7">
            <text:p>11,670<text:s/></text:p>
          </table:table-cell>
          <table:table-cell office:value-type="float" office:value="8596" table:style-name="ce7">
            <text:p>8,596<text:s/></text:p>
          </table:table-cell>
          <table:table-cell office:value-type="float" office:value="11613" table:style-name="ce7">
            <text:p>11,613<text:s/></text:p>
          </table:table-cell>
          <table:table-cell office:value-type="float" office:value="31007" table:style-name="ce7">
            <text:p>31,007<text:s/></text:p>
          </table:table-cell>
          <table:table-cell office:value-type="float" office:value="9358" table:style-name="ce7">
            <text:p>9,358<text:s/></text:p>
          </table:table-cell>
          <table:table-cell office:value-type="float" office:value="12472" table:style-name="ce7">
            <text:p>12,472<text:s/></text:p>
          </table:table-cell>
          <table:table-cell office:value-type="float" office:value="8328" table:style-name="ce7">
            <text:p>8,328<text:s/></text:p>
          </table:table-cell>
          <table:table-cell office:value-type="float" office:value="21130" table:style-name="ce7">
            <text:p>21,130<text:s/></text:p>
          </table:table-cell>
          <table:table-cell office:value-type="float" office:value="24698" table:style-name="ce7">
            <text:p>24,698<text:s/></text:p>
          </table:table-cell>
          <table:table-cell office:value-type="float" office:value="28716" table:style-name="ce7">
            <text:p>28,716<text:s/></text:p>
          </table:table-cell>
          <table:table-cell office:value-type="float" office:value="35626" table:style-name="ce7">
            <text:p>35,626<text:s/></text:p>
          </table:table-cell>
          <table:table-cell office:value-type="float" office:value="36935" table:style-name="ce7">
            <text:p>36,935<text:s/></text:p>
          </table:table-cell>
          <table:table-cell office:value-type="float" office:value="26231" table:style-name="ce7">
            <text:p>26,231<text:s/></text:p>
          </table:table-cell>
          <table:table-cell office:value-type="float" office:value="25734" table:style-name="ce7">
            <text:p>25,734<text:s/></text:p>
          </table:table-cell>
          <table:table-cell office:value-type="float" office:value="63633" table:style-name="ce7">
            <text:p>63,633<text:s/></text:p>
          </table:table-cell>
          <table:table-cell office:value-type="float" office:value="21585" table:style-name="ce7">
            <text:p>21,585<text:s/></text:p>
          </table:table-cell>
          <table:table-cell office:value-type="float" office:value="32350" table:style-name="ce7">
            <text:p>32,350<text:s/></text:p>
          </table:table-cell>
          <table:table-cell office:value-type="float" office:value="32634" table:style-name="ce7">
            <text:p>32,634<text:s/></text:p>
          </table:table-cell>
          <table:table-cell office:value-type="float" office:value="20514" table:style-name="ce7">
            <text:p>20,514<text:s/></text:p>
          </table:table-cell>
          <table:table-cell office:value-type="float" office:value="57820" table:style-name="ce7">
            <text:p>57,820<text:s/></text:p>
          </table:table-cell>
          <table:table-cell office:value-type="float" office:value="18515" table:style-name="ce7">
            <text:p>18,515<text:s/></text:p>
          </table:table-cell>
          <table:table-cell office:value-type="float" office:value="15970" table:style-name="ce7">
            <text:p>15,970<text:s/></text:p>
          </table:table-cell>
          <table:table-cell office:value-type="float" office:value="13558" table:style-name="ce7">
            <text:p>13,558<text:s/></text:p>
          </table:table-cell>
          <table:table-cell office:value-type="float" office:value="19859" table:style-name="ce7">
            <text:p>19,859<text:s/></text:p>
          </table:table-cell>
          <table:table-cell office:value-type="float" office:value="13702" table:style-name="ce7">
            <text:p>13,702<text:s/></text:p>
          </table:table-cell>
          <table:table-cell office:value-type="float" office:value="29129" table:style-name="ce7">
            <text:p>29,129<text:s/></text:p>
          </table:table-cell>
          <table:table-cell office:value-type="float" office:value="19418" table:style-name="ce7">
            <text:p>19,418<text:s/></text:p>
          </table:table-cell>
          <table:table-cell office:value-type="float" office:value="7613" table:style-name="ce7">
            <text:p>7,613<text:s/></text:p>
          </table:table-cell>
          <table:table-cell office:value-type="float" office:value="18349" table:style-name="ce7">
            <text:p>18,349<text:s/></text:p>
          </table:table-cell>
          <table:table-cell office:value-type="float" office:value="38084" table:style-name="ce7">
            <text:p>38,084<text:s/></text:p>
          </table:table-cell>
          <table:table-cell office:value-type="float" office:value="25924" table:style-name="ce7">
            <text:p>25,924<text:s/></text:p>
          </table:table-cell>
          <table:table-cell office:value-type="float" office:value="23773" table:style-name="ce7">
            <text:p>23,773<text:s/></text:p>
          </table:table-cell>
          <table:table-cell office:value-type="float" office:value="25886" table:style-name="ce7">
            <text:p>25,886<text:s/></text:p>
          </table:table-cell>
          <table:table-cell office:value-type="float" office:value="7028" table:style-name="ce7">
            <text:p>7,028<text:s/></text:p>
          </table:table-cell>
          <table:table-cell office:value-type="float" office:value="9554" table:style-name="ce7">
            <text:p>9,554<text:s/></text:p>
          </table:table-cell>
          <table:table-cell office:value-type="float" office:value="4904" table:style-name="ce7">
            <text:p>4,904<text:s/></text:p>
          </table:table-cell>
          <table:table-cell office:value-type="float" office:value="4803" table:style-name="ce7">
            <text:p>4,803<text:s/></text:p>
          </table:table-cell>
          <table:table-cell office:value-type="float" office:value="7350" table:style-name="ce7">
            <text:p>7,350<text:s/></text:p>
          </table:table-cell>
          <table:table-cell office:value-type="float" office:value="9387" table:style-name="ce7">
            <text:p>9,387<text:s/></text:p>
          </table:table-cell>
          <table:table-cell office:value-type="float" office:value="9857" table:style-name="ce7">
            <text:p>9,857<text:s/></text:p>
          </table:table-cell>
          <table:table-cell office:value-type="float" office:value="13074" table:style-name="ce7">
            <text:p>13,074<text:s/></text:p>
          </table:table-cell>
          <table:table-cell office:value-type="float" office:value="16949" table:style-name="ce7">
            <text:p>16,949<text:s/></text:p>
          </table:table-cell>
          <table:table-cell office:value-type="float" office:value="27998" table:style-name="ce7">
            <text:p>27,998<text:s/></text:p>
          </table:table-cell>
          <table:table-cell office:value-type="float" office:value="23344" table:style-name="ce7">
            <text:p>23,344<text:s/></text:p>
          </table:table-cell>
          <table:table-cell office:value-type="float" office:value="14537" table:style-name="ce7">
            <text:p>14,537<text:s/></text:p>
          </table:table-cell>
          <table:table-cell office:value-type="float" office:value="11013" table:style-name="ce7">
            <text:p>11,013<text:s/></text:p>
          </table:table-cell>
          <table:table-cell office:value-type="float" office:value="11757" table:style-name="ce7">
            <text:p>11,757<text:s/></text:p>
          </table:table-cell>
          <table:table-cell office:value-type="float" office:value="11811" table:style-name="ce7">
            <text:p>11,811<text:s/></text:p>
          </table:table-cell>
          <table:table-cell office:value-type="float" office:value="11147" table:style-name="ce7">
            <text:p>11,147<text:s/></text:p>
          </table:table-cell>
          <table:table-cell office:value-type="float" office:value="9784" table:style-name="ce7">
            <text:p>9,784<text:s/></text:p>
          </table:table-cell>
          <table:table-cell office:value-type="float" office:value="8738" table:style-name="ce7">
            <text:p>8,738<text:s/></text:p>
          </table:table-cell>
          <table:table-cell office:value-type="float" office:value="1591" table:style-name="ce7">
            <text:p>1,591<text:s/></text:p>
          </table:table-cell>
          <table:table-cell office:value-type="float" office:value="1192" table:style-name="ce7">
            <text:p>1,192<text:s/></text:p>
          </table:table-cell>
          <table:table-cell office:value-type="float" office:value="1822" table:style-name="ce7">
            <text:p>1,822<text:s/></text:p>
          </table:table-cell>
          <table:table-cell office:value-type="float" office:value="2131" table:style-name="ce7">
            <text:p>2,131<text:s/></text:p>
          </table:table-cell>
          <table:table-cell office:value-type="float" office:value="1351" table:style-name="ce7">
            <text:p>1,351<text:s/></text:p>
          </table:table-cell>
          <table:table-cell office:value-type="float" office:value="1896" table:style-name="ce7">
            <text:p>1,896<text:s/></text:p>
          </table:table-cell>
          <table:table-cell office:value-type="float" office:value="1321" table:style-name="ce7">
            <text:p>1,321<text:s/></text:p>
          </table:table-cell>
          <table:table-cell office:value-type="float" office:value="1873" table:style-name="ce7">
            <text:p>1,873<text:s/></text:p>
          </table:table-cell>
          <table:table-cell office:value-type="float" office:value="541" table:style-name="ce7">
            <text:p>541<text:s/></text:p>
          </table:table-cell>
          <table:table-cell office:value-type="float" office:value="2081" table:style-name="ce7">
            <text:p>2,081<text:s/></text:p>
          </table:table-cell>
          <table:table-cell office:value-type="float" office:value="1845" table:style-name="ce7">
            <text:p>1,845<text:s/></text:p>
          </table:table-cell>
          <table:table-cell table:number-columns-repeated="16264"/>
        </table:table-row>
        <table:table-row table:style-name="ro2">
          <table:table-cell office:value-type="date" office:date-value="2023-07-06T00:00:00" table:style-name="ce6">
            <text:p>2023/7/6</text:p>
          </table:table-cell>
          <table:table-cell office:value-type="float" office:value="5224" table:style-name="ce7">
            <text:p>5,224<text:s/></text:p>
          </table:table-cell>
          <table:table-cell office:value-type="float" office:value="13579" table:style-name="ce7">
            <text:p>13,579<text:s/></text:p>
          </table:table-cell>
          <table:table-cell office:value-type="float" office:value="41638" table:style-name="ce7">
            <text:p>41,638<text:s/></text:p>
          </table:table-cell>
          <table:table-cell office:value-type="float" office:value="42761" table:style-name="ce7">
            <text:p>42,761<text:s/></text:p>
          </table:table-cell>
          <table:table-cell office:value-type="float" office:value="21950" table:style-name="ce7">
            <text:p>21,950<text:s/></text:p>
          </table:table-cell>
          <table:table-cell office:value-type="float" office:value="13731" table:style-name="ce7">
            <text:p>13,731<text:s/></text:p>
          </table:table-cell>
          <table:table-cell office:value-type="float" office:value="10487" table:style-name="ce7">
            <text:p>10,487<text:s/></text:p>
          </table:table-cell>
          <table:table-cell office:value-type="float" office:value="4044" table:style-name="ce7">
            <text:p>4,044<text:s/></text:p>
          </table:table-cell>
          <table:table-cell office:value-type="float" office:value="3463" table:style-name="ce7">
            <text:p>3,463<text:s/></text:p>
          </table:table-cell>
          <table:table-cell office:value-type="float" office:value="10889" table:style-name="ce7">
            <text:p>10,889<text:s/></text:p>
          </table:table-cell>
          <table:table-cell office:value-type="float" office:value="2639" table:style-name="ce7">
            <text:p>2,639<text:s/></text:p>
          </table:table-cell>
          <table:table-cell office:value-type="float" office:value="3396" table:style-name="ce7">
            <text:p>3,396<text:s/></text:p>
          </table:table-cell>
          <table:table-cell office:value-type="float" office:value="5840" table:style-name="ce7">
            <text:p>5,840<text:s/></text:p>
          </table:table-cell>
          <table:table-cell office:value-type="float" office:value="7138" table:style-name="ce7">
            <text:p>7,138<text:s/></text:p>
          </table:table-cell>
          <table:table-cell office:value-type="float" office:value="12293" table:style-name="ce7">
            <text:p>12,293<text:s/></text:p>
          </table:table-cell>
          <table:table-cell office:value-type="float" office:value="15977" table:style-name="ce7">
            <text:p>15,977<text:s/></text:p>
          </table:table-cell>
          <table:table-cell office:value-type="float" office:value="17507" table:style-name="ce7">
            <text:p>17,507<text:s/></text:p>
          </table:table-cell>
          <table:table-cell office:value-type="float" office:value="4692" table:style-name="ce7">
            <text:p>4,692<text:s/></text:p>
          </table:table-cell>
          <table:table-cell office:value-type="float" office:value="9449" table:style-name="ce7">
            <text:p>9,449<text:s/></text:p>
          </table:table-cell>
          <table:table-cell office:value-type="float" office:value="3282" table:style-name="ce7">
            <text:p>3,282<text:s/></text:p>
          </table:table-cell>
          <table:table-cell office:value-type="float" office:value="7688" table:style-name="ce7">
            <text:p>7,688<text:s/></text:p>
          </table:table-cell>
          <table:table-cell office:value-type="float" office:value="7976" table:style-name="ce7">
            <text:p>7,976<text:s/></text:p>
          </table:table-cell>
          <table:table-cell office:value-type="float" office:value="6942" table:style-name="ce7">
            <text:p>6,942<text:s/></text:p>
          </table:table-cell>
          <table:table-cell office:value-type="float" office:value="28589" table:style-name="ce7">
            <text:p>28,589<text:s/></text:p>
          </table:table-cell>
          <table:table-cell office:value-type="float" office:value="2997" table:style-name="ce7">
            <text:p>2,997<text:s/></text:p>
          </table:table-cell>
          <table:table-cell office:value-type="float" office:value="12063" table:style-name="ce7">
            <text:p>12,063<text:s/></text:p>
          </table:table-cell>
          <table:table-cell office:value-type="float" office:value="11793" table:style-name="ce7">
            <text:p>11,793<text:s/></text:p>
          </table:table-cell>
          <table:table-cell office:value-type="float" office:value="14380" table:style-name="ce7">
            <text:p>14,380<text:s/></text:p>
          </table:table-cell>
          <table:table-cell office:value-type="float" office:value="20273" table:style-name="ce7">
            <text:p>20,273<text:s/></text:p>
          </table:table-cell>
          <table:table-cell office:value-type="float" office:value="13969" table:style-name="ce7">
            <text:p>13,969<text:s/></text:p>
          </table:table-cell>
          <table:table-cell office:value-type="float" office:value="9490" table:style-name="ce7">
            <text:p>9,490<text:s/></text:p>
          </table:table-cell>
          <table:table-cell office:value-type="float" office:value="24154" table:style-name="ce7">
            <text:p>24,154<text:s/></text:p>
          </table:table-cell>
          <table:table-cell office:value-type="float" office:value="15277" table:style-name="ce7">
            <text:p>15,277<text:s/></text:p>
          </table:table-cell>
          <table:table-cell office:value-type="float" office:value="30931" table:style-name="ce7">
            <text:p>30,931<text:s/></text:p>
          </table:table-cell>
          <table:table-cell office:value-type="float" office:value="23627" table:style-name="ce7">
            <text:p>23,627<text:s/></text:p>
          </table:table-cell>
          <table:table-cell office:value-type="float" office:value="8952" table:style-name="ce7">
            <text:p>8,952<text:s/></text:p>
          </table:table-cell>
          <table:table-cell office:value-type="float" office:value="31663" table:style-name="ce7">
            <text:p>31,663<text:s/></text:p>
          </table:table-cell>
          <table:table-cell office:value-type="float" office:value="23370" table:style-name="ce7">
            <text:p>23,370<text:s/></text:p>
          </table:table-cell>
          <table:table-cell office:value-type="float" office:value="22305" table:style-name="ce7">
            <text:p>22,305<text:s/></text:p>
          </table:table-cell>
          <table:table-cell office:value-type="float" office:value="18647" table:style-name="ce7">
            <text:p>18,647<text:s/></text:p>
          </table:table-cell>
          <table:table-cell office:value-type="float" office:value="23056" table:style-name="ce7">
            <text:p>23,056<text:s/></text:p>
          </table:table-cell>
          <table:table-cell office:value-type="float" office:value="134612" table:style-name="ce7">
            <text:p>134,612<text:s/></text:p>
          </table:table-cell>
          <table:table-cell office:value-type="float" office:value="45107" table:style-name="ce7">
            <text:p>45,107<text:s/></text:p>
          </table:table-cell>
          <table:table-cell office:value-type="float" office:value="20616" table:style-name="ce7">
            <text:p>20,616<text:s/></text:p>
          </table:table-cell>
          <table:table-cell office:value-type="float" office:value="20973" table:style-name="ce7">
            <text:p>20,973<text:s/></text:p>
          </table:table-cell>
          <table:table-cell office:value-type="float" office:value="22774" table:style-name="ce7">
            <text:p>22,774<text:s/></text:p>
          </table:table-cell>
          <table:table-cell office:value-type="float" office:value="25135" table:style-name="ce7">
            <text:p>25,135<text:s/></text:p>
          </table:table-cell>
          <table:table-cell office:value-type="float" office:value="23938" table:style-name="ce7">
            <text:p>23,938<text:s/></text:p>
          </table:table-cell>
          <table:table-cell office:value-type="float" office:value="21382" table:style-name="ce7">
            <text:p>21,382<text:s/></text:p>
          </table:table-cell>
          <table:table-cell office:value-type="float" office:value="11574" table:style-name="ce7">
            <text:p>11,574<text:s/></text:p>
          </table:table-cell>
          <table:table-cell office:value-type="float" office:value="27014" table:style-name="ce7">
            <text:p>27,014<text:s/></text:p>
          </table:table-cell>
          <table:table-cell office:value-type="float" office:value="6909" table:style-name="ce7">
            <text:p>6,909<text:s/></text:p>
          </table:table-cell>
          <table:table-cell office:value-type="float" office:value="8806" table:style-name="ce7">
            <text:p>8,806<text:s/></text:p>
          </table:table-cell>
          <table:table-cell office:value-type="float" office:value="15758" table:style-name="ce7">
            <text:p>15,758<text:s/></text:p>
          </table:table-cell>
          <table:table-cell office:value-type="float" office:value="4141" table:style-name="ce7">
            <text:p>4,141<text:s/></text:p>
          </table:table-cell>
          <table:table-cell office:value-type="float" office:value="3679" table:style-name="ce7">
            <text:p>3,679<text:s/></text:p>
          </table:table-cell>
          <table:table-cell office:value-type="float" office:value="3002" table:style-name="ce7">
            <text:p>3,002<text:s/></text:p>
          </table:table-cell>
          <table:table-cell office:value-type="float" office:value="11430" table:style-name="ce7">
            <text:p>11,430<text:s/></text:p>
          </table:table-cell>
          <table:table-cell office:value-type="float" office:value="8378" table:style-name="ce7">
            <text:p>8,378<text:s/></text:p>
          </table:table-cell>
          <table:table-cell office:value-type="float" office:value="11274" table:style-name="ce7">
            <text:p>11,274<text:s/></text:p>
          </table:table-cell>
          <table:table-cell office:value-type="float" office:value="30507" table:style-name="ce7">
            <text:p>30,507<text:s/></text:p>
          </table:table-cell>
          <table:table-cell office:value-type="float" office:value="9328" table:style-name="ce7">
            <text:p>9,328<text:s/></text:p>
          </table:table-cell>
          <table:table-cell office:value-type="float" office:value="12291" table:style-name="ce7">
            <text:p>12,291<text:s/></text:p>
          </table:table-cell>
          <table:table-cell office:value-type="float" office:value="8049" table:style-name="ce7">
            <text:p>8,049<text:s/></text:p>
          </table:table-cell>
          <table:table-cell office:value-type="float" office:value="21082" table:style-name="ce7">
            <text:p>21,082<text:s/></text:p>
          </table:table-cell>
          <table:table-cell office:value-type="float" office:value="24393" table:style-name="ce7">
            <text:p>24,393<text:s/></text:p>
          </table:table-cell>
          <table:table-cell office:value-type="float" office:value="27690" table:style-name="ce7">
            <text:p>27,690<text:s/></text:p>
          </table:table-cell>
          <table:table-cell office:value-type="float" office:value="36517" table:style-name="ce7">
            <text:p>36,517<text:s/></text:p>
          </table:table-cell>
          <table:table-cell office:value-type="float" office:value="37084" table:style-name="ce7">
            <text:p>37,084<text:s/></text:p>
          </table:table-cell>
          <table:table-cell office:value-type="float" office:value="26118" table:style-name="ce7">
            <text:p>26,118<text:s/></text:p>
          </table:table-cell>
          <table:table-cell office:value-type="float" office:value="25185" table:style-name="ce7">
            <text:p>25,185<text:s/></text:p>
          </table:table-cell>
          <table:table-cell office:value-type="float" office:value="63554" table:style-name="ce7">
            <text:p>63,554<text:s/></text:p>
          </table:table-cell>
          <table:table-cell office:value-type="float" office:value="20454" table:style-name="ce7">
            <text:p>20,454<text:s/></text:p>
          </table:table-cell>
          <table:table-cell office:value-type="float" office:value="32753" table:style-name="ce7">
            <text:p>32,753<text:s/></text:p>
          </table:table-cell>
          <table:table-cell office:value-type="float" office:value="32610" table:style-name="ce7">
            <text:p>32,610<text:s/></text:p>
          </table:table-cell>
          <table:table-cell office:value-type="float" office:value="20916" table:style-name="ce7">
            <text:p>20,916<text:s/></text:p>
          </table:table-cell>
          <table:table-cell office:value-type="float" office:value="60756" table:style-name="ce7">
            <text:p>60,756<text:s/></text:p>
          </table:table-cell>
          <table:table-cell office:value-type="float" office:value="18450" table:style-name="ce7">
            <text:p>18,450<text:s/></text:p>
          </table:table-cell>
          <table:table-cell office:value-type="float" office:value="15891" table:style-name="ce7">
            <text:p>15,891<text:s/></text:p>
          </table:table-cell>
          <table:table-cell office:value-type="float" office:value="13987" table:style-name="ce7">
            <text:p>13,987<text:s/></text:p>
          </table:table-cell>
          <table:table-cell office:value-type="float" office:value="20181" table:style-name="ce7">
            <text:p>20,181<text:s/></text:p>
          </table:table-cell>
          <table:table-cell office:value-type="float" office:value="13567" table:style-name="ce7">
            <text:p>13,567<text:s/></text:p>
          </table:table-cell>
          <table:table-cell office:value-type="float" office:value="30565" table:style-name="ce7">
            <text:p>30,565<text:s/></text:p>
          </table:table-cell>
          <table:table-cell office:value-type="float" office:value="19283" table:style-name="ce7">
            <text:p>19,283<text:s/></text:p>
          </table:table-cell>
          <table:table-cell office:value-type="float" office:value="7796" table:style-name="ce7">
            <text:p>7,796<text:s/></text:p>
          </table:table-cell>
          <table:table-cell office:value-type="float" office:value="14141" table:style-name="ce7">
            <text:p>14,141<text:s/></text:p>
          </table:table-cell>
          <table:table-cell office:value-type="float" office:value="38337" table:style-name="ce7">
            <text:p>38,337<text:s/></text:p>
          </table:table-cell>
          <table:table-cell office:value-type="float" office:value="23003" table:style-name="ce7">
            <text:p>23,003<text:s/></text:p>
          </table:table-cell>
          <table:table-cell office:value-type="float" office:value="23818" table:style-name="ce7">
            <text:p>23,818<text:s/></text:p>
          </table:table-cell>
          <table:table-cell office:value-type="float" office:value="25982" table:style-name="ce7">
            <text:p>25,982<text:s/></text:p>
          </table:table-cell>
          <table:table-cell office:value-type="float" office:value="7012" table:style-name="ce7">
            <text:p>7,012<text:s/></text:p>
          </table:table-cell>
          <table:table-cell office:value-type="float" office:value="9283" table:style-name="ce7">
            <text:p>9,283<text:s/></text:p>
          </table:table-cell>
          <table:table-cell office:value-type="float" office:value="4920" table:style-name="ce7">
            <text:p>4,920<text:s/></text:p>
          </table:table-cell>
          <table:table-cell office:value-type="float" office:value="4645" table:style-name="ce7">
            <text:p>4,645<text:s/></text:p>
          </table:table-cell>
          <table:table-cell office:value-type="float" office:value="7388" table:style-name="ce7">
            <text:p>7,388<text:s/></text:p>
          </table:table-cell>
          <table:table-cell office:value-type="float" office:value="9160" table:style-name="ce7">
            <text:p>9,160<text:s/></text:p>
          </table:table-cell>
          <table:table-cell office:value-type="float" office:value="9803" table:style-name="ce7">
            <text:p>9,803<text:s/></text:p>
          </table:table-cell>
          <table:table-cell office:value-type="float" office:value="11875" table:style-name="ce7">
            <text:p>11,875<text:s/></text:p>
          </table:table-cell>
          <table:table-cell office:value-type="float" office:value="16564" table:style-name="ce7">
            <text:p>16,564<text:s/></text:p>
          </table:table-cell>
          <table:table-cell office:value-type="float" office:value="28060" table:style-name="ce7">
            <text:p>28,060<text:s/></text:p>
          </table:table-cell>
          <table:table-cell office:value-type="float" office:value="23436" table:style-name="ce7">
            <text:p>23,436<text:s/></text:p>
          </table:table-cell>
          <table:table-cell office:value-type="float" office:value="14372" table:style-name="ce7">
            <text:p>14,372<text:s/></text:p>
          </table:table-cell>
          <table:table-cell office:value-type="float" office:value="11000" table:style-name="ce7">
            <text:p>11,000<text:s/></text:p>
          </table:table-cell>
          <table:table-cell office:value-type="float" office:value="11486" table:style-name="ce7">
            <text:p>11,486<text:s/></text:p>
          </table:table-cell>
          <table:table-cell office:value-type="float" office:value="11812" table:style-name="ce7">
            <text:p>11,812<text:s/></text:p>
          </table:table-cell>
          <table:table-cell office:value-type="float" office:value="10976" table:style-name="ce7">
            <text:p>10,976<text:s/></text:p>
          </table:table-cell>
          <table:table-cell office:value-type="float" office:value="9560" table:style-name="ce7">
            <text:p>9,560<text:s/></text:p>
          </table:table-cell>
          <table:table-cell office:value-type="float" office:value="8611" table:style-name="ce7">
            <text:p>8,611<text:s/></text:p>
          </table:table-cell>
          <table:table-cell office:value-type="float" office:value="1677" table:style-name="ce7">
            <text:p>1,677<text:s/></text:p>
          </table:table-cell>
          <table:table-cell office:value-type="float" office:value="1318" table:style-name="ce7">
            <text:p>1,318<text:s/></text:p>
          </table:table-cell>
          <table:table-cell office:value-type="float" office:value="1840" table:style-name="ce7">
            <text:p>1,840<text:s/></text:p>
          </table:table-cell>
          <table:table-cell office:value-type="float" office:value="2227" table:style-name="ce7">
            <text:p>2,227<text:s/></text:p>
          </table:table-cell>
          <table:table-cell office:value-type="float" office:value="1367" table:style-name="ce7">
            <text:p>1,367<text:s/></text:p>
          </table:table-cell>
          <table:table-cell office:value-type="float" office:value="1856" table:style-name="ce7">
            <text:p>1,856<text:s/></text:p>
          </table:table-cell>
          <table:table-cell office:value-type="float" office:value="1279" table:style-name="ce7">
            <text:p>1,279<text:s/></text:p>
          </table:table-cell>
          <table:table-cell office:value-type="float" office:value="1921" table:style-name="ce7">
            <text:p>1,921<text:s/></text:p>
          </table:table-cell>
          <table:table-cell office:value-type="float" office:value="539" table:style-name="ce7">
            <text:p>539<text:s/></text:p>
          </table:table-cell>
          <table:table-cell office:value-type="float" office:value="1917" table:style-name="ce7">
            <text:p>1,917<text:s/></text:p>
          </table:table-cell>
          <table:table-cell office:value-type="float" office:value="1884" table:style-name="ce7">
            <text:p>1,884<text:s/></text:p>
          </table:table-cell>
          <table:table-cell table:number-columns-repeated="16264"/>
        </table:table-row>
        <table:table-row table:style-name="ro2">
          <table:table-cell office:value-type="date" office:date-value="2023-07-07T00:00:00" table:style-name="ce6">
            <text:p>2023/7/7</text:p>
          </table:table-cell>
          <table:table-cell office:value-type="float" office:value="5874" table:style-name="ce7">
            <text:p>5,874<text:s/></text:p>
          </table:table-cell>
          <table:table-cell office:value-type="float" office:value="13925" table:style-name="ce7">
            <text:p>13,925<text:s/></text:p>
          </table:table-cell>
          <table:table-cell office:value-type="float" office:value="42541" table:style-name="ce7">
            <text:p>42,541<text:s/></text:p>
          </table:table-cell>
          <table:table-cell office:value-type="float" office:value="47072" table:style-name="ce7">
            <text:p>47,072<text:s/></text:p>
          </table:table-cell>
          <table:table-cell office:value-type="float" office:value="22661" table:style-name="ce7">
            <text:p>22,661<text:s/></text:p>
          </table:table-cell>
          <table:table-cell office:value-type="float" office:value="13680" table:style-name="ce7">
            <text:p>13,680<text:s/></text:p>
          </table:table-cell>
          <table:table-cell office:value-type="float" office:value="10691" table:style-name="ce7">
            <text:p>10,691<text:s/></text:p>
          </table:table-cell>
          <table:table-cell office:value-type="float" office:value="4297" table:style-name="ce7">
            <text:p>4,297<text:s/></text:p>
          </table:table-cell>
          <table:table-cell office:value-type="float" office:value="3526" table:style-name="ce7">
            <text:p>3,526<text:s/></text:p>
          </table:table-cell>
          <table:table-cell office:value-type="float" office:value="11301" table:style-name="ce7">
            <text:p>11,301<text:s/></text:p>
          </table:table-cell>
          <table:table-cell office:value-type="float" office:value="2633" table:style-name="ce7">
            <text:p>2,633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5539" table:style-name="ce7">
            <text:p>5,539<text:s/></text:p>
          </table:table-cell>
          <table:table-cell office:value-type="float" office:value="7630" table:style-name="ce7">
            <text:p>7,630<text:s/></text:p>
          </table:table-cell>
          <table:table-cell office:value-type="float" office:value="13292" table:style-name="ce7">
            <text:p>13,292<text:s/></text:p>
          </table:table-cell>
          <table:table-cell office:value-type="float" office:value="15795" table:style-name="ce7">
            <text:p>15,795<text:s/></text:p>
          </table:table-cell>
          <table:table-cell office:value-type="float" office:value="17923" table:style-name="ce7">
            <text:p>17,923<text:s/></text:p>
          </table:table-cell>
          <table:table-cell office:value-type="float" office:value="5238" table:style-name="ce7">
            <text:p>5,238<text:s/></text:p>
          </table:table-cell>
          <table:table-cell office:value-type="float" office:value="10109" table:style-name="ce7">
            <text:p>10,109<text:s/></text:p>
          </table:table-cell>
          <table:table-cell office:value-type="float" office:value="3382" table:style-name="ce7">
            <text:p>3,382<text:s/></text:p>
          </table:table-cell>
          <table:table-cell office:value-type="float" office:value="8015" table:style-name="ce7">
            <text:p>8,015<text:s/></text:p>
          </table:table-cell>
          <table:table-cell office:value-type="float" office:value="7702" table:style-name="ce7">
            <text:p>7,702<text:s/></text:p>
          </table:table-cell>
          <table:table-cell office:value-type="float" office:value="7145" table:style-name="ce7">
            <text:p>7,145<text:s/></text:p>
          </table:table-cell>
          <table:table-cell office:value-type="float" office:value="35039" table:style-name="ce7">
            <text:p>35,039<text:s/></text:p>
          </table:table-cell>
          <table:table-cell office:value-type="float" office:value="3328" table:style-name="ce7">
            <text:p>3,328<text:s/></text:p>
          </table:table-cell>
          <table:table-cell office:value-type="float" office:value="12348" table:style-name="ce7">
            <text:p>12,348<text:s/></text:p>
          </table:table-cell>
          <table:table-cell office:value-type="float" office:value="12275" table:style-name="ce7">
            <text:p>12,275<text:s/></text:p>
          </table:table-cell>
          <table:table-cell office:value-type="float" office:value="15009" table:style-name="ce7">
            <text:p>15,009<text:s/></text:p>
          </table:table-cell>
          <table:table-cell office:value-type="float" office:value="21523" table:style-name="ce7">
            <text:p>21,523<text:s/></text:p>
          </table:table-cell>
          <table:table-cell office:value-type="float" office:value="14728" table:style-name="ce7">
            <text:p>14,728<text:s/></text:p>
          </table:table-cell>
          <table:table-cell office:value-type="float" office:value="10189" table:style-name="ce7">
            <text:p>10,189<text:s/></text:p>
          </table:table-cell>
          <table:table-cell office:value-type="float" office:value="26590" table:style-name="ce7">
            <text:p>26,590<text:s/></text:p>
          </table:table-cell>
          <table:table-cell office:value-type="float" office:value="16205" table:style-name="ce7">
            <text:p>16,205<text:s/></text:p>
          </table:table-cell>
          <table:table-cell office:value-type="float" office:value="31828" table:style-name="ce7">
            <text:p>31,828<text:s/></text:p>
          </table:table-cell>
          <table:table-cell office:value-type="float" office:value="24851" table:style-name="ce7">
            <text:p>24,851<text:s/></text:p>
          </table:table-cell>
          <table:table-cell office:value-type="float" office:value="9136" table:style-name="ce7">
            <text:p>9,136<text:s/></text:p>
          </table:table-cell>
          <table:table-cell office:value-type="float" office:value="33086" table:style-name="ce7">
            <text:p>33,086<text:s/></text:p>
          </table:table-cell>
          <table:table-cell office:value-type="float" office:value="23938" table:style-name="ce7">
            <text:p>23,938<text:s/></text:p>
          </table:table-cell>
          <table:table-cell office:value-type="float" office:value="23445" table:style-name="ce7">
            <text:p>23,445<text:s/></text:p>
          </table:table-cell>
          <table:table-cell office:value-type="float" office:value="19349" table:style-name="ce7">
            <text:p>19,349<text:s/></text:p>
          </table:table-cell>
          <table:table-cell office:value-type="float" office:value="22977" table:style-name="ce7">
            <text:p>22,977<text:s/></text:p>
          </table:table-cell>
          <table:table-cell office:value-type="float" office:value="151339" table:style-name="ce7">
            <text:p>151,339<text:s/></text:p>
          </table:table-cell>
          <table:table-cell office:value-type="float" office:value="50755" table:style-name="ce7">
            <text:p>50,755<text:s/></text:p>
          </table:table-cell>
          <table:table-cell office:value-type="float" office:value="21272" table:style-name="ce7">
            <text:p>21,272<text:s/></text:p>
          </table:table-cell>
          <table:table-cell office:value-type="float" office:value="21450" table:style-name="ce7">
            <text:p>21,450<text:s/></text:p>
          </table:table-cell>
          <table:table-cell office:value-type="float" office:value="23792" table:style-name="ce7">
            <text:p>23,792<text:s/></text:p>
          </table:table-cell>
          <table:table-cell office:value-type="float" office:value="26928" table:style-name="ce7">
            <text:p>26,928<text:s/></text:p>
          </table:table-cell>
          <table:table-cell office:value-type="float" office:value="24689" table:style-name="ce7">
            <text:p>24,689<text:s/></text:p>
          </table:table-cell>
          <table:table-cell office:value-type="float" office:value="22909" table:style-name="ce7">
            <text:p>22,909<text:s/></text:p>
          </table:table-cell>
          <table:table-cell office:value-type="float" office:value="11751" table:style-name="ce7">
            <text:p>11,751<text:s/></text:p>
          </table:table-cell>
          <table:table-cell office:value-type="float" office:value="27983" table:style-name="ce7">
            <text:p>27,983<text:s/></text:p>
          </table:table-cell>
          <table:table-cell office:value-type="float" office:value="7449" table:style-name="ce7">
            <text:p>7,449<text:s/></text:p>
          </table:table-cell>
          <table:table-cell office:value-type="float" office:value="8976" table:style-name="ce7">
            <text:p>8,976<text:s/></text:p>
          </table:table-cell>
          <table:table-cell office:value-type="float" office:value="16530" table:style-name="ce7">
            <text:p>16,530<text:s/></text:p>
          </table:table-cell>
          <table:table-cell office:value-type="float" office:value="4214" table:style-name="ce7">
            <text:p>4,214<text:s/></text:p>
          </table:table-cell>
          <table:table-cell office:value-type="float" office:value="3880" table:style-name="ce7">
            <text:p>3,880<text:s/></text:p>
          </table:table-cell>
          <table:table-cell office:value-type="float" office:value="3000" table:style-name="ce7">
            <text:p>3,000<text:s/></text:p>
          </table:table-cell>
          <table:table-cell office:value-type="float" office:value="11516" table:style-name="ce7">
            <text:p>11,516<text:s/></text:p>
          </table:table-cell>
          <table:table-cell office:value-type="float" office:value="8793" table:style-name="ce7">
            <text:p>8,793<text:s/></text:p>
          </table:table-cell>
          <table:table-cell office:value-type="float" office:value="11740" table:style-name="ce7">
            <text:p>11,740<text:s/></text:p>
          </table:table-cell>
          <table:table-cell office:value-type="float" office:value="32123" table:style-name="ce7">
            <text:p>32,123<text:s/></text:p>
          </table:table-cell>
          <table:table-cell office:value-type="float" office:value="9835" table:style-name="ce7">
            <text:p>9,835<text:s/></text:p>
          </table:table-cell>
          <table:table-cell office:value-type="float" office:value="13180" table:style-name="ce7">
            <text:p>13,180<text:s/></text:p>
          </table:table-cell>
          <table:table-cell office:value-type="float" office:value="8475" table:style-name="ce7">
            <text:p>8,475<text:s/></text:p>
          </table:table-cell>
          <table:table-cell office:value-type="float" office:value="21695" table:style-name="ce7">
            <text:p>21,695<text:s/></text:p>
          </table:table-cell>
          <table:table-cell office:value-type="float" office:value="24649" table:style-name="ce7">
            <text:p>24,649<text:s/></text:p>
          </table:table-cell>
          <table:table-cell office:value-type="float" office:value="29866" table:style-name="ce7">
            <text:p>29,866<text:s/></text:p>
          </table:table-cell>
          <table:table-cell office:value-type="float" office:value="40150" table:style-name="ce7">
            <text:p>40,150<text:s/></text:p>
          </table:table-cell>
          <table:table-cell office:value-type="float" office:value="38322" table:style-name="ce7">
            <text:p>38,322<text:s/></text:p>
          </table:table-cell>
          <table:table-cell office:value-type="float" office:value="27685" table:style-name="ce7">
            <text:p>27,685<text:s/></text:p>
          </table:table-cell>
          <table:table-cell office:value-type="float" office:value="26380" table:style-name="ce7">
            <text:p>26,380<text:s/></text:p>
          </table:table-cell>
          <table:table-cell office:value-type="float" office:value="70309" table:style-name="ce7">
            <text:p>70,309<text:s/></text:p>
          </table:table-cell>
          <table:table-cell office:value-type="float" office:value="21457" table:style-name="ce7">
            <text:p>21,457<text:s/></text:p>
          </table:table-cell>
          <table:table-cell office:value-type="float" office:value="34391" table:style-name="ce7">
            <text:p>34,391<text:s/></text:p>
          </table:table-cell>
          <table:table-cell office:value-type="float" office:value="35497" table:style-name="ce7">
            <text:p>35,497<text:s/></text:p>
          </table:table-cell>
          <table:table-cell office:value-type="float" office:value="22087" table:style-name="ce7">
            <text:p>22,087<text:s/></text:p>
          </table:table-cell>
          <table:table-cell office:value-type="float" office:value="64753" table:style-name="ce7">
            <text:p>64,753<text:s/></text:p>
          </table:table-cell>
          <table:table-cell office:value-type="float" office:value="19731" table:style-name="ce7">
            <text:p>19,731<text:s/></text:p>
          </table:table-cell>
          <table:table-cell office:value-type="float" office:value="16764" table:style-name="ce7">
            <text:p>16,764<text:s/></text:p>
          </table:table-cell>
          <table:table-cell office:value-type="float" office:value="13848" table:style-name="ce7">
            <text:p>13,848<text:s/></text:p>
          </table:table-cell>
          <table:table-cell office:value-type="float" office:value="22374" table:style-name="ce7">
            <text:p>22,374<text:s/></text:p>
          </table:table-cell>
          <table:table-cell office:value-type="float" office:value="13243" table:style-name="ce7">
            <text:p>13,243<text:s/></text:p>
          </table:table-cell>
          <table:table-cell office:value-type="float" office:value="34028" table:style-name="ce7">
            <text:p>34,028<text:s/></text:p>
          </table:table-cell>
          <table:table-cell office:value-type="float" office:value="20052" table:style-name="ce7">
            <text:p>20,052<text:s/></text:p>
          </table:table-cell>
          <table:table-cell office:value-type="float" office:value="8178" table:style-name="ce7">
            <text:p>8,178<text:s/></text:p>
          </table:table-cell>
          <table:table-cell office:value-type="float" office:value="14990" table:style-name="ce7">
            <text:p>14,990<text:s/></text:p>
          </table:table-cell>
          <table:table-cell office:value-type="float" office:value="39299" table:style-name="ce7">
            <text:p>39,299<text:s/></text:p>
          </table:table-cell>
          <table:table-cell office:value-type="float" office:value="23082" table:style-name="ce7">
            <text:p>23,082<text:s/></text:p>
          </table:table-cell>
          <table:table-cell office:value-type="float" office:value="24147" table:style-name="ce7">
            <text:p>24,147<text:s/></text:p>
          </table:table-cell>
          <table:table-cell office:value-type="float" office:value="27211" table:style-name="ce7">
            <text:p>27,211<text:s/></text:p>
          </table:table-cell>
          <table:table-cell office:value-type="float" office:value="6733" table:style-name="ce7">
            <text:p>6,733<text:s/></text:p>
          </table:table-cell>
          <table:table-cell office:value-type="float" office:value="9752" table:style-name="ce7">
            <text:p>9,752<text:s/></text:p>
          </table:table-cell>
          <table:table-cell office:value-type="float" office:value="4890" table:style-name="ce7">
            <text:p>4,890<text:s/></text:p>
          </table:table-cell>
          <table:table-cell office:value-type="float" office:value="4739" table:style-name="ce7">
            <text:p>4,739<text:s/></text:p>
          </table:table-cell>
          <table:table-cell office:value-type="float" office:value="7612" table:style-name="ce7">
            <text:p>7,612<text:s/></text:p>
          </table:table-cell>
          <table:table-cell office:value-type="float" office:value="9629" table:style-name="ce7">
            <text:p>9,629<text:s/></text:p>
          </table:table-cell>
          <table:table-cell office:value-type="float" office:value="10321" table:style-name="ce7">
            <text:p>10,321<text:s/></text:p>
          </table:table-cell>
          <table:table-cell office:value-type="float" office:value="12872" table:style-name="ce7">
            <text:p>12,872<text:s/></text:p>
          </table:table-cell>
          <table:table-cell office:value-type="float" office:value="17108" table:style-name="ce7">
            <text:p>17,108<text:s/></text:p>
          </table:table-cell>
          <table:table-cell office:value-type="float" office:value="28499" table:style-name="ce7">
            <text:p>28,499<text:s/></text:p>
          </table:table-cell>
          <table:table-cell office:value-type="float" office:value="24728" table:style-name="ce7">
            <text:p>24,728<text:s/></text:p>
          </table:table-cell>
          <table:table-cell office:value-type="float" office:value="14967" table:style-name="ce7">
            <text:p>14,967<text:s/></text:p>
          </table:table-cell>
          <table:table-cell office:value-type="float" office:value="11233" table:style-name="ce7">
            <text:p>11,233<text:s/></text:p>
          </table:table-cell>
          <table:table-cell office:value-type="float" office:value="12194" table:style-name="ce7">
            <text:p>12,194<text:s/></text:p>
          </table:table-cell>
          <table:table-cell office:value-type="float" office:value="12223" table:style-name="ce7">
            <text:p>12,223<text:s/></text:p>
          </table:table-cell>
          <table:table-cell office:value-type="float" office:value="11542" table:style-name="ce7">
            <text:p>11,542<text:s/></text:p>
          </table:table-cell>
          <table:table-cell office:value-type="float" office:value="9945" table:style-name="ce7">
            <text:p>9,945<text:s/></text:p>
          </table:table-cell>
          <table:table-cell office:value-type="float" office:value="9052" table:style-name="ce7">
            <text:p>9,052<text:s/></text:p>
          </table:table-cell>
          <table:table-cell office:value-type="float" office:value="1784" table:style-name="ce7">
            <text:p>1,784<text:s/></text:p>
          </table:table-cell>
          <table:table-cell office:value-type="float" office:value="1316" table:style-name="ce7">
            <text:p>1,316<text:s/></text:p>
          </table:table-cell>
          <table:table-cell office:value-type="float" office:value="1903" table:style-name="ce7">
            <text:p>1,903<text:s/></text:p>
          </table:table-cell>
          <table:table-cell office:value-type="float" office:value="2306" table:style-name="ce7">
            <text:p>2,306<text:s/></text:p>
          </table:table-cell>
          <table:table-cell office:value-type="float" office:value="1380" table:style-name="ce7">
            <text:p>1,380<text:s/></text:p>
          </table:table-cell>
          <table:table-cell office:value-type="float" office:value="1893" table:style-name="ce7">
            <text:p>1,893<text:s/></text:p>
          </table:table-cell>
          <table:table-cell office:value-type="float" office:value="1289" table:style-name="ce7">
            <text:p>1,289<text:s/></text:p>
          </table:table-cell>
          <table:table-cell office:value-type="float" office:value="2248" table:style-name="ce7">
            <text:p>2,248<text:s/></text:p>
          </table:table-cell>
          <table:table-cell office:value-type="float" office:value="590" table:style-name="ce7">
            <text:p>590<text:s/></text:p>
          </table:table-cell>
          <table:table-cell office:value-type="float" office:value="2098" table:style-name="ce7">
            <text:p>2,098<text:s/></text:p>
          </table:table-cell>
          <table:table-cell office:value-type="float" office:value="1914" table:style-name="ce7">
            <text:p>1,914<text:s/></text:p>
          </table:table-cell>
          <table:table-cell table:number-columns-repeated="16264"/>
        </table:table-row>
        <table:table-row table:style-name="ro2">
          <table:table-cell office:value-type="date" office:date-value="2023-07-08T00:00:00" table:style-name="ce6">
            <text:p>2023/7/8</text:p>
          </table:table-cell>
          <table:table-cell office:value-type="float" office:value="4242" table:style-name="ce7">
            <text:p>4,242<text:s/></text:p>
          </table:table-cell>
          <table:table-cell office:value-type="float" office:value="8551" table:style-name="ce7">
            <text:p>8,551<text:s/></text:p>
          </table:table-cell>
          <table:table-cell office:value-type="float" office:value="23172" table:style-name="ce7">
            <text:p>23,172<text:s/></text:p>
          </table:table-cell>
          <table:table-cell office:value-type="float" office:value="43908" table:style-name="ce7">
            <text:p>43,908<text:s/></text:p>
          </table:table-cell>
          <table:table-cell office:value-type="float" office:value="15002" table:style-name="ce7">
            <text:p>15,002<text:s/></text:p>
          </table:table-cell>
          <table:table-cell office:value-type="float" office:value="9377" table:style-name="ce7">
            <text:p>9,377<text:s/></text:p>
          </table:table-cell>
          <table:table-cell office:value-type="float" office:value="7267" table:style-name="ce7">
            <text:p>7,267<text:s/></text:p>
          </table:table-cell>
          <table:table-cell office:value-type="float" office:value="3683" table:style-name="ce7">
            <text:p>3,683<text:s/></text:p>
          </table:table-cell>
          <table:table-cell office:value-type="float" office:value="2296" table:style-name="ce7">
            <text:p>2,296<text:s/></text:p>
          </table:table-cell>
          <table:table-cell office:value-type="float" office:value="7222" table:style-name="ce7">
            <text:p>7,222<text:s/></text:p>
          </table:table-cell>
          <table:table-cell office:value-type="float" office:value="1711" table:style-name="ce7">
            <text:p>1,711<text:s/></text:p>
          </table:table-cell>
          <table:table-cell office:value-type="float" office:value="2885" table:style-name="ce7">
            <text:p>2,885<text:s/></text:p>
          </table:table-cell>
          <table:table-cell office:value-type="float" office:value="6452" table:style-name="ce7">
            <text:p>6,452<text:s/></text:p>
          </table:table-cell>
          <table:table-cell office:value-type="float" office:value="5843" table:style-name="ce7">
            <text:p>5,843<text:s/></text:p>
          </table:table-cell>
          <table:table-cell office:value-type="float" office:value="13854" table:style-name="ce7">
            <text:p>13,854<text:s/></text:p>
          </table:table-cell>
          <table:table-cell office:value-type="float" office:value="4809" table:style-name="ce7">
            <text:p>4,809<text:s/></text:p>
          </table:table-cell>
          <table:table-cell office:value-type="float" office:value="6620" table:style-name="ce7">
            <text:p>6,620<text:s/></text:p>
          </table:table-cell>
          <table:table-cell office:value-type="float" office:value="3762" table:style-name="ce7">
            <text:p>3,762<text:s/></text:p>
          </table:table-cell>
          <table:table-cell office:value-type="float" office:value="8465" table:style-name="ce7">
            <text:p>8,465<text:s/></text:p>
          </table:table-cell>
          <table:table-cell office:value-type="float" office:value="3168" table:style-name="ce7">
            <text:p>3,168<text:s/></text:p>
          </table:table-cell>
          <table:table-cell office:value-type="float" office:value="5635" table:style-name="ce7">
            <text:p>5,635<text:s/></text:p>
          </table:table-cell>
          <table:table-cell office:value-type="float" office:value="5942" table:style-name="ce7">
            <text:p>5,942<text:s/></text:p>
          </table:table-cell>
          <table:table-cell office:value-type="float" office:value="3047" table:style-name="ce7">
            <text:p>3,047<text:s/></text:p>
          </table:table-cell>
          <table:table-cell office:value-type="float" office:value="32266" table:style-name="ce7">
            <text:p>32,266<text:s/></text:p>
          </table:table-cell>
          <table:table-cell office:value-type="float" office:value="4841" table:style-name="ce7">
            <text:p>4,841<text:s/></text:p>
          </table:table-cell>
          <table:table-cell office:value-type="float" office:value="10930" table:style-name="ce7">
            <text:p>10,930<text:s/></text:p>
          </table:table-cell>
          <table:table-cell office:value-type="float" office:value="9067" table:style-name="ce7">
            <text:p>9,067<text:s/></text:p>
          </table:table-cell>
          <table:table-cell office:value-type="float" office:value="11767" table:style-name="ce7">
            <text:p>11,767<text:s/></text:p>
          </table:table-cell>
          <table:table-cell office:value-type="float" office:value="14079" table:style-name="ce7">
            <text:p>14,079<text:s/></text:p>
          </table:table-cell>
          <table:table-cell office:value-type="float" office:value="13120" table:style-name="ce7">
            <text:p>13,120<text:s/></text:p>
          </table:table-cell>
          <table:table-cell office:value-type="float" office:value="8414" table:style-name="ce7">
            <text:p>8,414<text:s/></text:p>
          </table:table-cell>
          <table:table-cell office:value-type="float" office:value="23377" table:style-name="ce7">
            <text:p>23,377<text:s/></text:p>
          </table:table-cell>
          <table:table-cell office:value-type="float" office:value="13413" table:style-name="ce7">
            <text:p>13,413<text:s/></text:p>
          </table:table-cell>
          <table:table-cell office:value-type="float" office:value="23142" table:style-name="ce7">
            <text:p>23,142<text:s/></text:p>
          </table:table-cell>
          <table:table-cell office:value-type="float" office:value="17668" table:style-name="ce7">
            <text:p>17,668<text:s/></text:p>
          </table:table-cell>
          <table:table-cell office:value-type="float" office:value="3982" table:style-name="ce7">
            <text:p>3,982<text:s/></text:p>
          </table:table-cell>
          <table:table-cell office:value-type="float" office:value="26596" table:style-name="ce7">
            <text:p>26,596<text:s/></text:p>
          </table:table-cell>
          <table:table-cell office:value-type="float" office:value="18217" table:style-name="ce7">
            <text:p>18,217<text:s/></text:p>
          </table:table-cell>
          <table:table-cell office:value-type="float" office:value="16558" table:style-name="ce7">
            <text:p>16,558<text:s/></text:p>
          </table:table-cell>
          <table:table-cell office:value-type="float" office:value="15376" table:style-name="ce7">
            <text:p>15,376<text:s/></text:p>
          </table:table-cell>
          <table:table-cell office:value-type="float" office:value="9344" table:style-name="ce7">
            <text:p>9,344<text:s/></text:p>
          </table:table-cell>
          <table:table-cell office:value-type="float" office:value="147681" table:style-name="ce7">
            <text:p>147,681<text:s/></text:p>
          </table:table-cell>
          <table:table-cell office:value-type="float" office:value="49505" table:style-name="ce7">
            <text:p>49,505<text:s/></text:p>
          </table:table-cell>
          <table:table-cell office:value-type="float" office:value="17482" table:style-name="ce7">
            <text:p>17,482<text:s/></text:p>
          </table:table-cell>
          <table:table-cell office:value-type="float" office:value="15812" table:style-name="ce7">
            <text:p>15,812<text:s/></text:p>
          </table:table-cell>
          <table:table-cell office:value-type="float" office:value="26385" table:style-name="ce7">
            <text:p>26,385<text:s/></text:p>
          </table:table-cell>
          <table:table-cell office:value-type="float" office:value="28696" table:style-name="ce7">
            <text:p>28,696<text:s/></text:p>
          </table:table-cell>
          <table:table-cell office:value-type="float" office:value="23370" table:style-name="ce7">
            <text:p>23,370<text:s/></text:p>
          </table:table-cell>
          <table:table-cell office:value-type="float" office:value="18322" table:style-name="ce7">
            <text:p>18,322<text:s/></text:p>
          </table:table-cell>
          <table:table-cell office:value-type="float" office:value="8571" table:style-name="ce7">
            <text:p>8,571<text:s/></text:p>
          </table:table-cell>
          <table:table-cell office:value-type="float" office:value="20175" table:style-name="ce7">
            <text:p>20,175<text:s/></text:p>
          </table:table-cell>
          <table:table-cell office:value-type="float" office:value="6104" table:style-name="ce7">
            <text:p>6,104<text:s/></text:p>
          </table:table-cell>
          <table:table-cell office:value-type="float" office:value="6156" table:style-name="ce7">
            <text:p>6,156<text:s/></text:p>
          </table:table-cell>
          <table:table-cell office:value-type="float" office:value="14011" table:style-name="ce7">
            <text:p>14,011<text:s/></text:p>
          </table:table-cell>
          <table:table-cell office:value-type="float" office:value="4577" table:style-name="ce7">
            <text:p>4,577<text:s/></text:p>
          </table:table-cell>
          <table:table-cell office:value-type="float" office:value="3052" table:style-name="ce7">
            <text:p>3,052<text:s/></text:p>
          </table:table-cell>
          <table:table-cell office:value-type="float" office:value="1614" table:style-name="ce7">
            <text:p>1,614<text:s/></text:p>
          </table:table-cell>
          <table:table-cell office:value-type="float" office:value="7278" table:style-name="ce7">
            <text:p>7,278<text:s/></text:p>
          </table:table-cell>
          <table:table-cell office:value-type="float" office:value="7348" table:style-name="ce7">
            <text:p>7,348<text:s/></text:p>
          </table:table-cell>
          <table:table-cell office:value-type="float" office:value="9424" table:style-name="ce7">
            <text:p>9,424<text:s/></text:p>
          </table:table-cell>
          <table:table-cell office:value-type="float" office:value="32841" table:style-name="ce7">
            <text:p>32,841<text:s/></text:p>
          </table:table-cell>
          <table:table-cell office:value-type="float" office:value="6412" table:style-name="ce7">
            <text:p>6,412<text:s/></text:p>
          </table:table-cell>
          <table:table-cell office:value-type="float" office:value="9856" table:style-name="ce7">
            <text:p>9,856<text:s/></text:p>
          </table:table-cell>
          <table:table-cell office:value-type="float" office:value="6363" table:style-name="ce7">
            <text:p>6,363<text:s/></text:p>
          </table:table-cell>
          <table:table-cell office:value-type="float" office:value="16570" table:style-name="ce7">
            <text:p>16,570<text:s/></text:p>
          </table:table-cell>
          <table:table-cell office:value-type="float" office:value="15894" table:style-name="ce7">
            <text:p>15,894<text:s/></text:p>
          </table:table-cell>
          <table:table-cell office:value-type="float" office:value="26396" table:style-name="ce7">
            <text:p>26,396<text:s/></text:p>
          </table:table-cell>
          <table:table-cell office:value-type="float" office:value="37224" table:style-name="ce7">
            <text:p>37,224<text:s/></text:p>
          </table:table-cell>
          <table:table-cell office:value-type="float" office:value="29719" table:style-name="ce7">
            <text:p>29,719<text:s/></text:p>
          </table:table-cell>
          <table:table-cell office:value-type="float" office:value="21315" table:style-name="ce7">
            <text:p>21,315<text:s/></text:p>
          </table:table-cell>
          <table:table-cell office:value-type="float" office:value="25031" table:style-name="ce7">
            <text:p>25,031<text:s/></text:p>
          </table:table-cell>
          <table:table-cell office:value-type="float" office:value="72764" table:style-name="ce7">
            <text:p>72,764<text:s/></text:p>
          </table:table-cell>
          <table:table-cell office:value-type="float" office:value="14101" table:style-name="ce7">
            <text:p>14,101<text:s/></text:p>
          </table:table-cell>
          <table:table-cell office:value-type="float" office:value="30603" table:style-name="ce7">
            <text:p>30,603<text:s/></text:p>
          </table:table-cell>
          <table:table-cell office:value-type="float" office:value="28379" table:style-name="ce7">
            <text:p>28,379<text:s/></text:p>
          </table:table-cell>
          <table:table-cell office:value-type="float" office:value="16732" table:style-name="ce7">
            <text:p>16,732<text:s/></text:p>
          </table:table-cell>
          <table:table-cell office:value-type="float" office:value="56984" table:style-name="ce7">
            <text:p>56,984<text:s/></text:p>
          </table:table-cell>
          <table:table-cell office:value-type="float" office:value="15006" table:style-name="ce7">
            <text:p>15,006<text:s/></text:p>
          </table:table-cell>
          <table:table-cell office:value-type="float" office:value="13436" table:style-name="ce7">
            <text:p>13,436<text:s/></text:p>
          </table:table-cell>
          <table:table-cell office:value-type="float" office:value="9539" table:style-name="ce7">
            <text:p>9,539<text:s/></text:p>
          </table:table-cell>
          <table:table-cell office:value-type="float" office:value="21283" table:style-name="ce7">
            <text:p>21,283<text:s/></text:p>
          </table:table-cell>
          <table:table-cell office:value-type="float" office:value="8730" table:style-name="ce7">
            <text:p>8,730<text:s/></text:p>
          </table:table-cell>
          <table:table-cell office:value-type="float" office:value="29215" table:style-name="ce7">
            <text:p>29,215<text:s/></text:p>
          </table:table-cell>
          <table:table-cell office:value-type="float" office:value="12569" table:style-name="ce7">
            <text:p>12,569<text:s/></text:p>
          </table:table-cell>
          <table:table-cell office:value-type="float" office:value="10287" table:style-name="ce7">
            <text:p>10,287<text:s/></text:p>
          </table:table-cell>
          <table:table-cell office:value-type="float" office:value="13019" table:style-name="ce7">
            <text:p>13,019<text:s/></text:p>
          </table:table-cell>
          <table:table-cell office:value-type="float" office:value="19977" table:style-name="ce7">
            <text:p>19,977<text:s/></text:p>
          </table:table-cell>
          <table:table-cell office:value-type="float" office:value="13650" table:style-name="ce7">
            <text:p>13,650<text:s/></text:p>
          </table:table-cell>
          <table:table-cell office:value-type="float" office:value="13864" table:style-name="ce7">
            <text:p>13,864<text:s/></text:p>
          </table:table-cell>
          <table:table-cell office:value-type="float" office:value="18533" table:style-name="ce7">
            <text:p>18,533<text:s/></text:p>
          </table:table-cell>
          <table:table-cell office:value-type="float" office:value="4975" table:style-name="ce7">
            <text:p>4,975<text:s/></text:p>
          </table:table-cell>
          <table:table-cell office:value-type="float" office:value="7130" table:style-name="ce7">
            <text:p>7,130<text:s/></text:p>
          </table:table-cell>
          <table:table-cell office:value-type="float" office:value="3655" table:style-name="ce7">
            <text:p>3,655<text:s/></text:p>
          </table:table-cell>
          <table:table-cell office:value-type="float" office:value="2208" table:style-name="ce7">
            <text:p>2,208<text:s/></text:p>
          </table:table-cell>
          <table:table-cell office:value-type="float" office:value="6642" table:style-name="ce7">
            <text:p>6,642<text:s/></text:p>
          </table:table-cell>
          <table:table-cell office:value-type="float" office:value="6932" table:style-name="ce7">
            <text:p>6,932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11102" table:style-name="ce7">
            <text:p>11,102<text:s/></text:p>
          </table:table-cell>
          <table:table-cell office:value-type="float" office:value="12675" table:style-name="ce7">
            <text:p>12,675<text:s/></text:p>
          </table:table-cell>
          <table:table-cell office:value-type="float" office:value="17596" table:style-name="ce7">
            <text:p>17,596<text:s/></text:p>
          </table:table-cell>
          <table:table-cell office:value-type="float" office:value="21315" table:style-name="ce7">
            <text:p>21,315<text:s/></text:p>
          </table:table-cell>
          <table:table-cell office:value-type="float" office:value="10775" table:style-name="ce7">
            <text:p>10,775<text:s/></text:p>
          </table:table-cell>
          <table:table-cell office:value-type="float" office:value="9009" table:style-name="ce7">
            <text:p>9,009<text:s/></text:p>
          </table:table-cell>
          <table:table-cell office:value-type="float" office:value="9579" table:style-name="ce7">
            <text:p>9,579<text:s/></text:p>
          </table:table-cell>
          <table:table-cell office:value-type="float" office:value="8976" table:style-name="ce7">
            <text:p>8,976<text:s/></text:p>
          </table:table-cell>
          <table:table-cell office:value-type="float" office:value="9043" table:style-name="ce7">
            <text:p>9,043<text:s/></text:p>
          </table:table-cell>
          <table:table-cell office:value-type="float" office:value="7170" table:style-name="ce7">
            <text:p>7,170<text:s/></text:p>
          </table:table-cell>
          <table:table-cell office:value-type="float" office:value="6769" table:style-name="ce7">
            <text:p>6,769<text:s/></text:p>
          </table:table-cell>
          <table:table-cell office:value-type="float" office:value="1493" table:style-name="ce7">
            <text:p>1,493<text:s/></text:p>
          </table:table-cell>
          <table:table-cell office:value-type="float" office:value="1165" table:style-name="ce7">
            <text:p>1,165<text:s/></text:p>
          </table:table-cell>
          <table:table-cell office:value-type="float" office:value="1467" table:style-name="ce7">
            <text:p>1,467<text:s/></text:p>
          </table:table-cell>
          <table:table-cell office:value-type="float" office:value="1994" table:style-name="ce7">
            <text:p>1,994<text:s/></text:p>
          </table:table-cell>
          <table:table-cell office:value-type="float" office:value="598" table:style-name="ce7">
            <text:p>598<text:s/></text:p>
          </table:table-cell>
          <table:table-cell office:value-type="float" office:value="693" table:style-name="ce7">
            <text:p>693<text:s/></text:p>
          </table:table-cell>
          <table:table-cell office:value-type="float" office:value="874" table:style-name="ce7">
            <text:p>874<text:s/></text:p>
          </table:table-cell>
          <table:table-cell office:value-type="float" office:value="2119" table:style-name="ce7">
            <text:p>2,119<text:s/></text:p>
          </table:table-cell>
          <table:table-cell office:value-type="float" office:value="516" table:style-name="ce7">
            <text:p>516<text:s/></text:p>
          </table:table-cell>
          <table:table-cell office:value-type="float" office:value="1568" table:style-name="ce7">
            <text:p>1,568<text:s/></text:p>
          </table:table-cell>
          <table:table-cell office:value-type="float" office:value="1165" table:style-name="ce7">
            <text:p>1,165<text:s/></text:p>
          </table:table-cell>
          <table:table-cell table:number-columns-repeated="16264"/>
        </table:table-row>
        <table:table-row table:style-name="ro2">
          <table:table-cell office:value-type="date" office:date-value="2023-07-09T00:00:00" table:style-name="ce6">
            <text:p>2023/7/9</text:p>
          </table:table-cell>
          <table:table-cell office:value-type="float" office:value="4222" table:style-name="ce7">
            <text:p>4,222<text:s/></text:p>
          </table:table-cell>
          <table:table-cell office:value-type="float" office:value="6703" table:style-name="ce7">
            <text:p>6,703<text:s/></text:p>
          </table:table-cell>
          <table:table-cell office:value-type="float" office:value="18067" table:style-name="ce7">
            <text:p>18,067<text:s/></text:p>
          </table:table-cell>
          <table:table-cell office:value-type="float" office:value="34255" table:style-name="ce7">
            <text:p>34,255<text:s/></text:p>
          </table:table-cell>
          <table:table-cell office:value-type="float" office:value="10343" table:style-name="ce7">
            <text:p>10,343<text:s/></text:p>
          </table:table-cell>
          <table:table-cell office:value-type="float" office:value="7185" table:style-name="ce7">
            <text:p>7,185<text:s/></text:p>
          </table:table-cell>
          <table:table-cell office:value-type="float" office:value="5550" table:style-name="ce7">
            <text:p>5,550<text:s/></text:p>
          </table:table-cell>
          <table:table-cell office:value-type="float" office:value="2784" table:style-name="ce7">
            <text:p>2,784<text:s/></text:p>
          </table:table-cell>
          <table:table-cell office:value-type="float" office:value="1812" table:style-name="ce7">
            <text:p>1,812<text:s/></text:p>
          </table:table-cell>
          <table:table-cell office:value-type="float" office:value="5233" table:style-name="ce7">
            <text:p>5,233<text:s/></text:p>
          </table:table-cell>
          <table:table-cell office:value-type="float" office:value="1403" table:style-name="ce7">
            <text:p>1,403<text:s/></text:p>
          </table:table-cell>
          <table:table-cell office:value-type="float" office:value="2262" table:style-name="ce7">
            <text:p>2,262<text:s/></text:p>
          </table:table-cell>
          <table:table-cell office:value-type="float" office:value="5311" table:style-name="ce7">
            <text:p>5,311<text:s/></text:p>
          </table:table-cell>
          <table:table-cell office:value-type="float" office:value="4313" table:style-name="ce7">
            <text:p>4,313<text:s/></text:p>
          </table:table-cell>
          <table:table-cell office:value-type="float" office:value="12088" table:style-name="ce7">
            <text:p>12,088<text:s/></text:p>
          </table:table-cell>
          <table:table-cell office:value-type="float" office:value="3640" table:style-name="ce7">
            <text:p>3,640<text:s/></text:p>
          </table:table-cell>
          <table:table-cell office:value-type="float" office:value="4837" table:style-name="ce7">
            <text:p>4,837<text:s/></text:p>
          </table:table-cell>
          <table:table-cell office:value-type="float" office:value="2871" table:style-name="ce7">
            <text:p>2,871<text:s/></text:p>
          </table:table-cell>
          <table:table-cell office:value-type="float" office:value="6496" table:style-name="ce7">
            <text:p>6,496<text:s/></text:p>
          </table:table-cell>
          <table:table-cell office:value-type="float" office:value="2715" table:style-name="ce7">
            <text:p>2,715<text:s/></text:p>
          </table:table-cell>
          <table:table-cell office:value-type="float" office:value="4529" table:style-name="ce7">
            <text:p>4,529<text:s/></text:p>
          </table:table-cell>
          <table:table-cell office:value-type="float" office:value="4630" table:style-name="ce7">
            <text:p>4,630<text:s/></text:p>
          </table:table-cell>
          <table:table-cell office:value-type="float" office:value="2426" table:style-name="ce7">
            <text:p>2,426<text:s/></text:p>
          </table:table-cell>
          <table:table-cell office:value-type="float" office:value="22450" table:style-name="ce7">
            <text:p>22,450<text:s/></text:p>
          </table:table-cell>
          <table:table-cell office:value-type="float" office:value="4712" table:style-name="ce7">
            <text:p>4,712<text:s/></text:p>
          </table:table-cell>
          <table:table-cell office:value-type="float" office:value="10048" table:style-name="ce7">
            <text:p>10,048<text:s/></text:p>
          </table:table-cell>
          <table:table-cell office:value-type="float" office:value="7331" table:style-name="ce7">
            <text:p>7,331<text:s/></text:p>
          </table:table-cell>
          <table:table-cell office:value-type="float" office:value="9544" table:style-name="ce7">
            <text:p>9,544<text:s/></text:p>
          </table:table-cell>
          <table:table-cell office:value-type="float" office:value="11127" table:style-name="ce7">
            <text:p>11,127<text:s/></text:p>
          </table:table-cell>
          <table:table-cell office:value-type="float" office:value="11138" table:style-name="ce7">
            <text:p>11,138<text:s/></text:p>
          </table:table-cell>
          <table:table-cell office:value-type="float" office:value="6910" table:style-name="ce7">
            <text:p>6,910<text:s/></text:p>
          </table:table-cell>
          <table:table-cell office:value-type="float" office:value="18746" table:style-name="ce7">
            <text:p>18,746<text:s/></text:p>
          </table:table-cell>
          <table:table-cell office:value-type="float" office:value="11024" table:style-name="ce7">
            <text:p>11,024<text:s/></text:p>
          </table:table-cell>
          <table:table-cell office:value-type="float" office:value="17114" table:style-name="ce7">
            <text:p>17,114<text:s/></text:p>
          </table:table-cell>
          <table:table-cell office:value-type="float" office:value="14422" table:style-name="ce7">
            <text:p>14,422<text:s/></text:p>
          </table:table-cell>
          <table:table-cell office:value-type="float" office:value="3289" table:style-name="ce7">
            <text:p>3,289<text:s/></text:p>
          </table:table-cell>
          <table:table-cell office:value-type="float" office:value="21411" table:style-name="ce7">
            <text:p>21,411<text:s/></text:p>
          </table:table-cell>
          <table:table-cell office:value-type="float" office:value="14386" table:style-name="ce7">
            <text:p>14,386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11830" table:style-name="ce7">
            <text:p>11,830<text:s/></text:p>
          </table:table-cell>
          <table:table-cell office:value-type="float" office:value="7212" table:style-name="ce7">
            <text:p>7,212<text:s/></text:p>
          </table:table-cell>
          <table:table-cell office:value-type="float" office:value="137210" table:style-name="ce7">
            <text:p>137,210<text:s/></text:p>
          </table:table-cell>
          <table:table-cell office:value-type="float" office:value="39871" table:style-name="ce7">
            <text:p>39,871<text:s/></text:p>
          </table:table-cell>
          <table:table-cell office:value-type="float" office:value="12829" table:style-name="ce7">
            <text:p>12,829<text:s/></text:p>
          </table:table-cell>
          <table:table-cell office:value-type="float" office:value="14442" table:style-name="ce7">
            <text:p>14,442<text:s/></text:p>
          </table:table-cell>
          <table:table-cell office:value-type="float" office:value="22414" table:style-name="ce7">
            <text:p>22,414<text:s/></text:p>
          </table:table-cell>
          <table:table-cell office:value-type="float" office:value="22529" table:style-name="ce7">
            <text:p>22,529<text:s/></text:p>
          </table:table-cell>
          <table:table-cell office:value-type="float" office:value="18784" table:style-name="ce7">
            <text:p>18,784<text:s/></text:p>
          </table:table-cell>
          <table:table-cell office:value-type="float" office:value="14795" table:style-name="ce7">
            <text:p>14,795<text:s/></text:p>
          </table:table-cell>
          <table:table-cell office:value-type="float" office:value="6405" table:style-name="ce7">
            <text:p>6,405<text:s/></text:p>
          </table:table-cell>
          <table:table-cell office:value-type="float" office:value="14584" table:style-name="ce7">
            <text:p>14,584<text:s/></text:p>
          </table:table-cell>
          <table:table-cell office:value-type="float" office:value="4819" table:style-name="ce7">
            <text:p>4,819<text:s/></text:p>
          </table:table-cell>
          <table:table-cell office:value-type="float" office:value="4839" table:style-name="ce7">
            <text:p>4,839<text:s/></text:p>
          </table:table-cell>
          <table:table-cell office:value-type="float" office:value="11519" table:style-name="ce7">
            <text:p>11,519<text:s/></text:p>
          </table:table-cell>
          <table:table-cell office:value-type="float" office:value="3702" table:style-name="ce7">
            <text:p>3,702<text:s/></text:p>
          </table:table-cell>
          <table:table-cell office:value-type="float" office:value="2482" table:style-name="ce7">
            <text:p>2,482<text:s/></text:p>
          </table:table-cell>
          <table:table-cell office:value-type="float" office:value="1180" table:style-name="ce7">
            <text:p>1,180<text:s/></text:p>
          </table:table-cell>
          <table:table-cell office:value-type="float" office:value="5750" table:style-name="ce7">
            <text:p>5,750<text:s/></text:p>
          </table:table-cell>
          <table:table-cell office:value-type="float" office:value="5841" table:style-name="ce7">
            <text:p>5,841<text:s/></text:p>
          </table:table-cell>
          <table:table-cell office:value-type="float" office:value="7835" table:style-name="ce7">
            <text:p>7,835<text:s/></text:p>
          </table:table-cell>
          <table:table-cell office:value-type="float" office:value="28521" table:style-name="ce7">
            <text:p>28,521<text:s/></text:p>
          </table:table-cell>
          <table:table-cell office:value-type="float" office:value="5449" table:style-name="ce7">
            <text:p>5,449<text:s/></text:p>
          </table:table-cell>
          <table:table-cell office:value-type="float" office:value="8462" table:style-name="ce7">
            <text:p>8,462<text:s/></text:p>
          </table:table-cell>
          <table:table-cell office:value-type="float" office:value="5198" table:style-name="ce7">
            <text:p>5,198<text:s/></text:p>
          </table:table-cell>
          <table:table-cell office:value-type="float" office:value="13744" table:style-name="ce7">
            <text:p>13,744<text:s/></text:p>
          </table:table-cell>
          <table:table-cell office:value-type="float" office:value="11961" table:style-name="ce7">
            <text:p>11,961<text:s/></text:p>
          </table:table-cell>
          <table:table-cell office:value-type="float" office:value="21397" table:style-name="ce7">
            <text:p>21,397<text:s/></text:p>
          </table:table-cell>
          <table:table-cell office:value-type="float" office:value="32795" table:style-name="ce7">
            <text:p>32,795<text:s/></text:p>
          </table:table-cell>
          <table:table-cell office:value-type="float" office:value="23341" table:style-name="ce7">
            <text:p>23,341<text:s/></text:p>
          </table:table-cell>
          <table:table-cell office:value-type="float" office:value="16797" table:style-name="ce7">
            <text:p>16,797<text:s/></text:p>
          </table:table-cell>
          <table:table-cell office:value-type="float" office:value="21224" table:style-name="ce7">
            <text:p>21,224<text:s/></text:p>
          </table:table-cell>
          <table:table-cell office:value-type="float" office:value="63802" table:style-name="ce7">
            <text:p>63,802<text:s/></text:p>
          </table:table-cell>
          <table:table-cell office:value-type="float" office:value="11673" table:style-name="ce7">
            <text:p>11,673<text:s/></text:p>
          </table:table-cell>
          <table:table-cell office:value-type="float" office:value="25381" table:style-name="ce7">
            <text:p>25,381<text:s/></text:p>
          </table:table-cell>
          <table:table-cell office:value-type="float" office:value="21059" table:style-name="ce7">
            <text:p>21,059<text:s/></text:p>
          </table:table-cell>
          <table:table-cell office:value-type="float" office:value="13036" table:style-name="ce7">
            <text:p>13,036<text:s/></text:p>
          </table:table-cell>
          <table:table-cell office:value-type="float" office:value="46715" table:style-name="ce7">
            <text:p>46,715<text:s/></text:p>
          </table:table-cell>
          <table:table-cell office:value-type="float" office:value="12076" table:style-name="ce7">
            <text:p>12,076<text:s/></text:p>
          </table:table-cell>
          <table:table-cell office:value-type="float" office:value="10909" table:style-name="ce7">
            <text:p>10,909<text:s/></text:p>
          </table:table-cell>
          <table:table-cell office:value-type="float" office:value="6478" table:style-name="ce7">
            <text:p>6,478<text:s/></text:p>
          </table:table-cell>
          <table:table-cell office:value-type="float" office:value="18243" table:style-name="ce7">
            <text:p>18,243<text:s/></text:p>
          </table:table-cell>
          <table:table-cell office:value-type="float" office:value="7271" table:style-name="ce7">
            <text:p>7,271<text:s/></text:p>
          </table:table-cell>
          <table:table-cell office:value-type="float" office:value="24624" table:style-name="ce7">
            <text:p>24,624<text:s/></text:p>
          </table:table-cell>
          <table:table-cell office:value-type="float" office:value="9194" table:style-name="ce7">
            <text:p>9,194<text:s/></text:p>
          </table:table-cell>
          <table:table-cell office:value-type="float" office:value="8447" table:style-name="ce7">
            <text:p>8,447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15337" table:style-name="ce7">
            <text:p>15,337<text:s/></text:p>
          </table:table-cell>
          <table:table-cell office:value-type="float" office:value="10196" table:style-name="ce7">
            <text:p>10,196<text:s/></text:p>
          </table:table-cell>
          <table:table-cell office:value-type="float" office:value="10833" table:style-name="ce7">
            <text:p>10,833<text:s/></text:p>
          </table:table-cell>
          <table:table-cell office:value-type="float" office:value="15052" table:style-name="ce7">
            <text:p>15,052<text:s/></text:p>
          </table:table-cell>
          <table:table-cell office:value-type="float" office:value="4093" table:style-name="ce7">
            <text:p>4,093<text:s/></text:p>
          </table:table-cell>
          <table:table-cell office:value-type="float" office:value="5478" table:style-name="ce7">
            <text:p>5,478<text:s/></text:p>
          </table:table-cell>
          <table:table-cell office:value-type="float" office:value="2876" table:style-name="ce7">
            <text:p>2,876<text:s/></text:p>
          </table:table-cell>
          <table:table-cell office:value-type="float" office:value="1750" table:style-name="ce7">
            <text:p>1,750<text:s/></text:p>
          </table:table-cell>
          <table:table-cell office:value-type="float" office:value="5441" table:style-name="ce7">
            <text:p>5,441<text:s/></text:p>
          </table:table-cell>
          <table:table-cell office:value-type="float" office:value="5636" table:style-name="ce7">
            <text:p>5,636<text:s/></text:p>
          </table:table-cell>
          <table:table-cell office:value-type="float" office:value="7285" table:style-name="ce7">
            <text:p>7,285<text:s/></text:p>
          </table:table-cell>
          <table:table-cell office:value-type="float" office:value="9033" table:style-name="ce7">
            <text:p>9,033<text:s/></text:p>
          </table:table-cell>
          <table:table-cell office:value-type="float" office:value="10137" table:style-name="ce7">
            <text:p>10,137<text:s/></text:p>
          </table:table-cell>
          <table:table-cell office:value-type="float" office:value="13707" table:style-name="ce7">
            <text:p>13,707<text:s/></text:p>
          </table:table-cell>
          <table:table-cell office:value-type="float" office:value="17086" table:style-name="ce7">
            <text:p>17,086<text:s/></text:p>
          </table:table-cell>
          <table:table-cell office:value-type="float" office:value="8564" table:style-name="ce7">
            <text:p>8,564<text:s/></text:p>
          </table:table-cell>
          <table:table-cell office:value-type="float" office:value="7184" table:style-name="ce7">
            <text:p>7,184<text:s/></text:p>
          </table:table-cell>
          <table:table-cell office:value-type="float" office:value="7675" table:style-name="ce7">
            <text:p>7,675<text:s/></text:p>
          </table:table-cell>
          <table:table-cell office:value-type="float" office:value="7348" table:style-name="ce7">
            <text:p>7,348<text:s/></text:p>
          </table:table-cell>
          <table:table-cell office:value-type="float" office:value="7149" table:style-name="ce7">
            <text:p>7,149<text:s/></text:p>
          </table:table-cell>
          <table:table-cell office:value-type="float" office:value="5866" table:style-name="ce7">
            <text:p>5,866<text:s/></text:p>
          </table:table-cell>
          <table:table-cell office:value-type="float" office:value="5168" table:style-name="ce7">
            <text:p>5,168<text:s/></text:p>
          </table:table-cell>
          <table:table-cell office:value-type="float" office:value="1272" table:style-name="ce7">
            <text:p>1,272<text:s/></text:p>
          </table:table-cell>
          <table:table-cell office:value-type="float" office:value="944" table:style-name="ce7">
            <text:p>944<text:s/></text:p>
          </table:table-cell>
          <table:table-cell office:value-type="float" office:value="1177" table:style-name="ce7">
            <text:p>1,177<text:s/></text:p>
          </table:table-cell>
          <table:table-cell office:value-type="float" office:value="1602" table:style-name="ce7">
            <text:p>1,602<text:s/></text:p>
          </table:table-cell>
          <table:table-cell office:value-type="float" office:value="509" table:style-name="ce7">
            <text:p>509<text:s/></text:p>
          </table:table-cell>
          <table:table-cell office:value-type="float" office:value="612" table:style-name="ce7">
            <text:p>612<text:s/></text:p>
          </table:table-cell>
          <table:table-cell office:value-type="float" office:value="735" table:style-name="ce7">
            <text:p>735<text:s/></text:p>
          </table:table-cell>
          <table:table-cell office:value-type="float" office:value="2287" table:style-name="ce7">
            <text:p>2,287<text:s/></text:p>
          </table:table-cell>
          <table:table-cell office:value-type="float" office:value="380" table:style-name="ce7">
            <text:p>380<text:s/></text:p>
          </table:table-cell>
          <table:table-cell office:value-type="float" office:value="1160" table:style-name="ce7">
            <text:p>1,160<text:s/></text:p>
          </table:table-cell>
          <table:table-cell office:value-type="float" office:value="1009" table:style-name="ce7">
            <text:p>1,009<text:s/></text:p>
          </table:table-cell>
          <table:table-cell table:number-columns-repeated="16264"/>
        </table:table-row>
        <table:table-row table:style-name="ro2">
          <table:table-cell office:value-type="date" office:date-value="2023-07-10T00:00:00" table:style-name="ce6">
            <text:p>2023/7/10</text:p>
          </table:table-cell>
          <table:table-cell office:value-type="float" office:value="5246" table:style-name="ce7">
            <text:p>5,246<text:s/></text:p>
          </table:table-cell>
          <table:table-cell office:value-type="float" office:value="12787" table:style-name="ce7">
            <text:p>12,787<text:s/></text:p>
          </table:table-cell>
          <table:table-cell office:value-type="float" office:value="39348" table:style-name="ce7">
            <text:p>39,348<text:s/></text:p>
          </table:table-cell>
          <table:table-cell office:value-type="float" office:value="38706" table:style-name="ce7">
            <text:p>38,706<text:s/></text:p>
          </table:table-cell>
          <table:table-cell office:value-type="float" office:value="21335" table:style-name="ce7">
            <text:p>21,335<text:s/></text:p>
          </table:table-cell>
          <table:table-cell office:value-type="float" office:value="12865" table:style-name="ce7">
            <text:p>12,865<text:s/></text:p>
          </table:table-cell>
          <table:table-cell office:value-type="float" office:value="9646" table:style-name="ce7">
            <text:p>9,646<text:s/></text:p>
          </table:table-cell>
          <table:table-cell office:value-type="float" office:value="3846" table:style-name="ce7">
            <text:p>3,846<text:s/></text:p>
          </table:table-cell>
          <table:table-cell office:value-type="float" office:value="3294" table:style-name="ce7">
            <text:p>3,294<text:s/></text:p>
          </table:table-cell>
          <table:table-cell office:value-type="float" office:value="10635" table:style-name="ce7">
            <text:p>10,635<text:s/></text:p>
          </table:table-cell>
          <table:table-cell office:value-type="float" office:value="2468" table:style-name="ce7">
            <text:p>2,468<text:s/></text:p>
          </table:table-cell>
          <table:table-cell office:value-type="float" office:value="3274" table:style-name="ce7">
            <text:p>3,274<text:s/></text:p>
          </table:table-cell>
          <table:table-cell office:value-type="float" office:value="4242" table:style-name="ce7">
            <text:p>4,242<text:s/></text:p>
          </table:table-cell>
          <table:table-cell office:value-type="float" office:value="6845" table:style-name="ce7">
            <text:p>6,845<text:s/></text:p>
          </table:table-cell>
          <table:table-cell office:value-type="float" office:value="11801" table:style-name="ce7">
            <text:p>11,801<text:s/></text:p>
          </table:table-cell>
          <table:table-cell office:value-type="float" office:value="15362" table:style-name="ce7">
            <text:p>15,362<text:s/></text:p>
          </table:table-cell>
          <table:table-cell office:value-type="float" office:value="16889" table:style-name="ce7">
            <text:p>16,889<text:s/></text:p>
          </table:table-cell>
          <table:table-cell office:value-type="float" office:value="4420" table:style-name="ce7">
            <text:p>4,420<text:s/></text:p>
          </table:table-cell>
          <table:table-cell office:value-type="float" office:value="8871" table:style-name="ce7">
            <text:p>8,871<text:s/></text:p>
          </table:table-cell>
          <table:table-cell office:value-type="float" office:value="3057" table:style-name="ce7">
            <text:p>3,057<text:s/></text:p>
          </table:table-cell>
          <table:table-cell office:value-type="float" office:value="7564" table:style-name="ce7">
            <text:p>7,564<text:s/></text:p>
          </table:table-cell>
          <table:table-cell office:value-type="float" office:value="6898" table:style-name="ce7">
            <text:p>6,898<text:s/></text:p>
          </table:table-cell>
          <table:table-cell office:value-type="float" office:value="6802" table:style-name="ce7">
            <text:p>6,802<text:s/></text:p>
          </table:table-cell>
          <table:table-cell office:value-type="float" office:value="32870" table:style-name="ce7">
            <text:p>32,870<text:s/></text:p>
          </table:table-cell>
          <table:table-cell office:value-type="float" office:value="3064" table:style-name="ce7">
            <text:p>3,064<text:s/></text:p>
          </table:table-cell>
          <table:table-cell office:value-type="float" office:value="11186" table:style-name="ce7">
            <text:p>11,186<text:s/></text:p>
          </table:table-cell>
          <table:table-cell office:value-type="float" office:value="11176" table:style-name="ce7">
            <text:p>11,176<text:s/></text:p>
          </table:table-cell>
          <table:table-cell office:value-type="float" office:value="13730" table:style-name="ce7">
            <text:p>13,730<text:s/></text:p>
          </table:table-cell>
          <table:table-cell office:value-type="float" office:value="19567" table:style-name="ce7">
            <text:p>19,567<text:s/></text:p>
          </table:table-cell>
          <table:table-cell office:value-type="float" office:value="13611" table:style-name="ce7">
            <text:p>13,611<text:s/></text:p>
          </table:table-cell>
          <table:table-cell office:value-type="float" office:value="9232" table:style-name="ce7">
            <text:p>9,232<text:s/></text:p>
          </table:table-cell>
          <table:table-cell office:value-type="float" office:value="22762" table:style-name="ce7">
            <text:p>22,762<text:s/></text:p>
          </table:table-cell>
          <table:table-cell office:value-type="float" office:value="14201" table:style-name="ce7">
            <text:p>14,201<text:s/></text:p>
          </table:table-cell>
          <table:table-cell office:value-type="float" office:value="29466" table:style-name="ce7">
            <text:p>29,466<text:s/></text:p>
          </table:table-cell>
          <table:table-cell office:value-type="float" office:value="21630" table:style-name="ce7">
            <text:p>21,630<text:s/></text:p>
          </table:table-cell>
          <table:table-cell office:value-type="float" office:value="8501" table:style-name="ce7">
            <text:p>8,501<text:s/></text:p>
          </table:table-cell>
          <table:table-cell office:value-type="float" office:value="30297" table:style-name="ce7">
            <text:p>30,297<text:s/></text:p>
          </table:table-cell>
          <table:table-cell office:value-type="float" office:value="21628" table:style-name="ce7">
            <text:p>21,628<text:s/></text:p>
          </table:table-cell>
          <table:table-cell office:value-type="float" office:value="21858" table:style-name="ce7">
            <text:p>21,858<text:s/></text:p>
          </table:table-cell>
          <table:table-cell office:value-type="float" office:value="18123" table:style-name="ce7">
            <text:p>18,123<text:s/></text:p>
          </table:table-cell>
          <table:table-cell office:value-type="float" office:value="22125" table:style-name="ce7">
            <text:p>22,125<text:s/></text:p>
          </table:table-cell>
          <table:table-cell office:value-type="float" office:value="134879" table:style-name="ce7">
            <text:p>134,879<text:s/></text:p>
          </table:table-cell>
          <table:table-cell office:value-type="float" office:value="41090" table:style-name="ce7">
            <text:p>41,090<text:s/></text:p>
          </table:table-cell>
          <table:table-cell office:value-type="float" office:value="20408" table:style-name="ce7">
            <text:p>20,408<text:s/></text:p>
          </table:table-cell>
          <table:table-cell office:value-type="float" office:value="20303" table:style-name="ce7">
            <text:p>20,303<text:s/></text:p>
          </table:table-cell>
          <table:table-cell office:value-type="float" office:value="21401" table:style-name="ce7">
            <text:p>21,401<text:s/></text:p>
          </table:table-cell>
          <table:table-cell office:value-type="float" office:value="22241" table:style-name="ce7">
            <text:p>22,241<text:s/></text:p>
          </table:table-cell>
          <table:table-cell office:value-type="float" office:value="21349" table:style-name="ce7">
            <text:p>21,349<text:s/></text:p>
          </table:table-cell>
          <table:table-cell office:value-type="float" office:value="20549" table:style-name="ce7">
            <text:p>20,549<text:s/></text:p>
          </table:table-cell>
          <table:table-cell office:value-type="float" office:value="11238" table:style-name="ce7">
            <text:p>11,238<text:s/></text:p>
          </table:table-cell>
          <table:table-cell office:value-type="float" office:value="26432" table:style-name="ce7">
            <text:p>26,432<text:s/></text:p>
          </table:table-cell>
          <table:table-cell office:value-type="float" office:value="6773" table:style-name="ce7">
            <text:p>6,773<text:s/></text:p>
          </table:table-cell>
          <table:table-cell office:value-type="float" office:value="8522" table:style-name="ce7">
            <text:p>8,522<text:s/></text:p>
          </table:table-cell>
          <table:table-cell office:value-type="float" office:value="14796" table:style-name="ce7">
            <text:p>14,796<text:s/></text:p>
          </table:table-cell>
          <table:table-cell office:value-type="float" office:value="3537" table:style-name="ce7">
            <text:p>3,537<text:s/></text:p>
          </table:table-cell>
          <table:table-cell office:value-type="float" office:value="3574" table:style-name="ce7">
            <text:p>3,574<text:s/></text:p>
          </table:table-cell>
          <table:table-cell office:value-type="float" office:value="2867" table:style-name="ce7">
            <text:p>2,867<text:s/></text:p>
          </table:table-cell>
          <table:table-cell office:value-type="float" office:value="11339" table:style-name="ce7">
            <text:p>11,339<text:s/></text:p>
          </table:table-cell>
          <table:table-cell office:value-type="float" office:value="8250" table:style-name="ce7">
            <text:p>8,250<text:s/></text:p>
          </table:table-cell>
          <table:table-cell office:value-type="float" office:value="10945" table:style-name="ce7">
            <text:p>10,945<text:s/></text:p>
          </table:table-cell>
          <table:table-cell office:value-type="float" office:value="29087" table:style-name="ce7">
            <text:p>29,087<text:s/></text:p>
          </table:table-cell>
          <table:table-cell office:value-type="float" office:value="9206" table:style-name="ce7">
            <text:p>9,206<text:s/></text:p>
          </table:table-cell>
          <table:table-cell office:value-type="float" office:value="12276" table:style-name="ce7">
            <text:p>12,276<text:s/></text:p>
          </table:table-cell>
          <table:table-cell office:value-type="float" office:value="8209" table:style-name="ce7">
            <text:p>8,209<text:s/></text:p>
          </table:table-cell>
          <table:table-cell office:value-type="float" office:value="20574" table:style-name="ce7">
            <text:p>20,574<text:s/></text:p>
          </table:table-cell>
          <table:table-cell office:value-type="float" office:value="23640" table:style-name="ce7">
            <text:p>23,640<text:s/></text:p>
          </table:table-cell>
          <table:table-cell office:value-type="float" office:value="27246" table:style-name="ce7">
            <text:p>27,246<text:s/></text:p>
          </table:table-cell>
          <table:table-cell office:value-type="float" office:value="36143" table:style-name="ce7">
            <text:p>36,143<text:s/></text:p>
          </table:table-cell>
          <table:table-cell office:value-type="float" office:value="35425" table:style-name="ce7">
            <text:p>35,425<text:s/></text:p>
          </table:table-cell>
          <table:table-cell office:value-type="float" office:value="25559" table:style-name="ce7">
            <text:p>25,559<text:s/></text:p>
          </table:table-cell>
          <table:table-cell office:value-type="float" office:value="24811" table:style-name="ce7">
            <text:p>24,811<text:s/></text:p>
          </table:table-cell>
          <table:table-cell office:value-type="float" office:value="60925" table:style-name="ce7">
            <text:p>60,925<text:s/></text:p>
          </table:table-cell>
          <table:table-cell office:value-type="float" office:value="19331" table:style-name="ce7">
            <text:p>19,331<text:s/></text:p>
          </table:table-cell>
          <table:table-cell office:value-type="float" office:value="30747" table:style-name="ce7">
            <text:p>30,747<text:s/></text:p>
          </table:table-cell>
          <table:table-cell office:value-type="float" office:value="30355" table:style-name="ce7">
            <text:p>30,355<text:s/></text:p>
          </table:table-cell>
          <table:table-cell office:value-type="float" office:value="19185" table:style-name="ce7">
            <text:p>19,185<text:s/></text:p>
          </table:table-cell>
          <table:table-cell office:value-type="float" office:value="56871" table:style-name="ce7">
            <text:p>56,871<text:s/></text:p>
          </table:table-cell>
          <table:table-cell office:value-type="float" office:value="17518" table:style-name="ce7">
            <text:p>17,518<text:s/></text:p>
          </table:table-cell>
          <table:table-cell office:value-type="float" office:value="15236" table:style-name="ce7">
            <text:p>15,236<text:s/></text:p>
          </table:table-cell>
          <table:table-cell office:value-type="float" office:value="12970" table:style-name="ce7">
            <text:p>12,970<text:s/></text:p>
          </table:table-cell>
          <table:table-cell office:value-type="float" office:value="20050" table:style-name="ce7">
            <text:p>20,050<text:s/></text:p>
          </table:table-cell>
          <table:table-cell office:value-type="float" office:value="12769" table:style-name="ce7">
            <text:p>12,769<text:s/></text:p>
          </table:table-cell>
          <table:table-cell office:value-type="float" office:value="30428" table:style-name="ce7">
            <text:p>30,428<text:s/></text:p>
          </table:table-cell>
          <table:table-cell office:value-type="float" office:value="18074" table:style-name="ce7">
            <text:p>18,074<text:s/></text:p>
          </table:table-cell>
          <table:table-cell office:value-type="float" office:value="8109" table:style-name="ce7">
            <text:p>8,109<text:s/></text:p>
          </table:table-cell>
          <table:table-cell office:value-type="float" office:value="13384" table:style-name="ce7">
            <text:p>13,384<text:s/></text:p>
          </table:table-cell>
          <table:table-cell office:value-type="float" office:value="36720" table:style-name="ce7">
            <text:p>36,720<text:s/></text:p>
          </table:table-cell>
          <table:table-cell office:value-type="float" office:value="21657" table:style-name="ce7">
            <text:p>21,657<text:s/></text:p>
          </table:table-cell>
          <table:table-cell office:value-type="float" office:value="22473" table:style-name="ce7">
            <text:p>22,473<text:s/></text:p>
          </table:table-cell>
          <table:table-cell office:value-type="float" office:value="24834" table:style-name="ce7">
            <text:p>24,834<text:s/></text:p>
          </table:table-cell>
          <table:table-cell office:value-type="float" office:value="6834" table:style-name="ce7">
            <text:p>6,834<text:s/></text:p>
          </table:table-cell>
          <table:table-cell office:value-type="float" office:value="8935" table:style-name="ce7">
            <text:p>8,935<text:s/></text:p>
          </table:table-cell>
          <table:table-cell office:value-type="float" office:value="4563" table:style-name="ce7">
            <text:p>4,563<text:s/></text:p>
          </table:table-cell>
          <table:table-cell office:value-type="float" office:value="4462" table:style-name="ce7">
            <text:p>4,462<text:s/></text:p>
          </table:table-cell>
          <table:table-cell office:value-type="float" office:value="6955" table:style-name="ce7">
            <text:p>6,955<text:s/></text:p>
          </table:table-cell>
          <table:table-cell office:value-type="float" office:value="9026" table:style-name="ce7">
            <text:p>9,026<text:s/></text:p>
          </table:table-cell>
          <table:table-cell office:value-type="float" office:value="9314" table:style-name="ce7">
            <text:p>9,314<text:s/></text:p>
          </table:table-cell>
          <table:table-cell office:value-type="float" office:value="11324" table:style-name="ce7">
            <text:p>11,324<text:s/></text:p>
          </table:table-cell>
          <table:table-cell office:value-type="float" office:value="15606" table:style-name="ce7">
            <text:p>15,606<text:s/></text:p>
          </table:table-cell>
          <table:table-cell office:value-type="float" office:value="26276" table:style-name="ce7">
            <text:p>26,276<text:s/></text:p>
          </table:table-cell>
          <table:table-cell office:value-type="float" office:value="21308" table:style-name="ce7">
            <text:p>21,308<text:s/></text:p>
          </table:table-cell>
          <table:table-cell office:value-type="float" office:value="13965" table:style-name="ce7">
            <text:p>13,965<text:s/></text:p>
          </table:table-cell>
          <table:table-cell office:value-type="float" office:value="10511" table:style-name="ce7">
            <text:p>10,511<text:s/></text:p>
          </table:table-cell>
          <table:table-cell office:value-type="float" office:value="11296" table:style-name="ce7">
            <text:p>11,296<text:s/></text:p>
          </table:table-cell>
          <table:table-cell office:value-type="float" office:value="11488" table:style-name="ce7">
            <text:p>11,488<text:s/></text:p>
          </table:table-cell>
          <table:table-cell office:value-type="float" office:value="10715" table:style-name="ce7">
            <text:p>10,715<text:s/></text:p>
          </table:table-cell>
          <table:table-cell office:value-type="float" office:value="9378" table:style-name="ce7">
            <text:p>9,378<text:s/></text:p>
          </table:table-cell>
          <table:table-cell office:value-type="float" office:value="8347" table:style-name="ce7">
            <text:p>8,347<text:s/></text:p>
          </table:table-cell>
          <table:table-cell office:value-type="float" office:value="1644" table:style-name="ce7">
            <text:p>1,644<text:s/></text:p>
          </table:table-cell>
          <table:table-cell office:value-type="float" office:value="1202" table:style-name="ce7">
            <text:p>1,202<text:s/></text:p>
          </table:table-cell>
          <table:table-cell office:value-type="float" office:value="1740" table:style-name="ce7">
            <text:p>1,740<text:s/></text:p>
          </table:table-cell>
          <table:table-cell office:value-type="float" office:value="2117" table:style-name="ce7">
            <text:p>2,117<text:s/></text:p>
          </table:table-cell>
          <table:table-cell office:value-type="float" office:value="1315" table:style-name="ce7">
            <text:p>1,315<text:s/></text:p>
          </table:table-cell>
          <table:table-cell office:value-type="float" office:value="1768" table:style-name="ce7">
            <text:p>1,768<text:s/></text:p>
          </table:table-cell>
          <table:table-cell office:value-type="float" office:value="1221" table:style-name="ce7">
            <text:p>1,221<text:s/></text:p>
          </table:table-cell>
          <table:table-cell office:value-type="float" office:value="2000" table:style-name="ce7">
            <text:p>2,000<text:s/></text:p>
          </table:table-cell>
          <table:table-cell office:value-type="float" office:value="481" table:style-name="ce7">
            <text:p>481<text:s/></text:p>
          </table:table-cell>
          <table:table-cell office:value-type="float" office:value="1951" table:style-name="ce7">
            <text:p>1,951<text:s/></text:p>
          </table:table-cell>
          <table:table-cell office:value-type="float" office:value="1791" table:style-name="ce7">
            <text:p>1,791<text:s/></text:p>
          </table:table-cell>
          <table:table-cell table:number-columns-repeated="16264"/>
        </table:table-row>
        <table:table-row table:style-name="ro2">
          <table:table-cell office:value-type="date" office:date-value="2023-07-11T00:00:00" table:style-name="ce6">
            <text:p>2023/7/11</text:p>
          </table:table-cell>
          <table:table-cell office:value-type="float" office:value="5037" table:style-name="ce7">
            <text:p>5,037<text:s/></text:p>
          </table:table-cell>
          <table:table-cell office:value-type="float" office:value="13207" table:style-name="ce7">
            <text:p>13,207<text:s/></text:p>
          </table:table-cell>
          <table:table-cell office:value-type="float" office:value="40850" table:style-name="ce7">
            <text:p>40,850<text:s/></text:p>
          </table:table-cell>
          <table:table-cell office:value-type="float" office:value="40693" table:style-name="ce7">
            <text:p>40,693<text:s/></text:p>
          </table:table-cell>
          <table:table-cell office:value-type="float" office:value="21941" table:style-name="ce7">
            <text:p>21,941<text:s/></text:p>
          </table:table-cell>
          <table:table-cell office:value-type="float" office:value="13291" table:style-name="ce7">
            <text:p>13,291<text:s/></text:p>
          </table:table-cell>
          <table:table-cell office:value-type="float" office:value="10167" table:style-name="ce7">
            <text:p>10,167<text:s/></text:p>
          </table:table-cell>
          <table:table-cell office:value-type="float" office:value="3921" table:style-name="ce7">
            <text:p>3,921<text:s/></text:p>
          </table:table-cell>
          <table:table-cell office:value-type="float" office:value="3345" table:style-name="ce7">
            <text:p>3,345<text:s/></text:p>
          </table:table-cell>
          <table:table-cell office:value-type="float" office:value="10585" table:style-name="ce7">
            <text:p>10,585<text:s/></text:p>
          </table:table-cell>
          <table:table-cell office:value-type="float" office:value="2570" table:style-name="ce7">
            <text:p>2,570<text:s/></text:p>
          </table:table-cell>
          <table:table-cell office:value-type="float" office:value="3253" table:style-name="ce7">
            <text:p>3,253<text:s/></text:p>
          </table:table-cell>
          <table:table-cell office:value-type="float" office:value="5178" table:style-name="ce7">
            <text:p>5,178<text:s/></text:p>
          </table:table-cell>
          <table:table-cell office:value-type="float" office:value="7334" table:style-name="ce7">
            <text:p>7,334<text:s/></text:p>
          </table:table-cell>
          <table:table-cell office:value-type="float" office:value="11913" table:style-name="ce7">
            <text:p>11,913<text:s/></text:p>
          </table:table-cell>
          <table:table-cell office:value-type="float" office:value="15954" table:style-name="ce7">
            <text:p>15,954<text:s/></text:p>
          </table:table-cell>
          <table:table-cell office:value-type="float" office:value="17492" table:style-name="ce7">
            <text:p>17,492<text:s/></text:p>
          </table:table-cell>
          <table:table-cell office:value-type="float" office:value="4644" table:style-name="ce7">
            <text:p>4,644<text:s/></text:p>
          </table:table-cell>
          <table:table-cell office:value-type="float" office:value="9286" table:style-name="ce7">
            <text:p>9,286<text:s/></text:p>
          </table:table-cell>
          <table:table-cell office:value-type="float" office:value="3240" table:style-name="ce7">
            <text:p>3,240<text:s/></text:p>
          </table:table-cell>
          <table:table-cell office:value-type="float" office:value="7574" table:style-name="ce7">
            <text:p>7,574<text:s/></text:p>
          </table:table-cell>
          <table:table-cell office:value-type="float" office:value="7304" table:style-name="ce7">
            <text:p>7,304<text:s/></text:p>
          </table:table-cell>
          <table:table-cell office:value-type="float" office:value="7091" table:style-name="ce7">
            <text:p>7,091<text:s/></text:p>
          </table:table-cell>
          <table:table-cell office:value-type="float" office:value="28201" table:style-name="ce7">
            <text:p>28,201<text:s/></text:p>
          </table:table-cell>
          <table:table-cell office:value-type="float" office:value="3112" table:style-name="ce7">
            <text:p>3,112<text:s/></text:p>
          </table:table-cell>
          <table:table-cell office:value-type="float" office:value="11309" table:style-name="ce7">
            <text:p>11,309<text:s/></text:p>
          </table:table-cell>
          <table:table-cell office:value-type="float" office:value="11582" table:style-name="ce7">
            <text:p>11,582<text:s/></text:p>
          </table:table-cell>
          <table:table-cell office:value-type="float" office:value="13813" table:style-name="ce7">
            <text:p>13,813<text:s/></text:p>
          </table:table-cell>
          <table:table-cell office:value-type="float" office:value="19894" table:style-name="ce7">
            <text:p>19,894<text:s/></text:p>
          </table:table-cell>
          <table:table-cell office:value-type="float" office:value="14183" table:style-name="ce7">
            <text:p>14,183<text:s/></text:p>
          </table:table-cell>
          <table:table-cell office:value-type="float" office:value="9259" table:style-name="ce7">
            <text:p>9,259<text:s/></text:p>
          </table:table-cell>
          <table:table-cell office:value-type="float" office:value="22895" table:style-name="ce7">
            <text:p>22,895<text:s/></text:p>
          </table:table-cell>
          <table:table-cell office:value-type="float" office:value="14834" table:style-name="ce7">
            <text:p>14,834<text:s/></text:p>
          </table:table-cell>
          <table:table-cell office:value-type="float" office:value="31448" table:style-name="ce7">
            <text:p>31,448<text:s/></text:p>
          </table:table-cell>
          <table:table-cell office:value-type="float" office:value="23171" table:style-name="ce7">
            <text:p>23,171<text:s/></text:p>
          </table:table-cell>
          <table:table-cell office:value-type="float" office:value="8709" table:style-name="ce7">
            <text:p>8,709<text:s/></text:p>
          </table:table-cell>
          <table:table-cell office:value-type="float" office:value="31092" table:style-name="ce7">
            <text:p>31,092<text:s/></text:p>
          </table:table-cell>
          <table:table-cell office:value-type="float" office:value="22467" table:style-name="ce7">
            <text:p>22,467<text:s/></text:p>
          </table:table-cell>
          <table:table-cell office:value-type="float" office:value="22315" table:style-name="ce7">
            <text:p>22,315<text:s/></text:p>
          </table:table-cell>
          <table:table-cell office:value-type="float" office:value="18390" table:style-name="ce7">
            <text:p>18,390<text:s/></text:p>
          </table:table-cell>
          <table:table-cell office:value-type="float" office:value="23435" table:style-name="ce7">
            <text:p>23,435<text:s/></text:p>
          </table:table-cell>
          <table:table-cell office:value-type="float" office:value="131955" table:style-name="ce7">
            <text:p>131,955<text:s/></text:p>
          </table:table-cell>
          <table:table-cell office:value-type="float" office:value="42467" table:style-name="ce7">
            <text:p>42,467<text:s/></text:p>
          </table:table-cell>
          <table:table-cell office:value-type="float" office:value="21018" table:style-name="ce7">
            <text:p>21,018<text:s/></text:p>
          </table:table-cell>
          <table:table-cell office:value-type="float" office:value="20385" table:style-name="ce7">
            <text:p>20,385<text:s/></text:p>
          </table:table-cell>
          <table:table-cell office:value-type="float" office:value="23099" table:style-name="ce7">
            <text:p>23,099<text:s/></text:p>
          </table:table-cell>
          <table:table-cell office:value-type="float" office:value="23111" table:style-name="ce7">
            <text:p>23,111<text:s/></text:p>
          </table:table-cell>
          <table:table-cell office:value-type="float" office:value="23575" table:style-name="ce7">
            <text:p>23,575<text:s/></text:p>
          </table:table-cell>
          <table:table-cell office:value-type="float" office:value="21071" table:style-name="ce7">
            <text:p>21,071<text:s/></text:p>
          </table:table-cell>
          <table:table-cell office:value-type="float" office:value="11222" table:style-name="ce7">
            <text:p>11,222<text:s/></text:p>
          </table:table-cell>
          <table:table-cell office:value-type="float" office:value="26693" table:style-name="ce7">
            <text:p>26,693<text:s/></text:p>
          </table:table-cell>
          <table:table-cell office:value-type="float" office:value="6954" table:style-name="ce7">
            <text:p>6,954<text:s/></text:p>
          </table:table-cell>
          <table:table-cell office:value-type="float" office:value="8678" table:style-name="ce7">
            <text:p>8,678<text:s/></text:p>
          </table:table-cell>
          <table:table-cell office:value-type="float" office:value="15321" table:style-name="ce7">
            <text:p>15,321<text:s/></text:p>
          </table:table-cell>
          <table:table-cell office:value-type="float" office:value="3793" table:style-name="ce7">
            <text:p>3,793<text:s/></text:p>
          </table:table-cell>
          <table:table-cell office:value-type="float" office:value="3631" table:style-name="ce7">
            <text:p>3,631<text:s/></text:p>
          </table:table-cell>
          <table:table-cell office:value-type="float" office:value="2923" table:style-name="ce7">
            <text:p>2,923<text:s/></text:p>
          </table:table-cell>
          <table:table-cell office:value-type="float" office:value="11573" table:style-name="ce7">
            <text:p>11,573<text:s/></text:p>
          </table:table-cell>
          <table:table-cell office:value-type="float" office:value="8582" table:style-name="ce7">
            <text:p>8,582<text:s/></text:p>
          </table:table-cell>
          <table:table-cell office:value-type="float" office:value="11120" table:style-name="ce7">
            <text:p>11,120<text:s/></text:p>
          </table:table-cell>
          <table:table-cell office:value-type="float" office:value="28483" table:style-name="ce7">
            <text:p>28,483<text:s/></text:p>
          </table:table-cell>
          <table:table-cell office:value-type="float" office:value="9317" table:style-name="ce7">
            <text:p>9,317<text:s/></text:p>
          </table:table-cell>
          <table:table-cell office:value-type="float" office:value="12461" table:style-name="ce7">
            <text:p>12,461<text:s/></text:p>
          </table:table-cell>
          <table:table-cell office:value-type="float" office:value="8180" table:style-name="ce7">
            <text:p>8,180<text:s/></text:p>
          </table:table-cell>
          <table:table-cell office:value-type="float" office:value="20827" table:style-name="ce7">
            <text:p>20,827<text:s/></text:p>
          </table:table-cell>
          <table:table-cell office:value-type="float" office:value="24687" table:style-name="ce7">
            <text:p>24,687<text:s/></text:p>
          </table:table-cell>
          <table:table-cell office:value-type="float" office:value="27689" table:style-name="ce7">
            <text:p>27,689<text:s/></text:p>
          </table:table-cell>
          <table:table-cell office:value-type="float" office:value="35717" table:style-name="ce7">
            <text:p>35,717<text:s/></text:p>
          </table:table-cell>
          <table:table-cell office:value-type="float" office:value="36451" table:style-name="ce7">
            <text:p>36,451<text:s/></text:p>
          </table:table-cell>
          <table:table-cell office:value-type="float" office:value="26089" table:style-name="ce7">
            <text:p>26,089<text:s/></text:p>
          </table:table-cell>
          <table:table-cell office:value-type="float" office:value="23999" table:style-name="ce7">
            <text:p>23,999<text:s/></text:p>
          </table:table-cell>
          <table:table-cell office:value-type="float" office:value="60401" table:style-name="ce7">
            <text:p>60,401<text:s/></text:p>
          </table:table-cell>
          <table:table-cell office:value-type="float" office:value="20195" table:style-name="ce7">
            <text:p>20,195<text:s/></text:p>
          </table:table-cell>
          <table:table-cell office:value-type="float" office:value="31474" table:style-name="ce7">
            <text:p>31,474<text:s/></text:p>
          </table:table-cell>
          <table:table-cell office:value-type="float" office:value="31641" table:style-name="ce7">
            <text:p>31,641<text:s/></text:p>
          </table:table-cell>
          <table:table-cell office:value-type="float" office:value="20066" table:style-name="ce7">
            <text:p>20,066<text:s/></text:p>
          </table:table-cell>
          <table:table-cell office:value-type="float" office:value="57128" table:style-name="ce7">
            <text:p>57,128<text:s/></text:p>
          </table:table-cell>
          <table:table-cell office:value-type="float" office:value="17812" table:style-name="ce7">
            <text:p>17,812<text:s/></text:p>
          </table:table-cell>
          <table:table-cell office:value-type="float" office:value="15324" table:style-name="ce7">
            <text:p>15,324<text:s/></text:p>
          </table:table-cell>
          <table:table-cell office:value-type="float" office:value="13219" table:style-name="ce7">
            <text:p>13,219<text:s/></text:p>
          </table:table-cell>
          <table:table-cell office:value-type="float" office:value="19290" table:style-name="ce7">
            <text:p>19,290<text:s/></text:p>
          </table:table-cell>
          <table:table-cell office:value-type="float" office:value="12571" table:style-name="ce7">
            <text:p>12,571<text:s/></text:p>
          </table:table-cell>
          <table:table-cell office:value-type="float" office:value="29663" table:style-name="ce7">
            <text:p>29,663<text:s/></text:p>
          </table:table-cell>
          <table:table-cell office:value-type="float" office:value="18674" table:style-name="ce7">
            <text:p>18,674<text:s/></text:p>
          </table:table-cell>
          <table:table-cell office:value-type="float" office:value="8162" table:style-name="ce7">
            <text:p>8,162<text:s/></text:p>
          </table:table-cell>
          <table:table-cell office:value-type="float" office:value="13401" table:style-name="ce7">
            <text:p>13,401<text:s/></text:p>
          </table:table-cell>
          <table:table-cell office:value-type="float" office:value="38084" table:style-name="ce7">
            <text:p>38,084<text:s/></text:p>
          </table:table-cell>
          <table:table-cell office:value-type="float" office:value="22059" table:style-name="ce7">
            <text:p>22,059<text:s/></text:p>
          </table:table-cell>
          <table:table-cell office:value-type="float" office:value="22720" table:style-name="ce7">
            <text:p>22,720<text:s/></text:p>
          </table:table-cell>
          <table:table-cell office:value-type="float" office:value="25338" table:style-name="ce7">
            <text:p>25,338<text:s/></text:p>
          </table:table-cell>
          <table:table-cell office:value-type="float" office:value="6840" table:style-name="ce7">
            <text:p>6,840<text:s/></text:p>
          </table:table-cell>
          <table:table-cell office:value-type="float" office:value="9316" table:style-name="ce7">
            <text:p>9,316<text:s/></text:p>
          </table:table-cell>
          <table:table-cell office:value-type="float" office:value="4728" table:style-name="ce7">
            <text:p>4,728<text:s/></text:p>
          </table:table-cell>
          <table:table-cell office:value-type="float" office:value="4588" table:style-name="ce7">
            <text:p>4,588<text:s/></text:p>
          </table:table-cell>
          <table:table-cell office:value-type="float" office:value="6964" table:style-name="ce7">
            <text:p>6,964<text:s/></text:p>
          </table:table-cell>
          <table:table-cell office:value-type="float" office:value="9128" table:style-name="ce7">
            <text:p>9,128<text:s/></text:p>
          </table:table-cell>
          <table:table-cell office:value-type="float" office:value="9346" table:style-name="ce7">
            <text:p>9,346<text:s/></text:p>
          </table:table-cell>
          <table:table-cell office:value-type="float" office:value="11540" table:style-name="ce7">
            <text:p>11,540<text:s/></text:p>
          </table:table-cell>
          <table:table-cell office:value-type="float" office:value="15657" table:style-name="ce7">
            <text:p>15,657<text:s/></text:p>
          </table:table-cell>
          <table:table-cell office:value-type="float" office:value="27421" table:style-name="ce7">
            <text:p>27,421<text:s/></text:p>
          </table:table-cell>
          <table:table-cell office:value-type="float" office:value="22245" table:style-name="ce7">
            <text:p>22,245<text:s/></text:p>
          </table:table-cell>
          <table:table-cell office:value-type="float" office:value="14233" table:style-name="ce7">
            <text:p>14,233<text:s/></text:p>
          </table:table-cell>
          <table:table-cell office:value-type="float" office:value="10822" table:style-name="ce7">
            <text:p>10,822<text:s/></text:p>
          </table:table-cell>
          <table:table-cell office:value-type="float" office:value="11735" table:style-name="ce7">
            <text:p>11,735<text:s/></text:p>
          </table:table-cell>
          <table:table-cell office:value-type="float" office:value="11676" table:style-name="ce7">
            <text:p>11,676<text:s/></text:p>
          </table:table-cell>
          <table:table-cell office:value-type="float" office:value="10912" table:style-name="ce7">
            <text:p>10,912<text:s/></text:p>
          </table:table-cell>
          <table:table-cell office:value-type="float" office:value="9668" table:style-name="ce7">
            <text:p>9,668<text:s/></text:p>
          </table:table-cell>
          <table:table-cell office:value-type="float" office:value="8600" table:style-name="ce7">
            <text:p>8,600<text:s/></text:p>
          </table:table-cell>
          <table:table-cell office:value-type="float" office:value="1695" table:style-name="ce7">
            <text:p>1,695<text:s/></text:p>
          </table:table-cell>
          <table:table-cell office:value-type="float" office:value="1198" table:style-name="ce7">
            <text:p>1,198<text:s/></text:p>
          </table:table-cell>
          <table:table-cell office:value-type="float" office:value="1736" table:style-name="ce7">
            <text:p>1,736<text:s/></text:p>
          </table:table-cell>
          <table:table-cell office:value-type="float" office:value="2072" table:style-name="ce7">
            <text:p>2,072<text:s/></text:p>
          </table:table-cell>
          <table:table-cell office:value-type="float" office:value="1299" table:style-name="ce7">
            <text:p>1,299<text:s/></text:p>
          </table:table-cell>
          <table:table-cell office:value-type="float" office:value="1847" table:style-name="ce7">
            <text:p>1,847<text:s/></text:p>
          </table:table-cell>
          <table:table-cell office:value-type="float" office:value="1280" table:style-name="ce7">
            <text:p>1,280<text:s/></text:p>
          </table:table-cell>
          <table:table-cell office:value-type="float" office:value="1958" table:style-name="ce7">
            <text:p>1,958<text:s/></text:p>
          </table:table-cell>
          <table:table-cell office:value-type="float" office:value="500" table:style-name="ce7">
            <text:p>500<text:s/></text:p>
          </table:table-cell>
          <table:table-cell office:value-type="float" office:value="1989" table:style-name="ce7">
            <text:p>1,989<text:s/></text:p>
          </table:table-cell>
          <table:table-cell office:value-type="float" office:value="1851" table:style-name="ce7">
            <text:p>1,851<text:s/></text:p>
          </table:table-cell>
          <table:table-cell table:number-columns-repeated="16264"/>
        </table:table-row>
        <table:table-row table:style-name="ro2">
          <table:table-cell office:value-type="date" office:date-value="2023-07-12T00:00:00" table:style-name="ce6">
            <text:p>2023/7/12</text:p>
          </table:table-cell>
          <table:table-cell office:value-type="float" office:value="5239" table:style-name="ce7">
            <text:p>5,239<text:s/></text:p>
          </table:table-cell>
          <table:table-cell office:value-type="float" office:value="13346" table:style-name="ce7">
            <text:p>13,346<text:s/></text:p>
          </table:table-cell>
          <table:table-cell office:value-type="float" office:value="41659" table:style-name="ce7">
            <text:p>41,659<text:s/></text:p>
          </table:table-cell>
          <table:table-cell office:value-type="float" office:value="42416" table:style-name="ce7">
            <text:p>42,416<text:s/></text:p>
          </table:table-cell>
          <table:table-cell office:value-type="float" office:value="22463" table:style-name="ce7">
            <text:p>22,463<text:s/></text:p>
          </table:table-cell>
          <table:table-cell office:value-type="float" office:value="13661" table:style-name="ce7">
            <text:p>13,661<text:s/></text:p>
          </table:table-cell>
          <table:table-cell office:value-type="float" office:value="10571" table:style-name="ce7">
            <text:p>10,571<text:s/></text:p>
          </table:table-cell>
          <table:table-cell office:value-type="float" office:value="4088" table:style-name="ce7">
            <text:p>4,088<text:s/></text:p>
          </table:table-cell>
          <table:table-cell office:value-type="float" office:value="3409" table:style-name="ce7">
            <text:p>3,409<text:s/></text:p>
          </table:table-cell>
          <table:table-cell office:value-type="float" office:value="10664" table:style-name="ce7">
            <text:p>10,664<text:s/></text:p>
          </table:table-cell>
          <table:table-cell office:value-type="float" office:value="2719" table:style-name="ce7">
            <text:p>2,719<text:s/></text:p>
          </table:table-cell>
          <table:table-cell office:value-type="float" office:value="3459" table:style-name="ce7">
            <text:p>3,459<text:s/></text:p>
          </table:table-cell>
          <table:table-cell office:value-type="float" office:value="5270" table:style-name="ce7">
            <text:p>5,270<text:s/></text:p>
          </table:table-cell>
          <table:table-cell office:value-type="float" office:value="7393" table:style-name="ce7">
            <text:p>7,393<text:s/></text:p>
          </table:table-cell>
          <table:table-cell office:value-type="float" office:value="11968" table:style-name="ce7">
            <text:p>11,968<text:s/></text:p>
          </table:table-cell>
          <table:table-cell office:value-type="float" office:value="15930" table:style-name="ce7">
            <text:p>15,930<text:s/></text:p>
          </table:table-cell>
          <table:table-cell office:value-type="float" office:value="17846" table:style-name="ce7">
            <text:p>17,846<text:s/></text:p>
          </table:table-cell>
          <table:table-cell office:value-type="float" office:value="4768" table:style-name="ce7">
            <text:p>4,768<text:s/></text:p>
          </table:table-cell>
          <table:table-cell office:value-type="float" office:value="9564" table:style-name="ce7">
            <text:p>9,564<text:s/></text:p>
          </table:table-cell>
          <table:table-cell office:value-type="float" office:value="3293" table:style-name="ce7">
            <text:p>3,293<text:s/></text:p>
          </table:table-cell>
          <table:table-cell office:value-type="float" office:value="8169" table:style-name="ce7">
            <text:p>8,169<text:s/></text:p>
          </table:table-cell>
          <table:table-cell office:value-type="float" office:value="7584" table:style-name="ce7">
            <text:p>7,584<text:s/></text:p>
          </table:table-cell>
          <table:table-cell office:value-type="float" office:value="7002" table:style-name="ce7">
            <text:p>7,002<text:s/></text:p>
          </table:table-cell>
          <table:table-cell office:value-type="float" office:value="29028" table:style-name="ce7">
            <text:p>29,028<text:s/></text:p>
          </table:table-cell>
          <table:table-cell office:value-type="float" office:value="3021" table:style-name="ce7">
            <text:p>3,021<text:s/></text:p>
          </table:table-cell>
          <table:table-cell office:value-type="float" office:value="11493" table:style-name="ce7">
            <text:p>11,493<text:s/></text:p>
          </table:table-cell>
          <table:table-cell office:value-type="float" office:value="12070" table:style-name="ce7">
            <text:p>12,070<text:s/></text:p>
          </table:table-cell>
          <table:table-cell office:value-type="float" office:value="14190" table:style-name="ce7">
            <text:p>14,190<text:s/></text:p>
          </table:table-cell>
          <table:table-cell office:value-type="float" office:value="20136" table:style-name="ce7">
            <text:p>20,136<text:s/></text:p>
          </table:table-cell>
          <table:table-cell office:value-type="float" office:value="13744" table:style-name="ce7">
            <text:p>13,744<text:s/></text:p>
          </table:table-cell>
          <table:table-cell office:value-type="float" office:value="9813" table:style-name="ce7">
            <text:p>9,813<text:s/></text:p>
          </table:table-cell>
          <table:table-cell office:value-type="float" office:value="24314" table:style-name="ce7">
            <text:p>24,314<text:s/></text:p>
          </table:table-cell>
          <table:table-cell office:value-type="float" office:value="15783" table:style-name="ce7">
            <text:p>15,783<text:s/></text:p>
          </table:table-cell>
          <table:table-cell office:value-type="float" office:value="32757" table:style-name="ce7">
            <text:p>32,757<text:s/></text:p>
          </table:table-cell>
          <table:table-cell office:value-type="float" office:value="24248" table:style-name="ce7">
            <text:p>24,248<text:s/></text:p>
          </table:table-cell>
          <table:table-cell office:value-type="float" office:value="9147" table:style-name="ce7">
            <text:p>9,147<text:s/></text:p>
          </table:table-cell>
          <table:table-cell office:value-type="float" office:value="31720" table:style-name="ce7">
            <text:p>31,720<text:s/></text:p>
          </table:table-cell>
          <table:table-cell office:value-type="float" office:value="23018" table:style-name="ce7">
            <text:p>23,018<text:s/></text:p>
          </table:table-cell>
          <table:table-cell office:value-type="float" office:value="22447" table:style-name="ce7">
            <text:p>22,447<text:s/></text:p>
          </table:table-cell>
          <table:table-cell office:value-type="float" office:value="18920" table:style-name="ce7">
            <text:p>18,920<text:s/></text:p>
          </table:table-cell>
          <table:table-cell office:value-type="float" office:value="23075" table:style-name="ce7">
            <text:p>23,075<text:s/></text:p>
          </table:table-cell>
          <table:table-cell office:value-type="float" office:value="136064" table:style-name="ce7">
            <text:p>136,064<text:s/></text:p>
          </table:table-cell>
          <table:table-cell office:value-type="float" office:value="44838" table:style-name="ce7">
            <text:p>44,838<text:s/></text:p>
          </table:table-cell>
          <table:table-cell office:value-type="float" office:value="22913" table:style-name="ce7">
            <text:p>22,913<text:s/></text:p>
          </table:table-cell>
          <table:table-cell office:value-type="float" office:value="21151" table:style-name="ce7">
            <text:p>21,151<text:s/></text:p>
          </table:table-cell>
          <table:table-cell office:value-type="float" office:value="23042" table:style-name="ce7">
            <text:p>23,042<text:s/></text:p>
          </table:table-cell>
          <table:table-cell office:value-type="float" office:value="23626" table:style-name="ce7">
            <text:p>23,626<text:s/></text:p>
          </table:table-cell>
          <table:table-cell office:value-type="float" office:value="24243" table:style-name="ce7">
            <text:p>24,243<text:s/></text:p>
          </table:table-cell>
          <table:table-cell office:value-type="float" office:value="21652" table:style-name="ce7">
            <text:p>21,652<text:s/></text:p>
          </table:table-cell>
          <table:table-cell office:value-type="float" office:value="11473" table:style-name="ce7">
            <text:p>11,473<text:s/></text:p>
          </table:table-cell>
          <table:table-cell office:value-type="float" office:value="27332" table:style-name="ce7">
            <text:p>27,332<text:s/></text:p>
          </table:table-cell>
          <table:table-cell office:value-type="float" office:value="7103" table:style-name="ce7">
            <text:p>7,103<text:s/></text:p>
          </table:table-cell>
          <table:table-cell office:value-type="float" office:value="8850" table:style-name="ce7">
            <text:p>8,850<text:s/></text:p>
          </table:table-cell>
          <table:table-cell office:value-type="float" office:value="15843" table:style-name="ce7">
            <text:p>15,843<text:s/></text:p>
          </table:table-cell>
          <table:table-cell office:value-type="float" office:value="3970" table:style-name="ce7">
            <text:p>3,970<text:s/></text:p>
          </table:table-cell>
          <table:table-cell office:value-type="float" office:value="3727" table:style-name="ce7">
            <text:p>3,727<text:s/></text:p>
          </table:table-cell>
          <table:table-cell office:value-type="float" office:value="3199" table:style-name="ce7">
            <text:p>3,199<text:s/></text:p>
          </table:table-cell>
          <table:table-cell office:value-type="float" office:value="11925" table:style-name="ce7">
            <text:p>11,925<text:s/></text:p>
          </table:table-cell>
          <table:table-cell office:value-type="float" office:value="8524" table:style-name="ce7">
            <text:p>8,524<text:s/></text:p>
          </table:table-cell>
          <table:table-cell office:value-type="float" office:value="11418" table:style-name="ce7">
            <text:p>11,418<text:s/></text:p>
          </table:table-cell>
          <table:table-cell office:value-type="float" office:value="30157" table:style-name="ce7">
            <text:p>30,157<text:s/></text:p>
          </table:table-cell>
          <table:table-cell office:value-type="float" office:value="9458" table:style-name="ce7">
            <text:p>9,458<text:s/></text:p>
          </table:table-cell>
          <table:table-cell office:value-type="float" office:value="12673" table:style-name="ce7">
            <text:p>12,673<text:s/></text:p>
          </table:table-cell>
          <table:table-cell office:value-type="float" office:value="8240" table:style-name="ce7">
            <text:p>8,240<text:s/></text:p>
          </table:table-cell>
          <table:table-cell office:value-type="float" office:value="20982" table:style-name="ce7">
            <text:p>20,982<text:s/></text:p>
          </table:table-cell>
          <table:table-cell office:value-type="float" office:value="24733" table:style-name="ce7">
            <text:p>24,733<text:s/></text:p>
          </table:table-cell>
          <table:table-cell office:value-type="float" office:value="28603" table:style-name="ce7">
            <text:p>28,603<text:s/></text:p>
          </table:table-cell>
          <table:table-cell office:value-type="float" office:value="36357" table:style-name="ce7">
            <text:p>36,357<text:s/></text:p>
          </table:table-cell>
          <table:table-cell office:value-type="float" office:value="36942" table:style-name="ce7">
            <text:p>36,942<text:s/></text:p>
          </table:table-cell>
          <table:table-cell office:value-type="float" office:value="26625" table:style-name="ce7">
            <text:p>26,625<text:s/></text:p>
          </table:table-cell>
          <table:table-cell office:value-type="float" office:value="25170" table:style-name="ce7">
            <text:p>25,170<text:s/></text:p>
          </table:table-cell>
          <table:table-cell office:value-type="float" office:value="65901" table:style-name="ce7">
            <text:p>65,901<text:s/></text:p>
          </table:table-cell>
          <table:table-cell office:value-type="float" office:value="21314" table:style-name="ce7">
            <text:p>21,314<text:s/></text:p>
          </table:table-cell>
          <table:table-cell office:value-type="float" office:value="32814" table:style-name="ce7">
            <text:p>32,814<text:s/></text:p>
          </table:table-cell>
          <table:table-cell office:value-type="float" office:value="32750" table:style-name="ce7">
            <text:p>32,750<text:s/></text:p>
          </table:table-cell>
          <table:table-cell office:value-type="float" office:value="20319" table:style-name="ce7">
            <text:p>20,319<text:s/></text:p>
          </table:table-cell>
          <table:table-cell office:value-type="float" office:value="58141" table:style-name="ce7">
            <text:p>58,141<text:s/></text:p>
          </table:table-cell>
          <table:table-cell office:value-type="float" office:value="18204" table:style-name="ce7">
            <text:p>18,204<text:s/></text:p>
          </table:table-cell>
          <table:table-cell office:value-type="float" office:value="15651" table:style-name="ce7">
            <text:p>15,651<text:s/></text:p>
          </table:table-cell>
          <table:table-cell office:value-type="float" office:value="13356" table:style-name="ce7">
            <text:p>13,356<text:s/></text:p>
          </table:table-cell>
          <table:table-cell office:value-type="float" office:value="19812" table:style-name="ce7">
            <text:p>19,812<text:s/></text:p>
          </table:table-cell>
          <table:table-cell office:value-type="float" office:value="13245" table:style-name="ce7">
            <text:p>13,245<text:s/></text:p>
          </table:table-cell>
          <table:table-cell office:value-type="float" office:value="28794" table:style-name="ce7">
            <text:p>28,794<text:s/></text:p>
          </table:table-cell>
          <table:table-cell office:value-type="float" office:value="19138" table:style-name="ce7">
            <text:p>19,138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19332" table:style-name="ce7">
            <text:p>19,332<text:s/></text:p>
          </table:table-cell>
          <table:table-cell office:value-type="float" office:value="39038" table:style-name="ce7">
            <text:p>39,038<text:s/></text:p>
          </table:table-cell>
          <table:table-cell office:value-type="float" office:value="22878" table:style-name="ce7">
            <text:p>22,878<text:s/></text:p>
          </table:table-cell>
          <table:table-cell office:value-type="float" office:value="23558" table:style-name="ce7">
            <text:p>23,558<text:s/></text:p>
          </table:table-cell>
          <table:table-cell office:value-type="float" office:value="26026" table:style-name="ce7">
            <text:p>26,026<text:s/></text:p>
          </table:table-cell>
          <table:table-cell office:value-type="float" office:value="6883" table:style-name="ce7">
            <text:p>6,883<text:s/></text:p>
          </table:table-cell>
          <table:table-cell office:value-type="float" office:value="9337" table:style-name="ce7">
            <text:p>9,337<text:s/></text:p>
          </table:table-cell>
          <table:table-cell office:value-type="float" office:value="4776" table:style-name="ce7">
            <text:p>4,776<text:s/></text:p>
          </table:table-cell>
          <table:table-cell office:value-type="float" office:value="4671" table:style-name="ce7">
            <text:p>4,671<text:s/></text:p>
          </table:table-cell>
          <table:table-cell office:value-type="float" office:value="7383" table:style-name="ce7">
            <text:p>7,383<text:s/></text:p>
          </table:table-cell>
          <table:table-cell office:value-type="float" office:value="9508" table:style-name="ce7">
            <text:p>9,508<text:s/></text:p>
          </table:table-cell>
          <table:table-cell office:value-type="float" office:value="10093" table:style-name="ce7">
            <text:p>10,093<text:s/></text:p>
          </table:table-cell>
          <table:table-cell office:value-type="float" office:value="13095" table:style-name="ce7">
            <text:p>13,095<text:s/></text:p>
          </table:table-cell>
          <table:table-cell office:value-type="float" office:value="16509" table:style-name="ce7">
            <text:p>16,509<text:s/></text:p>
          </table:table-cell>
          <table:table-cell office:value-type="float" office:value="27872" table:style-name="ce7">
            <text:p>27,872<text:s/></text:p>
          </table:table-cell>
          <table:table-cell office:value-type="float" office:value="23166" table:style-name="ce7">
            <text:p>23,166<text:s/></text:p>
          </table:table-cell>
          <table:table-cell office:value-type="float" office:value="14360" table:style-name="ce7">
            <text:p>14,360<text:s/></text:p>
          </table:table-cell>
          <table:table-cell office:value-type="float" office:value="11056" table:style-name="ce7">
            <text:p>11,056<text:s/></text:p>
          </table:table-cell>
          <table:table-cell office:value-type="float" office:value="11704" table:style-name="ce7">
            <text:p>11,704<text:s/></text:p>
          </table:table-cell>
          <table:table-cell office:value-type="float" office:value="11890" table:style-name="ce7">
            <text:p>11,890<text:s/></text:p>
          </table:table-cell>
          <table:table-cell office:value-type="float" office:value="11162" table:style-name="ce7">
            <text:p>11,162<text:s/></text:p>
          </table:table-cell>
          <table:table-cell office:value-type="float" office:value="9825" table:style-name="ce7">
            <text:p>9,825<text:s/></text:p>
          </table:table-cell>
          <table:table-cell office:value-type="float" office:value="8857" table:style-name="ce7">
            <text:p>8,857<text:s/></text:p>
          </table:table-cell>
          <table:table-cell office:value-type="float" office:value="1761" table:style-name="ce7">
            <text:p>1,761<text:s/></text:p>
          </table:table-cell>
          <table:table-cell office:value-type="float" office:value="1225" table:style-name="ce7">
            <text:p>1,225<text:s/></text:p>
          </table:table-cell>
          <table:table-cell office:value-type="float" office:value="1881" table:style-name="ce7">
            <text:p>1,881<text:s/></text:p>
          </table:table-cell>
          <table:table-cell office:value-type="float" office:value="2225" table:style-name="ce7">
            <text:p>2,225<text:s/></text:p>
          </table:table-cell>
          <table:table-cell office:value-type="float" office:value="1362" table:style-name="ce7">
            <text:p>1,362<text:s/></text:p>
          </table:table-cell>
          <table:table-cell office:value-type="float" office:value="1869" table:style-name="ce7">
            <text:p>1,869<text:s/></text:p>
          </table:table-cell>
          <table:table-cell office:value-type="float" office:value="1273" table:style-name="ce7">
            <text:p>1,273<text:s/></text:p>
          </table:table-cell>
          <table:table-cell office:value-type="float" office:value="1996" table:style-name="ce7">
            <text:p>1,996<text:s/></text:p>
          </table:table-cell>
          <table:table-cell office:value-type="float" office:value="535" table:style-name="ce7">
            <text:p>535<text:s/></text:p>
          </table:table-cell>
          <table:table-cell office:value-type="float" office:value="2065" table:style-name="ce7">
            <text:p>2,065<text:s/></text:p>
          </table:table-cell>
          <table:table-cell office:value-type="float" office:value="1883" table:style-name="ce7">
            <text:p>1,883<text:s/></text:p>
          </table:table-cell>
          <table:table-cell table:number-columns-repeated="16264"/>
        </table:table-row>
        <table:table-row table:style-name="ro2">
          <table:table-cell office:value-type="date" office:date-value="2023-07-13T00:00:00" table:style-name="ce6">
            <text:p>2023/7/13</text:p>
          </table:table-cell>
          <table:table-cell office:value-type="float" office:value="5237" table:style-name="ce7">
            <text:p>5,237<text:s/></text:p>
          </table:table-cell>
          <table:table-cell office:value-type="float" office:value="13561" table:style-name="ce7">
            <text:p>13,561<text:s/></text:p>
          </table:table-cell>
          <table:table-cell office:value-type="float" office:value="41146" table:style-name="ce7">
            <text:p>41,146<text:s/></text:p>
          </table:table-cell>
          <table:table-cell office:value-type="float" office:value="42176" table:style-name="ce7">
            <text:p>42,176<text:s/></text:p>
          </table:table-cell>
          <table:table-cell office:value-type="float" office:value="22758" table:style-name="ce7">
            <text:p>22,758<text:s/></text:p>
          </table:table-cell>
          <table:table-cell office:value-type="float" office:value="13733" table:style-name="ce7">
            <text:p>13,733<text:s/></text:p>
          </table:table-cell>
          <table:table-cell office:value-type="float" office:value="10412" table:style-name="ce7">
            <text:p>10,412<text:s/></text:p>
          </table:table-cell>
          <table:table-cell office:value-type="float" office:value="4245" table:style-name="ce7">
            <text:p>4,245<text:s/></text:p>
          </table:table-cell>
          <table:table-cell office:value-type="float" office:value="3512" table:style-name="ce7">
            <text:p>3,512<text:s/></text:p>
          </table:table-cell>
          <table:table-cell office:value-type="float" office:value="10468" table:style-name="ce7">
            <text:p>10,468<text:s/></text:p>
          </table:table-cell>
          <table:table-cell office:value-type="float" office:value="2632" table:style-name="ce7">
            <text:p>2,632<text:s/></text:p>
          </table:table-cell>
          <table:table-cell office:value-type="float" office:value="3540" table:style-name="ce7">
            <text:p>3,540<text:s/></text:p>
          </table:table-cell>
          <table:table-cell office:value-type="float" office:value="5591" table:style-name="ce7">
            <text:p>5,591<text:s/></text:p>
          </table:table-cell>
          <table:table-cell office:value-type="float" office:value="7388" table:style-name="ce7">
            <text:p>7,388<text:s/></text:p>
          </table:table-cell>
          <table:table-cell office:value-type="float" office:value="12162" table:style-name="ce7">
            <text:p>12,162<text:s/></text:p>
          </table:table-cell>
          <table:table-cell office:value-type="float" office:value="15987" table:style-name="ce7">
            <text:p>15,987<text:s/></text:p>
          </table:table-cell>
          <table:table-cell office:value-type="float" office:value="17742" table:style-name="ce7">
            <text:p>17,742<text:s/></text:p>
          </table:table-cell>
          <table:table-cell office:value-type="float" office:value="4971" table:style-name="ce7">
            <text:p>4,971<text:s/></text:p>
          </table:table-cell>
          <table:table-cell office:value-type="float" office:value="9436" table:style-name="ce7">
            <text:p>9,436<text:s/></text:p>
          </table:table-cell>
          <table:table-cell office:value-type="float" office:value="3394" table:style-name="ce7">
            <text:p>3,394<text:s/></text:p>
          </table:table-cell>
          <table:table-cell office:value-type="float" office:value="7888" table:style-name="ce7">
            <text:p>7,888<text:s/></text:p>
          </table:table-cell>
          <table:table-cell office:value-type="float" office:value="7498" table:style-name="ce7">
            <text:p>7,498<text:s/></text:p>
          </table:table-cell>
          <table:table-cell office:value-type="float" office:value="6782" table:style-name="ce7">
            <text:p>6,782<text:s/></text:p>
          </table:table-cell>
          <table:table-cell office:value-type="float" office:value="30358" table:style-name="ce7">
            <text:p>30,358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11668" table:style-name="ce7">
            <text:p>11,668<text:s/></text:p>
          </table:table-cell>
          <table:table-cell office:value-type="float" office:value="11641" table:style-name="ce7">
            <text:p>11,641<text:s/></text:p>
          </table:table-cell>
          <table:table-cell office:value-type="float" office:value="14122" table:style-name="ce7">
            <text:p>14,122<text:s/></text:p>
          </table:table-cell>
          <table:table-cell office:value-type="float" office:value="19998" table:style-name="ce7">
            <text:p>19,998<text:s/></text:p>
          </table:table-cell>
          <table:table-cell office:value-type="float" office:value="13973" table:style-name="ce7">
            <text:p>13,973<text:s/></text:p>
          </table:table-cell>
          <table:table-cell office:value-type="float" office:value="9423" table:style-name="ce7">
            <text:p>9,423<text:s/></text:p>
          </table:table-cell>
          <table:table-cell office:value-type="float" office:value="24511" table:style-name="ce7">
            <text:p>24,511<text:s/></text:p>
          </table:table-cell>
          <table:table-cell office:value-type="float" office:value="15676" table:style-name="ce7">
            <text:p>15,676<text:s/></text:p>
          </table:table-cell>
          <table:table-cell office:value-type="float" office:value="32100" table:style-name="ce7">
            <text:p>32,100<text:s/></text:p>
          </table:table-cell>
          <table:table-cell office:value-type="float" office:value="24725" table:style-name="ce7">
            <text:p>24,725<text:s/></text:p>
          </table:table-cell>
          <table:table-cell office:value-type="float" office:value="8847" table:style-name="ce7">
            <text:p>8,847<text:s/></text:p>
          </table:table-cell>
          <table:table-cell office:value-type="float" office:value="31912" table:style-name="ce7">
            <text:p>31,912<text:s/></text:p>
          </table:table-cell>
          <table:table-cell office:value-type="float" office:value="23269" table:style-name="ce7">
            <text:p>23,269<text:s/></text:p>
          </table:table-cell>
          <table:table-cell office:value-type="float" office:value="22348" table:style-name="ce7">
            <text:p>22,348<text:s/></text:p>
          </table:table-cell>
          <table:table-cell office:value-type="float" office:value="18595" table:style-name="ce7">
            <text:p>18,595<text:s/></text:p>
          </table:table-cell>
          <table:table-cell office:value-type="float" office:value="22518" table:style-name="ce7">
            <text:p>22,518<text:s/></text:p>
          </table:table-cell>
          <table:table-cell office:value-type="float" office:value="135614" table:style-name="ce7">
            <text:p>135,614<text:s/></text:p>
          </table:table-cell>
          <table:table-cell office:value-type="float" office:value="45285" table:style-name="ce7">
            <text:p>45,285<text:s/></text:p>
          </table:table-cell>
          <table:table-cell office:value-type="float" office:value="20845" table:style-name="ce7">
            <text:p>20,845<text:s/></text:p>
          </table:table-cell>
          <table:table-cell office:value-type="float" office:value="21273" table:style-name="ce7">
            <text:p>21,273<text:s/></text:p>
          </table:table-cell>
          <table:table-cell office:value-type="float" office:value="23420" table:style-name="ce7">
            <text:p>23,420<text:s/></text:p>
          </table:table-cell>
          <table:table-cell office:value-type="float" office:value="24368" table:style-name="ce7">
            <text:p>24,368<text:s/></text:p>
          </table:table-cell>
          <table:table-cell office:value-type="float" office:value="23979" table:style-name="ce7">
            <text:p>23,979<text:s/></text:p>
          </table:table-cell>
          <table:table-cell office:value-type="float" office:value="21403" table:style-name="ce7">
            <text:p>21,403<text:s/></text:p>
          </table:table-cell>
          <table:table-cell office:value-type="float" office:value="11365" table:style-name="ce7">
            <text:p>11,365<text:s/></text:p>
          </table:table-cell>
          <table:table-cell office:value-type="float" office:value="26987" table:style-name="ce7">
            <text:p>26,987<text:s/></text:p>
          </table:table-cell>
          <table:table-cell office:value-type="float" office:value="7075" table:style-name="ce7">
            <text:p>7,075<text:s/></text:p>
          </table:table-cell>
          <table:table-cell office:value-type="float" office:value="8575" table:style-name="ce7">
            <text:p>8,575<text:s/></text:p>
          </table:table-cell>
          <table:table-cell office:value-type="float" office:value="16064" table:style-name="ce7">
            <text:p>16,064<text:s/></text:p>
          </table:table-cell>
          <table:table-cell office:value-type="float" office:value="4071" table:style-name="ce7">
            <text:p>4,071<text:s/></text:p>
          </table:table-cell>
          <table:table-cell office:value-type="float" office:value="3688" table:style-name="ce7">
            <text:p>3,688<text:s/></text:p>
          </table:table-cell>
          <table:table-cell office:value-type="float" office:value="3022" table:style-name="ce7">
            <text:p>3,022<text:s/></text:p>
          </table:table-cell>
          <table:table-cell office:value-type="float" office:value="11557" table:style-name="ce7">
            <text:p>11,557<text:s/></text:p>
          </table:table-cell>
          <table:table-cell office:value-type="float" office:value="8497" table:style-name="ce7">
            <text:p>8,497<text:s/></text:p>
          </table:table-cell>
          <table:table-cell office:value-type="float" office:value="11230" table:style-name="ce7">
            <text:p>11,230<text:s/></text:p>
          </table:table-cell>
          <table:table-cell office:value-type="float" office:value="30182" table:style-name="ce7">
            <text:p>30,182<text:s/></text:p>
          </table:table-cell>
          <table:table-cell office:value-type="float" office:value="9391" table:style-name="ce7">
            <text:p>9,391<text:s/></text:p>
          </table:table-cell>
          <table:table-cell office:value-type="float" office:value="12522" table:style-name="ce7">
            <text:p>12,522<text:s/></text:p>
          </table:table-cell>
          <table:table-cell office:value-type="float" office:value="8173" table:style-name="ce7">
            <text:p>8,173<text:s/></text:p>
          </table:table-cell>
          <table:table-cell office:value-type="float" office:value="21100" table:style-name="ce7">
            <text:p>21,100<text:s/></text:p>
          </table:table-cell>
          <table:table-cell office:value-type="float" office:value="24307" table:style-name="ce7">
            <text:p>24,307<text:s/></text:p>
          </table:table-cell>
          <table:table-cell office:value-type="float" office:value="28406" table:style-name="ce7">
            <text:p>28,406<text:s/></text:p>
          </table:table-cell>
          <table:table-cell office:value-type="float" office:value="36629" table:style-name="ce7">
            <text:p>36,629<text:s/></text:p>
          </table:table-cell>
          <table:table-cell office:value-type="float" office:value="37144" table:style-name="ce7">
            <text:p>37,144<text:s/></text:p>
          </table:table-cell>
          <table:table-cell office:value-type="float" office:value="26074" table:style-name="ce7">
            <text:p>26,074<text:s/></text:p>
          </table:table-cell>
          <table:table-cell office:value-type="float" office:value="25570" table:style-name="ce7">
            <text:p>25,570<text:s/></text:p>
          </table:table-cell>
          <table:table-cell office:value-type="float" office:value="64247" table:style-name="ce7">
            <text:p>64,247<text:s/></text:p>
          </table:table-cell>
          <table:table-cell office:value-type="float" office:value="20919" table:style-name="ce7">
            <text:p>20,919<text:s/></text:p>
          </table:table-cell>
          <table:table-cell office:value-type="float" office:value="32734" table:style-name="ce7">
            <text:p>32,734<text:s/></text:p>
          </table:table-cell>
          <table:table-cell office:value-type="float" office:value="32857" table:style-name="ce7">
            <text:p>32,857<text:s/></text:p>
          </table:table-cell>
          <table:table-cell office:value-type="float" office:value="20800" table:style-name="ce7">
            <text:p>20,800<text:s/></text:p>
          </table:table-cell>
          <table:table-cell office:value-type="float" office:value="60547" table:style-name="ce7">
            <text:p>60,547<text:s/></text:p>
          </table:table-cell>
          <table:table-cell office:value-type="float" office:value="18569" table:style-name="ce7">
            <text:p>18,569<text:s/></text:p>
          </table:table-cell>
          <table:table-cell office:value-type="float" office:value="15708" table:style-name="ce7">
            <text:p>15,708<text:s/></text:p>
          </table:table-cell>
          <table:table-cell office:value-type="float" office:value="13844" table:style-name="ce7">
            <text:p>13,844<text:s/></text:p>
          </table:table-cell>
          <table:table-cell office:value-type="float" office:value="20954" table:style-name="ce7">
            <text:p>20,954<text:s/></text:p>
          </table:table-cell>
          <table:table-cell office:value-type="float" office:value="13484" table:style-name="ce7">
            <text:p>13,484<text:s/></text:p>
          </table:table-cell>
          <table:table-cell office:value-type="float" office:value="29712" table:style-name="ce7">
            <text:p>29,712<text:s/></text:p>
          </table:table-cell>
          <table:table-cell office:value-type="float" office:value="19106" table:style-name="ce7">
            <text:p>19,106<text:s/></text:p>
          </table:table-cell>
          <table:table-cell office:value-type="float" office:value="8479" table:style-name="ce7">
            <text:p>8,479<text:s/></text:p>
          </table:table-cell>
          <table:table-cell office:value-type="float" office:value="14342" table:style-name="ce7">
            <text:p>14,342<text:s/></text:p>
          </table:table-cell>
          <table:table-cell office:value-type="float" office:value="38155" table:style-name="ce7">
            <text:p>38,155<text:s/></text:p>
          </table:table-cell>
          <table:table-cell office:value-type="float" office:value="22592" table:style-name="ce7">
            <text:p>22,592<text:s/></text:p>
          </table:table-cell>
          <table:table-cell office:value-type="float" office:value="23229" table:style-name="ce7">
            <text:p>23,229<text:s/></text:p>
          </table:table-cell>
          <table:table-cell office:value-type="float" office:value="25855" table:style-name="ce7">
            <text:p>25,855<text:s/></text:p>
          </table:table-cell>
          <table:table-cell office:value-type="float" office:value="6950" table:style-name="ce7">
            <text:p>6,950<text:s/></text:p>
          </table:table-cell>
          <table:table-cell office:value-type="float" office:value="9324" table:style-name="ce7">
            <text:p>9,324<text:s/></text:p>
          </table:table-cell>
          <table:table-cell office:value-type="float" office:value="4842" table:style-name="ce7">
            <text:p>4,842<text:s/></text:p>
          </table:table-cell>
          <table:table-cell office:value-type="float" office:value="4598" table:style-name="ce7">
            <text:p>4,598<text:s/></text:p>
          </table:table-cell>
          <table:table-cell office:value-type="float" office:value="7427" table:style-name="ce7">
            <text:p>7,427<text:s/></text:p>
          </table:table-cell>
          <table:table-cell office:value-type="float" office:value="9247" table:style-name="ce7">
            <text:p>9,247<text:s/></text:p>
          </table:table-cell>
          <table:table-cell office:value-type="float" office:value="9599" table:style-name="ce7">
            <text:p>9,599<text:s/></text:p>
          </table:table-cell>
          <table:table-cell office:value-type="float" office:value="12354" table:style-name="ce7">
            <text:p>12,354<text:s/></text:p>
          </table:table-cell>
          <table:table-cell office:value-type="float" office:value="16308" table:style-name="ce7">
            <text:p>16,308<text:s/></text:p>
          </table:table-cell>
          <table:table-cell office:value-type="float" office:value="28256" table:style-name="ce7">
            <text:p>28,256<text:s/></text:p>
          </table:table-cell>
          <table:table-cell office:value-type="float" office:value="23396" table:style-name="ce7">
            <text:p>23,396<text:s/></text:p>
          </table:table-cell>
          <table:table-cell office:value-type="float" office:value="14534" table:style-name="ce7">
            <text:p>14,534<text:s/></text:p>
          </table:table-cell>
          <table:table-cell office:value-type="float" office:value="10936" table:style-name="ce7">
            <text:p>10,936<text:s/></text:p>
          </table:table-cell>
          <table:table-cell office:value-type="float" office:value="11806" table:style-name="ce7">
            <text:p>11,806<text:s/></text:p>
          </table:table-cell>
          <table:table-cell office:value-type="float" office:value="11814" table:style-name="ce7">
            <text:p>11,814<text:s/></text:p>
          </table:table-cell>
          <table:table-cell office:value-type="float" office:value="11176" table:style-name="ce7">
            <text:p>11,176<text:s/></text:p>
          </table:table-cell>
          <table:table-cell office:value-type="float" office:value="9532" table:style-name="ce7">
            <text:p>9,532<text:s/></text:p>
          </table:table-cell>
          <table:table-cell office:value-type="float" office:value="8808" table:style-name="ce7">
            <text:p>8,808<text:s/></text:p>
          </table:table-cell>
          <table:table-cell office:value-type="float" office:value="1694" table:style-name="ce7">
            <text:p>1,694<text:s/></text:p>
          </table:table-cell>
          <table:table-cell office:value-type="float" office:value="1219" table:style-name="ce7">
            <text:p>1,219<text:s/></text:p>
          </table:table-cell>
          <table:table-cell office:value-type="float" office:value="1841" table:style-name="ce7">
            <text:p>1,841<text:s/></text:p>
          </table:table-cell>
          <table:table-cell office:value-type="float" office:value="2144" table:style-name="ce7">
            <text:p>2,144<text:s/></text:p>
          </table:table-cell>
          <table:table-cell office:value-type="float" office:value="1293" table:style-name="ce7">
            <text:p>1,293<text:s/></text:p>
          </table:table-cell>
          <table:table-cell office:value-type="float" office:value="1808" table:style-name="ce7">
            <text:p>1,808<text:s/></text:p>
          </table:table-cell>
          <table:table-cell office:value-type="float" office:value="1315" table:style-name="ce7">
            <text:p>1,315<text:s/></text:p>
          </table:table-cell>
          <table:table-cell office:value-type="float" office:value="2031" table:style-name="ce7">
            <text:p>2,031<text:s/></text:p>
          </table:table-cell>
          <table:table-cell office:value-type="float" office:value="513" table:style-name="ce7">
            <text:p>513<text:s/></text:p>
          </table:table-cell>
          <table:table-cell office:value-type="float" office:value="1993" table:style-name="ce7">
            <text:p>1,993<text:s/></text:p>
          </table:table-cell>
          <table:table-cell office:value-type="float" office:value="1836" table:style-name="ce7">
            <text:p>1,836<text:s/></text:p>
          </table:table-cell>
          <table:table-cell table:number-columns-repeated="16264"/>
        </table:table-row>
        <table:table-row table:style-name="ro2">
          <table:table-cell office:value-type="date" office:date-value="2023-07-14T00:00:00" table:style-name="ce6">
            <text:p>2023/7/14</text:p>
          </table:table-cell>
          <table:table-cell office:value-type="float" office:value="5724" table:style-name="ce7">
            <text:p>5,724<text:s/></text:p>
          </table:table-cell>
          <table:table-cell office:value-type="float" office:value="14044" table:style-name="ce7">
            <text:p>14,044<text:s/></text:p>
          </table:table-cell>
          <table:table-cell office:value-type="float" office:value="42607" table:style-name="ce7">
            <text:p>42,607<text:s/></text:p>
          </table:table-cell>
          <table:table-cell office:value-type="float" office:value="47937" table:style-name="ce7">
            <text:p>47,937<text:s/></text:p>
          </table:table-cell>
          <table:table-cell office:value-type="float" office:value="25935" table:style-name="ce7">
            <text:p>25,935<text:s/></text:p>
          </table:table-cell>
          <table:table-cell office:value-type="float" office:value="14062" table:style-name="ce7">
            <text:p>14,062<text:s/></text:p>
          </table:table-cell>
          <table:table-cell office:value-type="float" office:value="11230" table:style-name="ce7">
            <text:p>11,230<text:s/></text:p>
          </table:table-cell>
          <table:table-cell office:value-type="float" office:value="4273" table:style-name="ce7">
            <text:p>4,273<text:s/></text:p>
          </table:table-cell>
          <table:table-cell office:value-type="float" office:value="3614" table:style-name="ce7">
            <text:p>3,614<text:s/></text:p>
          </table:table-cell>
          <table:table-cell office:value-type="float" office:value="11048" table:style-name="ce7">
            <text:p>11,048<text:s/></text:p>
          </table:table-cell>
          <table:table-cell office:value-type="float" office:value="2730" table:style-name="ce7">
            <text:p>2,730<text:s/></text:p>
          </table:table-cell>
          <table:table-cell office:value-type="float" office:value="3957" table:style-name="ce7">
            <text:p>3,957<text:s/></text:p>
          </table:table-cell>
          <table:table-cell office:value-type="float" office:value="6141" table:style-name="ce7">
            <text:p>6,141<text:s/></text:p>
          </table:table-cell>
          <table:table-cell office:value-type="float" office:value="8031" table:style-name="ce7">
            <text:p>8,031<text:s/></text:p>
          </table:table-cell>
          <table:table-cell office:value-type="float" office:value="13717" table:style-name="ce7">
            <text:p>13,717<text:s/></text:p>
          </table:table-cell>
          <table:table-cell office:value-type="float" office:value="15987" table:style-name="ce7">
            <text:p>15,987<text:s/></text:p>
          </table:table-cell>
          <table:table-cell office:value-type="float" office:value="18690" table:style-name="ce7">
            <text:p>18,690<text:s/></text:p>
          </table:table-cell>
          <table:table-cell office:value-type="float" office:value="5896" table:style-name="ce7">
            <text:p>5,896<text:s/></text:p>
          </table:table-cell>
          <table:table-cell office:value-type="float" office:value="10338" table:style-name="ce7">
            <text:p>10,338<text:s/></text:p>
          </table:table-cell>
          <table:table-cell office:value-type="float" office:value="3472" table:style-name="ce7">
            <text:p>3,472<text:s/></text:p>
          </table:table-cell>
          <table:table-cell office:value-type="float" office:value="8421" table:style-name="ce7">
            <text:p>8,421<text:s/></text:p>
          </table:table-cell>
          <table:table-cell office:value-type="float" office:value="8494" table:style-name="ce7">
            <text:p>8,494<text:s/></text:p>
          </table:table-cell>
          <table:table-cell office:value-type="float" office:value="6936" table:style-name="ce7">
            <text:p>6,936<text:s/></text:p>
          </table:table-cell>
          <table:table-cell office:value-type="float" office:value="32763" table:style-name="ce7">
            <text:p>32,763<text:s/></text:p>
          </table:table-cell>
          <table:table-cell office:value-type="float" office:value="3438" table:style-name="ce7">
            <text:p>3,438<text:s/></text:p>
          </table:table-cell>
          <table:table-cell office:value-type="float" office:value="12558" table:style-name="ce7">
            <text:p>12,558<text:s/></text:p>
          </table:table-cell>
          <table:table-cell office:value-type="float" office:value="12600" table:style-name="ce7">
            <text:p>12,600<text:s/></text:p>
          </table:table-cell>
          <table:table-cell office:value-type="float" office:value="15112" table:style-name="ce7">
            <text:p>15,112<text:s/></text:p>
          </table:table-cell>
          <table:table-cell office:value-type="float" office:value="21429" table:style-name="ce7">
            <text:p>21,429<text:s/></text:p>
          </table:table-cell>
          <table:table-cell office:value-type="float" office:value="14776" table:style-name="ce7">
            <text:p>14,776<text:s/></text:p>
          </table:table-cell>
          <table:table-cell office:value-type="float" office:value="10293" table:style-name="ce7">
            <text:p>10,293<text:s/></text:p>
          </table:table-cell>
          <table:table-cell office:value-type="float" office:value="26581" table:style-name="ce7">
            <text:p>26,581<text:s/></text:p>
          </table:table-cell>
          <table:table-cell office:value-type="float" office:value="16766" table:style-name="ce7">
            <text:p>16,766<text:s/></text:p>
          </table:table-cell>
          <table:table-cell office:value-type="float" office:value="32660" table:style-name="ce7">
            <text:p>32,660<text:s/></text:p>
          </table:table-cell>
          <table:table-cell office:value-type="float" office:value="27848" table:style-name="ce7">
            <text:p>27,848<text:s/></text:p>
          </table:table-cell>
          <table:table-cell office:value-type="float" office:value="9172" table:style-name="ce7">
            <text:p>9,172<text:s/></text:p>
          </table:table-cell>
          <table:table-cell office:value-type="float" office:value="34350" table:style-name="ce7">
            <text:p>34,350<text:s/></text:p>
          </table:table-cell>
          <table:table-cell office:value-type="float" office:value="24694" table:style-name="ce7">
            <text:p>24,694<text:s/></text:p>
          </table:table-cell>
          <table:table-cell office:value-type="float" office:value="23259" table:style-name="ce7">
            <text:p>23,259<text:s/></text:p>
          </table:table-cell>
          <table:table-cell office:value-type="float" office:value="19899" table:style-name="ce7">
            <text:p>19,899<text:s/></text:p>
          </table:table-cell>
          <table:table-cell office:value-type="float" office:value="22855" table:style-name="ce7">
            <text:p>22,855<text:s/></text:p>
          </table:table-cell>
          <table:table-cell office:value-type="float" office:value="156304" table:style-name="ce7">
            <text:p>156,304<text:s/></text:p>
          </table:table-cell>
          <table:table-cell office:value-type="float" office:value="52130" table:style-name="ce7">
            <text:p>52,130<text:s/></text:p>
          </table:table-cell>
          <table:table-cell office:value-type="float" office:value="22589" table:style-name="ce7">
            <text:p>22,589<text:s/></text:p>
          </table:table-cell>
          <table:table-cell office:value-type="float" office:value="22651" table:style-name="ce7">
            <text:p>22,651<text:s/></text:p>
          </table:table-cell>
          <table:table-cell office:value-type="float" office:value="28208" table:style-name="ce7">
            <text:p>28,208<text:s/></text:p>
          </table:table-cell>
          <table:table-cell office:value-type="float" office:value="27539" table:style-name="ce7">
            <text:p>27,539<text:s/></text:p>
          </table:table-cell>
          <table:table-cell office:value-type="float" office:value="26071" table:style-name="ce7">
            <text:p>26,071<text:s/></text:p>
          </table:table-cell>
          <table:table-cell office:value-type="float" office:value="23256" table:style-name="ce7">
            <text:p>23,256<text:s/></text:p>
          </table:table-cell>
          <table:table-cell office:value-type="float" office:value="12390" table:style-name="ce7">
            <text:p>12,390<text:s/></text:p>
          </table:table-cell>
          <table:table-cell office:value-type="float" office:value="27865" table:style-name="ce7">
            <text:p>27,865<text:s/></text:p>
          </table:table-cell>
          <table:table-cell office:value-type="float" office:value="7454" table:style-name="ce7">
            <text:p>7,454<text:s/></text:p>
          </table:table-cell>
          <table:table-cell office:value-type="float" office:value="9150" table:style-name="ce7">
            <text:p>9,150<text:s/></text:p>
          </table:table-cell>
          <table:table-cell office:value-type="float" office:value="17321" table:style-name="ce7">
            <text:p>17,321<text:s/></text:p>
          </table:table-cell>
          <table:table-cell office:value-type="float" office:value="4506" table:style-name="ce7">
            <text:p>4,506<text:s/></text:p>
          </table:table-cell>
          <table:table-cell office:value-type="float" office:value="3962" table:style-name="ce7">
            <text:p>3,962<text:s/></text:p>
          </table:table-cell>
          <table:table-cell office:value-type="float" office:value="3113" table:style-name="ce7">
            <text:p>3,113<text:s/></text:p>
          </table:table-cell>
          <table:table-cell office:value-type="float" office:value="11587" table:style-name="ce7">
            <text:p>11,587<text:s/></text:p>
          </table:table-cell>
          <table:table-cell office:value-type="float" office:value="9208" table:style-name="ce7">
            <text:p>9,208<text:s/></text:p>
          </table:table-cell>
          <table:table-cell office:value-type="float" office:value="11853" table:style-name="ce7">
            <text:p>11,853<text:s/></text:p>
          </table:table-cell>
          <table:table-cell office:value-type="float" office:value="33104" table:style-name="ce7">
            <text:p>33,104<text:s/></text:p>
          </table:table-cell>
          <table:table-cell office:value-type="float" office:value="9770" table:style-name="ce7">
            <text:p>9,770<text:s/></text:p>
          </table:table-cell>
          <table:table-cell office:value-type="float" office:value="13543" table:style-name="ce7">
            <text:p>13,543<text:s/></text:p>
          </table:table-cell>
          <table:table-cell office:value-type="float" office:value="8627" table:style-name="ce7">
            <text:p>8,627<text:s/></text:p>
          </table:table-cell>
          <table:table-cell office:value-type="float" office:value="22643" table:style-name="ce7">
            <text:p>22,643<text:s/></text:p>
          </table:table-cell>
          <table:table-cell office:value-type="float" office:value="24977" table:style-name="ce7">
            <text:p>24,977<text:s/></text:p>
          </table:table-cell>
          <table:table-cell office:value-type="float" office:value="31040" table:style-name="ce7">
            <text:p>31,040<text:s/></text:p>
          </table:table-cell>
          <table:table-cell office:value-type="float" office:value="41319" table:style-name="ce7">
            <text:p>41,319<text:s/></text:p>
          </table:table-cell>
          <table:table-cell office:value-type="float" office:value="38947" table:style-name="ce7">
            <text:p>38,947<text:s/></text:p>
          </table:table-cell>
          <table:table-cell office:value-type="float" office:value="27924" table:style-name="ce7">
            <text:p>27,924<text:s/></text:p>
          </table:table-cell>
          <table:table-cell office:value-type="float" office:value="27095" table:style-name="ce7">
            <text:p>27,095<text:s/></text:p>
          </table:table-cell>
          <table:table-cell office:value-type="float" office:value="72443" table:style-name="ce7">
            <text:p>72,443<text:s/></text:p>
          </table:table-cell>
          <table:table-cell office:value-type="float" office:value="22266" table:style-name="ce7">
            <text:p>22,266<text:s/></text:p>
          </table:table-cell>
          <table:table-cell office:value-type="float" office:value="34900" table:style-name="ce7">
            <text:p>34,900<text:s/></text:p>
          </table:table-cell>
          <table:table-cell office:value-type="float" office:value="35969" table:style-name="ce7">
            <text:p>35,969<text:s/></text:p>
          </table:table-cell>
          <table:table-cell office:value-type="float" office:value="23210" table:style-name="ce7">
            <text:p>23,210<text:s/></text:p>
          </table:table-cell>
          <table:table-cell office:value-type="float" office:value="68487" table:style-name="ce7">
            <text:p>68,487<text:s/></text:p>
          </table:table-cell>
          <table:table-cell office:value-type="float" office:value="20665" table:style-name="ce7">
            <text:p>20,665<text:s/></text:p>
          </table:table-cell>
          <table:table-cell office:value-type="float" office:value="17085" table:style-name="ce7">
            <text:p>17,085<text:s/></text:p>
          </table:table-cell>
          <table:table-cell office:value-type="float" office:value="14646" table:style-name="ce7">
            <text:p>14,646<text:s/></text:p>
          </table:table-cell>
          <table:table-cell office:value-type="float" office:value="24184" table:style-name="ce7">
            <text:p>24,184<text:s/></text:p>
          </table:table-cell>
          <table:table-cell office:value-type="float" office:value="13734" table:style-name="ce7">
            <text:p>13,734<text:s/></text:p>
          </table:table-cell>
          <table:table-cell office:value-type="float" office:value="37534" table:style-name="ce7">
            <text:p>37,534<text:s/></text:p>
          </table:table-cell>
          <table:table-cell office:value-type="float" office:value="20651" table:style-name="ce7">
            <text:p>20,651<text:s/></text:p>
          </table:table-cell>
          <table:table-cell office:value-type="float" office:value="9095" table:style-name="ce7">
            <text:p>9,095<text:s/></text:p>
          </table:table-cell>
          <table:table-cell office:value-type="float" office:value="15529" table:style-name="ce7">
            <text:p>15,529<text:s/></text:p>
          </table:table-cell>
          <table:table-cell office:value-type="float" office:value="40576" table:style-name="ce7">
            <text:p>40,576<text:s/></text:p>
          </table:table-cell>
          <table:table-cell office:value-type="float" office:value="22600" table:style-name="ce7">
            <text:p>22,600<text:s/></text:p>
          </table:table-cell>
          <table:table-cell office:value-type="float" office:value="24339" table:style-name="ce7">
            <text:p>24,339<text:s/></text:p>
          </table:table-cell>
          <table:table-cell office:value-type="float" office:value="27180" table:style-name="ce7">
            <text:p>27,180<text:s/></text:p>
          </table:table-cell>
          <table:table-cell office:value-type="float" office:value="6929" table:style-name="ce7">
            <text:p>6,929<text:s/></text:p>
          </table:table-cell>
          <table:table-cell office:value-type="float" office:value="10020" table:style-name="ce7">
            <text:p>10,020<text:s/></text:p>
          </table:table-cell>
          <table:table-cell office:value-type="float" office:value="5100" table:style-name="ce7">
            <text:p>5,100<text:s/></text:p>
          </table:table-cell>
          <table:table-cell office:value-type="float" office:value="4740" table:style-name="ce7">
            <text:p>4,740<text:s/></text:p>
          </table:table-cell>
          <table:table-cell office:value-type="float" office:value="7821" table:style-name="ce7">
            <text:p>7,821<text:s/></text:p>
          </table:table-cell>
          <table:table-cell office:value-type="float" office:value="9731" table:style-name="ce7">
            <text:p>9,731<text:s/></text:p>
          </table:table-cell>
          <table:table-cell office:value-type="float" office:value="10249" table:style-name="ce7">
            <text:p>10,249<text:s/></text:p>
          </table:table-cell>
          <table:table-cell office:value-type="float" office:value="13271" table:style-name="ce7">
            <text:p>13,271<text:s/></text:p>
          </table:table-cell>
          <table:table-cell office:value-type="float" office:value="17044" table:style-name="ce7">
            <text:p>17,044<text:s/></text:p>
          </table:table-cell>
          <table:table-cell office:value-type="float" office:value="28510" table:style-name="ce7">
            <text:p>28,510<text:s/></text:p>
          </table:table-cell>
          <table:table-cell office:value-type="float" office:value="25438" table:style-name="ce7">
            <text:p>25,438<text:s/></text:p>
          </table:table-cell>
          <table:table-cell office:value-type="float" office:value="15372" table:style-name="ce7">
            <text:p>15,372<text:s/></text:p>
          </table:table-cell>
          <table:table-cell office:value-type="float" office:value="11953" table:style-name="ce7">
            <text:p>11,953<text:s/></text:p>
          </table:table-cell>
          <table:table-cell office:value-type="float" office:value="12709" table:style-name="ce7">
            <text:p>12,709<text:s/></text:p>
          </table:table-cell>
          <table:table-cell office:value-type="float" office:value="12642" table:style-name="ce7">
            <text:p>12,642<text:s/></text:p>
          </table:table-cell>
          <table:table-cell office:value-type="float" office:value="11666" table:style-name="ce7">
            <text:p>11,666<text:s/></text:p>
          </table:table-cell>
          <table:table-cell office:value-type="float" office:value="10234" table:style-name="ce7">
            <text:p>10,234<text:s/></text:p>
          </table:table-cell>
          <table:table-cell office:value-type="float" office:value="9276" table:style-name="ce7">
            <text:p>9,276<text:s/></text:p>
          </table:table-cell>
          <table:table-cell office:value-type="float" office:value="1918" table:style-name="ce7">
            <text:p>1,918<text:s/></text:p>
          </table:table-cell>
          <table:table-cell office:value-type="float" office:value="1297" table:style-name="ce7">
            <text:p>1,297<text:s/></text:p>
          </table:table-cell>
          <table:table-cell office:value-type="float" office:value="1918" table:style-name="ce7">
            <text:p>1,918<text:s/></text:p>
          </table:table-cell>
          <table:table-cell office:value-type="float" office:value="2321" table:style-name="ce7">
            <text:p>2,321<text:s/></text:p>
          </table:table-cell>
          <table:table-cell office:value-type="float" office:value="1354" table:style-name="ce7">
            <text:p>1,354<text:s/></text:p>
          </table:table-cell>
          <table:table-cell office:value-type="float" office:value="1875" table:style-name="ce7">
            <text:p>1,875<text:s/></text:p>
          </table:table-cell>
          <table:table-cell office:value-type="float" office:value="1323" table:style-name="ce7">
            <text:p>1,323<text:s/></text:p>
          </table:table-cell>
          <table:table-cell office:value-type="float" office:value="2264" table:style-name="ce7">
            <text:p>2,264<text:s/></text:p>
          </table:table-cell>
          <table:table-cell office:value-type="float" office:value="531" table:style-name="ce7">
            <text:p>531<text:s/></text:p>
          </table:table-cell>
          <table:table-cell office:value-type="float" office:value="2073" table:style-name="ce7">
            <text:p>2,073<text:s/></text:p>
          </table:table-cell>
          <table:table-cell office:value-type="float" office:value="1979" table:style-name="ce7">
            <text:p>1,979<text:s/></text:p>
          </table:table-cell>
          <table:table-cell table:number-columns-repeated="16264"/>
        </table:table-row>
        <table:table-row table:style-name="ro2">
          <table:table-cell office:value-type="date" office:date-value="2023-07-15T00:00:00" table:style-name="ce6">
            <text:p>2023/7/15</text:p>
          </table:table-cell>
          <table:table-cell office:value-type="float" office:value="4583" table:style-name="ce7">
            <text:p>4,583<text:s/></text:p>
          </table:table-cell>
          <table:table-cell office:value-type="float" office:value="8420" table:style-name="ce7">
            <text:p>8,420<text:s/></text:p>
          </table:table-cell>
          <table:table-cell office:value-type="float" office:value="24260" table:style-name="ce7">
            <text:p>24,260<text:s/></text:p>
          </table:table-cell>
          <table:table-cell office:value-type="float" office:value="44006" table:style-name="ce7">
            <text:p>44,006<text:s/></text:p>
          </table:table-cell>
          <table:table-cell office:value-type="float" office:value="14629" table:style-name="ce7">
            <text:p>14,629<text:s/></text:p>
          </table:table-cell>
          <table:table-cell office:value-type="float" office:value="9199" table:style-name="ce7">
            <text:p>9,199<text:s/></text:p>
          </table:table-cell>
          <table:table-cell office:value-type="float" office:value="7321" table:style-name="ce7">
            <text:p>7,321<text:s/></text:p>
          </table:table-cell>
          <table:table-cell office:value-type="float" office:value="3559" table:style-name="ce7">
            <text:p>3,559<text:s/></text:p>
          </table:table-cell>
          <table:table-cell office:value-type="float" office:value="2391" table:style-name="ce7">
            <text:p>2,391<text:s/></text:p>
          </table:table-cell>
          <table:table-cell office:value-type="float" office:value="6795" table:style-name="ce7">
            <text:p>6,795<text:s/></text:p>
          </table:table-cell>
          <table:table-cell office:value-type="float" office:value="1812" table:style-name="ce7">
            <text:p>1,812<text:s/></text:p>
          </table:table-cell>
          <table:table-cell office:value-type="float" office:value="2843" table:style-name="ce7">
            <text:p>2,843<text:s/></text:p>
          </table:table-cell>
          <table:table-cell office:value-type="float" office:value="6785" table:style-name="ce7">
            <text:p>6,785<text:s/></text:p>
          </table:table-cell>
          <table:table-cell office:value-type="float" office:value="5839" table:style-name="ce7">
            <text:p>5,839<text:s/></text:p>
          </table:table-cell>
          <table:table-cell office:value-type="float" office:value="13792" table:style-name="ce7">
            <text:p>13,792<text:s/></text:p>
          </table:table-cell>
          <table:table-cell office:value-type="float" office:value="4803" table:style-name="ce7">
            <text:p>4,803<text:s/></text:p>
          </table:table-cell>
          <table:table-cell office:value-type="float" office:value="7236" table:style-name="ce7">
            <text:p>7,236<text:s/></text:p>
          </table:table-cell>
          <table:table-cell office:value-type="float" office:value="3735" table:style-name="ce7">
            <text:p>3,735<text:s/></text:p>
          </table:table-cell>
          <table:table-cell office:value-type="float" office:value="8330" table:style-name="ce7">
            <text:p>8,330<text:s/></text:p>
          </table:table-cell>
          <table:table-cell office:value-type="float" office:value="3192" table:style-name="ce7">
            <text:p>3,192<text:s/></text:p>
          </table:table-cell>
          <table:table-cell office:value-type="float" office:value="5710" table:style-name="ce7">
            <text:p>5,710<text:s/></text:p>
          </table:table-cell>
          <table:table-cell office:value-type="float" office:value="6052" table:style-name="ce7">
            <text:p>6,052<text:s/></text:p>
          </table:table-cell>
          <table:table-cell office:value-type="float" office:value="2553" table:style-name="ce7">
            <text:p>2,553<text:s/></text:p>
          </table:table-cell>
          <table:table-cell office:value-type="float" office:value="20778" table:style-name="ce7">
            <text:p>20,778<text:s/></text:p>
          </table:table-cell>
          <table:table-cell office:value-type="float" office:value="3935" table:style-name="ce7">
            <text:p>3,935<text:s/></text:p>
          </table:table-cell>
          <table:table-cell office:value-type="float" office:value="11193" table:style-name="ce7">
            <text:p>11,193<text:s/></text:p>
          </table:table-cell>
          <table:table-cell office:value-type="float" office:value="9455" table:style-name="ce7">
            <text:p>9,455<text:s/></text:p>
          </table:table-cell>
          <table:table-cell office:value-type="float" office:value="11910" table:style-name="ce7">
            <text:p>11,910<text:s/></text:p>
          </table:table-cell>
          <table:table-cell office:value-type="float" office:value="14441" table:style-name="ce7">
            <text:p>14,441<text:s/></text:p>
          </table:table-cell>
          <table:table-cell office:value-type="float" office:value="12847" table:style-name="ce7">
            <text:p>12,847<text:s/></text:p>
          </table:table-cell>
          <table:table-cell office:value-type="float" office:value="8256" table:style-name="ce7">
            <text:p>8,256<text:s/></text:p>
          </table:table-cell>
          <table:table-cell office:value-type="float" office:value="23625" table:style-name="ce7">
            <text:p>23,625<text:s/></text:p>
          </table:table-cell>
          <table:table-cell office:value-type="float" office:value="13227" table:style-name="ce7">
            <text:p>13,227<text:s/></text:p>
          </table:table-cell>
          <table:table-cell office:value-type="float" office:value="23186" table:style-name="ce7">
            <text:p>23,186<text:s/></text:p>
          </table:table-cell>
          <table:table-cell office:value-type="float" office:value="21162" table:style-name="ce7">
            <text:p>21,162<text:s/></text:p>
          </table:table-cell>
          <table:table-cell office:value-type="float" office:value="3734" table:style-name="ce7">
            <text:p>3,734<text:s/></text:p>
          </table:table-cell>
          <table:table-cell office:value-type="float" office:value="27396" table:style-name="ce7">
            <text:p>27,396<text:s/></text:p>
          </table:table-cell>
          <table:table-cell office:value-type="float" office:value="18730" table:style-name="ce7">
            <text:p>18,730<text:s/></text:p>
          </table:table-cell>
          <table:table-cell office:value-type="float" office:value="16957" table:style-name="ce7">
            <text:p>16,957<text:s/></text:p>
          </table:table-cell>
          <table:table-cell office:value-type="float" office:value="15172" table:style-name="ce7">
            <text:p>15,172<text:s/></text:p>
          </table:table-cell>
          <table:table-cell office:value-type="float" office:value="9781" table:style-name="ce7">
            <text:p>9,781<text:s/></text:p>
          </table:table-cell>
          <table:table-cell office:value-type="float" office:value="154066" table:style-name="ce7">
            <text:p>154,066<text:s/></text:p>
          </table:table-cell>
          <table:table-cell office:value-type="float" office:value="51860" table:style-name="ce7">
            <text:p>51,860<text:s/></text:p>
          </table:table-cell>
          <table:table-cell office:value-type="float" office:value="17927" table:style-name="ce7">
            <text:p>17,927<text:s/></text:p>
          </table:table-cell>
          <table:table-cell office:value-type="float" office:value="16491" table:style-name="ce7">
            <text:p>16,491<text:s/></text:p>
          </table:table-cell>
          <table:table-cell office:value-type="float" office:value="33081" table:style-name="ce7">
            <text:p>33,081<text:s/></text:p>
          </table:table-cell>
          <table:table-cell office:value-type="float" office:value="28317" table:style-name="ce7">
            <text:p>28,317<text:s/></text:p>
          </table:table-cell>
          <table:table-cell office:value-type="float" office:value="24335" table:style-name="ce7">
            <text:p>24,335<text:s/></text:p>
          </table:table-cell>
          <table:table-cell office:value-type="float" office:value="19397" table:style-name="ce7">
            <text:p>19,397<text:s/></text:p>
          </table:table-cell>
          <table:table-cell office:value-type="float" office:value="8625" table:style-name="ce7">
            <text:p>8,625<text:s/></text:p>
          </table:table-cell>
          <table:table-cell office:value-type="float" office:value="19784" table:style-name="ce7">
            <text:p>19,784<text:s/></text:p>
          </table:table-cell>
          <table:table-cell office:value-type="float" office:value="6197" table:style-name="ce7">
            <text:p>6,197<text:s/></text:p>
          </table:table-cell>
          <table:table-cell office:value-type="float" office:value="6157" table:style-name="ce7">
            <text:p>6,157<text:s/></text:p>
          </table:table-cell>
          <table:table-cell office:value-type="float" office:value="14166" table:style-name="ce7">
            <text:p>14,166<text:s/></text:p>
          </table:table-cell>
          <table:table-cell office:value-type="float" office:value="4699" table:style-name="ce7">
            <text:p>4,699<text:s/></text:p>
          </table:table-cell>
          <table:table-cell office:value-type="float" office:value="3113" table:style-name="ce7">
            <text:p>3,113<text:s/></text:p>
          </table:table-cell>
          <table:table-cell office:value-type="float" office:value="1711" table:style-name="ce7">
            <text:p>1,711<text:s/></text:p>
          </table:table-cell>
          <table:table-cell office:value-type="float" office:value="7299" table:style-name="ce7">
            <text:p>7,299<text:s/></text:p>
          </table:table-cell>
          <table:table-cell office:value-type="float" office:value="7263" table:style-name="ce7">
            <text:p>7,263<text:s/></text:p>
          </table:table-cell>
          <table:table-cell office:value-type="float" office:value="9561" table:style-name="ce7">
            <text:p>9,561<text:s/></text:p>
          </table:table-cell>
          <table:table-cell office:value-type="float" office:value="32812" table:style-name="ce7">
            <text:p>32,812<text:s/></text:p>
          </table:table-cell>
          <table:table-cell office:value-type="float" office:value="6154" table:style-name="ce7">
            <text:p>6,154<text:s/></text:p>
          </table:table-cell>
          <table:table-cell office:value-type="float" office:value="10099" table:style-name="ce7">
            <text:p>10,099<text:s/></text:p>
          </table:table-cell>
          <table:table-cell office:value-type="float" office:value="6611" table:style-name="ce7">
            <text:p>6,611<text:s/></text:p>
          </table:table-cell>
          <table:table-cell office:value-type="float" office:value="16808" table:style-name="ce7">
            <text:p>16,808<text:s/></text:p>
          </table:table-cell>
          <table:table-cell office:value-type="float" office:value="16030" table:style-name="ce7">
            <text:p>16,030<text:s/></text:p>
          </table:table-cell>
          <table:table-cell office:value-type="float" office:value="26331" table:style-name="ce7">
            <text:p>26,331<text:s/></text:p>
          </table:table-cell>
          <table:table-cell office:value-type="float" office:value="37402" table:style-name="ce7">
            <text:p>37,402<text:s/></text:p>
          </table:table-cell>
          <table:table-cell office:value-type="float" office:value="29540" table:style-name="ce7">
            <text:p>29,540<text:s/></text:p>
          </table:table-cell>
          <table:table-cell office:value-type="float" office:value="21039" table:style-name="ce7">
            <text:p>21,039<text:s/></text:p>
          </table:table-cell>
          <table:table-cell office:value-type="float" office:value="25892" table:style-name="ce7">
            <text:p>25,892<text:s/></text:p>
          </table:table-cell>
          <table:table-cell office:value-type="float" office:value="75594" table:style-name="ce7">
            <text:p>75,594<text:s/></text:p>
          </table:table-cell>
          <table:table-cell office:value-type="float" office:value="14566" table:style-name="ce7">
            <text:p>14,566<text:s/></text:p>
          </table:table-cell>
          <table:table-cell office:value-type="float" office:value="31603" table:style-name="ce7">
            <text:p>31,603<text:s/></text:p>
          </table:table-cell>
          <table:table-cell office:value-type="float" office:value="28975" table:style-name="ce7">
            <text:p>28,975<text:s/></text:p>
          </table:table-cell>
          <table:table-cell office:value-type="float" office:value="17738" table:style-name="ce7">
            <text:p>17,738<text:s/></text:p>
          </table:table-cell>
          <table:table-cell office:value-type="float" office:value="57987" table:style-name="ce7">
            <text:p>57,987<text:s/></text:p>
          </table:table-cell>
          <table:table-cell office:value-type="float" office:value="15162" table:style-name="ce7">
            <text:p>15,162<text:s/></text:p>
          </table:table-cell>
          <table:table-cell office:value-type="float" office:value="13420" table:style-name="ce7">
            <text:p>13,420<text:s/></text:p>
          </table:table-cell>
          <table:table-cell office:value-type="float" office:value="10217" table:style-name="ce7">
            <text:p>10,217<text:s/></text:p>
          </table:table-cell>
          <table:table-cell office:value-type="float" office:value="20407" table:style-name="ce7">
            <text:p>20,407<text:s/></text:p>
          </table:table-cell>
          <table:table-cell office:value-type="float" office:value="9207" table:style-name="ce7">
            <text:p>9,207<text:s/></text:p>
          </table:table-cell>
          <table:table-cell office:value-type="float" office:value="35375" table:style-name="ce7">
            <text:p>35,375<text:s/></text:p>
          </table:table-cell>
          <table:table-cell office:value-type="float" office:value="13107" table:style-name="ce7">
            <text:p>13,107<text:s/></text:p>
          </table:table-cell>
          <table:table-cell office:value-type="float" office:value="9601" table:style-name="ce7">
            <text:p>9,601<text:s/></text:p>
          </table:table-cell>
          <table:table-cell office:value-type="float" office:value="13598" table:style-name="ce7">
            <text:p>13,598<text:s/></text:p>
          </table:table-cell>
          <table:table-cell office:value-type="float" office:value="20225" table:style-name="ce7">
            <text:p>20,225<text:s/></text:p>
          </table:table-cell>
          <table:table-cell office:value-type="float" office:value="15713" table:style-name="ce7">
            <text:p>15,713<text:s/></text:p>
          </table:table-cell>
          <table:table-cell office:value-type="float" office:value="13894" table:style-name="ce7">
            <text:p>13,894<text:s/></text:p>
          </table:table-cell>
          <table:table-cell office:value-type="float" office:value="19650" table:style-name="ce7">
            <text:p>19,650<text:s/></text:p>
          </table:table-cell>
          <table:table-cell office:value-type="float" office:value="5267" table:style-name="ce7">
            <text:p>5,267<text:s/></text:p>
          </table:table-cell>
          <table:table-cell office:value-type="float" office:value="7011" table:style-name="ce7">
            <text:p>7,011<text:s/></text:p>
          </table:table-cell>
          <table:table-cell office:value-type="float" office:value="3633" table:style-name="ce7">
            <text:p>3,633<text:s/></text:p>
          </table:table-cell>
          <table:table-cell office:value-type="float" office:value="2415" table:style-name="ce7">
            <text:p>2,415<text:s/></text:p>
          </table:table-cell>
          <table:table-cell office:value-type="float" office:value="6749" table:style-name="ce7">
            <text:p>6,749<text:s/></text:p>
          </table:table-cell>
          <table:table-cell office:value-type="float" office:value="7280" table:style-name="ce7">
            <text:p>7,280<text:s/></text:p>
          </table:table-cell>
          <table:table-cell office:value-type="float" office:value="9467" table:style-name="ce7">
            <text:p>9,467<text:s/></text:p>
          </table:table-cell>
          <table:table-cell office:value-type="float" office:value="11434" table:style-name="ce7">
            <text:p>11,434<text:s/></text:p>
          </table:table-cell>
          <table:table-cell office:value-type="float" office:value="12817" table:style-name="ce7">
            <text:p>12,817<text:s/></text:p>
          </table:table-cell>
          <table:table-cell office:value-type="float" office:value="18123" table:style-name="ce7">
            <text:p>18,123<text:s/></text:p>
          </table:table-cell>
          <table:table-cell office:value-type="float" office:value="21605" table:style-name="ce7">
            <text:p>21,605<text:s/></text:p>
          </table:table-cell>
          <table:table-cell office:value-type="float" office:value="10882" table:style-name="ce7">
            <text:p>10,882<text:s/></text:p>
          </table:table-cell>
          <table:table-cell office:value-type="float" office:value="8879" table:style-name="ce7">
            <text:p>8,879<text:s/></text:p>
          </table:table-cell>
          <table:table-cell office:value-type="float" office:value="9710" table:style-name="ce7">
            <text:p>9,710<text:s/></text:p>
          </table:table-cell>
          <table:table-cell office:value-type="float" office:value="9543" table:style-name="ce7">
            <text:p>9,543<text:s/></text:p>
          </table:table-cell>
          <table:table-cell office:value-type="float" office:value="9274" table:style-name="ce7">
            <text:p>9,274<text:s/></text:p>
          </table:table-cell>
          <table:table-cell office:value-type="float" office:value="7358" table:style-name="ce7">
            <text:p>7,358<text:s/></text:p>
          </table:table-cell>
          <table:table-cell office:value-type="float" office:value="7086" table:style-name="ce7">
            <text:p>7,086<text:s/></text:p>
          </table:table-cell>
          <table:table-cell office:value-type="float" office:value="1652" table:style-name="ce7">
            <text:p>1,652<text:s/></text:p>
          </table:table-cell>
          <table:table-cell office:value-type="float" office:value="1124" table:style-name="ce7">
            <text:p>1,124<text:s/></text:p>
          </table:table-cell>
          <table:table-cell office:value-type="float" office:value="1487" table:style-name="ce7">
            <text:p>1,487<text:s/></text:p>
          </table:table-cell>
          <table:table-cell office:value-type="float" office:value="1955" table:style-name="ce7">
            <text:p>1,955<text:s/></text:p>
          </table:table-cell>
          <table:table-cell office:value-type="float" office:value="549" table:style-name="ce7">
            <text:p>549<text:s/></text:p>
          </table:table-cell>
          <table:table-cell office:value-type="float" office:value="751" table:style-name="ce7">
            <text:p>751<text:s/></text:p>
          </table:table-cell>
          <table:table-cell office:value-type="float" office:value="918" table:style-name="ce7">
            <text:p>918<text:s/></text:p>
          </table:table-cell>
          <table:table-cell office:value-type="float" office:value="2182" table:style-name="ce7">
            <text:p>2,182<text:s/></text:p>
          </table:table-cell>
          <table:table-cell office:value-type="float" office:value="488" table:style-name="ce7">
            <text:p>488<text:s/></text:p>
          </table:table-cell>
          <table:table-cell office:value-type="float" office:value="1612" table:style-name="ce7">
            <text:p>1,612<text:s/></text:p>
          </table:table-cell>
          <table:table-cell office:value-type="float" office:value="1171" table:style-name="ce7">
            <text:p>1,171<text:s/></text:p>
          </table:table-cell>
          <table:table-cell table:number-columns-repeated="16264"/>
        </table:table-row>
        <table:table-row table:style-name="ro2">
          <table:table-cell office:value-type="date" office:date-value="2023-07-16T00:00:00" table:style-name="ce6">
            <text:p>2023/7/16</text:p>
          </table:table-cell>
          <table:table-cell office:value-type="float" office:value="4364" table:style-name="ce7">
            <text:p>4,364<text:s/></text:p>
          </table:table-cell>
          <table:table-cell office:value-type="float" office:value="6838" table:style-name="ce7">
            <text:p>6,838<text:s/></text:p>
          </table:table-cell>
          <table:table-cell office:value-type="float" office:value="19557" table:style-name="ce7">
            <text:p>19,557<text:s/></text:p>
          </table:table-cell>
          <table:table-cell office:value-type="float" office:value="35031" table:style-name="ce7">
            <text:p>35,031<text:s/></text:p>
          </table:table-cell>
          <table:table-cell office:value-type="float" office:value="11340" table:style-name="ce7">
            <text:p>11,340<text:s/></text:p>
          </table:table-cell>
          <table:table-cell office:value-type="float" office:value="7475" table:style-name="ce7">
            <text:p>7,475<text:s/></text:p>
          </table:table-cell>
          <table:table-cell office:value-type="float" office:value="6088" table:style-name="ce7">
            <text:p>6,088<text:s/></text:p>
          </table:table-cell>
          <table:table-cell office:value-type="float" office:value="3023" table:style-name="ce7">
            <text:p>3,023<text:s/></text:p>
          </table:table-cell>
          <table:table-cell office:value-type="float" office:value="1978" table:style-name="ce7">
            <text:p>1,978<text:s/></text:p>
          </table:table-cell>
          <table:table-cell office:value-type="float" office:value="4992" table:style-name="ce7">
            <text:p>4,992<text:s/></text:p>
          </table:table-cell>
          <table:table-cell office:value-type="float" office:value="1356" table:style-name="ce7">
            <text:p>1,356<text:s/></text:p>
          </table:table-cell>
          <table:table-cell office:value-type="float" office:value="2316" table:style-name="ce7">
            <text:p>2,316<text:s/></text:p>
          </table:table-cell>
          <table:table-cell office:value-type="float" office:value="6028" table:style-name="ce7">
            <text:p>6,028<text:s/></text:p>
          </table:table-cell>
          <table:table-cell office:value-type="float" office:value="4407" table:style-name="ce7">
            <text:p>4,407<text:s/></text:p>
          </table:table-cell>
          <table:table-cell office:value-type="float" office:value="11498" table:style-name="ce7">
            <text:p>11,498<text:s/></text:p>
          </table:table-cell>
          <table:table-cell office:value-type="float" office:value="3789" table:style-name="ce7">
            <text:p>3,789<text:s/></text:p>
          </table:table-cell>
          <table:table-cell office:value-type="float" office:value="5055" table:style-name="ce7">
            <text:p>5,055<text:s/></text:p>
          </table:table-cell>
          <table:table-cell office:value-type="float" office:value="2925" table:style-name="ce7">
            <text:p>2,925<text:s/></text:p>
          </table:table-cell>
          <table:table-cell office:value-type="float" office:value="6642" table:style-name="ce7">
            <text:p>6,642<text:s/></text:p>
          </table:table-cell>
          <table:table-cell office:value-type="float" office:value="3157" table:style-name="ce7">
            <text:p>3,157<text:s/></text:p>
          </table:table-cell>
          <table:table-cell office:value-type="float" office:value="4395" table:style-name="ce7">
            <text:p>4,395<text:s/></text:p>
          </table:table-cell>
          <table:table-cell office:value-type="float" office:value="4812" table:style-name="ce7">
            <text:p>4,812<text:s/></text:p>
          </table:table-cell>
          <table:table-cell office:value-type="float" office:value="2224" table:style-name="ce7">
            <text:p>2,224<text:s/></text:p>
          </table:table-cell>
          <table:table-cell office:value-type="float" office:value="16688" table:style-name="ce7">
            <text:p>16,688<text:s/></text:p>
          </table:table-cell>
          <table:table-cell office:value-type="float" office:value="3421" table:style-name="ce7">
            <text:p>3,421<text:s/></text:p>
          </table:table-cell>
          <table:table-cell office:value-type="float" office:value="10327" table:style-name="ce7">
            <text:p>10,327<text:s/></text:p>
          </table:table-cell>
          <table:table-cell office:value-type="float" office:value="7728" table:style-name="ce7">
            <text:p>7,728<text:s/></text:p>
          </table:table-cell>
          <table:table-cell office:value-type="float" office:value="9981" table:style-name="ce7">
            <text:p>9,981<text:s/></text:p>
          </table:table-cell>
          <table:table-cell office:value-type="float" office:value="11512" table:style-name="ce7">
            <text:p>11,512<text:s/></text:p>
          </table:table-cell>
          <table:table-cell office:value-type="float" office:value="10707" table:style-name="ce7">
            <text:p>10,707<text:s/></text:p>
          </table:table-cell>
          <table:table-cell office:value-type="float" office:value="7101" table:style-name="ce7">
            <text:p>7,101<text:s/></text:p>
          </table:table-cell>
          <table:table-cell office:value-type="float" office:value="21490" table:style-name="ce7">
            <text:p>21,490<text:s/></text:p>
          </table:table-cell>
          <table:table-cell office:value-type="float" office:value="11206" table:style-name="ce7">
            <text:p>11,206<text:s/></text:p>
          </table:table-cell>
          <table:table-cell office:value-type="float" office:value="17939" table:style-name="ce7">
            <text:p>17,939<text:s/></text:p>
          </table:table-cell>
          <table:table-cell office:value-type="float" office:value="20704" table:style-name="ce7">
            <text:p>20,704<text:s/></text:p>
          </table:table-cell>
          <table:table-cell office:value-type="float" office:value="3391" table:style-name="ce7">
            <text:p>3,391<text:s/></text:p>
          </table:table-cell>
          <table:table-cell office:value-type="float" office:value="22206" table:style-name="ce7">
            <text:p>22,206<text:s/></text:p>
          </table:table-cell>
          <table:table-cell office:value-type="float" office:value="15223" table:style-name="ce7">
            <text:p>15,223<text:s/></text:p>
          </table:table-cell>
          <table:table-cell office:value-type="float" office:value="13450" table:style-name="ce7">
            <text:p>13,450<text:s/></text:p>
          </table:table-cell>
          <table:table-cell office:value-type="float" office:value="12644" table:style-name="ce7">
            <text:p>12,644<text:s/></text:p>
          </table:table-cell>
          <table:table-cell office:value-type="float" office:value="15538" table:style-name="ce7">
            <text:p>15,538<text:s/></text:p>
          </table:table-cell>
          <table:table-cell office:value-type="float" office:value="153785" table:style-name="ce7">
            <text:p>153,785<text:s/></text:p>
          </table:table-cell>
          <table:table-cell office:value-type="float" office:value="43221" table:style-name="ce7">
            <text:p>43,221<text:s/></text:p>
          </table:table-cell>
          <table:table-cell office:value-type="float" office:value="13627" table:style-name="ce7">
            <text:p>13,627<text:s/></text:p>
          </table:table-cell>
          <table:table-cell office:value-type="float" office:value="15359" table:style-name="ce7">
            <text:p>15,359<text:s/></text:p>
          </table:table-cell>
          <table:table-cell office:value-type="float" office:value="30064" table:style-name="ce7">
            <text:p>30,064<text:s/></text:p>
          </table:table-cell>
          <table:table-cell office:value-type="float" office:value="23408" table:style-name="ce7">
            <text:p>23,408<text:s/></text:p>
          </table:table-cell>
          <table:table-cell office:value-type="float" office:value="20608" table:style-name="ce7">
            <text:p>20,608<text:s/></text:p>
          </table:table-cell>
          <table:table-cell office:value-type="float" office:value="15864" table:style-name="ce7">
            <text:p>15,864<text:s/></text:p>
          </table:table-cell>
          <table:table-cell office:value-type="float" office:value="6415" table:style-name="ce7">
            <text:p>6,415<text:s/></text:p>
          </table:table-cell>
          <table:table-cell office:value-type="float" office:value="15839" table:style-name="ce7">
            <text:p>15,839<text:s/></text:p>
          </table:table-cell>
          <table:table-cell office:value-type="float" office:value="4914" table:style-name="ce7">
            <text:p>4,914<text:s/></text:p>
          </table:table-cell>
          <table:table-cell office:value-type="float" office:value="4860" table:style-name="ce7">
            <text:p>4,860<text:s/></text:p>
          </table:table-cell>
          <table:table-cell office:value-type="float" office:value="11979" table:style-name="ce7">
            <text:p>11,979<text:s/></text:p>
          </table:table-cell>
          <table:table-cell office:value-type="float" office:value="4214" table:style-name="ce7">
            <text:p>4,214<text:s/></text:p>
          </table:table-cell>
          <table:table-cell office:value-type="float" office:value="2622" table:style-name="ce7">
            <text:p>2,622<text:s/></text:p>
          </table:table-cell>
          <table:table-cell office:value-type="float" office:value="1392" table:style-name="ce7">
            <text:p>1,392<text:s/></text:p>
          </table:table-cell>
          <table:table-cell office:value-type="float" office:value="5904" table:style-name="ce7">
            <text:p>5,904<text:s/></text:p>
          </table:table-cell>
          <table:table-cell office:value-type="float" office:value="5997" table:style-name="ce7">
            <text:p>5,997<text:s/></text:p>
          </table:table-cell>
          <table:table-cell office:value-type="float" office:value="8045" table:style-name="ce7">
            <text:p>8,045<text:s/></text:p>
          </table:table-cell>
          <table:table-cell office:value-type="float" office:value="30296" table:style-name="ce7">
            <text:p>30,296<text:s/></text:p>
          </table:table-cell>
          <table:table-cell office:value-type="float" office:value="5472" table:style-name="ce7">
            <text:p>5,472<text:s/></text:p>
          </table:table-cell>
          <table:table-cell office:value-type="float" office:value="8917" table:style-name="ce7">
            <text:p>8,917<text:s/></text:p>
          </table:table-cell>
          <table:table-cell office:value-type="float" office:value="5409" table:style-name="ce7">
            <text:p>5,409<text:s/></text:p>
          </table:table-cell>
          <table:table-cell office:value-type="float" office:value="13636" table:style-name="ce7">
            <text:p>13,636<text:s/></text:p>
          </table:table-cell>
          <table:table-cell office:value-type="float" office:value="12214" table:style-name="ce7">
            <text:p>12,214<text:s/></text:p>
          </table:table-cell>
          <table:table-cell office:value-type="float" office:value="21813" table:style-name="ce7">
            <text:p>21,813<text:s/></text:p>
          </table:table-cell>
          <table:table-cell office:value-type="float" office:value="33310" table:style-name="ce7">
            <text:p>33,310<text:s/></text:p>
          </table:table-cell>
          <table:table-cell office:value-type="float" office:value="23288" table:style-name="ce7">
            <text:p>23,288<text:s/></text:p>
          </table:table-cell>
          <table:table-cell office:value-type="float" office:value="16980" table:style-name="ce7">
            <text:p>16,980<text:s/></text:p>
          </table:table-cell>
          <table:table-cell office:value-type="float" office:value="22806" table:style-name="ce7">
            <text:p>22,806<text:s/></text:p>
          </table:table-cell>
          <table:table-cell office:value-type="float" office:value="66507" table:style-name="ce7">
            <text:p>66,507<text:s/></text:p>
          </table:table-cell>
          <table:table-cell office:value-type="float" office:value="12482" table:style-name="ce7">
            <text:p>12,482<text:s/></text:p>
          </table:table-cell>
          <table:table-cell office:value-type="float" office:value="26146" table:style-name="ce7">
            <text:p>26,146<text:s/></text:p>
          </table:table-cell>
          <table:table-cell office:value-type="float" office:value="21158" table:style-name="ce7">
            <text:p>21,158<text:s/></text:p>
          </table:table-cell>
          <table:table-cell office:value-type="float" office:value="14558" table:style-name="ce7">
            <text:p>14,558<text:s/></text:p>
          </table:table-cell>
          <table:table-cell office:value-type="float" office:value="49272" table:style-name="ce7">
            <text:p>49,272<text:s/></text:p>
          </table:table-cell>
          <table:table-cell office:value-type="float" office:value="11934" table:style-name="ce7">
            <text:p>11,934<text:s/></text:p>
          </table:table-cell>
          <table:table-cell office:value-type="float" office:value="11068" table:style-name="ce7">
            <text:p>11,068<text:s/></text:p>
          </table:table-cell>
          <table:table-cell office:value-type="float" office:value="7384" table:style-name="ce7">
            <text:p>7,384<text:s/></text:p>
          </table:table-cell>
          <table:table-cell office:value-type="float" office:value="18747" table:style-name="ce7">
            <text:p>18,747<text:s/></text:p>
          </table:table-cell>
          <table:table-cell office:value-type="float" office:value="8137" table:style-name="ce7">
            <text:p>8,137<text:s/></text:p>
          </table:table-cell>
          <table:table-cell office:value-type="float" office:value="30847" table:style-name="ce7">
            <text:p>30,847<text:s/></text:p>
          </table:table-cell>
          <table:table-cell office:value-type="float" office:value="9944" table:style-name="ce7">
            <text:p>9,944<text:s/></text:p>
          </table:table-cell>
          <table:table-cell office:value-type="float" office:value="8529" table:style-name="ce7">
            <text:p>8,529<text:s/></text:p>
          </table:table-cell>
          <table:table-cell office:value-type="float" office:value="11609" table:style-name="ce7">
            <text:p>11,609<text:s/></text:p>
          </table:table-cell>
          <table:table-cell office:value-type="float" office:value="15954" table:style-name="ce7">
            <text:p>15,954<text:s/></text:p>
          </table:table-cell>
          <table:table-cell office:value-type="float" office:value="13040" table:style-name="ce7">
            <text:p>13,040<text:s/></text:p>
          </table:table-cell>
          <table:table-cell office:value-type="float" office:value="11253" table:style-name="ce7">
            <text:p>11,253<text:s/></text:p>
          </table:table-cell>
          <table:table-cell office:value-type="float" office:value="15752" table:style-name="ce7">
            <text:p>15,752<text:s/></text:p>
          </table:table-cell>
          <table:table-cell office:value-type="float" office:value="4365" table:style-name="ce7">
            <text:p>4,365<text:s/></text:p>
          </table:table-cell>
          <table:table-cell office:value-type="float" office:value="5874" table:style-name="ce7">
            <text:p>5,874<text:s/></text:p>
          </table:table-cell>
          <table:table-cell office:value-type="float" office:value="3084" table:style-name="ce7">
            <text:p>3,084<text:s/></text:p>
          </table:table-cell>
          <table:table-cell office:value-type="float" office:value="2131" table:style-name="ce7">
            <text:p>2,131<text:s/></text:p>
          </table:table-cell>
          <table:table-cell office:value-type="float" office:value="7797" table:style-name="ce7">
            <text:p>7,797<text:s/></text:p>
          </table:table-cell>
          <table:table-cell office:value-type="float" office:value="5867" table:style-name="ce7">
            <text:p>5,867<text:s/></text:p>
          </table:table-cell>
          <table:table-cell office:value-type="float" office:value="7813" table:style-name="ce7">
            <text:p>7,813<text:s/></text:p>
          </table:table-cell>
          <table:table-cell office:value-type="float" office:value="9748" table:style-name="ce7">
            <text:p>9,748<text:s/></text:p>
          </table:table-cell>
          <table:table-cell office:value-type="float" office:value="10523" table:style-name="ce7">
            <text:p>10,523<text:s/></text:p>
          </table:table-cell>
          <table:table-cell office:value-type="float" office:value="14678" table:style-name="ce7">
            <text:p>14,678<text:s/></text:p>
          </table:table-cell>
          <table:table-cell office:value-type="float" office:value="19276" table:style-name="ce7">
            <text:p>19,276<text:s/></text:p>
          </table:table-cell>
          <table:table-cell office:value-type="float" office:value="8776" table:style-name="ce7">
            <text:p>8,776<text:s/></text:p>
          </table:table-cell>
          <table:table-cell office:value-type="float" office:value="7092" table:style-name="ce7">
            <text:p>7,092<text:s/></text:p>
          </table:table-cell>
          <table:table-cell office:value-type="float" office:value="7764" table:style-name="ce7">
            <text:p>7,764<text:s/></text:p>
          </table:table-cell>
          <table:table-cell office:value-type="float" office:value="7727" table:style-name="ce7">
            <text:p>7,727<text:s/></text:p>
          </table:table-cell>
          <table:table-cell office:value-type="float" office:value="7566" table:style-name="ce7">
            <text:p>7,566<text:s/></text:p>
          </table:table-cell>
          <table:table-cell office:value-type="float" office:value="5996" table:style-name="ce7">
            <text:p>5,996<text:s/></text:p>
          </table:table-cell>
          <table:table-cell office:value-type="float" office:value="5803" table:style-name="ce7">
            <text:p>5,803<text:s/></text:p>
          </table:table-cell>
          <table:table-cell office:value-type="float" office:value="1337" table:style-name="ce7">
            <text:p>1,337<text:s/></text:p>
          </table:table-cell>
          <table:table-cell office:value-type="float" office:value="1013" table:style-name="ce7">
            <text:p>1,013<text:s/></text:p>
          </table:table-cell>
          <table:table-cell office:value-type="float" office:value="1204" table:style-name="ce7">
            <text:p>1,204<text:s/></text:p>
          </table:table-cell>
          <table:table-cell office:value-type="float" office:value="1642" table:style-name="ce7">
            <text:p>1,642<text:s/></text:p>
          </table:table-cell>
          <table:table-cell office:value-type="float" office:value="429" table:style-name="ce7">
            <text:p>429<text:s/></text:p>
          </table:table-cell>
          <table:table-cell office:value-type="float" office:value="662" table:style-name="ce7">
            <text:p>662<text:s/></text:p>
          </table:table-cell>
          <table:table-cell office:value-type="float" office:value="765" table:style-name="ce7">
            <text:p>765<text:s/></text:p>
          </table:table-cell>
          <table:table-cell office:value-type="float" office:value="2335" table:style-name="ce7">
            <text:p>2,335<text:s/></text:p>
          </table:table-cell>
          <table:table-cell office:value-type="float" office:value="423" table:style-name="ce7">
            <text:p>423<text:s/></text:p>
          </table:table-cell>
          <table:table-cell office:value-type="float" office:value="1225" table:style-name="ce7">
            <text:p>1,225<text:s/></text:p>
          </table:table-cell>
          <table:table-cell office:value-type="float" office:value="1001" table:style-name="ce7">
            <text:p>1,001<text:s/></text:p>
          </table:table-cell>
          <table:table-cell table:number-columns-repeated="16264"/>
        </table:table-row>
        <table:table-row table:style-name="ro2">
          <table:table-cell office:value-type="date" office:date-value="2023-07-17T00:00:00" table:style-name="ce6">
            <text:p>2023/7/17</text:p>
          </table:table-cell>
          <table:table-cell office:value-type="float" office:value="5183" table:style-name="ce7">
            <text:p>5,183<text:s/></text:p>
          </table:table-cell>
          <table:table-cell office:value-type="float" office:value="12641" table:style-name="ce7">
            <text:p>12,641<text:s/></text:p>
          </table:table-cell>
          <table:table-cell office:value-type="float" office:value="39790" table:style-name="ce7">
            <text:p>39,790<text:s/></text:p>
          </table:table-cell>
          <table:table-cell office:value-type="float" office:value="39291" table:style-name="ce7">
            <text:p>39,291<text:s/></text:p>
          </table:table-cell>
          <table:table-cell office:value-type="float" office:value="21381" table:style-name="ce7">
            <text:p>21,381<text:s/></text:p>
          </table:table-cell>
          <table:table-cell office:value-type="float" office:value="12874" table:style-name="ce7">
            <text:p>12,874<text:s/></text:p>
          </table:table-cell>
          <table:table-cell office:value-type="float" office:value="10006" table:style-name="ce7">
            <text:p>10,006<text:s/></text:p>
          </table:table-cell>
          <table:table-cell office:value-type="float" office:value="3862" table:style-name="ce7">
            <text:p>3,862<text:s/></text:p>
          </table:table-cell>
          <table:table-cell office:value-type="float" office:value="3380" table:style-name="ce7">
            <text:p>3,380<text:s/></text:p>
          </table:table-cell>
          <table:table-cell office:value-type="float" office:value="10161" table:style-name="ce7">
            <text:p>10,161<text:s/></text:p>
          </table:table-cell>
          <table:table-cell office:value-type="float" office:value="2519" table:style-name="ce7">
            <text:p>2,519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4416" table:style-name="ce7">
            <text:p>4,416<text:s/></text:p>
          </table:table-cell>
          <table:table-cell office:value-type="float" office:value="7340" table:style-name="ce7">
            <text:p>7,340<text:s/></text:p>
          </table:table-cell>
          <table:table-cell office:value-type="float" office:value="11161" table:style-name="ce7">
            <text:p>11,161<text:s/></text:p>
          </table:table-cell>
          <table:table-cell office:value-type="float" office:value="15209" table:style-name="ce7">
            <text:p>15,209<text:s/></text:p>
          </table:table-cell>
          <table:table-cell office:value-type="float" office:value="17396" table:style-name="ce7">
            <text:p>17,396<text:s/></text:p>
          </table:table-cell>
          <table:table-cell office:value-type="float" office:value="5215" table:style-name="ce7">
            <text:p>5,215<text:s/></text:p>
          </table:table-cell>
          <table:table-cell office:value-type="float" office:value="9157" table:style-name="ce7">
            <text:p>9,157<text:s/></text:p>
          </table:table-cell>
          <table:table-cell office:value-type="float" office:value="3148" table:style-name="ce7">
            <text:p>3,148<text:s/></text:p>
          </table:table-cell>
          <table:table-cell office:value-type="float" office:value="7774" table:style-name="ce7">
            <text:p>7,774<text:s/></text:p>
          </table:table-cell>
          <table:table-cell office:value-type="float" office:value="7120" table:style-name="ce7">
            <text:p>7,120<text:s/></text:p>
          </table:table-cell>
          <table:table-cell office:value-type="float" office:value="7702" table:style-name="ce7">
            <text:p>7,702<text:s/></text:p>
          </table:table-cell>
          <table:table-cell office:value-type="float" office:value="28358" table:style-name="ce7">
            <text:p>28,358<text:s/></text:p>
          </table:table-cell>
          <table:table-cell office:value-type="float" office:value="3092" table:style-name="ce7">
            <text:p>3,092<text:s/></text:p>
          </table:table-cell>
          <table:table-cell office:value-type="float" office:value="11190" table:style-name="ce7">
            <text:p>11,190<text:s/></text:p>
          </table:table-cell>
          <table:table-cell office:value-type="float" office:value="11306" table:style-name="ce7">
            <text:p>11,306<text:s/></text:p>
          </table:table-cell>
          <table:table-cell office:value-type="float" office:value="13393" table:style-name="ce7">
            <text:p>13,393<text:s/></text:p>
          </table:table-cell>
          <table:table-cell office:value-type="float" office:value="19006" table:style-name="ce7">
            <text:p>19,006<text:s/></text:p>
          </table:table-cell>
          <table:table-cell office:value-type="float" office:value="13381" table:style-name="ce7">
            <text:p>13,381<text:s/></text:p>
          </table:table-cell>
          <table:table-cell office:value-type="float" office:value="9116" table:style-name="ce7">
            <text:p>9,116<text:s/></text:p>
          </table:table-cell>
          <table:table-cell office:value-type="float" office:value="22195" table:style-name="ce7">
            <text:p>22,195<text:s/></text:p>
          </table:table-cell>
          <table:table-cell office:value-type="float" office:value="14302" table:style-name="ce7">
            <text:p>14,302<text:s/></text:p>
          </table:table-cell>
          <table:table-cell office:value-type="float" office:value="29313" table:style-name="ce7">
            <text:p>29,313<text:s/></text:p>
          </table:table-cell>
          <table:table-cell office:value-type="float" office:value="22587" table:style-name="ce7">
            <text:p>22,587<text:s/></text:p>
          </table:table-cell>
          <table:table-cell office:value-type="float" office:value="8795" table:style-name="ce7">
            <text:p>8,795<text:s/></text:p>
          </table:table-cell>
          <table:table-cell office:value-type="float" office:value="30451" table:style-name="ce7">
            <text:p>30,451<text:s/></text:p>
          </table:table-cell>
          <table:table-cell office:value-type="float" office:value="22222" table:style-name="ce7">
            <text:p>22,222<text:s/></text:p>
          </table:table-cell>
          <table:table-cell office:value-type="float" office:value="21491" table:style-name="ce7">
            <text:p>21,491<text:s/></text:p>
          </table:table-cell>
          <table:table-cell office:value-type="float" office:value="17961" table:style-name="ce7">
            <text:p>17,961<text:s/></text:p>
          </table:table-cell>
          <table:table-cell office:value-type="float" office:value="22726" table:style-name="ce7">
            <text:p>22,726<text:s/></text:p>
          </table:table-cell>
          <table:table-cell office:value-type="float" office:value="134968" table:style-name="ce7">
            <text:p>134,968<text:s/></text:p>
          </table:table-cell>
          <table:table-cell office:value-type="float" office:value="41619" table:style-name="ce7">
            <text:p>41,619<text:s/></text:p>
          </table:table-cell>
          <table:table-cell office:value-type="float" office:value="20412" table:style-name="ce7">
            <text:p>20,412<text:s/></text:p>
          </table:table-cell>
          <table:table-cell office:value-type="float" office:value="20366" table:style-name="ce7">
            <text:p>20,366<text:s/></text:p>
          </table:table-cell>
          <table:table-cell office:value-type="float" office:value="21837" table:style-name="ce7">
            <text:p>21,837<text:s/></text:p>
          </table:table-cell>
          <table:table-cell office:value-type="float" office:value="22649" table:style-name="ce7">
            <text:p>22,649<text:s/></text:p>
          </table:table-cell>
          <table:table-cell office:value-type="float" office:value="21451" table:style-name="ce7">
            <text:p>21,451<text:s/></text:p>
          </table:table-cell>
          <table:table-cell office:value-type="float" office:value="20422" table:style-name="ce7">
            <text:p>20,422<text:s/></text:p>
          </table:table-cell>
          <table:table-cell office:value-type="float" office:value="11661" table:style-name="ce7">
            <text:p>11,661<text:s/></text:p>
          </table:table-cell>
          <table:table-cell office:value-type="float" office:value="26345" table:style-name="ce7">
            <text:p>26,345<text:s/></text:p>
          </table:table-cell>
          <table:table-cell office:value-type="float" office:value="6858" table:style-name="ce7">
            <text:p>6,858<text:s/></text:p>
          </table:table-cell>
          <table:table-cell office:value-type="float" office:value="8512" table:style-name="ce7">
            <text:p>8,512<text:s/></text:p>
          </table:table-cell>
          <table:table-cell office:value-type="float" office:value="15072" table:style-name="ce7">
            <text:p>15,072<text:s/></text:p>
          </table:table-cell>
          <table:table-cell office:value-type="float" office:value="3837" table:style-name="ce7">
            <text:p>3,837<text:s/></text:p>
          </table:table-cell>
          <table:table-cell office:value-type="float" office:value="3576" table:style-name="ce7">
            <text:p>3,576<text:s/></text:p>
          </table:table-cell>
          <table:table-cell office:value-type="float" office:value="3000" table:style-name="ce7">
            <text:p>3,000<text:s/></text:p>
          </table:table-cell>
          <table:table-cell office:value-type="float" office:value="11460" table:style-name="ce7">
            <text:p>11,460<text:s/></text:p>
          </table:table-cell>
          <table:table-cell office:value-type="float" office:value="8322" table:style-name="ce7">
            <text:p>8,322<text:s/></text:p>
          </table:table-cell>
          <table:table-cell office:value-type="float" office:value="10793" table:style-name="ce7">
            <text:p>10,793<text:s/></text:p>
          </table:table-cell>
          <table:table-cell office:value-type="float" office:value="29067" table:style-name="ce7">
            <text:p>29,067<text:s/></text:p>
          </table:table-cell>
          <table:table-cell office:value-type="float" office:value="9133" table:style-name="ce7">
            <text:p>9,133<text:s/></text:p>
          </table:table-cell>
          <table:table-cell office:value-type="float" office:value="12304" table:style-name="ce7">
            <text:p>12,304<text:s/></text:p>
          </table:table-cell>
          <table:table-cell office:value-type="float" office:value="8012" table:style-name="ce7">
            <text:p>8,012<text:s/></text:p>
          </table:table-cell>
          <table:table-cell office:value-type="float" office:value="20094" table:style-name="ce7">
            <text:p>20,094<text:s/></text:p>
          </table:table-cell>
          <table:table-cell office:value-type="float" office:value="23651" table:style-name="ce7">
            <text:p>23,651<text:s/></text:p>
          </table:table-cell>
          <table:table-cell office:value-type="float" office:value="26999" table:style-name="ce7">
            <text:p>26,999<text:s/></text:p>
          </table:table-cell>
          <table:table-cell office:value-type="float" office:value="35330" table:style-name="ce7">
            <text:p>35,330<text:s/></text:p>
          </table:table-cell>
          <table:table-cell office:value-type="float" office:value="35573" table:style-name="ce7">
            <text:p>35,573<text:s/></text:p>
          </table:table-cell>
          <table:table-cell office:value-type="float" office:value="25262" table:style-name="ce7">
            <text:p>25,262<text:s/></text:p>
          </table:table-cell>
          <table:table-cell office:value-type="float" office:value="24345" table:style-name="ce7">
            <text:p>24,345<text:s/></text:p>
          </table:table-cell>
          <table:table-cell office:value-type="float" office:value="61595" table:style-name="ce7">
            <text:p>61,595<text:s/></text:p>
          </table:table-cell>
          <table:table-cell office:value-type="float" office:value="20070" table:style-name="ce7">
            <text:p>20,070<text:s/></text:p>
          </table:table-cell>
          <table:table-cell office:value-type="float" office:value="30824" table:style-name="ce7">
            <text:p>30,824<text:s/></text:p>
          </table:table-cell>
          <table:table-cell office:value-type="float" office:value="30415" table:style-name="ce7">
            <text:p>30,415<text:s/></text:p>
          </table:table-cell>
          <table:table-cell office:value-type="float" office:value="19427" table:style-name="ce7">
            <text:p>19,427<text:s/></text:p>
          </table:table-cell>
          <table:table-cell office:value-type="float" office:value="57558" table:style-name="ce7">
            <text:p>57,558<text:s/></text:p>
          </table:table-cell>
          <table:table-cell office:value-type="float" office:value="17803" table:style-name="ce7">
            <text:p>17,803<text:s/></text:p>
          </table:table-cell>
          <table:table-cell office:value-type="float" office:value="15162" table:style-name="ce7">
            <text:p>15,162<text:s/></text:p>
          </table:table-cell>
          <table:table-cell office:value-type="float" office:value="13376" table:style-name="ce7">
            <text:p>13,376<text:s/></text:p>
          </table:table-cell>
          <table:table-cell office:value-type="float" office:value="19861" table:style-name="ce7">
            <text:p>19,861<text:s/></text:p>
          </table:table-cell>
          <table:table-cell office:value-type="float" office:value="12721" table:style-name="ce7">
            <text:p>12,721<text:s/></text:p>
          </table:table-cell>
          <table:table-cell office:value-type="float" office:value="34733" table:style-name="ce7">
            <text:p>34,733<text:s/></text:p>
          </table:table-cell>
          <table:table-cell office:value-type="float" office:value="18486" table:style-name="ce7">
            <text:p>18,486<text:s/></text:p>
          </table:table-cell>
          <table:table-cell office:value-type="float" office:value="7994" table:style-name="ce7">
            <text:p>7,994<text:s/></text:p>
          </table:table-cell>
          <table:table-cell office:value-type="float" office:value="13699" table:style-name="ce7">
            <text:p>13,699<text:s/></text:p>
          </table:table-cell>
          <table:table-cell office:value-type="float" office:value="37274" table:style-name="ce7">
            <text:p>37,274<text:s/></text:p>
          </table:table-cell>
          <table:table-cell office:value-type="float" office:value="21484" table:style-name="ce7">
            <text:p>21,484<text:s/></text:p>
          </table:table-cell>
          <table:table-cell office:value-type="float" office:value="23097" table:style-name="ce7">
            <text:p>23,097<text:s/></text:p>
          </table:table-cell>
          <table:table-cell office:value-type="float" office:value="24789" table:style-name="ce7">
            <text:p>24,789<text:s/></text:p>
          </table:table-cell>
          <table:table-cell office:value-type="float" office:value="6634" table:style-name="ce7">
            <text:p>6,634<text:s/></text:p>
          </table:table-cell>
          <table:table-cell office:value-type="float" office:value="8938" table:style-name="ce7">
            <text:p>8,938<text:s/></text:p>
          </table:table-cell>
          <table:table-cell office:value-type="float" office:value="4620" table:style-name="ce7">
            <text:p>4,620<text:s/></text:p>
          </table:table-cell>
          <table:table-cell office:value-type="float" office:value="4499" table:style-name="ce7">
            <text:p>4,499<text:s/></text:p>
          </table:table-cell>
          <table:table-cell office:value-type="float" office:value="7027" table:style-name="ce7">
            <text:p>7,027<text:s/></text:p>
          </table:table-cell>
          <table:table-cell office:value-type="float" office:value="8881" table:style-name="ce7">
            <text:p>8,881<text:s/></text:p>
          </table:table-cell>
          <table:table-cell office:value-type="float" office:value="9291" table:style-name="ce7">
            <text:p>9,291<text:s/></text:p>
          </table:table-cell>
          <table:table-cell office:value-type="float" office:value="11252" table:style-name="ce7">
            <text:p>11,252<text:s/></text:p>
          </table:table-cell>
          <table:table-cell office:value-type="float" office:value="15658" table:style-name="ce7">
            <text:p>15,658<text:s/></text:p>
          </table:table-cell>
          <table:table-cell office:value-type="float" office:value="26829" table:style-name="ce7">
            <text:p>26,829<text:s/></text:p>
          </table:table-cell>
          <table:table-cell office:value-type="float" office:value="21937" table:style-name="ce7">
            <text:p>21,937<text:s/></text:p>
          </table:table-cell>
          <table:table-cell office:value-type="float" office:value="13926" table:style-name="ce7">
            <text:p>13,926<text:s/></text:p>
          </table:table-cell>
          <table:table-cell office:value-type="float" office:value="10706" table:style-name="ce7">
            <text:p>10,706<text:s/></text:p>
          </table:table-cell>
          <table:table-cell office:value-type="float" office:value="11223" table:style-name="ce7">
            <text:p>11,223<text:s/></text:p>
          </table:table-cell>
          <table:table-cell office:value-type="float" office:value="11373" table:style-name="ce7">
            <text:p>11,373<text:s/></text:p>
          </table:table-cell>
          <table:table-cell office:value-type="float" office:value="10689" table:style-name="ce7">
            <text:p>10,689<text:s/></text:p>
          </table:table-cell>
          <table:table-cell office:value-type="float" office:value="9357" table:style-name="ce7">
            <text:p>9,357<text:s/></text:p>
          </table:table-cell>
          <table:table-cell office:value-type="float" office:value="8348" table:style-name="ce7">
            <text:p>8,348<text:s/></text:p>
          </table:table-cell>
          <table:table-cell office:value-type="float" office:value="1555" table:style-name="ce7">
            <text:p>1,555<text:s/></text:p>
          </table:table-cell>
          <table:table-cell office:value-type="float" office:value="1137" table:style-name="ce7">
            <text:p>1,137<text:s/></text:p>
          </table:table-cell>
          <table:table-cell office:value-type="float" office:value="1757" table:style-name="ce7">
            <text:p>1,757<text:s/></text:p>
          </table:table-cell>
          <table:table-cell office:value-type="float" office:value="2046" table:style-name="ce7">
            <text:p>2,046<text:s/></text:p>
          </table:table-cell>
          <table:table-cell office:value-type="float" office:value="1338" table:style-name="ce7">
            <text:p>1,338<text:s/></text:p>
          </table:table-cell>
          <table:table-cell office:value-type="float" office:value="1771" table:style-name="ce7">
            <text:p>1,771<text:s/></text:p>
          </table:table-cell>
          <table:table-cell office:value-type="float" office:value="1240" table:style-name="ce7">
            <text:p>1,240<text:s/></text:p>
          </table:table-cell>
          <table:table-cell office:value-type="float" office:value="1988" table:style-name="ce7">
            <text:p>1,988<text:s/></text:p>
          </table:table-cell>
          <table:table-cell office:value-type="float" office:value="479" table:style-name="ce7">
            <text:p>479<text:s/></text:p>
          </table:table-cell>
          <table:table-cell office:value-type="float" office:value="1958" table:style-name="ce7">
            <text:p>1,958<text:s/></text:p>
          </table:table-cell>
          <table:table-cell office:value-type="float" office:value="1801" table:style-name="ce7">
            <text:p>1,801<text:s/></text:p>
          </table:table-cell>
          <table:table-cell table:number-columns-repeated="16264"/>
        </table:table-row>
        <table:table-row table:style-name="ro2">
          <table:table-cell office:value-type="date" office:date-value="2023-07-18T00:00:00" table:style-name="ce6">
            <text:p>2023/7/18</text:p>
          </table:table-cell>
          <table:table-cell office:value-type="float" office:value="5065" table:style-name="ce7">
            <text:p>5,065<text:s/></text:p>
          </table:table-cell>
          <table:table-cell office:value-type="float" office:value="13441" table:style-name="ce7">
            <text:p>13,441<text:s/></text:p>
          </table:table-cell>
          <table:table-cell office:value-type="float" office:value="41973" table:style-name="ce7">
            <text:p>41,973<text:s/></text:p>
          </table:table-cell>
          <table:table-cell office:value-type="float" office:value="40781" table:style-name="ce7">
            <text:p>40,781<text:s/></text:p>
          </table:table-cell>
          <table:table-cell office:value-type="float" office:value="22180" table:style-name="ce7">
            <text:p>22,180<text:s/></text:p>
          </table:table-cell>
          <table:table-cell office:value-type="float" office:value="13699" table:style-name="ce7">
            <text:p>13,699<text:s/></text:p>
          </table:table-cell>
          <table:table-cell office:value-type="float" office:value="10544" table:style-name="ce7">
            <text:p>10,544<text:s/></text:p>
          </table:table-cell>
          <table:table-cell office:value-type="float" office:value="4030" table:style-name="ce7">
            <text:p>4,030<text:s/></text:p>
          </table:table-cell>
          <table:table-cell office:value-type="float" office:value="3430" table:style-name="ce7">
            <text:p>3,430<text:s/></text:p>
          </table:table-cell>
          <table:table-cell office:value-type="float" office:value="10572" table:style-name="ce7">
            <text:p>10,572<text:s/></text:p>
          </table:table-cell>
          <table:table-cell office:value-type="float" office:value="2660" table:style-name="ce7">
            <text:p>2,660<text:s/></text:p>
          </table:table-cell>
          <table:table-cell office:value-type="float" office:value="3428" table:style-name="ce7">
            <text:p>3,428<text:s/></text:p>
          </table:table-cell>
          <table:table-cell office:value-type="float" office:value="5594" table:style-name="ce7">
            <text:p>5,594<text:s/></text:p>
          </table:table-cell>
          <table:table-cell office:value-type="float" office:value="7481" table:style-name="ce7">
            <text:p>7,481<text:s/></text:p>
          </table:table-cell>
          <table:table-cell office:value-type="float" office:value="12032" table:style-name="ce7">
            <text:p>12,032<text:s/></text:p>
          </table:table-cell>
          <table:table-cell office:value-type="float" office:value="15945" table:style-name="ce7">
            <text:p>15,945<text:s/></text:p>
          </table:table-cell>
          <table:table-cell office:value-type="float" office:value="18175" table:style-name="ce7">
            <text:p>18,175<text:s/></text:p>
          </table:table-cell>
          <table:table-cell office:value-type="float" office:value="5294" table:style-name="ce7">
            <text:p>5,294<text:s/></text:p>
          </table:table-cell>
          <table:table-cell office:value-type="float" office:value="9294" table:style-name="ce7">
            <text:p>9,294<text:s/></text:p>
          </table:table-cell>
          <table:table-cell office:value-type="float" office:value="3256" table:style-name="ce7">
            <text:p>3,256<text:s/></text:p>
          </table:table-cell>
          <table:table-cell office:value-type="float" office:value="7807" table:style-name="ce7">
            <text:p>7,807<text:s/></text:p>
          </table:table-cell>
          <table:table-cell office:value-type="float" office:value="7542" table:style-name="ce7">
            <text:p>7,542<text:s/></text:p>
          </table:table-cell>
          <table:table-cell office:value-type="float" office:value="7252" table:style-name="ce7">
            <text:p>7,252<text:s/></text:p>
          </table:table-cell>
          <table:table-cell office:value-type="float" office:value="28061" table:style-name="ce7">
            <text:p>28,061<text:s/></text:p>
          </table:table-cell>
          <table:table-cell office:value-type="float" office:value="3020" table:style-name="ce7">
            <text:p>3,020<text:s/></text:p>
          </table:table-cell>
          <table:table-cell office:value-type="float" office:value="11206" table:style-name="ce7">
            <text:p>11,206<text:s/></text:p>
          </table:table-cell>
          <table:table-cell office:value-type="float" office:value="11751" table:style-name="ce7">
            <text:p>11,751<text:s/></text:p>
          </table:table-cell>
          <table:table-cell office:value-type="float" office:value="13757" table:style-name="ce7">
            <text:p>13,757<text:s/></text:p>
          </table:table-cell>
          <table:table-cell office:value-type="float" office:value="19935" table:style-name="ce7">
            <text:p>19,935<text:s/></text:p>
          </table:table-cell>
          <table:table-cell office:value-type="float" office:value="13722" table:style-name="ce7">
            <text:p>13,722<text:s/></text:p>
          </table:table-cell>
          <table:table-cell office:value-type="float" office:value="9539" table:style-name="ce7">
            <text:p>9,539<text:s/></text:p>
          </table:table-cell>
          <table:table-cell office:value-type="float" office:value="23752" table:style-name="ce7">
            <text:p>23,752<text:s/></text:p>
          </table:table-cell>
          <table:table-cell office:value-type="float" office:value="15517" table:style-name="ce7">
            <text:p>15,517<text:s/></text:p>
          </table:table-cell>
          <table:table-cell office:value-type="float" office:value="30904" table:style-name="ce7">
            <text:p>30,904<text:s/></text:p>
          </table:table-cell>
          <table:table-cell office:value-type="float" office:value="23432" table:style-name="ce7">
            <text:p>23,432<text:s/></text:p>
          </table:table-cell>
          <table:table-cell office:value-type="float" office:value="8872" table:style-name="ce7">
            <text:p>8,872<text:s/></text:p>
          </table:table-cell>
          <table:table-cell office:value-type="float" office:value="31651" table:style-name="ce7">
            <text:p>31,651<text:s/></text:p>
          </table:table-cell>
          <table:table-cell office:value-type="float" office:value="22987" table:style-name="ce7">
            <text:p>22,987<text:s/></text:p>
          </table:table-cell>
          <table:table-cell office:value-type="float" office:value="22439" table:style-name="ce7">
            <text:p>22,439<text:s/></text:p>
          </table:table-cell>
          <table:table-cell office:value-type="float" office:value="18574" table:style-name="ce7">
            <text:p>18,574<text:s/></text:p>
          </table:table-cell>
          <table:table-cell office:value-type="float" office:value="23588" table:style-name="ce7">
            <text:p>23,588<text:s/></text:p>
          </table:table-cell>
          <table:table-cell office:value-type="float" office:value="133660" table:style-name="ce7">
            <text:p>133,660<text:s/></text:p>
          </table:table-cell>
          <table:table-cell office:value-type="float" office:value="42664" table:style-name="ce7">
            <text:p>42,664<text:s/></text:p>
          </table:table-cell>
          <table:table-cell office:value-type="float" office:value="20593" table:style-name="ce7">
            <text:p>20,593<text:s/></text:p>
          </table:table-cell>
          <table:table-cell office:value-type="float" office:value="20962" table:style-name="ce7">
            <text:p>20,962<text:s/></text:p>
          </table:table-cell>
          <table:table-cell office:value-type="float" office:value="23046" table:style-name="ce7">
            <text:p>23,046<text:s/></text:p>
          </table:table-cell>
          <table:table-cell office:value-type="float" office:value="23218" table:style-name="ce7">
            <text:p>23,218<text:s/></text:p>
          </table:table-cell>
          <table:table-cell office:value-type="float" office:value="23267" table:style-name="ce7">
            <text:p>23,267<text:s/></text:p>
          </table:table-cell>
          <table:table-cell office:value-type="float" office:value="21261" table:style-name="ce7">
            <text:p>21,261<text:s/></text:p>
          </table:table-cell>
          <table:table-cell office:value-type="float" office:value="11834" table:style-name="ce7">
            <text:p>11,834<text:s/></text:p>
          </table:table-cell>
          <table:table-cell office:value-type="float" office:value="26988" table:style-name="ce7">
            <text:p>26,988<text:s/></text:p>
          </table:table-cell>
          <table:table-cell office:value-type="float" office:value="6956" table:style-name="ce7">
            <text:p>6,956<text:s/></text:p>
          </table:table-cell>
          <table:table-cell office:value-type="float" office:value="8798" table:style-name="ce7">
            <text:p>8,798<text:s/></text:p>
          </table:table-cell>
          <table:table-cell office:value-type="float" office:value="15819" table:style-name="ce7">
            <text:p>15,819<text:s/></text:p>
          </table:table-cell>
          <table:table-cell office:value-type="float" office:value="4217" table:style-name="ce7">
            <text:p>4,217<text:s/></text:p>
          </table:table-cell>
          <table:table-cell office:value-type="float" office:value="3507" table:style-name="ce7">
            <text:p>3,507<text:s/></text:p>
          </table:table-cell>
          <table:table-cell office:value-type="float" office:value="3099" table:style-name="ce7">
            <text:p>3,099<text:s/></text:p>
          </table:table-cell>
          <table:table-cell office:value-type="float" office:value="11766" table:style-name="ce7">
            <text:p>11,766<text:s/></text:p>
          </table:table-cell>
          <table:table-cell office:value-type="float" office:value="8573" table:style-name="ce7">
            <text:p>8,573<text:s/></text:p>
          </table:table-cell>
          <table:table-cell office:value-type="float" office:value="11051" table:style-name="ce7">
            <text:p>11,051<text:s/></text:p>
          </table:table-cell>
          <table:table-cell office:value-type="float" office:value="29464" table:style-name="ce7">
            <text:p>29,464<text:s/></text:p>
          </table:table-cell>
          <table:table-cell office:value-type="float" office:value="9320" table:style-name="ce7">
            <text:p>9,320<text:s/></text:p>
          </table:table-cell>
          <table:table-cell office:value-type="float" office:value="12457" table:style-name="ce7">
            <text:p>12,457<text:s/></text:p>
          </table:table-cell>
          <table:table-cell office:value-type="float" office:value="8186" table:style-name="ce7">
            <text:p>8,186<text:s/></text:p>
          </table:table-cell>
          <table:table-cell office:value-type="float" office:value="21286" table:style-name="ce7">
            <text:p>21,286<text:s/></text:p>
          </table:table-cell>
          <table:table-cell office:value-type="float" office:value="24795" table:style-name="ce7">
            <text:p>24,795<text:s/></text:p>
          </table:table-cell>
          <table:table-cell office:value-type="float" office:value="28258" table:style-name="ce7">
            <text:p>28,258<text:s/></text:p>
          </table:table-cell>
          <table:table-cell office:value-type="float" office:value="35331" table:style-name="ce7">
            <text:p>35,331<text:s/></text:p>
          </table:table-cell>
          <table:table-cell office:value-type="float" office:value="36744" table:style-name="ce7">
            <text:p>36,744<text:s/></text:p>
          </table:table-cell>
          <table:table-cell office:value-type="float" office:value="25750" table:style-name="ce7">
            <text:p>25,750<text:s/></text:p>
          </table:table-cell>
          <table:table-cell office:value-type="float" office:value="25199" table:style-name="ce7">
            <text:p>25,199<text:s/></text:p>
          </table:table-cell>
          <table:table-cell office:value-type="float" office:value="62083" table:style-name="ce7">
            <text:p>62,083<text:s/></text:p>
          </table:table-cell>
          <table:table-cell office:value-type="float" office:value="20807" table:style-name="ce7">
            <text:p>20,807<text:s/></text:p>
          </table:table-cell>
          <table:table-cell office:value-type="float" office:value="31724" table:style-name="ce7">
            <text:p>31,724<text:s/></text:p>
          </table:table-cell>
          <table:table-cell office:value-type="float" office:value="32210" table:style-name="ce7">
            <text:p>32,210<text:s/></text:p>
          </table:table-cell>
          <table:table-cell office:value-type="float" office:value="20030" table:style-name="ce7">
            <text:p>20,030<text:s/></text:p>
          </table:table-cell>
          <table:table-cell office:value-type="float" office:value="58047" table:style-name="ce7">
            <text:p>58,047<text:s/></text:p>
          </table:table-cell>
          <table:table-cell office:value-type="float" office:value="18361" table:style-name="ce7">
            <text:p>18,361<text:s/></text:p>
          </table:table-cell>
          <table:table-cell office:value-type="float" office:value="15413" table:style-name="ce7">
            <text:p>15,413<text:s/></text:p>
          </table:table-cell>
          <table:table-cell office:value-type="float" office:value="13500" table:style-name="ce7">
            <text:p>13,500<text:s/></text:p>
          </table:table-cell>
          <table:table-cell office:value-type="float" office:value="19271" table:style-name="ce7">
            <text:p>19,271<text:s/></text:p>
          </table:table-cell>
          <table:table-cell office:value-type="float" office:value="12797" table:style-name="ce7">
            <text:p>12,797<text:s/></text:p>
          </table:table-cell>
          <table:table-cell office:value-type="float" office:value="29219" table:style-name="ce7">
            <text:p>29,219<text:s/></text:p>
          </table:table-cell>
          <table:table-cell office:value-type="float" office:value="18765" table:style-name="ce7">
            <text:p>18,765<text:s/></text:p>
          </table:table-cell>
          <table:table-cell office:value-type="float" office:value="8379" table:style-name="ce7">
            <text:p>8,379<text:s/></text:p>
          </table:table-cell>
          <table:table-cell office:value-type="float" office:value="14238" table:style-name="ce7">
            <text:p>14,238<text:s/></text:p>
          </table:table-cell>
          <table:table-cell office:value-type="float" office:value="38535" table:style-name="ce7">
            <text:p>38,535<text:s/></text:p>
          </table:table-cell>
          <table:table-cell office:value-type="float" office:value="25526" table:style-name="ce7">
            <text:p>25,526<text:s/></text:p>
          </table:table-cell>
          <table:table-cell office:value-type="float" office:value="23753" table:style-name="ce7">
            <text:p>23,753<text:s/></text:p>
          </table:table-cell>
          <table:table-cell office:value-type="float" office:value="25565" table:style-name="ce7">
            <text:p>25,565<text:s/></text:p>
          </table:table-cell>
          <table:table-cell office:value-type="float" office:value="6894" table:style-name="ce7">
            <text:p>6,894<text:s/></text:p>
          </table:table-cell>
          <table:table-cell office:value-type="float" office:value="9756" table:style-name="ce7">
            <text:p>9,756<text:s/></text:p>
          </table:table-cell>
          <table:table-cell office:value-type="float" office:value="4749" table:style-name="ce7">
            <text:p>4,749<text:s/></text:p>
          </table:table-cell>
          <table:table-cell office:value-type="float" office:value="4809" table:style-name="ce7">
            <text:p>4,809<text:s/></text:p>
          </table:table-cell>
          <table:table-cell office:value-type="float" office:value="7132" table:style-name="ce7">
            <text:p>7,132<text:s/></text:p>
          </table:table-cell>
          <table:table-cell office:value-type="float" office:value="9114" table:style-name="ce7">
            <text:p>9,114<text:s/></text:p>
          </table:table-cell>
          <table:table-cell office:value-type="float" office:value="9599" table:style-name="ce7">
            <text:p>9,599<text:s/></text:p>
          </table:table-cell>
          <table:table-cell office:value-type="float" office:value="11698" table:style-name="ce7">
            <text:p>11,698<text:s/></text:p>
          </table:table-cell>
          <table:table-cell office:value-type="float" office:value="16159" table:style-name="ce7">
            <text:p>16,159<text:s/></text:p>
          </table:table-cell>
          <table:table-cell office:value-type="float" office:value="28231" table:style-name="ce7">
            <text:p>28,231<text:s/></text:p>
          </table:table-cell>
          <table:table-cell office:value-type="float" office:value="23008" table:style-name="ce7">
            <text:p>23,008<text:s/></text:p>
          </table:table-cell>
          <table:table-cell office:value-type="float" office:value="14279" table:style-name="ce7">
            <text:p>14,279<text:s/></text:p>
          </table:table-cell>
          <table:table-cell office:value-type="float" office:value="11023" table:style-name="ce7">
            <text:p>11,023<text:s/></text:p>
          </table:table-cell>
          <table:table-cell office:value-type="float" office:value="11590" table:style-name="ce7">
            <text:p>11,590<text:s/></text:p>
          </table:table-cell>
          <table:table-cell office:value-type="float" office:value="11820" table:style-name="ce7">
            <text:p>11,820<text:s/></text:p>
          </table:table-cell>
          <table:table-cell office:value-type="float" office:value="10872" table:style-name="ce7">
            <text:p>10,872<text:s/></text:p>
          </table:table-cell>
          <table:table-cell office:value-type="float" office:value="9684" table:style-name="ce7">
            <text:p>9,684<text:s/></text:p>
          </table:table-cell>
          <table:table-cell office:value-type="float" office:value="8605" table:style-name="ce7">
            <text:p>8,605<text:s/></text:p>
          </table:table-cell>
          <table:table-cell office:value-type="float" office:value="1661" table:style-name="ce7">
            <text:p>1,661<text:s/></text:p>
          </table:table-cell>
          <table:table-cell office:value-type="float" office:value="1171" table:style-name="ce7">
            <text:p>1,171<text:s/></text:p>
          </table:table-cell>
          <table:table-cell office:value-type="float" office:value="1819" table:style-name="ce7">
            <text:p>1,819<text:s/></text:p>
          </table:table-cell>
          <table:table-cell office:value-type="float" office:value="2077" table:style-name="ce7">
            <text:p>2,077<text:s/></text:p>
          </table:table-cell>
          <table:table-cell office:value-type="float" office:value="1290" table:style-name="ce7">
            <text:p>1,290<text:s/></text:p>
          </table:table-cell>
          <table:table-cell office:value-type="float" office:value="1866" table:style-name="ce7">
            <text:p>1,866<text:s/></text:p>
          </table:table-cell>
          <table:table-cell office:value-type="float" office:value="1277" table:style-name="ce7">
            <text:p>1,277<text:s/></text:p>
          </table:table-cell>
          <table:table-cell office:value-type="float" office:value="1942" table:style-name="ce7">
            <text:p>1,942<text:s/></text:p>
          </table:table-cell>
          <table:table-cell office:value-type="float" office:value="493" table:style-name="ce7">
            <text:p>493<text:s/></text:p>
          </table:table-cell>
          <table:table-cell office:value-type="float" office:value="1966" table:style-name="ce7">
            <text:p>1,966<text:s/></text:p>
          </table:table-cell>
          <table:table-cell office:value-type="float" office:value="1857" table:style-name="ce7">
            <text:p>1,857<text:s/></text:p>
          </table:table-cell>
          <table:table-cell table:number-columns-repeated="16264"/>
        </table:table-row>
        <table:table-row table:style-name="ro2">
          <table:table-cell office:value-type="date" office:date-value="2023-07-19T00:00:00" table:style-name="ce6">
            <text:p>2023/7/19</text:p>
          </table:table-cell>
          <table:table-cell office:value-type="float" office:value="5062" table:style-name="ce7">
            <text:p>5,062<text:s/></text:p>
          </table:table-cell>
          <table:table-cell office:value-type="float" office:value="13530" table:style-name="ce7">
            <text:p>13,530<text:s/></text:p>
          </table:table-cell>
          <table:table-cell office:value-type="float" office:value="42154" table:style-name="ce7">
            <text:p>42,154<text:s/></text:p>
          </table:table-cell>
          <table:table-cell office:value-type="float" office:value="41805" table:style-name="ce7">
            <text:p>41,805<text:s/></text:p>
          </table:table-cell>
          <table:table-cell office:value-type="float" office:value="22853" table:style-name="ce7">
            <text:p>22,853<text:s/></text:p>
          </table:table-cell>
          <table:table-cell office:value-type="float" office:value="14055" table:style-name="ce7">
            <text:p>14,055<text:s/></text:p>
          </table:table-cell>
          <table:table-cell office:value-type="float" office:value="10563" table:style-name="ce7">
            <text:p>10,563<text:s/></text:p>
          </table:table-cell>
          <table:table-cell office:value-type="float" office:value="4218" table:style-name="ce7">
            <text:p>4,218<text:s/></text:p>
          </table:table-cell>
          <table:table-cell office:value-type="float" office:value="3514" table:style-name="ce7">
            <text:p>3,514<text:s/></text:p>
          </table:table-cell>
          <table:table-cell office:value-type="float" office:value="10940" table:style-name="ce7">
            <text:p>10,940<text:s/></text:p>
          </table:table-cell>
          <table:table-cell office:value-type="float" office:value="2668" table:style-name="ce7">
            <text:p>2,668<text:s/></text:p>
          </table:table-cell>
          <table:table-cell office:value-type="float" office:value="3586" table:style-name="ce7">
            <text:p>3,586<text:s/></text:p>
          </table:table-cell>
          <table:table-cell office:value-type="float" office:value="5561" table:style-name="ce7">
            <text:p>5,561<text:s/></text:p>
          </table:table-cell>
          <table:table-cell office:value-type="float" office:value="7612" table:style-name="ce7">
            <text:p>7,612<text:s/></text:p>
          </table:table-cell>
          <table:table-cell office:value-type="float" office:value="12875" table:style-name="ce7">
            <text:p>12,875<text:s/></text:p>
          </table:table-cell>
          <table:table-cell office:value-type="float" office:value="15880" table:style-name="ce7">
            <text:p>15,880<text:s/></text:p>
          </table:table-cell>
          <table:table-cell office:value-type="float" office:value="18447" table:style-name="ce7">
            <text:p>18,447<text:s/></text:p>
          </table:table-cell>
          <table:table-cell office:value-type="float" office:value="5382" table:style-name="ce7">
            <text:p>5,382<text:s/></text:p>
          </table:table-cell>
          <table:table-cell office:value-type="float" office:value="9795" table:style-name="ce7">
            <text:p>9,795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7870" table:style-name="ce7">
            <text:p>7,870<text:s/></text:p>
          </table:table-cell>
          <table:table-cell office:value-type="float" office:value="7750" table:style-name="ce7">
            <text:p>7,750<text:s/></text:p>
          </table:table-cell>
          <table:table-cell office:value-type="float" office:value="7156" table:style-name="ce7">
            <text:p>7,156<text:s/></text:p>
          </table:table-cell>
          <table:table-cell office:value-type="float" office:value="29591" table:style-name="ce7">
            <text:p>29,591<text:s/></text:p>
          </table:table-cell>
          <table:table-cell office:value-type="float" office:value="3305" table:style-name="ce7">
            <text:p>3,305<text:s/></text:p>
          </table:table-cell>
          <table:table-cell office:value-type="float" office:value="11533" table:style-name="ce7">
            <text:p>11,533<text:s/></text:p>
          </table:table-cell>
          <table:table-cell office:value-type="float" office:value="12039" table:style-name="ce7">
            <text:p>12,039<text:s/></text:p>
          </table:table-cell>
          <table:table-cell office:value-type="float" office:value="14245" table:style-name="ce7">
            <text:p>14,245<text:s/></text:p>
          </table:table-cell>
          <table:table-cell office:value-type="float" office:value="20372" table:style-name="ce7">
            <text:p>20,372<text:s/></text:p>
          </table:table-cell>
          <table:table-cell office:value-type="float" office:value="13986" table:style-name="ce7">
            <text:p>13,986<text:s/></text:p>
          </table:table-cell>
          <table:table-cell office:value-type="float" office:value="9900" table:style-name="ce7">
            <text:p>9,900<text:s/></text:p>
          </table:table-cell>
          <table:table-cell office:value-type="float" office:value="24627" table:style-name="ce7">
            <text:p>24,627<text:s/></text:p>
          </table:table-cell>
          <table:table-cell office:value-type="float" office:value="16032" table:style-name="ce7">
            <text:p>16,032<text:s/></text:p>
          </table:table-cell>
          <table:table-cell office:value-type="float" office:value="31762" table:style-name="ce7">
            <text:p>31,762<text:s/></text:p>
          </table:table-cell>
          <table:table-cell office:value-type="float" office:value="24542" table:style-name="ce7">
            <text:p>24,542<text:s/></text:p>
          </table:table-cell>
          <table:table-cell office:value-type="float" office:value="8905" table:style-name="ce7">
            <text:p>8,905<text:s/></text:p>
          </table:table-cell>
          <table:table-cell office:value-type="float" office:value="32087" table:style-name="ce7">
            <text:p>32,087<text:s/></text:p>
          </table:table-cell>
          <table:table-cell office:value-type="float" office:value="23280" table:style-name="ce7">
            <text:p>23,280<text:s/></text:p>
          </table:table-cell>
          <table:table-cell office:value-type="float" office:value="22694" table:style-name="ce7">
            <text:p>22,694<text:s/></text:p>
          </table:table-cell>
          <table:table-cell office:value-type="float" office:value="18886" table:style-name="ce7">
            <text:p>18,886<text:s/></text:p>
          </table:table-cell>
          <table:table-cell office:value-type="float" office:value="23761" table:style-name="ce7">
            <text:p>23,761<text:s/></text:p>
          </table:table-cell>
          <table:table-cell office:value-type="float" office:value="137655" table:style-name="ce7">
            <text:p>137,655<text:s/></text:p>
          </table:table-cell>
          <table:table-cell office:value-type="float" office:value="45863" table:style-name="ce7">
            <text:p>45,863<text:s/></text:p>
          </table:table-cell>
          <table:table-cell office:value-type="float" office:value="22672" table:style-name="ce7">
            <text:p>22,672<text:s/></text:p>
          </table:table-cell>
          <table:table-cell office:value-type="float" office:value="21120" table:style-name="ce7">
            <text:p>21,120<text:s/></text:p>
          </table:table-cell>
          <table:table-cell office:value-type="float" office:value="23326" table:style-name="ce7">
            <text:p>23,326<text:s/></text:p>
          </table:table-cell>
          <table:table-cell office:value-type="float" office:value="24164" table:style-name="ce7">
            <text:p>24,164<text:s/></text:p>
          </table:table-cell>
          <table:table-cell office:value-type="float" office:value="23779" table:style-name="ce7">
            <text:p>23,779<text:s/></text:p>
          </table:table-cell>
          <table:table-cell office:value-type="float" office:value="21734" table:style-name="ce7">
            <text:p>21,734<text:s/></text:p>
          </table:table-cell>
          <table:table-cell office:value-type="float" office:value="12166" table:style-name="ce7">
            <text:p>12,166<text:s/></text:p>
          </table:table-cell>
          <table:table-cell office:value-type="float" office:value="27957" table:style-name="ce7">
            <text:p>27,957<text:s/></text:p>
          </table:table-cell>
          <table:table-cell office:value-type="float" office:value="6997" table:style-name="ce7">
            <text:p>6,997<text:s/></text:p>
          </table:table-cell>
          <table:table-cell office:value-type="float" office:value="8825" table:style-name="ce7">
            <text:p>8,825<text:s/></text:p>
          </table:table-cell>
          <table:table-cell office:value-type="float" office:value="15947" table:style-name="ce7">
            <text:p>15,947<text:s/></text:p>
          </table:table-cell>
          <table:table-cell office:value-type="float" office:value="4332" table:style-name="ce7">
            <text:p>4,332<text:s/></text:p>
          </table:table-cell>
          <table:table-cell office:value-type="float" office:value="3760" table:style-name="ce7">
            <text:p>3,760<text:s/></text:p>
          </table:table-cell>
          <table:table-cell office:value-type="float" office:value="3106" table:style-name="ce7">
            <text:p>3,106<text:s/></text:p>
          </table:table-cell>
          <table:table-cell office:value-type="float" office:value="11864" table:style-name="ce7">
            <text:p>11,864<text:s/></text:p>
          </table:table-cell>
          <table:table-cell office:value-type="float" office:value="8605" table:style-name="ce7">
            <text:p>8,605<text:s/></text:p>
          </table:table-cell>
          <table:table-cell office:value-type="float" office:value="11340" table:style-name="ce7">
            <text:p>11,340<text:s/></text:p>
          </table:table-cell>
          <table:table-cell office:value-type="float" office:value="29793" table:style-name="ce7">
            <text:p>29,793<text:s/></text:p>
          </table:table-cell>
          <table:table-cell office:value-type="float" office:value="9347" table:style-name="ce7">
            <text:p>9,347<text:s/></text:p>
          </table:table-cell>
          <table:table-cell office:value-type="float" office:value="12909" table:style-name="ce7">
            <text:p>12,909<text:s/></text:p>
          </table:table-cell>
          <table:table-cell office:value-type="float" office:value="8163" table:style-name="ce7">
            <text:p>8,163<text:s/></text:p>
          </table:table-cell>
          <table:table-cell office:value-type="float" office:value="21045" table:style-name="ce7">
            <text:p>21,045<text:s/></text:p>
          </table:table-cell>
          <table:table-cell office:value-type="float" office:value="25068" table:style-name="ce7">
            <text:p>25,068<text:s/></text:p>
          </table:table-cell>
          <table:table-cell office:value-type="float" office:value="28231" table:style-name="ce7">
            <text:p>28,231<text:s/></text:p>
          </table:table-cell>
          <table:table-cell office:value-type="float" office:value="36517" table:style-name="ce7">
            <text:p>36,517<text:s/></text:p>
          </table:table-cell>
          <table:table-cell office:value-type="float" office:value="37349" table:style-name="ce7">
            <text:p>37,349<text:s/></text:p>
          </table:table-cell>
          <table:table-cell office:value-type="float" office:value="26691" table:style-name="ce7">
            <text:p>26,691<text:s/></text:p>
          </table:table-cell>
          <table:table-cell office:value-type="float" office:value="25534" table:style-name="ce7">
            <text:p>25,534<text:s/></text:p>
          </table:table-cell>
          <table:table-cell office:value-type="float" office:value="65363" table:style-name="ce7">
            <text:p>65,363<text:s/></text:p>
          </table:table-cell>
          <table:table-cell office:value-type="float" office:value="21784" table:style-name="ce7">
            <text:p>21,784<text:s/></text:p>
          </table:table-cell>
          <table:table-cell office:value-type="float" office:value="32492" table:style-name="ce7">
            <text:p>32,492<text:s/></text:p>
          </table:table-cell>
          <table:table-cell office:value-type="float" office:value="33091" table:style-name="ce7">
            <text:p>33,091<text:s/></text:p>
          </table:table-cell>
          <table:table-cell office:value-type="float" office:value="20552" table:style-name="ce7">
            <text:p>20,552<text:s/></text:p>
          </table:table-cell>
          <table:table-cell office:value-type="float" office:value="59295" table:style-name="ce7">
            <text:p>59,295<text:s/></text:p>
          </table:table-cell>
          <table:table-cell office:value-type="float" office:value="18836" table:style-name="ce7">
            <text:p>18,836<text:s/></text:p>
          </table:table-cell>
          <table:table-cell office:value-type="float" office:value="16022" table:style-name="ce7">
            <text:p>16,022<text:s/></text:p>
          </table:table-cell>
          <table:table-cell office:value-type="float" office:value="13827" table:style-name="ce7">
            <text:p>13,827<text:s/></text:p>
          </table:table-cell>
          <table:table-cell office:value-type="float" office:value="19803" table:style-name="ce7">
            <text:p>19,803<text:s/></text:p>
          </table:table-cell>
          <table:table-cell office:value-type="float" office:value="13390" table:style-name="ce7">
            <text:p>13,390<text:s/></text:p>
          </table:table-cell>
          <table:table-cell office:value-type="float" office:value="29853" table:style-name="ce7">
            <text:p>29,853<text:s/></text:p>
          </table:table-cell>
          <table:table-cell office:value-type="float" office:value="19072" table:style-name="ce7">
            <text:p>19,072<text:s/></text:p>
          </table:table-cell>
          <table:table-cell office:value-type="float" office:value="8540" table:style-name="ce7">
            <text:p>8,540<text:s/></text:p>
          </table:table-cell>
          <table:table-cell office:value-type="float" office:value="19085" table:style-name="ce7">
            <text:p>19,085<text:s/></text:p>
          </table:table-cell>
          <table:table-cell office:value-type="float" office:value="38603" table:style-name="ce7">
            <text:p>38,603<text:s/></text:p>
          </table:table-cell>
          <table:table-cell office:value-type="float" office:value="25551" table:style-name="ce7">
            <text:p>25,551<text:s/></text:p>
          </table:table-cell>
          <table:table-cell office:value-type="float" office:value="24141" table:style-name="ce7">
            <text:p>24,141<text:s/></text:p>
          </table:table-cell>
          <table:table-cell office:value-type="float" office:value="26409" table:style-name="ce7">
            <text:p>26,409<text:s/></text:p>
          </table:table-cell>
          <table:table-cell office:value-type="float" office:value="6827" table:style-name="ce7">
            <text:p>6,827<text:s/></text:p>
          </table:table-cell>
          <table:table-cell office:value-type="float" office:value="9884" table:style-name="ce7">
            <text:p>9,884<text:s/></text:p>
          </table:table-cell>
          <table:table-cell office:value-type="float" office:value="4886" table:style-name="ce7">
            <text:p>4,886<text:s/></text:p>
          </table:table-cell>
          <table:table-cell office:value-type="float" office:value="4807" table:style-name="ce7">
            <text:p>4,807<text:s/></text:p>
          </table:table-cell>
          <table:table-cell office:value-type="float" office:value="7432" table:style-name="ce7">
            <text:p>7,432<text:s/></text:p>
          </table:table-cell>
          <table:table-cell office:value-type="float" office:value="9397" table:style-name="ce7">
            <text:p>9,397<text:s/></text:p>
          </table:table-cell>
          <table:table-cell office:value-type="float" office:value="9867" table:style-name="ce7">
            <text:p>9,867<text:s/></text:p>
          </table:table-cell>
          <table:table-cell office:value-type="float" office:value="13332" table:style-name="ce7">
            <text:p>13,332<text:s/></text:p>
          </table:table-cell>
          <table:table-cell office:value-type="float" office:value="16294" table:style-name="ce7">
            <text:p>16,294<text:s/></text:p>
          </table:table-cell>
          <table:table-cell office:value-type="float" office:value="28398" table:style-name="ce7">
            <text:p>28,398<text:s/></text:p>
          </table:table-cell>
          <table:table-cell office:value-type="float" office:value="23451" table:style-name="ce7">
            <text:p>23,451<text:s/></text:p>
          </table:table-cell>
          <table:table-cell office:value-type="float" office:value="14687" table:style-name="ce7">
            <text:p>14,687<text:s/></text:p>
          </table:table-cell>
          <table:table-cell office:value-type="float" office:value="11087" table:style-name="ce7">
            <text:p>11,087<text:s/></text:p>
          </table:table-cell>
          <table:table-cell office:value-type="float" office:value="11662" table:style-name="ce7">
            <text:p>11,662<text:s/></text:p>
          </table:table-cell>
          <table:table-cell office:value-type="float" office:value="11973" table:style-name="ce7">
            <text:p>11,973<text:s/></text:p>
          </table:table-cell>
          <table:table-cell office:value-type="float" office:value="11262" table:style-name="ce7">
            <text:p>11,262<text:s/></text:p>
          </table:table-cell>
          <table:table-cell office:value-type="float" office:value="9992" table:style-name="ce7">
            <text:p>9,992<text:s/></text:p>
          </table:table-cell>
          <table:table-cell office:value-type="float" office:value="8878" table:style-name="ce7">
            <text:p>8,878<text:s/></text:p>
          </table:table-cell>
          <table:table-cell office:value-type="float" office:value="1641" table:style-name="ce7">
            <text:p>1,641<text:s/></text:p>
          </table:table-cell>
          <table:table-cell office:value-type="float" office:value="1249" table:style-name="ce7">
            <text:p>1,249<text:s/></text:p>
          </table:table-cell>
          <table:table-cell office:value-type="float" office:value="1888" table:style-name="ce7">
            <text:p>1,888<text:s/></text:p>
          </table:table-cell>
          <table:table-cell office:value-type="float" office:value="2231" table:style-name="ce7">
            <text:p>2,231<text:s/></text:p>
          </table:table-cell>
          <table:table-cell office:value-type="float" office:value="1409" table:style-name="ce7">
            <text:p>1,409<text:s/></text:p>
          </table:table-cell>
          <table:table-cell office:value-type="float" office:value="1865" table:style-name="ce7">
            <text:p>1,865<text:s/></text:p>
          </table:table-cell>
          <table:table-cell office:value-type="float" office:value="1313" table:style-name="ce7">
            <text:p>1,313<text:s/></text:p>
          </table:table-cell>
          <table:table-cell office:value-type="float" office:value="1994" table:style-name="ce7">
            <text:p>1,994<text:s/></text:p>
          </table:table-cell>
          <table:table-cell office:value-type="float" office:value="552" table:style-name="ce7">
            <text:p>552<text:s/></text:p>
          </table:table-cell>
          <table:table-cell office:value-type="float" office:value="2054" table:style-name="ce7">
            <text:p>2,054<text:s/></text:p>
          </table:table-cell>
          <table:table-cell office:value-type="float" office:value="1841" table:style-name="ce7">
            <text:p>1,841<text:s/></text:p>
          </table:table-cell>
          <table:table-cell table:number-columns-repeated="16264"/>
        </table:table-row>
        <table:table-row table:style-name="ro2">
          <table:table-cell office:value-type="date" office:date-value="2023-07-20T00:00:00" table:style-name="ce6">
            <text:p>2023/7/20</text:p>
          </table:table-cell>
          <table:table-cell office:value-type="float" office:value="5011" table:style-name="ce7">
            <text:p>5,011<text:s/></text:p>
          </table:table-cell>
          <table:table-cell office:value-type="float" office:value="13751" table:style-name="ce7">
            <text:p>13,751<text:s/></text:p>
          </table:table-cell>
          <table:table-cell office:value-type="float" office:value="42328" table:style-name="ce7">
            <text:p>42,328<text:s/></text:p>
          </table:table-cell>
          <table:table-cell office:value-type="float" office:value="43446" table:style-name="ce7">
            <text:p>43,446<text:s/></text:p>
          </table:table-cell>
          <table:table-cell office:value-type="float" office:value="22752" table:style-name="ce7">
            <text:p>22,752<text:s/></text:p>
          </table:table-cell>
          <table:table-cell office:value-type="float" office:value="13710" table:style-name="ce7">
            <text:p>13,710<text:s/></text:p>
          </table:table-cell>
          <table:table-cell office:value-type="float" office:value="10491" table:style-name="ce7">
            <text:p>10,491<text:s/></text:p>
          </table:table-cell>
          <table:table-cell office:value-type="float" office:value="4108" table:style-name="ce7">
            <text:p>4,108<text:s/></text:p>
          </table:table-cell>
          <table:table-cell office:value-type="float" office:value="3363" table:style-name="ce7">
            <text:p>3,363<text:s/></text:p>
          </table:table-cell>
          <table:table-cell office:value-type="float" office:value="10579" table:style-name="ce7">
            <text:p>10,579<text:s/></text:p>
          </table:table-cell>
          <table:table-cell office:value-type="float" office:value="2605" table:style-name="ce7">
            <text:p>2,605<text:s/></text:p>
          </table:table-cell>
          <table:table-cell office:value-type="float" office:value="3552" table:style-name="ce7">
            <text:p>3,552<text:s/></text:p>
          </table:table-cell>
          <table:table-cell office:value-type="float" office:value="5395" table:style-name="ce7">
            <text:p>5,395<text:s/></text:p>
          </table:table-cell>
          <table:table-cell office:value-type="float" office:value="7614" table:style-name="ce7">
            <text:p>7,614<text:s/></text:p>
          </table:table-cell>
          <table:table-cell office:value-type="float" office:value="12679" table:style-name="ce7">
            <text:p>12,679<text:s/></text:p>
          </table:table-cell>
          <table:table-cell office:value-type="float" office:value="16067" table:style-name="ce7">
            <text:p>16,067<text:s/></text:p>
          </table:table-cell>
          <table:table-cell office:value-type="float" office:value="18111" table:style-name="ce7">
            <text:p>18,111<text:s/></text:p>
          </table:table-cell>
          <table:table-cell office:value-type="float" office:value="5313" table:style-name="ce7">
            <text:p>5,313<text:s/></text:p>
          </table:table-cell>
          <table:table-cell office:value-type="float" office:value="9439" table:style-name="ce7">
            <text:p>9,439<text:s/></text:p>
          </table:table-cell>
          <table:table-cell office:value-type="float" office:value="3263" table:style-name="ce7">
            <text:p>3,263<text:s/></text:p>
          </table:table-cell>
          <table:table-cell office:value-type="float" office:value="7787" table:style-name="ce7">
            <text:p>7,787<text:s/></text:p>
          </table:table-cell>
          <table:table-cell office:value-type="float" office:value="7535" table:style-name="ce7">
            <text:p>7,535<text:s/></text:p>
          </table:table-cell>
          <table:table-cell office:value-type="float" office:value="7137" table:style-name="ce7">
            <text:p>7,137<text:s/></text:p>
          </table:table-cell>
          <table:table-cell office:value-type="float" office:value="28276" table:style-name="ce7">
            <text:p>28,276<text:s/></text:p>
          </table:table-cell>
          <table:table-cell office:value-type="float" office:value="3223" table:style-name="ce7">
            <text:p>3,223<text:s/></text:p>
          </table:table-cell>
          <table:table-cell office:value-type="float" office:value="11291" table:style-name="ce7">
            <text:p>11,291<text:s/></text:p>
          </table:table-cell>
          <table:table-cell office:value-type="float" office:value="11758" table:style-name="ce7">
            <text:p>11,758<text:s/></text:p>
          </table:table-cell>
          <table:table-cell office:value-type="float" office:value="13835" table:style-name="ce7">
            <text:p>13,835<text:s/></text:p>
          </table:table-cell>
          <table:table-cell office:value-type="float" office:value="20222" table:style-name="ce7">
            <text:p>20,222<text:s/></text:p>
          </table:table-cell>
          <table:table-cell office:value-type="float" office:value="13786" table:style-name="ce7">
            <text:p>13,786<text:s/></text:p>
          </table:table-cell>
          <table:table-cell office:value-type="float" office:value="9649" table:style-name="ce7">
            <text:p>9,649<text:s/></text:p>
          </table:table-cell>
          <table:table-cell office:value-type="float" office:value="23710" table:style-name="ce7">
            <text:p>23,710<text:s/></text:p>
          </table:table-cell>
          <table:table-cell office:value-type="float" office:value="15320" table:style-name="ce7">
            <text:p>15,320<text:s/></text:p>
          </table:table-cell>
          <table:table-cell office:value-type="float" office:value="31520" table:style-name="ce7">
            <text:p>31,520<text:s/></text:p>
          </table:table-cell>
          <table:table-cell office:value-type="float" office:value="24356" table:style-name="ce7">
            <text:p>24,356<text:s/></text:p>
          </table:table-cell>
          <table:table-cell office:value-type="float" office:value="9202" table:style-name="ce7">
            <text:p>9,202<text:s/></text:p>
          </table:table-cell>
          <table:table-cell office:value-type="float" office:value="31644" table:style-name="ce7">
            <text:p>31,644<text:s/></text:p>
          </table:table-cell>
          <table:table-cell office:value-type="float" office:value="23033" table:style-name="ce7">
            <text:p>23,033<text:s/></text:p>
          </table:table-cell>
          <table:table-cell office:value-type="float" office:value="22177" table:style-name="ce7">
            <text:p>22,177<text:s/></text:p>
          </table:table-cell>
          <table:table-cell office:value-type="float" office:value="18766" table:style-name="ce7">
            <text:p>18,766<text:s/></text:p>
          </table:table-cell>
          <table:table-cell office:value-type="float" office:value="23926" table:style-name="ce7">
            <text:p>23,926<text:s/></text:p>
          </table:table-cell>
          <table:table-cell office:value-type="float" office:value="136336" table:style-name="ce7">
            <text:p>136,336<text:s/></text:p>
          </table:table-cell>
          <table:table-cell office:value-type="float" office:value="45208" table:style-name="ce7">
            <text:p>45,208<text:s/></text:p>
          </table:table-cell>
          <table:table-cell office:value-type="float" office:value="21094" table:style-name="ce7">
            <text:p>21,094<text:s/></text:p>
          </table:table-cell>
          <table:table-cell office:value-type="float" office:value="21111" table:style-name="ce7">
            <text:p>21,111<text:s/></text:p>
          </table:table-cell>
          <table:table-cell office:value-type="float" office:value="22717" table:style-name="ce7">
            <text:p>22,717<text:s/></text:p>
          </table:table-cell>
          <table:table-cell office:value-type="float" office:value="23760" table:style-name="ce7">
            <text:p>23,760<text:s/></text:p>
          </table:table-cell>
          <table:table-cell office:value-type="float" office:value="23288" table:style-name="ce7">
            <text:p>23,288<text:s/></text:p>
          </table:table-cell>
          <table:table-cell office:value-type="float" office:value="21456" table:style-name="ce7">
            <text:p>21,456<text:s/></text:p>
          </table:table-cell>
          <table:table-cell office:value-type="float" office:value="11733" table:style-name="ce7">
            <text:p>11,733<text:s/></text:p>
          </table:table-cell>
          <table:table-cell office:value-type="float" office:value="27151" table:style-name="ce7">
            <text:p>27,151<text:s/></text:p>
          </table:table-cell>
          <table:table-cell office:value-type="float" office:value="7009" table:style-name="ce7">
            <text:p>7,009<text:s/></text:p>
          </table:table-cell>
          <table:table-cell office:value-type="float" office:value="8843" table:style-name="ce7">
            <text:p>8,843<text:s/></text:p>
          </table:table-cell>
          <table:table-cell office:value-type="float" office:value="15623" table:style-name="ce7">
            <text:p>15,623<text:s/></text:p>
          </table:table-cell>
          <table:table-cell office:value-type="float" office:value="4656" table:style-name="ce7">
            <text:p>4,656<text:s/></text:p>
          </table:table-cell>
          <table:table-cell office:value-type="float" office:value="3615" table:style-name="ce7">
            <text:p>3,615<text:s/></text:p>
          </table:table-cell>
          <table:table-cell office:value-type="float" office:value="3061" table:style-name="ce7">
            <text:p>3,061<text:s/></text:p>
          </table:table-cell>
          <table:table-cell office:value-type="float" office:value="11352" table:style-name="ce7">
            <text:p>11,352<text:s/></text:p>
          </table:table-cell>
          <table:table-cell office:value-type="float" office:value="8674" table:style-name="ce7">
            <text:p>8,674<text:s/></text:p>
          </table:table-cell>
          <table:table-cell office:value-type="float" office:value="11393" table:style-name="ce7">
            <text:p>11,393<text:s/></text:p>
          </table:table-cell>
          <table:table-cell office:value-type="float" office:value="29913" table:style-name="ce7">
            <text:p>29,913<text:s/></text:p>
          </table:table-cell>
          <table:table-cell office:value-type="float" office:value="9197" table:style-name="ce7">
            <text:p>9,197<text:s/></text:p>
          </table:table-cell>
          <table:table-cell office:value-type="float" office:value="12672" table:style-name="ce7">
            <text:p>12,672<text:s/></text:p>
          </table:table-cell>
          <table:table-cell office:value-type="float" office:value="8005" table:style-name="ce7">
            <text:p>8,005<text:s/></text:p>
          </table:table-cell>
          <table:table-cell office:value-type="float" office:value="20838" table:style-name="ce7">
            <text:p>20,838<text:s/></text:p>
          </table:table-cell>
          <table:table-cell office:value-type="float" office:value="23984" table:style-name="ce7">
            <text:p>23,984<text:s/></text:p>
          </table:table-cell>
          <table:table-cell office:value-type="float" office:value="27783" table:style-name="ce7">
            <text:p>27,783<text:s/></text:p>
          </table:table-cell>
          <table:table-cell office:value-type="float" office:value="36553" table:style-name="ce7">
            <text:p>36,553<text:s/></text:p>
          </table:table-cell>
          <table:table-cell office:value-type="float" office:value="36844" table:style-name="ce7">
            <text:p>36,844<text:s/></text:p>
          </table:table-cell>
          <table:table-cell office:value-type="float" office:value="26066" table:style-name="ce7">
            <text:p>26,066<text:s/></text:p>
          </table:table-cell>
          <table:table-cell office:value-type="float" office:value="24842" table:style-name="ce7">
            <text:p>24,842<text:s/></text:p>
          </table:table-cell>
          <table:table-cell office:value-type="float" office:value="63105" table:style-name="ce7">
            <text:p>63,105<text:s/></text:p>
          </table:table-cell>
          <table:table-cell office:value-type="float" office:value="21747" table:style-name="ce7">
            <text:p>21,747<text:s/></text:p>
          </table:table-cell>
          <table:table-cell office:value-type="float" office:value="32229" table:style-name="ce7">
            <text:p>32,229<text:s/></text:p>
          </table:table-cell>
          <table:table-cell office:value-type="float" office:value="33226" table:style-name="ce7">
            <text:p>33,226<text:s/></text:p>
          </table:table-cell>
          <table:table-cell office:value-type="float" office:value="20795" table:style-name="ce7">
            <text:p>20,795<text:s/></text:p>
          </table:table-cell>
          <table:table-cell office:value-type="float" office:value="60572" table:style-name="ce7">
            <text:p>60,572<text:s/></text:p>
          </table:table-cell>
          <table:table-cell office:value-type="float" office:value="18625" table:style-name="ce7">
            <text:p>18,625<text:s/></text:p>
          </table:table-cell>
          <table:table-cell office:value-type="float" office:value="15585" table:style-name="ce7">
            <text:p>15,585<text:s/></text:p>
          </table:table-cell>
          <table:table-cell office:value-type="float" office:value="14111" table:style-name="ce7">
            <text:p>14,111<text:s/></text:p>
          </table:table-cell>
          <table:table-cell office:value-type="float" office:value="19693" table:style-name="ce7">
            <text:p>19,693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30988" table:style-name="ce7">
            <text:p>30,988<text:s/></text:p>
          </table:table-cell>
          <table:table-cell office:value-type="float" office:value="19385" table:style-name="ce7">
            <text:p>19,385<text:s/></text:p>
          </table:table-cell>
          <table:table-cell office:value-type="float" office:value="8315" table:style-name="ce7">
            <text:p>8,315<text:s/></text:p>
          </table:table-cell>
          <table:table-cell office:value-type="float" office:value="14157" table:style-name="ce7">
            <text:p>14,157<text:s/></text:p>
          </table:table-cell>
          <table:table-cell office:value-type="float" office:value="38406" table:style-name="ce7">
            <text:p>38,406<text:s/></text:p>
          </table:table-cell>
          <table:table-cell office:value-type="float" office:value="22339" table:style-name="ce7">
            <text:p>22,339<text:s/></text:p>
          </table:table-cell>
          <table:table-cell office:value-type="float" office:value="24368" table:style-name="ce7">
            <text:p>24,368<text:s/></text:p>
          </table:table-cell>
          <table:table-cell office:value-type="float" office:value="25442" table:style-name="ce7">
            <text:p>25,442<text:s/></text:p>
          </table:table-cell>
          <table:table-cell office:value-type="float" office:value="6785" table:style-name="ce7">
            <text:p>6,785<text:s/></text:p>
          </table:table-cell>
          <table:table-cell office:value-type="float" office:value="9399" table:style-name="ce7">
            <text:p>9,399<text:s/></text:p>
          </table:table-cell>
          <table:table-cell office:value-type="float" office:value="4753" table:style-name="ce7">
            <text:p>4,753<text:s/></text:p>
          </table:table-cell>
          <table:table-cell office:value-type="float" office:value="4799" table:style-name="ce7">
            <text:p>4,799<text:s/></text:p>
          </table:table-cell>
          <table:table-cell office:value-type="float" office:value="7323" table:style-name="ce7">
            <text:p>7,323<text:s/></text:p>
          </table:table-cell>
          <table:table-cell office:value-type="float" office:value="9034" table:style-name="ce7">
            <text:p>9,034<text:s/></text:p>
          </table:table-cell>
          <table:table-cell office:value-type="float" office:value="9583" table:style-name="ce7">
            <text:p>9,583<text:s/></text:p>
          </table:table-cell>
          <table:table-cell office:value-type="float" office:value="12019" table:style-name="ce7">
            <text:p>12,019<text:s/></text:p>
          </table:table-cell>
          <table:table-cell office:value-type="float" office:value="16369" table:style-name="ce7">
            <text:p>16,369<text:s/></text:p>
          </table:table-cell>
          <table:table-cell office:value-type="float" office:value="27788" table:style-name="ce7">
            <text:p>27,788<text:s/></text:p>
          </table:table-cell>
          <table:table-cell office:value-type="float" office:value="23280" table:style-name="ce7">
            <text:p>23,280<text:s/></text:p>
          </table:table-cell>
          <table:table-cell office:value-type="float" office:value="14482" table:style-name="ce7">
            <text:p>14,482<text:s/></text:p>
          </table:table-cell>
          <table:table-cell office:value-type="float" office:value="11065" table:style-name="ce7">
            <text:p>11,065<text:s/></text:p>
          </table:table-cell>
          <table:table-cell office:value-type="float" office:value="11977" table:style-name="ce7">
            <text:p>11,977<text:s/></text:p>
          </table:table-cell>
          <table:table-cell office:value-type="float" office:value="11825" table:style-name="ce7">
            <text:p>11,825<text:s/></text:p>
          </table:table-cell>
          <table:table-cell office:value-type="float" office:value="11002" table:style-name="ce7">
            <text:p>11,002<text:s/></text:p>
          </table:table-cell>
          <table:table-cell office:value-type="float" office:value="9763" table:style-name="ce7">
            <text:p>9,763<text:s/></text:p>
          </table:table-cell>
          <table:table-cell office:value-type="float" office:value="8420" table:style-name="ce7">
            <text:p>8,420<text:s/></text:p>
          </table:table-cell>
          <table:table-cell office:value-type="float" office:value="1703" table:style-name="ce7">
            <text:p>1,703<text:s/></text:p>
          </table:table-cell>
          <table:table-cell office:value-type="float" office:value="1279" table:style-name="ce7">
            <text:p>1,279<text:s/></text:p>
          </table:table-cell>
          <table:table-cell office:value-type="float" office:value="1849" table:style-name="ce7">
            <text:p>1,849<text:s/></text:p>
          </table:table-cell>
          <table:table-cell office:value-type="float" office:value="2220" table:style-name="ce7">
            <text:p>2,220<text:s/></text:p>
          </table:table-cell>
          <table:table-cell office:value-type="float" office:value="1418" table:style-name="ce7">
            <text:p>1,418<text:s/></text:p>
          </table:table-cell>
          <table:table-cell office:value-type="float" office:value="1886" table:style-name="ce7">
            <text:p>1,886<text:s/></text:p>
          </table:table-cell>
          <table:table-cell office:value-type="float" office:value="1279" table:style-name="ce7">
            <text:p>1,279<text:s/></text:p>
          </table:table-cell>
          <table:table-cell office:value-type="float" office:value="1992" table:style-name="ce7">
            <text:p>1,992<text:s/></text:p>
          </table:table-cell>
          <table:table-cell office:value-type="float" office:value="523" table:style-name="ce7">
            <text:p>523<text:s/></text:p>
          </table:table-cell>
          <table:table-cell office:value-type="float" office:value="1996" table:style-name="ce7">
            <text:p>1,996<text:s/></text:p>
          </table:table-cell>
          <table:table-cell office:value-type="float" office:value="1833" table:style-name="ce7">
            <text:p>1,833<text:s/></text:p>
          </table:table-cell>
          <table:table-cell table:number-columns-repeated="16264"/>
        </table:table-row>
        <table:table-row table:style-name="ro2">
          <table:table-cell office:value-type="date" office:date-value="2023-07-21T00:00:00" table:style-name="ce6">
            <text:p>2023/7/21</text:p>
          </table:table-cell>
          <table:table-cell office:value-type="float" office:value="5523" table:style-name="ce7">
            <text:p>5,523<text:s/></text:p>
          </table:table-cell>
          <table:table-cell office:value-type="float" office:value="14133" table:style-name="ce7">
            <text:p>14,133<text:s/></text:p>
          </table:table-cell>
          <table:table-cell office:value-type="float" office:value="42569" table:style-name="ce7">
            <text:p>42,569<text:s/></text:p>
          </table:table-cell>
          <table:table-cell office:value-type="float" office:value="48334" table:style-name="ce7">
            <text:p>48,334<text:s/></text:p>
          </table:table-cell>
          <table:table-cell office:value-type="float" office:value="22979" table:style-name="ce7">
            <text:p>22,979<text:s/></text:p>
          </table:table-cell>
          <table:table-cell office:value-type="float" office:value="13709" table:style-name="ce7">
            <text:p>13,709<text:s/></text:p>
          </table:table-cell>
          <table:table-cell office:value-type="float" office:value="10831" table:style-name="ce7">
            <text:p>10,831<text:s/></text:p>
          </table:table-cell>
          <table:table-cell office:value-type="float" office:value="4280" table:style-name="ce7">
            <text:p>4,280<text:s/></text:p>
          </table:table-cell>
          <table:table-cell office:value-type="float" office:value="3604" table:style-name="ce7">
            <text:p>3,604<text:s/></text:p>
          </table:table-cell>
          <table:table-cell office:value-type="float" office:value="10885" table:style-name="ce7">
            <text:p>10,885<text:s/></text:p>
          </table:table-cell>
          <table:table-cell office:value-type="float" office:value="2599" table:style-name="ce7">
            <text:p>2,599<text:s/></text:p>
          </table:table-cell>
          <table:table-cell office:value-type="float" office:value="3468" table:style-name="ce7">
            <text:p>3,468<text:s/></text:p>
          </table:table-cell>
          <table:table-cell office:value-type="float" office:value="5889" table:style-name="ce7">
            <text:p>5,889<text:s/></text:p>
          </table:table-cell>
          <table:table-cell office:value-type="float" office:value="8007" table:style-name="ce7">
            <text:p>8,007<text:s/></text:p>
          </table:table-cell>
          <table:table-cell office:value-type="float" office:value="14067" table:style-name="ce7">
            <text:p>14,067<text:s/></text:p>
          </table:table-cell>
          <table:table-cell office:value-type="float" office:value="16064" table:style-name="ce7">
            <text:p>16,064<text:s/></text:p>
          </table:table-cell>
          <table:table-cell office:value-type="float" office:value="18564" table:style-name="ce7">
            <text:p>18,564<text:s/></text:p>
          </table:table-cell>
          <table:table-cell office:value-type="float" office:value="5737" table:style-name="ce7">
            <text:p>5,737<text:s/></text:p>
          </table:table-cell>
          <table:table-cell office:value-type="float" office:value="10105" table:style-name="ce7">
            <text:p>10,105<text:s/></text:p>
          </table:table-cell>
          <table:table-cell office:value-type="float" office:value="3632" table:style-name="ce7">
            <text:p>3,632<text:s/></text:p>
          </table:table-cell>
          <table:table-cell office:value-type="float" office:value="8081" table:style-name="ce7">
            <text:p>8,081<text:s/></text:p>
          </table:table-cell>
          <table:table-cell office:value-type="float" office:value="7974" table:style-name="ce7">
            <text:p>7,974<text:s/></text:p>
          </table:table-cell>
          <table:table-cell office:value-type="float" office:value="7104" table:style-name="ce7">
            <text:p>7,104<text:s/></text:p>
          </table:table-cell>
          <table:table-cell office:value-type="float" office:value="33273" table:style-name="ce7">
            <text:p>33,273<text:s/></text:p>
          </table:table-cell>
          <table:table-cell office:value-type="float" office:value="3472" table:style-name="ce7">
            <text:p>3,472<text:s/></text:p>
          </table:table-cell>
          <table:table-cell office:value-type="float" office:value="12100" table:style-name="ce7">
            <text:p>12,100<text:s/></text:p>
          </table:table-cell>
          <table:table-cell office:value-type="float" office:value="12729" table:style-name="ce7">
            <text:p>12,729<text:s/></text:p>
          </table:table-cell>
          <table:table-cell office:value-type="float" office:value="14848" table:style-name="ce7">
            <text:p>14,848<text:s/></text:p>
          </table:table-cell>
          <table:table-cell office:value-type="float" office:value="21149" table:style-name="ce7">
            <text:p>21,149<text:s/></text:p>
          </table:table-cell>
          <table:table-cell office:value-type="float" office:value="15117" table:style-name="ce7">
            <text:p>15,117<text:s/></text:p>
          </table:table-cell>
          <table:table-cell office:value-type="float" office:value="10220" table:style-name="ce7">
            <text:p>10,220<text:s/></text:p>
          </table:table-cell>
          <table:table-cell office:value-type="float" office:value="26482" table:style-name="ce7">
            <text:p>26,482<text:s/></text:p>
          </table:table-cell>
          <table:table-cell office:value-type="float" office:value="16356" table:style-name="ce7">
            <text:p>16,356<text:s/></text:p>
          </table:table-cell>
          <table:table-cell office:value-type="float" office:value="32429" table:style-name="ce7">
            <text:p>32,429<text:s/></text:p>
          </table:table-cell>
          <table:table-cell office:value-type="float" office:value="25576" table:style-name="ce7">
            <text:p>25,576<text:s/></text:p>
          </table:table-cell>
          <table:table-cell office:value-type="float" office:value="9061" table:style-name="ce7">
            <text:p>9,061<text:s/></text:p>
          </table:table-cell>
          <table:table-cell office:value-type="float" office:value="33762" table:style-name="ce7">
            <text:p>33,762<text:s/></text:p>
          </table:table-cell>
          <table:table-cell office:value-type="float" office:value="24015" table:style-name="ce7">
            <text:p>24,015<text:s/></text:p>
          </table:table-cell>
          <table:table-cell office:value-type="float" office:value="23295" table:style-name="ce7">
            <text:p>23,295<text:s/></text:p>
          </table:table-cell>
          <table:table-cell office:value-type="float" office:value="19342" table:style-name="ce7">
            <text:p>19,342<text:s/></text:p>
          </table:table-cell>
          <table:table-cell office:value-type="float" office:value="22972" table:style-name="ce7">
            <text:p>22,972<text:s/></text:p>
          </table:table-cell>
          <table:table-cell office:value-type="float" office:value="155057" table:style-name="ce7">
            <text:p>155,057<text:s/></text:p>
          </table:table-cell>
          <table:table-cell office:value-type="float" office:value="51203" table:style-name="ce7">
            <text:p>51,203<text:s/></text:p>
          </table:table-cell>
          <table:table-cell office:value-type="float" office:value="22107" table:style-name="ce7">
            <text:p>22,107<text:s/></text:p>
          </table:table-cell>
          <table:table-cell office:value-type="float" office:value="22011" table:style-name="ce7">
            <text:p>22,011<text:s/></text:p>
          </table:table-cell>
          <table:table-cell office:value-type="float" office:value="24456" table:style-name="ce7">
            <text:p>24,456<text:s/></text:p>
          </table:table-cell>
          <table:table-cell office:value-type="float" office:value="26919" table:style-name="ce7">
            <text:p>26,919<text:s/></text:p>
          </table:table-cell>
          <table:table-cell office:value-type="float" office:value="25323" table:style-name="ce7">
            <text:p>25,323<text:s/></text:p>
          </table:table-cell>
          <table:table-cell office:value-type="float" office:value="22765" table:style-name="ce7">
            <text:p>22,765<text:s/></text:p>
          </table:table-cell>
          <table:table-cell office:value-type="float" office:value="12188" table:style-name="ce7">
            <text:p>12,188<text:s/></text:p>
          </table:table-cell>
          <table:table-cell office:value-type="float" office:value="28188" table:style-name="ce7">
            <text:p>28,188<text:s/></text:p>
          </table:table-cell>
          <table:table-cell office:value-type="float" office:value="7474" table:style-name="ce7">
            <text:p>7,474<text:s/></text:p>
          </table:table-cell>
          <table:table-cell office:value-type="float" office:value="9237" table:style-name="ce7">
            <text:p>9,237<text:s/></text:p>
          </table:table-cell>
          <table:table-cell office:value-type="float" office:value="17065" table:style-name="ce7">
            <text:p>17,065<text:s/></text:p>
          </table:table-cell>
          <table:table-cell office:value-type="float" office:value="4893" table:style-name="ce7">
            <text:p>4,893<text:s/></text:p>
          </table:table-cell>
          <table:table-cell office:value-type="float" office:value="3795" table:style-name="ce7">
            <text:p>3,795<text:s/></text:p>
          </table:table-cell>
          <table:table-cell office:value-type="float" office:value="3206" table:style-name="ce7">
            <text:p>3,206<text:s/></text:p>
          </table:table-cell>
          <table:table-cell office:value-type="float" office:value="11558" table:style-name="ce7">
            <text:p>11,558<text:s/></text:p>
          </table:table-cell>
          <table:table-cell office:value-type="float" office:value="9019" table:style-name="ce7">
            <text:p>9,019<text:s/></text:p>
          </table:table-cell>
          <table:table-cell office:value-type="float" office:value="11778" table:style-name="ce7">
            <text:p>11,778<text:s/></text:p>
          </table:table-cell>
          <table:table-cell office:value-type="float" office:value="31729" table:style-name="ce7">
            <text:p>31,729<text:s/></text:p>
          </table:table-cell>
          <table:table-cell office:value-type="float" office:value="9683" table:style-name="ce7">
            <text:p>9,683<text:s/></text:p>
          </table:table-cell>
          <table:table-cell office:value-type="float" office:value="13496" table:style-name="ce7">
            <text:p>13,496<text:s/></text:p>
          </table:table-cell>
          <table:table-cell office:value-type="float" office:value="8522" table:style-name="ce7">
            <text:p>8,522<text:s/></text:p>
          </table:table-cell>
          <table:table-cell office:value-type="float" office:value="21614" table:style-name="ce7">
            <text:p>21,614<text:s/></text:p>
          </table:table-cell>
          <table:table-cell office:value-type="float" office:value="24863" table:style-name="ce7">
            <text:p>24,863<text:s/></text:p>
          </table:table-cell>
          <table:table-cell office:value-type="float" office:value="29212" table:style-name="ce7">
            <text:p>29,212<text:s/></text:p>
          </table:table-cell>
          <table:table-cell office:value-type="float" office:value="40754" table:style-name="ce7">
            <text:p>40,754<text:s/></text:p>
          </table:table-cell>
          <table:table-cell office:value-type="float" office:value="38014" table:style-name="ce7">
            <text:p>38,014<text:s/></text:p>
          </table:table-cell>
          <table:table-cell office:value-type="float" office:value="27152" table:style-name="ce7">
            <text:p>27,152<text:s/></text:p>
          </table:table-cell>
          <table:table-cell office:value-type="float" office:value="26705" table:style-name="ce7">
            <text:p>26,705<text:s/></text:p>
          </table:table-cell>
          <table:table-cell office:value-type="float" office:value="70553" table:style-name="ce7">
            <text:p>70,553<text:s/></text:p>
          </table:table-cell>
          <table:table-cell office:value-type="float" office:value="21909" table:style-name="ce7">
            <text:p>21,909<text:s/></text:p>
          </table:table-cell>
          <table:table-cell office:value-type="float" office:value="35332" table:style-name="ce7">
            <text:p>35,332<text:s/></text:p>
          </table:table-cell>
          <table:table-cell office:value-type="float" office:value="35562" table:style-name="ce7">
            <text:p>35,562<text:s/></text:p>
          </table:table-cell>
          <table:table-cell office:value-type="float" office:value="22561" table:style-name="ce7">
            <text:p>22,561<text:s/></text:p>
          </table:table-cell>
          <table:table-cell office:value-type="float" office:value="67242" table:style-name="ce7">
            <text:p>67,242<text:s/></text:p>
          </table:table-cell>
          <table:table-cell office:value-type="float" office:value="19734" table:style-name="ce7">
            <text:p>19,734<text:s/></text:p>
          </table:table-cell>
          <table:table-cell office:value-type="float" office:value="16565" table:style-name="ce7">
            <text:p>16,565<text:s/></text:p>
          </table:table-cell>
          <table:table-cell office:value-type="float" office:value="14356" table:style-name="ce7">
            <text:p>14,356<text:s/></text:p>
          </table:table-cell>
          <table:table-cell office:value-type="float" office:value="22788" table:style-name="ce7">
            <text:p>22,788<text:s/></text:p>
          </table:table-cell>
          <table:table-cell office:value-type="float" office:value="13781" table:style-name="ce7">
            <text:p>13,781<text:s/></text:p>
          </table:table-cell>
          <table:table-cell office:value-type="float" office:value="35034" table:style-name="ce7">
            <text:p>35,034<text:s/></text:p>
          </table:table-cell>
          <table:table-cell office:value-type="float" office:value="19820" table:style-name="ce7">
            <text:p>19,820<text:s/></text:p>
          </table:table-cell>
          <table:table-cell office:value-type="float" office:value="8910" table:style-name="ce7">
            <text:p>8,910<text:s/></text:p>
          </table:table-cell>
          <table:table-cell office:value-type="float" office:value="14724" table:style-name="ce7">
            <text:p>14,724<text:s/></text:p>
          </table:table-cell>
          <table:table-cell office:value-type="float" office:value="39029" table:style-name="ce7">
            <text:p>39,029<text:s/></text:p>
          </table:table-cell>
          <table:table-cell office:value-type="float" office:value="25499" table:style-name="ce7">
            <text:p>25,499<text:s/></text:p>
          </table:table-cell>
          <table:table-cell office:value-type="float" office:value="23961" table:style-name="ce7">
            <text:p>23,961<text:s/></text:p>
          </table:table-cell>
          <table:table-cell office:value-type="float" office:value="27369" table:style-name="ce7">
            <text:p>27,369<text:s/></text:p>
          </table:table-cell>
          <table:table-cell office:value-type="float" office:value="6662" table:style-name="ce7">
            <text:p>6,662<text:s/></text:p>
          </table:table-cell>
          <table:table-cell office:value-type="float" office:value="10194" table:style-name="ce7">
            <text:p>10,194<text:s/></text:p>
          </table:table-cell>
          <table:table-cell office:value-type="float" office:value="5023" table:style-name="ce7">
            <text:p>5,023<text:s/></text:p>
          </table:table-cell>
          <table:table-cell office:value-type="float" office:value="4959" table:style-name="ce7">
            <text:p>4,959<text:s/></text:p>
          </table:table-cell>
          <table:table-cell office:value-type="float" office:value="7748" table:style-name="ce7">
            <text:p>7,748<text:s/></text:p>
          </table:table-cell>
          <table:table-cell office:value-type="float" office:value="9865" table:style-name="ce7">
            <text:p>9,865<text:s/></text:p>
          </table:table-cell>
          <table:table-cell office:value-type="float" office:value="10348" table:style-name="ce7">
            <text:p>10,348<text:s/></text:p>
          </table:table-cell>
          <table:table-cell office:value-type="float" office:value="13402" table:style-name="ce7">
            <text:p>13,402<text:s/></text:p>
          </table:table-cell>
          <table:table-cell office:value-type="float" office:value="17501" table:style-name="ce7">
            <text:p>17,501<text:s/></text:p>
          </table:table-cell>
          <table:table-cell office:value-type="float" office:value="28551" table:style-name="ce7">
            <text:p>28,551<text:s/></text:p>
          </table:table-cell>
          <table:table-cell office:value-type="float" office:value="25205" table:style-name="ce7">
            <text:p>25,205<text:s/></text:p>
          </table:table-cell>
          <table:table-cell office:value-type="float" office:value="15183" table:style-name="ce7">
            <text:p>15,183<text:s/></text:p>
          </table:table-cell>
          <table:table-cell office:value-type="float" office:value="11747" table:style-name="ce7">
            <text:p>11,747<text:s/></text:p>
          </table:table-cell>
          <table:table-cell office:value-type="float" office:value="12491" table:style-name="ce7">
            <text:p>12,491<text:s/></text:p>
          </table:table-cell>
          <table:table-cell office:value-type="float" office:value="12176" table:style-name="ce7">
            <text:p>12,176<text:s/></text:p>
          </table:table-cell>
          <table:table-cell office:value-type="float" office:value="11521" table:style-name="ce7">
            <text:p>11,521<text:s/></text:p>
          </table:table-cell>
          <table:table-cell office:value-type="float" office:value="10003" table:style-name="ce7">
            <text:p>10,003<text:s/></text:p>
          </table:table-cell>
          <table:table-cell office:value-type="float" office:value="9110" table:style-name="ce7">
            <text:p>9,110<text:s/></text:p>
          </table:table-cell>
          <table:table-cell office:value-type="float" office:value="1769" table:style-name="ce7">
            <text:p>1,769<text:s/></text:p>
          </table:table-cell>
          <table:table-cell office:value-type="float" office:value="1273" table:style-name="ce7">
            <text:p>1,273<text:s/></text:p>
          </table:table-cell>
          <table:table-cell office:value-type="float" office:value="1993" table:style-name="ce7">
            <text:p>1,993<text:s/></text:p>
          </table:table-cell>
          <table:table-cell office:value-type="float" office:value="2280" table:style-name="ce7">
            <text:p>2,280<text:s/></text:p>
          </table:table-cell>
          <table:table-cell office:value-type="float" office:value="1382" table:style-name="ce7">
            <text:p>1,382<text:s/></text:p>
          </table:table-cell>
          <table:table-cell office:value-type="float" office:value="1835" table:style-name="ce7">
            <text:p>1,835<text:s/></text:p>
          </table:table-cell>
          <table:table-cell office:value-type="float" office:value="1294" table:style-name="ce7">
            <text:p>1,294<text:s/></text:p>
          </table:table-cell>
          <table:table-cell office:value-type="float" office:value="2371" table:style-name="ce7">
            <text:p>2,371<text:s/></text:p>
          </table:table-cell>
          <table:table-cell office:value-type="float" office:value="548" table:style-name="ce7">
            <text:p>548<text:s/></text:p>
          </table:table-cell>
          <table:table-cell office:value-type="float" office:value="2089" table:style-name="ce7">
            <text:p>2,089<text:s/></text:p>
          </table:table-cell>
          <table:table-cell office:value-type="float" office:value="1969" table:style-name="ce7">
            <text:p>1,969<text:s/></text:p>
          </table:table-cell>
          <table:table-cell table:number-columns-repeated="16264"/>
        </table:table-row>
        <table:table-row table:style-name="ro2">
          <table:table-cell office:value-type="date" office:date-value="2023-07-22T00:00:00" table:style-name="ce6">
            <text:p>2023/7/22</text:p>
          </table:table-cell>
          <table:table-cell office:value-type="float" office:value="4231" table:style-name="ce7">
            <text:p>4,231<text:s/></text:p>
          </table:table-cell>
          <table:table-cell office:value-type="float" office:value="8657" table:style-name="ce7">
            <text:p>8,657<text:s/></text:p>
          </table:table-cell>
          <table:table-cell office:value-type="float" office:value="23572" table:style-name="ce7">
            <text:p>23,572<text:s/></text:p>
          </table:table-cell>
          <table:table-cell office:value-type="float" office:value="44324" table:style-name="ce7">
            <text:p>44,324<text:s/></text:p>
          </table:table-cell>
          <table:table-cell office:value-type="float" office:value="14364" table:style-name="ce7">
            <text:p>14,364<text:s/></text:p>
          </table:table-cell>
          <table:table-cell office:value-type="float" office:value="8993" table:style-name="ce7">
            <text:p>8,993<text:s/></text:p>
          </table:table-cell>
          <table:table-cell office:value-type="float" office:value="7396" table:style-name="ce7">
            <text:p>7,396<text:s/></text:p>
          </table:table-cell>
          <table:table-cell office:value-type="float" office:value="3523" table:style-name="ce7">
            <text:p>3,523<text:s/></text:p>
          </table:table-cell>
          <table:table-cell office:value-type="float" office:value="2372" table:style-name="ce7">
            <text:p>2,372<text:s/></text:p>
          </table:table-cell>
          <table:table-cell office:value-type="float" office:value="7134" table:style-name="ce7">
            <text:p>7,134<text:s/></text:p>
          </table:table-cell>
          <table:table-cell office:value-type="float" office:value="1760" table:style-name="ce7">
            <text:p>1,760<text:s/></text:p>
          </table:table-cell>
          <table:table-cell office:value-type="float" office:value="2735" table:style-name="ce7">
            <text:p>2,735<text:s/></text:p>
          </table:table-cell>
          <table:table-cell office:value-type="float" office:value="6717" table:style-name="ce7">
            <text:p>6,717<text:s/></text:p>
          </table:table-cell>
          <table:table-cell office:value-type="float" office:value="5424" table:style-name="ce7">
            <text:p>5,424<text:s/></text:p>
          </table:table-cell>
          <table:table-cell office:value-type="float" office:value="13796" table:style-name="ce7">
            <text:p>13,796<text:s/></text:p>
          </table:table-cell>
          <table:table-cell office:value-type="float" office:value="4647" table:style-name="ce7">
            <text:p>4,647<text:s/></text:p>
          </table:table-cell>
          <table:table-cell office:value-type="float" office:value="6552" table:style-name="ce7">
            <text:p>6,552<text:s/></text:p>
          </table:table-cell>
          <table:table-cell office:value-type="float" office:value="3710" table:style-name="ce7">
            <text:p>3,710<text:s/></text:p>
          </table:table-cell>
          <table:table-cell office:value-type="float" office:value="8166" table:style-name="ce7">
            <text:p>8,166<text:s/></text:p>
          </table:table-cell>
          <table:table-cell office:value-type="float" office:value="3260" table:style-name="ce7">
            <text:p>3,260<text:s/></text:p>
          </table:table-cell>
          <table:table-cell office:value-type="float" office:value="5526" table:style-name="ce7">
            <text:p>5,526<text:s/></text:p>
          </table:table-cell>
          <table:table-cell office:value-type="float" office:value="6130" table:style-name="ce7">
            <text:p>6,130<text:s/></text:p>
          </table:table-cell>
          <table:table-cell office:value-type="float" office:value="2689" table:style-name="ce7">
            <text:p>2,689<text:s/></text:p>
          </table:table-cell>
          <table:table-cell office:value-type="float" office:value="29257" table:style-name="ce7">
            <text:p>29,257<text:s/></text:p>
          </table:table-cell>
          <table:table-cell office:value-type="float" office:value="3141" table:style-name="ce7">
            <text:p>3,141<text:s/></text:p>
          </table:table-cell>
          <table:table-cell office:value-type="float" office:value="10774" table:style-name="ce7">
            <text:p>10,774<text:s/></text:p>
          </table:table-cell>
          <table:table-cell office:value-type="float" office:value="9012" table:style-name="ce7">
            <text:p>9,012<text:s/></text:p>
          </table:table-cell>
          <table:table-cell office:value-type="float" office:value="11316" table:style-name="ce7">
            <text:p>11,316<text:s/></text:p>
          </table:table-cell>
          <table:table-cell office:value-type="float" office:value="13958" table:style-name="ce7">
            <text:p>13,958<text:s/></text:p>
          </table:table-cell>
          <table:table-cell office:value-type="float" office:value="12642" table:style-name="ce7">
            <text:p>12,642<text:s/></text:p>
          </table:table-cell>
          <table:table-cell office:value-type="float" office:value="8362" table:style-name="ce7">
            <text:p>8,362<text:s/></text:p>
          </table:table-cell>
          <table:table-cell office:value-type="float" office:value="22918" table:style-name="ce7">
            <text:p>22,918<text:s/></text:p>
          </table:table-cell>
          <table:table-cell office:value-type="float" office:value="13303" table:style-name="ce7">
            <text:p>13,303<text:s/></text:p>
          </table:table-cell>
          <table:table-cell office:value-type="float" office:value="22761" table:style-name="ce7">
            <text:p>22,761<text:s/></text:p>
          </table:table-cell>
          <table:table-cell office:value-type="float" office:value="17292" table:style-name="ce7">
            <text:p>17,292<text:s/></text:p>
          </table:table-cell>
          <table:table-cell office:value-type="float" office:value="3977" table:style-name="ce7">
            <text:p>3,977<text:s/></text:p>
          </table:table-cell>
          <table:table-cell office:value-type="float" office:value="26192" table:style-name="ce7">
            <text:p>26,192<text:s/></text:p>
          </table:table-cell>
          <table:table-cell office:value-type="float" office:value="18391" table:style-name="ce7">
            <text:p>18,391<text:s/></text:p>
          </table:table-cell>
          <table:table-cell office:value-type="float" office:value="16763" table:style-name="ce7">
            <text:p>16,763<text:s/></text:p>
          </table:table-cell>
          <table:table-cell office:value-type="float" office:value="14711" table:style-name="ce7">
            <text:p>14,711<text:s/></text:p>
          </table:table-cell>
          <table:table-cell office:value-type="float" office:value="9531" table:style-name="ce7">
            <text:p>9,531<text:s/></text:p>
          </table:table-cell>
          <table:table-cell office:value-type="float" office:value="149306" table:style-name="ce7">
            <text:p>149,306<text:s/></text:p>
          </table:table-cell>
          <table:table-cell office:value-type="float" office:value="48864" table:style-name="ce7">
            <text:p>48,864<text:s/></text:p>
          </table:table-cell>
          <table:table-cell office:value-type="float" office:value="16889" table:style-name="ce7">
            <text:p>16,889<text:s/></text:p>
          </table:table-cell>
          <table:table-cell office:value-type="float" office:value="16094" table:style-name="ce7">
            <text:p>16,094<text:s/></text:p>
          </table:table-cell>
          <table:table-cell office:value-type="float" office:value="23177" table:style-name="ce7">
            <text:p>23,177<text:s/></text:p>
          </table:table-cell>
          <table:table-cell office:value-type="float" office:value="25349" table:style-name="ce7">
            <text:p>25,349<text:s/></text:p>
          </table:table-cell>
          <table:table-cell office:value-type="float" office:value="22715" table:style-name="ce7">
            <text:p>22,715<text:s/></text:p>
          </table:table-cell>
          <table:table-cell office:value-type="float" office:value="18295" table:style-name="ce7">
            <text:p>18,295<text:s/></text:p>
          </table:table-cell>
          <table:table-cell office:value-type="float" office:value="8512" table:style-name="ce7">
            <text:p>8,512<text:s/></text:p>
          </table:table-cell>
          <table:table-cell office:value-type="float" office:value="19083" table:style-name="ce7">
            <text:p>19,083<text:s/></text:p>
          </table:table-cell>
          <table:table-cell office:value-type="float" office:value="5802" table:style-name="ce7">
            <text:p>5,802<text:s/></text:p>
          </table:table-cell>
          <table:table-cell office:value-type="float" office:value="5983" table:style-name="ce7">
            <text:p>5,983<text:s/></text:p>
          </table:table-cell>
          <table:table-cell office:value-type="float" office:value="13707" table:style-name="ce7">
            <text:p>13,707<text:s/></text:p>
          </table:table-cell>
          <table:table-cell office:value-type="float" office:value="4707" table:style-name="ce7">
            <text:p>4,707<text:s/></text:p>
          </table:table-cell>
          <table:table-cell office:value-type="float" office:value="2860" table:style-name="ce7">
            <text:p>2,860<text:s/></text:p>
          </table:table-cell>
          <table:table-cell office:value-type="float" office:value="1740" table:style-name="ce7">
            <text:p>1,740<text:s/></text:p>
          </table:table-cell>
          <table:table-cell office:value-type="float" office:value="6901" table:style-name="ce7">
            <text:p>6,901<text:s/></text:p>
          </table:table-cell>
          <table:table-cell office:value-type="float" office:value="7370" table:style-name="ce7">
            <text:p>7,370<text:s/></text:p>
          </table:table-cell>
          <table:table-cell office:value-type="float" office:value="9258" table:style-name="ce7">
            <text:p>9,258<text:s/></text:p>
          </table:table-cell>
          <table:table-cell office:value-type="float" office:value="30997" table:style-name="ce7">
            <text:p>30,997<text:s/></text:p>
          </table:table-cell>
          <table:table-cell office:value-type="float" office:value="5897" table:style-name="ce7">
            <text:p>5,897<text:s/></text:p>
          </table:table-cell>
          <table:table-cell office:value-type="float" office:value="9598" table:style-name="ce7">
            <text:p>9,598<text:s/></text:p>
          </table:table-cell>
          <table:table-cell office:value-type="float" office:value="6371" table:style-name="ce7">
            <text:p>6,371<text:s/></text:p>
          </table:table-cell>
          <table:table-cell office:value-type="float" office:value="15937" table:style-name="ce7">
            <text:p>15,937<text:s/></text:p>
          </table:table-cell>
          <table:table-cell office:value-type="float" office:value="16047" table:style-name="ce7">
            <text:p>16,047<text:s/></text:p>
          </table:table-cell>
          <table:table-cell office:value-type="float" office:value="25107" table:style-name="ce7">
            <text:p>25,107<text:s/></text:p>
          </table:table-cell>
          <table:table-cell office:value-type="float" office:value="36865" table:style-name="ce7">
            <text:p>36,865<text:s/></text:p>
          </table:table-cell>
          <table:table-cell office:value-type="float" office:value="28814" table:style-name="ce7">
            <text:p>28,814<text:s/></text:p>
          </table:table-cell>
          <table:table-cell office:value-type="float" office:value="20369" table:style-name="ce7">
            <text:p>20,369<text:s/></text:p>
          </table:table-cell>
          <table:table-cell office:value-type="float" office:value="24992" table:style-name="ce7">
            <text:p>24,992<text:s/></text:p>
          </table:table-cell>
          <table:table-cell office:value-type="float" office:value="72609" table:style-name="ce7">
            <text:p>72,609<text:s/></text:p>
          </table:table-cell>
          <table:table-cell office:value-type="float" office:value="14692" table:style-name="ce7">
            <text:p>14,692<text:s/></text:p>
          </table:table-cell>
          <table:table-cell office:value-type="float" office:value="31943" table:style-name="ce7">
            <text:p>31,943<text:s/></text:p>
          </table:table-cell>
          <table:table-cell office:value-type="float" office:value="28235" table:style-name="ce7">
            <text:p>28,235<text:s/></text:p>
          </table:table-cell>
          <table:table-cell office:value-type="float" office:value="15775" table:style-name="ce7">
            <text:p>15,775<text:s/></text:p>
          </table:table-cell>
          <table:table-cell office:value-type="float" office:value="56338" table:style-name="ce7">
            <text:p>56,338<text:s/></text:p>
          </table:table-cell>
          <table:table-cell office:value-type="float" office:value="14703" table:style-name="ce7">
            <text:p>14,703<text:s/></text:p>
          </table:table-cell>
          <table:table-cell office:value-type="float" office:value="13335" table:style-name="ce7">
            <text:p>13,335<text:s/></text:p>
          </table:table-cell>
          <table:table-cell office:value-type="float" office:value="9452" table:style-name="ce7">
            <text:p>9,452<text:s/></text:p>
          </table:table-cell>
          <table:table-cell office:value-type="float" office:value="21721" table:style-name="ce7">
            <text:p>21,721<text:s/></text:p>
          </table:table-cell>
          <table:table-cell office:value-type="float" office:value="9013" table:style-name="ce7">
            <text:p>9,013<text:s/></text:p>
          </table:table-cell>
          <table:table-cell office:value-type="float" office:value="28778" table:style-name="ce7">
            <text:p>28,778<text:s/></text:p>
          </table:table-cell>
          <table:table-cell office:value-type="float" office:value="12662" table:style-name="ce7">
            <text:p>12,662<text:s/></text:p>
          </table:table-cell>
          <table:table-cell office:value-type="float" office:value="9095" table:style-name="ce7">
            <text:p>9,095<text:s/></text:p>
          </table:table-cell>
          <table:table-cell office:value-type="float" office:value="12076" table:style-name="ce7">
            <text:p>12,076<text:s/></text:p>
          </table:table-cell>
          <table:table-cell office:value-type="float" office:value="19883" table:style-name="ce7">
            <text:p>19,883<text:s/></text:p>
          </table:table-cell>
          <table:table-cell office:value-type="float" office:value="15227" table:style-name="ce7">
            <text:p>15,227<text:s/></text:p>
          </table:table-cell>
          <table:table-cell office:value-type="float" office:value="13463" table:style-name="ce7">
            <text:p>13,463<text:s/></text:p>
          </table:table-cell>
          <table:table-cell office:value-type="float" office:value="17860" table:style-name="ce7">
            <text:p>17,860<text:s/></text:p>
          </table:table-cell>
          <table:table-cell office:value-type="float" office:value="5018" table:style-name="ce7">
            <text:p>5,018<text:s/></text:p>
          </table:table-cell>
          <table:table-cell office:value-type="float" office:value="6874" table:style-name="ce7">
            <text:p>6,874<text:s/></text:p>
          </table:table-cell>
          <table:table-cell office:value-type="float" office:value="3402" table:style-name="ce7">
            <text:p>3,402<text:s/></text:p>
          </table:table-cell>
          <table:table-cell office:value-type="float" office:value="2317" table:style-name="ce7">
            <text:p>2,317<text:s/></text:p>
          </table:table-cell>
          <table:table-cell office:value-type="float" office:value="6314" table:style-name="ce7">
            <text:p>6,314<text:s/></text:p>
          </table:table-cell>
          <table:table-cell office:value-type="float" office:value="6978" table:style-name="ce7">
            <text:p>6,978<text:s/></text:p>
          </table:table-cell>
          <table:table-cell office:value-type="float" office:value="8933" table:style-name="ce7">
            <text:p>8,933<text:s/></text:p>
          </table:table-cell>
          <table:table-cell office:value-type="float" office:value="11136" table:style-name="ce7">
            <text:p>11,136<text:s/></text:p>
          </table:table-cell>
          <table:table-cell office:value-type="float" office:value="12645" table:style-name="ce7">
            <text:p>12,645<text:s/></text:p>
          </table:table-cell>
          <table:table-cell office:value-type="float" office:value="17204" table:style-name="ce7">
            <text:p>17,204<text:s/></text:p>
          </table:table-cell>
          <table:table-cell office:value-type="float" office:value="21088" table:style-name="ce7">
            <text:p>21,088<text:s/></text:p>
          </table:table-cell>
          <table:table-cell office:value-type="float" office:value="10673" table:style-name="ce7">
            <text:p>10,673<text:s/></text:p>
          </table:table-cell>
          <table:table-cell office:value-type="float" office:value="8387" table:style-name="ce7">
            <text:p>8,387<text:s/></text:p>
          </table:table-cell>
          <table:table-cell office:value-type="float" office:value="9466" table:style-name="ce7">
            <text:p>9,466<text:s/></text:p>
          </table:table-cell>
          <table:table-cell office:value-type="float" office:value="9075" table:style-name="ce7">
            <text:p>9,075<text:s/></text:p>
          </table:table-cell>
          <table:table-cell office:value-type="float" office:value="8915" table:style-name="ce7">
            <text:p>8,915<text:s/></text:p>
          </table:table-cell>
          <table:table-cell office:value-type="float" office:value="6880" table:style-name="ce7">
            <text:p>6,880<text:s/></text:p>
          </table:table-cell>
          <table:table-cell office:value-type="float" office:value="6556" table:style-name="ce7">
            <text:p>6,556<text:s/></text:p>
          </table:table-cell>
          <table:table-cell office:value-type="float" office:value="1547" table:style-name="ce7">
            <text:p>1,547<text:s/></text:p>
          </table:table-cell>
          <table:table-cell office:value-type="float" office:value="1099" table:style-name="ce7">
            <text:p>1,099<text:s/></text:p>
          </table:table-cell>
          <table:table-cell office:value-type="float" office:value="1420" table:style-name="ce7">
            <text:p>1,420<text:s/></text:p>
          </table:table-cell>
          <table:table-cell office:value-type="float" office:value="1981" table:style-name="ce7">
            <text:p>1,981<text:s/></text:p>
          </table:table-cell>
          <table:table-cell office:value-type="float" office:value="567" table:style-name="ce7">
            <text:p>567<text:s/></text:p>
          </table:table-cell>
          <table:table-cell office:value-type="float" office:value="773" table:style-name="ce7">
            <text:p>773<text:s/></text:p>
          </table:table-cell>
          <table:table-cell office:value-type="float" office:value="909" table:style-name="ce7">
            <text:p>909<text:s/></text:p>
          </table:table-cell>
          <table:table-cell office:value-type="float" office:value="2203" table:style-name="ce7">
            <text:p>2,203<text:s/></text:p>
          </table:table-cell>
          <table:table-cell office:value-type="float" office:value="494" table:style-name="ce7">
            <text:p>494<text:s/></text:p>
          </table:table-cell>
          <table:table-cell office:value-type="float" office:value="1499" table:style-name="ce7">
            <text:p>1,499<text:s/></text:p>
          </table:table-cell>
          <table:table-cell office:value-type="float" office:value="1212" table:style-name="ce7">
            <text:p>1,212<text:s/></text:p>
          </table:table-cell>
          <table:table-cell table:number-columns-repeated="16264"/>
        </table:table-row>
        <table:table-row table:style-name="ro2">
          <table:table-cell office:value-type="date" office:date-value="2023-07-23T00:00:00" table:style-name="ce6">
            <text:p>2023/7/23</text:p>
          </table:table-cell>
          <table:table-cell office:value-type="float" office:value="4255" table:style-name="ce7">
            <text:p>4,255<text:s/></text:p>
          </table:table-cell>
          <table:table-cell office:value-type="float" office:value="6810" table:style-name="ce7">
            <text:p>6,810<text:s/></text:p>
          </table:table-cell>
          <table:table-cell office:value-type="float" office:value="18363" table:style-name="ce7">
            <text:p>18,363<text:s/></text:p>
          </table:table-cell>
          <table:table-cell office:value-type="float" office:value="34493" table:style-name="ce7">
            <text:p>34,493<text:s/></text:p>
          </table:table-cell>
          <table:table-cell office:value-type="float" office:value="11002" table:style-name="ce7">
            <text:p>11,002<text:s/></text:p>
          </table:table-cell>
          <table:table-cell office:value-type="float" office:value="7876" table:style-name="ce7">
            <text:p>7,876<text:s/></text:p>
          </table:table-cell>
          <table:table-cell office:value-type="float" office:value="5689" table:style-name="ce7">
            <text:p>5,689<text:s/></text:p>
          </table:table-cell>
          <table:table-cell office:value-type="float" office:value="2934" table:style-name="ce7">
            <text:p>2,934<text:s/></text:p>
          </table:table-cell>
          <table:table-cell office:value-type="float" office:value="2022" table:style-name="ce7">
            <text:p>2,022<text:s/></text:p>
          </table:table-cell>
          <table:table-cell office:value-type="float" office:value="5111" table:style-name="ce7">
            <text:p>5,111<text:s/></text:p>
          </table:table-cell>
          <table:table-cell office:value-type="float" office:value="1426" table:style-name="ce7">
            <text:p>1,426<text:s/></text:p>
          </table:table-cell>
          <table:table-cell office:value-type="float" office:value="2327" table:style-name="ce7">
            <text:p>2,327<text:s/></text:p>
          </table:table-cell>
          <table:table-cell office:value-type="float" office:value="5962" table:style-name="ce7">
            <text:p>5,962<text:s/></text:p>
          </table:table-cell>
          <table:table-cell office:value-type="float" office:value="4382" table:style-name="ce7">
            <text:p>4,382<text:s/></text:p>
          </table:table-cell>
          <table:table-cell office:value-type="float" office:value="12477" table:style-name="ce7">
            <text:p>12,477<text:s/></text:p>
          </table:table-cell>
          <table:table-cell office:value-type="float" office:value="3901" table:style-name="ce7">
            <text:p>3,901<text:s/></text:p>
          </table:table-cell>
          <table:table-cell office:value-type="float" office:value="4887" table:style-name="ce7">
            <text:p>4,887<text:s/></text:p>
          </table:table-cell>
          <table:table-cell office:value-type="float" office:value="2950" table:style-name="ce7">
            <text:p>2,950<text:s/></text:p>
          </table:table-cell>
          <table:table-cell office:value-type="float" office:value="6837" table:style-name="ce7">
            <text:p>6,837<text:s/></text:p>
          </table:table-cell>
          <table:table-cell office:value-type="float" office:value="2949" table:style-name="ce7">
            <text:p>2,949<text:s/></text:p>
          </table:table-cell>
          <table:table-cell office:value-type="float" office:value="4469" table:style-name="ce7">
            <text:p>4,469<text:s/></text:p>
          </table:table-cell>
          <table:table-cell office:value-type="float" office:value="4716" table:style-name="ce7">
            <text:p>4,716<text:s/></text:p>
          </table:table-cell>
          <table:table-cell office:value-type="float" office:value="2387" table:style-name="ce7">
            <text:p>2,387<text:s/></text:p>
          </table:table-cell>
          <table:table-cell office:value-type="float" office:value="26271" table:style-name="ce7">
            <text:p>26,271<text:s/></text:p>
          </table:table-cell>
          <table:table-cell office:value-type="float" office:value="3071" table:style-name="ce7">
            <text:p>3,071<text:s/></text:p>
          </table:table-cell>
          <table:table-cell office:value-type="float" office:value="9519" table:style-name="ce7">
            <text:p>9,519<text:s/></text:p>
          </table:table-cell>
          <table:table-cell office:value-type="float" office:value="7461" table:style-name="ce7">
            <text:p>7,461<text:s/></text:p>
          </table:table-cell>
          <table:table-cell office:value-type="float" office:value="9560" table:style-name="ce7">
            <text:p>9,560<text:s/></text:p>
          </table:table-cell>
          <table:table-cell office:value-type="float" office:value="10901" table:style-name="ce7">
            <text:p>10,901<text:s/></text:p>
          </table:table-cell>
          <table:table-cell office:value-type="float" office:value="10910" table:style-name="ce7">
            <text:p>10,910<text:s/></text:p>
          </table:table-cell>
          <table:table-cell office:value-type="float" office:value="6876" table:style-name="ce7">
            <text:p>6,876<text:s/></text:p>
          </table:table-cell>
          <table:table-cell office:value-type="float" office:value="20695" table:style-name="ce7">
            <text:p>20,695<text:s/></text:p>
          </table:table-cell>
          <table:table-cell office:value-type="float" office:value="11231" table:style-name="ce7">
            <text:p>11,231<text:s/></text:p>
          </table:table-cell>
          <table:table-cell office:value-type="float" office:value="17576" table:style-name="ce7">
            <text:p>17,576<text:s/></text:p>
          </table:table-cell>
          <table:table-cell office:value-type="float" office:value="15224" table:style-name="ce7">
            <text:p>15,224<text:s/></text:p>
          </table:table-cell>
          <table:table-cell office:value-type="float" office:value="3136" table:style-name="ce7">
            <text:p>3,136<text:s/></text:p>
          </table:table-cell>
          <table:table-cell office:value-type="float" office:value="21543" table:style-name="ce7">
            <text:p>21,543<text:s/></text:p>
          </table:table-cell>
          <table:table-cell office:value-type="float" office:value="14568" table:style-name="ce7">
            <text:p>14,568<text:s/></text:p>
          </table:table-cell>
          <table:table-cell office:value-type="float" office:value="13300" table:style-name="ce7">
            <text:p>13,300<text:s/></text:p>
          </table:table-cell>
          <table:table-cell office:value-type="float" office:value="12223" table:style-name="ce7">
            <text:p>12,223<text:s/></text:p>
          </table:table-cell>
          <table:table-cell office:value-type="float" office:value="7936" table:style-name="ce7">
            <text:p>7,936<text:s/></text:p>
          </table:table-cell>
          <table:table-cell office:value-type="float" office:value="143474" table:style-name="ce7">
            <text:p>143,474<text:s/></text:p>
          </table:table-cell>
          <table:table-cell office:value-type="float" office:value="40279" table:style-name="ce7">
            <text:p>40,279<text:s/></text:p>
          </table:table-cell>
          <table:table-cell office:value-type="float" office:value="12479" table:style-name="ce7">
            <text:p>12,479<text:s/></text:p>
          </table:table-cell>
          <table:table-cell office:value-type="float" office:value="14350" table:style-name="ce7">
            <text:p>14,350<text:s/></text:p>
          </table:table-cell>
          <table:table-cell office:value-type="float" office:value="20904" table:style-name="ce7">
            <text:p>20,904<text:s/></text:p>
          </table:table-cell>
          <table:table-cell office:value-type="float" office:value="22109" table:style-name="ce7">
            <text:p>22,109<text:s/></text:p>
          </table:table-cell>
          <table:table-cell office:value-type="float" office:value="19251" table:style-name="ce7">
            <text:p>19,251<text:s/></text:p>
          </table:table-cell>
          <table:table-cell office:value-type="float" office:value="15693" table:style-name="ce7">
            <text:p>15,693<text:s/></text:p>
          </table:table-cell>
          <table:table-cell office:value-type="float" office:value="6295" table:style-name="ce7">
            <text:p>6,295<text:s/></text:p>
          </table:table-cell>
          <table:table-cell office:value-type="float" office:value="14888" table:style-name="ce7">
            <text:p>14,888<text:s/></text:p>
          </table:table-cell>
          <table:table-cell office:value-type="float" office:value="4842" table:style-name="ce7">
            <text:p>4,842<text:s/></text:p>
          </table:table-cell>
          <table:table-cell office:value-type="float" office:value="5147" table:style-name="ce7">
            <text:p>5,147<text:s/></text:p>
          </table:table-cell>
          <table:table-cell office:value-type="float" office:value="11623" table:style-name="ce7">
            <text:p>11,623<text:s/></text:p>
          </table:table-cell>
          <table:table-cell office:value-type="float" office:value="4128" table:style-name="ce7">
            <text:p>4,128<text:s/></text:p>
          </table:table-cell>
          <table:table-cell office:value-type="float" office:value="2574" table:style-name="ce7">
            <text:p>2,574<text:s/></text:p>
          </table:table-cell>
          <table:table-cell office:value-type="float" office:value="1267" table:style-name="ce7">
            <text:p>1,267<text:s/></text:p>
          </table:table-cell>
          <table:table-cell office:value-type="float" office:value="6281" table:style-name="ce7">
            <text:p>6,281<text:s/></text:p>
          </table:table-cell>
          <table:table-cell office:value-type="float" office:value="5823" table:style-name="ce7">
            <text:p>5,823<text:s/></text:p>
          </table:table-cell>
          <table:table-cell office:value-type="float" office:value="7980" table:style-name="ce7">
            <text:p>7,980<text:s/></text:p>
          </table:table-cell>
          <table:table-cell office:value-type="float" office:value="29337" table:style-name="ce7">
            <text:p>29,337<text:s/></text:p>
          </table:table-cell>
          <table:table-cell office:value-type="float" office:value="5257" table:style-name="ce7">
            <text:p>5,257<text:s/></text:p>
          </table:table-cell>
          <table:table-cell office:value-type="float" office:value="8913" table:style-name="ce7">
            <text:p>8,913<text:s/></text:p>
          </table:table-cell>
          <table:table-cell office:value-type="float" office:value="5261" table:style-name="ce7">
            <text:p>5,261<text:s/></text:p>
          </table:table-cell>
          <table:table-cell office:value-type="float" office:value="13229" table:style-name="ce7">
            <text:p>13,229<text:s/></text:p>
          </table:table-cell>
          <table:table-cell office:value-type="float" office:value="11803" table:style-name="ce7">
            <text:p>11,803<text:s/></text:p>
          </table:table-cell>
          <table:table-cell office:value-type="float" office:value="21607" table:style-name="ce7">
            <text:p>21,607<text:s/></text:p>
          </table:table-cell>
          <table:table-cell office:value-type="float" office:value="33205" table:style-name="ce7">
            <text:p>33,205<text:s/></text:p>
          </table:table-cell>
          <table:table-cell office:value-type="float" office:value="23105" table:style-name="ce7">
            <text:p>23,105<text:s/></text:p>
          </table:table-cell>
          <table:table-cell office:value-type="float" office:value="16688" table:style-name="ce7">
            <text:p>16,688<text:s/></text:p>
          </table:table-cell>
          <table:table-cell office:value-type="float" office:value="21957" table:style-name="ce7">
            <text:p>21,957<text:s/></text:p>
          </table:table-cell>
          <table:table-cell office:value-type="float" office:value="64505" table:style-name="ce7">
            <text:p>64,505<text:s/></text:p>
          </table:table-cell>
          <table:table-cell office:value-type="float" office:value="11135" table:style-name="ce7">
            <text:p>11,135<text:s/></text:p>
          </table:table-cell>
          <table:table-cell office:value-type="float" office:value="26350" table:style-name="ce7">
            <text:p>26,350<text:s/></text:p>
          </table:table-cell>
          <table:table-cell office:value-type="float" office:value="21403" table:style-name="ce7">
            <text:p>21,403<text:s/></text:p>
          </table:table-cell>
          <table:table-cell office:value-type="float" office:value="13424" table:style-name="ce7">
            <text:p>13,424<text:s/></text:p>
          </table:table-cell>
          <table:table-cell office:value-type="float" office:value="48074" table:style-name="ce7">
            <text:p>48,074<text:s/></text:p>
          </table:table-cell>
          <table:table-cell office:value-type="float" office:value="12174" table:style-name="ce7">
            <text:p>12,174<text:s/></text:p>
          </table:table-cell>
          <table:table-cell office:value-type="float" office:value="11196" table:style-name="ce7">
            <text:p>11,196<text:s/></text:p>
          </table:table-cell>
          <table:table-cell office:value-type="float" office:value="6616" table:style-name="ce7">
            <text:p>6,616<text:s/></text:p>
          </table:table-cell>
          <table:table-cell office:value-type="float" office:value="20806" table:style-name="ce7">
            <text:p>20,806<text:s/></text:p>
          </table:table-cell>
          <table:table-cell office:value-type="float" office:value="7337" table:style-name="ce7">
            <text:p>7,337<text:s/></text:p>
          </table:table-cell>
          <table:table-cell office:value-type="float" office:value="25810" table:style-name="ce7">
            <text:p>25,810<text:s/></text:p>
          </table:table-cell>
          <table:table-cell office:value-type="float" office:value="9396" table:style-name="ce7">
            <text:p>9,396<text:s/></text:p>
          </table:table-cell>
          <table:table-cell office:value-type="float" office:value="8279" table:style-name="ce7">
            <text:p>8,279<text:s/></text:p>
          </table:table-cell>
          <table:table-cell office:value-type="float" office:value="10403" table:style-name="ce7">
            <text:p>10,403<text:s/></text:p>
          </table:table-cell>
          <table:table-cell office:value-type="float" office:value="14973" table:style-name="ce7">
            <text:p>14,973<text:s/></text:p>
          </table:table-cell>
          <table:table-cell office:value-type="float" office:value="13128" table:style-name="ce7">
            <text:p>13,128<text:s/></text:p>
          </table:table-cell>
          <table:table-cell office:value-type="float" office:value="10563" table:style-name="ce7">
            <text:p>10,563<text:s/></text:p>
          </table:table-cell>
          <table:table-cell office:value-type="float" office:value="15657" table:style-name="ce7">
            <text:p>15,657<text:s/></text:p>
          </table:table-cell>
          <table:table-cell office:value-type="float" office:value="4249" table:style-name="ce7">
            <text:p>4,249<text:s/></text:p>
          </table:table-cell>
          <table:table-cell office:value-type="float" office:value="5321" table:style-name="ce7">
            <text:p>5,321<text:s/></text:p>
          </table:table-cell>
          <table:table-cell office:value-type="float" office:value="2801" table:style-name="ce7">
            <text:p>2,801<text:s/></text:p>
          </table:table-cell>
          <table:table-cell office:value-type="float" office:value="1960" table:style-name="ce7">
            <text:p>1,960<text:s/></text:p>
          </table:table-cell>
          <table:table-cell office:value-type="float" office:value="5538" table:style-name="ce7">
            <text:p>5,538<text:s/></text:p>
          </table:table-cell>
          <table:table-cell office:value-type="float" office:value="5699" table:style-name="ce7">
            <text:p>5,699<text:s/></text:p>
          </table:table-cell>
          <table:table-cell office:value-type="float" office:value="7180" table:style-name="ce7">
            <text:p>7,180<text:s/></text:p>
          </table:table-cell>
          <table:table-cell office:value-type="float" office:value="9635" table:style-name="ce7">
            <text:p>9,635<text:s/></text:p>
          </table:table-cell>
          <table:table-cell office:value-type="float" office:value="10600" table:style-name="ce7">
            <text:p>10,600<text:s/></text:p>
          </table:table-cell>
          <table:table-cell office:value-type="float" office:value="14286" table:style-name="ce7">
            <text:p>14,286<text:s/></text:p>
          </table:table-cell>
          <table:table-cell office:value-type="float" office:value="17534" table:style-name="ce7">
            <text:p>17,534<text:s/></text:p>
          </table:table-cell>
          <table:table-cell office:value-type="float" office:value="8343" table:style-name="ce7">
            <text:p>8,343<text:s/></text:p>
          </table:table-cell>
          <table:table-cell office:value-type="float" office:value="6815" table:style-name="ce7">
            <text:p>6,815<text:s/></text:p>
          </table:table-cell>
          <table:table-cell office:value-type="float" office:value="7594" table:style-name="ce7">
            <text:p>7,594<text:s/></text:p>
          </table:table-cell>
          <table:table-cell office:value-type="float" office:value="7316" table:style-name="ce7">
            <text:p>7,316<text:s/></text:p>
          </table:table-cell>
          <table:table-cell office:value-type="float" office:value="7562" table:style-name="ce7">
            <text:p>7,562<text:s/></text:p>
          </table:table-cell>
          <table:table-cell office:value-type="float" office:value="5642" table:style-name="ce7">
            <text:p>5,642<text:s/></text:p>
          </table:table-cell>
          <table:table-cell office:value-type="float" office:value="5376" table:style-name="ce7">
            <text:p>5,376<text:s/></text:p>
          </table:table-cell>
          <table:table-cell office:value-type="float" office:value="1363" table:style-name="ce7">
            <text:p>1,363<text:s/></text:p>
          </table:table-cell>
          <table:table-cell office:value-type="float" office:value="950" table:style-name="ce7">
            <text:p>950<text:s/></text:p>
          </table:table-cell>
          <table:table-cell office:value-type="float" office:value="1232" table:style-name="ce7">
            <text:p>1,232<text:s/></text:p>
          </table:table-cell>
          <table:table-cell office:value-type="float" office:value="1628" table:style-name="ce7">
            <text:p>1,628<text:s/></text:p>
          </table:table-cell>
          <table:table-cell office:value-type="float" office:value="452" table:style-name="ce7">
            <text:p>452<text:s/></text:p>
          </table:table-cell>
          <table:table-cell office:value-type="float" office:value="628" table:style-name="ce7">
            <text:p>628<text:s/></text:p>
          </table:table-cell>
          <table:table-cell office:value-type="float" office:value="721" table:style-name="ce7">
            <text:p>721<text:s/></text:p>
          </table:table-cell>
          <table:table-cell office:value-type="float" office:value="2256" table:style-name="ce7">
            <text:p>2,256<text:s/></text:p>
          </table:table-cell>
          <table:table-cell office:value-type="float" office:value="363" table:style-name="ce7">
            <text:p>363<text:s/></text:p>
          </table:table-cell>
          <table:table-cell office:value-type="float" office:value="1201" table:style-name="ce7">
            <text:p>1,201<text:s/></text:p>
          </table:table-cell>
          <table:table-cell office:value-type="float" office:value="976" table:style-name="ce7">
            <text:p>976<text:s/></text:p>
          </table:table-cell>
          <table:table-cell table:number-columns-repeated="16264"/>
        </table:table-row>
        <table:table-row table:style-name="ro2">
          <table:table-cell office:value-type="date" office:date-value="2023-07-24T00:00:00" table:style-name="ce6">
            <text:p>2023/7/24</text:p>
          </table:table-cell>
          <table:table-cell office:value-type="float" office:value="5469" table:style-name="ce7">
            <text:p>5,469<text:s/></text:p>
          </table:table-cell>
          <table:table-cell office:value-type="float" office:value="12804" table:style-name="ce7">
            <text:p>12,804<text:s/></text:p>
          </table:table-cell>
          <table:table-cell office:value-type="float" office:value="40312" table:style-name="ce7">
            <text:p>40,312<text:s/></text:p>
          </table:table-cell>
          <table:table-cell office:value-type="float" office:value="39744" table:style-name="ce7">
            <text:p>39,744<text:s/></text:p>
          </table:table-cell>
          <table:table-cell office:value-type="float" office:value="21865" table:style-name="ce7">
            <text:p>21,865<text:s/></text:p>
          </table:table-cell>
          <table:table-cell office:value-type="float" office:value="13020" table:style-name="ce7">
            <text:p>13,020<text:s/></text:p>
          </table:table-cell>
          <table:table-cell office:value-type="float" office:value="9914" table:style-name="ce7">
            <text:p>9,914<text:s/></text:p>
          </table:table-cell>
          <table:table-cell office:value-type="float" office:value="3868" table:style-name="ce7">
            <text:p>3,868<text:s/></text:p>
          </table:table-cell>
          <table:table-cell office:value-type="float" office:value="3352" table:style-name="ce7">
            <text:p>3,352<text:s/></text:p>
          </table:table-cell>
          <table:table-cell office:value-type="float" office:value="10467" table:style-name="ce7">
            <text:p>10,467<text:s/></text:p>
          </table:table-cell>
          <table:table-cell office:value-type="float" office:value="2421" table:style-name="ce7">
            <text:p>2,421<text:s/></text:p>
          </table:table-cell>
          <table:table-cell office:value-type="float" office:value="3443" table:style-name="ce7">
            <text:p>3,443<text:s/></text:p>
          </table:table-cell>
          <table:table-cell office:value-type="float" office:value="4766" table:style-name="ce7">
            <text:p>4,766<text:s/></text:p>
          </table:table-cell>
          <table:table-cell office:value-type="float" office:value="7406" table:style-name="ce7">
            <text:p>7,406<text:s/></text:p>
          </table:table-cell>
          <table:table-cell office:value-type="float" office:value="11511" table:style-name="ce7">
            <text:p>11,511<text:s/></text:p>
          </table:table-cell>
          <table:table-cell office:value-type="float" office:value="15182" table:style-name="ce7">
            <text:p>15,182<text:s/></text:p>
          </table:table-cell>
          <table:table-cell office:value-type="float" office:value="17284" table:style-name="ce7">
            <text:p>17,284<text:s/></text:p>
          </table:table-cell>
          <table:table-cell office:value-type="float" office:value="5045" table:style-name="ce7">
            <text:p>5,045<text:s/></text:p>
          </table:table-cell>
          <table:table-cell office:value-type="float" office:value="9029" table:style-name="ce7">
            <text:p>9,029<text:s/></text:p>
          </table:table-cell>
          <table:table-cell office:value-type="float" office:value="3216" table:style-name="ce7">
            <text:p>3,216<text:s/></text:p>
          </table:table-cell>
          <table:table-cell office:value-type="float" office:value="7548" table:style-name="ce7">
            <text:p>7,548<text:s/></text:p>
          </table:table-cell>
          <table:table-cell office:value-type="float" office:value="7318" table:style-name="ce7">
            <text:p>7,318<text:s/></text:p>
          </table:table-cell>
          <table:table-cell office:value-type="float" office:value="7015" table:style-name="ce7">
            <text:p>7,015<text:s/></text:p>
          </table:table-cell>
          <table:table-cell office:value-type="float" office:value="27462" table:style-name="ce7">
            <text:p>27,462<text:s/></text:p>
          </table:table-cell>
          <table:table-cell office:value-type="float" office:value="3033" table:style-name="ce7">
            <text:p>3,033<text:s/></text:p>
          </table:table-cell>
          <table:table-cell office:value-type="float" office:value="11234" table:style-name="ce7">
            <text:p>11,234<text:s/></text:p>
          </table:table-cell>
          <table:table-cell office:value-type="float" office:value="11446" table:style-name="ce7">
            <text:p>11,446<text:s/></text:p>
          </table:table-cell>
          <table:table-cell office:value-type="float" office:value="13631" table:style-name="ce7">
            <text:p>13,631<text:s/></text:p>
          </table:table-cell>
          <table:table-cell office:value-type="float" office:value="19096" table:style-name="ce7">
            <text:p>19,096<text:s/></text:p>
          </table:table-cell>
          <table:table-cell office:value-type="float" office:value="13572" table:style-name="ce7">
            <text:p>13,572<text:s/></text:p>
          </table:table-cell>
          <table:table-cell office:value-type="float" office:value="9179" table:style-name="ce7">
            <text:p>9,179<text:s/></text:p>
          </table:table-cell>
          <table:table-cell office:value-type="float" office:value="22292" table:style-name="ce7">
            <text:p>22,292<text:s/></text:p>
          </table:table-cell>
          <table:table-cell office:value-type="float" office:value="14558" table:style-name="ce7">
            <text:p>14,558<text:s/></text:p>
          </table:table-cell>
          <table:table-cell office:value-type="float" office:value="29168" table:style-name="ce7">
            <text:p>29,168<text:s/></text:p>
          </table:table-cell>
          <table:table-cell office:value-type="float" office:value="22808" table:style-name="ce7">
            <text:p>22,808<text:s/></text:p>
          </table:table-cell>
          <table:table-cell office:value-type="float" office:value="8500" table:style-name="ce7">
            <text:p>8,500<text:s/></text:p>
          </table:table-cell>
          <table:table-cell office:value-type="float" office:value="30485" table:style-name="ce7">
            <text:p>30,485<text:s/></text:p>
          </table:table-cell>
          <table:table-cell office:value-type="float" office:value="22048" table:style-name="ce7">
            <text:p>22,048<text:s/></text:p>
          </table:table-cell>
          <table:table-cell office:value-type="float" office:value="21589" table:style-name="ce7">
            <text:p>21,589<text:s/></text:p>
          </table:table-cell>
          <table:table-cell office:value-type="float" office:value="18190" table:style-name="ce7">
            <text:p>18,190<text:s/></text:p>
          </table:table-cell>
          <table:table-cell office:value-type="float" office:value="23227" table:style-name="ce7">
            <text:p>23,227<text:s/></text:p>
          </table:table-cell>
          <table:table-cell office:value-type="float" office:value="136108" table:style-name="ce7">
            <text:p>136,108<text:s/></text:p>
          </table:table-cell>
          <table:table-cell office:value-type="float" office:value="41038" table:style-name="ce7">
            <text:p>41,038<text:s/></text:p>
          </table:table-cell>
          <table:table-cell office:value-type="float" office:value="20776" table:style-name="ce7">
            <text:p>20,776<text:s/></text:p>
          </table:table-cell>
          <table:table-cell office:value-type="float" office:value="20928" table:style-name="ce7">
            <text:p>20,928<text:s/></text:p>
          </table:table-cell>
          <table:table-cell office:value-type="float" office:value="21824" table:style-name="ce7">
            <text:p>21,824<text:s/></text:p>
          </table:table-cell>
          <table:table-cell office:value-type="float" office:value="22872" table:style-name="ce7">
            <text:p>22,872<text:s/></text:p>
          </table:table-cell>
          <table:table-cell office:value-type="float" office:value="21974" table:style-name="ce7">
            <text:p>21,974<text:s/></text:p>
          </table:table-cell>
          <table:table-cell office:value-type="float" office:value="20523" table:style-name="ce7">
            <text:p>20,523<text:s/></text:p>
          </table:table-cell>
          <table:table-cell office:value-type="float" office:value="11502" table:style-name="ce7">
            <text:p>11,502<text:s/></text:p>
          </table:table-cell>
          <table:table-cell office:value-type="float" office:value="26980" table:style-name="ce7">
            <text:p>26,980<text:s/></text:p>
          </table:table-cell>
          <table:table-cell office:value-type="float" office:value="6646" table:style-name="ce7">
            <text:p>6,646<text:s/></text:p>
          </table:table-cell>
          <table:table-cell office:value-type="float" office:value="8490" table:style-name="ce7">
            <text:p>8,490<text:s/></text:p>
          </table:table-cell>
          <table:table-cell office:value-type="float" office:value="15101" table:style-name="ce7">
            <text:p>15,101<text:s/></text:p>
          </table:table-cell>
          <table:table-cell office:value-type="float" office:value="4353" table:style-name="ce7">
            <text:p>4,353<text:s/></text:p>
          </table:table-cell>
          <table:table-cell office:value-type="float" office:value="3463" table:style-name="ce7">
            <text:p>3,463<text:s/></text:p>
          </table:table-cell>
          <table:table-cell office:value-type="float" office:value="2865" table:style-name="ce7">
            <text:p>2,865<text:s/></text:p>
          </table:table-cell>
          <table:table-cell office:value-type="float" office:value="11327" table:style-name="ce7">
            <text:p>11,327<text:s/></text:p>
          </table:table-cell>
          <table:table-cell office:value-type="float" office:value="8447" table:style-name="ce7">
            <text:p>8,447<text:s/></text:p>
          </table:table-cell>
          <table:table-cell office:value-type="float" office:value="11074" table:style-name="ce7">
            <text:p>11,074<text:s/></text:p>
          </table:table-cell>
          <table:table-cell office:value-type="float" office:value="29964" table:style-name="ce7">
            <text:p>29,964<text:s/></text:p>
          </table:table-cell>
          <table:table-cell office:value-type="float" office:value="9085" table:style-name="ce7">
            <text:p>9,085<text:s/></text:p>
          </table:table-cell>
          <table:table-cell office:value-type="float" office:value="12391" table:style-name="ce7">
            <text:p>12,391<text:s/></text:p>
          </table:table-cell>
          <table:table-cell office:value-type="float" office:value="7841" table:style-name="ce7">
            <text:p>7,841<text:s/></text:p>
          </table:table-cell>
          <table:table-cell office:value-type="float" office:value="20279" table:style-name="ce7">
            <text:p>20,279<text:s/></text:p>
          </table:table-cell>
          <table:table-cell office:value-type="float" office:value="23793" table:style-name="ce7">
            <text:p>23,793<text:s/></text:p>
          </table:table-cell>
          <table:table-cell office:value-type="float" office:value="27023" table:style-name="ce7">
            <text:p>27,023<text:s/></text:p>
          </table:table-cell>
          <table:table-cell office:value-type="float" office:value="36001" table:style-name="ce7">
            <text:p>36,001<text:s/></text:p>
          </table:table-cell>
          <table:table-cell office:value-type="float" office:value="35846" table:style-name="ce7">
            <text:p>35,846<text:s/></text:p>
          </table:table-cell>
          <table:table-cell office:value-type="float" office:value="25084" table:style-name="ce7">
            <text:p>25,084<text:s/></text:p>
          </table:table-cell>
          <table:table-cell office:value-type="float" office:value="25039" table:style-name="ce7">
            <text:p>25,039<text:s/></text:p>
          </table:table-cell>
          <table:table-cell office:value-type="float" office:value="61136" table:style-name="ce7">
            <text:p>61,136<text:s/></text:p>
          </table:table-cell>
          <table:table-cell office:value-type="float" office:value="19961" table:style-name="ce7">
            <text:p>19,961<text:s/></text:p>
          </table:table-cell>
          <table:table-cell office:value-type="float" office:value="30827" table:style-name="ce7">
            <text:p>30,827<text:s/></text:p>
          </table:table-cell>
          <table:table-cell office:value-type="float" office:value="30791" table:style-name="ce7">
            <text:p>30,791<text:s/></text:p>
          </table:table-cell>
          <table:table-cell office:value-type="float" office:value="19043" table:style-name="ce7">
            <text:p>19,043<text:s/></text:p>
          </table:table-cell>
          <table:table-cell office:value-type="float" office:value="57777" table:style-name="ce7">
            <text:p>57,777<text:s/></text:p>
          </table:table-cell>
          <table:table-cell office:value-type="float" office:value="17659" table:style-name="ce7">
            <text:p>17,659<text:s/></text:p>
          </table:table-cell>
          <table:table-cell office:value-type="float" office:value="15179" table:style-name="ce7">
            <text:p>15,179<text:s/></text:p>
          </table:table-cell>
          <table:table-cell office:value-type="float" office:value="13134" table:style-name="ce7">
            <text:p>13,134<text:s/></text:p>
          </table:table-cell>
          <table:table-cell office:value-type="float" office:value="19362" table:style-name="ce7">
            <text:p>19,362<text:s/></text:p>
          </table:table-cell>
          <table:table-cell office:value-type="float" office:value="13278" table:style-name="ce7">
            <text:p>13,278<text:s/></text:p>
          </table:table-cell>
          <table:table-cell office:value-type="float" office:value="30090" table:style-name="ce7">
            <text:p>30,090<text:s/></text:p>
          </table:table-cell>
          <table:table-cell office:value-type="float" office:value="18238" table:style-name="ce7">
            <text:p>18,238<text:s/></text:p>
          </table:table-cell>
          <table:table-cell office:value-type="float" office:value="8346" table:style-name="ce7">
            <text:p>8,346<text:s/></text:p>
          </table:table-cell>
          <table:table-cell office:value-type="float" office:value="13530" table:style-name="ce7">
            <text:p>13,530<text:s/></text:p>
          </table:table-cell>
          <table:table-cell office:value-type="float" office:value="36712" table:style-name="ce7">
            <text:p>36,712<text:s/></text:p>
          </table:table-cell>
          <table:table-cell office:value-type="float" office:value="21146" table:style-name="ce7">
            <text:p>21,146<text:s/></text:p>
          </table:table-cell>
          <table:table-cell office:value-type="float" office:value="22827" table:style-name="ce7">
            <text:p>22,827<text:s/></text:p>
          </table:table-cell>
          <table:table-cell office:value-type="float" office:value="25166" table:style-name="ce7">
            <text:p>25,166<text:s/></text:p>
          </table:table-cell>
          <table:table-cell office:value-type="float" office:value="6782" table:style-name="ce7">
            <text:p>6,782<text:s/></text:p>
          </table:table-cell>
          <table:table-cell office:value-type="float" office:value="9464" table:style-name="ce7">
            <text:p>9,464<text:s/></text:p>
          </table:table-cell>
          <table:table-cell office:value-type="float" office:value="4789" table:style-name="ce7">
            <text:p>4,789<text:s/></text:p>
          </table:table-cell>
          <table:table-cell office:value-type="float" office:value="4723" table:style-name="ce7">
            <text:p>4,723<text:s/></text:p>
          </table:table-cell>
          <table:table-cell office:value-type="float" office:value="7019" table:style-name="ce7">
            <text:p>7,019<text:s/></text:p>
          </table:table-cell>
          <table:table-cell office:value-type="float" office:value="9051" table:style-name="ce7">
            <text:p>9,051<text:s/></text:p>
          </table:table-cell>
          <table:table-cell office:value-type="float" office:value="9390" table:style-name="ce7">
            <text:p>9,390<text:s/></text:p>
          </table:table-cell>
          <table:table-cell office:value-type="float" office:value="11532" table:style-name="ce7">
            <text:p>11,532<text:s/></text:p>
          </table:table-cell>
          <table:table-cell office:value-type="float" office:value="15619" table:style-name="ce7">
            <text:p>15,619<text:s/></text:p>
          </table:table-cell>
          <table:table-cell office:value-type="float" office:value="26751" table:style-name="ce7">
            <text:p>26,751<text:s/></text:p>
          </table:table-cell>
          <table:table-cell office:value-type="float" office:value="21585" table:style-name="ce7">
            <text:p>21,585<text:s/></text:p>
          </table:table-cell>
          <table:table-cell office:value-type="float" office:value="13724" table:style-name="ce7">
            <text:p>13,724<text:s/></text:p>
          </table:table-cell>
          <table:table-cell office:value-type="float" office:value="10720" table:style-name="ce7">
            <text:p>10,720<text:s/></text:p>
          </table:table-cell>
          <table:table-cell office:value-type="float" office:value="11355" table:style-name="ce7">
            <text:p>11,355<text:s/></text:p>
          </table:table-cell>
          <table:table-cell office:value-type="float" office:value="11442" table:style-name="ce7">
            <text:p>11,442<text:s/></text:p>
          </table:table-cell>
          <table:table-cell office:value-type="float" office:value="10588" table:style-name="ce7">
            <text:p>10,588<text:s/></text:p>
          </table:table-cell>
          <table:table-cell office:value-type="float" office:value="9445" table:style-name="ce7">
            <text:p>9,445<text:s/></text:p>
          </table:table-cell>
          <table:table-cell office:value-type="float" office:value="8471" table:style-name="ce7">
            <text:p>8,471<text:s/></text:p>
          </table:table-cell>
          <table:table-cell office:value-type="float" office:value="1724" table:style-name="ce7">
            <text:p>1,724<text:s/></text:p>
          </table:table-cell>
          <table:table-cell office:value-type="float" office:value="1210" table:style-name="ce7">
            <text:p>1,210<text:s/></text:p>
          </table:table-cell>
          <table:table-cell office:value-type="float" office:value="1748" table:style-name="ce7">
            <text:p>1,748<text:s/></text:p>
          </table:table-cell>
          <table:table-cell office:value-type="float" office:value="2108" table:style-name="ce7">
            <text:p>2,108<text:s/></text:p>
          </table:table-cell>
          <table:table-cell office:value-type="float" office:value="1276" table:style-name="ce7">
            <text:p>1,276<text:s/></text:p>
          </table:table-cell>
          <table:table-cell office:value-type="float" office:value="1765" table:style-name="ce7">
            <text:p>1,765<text:s/></text:p>
          </table:table-cell>
          <table:table-cell office:value-type="float" office:value="1264" table:style-name="ce7">
            <text:p>1,264<text:s/></text:p>
          </table:table-cell>
          <table:table-cell office:value-type="float" office:value="2011" table:style-name="ce7">
            <text:p>2,011<text:s/></text:p>
          </table:table-cell>
          <table:table-cell office:value-type="float" office:value="483" table:style-name="ce7">
            <text:p>483<text:s/></text:p>
          </table:table-cell>
          <table:table-cell office:value-type="float" office:value="1895" table:style-name="ce7">
            <text:p>1,895<text:s/></text:p>
          </table:table-cell>
          <table:table-cell office:value-type="float" office:value="1770" table:style-name="ce7">
            <text:p>1,770<text:s/></text:p>
          </table:table-cell>
          <table:table-cell table:number-columns-repeated="16264"/>
        </table:table-row>
        <table:table-row table:style-name="ro2">
          <table:table-cell office:value-type="date" office:date-value="2023-07-25T00:00:00" table:style-name="ce6">
            <text:p>2023/7/25</text:p>
          </table:table-cell>
          <table:table-cell office:value-type="float" office:value="5257" table:style-name="ce7">
            <text:p>5,257<text:s/></text:p>
          </table:table-cell>
          <table:table-cell office:value-type="float" office:value="13788" table:style-name="ce7">
            <text:p>13,788<text:s/></text:p>
          </table:table-cell>
          <table:table-cell office:value-type="float" office:value="41493" table:style-name="ce7">
            <text:p>41,493<text:s/></text:p>
          </table:table-cell>
          <table:table-cell office:value-type="float" office:value="42154" table:style-name="ce7">
            <text:p>42,154<text:s/></text:p>
          </table:table-cell>
          <table:table-cell office:value-type="float" office:value="23265" table:style-name="ce7">
            <text:p>23,265<text:s/></text:p>
          </table:table-cell>
          <table:table-cell office:value-type="float" office:value="13671" table:style-name="ce7">
            <text:p>13,671<text:s/></text:p>
          </table:table-cell>
          <table:table-cell office:value-type="float" office:value="10364" table:style-name="ce7">
            <text:p>10,364<text:s/></text:p>
          </table:table-cell>
          <table:table-cell office:value-type="float" office:value="4076" table:style-name="ce7">
            <text:p>4,076<text:s/></text:p>
          </table:table-cell>
          <table:table-cell office:value-type="float" office:value="3437" table:style-name="ce7">
            <text:p>3,437<text:s/></text:p>
          </table:table-cell>
          <table:table-cell office:value-type="float" office:value="10512" table:style-name="ce7">
            <text:p>10,512<text:s/></text:p>
          </table:table-cell>
          <table:table-cell office:value-type="float" office:value="2644" table:style-name="ce7">
            <text:p>2,644<text:s/></text:p>
          </table:table-cell>
          <table:table-cell office:value-type="float" office:value="3496" table:style-name="ce7">
            <text:p>3,496<text:s/></text:p>
          </table:table-cell>
          <table:table-cell office:value-type="float" office:value="6263" table:style-name="ce7">
            <text:p>6,263<text:s/></text:p>
          </table:table-cell>
          <table:table-cell office:value-type="float" office:value="7724" table:style-name="ce7">
            <text:p>7,724<text:s/></text:p>
          </table:table-cell>
          <table:table-cell office:value-type="float" office:value="11786" table:style-name="ce7">
            <text:p>11,786<text:s/></text:p>
          </table:table-cell>
          <table:table-cell office:value-type="float" office:value="15768" table:style-name="ce7">
            <text:p>15,768<text:s/></text:p>
          </table:table-cell>
          <table:table-cell office:value-type="float" office:value="18033" table:style-name="ce7">
            <text:p>18,033<text:s/></text:p>
          </table:table-cell>
          <table:table-cell office:value-type="float" office:value="5270" table:style-name="ce7">
            <text:p>5,270<text:s/></text:p>
          </table:table-cell>
          <table:table-cell office:value-type="float" office:value="9629" table:style-name="ce7">
            <text:p>9,629<text:s/></text:p>
          </table:table-cell>
          <table:table-cell office:value-type="float" office:value="3405" table:style-name="ce7">
            <text:p>3,405<text:s/></text:p>
          </table:table-cell>
          <table:table-cell office:value-type="float" office:value="7804" table:style-name="ce7">
            <text:p>7,804<text:s/></text:p>
          </table:table-cell>
          <table:table-cell office:value-type="float" office:value="7846" table:style-name="ce7">
            <text:p>7,846<text:s/></text:p>
          </table:table-cell>
          <table:table-cell office:value-type="float" office:value="7268" table:style-name="ce7">
            <text:p>7,268<text:s/></text:p>
          </table:table-cell>
          <table:table-cell office:value-type="float" office:value="28446" table:style-name="ce7">
            <text:p>28,446<text:s/></text:p>
          </table:table-cell>
          <table:table-cell office:value-type="float" office:value="3097" table:style-name="ce7">
            <text:p>3,097<text:s/></text:p>
          </table:table-cell>
          <table:table-cell office:value-type="float" office:value="11566" table:style-name="ce7">
            <text:p>11,566<text:s/></text:p>
          </table:table-cell>
          <table:table-cell office:value-type="float" office:value="11778" table:style-name="ce7">
            <text:p>11,778<text:s/></text:p>
          </table:table-cell>
          <table:table-cell office:value-type="float" office:value="13956" table:style-name="ce7">
            <text:p>13,956<text:s/></text:p>
          </table:table-cell>
          <table:table-cell office:value-type="float" office:value="20195" table:style-name="ce7">
            <text:p>20,195<text:s/></text:p>
          </table:table-cell>
          <table:table-cell office:value-type="float" office:value="14558" table:style-name="ce7">
            <text:p>14,558<text:s/></text:p>
          </table:table-cell>
          <table:table-cell office:value-type="float" office:value="9692" table:style-name="ce7">
            <text:p>9,692<text:s/></text:p>
          </table:table-cell>
          <table:table-cell office:value-type="float" office:value="23830" table:style-name="ce7">
            <text:p>23,830<text:s/></text:p>
          </table:table-cell>
          <table:table-cell office:value-type="float" office:value="15258" table:style-name="ce7">
            <text:p>15,258<text:s/></text:p>
          </table:table-cell>
          <table:table-cell office:value-type="float" office:value="31048" table:style-name="ce7">
            <text:p>31,048<text:s/></text:p>
          </table:table-cell>
          <table:table-cell office:value-type="float" office:value="24136" table:style-name="ce7">
            <text:p>24,136<text:s/></text:p>
          </table:table-cell>
          <table:table-cell office:value-type="float" office:value="9026" table:style-name="ce7">
            <text:p>9,026<text:s/></text:p>
          </table:table-cell>
          <table:table-cell office:value-type="float" office:value="31879" table:style-name="ce7">
            <text:p>31,879<text:s/></text:p>
          </table:table-cell>
          <table:table-cell office:value-type="float" office:value="23128" table:style-name="ce7">
            <text:p>23,128<text:s/></text:p>
          </table:table-cell>
          <table:table-cell office:value-type="float" office:value="22343" table:style-name="ce7">
            <text:p>22,343<text:s/></text:p>
          </table:table-cell>
          <table:table-cell office:value-type="float" office:value="18793" table:style-name="ce7">
            <text:p>18,793<text:s/></text:p>
          </table:table-cell>
          <table:table-cell office:value-type="float" office:value="24039" table:style-name="ce7">
            <text:p>24,039<text:s/></text:p>
          </table:table-cell>
          <table:table-cell office:value-type="float" office:value="133558" table:style-name="ce7">
            <text:p>133,558<text:s/></text:p>
          </table:table-cell>
          <table:table-cell office:value-type="float" office:value="43493" table:style-name="ce7">
            <text:p>43,493<text:s/></text:p>
          </table:table-cell>
          <table:table-cell office:value-type="float" office:value="21167" table:style-name="ce7">
            <text:p>21,167<text:s/></text:p>
          </table:table-cell>
          <table:table-cell office:value-type="float" office:value="21446" table:style-name="ce7">
            <text:p>21,446<text:s/></text:p>
          </table:table-cell>
          <table:table-cell office:value-type="float" office:value="23773" table:style-name="ce7">
            <text:p>23,773<text:s/></text:p>
          </table:table-cell>
          <table:table-cell office:value-type="float" office:value="24423" table:style-name="ce7">
            <text:p>24,423<text:s/></text:p>
          </table:table-cell>
          <table:table-cell office:value-type="float" office:value="24583" table:style-name="ce7">
            <text:p>24,583<text:s/></text:p>
          </table:table-cell>
          <table:table-cell office:value-type="float" office:value="21547" table:style-name="ce7">
            <text:p>21,547<text:s/></text:p>
          </table:table-cell>
          <table:table-cell office:value-type="float" office:value="12049" table:style-name="ce7">
            <text:p>12,049<text:s/></text:p>
          </table:table-cell>
          <table:table-cell office:value-type="float" office:value="27417" table:style-name="ce7">
            <text:p>27,417<text:s/></text:p>
          </table:table-cell>
          <table:table-cell office:value-type="float" office:value="7000" table:style-name="ce7">
            <text:p>7,000<text:s/></text:p>
          </table:table-cell>
          <table:table-cell office:value-type="float" office:value="8931" table:style-name="ce7">
            <text:p>8,931<text:s/></text:p>
          </table:table-cell>
          <table:table-cell office:value-type="float" office:value="16015" table:style-name="ce7">
            <text:p>16,015<text:s/></text:p>
          </table:table-cell>
          <table:table-cell office:value-type="float" office:value="4701" table:style-name="ce7">
            <text:p>4,701<text:s/></text:p>
          </table:table-cell>
          <table:table-cell office:value-type="float" office:value="3553" table:style-name="ce7">
            <text:p>3,553<text:s/></text:p>
          </table:table-cell>
          <table:table-cell office:value-type="float" office:value="2979" table:style-name="ce7">
            <text:p>2,979<text:s/></text:p>
          </table:table-cell>
          <table:table-cell office:value-type="float" office:value="11656" table:style-name="ce7">
            <text:p>11,656<text:s/></text:p>
          </table:table-cell>
          <table:table-cell office:value-type="float" office:value="8690" table:style-name="ce7">
            <text:p>8,690<text:s/></text:p>
          </table:table-cell>
          <table:table-cell office:value-type="float" office:value="11249" table:style-name="ce7">
            <text:p>11,249<text:s/></text:p>
          </table:table-cell>
          <table:table-cell office:value-type="float" office:value="30724" table:style-name="ce7">
            <text:p>30,724<text:s/></text:p>
          </table:table-cell>
          <table:table-cell office:value-type="float" office:value="9347" table:style-name="ce7">
            <text:p>9,347<text:s/></text:p>
          </table:table-cell>
          <table:table-cell office:value-type="float" office:value="12578" table:style-name="ce7">
            <text:p>12,578<text:s/></text:p>
          </table:table-cell>
          <table:table-cell office:value-type="float" office:value="8222" table:style-name="ce7">
            <text:p>8,222<text:s/></text:p>
          </table:table-cell>
          <table:table-cell office:value-type="float" office:value="21031" table:style-name="ce7">
            <text:p>21,031<text:s/></text:p>
          </table:table-cell>
          <table:table-cell office:value-type="float" office:value="24764" table:style-name="ce7">
            <text:p>24,764<text:s/></text:p>
          </table:table-cell>
          <table:table-cell office:value-type="float" office:value="28227" table:style-name="ce7">
            <text:p>28,227<text:s/></text:p>
          </table:table-cell>
          <table:table-cell office:value-type="float" office:value="36487" table:style-name="ce7">
            <text:p>36,487<text:s/></text:p>
          </table:table-cell>
          <table:table-cell office:value-type="float" office:value="37155" table:style-name="ce7">
            <text:p>37,155<text:s/></text:p>
          </table:table-cell>
          <table:table-cell office:value-type="float" office:value="26013" table:style-name="ce7">
            <text:p>26,013<text:s/></text:p>
          </table:table-cell>
          <table:table-cell office:value-type="float" office:value="25954" table:style-name="ce7">
            <text:p>25,954<text:s/></text:p>
          </table:table-cell>
          <table:table-cell office:value-type="float" office:value="62037" table:style-name="ce7">
            <text:p>62,037<text:s/></text:p>
          </table:table-cell>
          <table:table-cell office:value-type="float" office:value="21354" table:style-name="ce7">
            <text:p>21,354<text:s/></text:p>
          </table:table-cell>
          <table:table-cell office:value-type="float" office:value="31996" table:style-name="ce7">
            <text:p>31,996<text:s/></text:p>
          </table:table-cell>
          <table:table-cell office:value-type="float" office:value="32549" table:style-name="ce7">
            <text:p>32,549<text:s/></text:p>
          </table:table-cell>
          <table:table-cell office:value-type="float" office:value="20361" table:style-name="ce7">
            <text:p>20,361<text:s/></text:p>
          </table:table-cell>
          <table:table-cell office:value-type="float" office:value="59852" table:style-name="ce7">
            <text:p>59,852<text:s/></text:p>
          </table:table-cell>
          <table:table-cell office:value-type="float" office:value="19177" table:style-name="ce7">
            <text:p>19,177<text:s/></text:p>
          </table:table-cell>
          <table:table-cell office:value-type="float" office:value="15728" table:style-name="ce7">
            <text:p>15,728<text:s/></text:p>
          </table:table-cell>
          <table:table-cell office:value-type="float" office:value="14049" table:style-name="ce7">
            <text:p>14,049<text:s/></text:p>
          </table:table-cell>
          <table:table-cell office:value-type="float" office:value="19775" table:style-name="ce7">
            <text:p>19,775<text:s/></text:p>
          </table:table-cell>
          <table:table-cell office:value-type="float" office:value="13416" table:style-name="ce7">
            <text:p>13,416<text:s/></text:p>
          </table:table-cell>
          <table:table-cell office:value-type="float" office:value="30143" table:style-name="ce7">
            <text:p>30,143<text:s/></text:p>
          </table:table-cell>
          <table:table-cell office:value-type="float" office:value="19000" table:style-name="ce7">
            <text:p>19,000<text:s/></text:p>
          </table:table-cell>
          <table:table-cell office:value-type="float" office:value="8690" table:style-name="ce7">
            <text:p>8,690<text:s/></text:p>
          </table:table-cell>
          <table:table-cell office:value-type="float" office:value="14241" table:style-name="ce7">
            <text:p>14,241<text:s/></text:p>
          </table:table-cell>
          <table:table-cell office:value-type="float" office:value="38293" table:style-name="ce7">
            <text:p>38,293<text:s/></text:p>
          </table:table-cell>
          <table:table-cell office:value-type="float" office:value="22077" table:style-name="ce7">
            <text:p>22,077<text:s/></text:p>
          </table:table-cell>
          <table:table-cell office:value-type="float" office:value="23819" table:style-name="ce7">
            <text:p>23,819<text:s/></text:p>
          </table:table-cell>
          <table:table-cell office:value-type="float" office:value="25252" table:style-name="ce7">
            <text:p>25,252<text:s/></text:p>
          </table:table-cell>
          <table:table-cell office:value-type="float" office:value="7029" table:style-name="ce7">
            <text:p>7,029<text:s/></text:p>
          </table:table-cell>
          <table:table-cell office:value-type="float" office:value="9419" table:style-name="ce7">
            <text:p>9,419<text:s/></text:p>
          </table:table-cell>
          <table:table-cell office:value-type="float" office:value="4776" table:style-name="ce7">
            <text:p>4,776<text:s/></text:p>
          </table:table-cell>
          <table:table-cell office:value-type="float" office:value="5090" table:style-name="ce7">
            <text:p>5,090<text:s/></text:p>
          </table:table-cell>
          <table:table-cell office:value-type="float" office:value="7436" table:style-name="ce7">
            <text:p>7,436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9430" table:style-name="ce7">
            <text:p>9,430<text:s/></text:p>
          </table:table-cell>
          <table:table-cell office:value-type="float" office:value="11895" table:style-name="ce7">
            <text:p>11,895<text:s/></text:p>
          </table:table-cell>
          <table:table-cell office:value-type="float" office:value="16102" table:style-name="ce7">
            <text:p>16,102<text:s/></text:p>
          </table:table-cell>
          <table:table-cell office:value-type="float" office:value="28188" table:style-name="ce7">
            <text:p>28,188<text:s/></text:p>
          </table:table-cell>
          <table:table-cell office:value-type="float" office:value="23577" table:style-name="ce7">
            <text:p>23,577<text:s/></text:p>
          </table:table-cell>
          <table:table-cell office:value-type="float" office:value="14367" table:style-name="ce7">
            <text:p>14,367<text:s/></text:p>
          </table:table-cell>
          <table:table-cell office:value-type="float" office:value="11164" table:style-name="ce7">
            <text:p>11,164<text:s/></text:p>
          </table:table-cell>
          <table:table-cell office:value-type="float" office:value="11606" table:style-name="ce7">
            <text:p>11,606<text:s/></text:p>
          </table:table-cell>
          <table:table-cell office:value-type="float" office:value="11728" table:style-name="ce7">
            <text:p>11,728<text:s/></text:p>
          </table:table-cell>
          <table:table-cell office:value-type="float" office:value="10943" table:style-name="ce7">
            <text:p>10,943<text:s/></text:p>
          </table:table-cell>
          <table:table-cell office:value-type="float" office:value="9933" table:style-name="ce7">
            <text:p>9,933<text:s/></text:p>
          </table:table-cell>
          <table:table-cell office:value-type="float" office:value="8491" table:style-name="ce7">
            <text:p>8,491<text:s/></text:p>
          </table:table-cell>
          <table:table-cell office:value-type="float" office:value="1657" table:style-name="ce7">
            <text:p>1,657<text:s/></text:p>
          </table:table-cell>
          <table:table-cell office:value-type="float" office:value="1227" table:style-name="ce7">
            <text:p>1,227<text:s/></text:p>
          </table:table-cell>
          <table:table-cell office:value-type="float" office:value="1835" table:style-name="ce7">
            <text:p>1,835<text:s/></text:p>
          </table:table-cell>
          <table:table-cell office:value-type="float" office:value="2075" table:style-name="ce7">
            <text:p>2,075<text:s/></text:p>
          </table:table-cell>
          <table:table-cell office:value-type="float" office:value="1393" table:style-name="ce7">
            <text:p>1,393<text:s/></text:p>
          </table:table-cell>
          <table:table-cell office:value-type="float" office:value="1842" table:style-name="ce7">
            <text:p>1,842<text:s/></text:p>
          </table:table-cell>
          <table:table-cell office:value-type="float" office:value="1258" table:style-name="ce7">
            <text:p>1,258<text:s/></text:p>
          </table:table-cell>
          <table:table-cell office:value-type="float" office:value="2007" table:style-name="ce7">
            <text:p>2,007<text:s/></text:p>
          </table:table-cell>
          <table:table-cell office:value-type="float" office:value="473" table:style-name="ce7">
            <text:p>473<text:s/></text:p>
          </table:table-cell>
          <table:table-cell office:value-type="float" office:value="1961" table:style-name="ce7">
            <text:p>1,961<text:s/></text:p>
          </table:table-cell>
          <table:table-cell office:value-type="float" office:value="1832" table:style-name="ce7">
            <text:p>1,832<text:s/></text:p>
          </table:table-cell>
          <table:table-cell table:number-columns-repeated="16264"/>
        </table:table-row>
        <table:table-row table:style-name="ro2">
          <table:table-cell office:value-type="date" office:date-value="2023-07-26T00:00:00" table:style-name="ce6">
            <text:p>2023/7/26</text:p>
          </table:table-cell>
          <table:table-cell office:value-type="float" office:value="4792" table:style-name="ce7">
            <text:p>4,792<text:s/></text:p>
          </table:table-cell>
          <table:table-cell office:value-type="float" office:value="12828" table:style-name="ce7">
            <text:p>12,828<text:s/></text:p>
          </table:table-cell>
          <table:table-cell office:value-type="float" office:value="39878" table:style-name="ce7">
            <text:p>39,878<text:s/></text:p>
          </table:table-cell>
          <table:table-cell office:value-type="float" office:value="38134" table:style-name="ce7">
            <text:p>38,134<text:s/></text:p>
          </table:table-cell>
          <table:table-cell office:value-type="float" office:value="22373" table:style-name="ce7">
            <text:p>22,373<text:s/></text:p>
          </table:table-cell>
          <table:table-cell office:value-type="float" office:value="13095" table:style-name="ce7">
            <text:p>13,095<text:s/></text:p>
          </table:table-cell>
          <table:table-cell office:value-type="float" office:value="9882" table:style-name="ce7">
            <text:p>9,882<text:s/></text:p>
          </table:table-cell>
          <table:table-cell office:value-type="float" office:value="3907" table:style-name="ce7">
            <text:p>3,907<text:s/></text:p>
          </table:table-cell>
          <table:table-cell office:value-type="float" office:value="3115" table:style-name="ce7">
            <text:p>3,115<text:s/></text:p>
          </table:table-cell>
          <table:table-cell office:value-type="float" office:value="9945" table:style-name="ce7">
            <text:p>9,945<text:s/></text:p>
          </table:table-cell>
          <table:table-cell office:value-type="float" office:value="2391" table:style-name="ce7">
            <text:p>2,391<text:s/></text:p>
          </table:table-cell>
          <table:table-cell office:value-type="float" office:value="3266" table:style-name="ce7">
            <text:p>3,266<text:s/></text:p>
          </table:table-cell>
          <table:table-cell office:value-type="float" office:value="3863" table:style-name="ce7">
            <text:p>3,863<text:s/></text:p>
          </table:table-cell>
          <table:table-cell office:value-type="float" office:value="6880" table:style-name="ce7">
            <text:p>6,880<text:s/></text:p>
          </table:table-cell>
          <table:table-cell office:value-type="float" office:value="10682" table:style-name="ce7">
            <text:p>10,682<text:s/></text:p>
          </table:table-cell>
          <table:table-cell office:value-type="float" office:value="15788" table:style-name="ce7">
            <text:p>15,788<text:s/></text:p>
          </table:table-cell>
          <table:table-cell office:value-type="float" office:value="17417" table:style-name="ce7">
            <text:p>17,417<text:s/></text:p>
          </table:table-cell>
          <table:table-cell office:value-type="float" office:value="4853" table:style-name="ce7">
            <text:p>4,853<text:s/></text:p>
          </table:table-cell>
          <table:table-cell office:value-type="float" office:value="8865" table:style-name="ce7">
            <text:p>8,865<text:s/></text:p>
          </table:table-cell>
          <table:table-cell office:value-type="float" office:value="2771" table:style-name="ce7">
            <text:p>2,771<text:s/></text:p>
          </table:table-cell>
          <table:table-cell office:value-type="float" office:value="7336" table:style-name="ce7">
            <text:p>7,336<text:s/></text:p>
          </table:table-cell>
          <table:table-cell office:value-type="float" office:value="7145" table:style-name="ce7">
            <text:p>7,145<text:s/></text:p>
          </table:table-cell>
          <table:table-cell office:value-type="float" office:value="7662" table:style-name="ce7">
            <text:p>7,662<text:s/></text:p>
          </table:table-cell>
          <table:table-cell office:value-type="float" office:value="26722" table:style-name="ce7">
            <text:p>26,722<text:s/></text:p>
          </table:table-cell>
          <table:table-cell office:value-type="float" office:value="2718" table:style-name="ce7">
            <text:p>2,718<text:s/></text:p>
          </table:table-cell>
          <table:table-cell office:value-type="float" office:value="9766" table:style-name="ce7">
            <text:p>9,766<text:s/></text:p>
          </table:table-cell>
          <table:table-cell office:value-type="float" office:value="10771" table:style-name="ce7">
            <text:p>10,771<text:s/></text:p>
          </table:table-cell>
          <table:table-cell office:value-type="float" office:value="12684" table:style-name="ce7">
            <text:p>12,684<text:s/></text:p>
          </table:table-cell>
          <table:table-cell office:value-type="float" office:value="18629" table:style-name="ce7">
            <text:p>18,629<text:s/></text:p>
          </table:table-cell>
          <table:table-cell office:value-type="float" office:value="12556" table:style-name="ce7">
            <text:p>12,556<text:s/></text:p>
          </table:table-cell>
          <table:table-cell office:value-type="float" office:value="8835" table:style-name="ce7">
            <text:p>8,835<text:s/></text:p>
          </table:table-cell>
          <table:table-cell office:value-type="float" office:value="21098" table:style-name="ce7">
            <text:p>21,098<text:s/></text:p>
          </table:table-cell>
          <table:table-cell office:value-type="float" office:value="14175" table:style-name="ce7">
            <text:p>14,175<text:s/></text:p>
          </table:table-cell>
          <table:table-cell office:value-type="float" office:value="29416" table:style-name="ce7">
            <text:p>29,416<text:s/></text:p>
          </table:table-cell>
          <table:table-cell office:value-type="float" office:value="22314" table:style-name="ce7">
            <text:p>22,314<text:s/></text:p>
          </table:table-cell>
          <table:table-cell office:value-type="float" office:value="8603" table:style-name="ce7">
            <text:p>8,603<text:s/></text:p>
          </table:table-cell>
          <table:table-cell office:value-type="float" office:value="29273" table:style-name="ce7">
            <text:p>29,273<text:s/></text:p>
          </table:table-cell>
          <table:table-cell office:value-type="float" office:value="21423" table:style-name="ce7">
            <text:p>21,423<text:s/></text:p>
          </table:table-cell>
          <table:table-cell office:value-type="float" office:value="20899" table:style-name="ce7">
            <text:p>20,899<text:s/></text:p>
          </table:table-cell>
          <table:table-cell office:value-type="float" office:value="17527" table:style-name="ce7">
            <text:p>17,527<text:s/></text:p>
          </table:table-cell>
          <table:table-cell office:value-type="float" office:value="22177" table:style-name="ce7">
            <text:p>22,177<text:s/></text:p>
          </table:table-cell>
          <table:table-cell office:value-type="float" office:value="118930" table:style-name="ce7">
            <text:p>118,930<text:s/></text:p>
          </table:table-cell>
          <table:table-cell office:value-type="float" office:value="38716" table:style-name="ce7">
            <text:p>38,716<text:s/></text:p>
          </table:table-cell>
          <table:table-cell office:value-type="float" office:value="19556" table:style-name="ce7">
            <text:p>19,556<text:s/></text:p>
          </table:table-cell>
          <table:table-cell office:value-type="float" office:value="19784" table:style-name="ce7">
            <text:p>19,784<text:s/></text:p>
          </table:table-cell>
          <table:table-cell office:value-type="float" office:value="20045" table:style-name="ce7">
            <text:p>20,045<text:s/></text:p>
          </table:table-cell>
          <table:table-cell office:value-type="float" office:value="19119" table:style-name="ce7">
            <text:p>19,119<text:s/></text:p>
          </table:table-cell>
          <table:table-cell office:value-type="float" office:value="20305" table:style-name="ce7">
            <text:p>20,305<text:s/></text:p>
          </table:table-cell>
          <table:table-cell office:value-type="float" office:value="19203" table:style-name="ce7">
            <text:p>19,203<text:s/></text:p>
          </table:table-cell>
          <table:table-cell office:value-type="float" office:value="10779" table:style-name="ce7">
            <text:p>10,779<text:s/></text:p>
          </table:table-cell>
          <table:table-cell office:value-type="float" office:value="24785" table:style-name="ce7">
            <text:p>24,785<text:s/></text:p>
          </table:table-cell>
          <table:table-cell office:value-type="float" office:value="6353" table:style-name="ce7">
            <text:p>6,353<text:s/></text:p>
          </table:table-cell>
          <table:table-cell office:value-type="float" office:value="8151" table:style-name="ce7">
            <text:p>8,151<text:s/></text:p>
          </table:table-cell>
          <table:table-cell office:value-type="float" office:value="13874" table:style-name="ce7">
            <text:p>13,874<text:s/></text:p>
          </table:table-cell>
          <table:table-cell office:value-type="float" office:value="4201" table:style-name="ce7">
            <text:p>4,201<text:s/></text:p>
          </table:table-cell>
          <table:table-cell office:value-type="float" office:value="3277" table:style-name="ce7">
            <text:p>3,277<text:s/></text:p>
          </table:table-cell>
          <table:table-cell office:value-type="float" office:value="2991" table:style-name="ce7">
            <text:p>2,991<text:s/></text:p>
          </table:table-cell>
          <table:table-cell office:value-type="float" office:value="10618" table:style-name="ce7">
            <text:p>10,618<text:s/></text:p>
          </table:table-cell>
          <table:table-cell office:value-type="float" office:value="7778" table:style-name="ce7">
            <text:p>7,778<text:s/></text:p>
          </table:table-cell>
          <table:table-cell office:value-type="float" office:value="9900" table:style-name="ce7">
            <text:p>9,900<text:s/></text:p>
          </table:table-cell>
          <table:table-cell office:value-type="float" office:value="24535" table:style-name="ce7">
            <text:p>24,535<text:s/></text:p>
          </table:table-cell>
          <table:table-cell office:value-type="float" office:value="8649" table:style-name="ce7">
            <text:p>8,649<text:s/></text:p>
          </table:table-cell>
          <table:table-cell office:value-type="float" office:value="11206" table:style-name="ce7">
            <text:p>11,206<text:s/></text:p>
          </table:table-cell>
          <table:table-cell office:value-type="float" office:value="7351" table:style-name="ce7">
            <text:p>7,351<text:s/></text:p>
          </table:table-cell>
          <table:table-cell office:value-type="float" office:value="19476" table:style-name="ce7">
            <text:p>19,476<text:s/></text:p>
          </table:table-cell>
          <table:table-cell office:value-type="float" office:value="23070" table:style-name="ce7">
            <text:p>23,070<text:s/></text:p>
          </table:table-cell>
          <table:table-cell office:value-type="float" office:value="25513" table:style-name="ce7">
            <text:p>25,513<text:s/></text:p>
          </table:table-cell>
          <table:table-cell office:value-type="float" office:value="33690" table:style-name="ce7">
            <text:p>33,690<text:s/></text:p>
          </table:table-cell>
          <table:table-cell office:value-type="float" office:value="34267" table:style-name="ce7">
            <text:p>34,267<text:s/></text:p>
          </table:table-cell>
          <table:table-cell office:value-type="float" office:value="24377" table:style-name="ce7">
            <text:p>24,377<text:s/></text:p>
          </table:table-cell>
          <table:table-cell office:value-type="float" office:value="22419" table:style-name="ce7">
            <text:p>22,419<text:s/></text:p>
          </table:table-cell>
          <table:table-cell office:value-type="float" office:value="54243" table:style-name="ce7">
            <text:p>54,243<text:s/></text:p>
          </table:table-cell>
          <table:table-cell office:value-type="float" office:value="20495" table:style-name="ce7">
            <text:p>20,495<text:s/></text:p>
          </table:table-cell>
          <table:table-cell office:value-type="float" office:value="29290" table:style-name="ce7">
            <text:p>29,290<text:s/></text:p>
          </table:table-cell>
          <table:table-cell office:value-type="float" office:value="30013" table:style-name="ce7">
            <text:p>30,013<text:s/></text:p>
          </table:table-cell>
          <table:table-cell office:value-type="float" office:value="18731" table:style-name="ce7">
            <text:p>18,731<text:s/></text:p>
          </table:table-cell>
          <table:table-cell office:value-type="float" office:value="54020" table:style-name="ce7">
            <text:p>54,020<text:s/></text:p>
          </table:table-cell>
          <table:table-cell office:value-type="float" office:value="17722" table:style-name="ce7">
            <text:p>17,722<text:s/></text:p>
          </table:table-cell>
          <table:table-cell office:value-type="float" office:value="14298" table:style-name="ce7">
            <text:p>14,298<text:s/></text:p>
          </table:table-cell>
          <table:table-cell office:value-type="float" office:value="12697" table:style-name="ce7">
            <text:p>12,697<text:s/></text:p>
          </table:table-cell>
          <table:table-cell office:value-type="float" office:value="18433" table:style-name="ce7">
            <text:p>18,433<text:s/></text:p>
          </table:table-cell>
          <table:table-cell office:value-type="float" office:value="11417" table:style-name="ce7">
            <text:p>11,417<text:s/></text:p>
          </table:table-cell>
          <table:table-cell office:value-type="float" office:value="28784" table:style-name="ce7">
            <text:p>28,784<text:s/></text:p>
          </table:table-cell>
          <table:table-cell office:value-type="float" office:value="17656" table:style-name="ce7">
            <text:p>17,656<text:s/></text:p>
          </table:table-cell>
          <table:table-cell office:value-type="float" office:value="7251" table:style-name="ce7">
            <text:p>7,251<text:s/></text:p>
          </table:table-cell>
          <table:table-cell office:value-type="float" office:value="12969" table:style-name="ce7">
            <text:p>12,969<text:s/></text:p>
          </table:table-cell>
          <table:table-cell office:value-type="float" office:value="37350" table:style-name="ce7">
            <text:p>37,350<text:s/></text:p>
          </table:table-cell>
          <table:table-cell office:value-type="float" office:value="20847" table:style-name="ce7">
            <text:p>20,847<text:s/></text:p>
          </table:table-cell>
          <table:table-cell office:value-type="float" office:value="22882" table:style-name="ce7">
            <text:p>22,882<text:s/></text:p>
          </table:table-cell>
          <table:table-cell office:value-type="float" office:value="23091" table:style-name="ce7">
            <text:p>23,091<text:s/></text:p>
          </table:table-cell>
          <table:table-cell office:value-type="float" office:value="6304" table:style-name="ce7">
            <text:p>6,304<text:s/></text:p>
          </table:table-cell>
          <table:table-cell office:value-type="float" office:value="9355" table:style-name="ce7">
            <text:p>9,355<text:s/></text:p>
          </table:table-cell>
          <table:table-cell office:value-type="float" office:value="4525" table:style-name="ce7">
            <text:p>4,525<text:s/></text:p>
          </table:table-cell>
          <table:table-cell office:value-type="float" office:value="4688" table:style-name="ce7">
            <text:p>4,688<text:s/></text:p>
          </table:table-cell>
          <table:table-cell office:value-type="float" office:value="6696" table:style-name="ce7">
            <text:p>6,696<text:s/></text:p>
          </table:table-cell>
          <table:table-cell office:value-type="float" office:value="9159" table:style-name="ce7">
            <text:p>9,159<text:s/></text:p>
          </table:table-cell>
          <table:table-cell office:value-type="float" office:value="8803" table:style-name="ce7">
            <text:p>8,803<text:s/></text:p>
          </table:table-cell>
          <table:table-cell office:value-type="float" office:value="10804" table:style-name="ce7">
            <text:p>10,804<text:s/></text:p>
          </table:table-cell>
          <table:table-cell office:value-type="float" office:value="15602" table:style-name="ce7">
            <text:p>15,602<text:s/></text:p>
          </table:table-cell>
          <table:table-cell office:value-type="float" office:value="26082" table:style-name="ce7">
            <text:p>26,082<text:s/></text:p>
          </table:table-cell>
          <table:table-cell office:value-type="float" office:value="21261" table:style-name="ce7">
            <text:p>21,261<text:s/></text:p>
          </table:table-cell>
          <table:table-cell office:value-type="float" office:value="13363" table:style-name="ce7">
            <text:p>13,363<text:s/></text:p>
          </table:table-cell>
          <table:table-cell office:value-type="float" office:value="10313" table:style-name="ce7">
            <text:p>10,313<text:s/></text:p>
          </table:table-cell>
          <table:table-cell office:value-type="float" office:value="10932" table:style-name="ce7">
            <text:p>10,932<text:s/></text:p>
          </table:table-cell>
          <table:table-cell office:value-type="float" office:value="11227" table:style-name="ce7">
            <text:p>11,227<text:s/></text:p>
          </table:table-cell>
          <table:table-cell office:value-type="float" office:value="10311" table:style-name="ce7">
            <text:p>10,311<text:s/></text:p>
          </table:table-cell>
          <table:table-cell office:value-type="float" office:value="9180" table:style-name="ce7">
            <text:p>9,180<text:s/></text:p>
          </table:table-cell>
          <table:table-cell office:value-type="float" office:value="8245" table:style-name="ce7">
            <text:p>8,245<text:s/></text:p>
          </table:table-cell>
          <table:table-cell office:value-type="float" office:value="1534" table:style-name="ce7">
            <text:p>1,534<text:s/></text:p>
          </table:table-cell>
          <table:table-cell office:value-type="float" office:value="1166" table:style-name="ce7">
            <text:p>1,166<text:s/></text:p>
          </table:table-cell>
          <table:table-cell office:value-type="float" office:value="1803" table:style-name="ce7">
            <text:p>1,803<text:s/></text:p>
          </table:table-cell>
          <table:table-cell office:value-type="float" office:value="1993" table:style-name="ce7">
            <text:p>1,993<text:s/></text:p>
          </table:table-cell>
          <table:table-cell office:value-type="float" office:value="1337" table:style-name="ce7">
            <text:p>1,337<text:s/></text:p>
          </table:table-cell>
          <table:table-cell office:value-type="float" office:value="1753" table:style-name="ce7">
            <text:p>1,753<text:s/></text:p>
          </table:table-cell>
          <table:table-cell office:value-type="float" office:value="1260" table:style-name="ce7">
            <text:p>1,260<text:s/></text:p>
          </table:table-cell>
          <table:table-cell office:value-type="float" office:value="1799" table:style-name="ce7">
            <text:p>1,799<text:s/></text:p>
          </table:table-cell>
          <table:table-cell office:value-type="float" office:value="459" table:style-name="ce7">
            <text:p>459<text:s/></text:p>
          </table:table-cell>
          <table:table-cell office:value-type="float" office:value="1897" table:style-name="ce7">
            <text:p>1,897<text:s/></text:p>
          </table:table-cell>
          <table:table-cell office:value-type="float" office:value="1729" table:style-name="ce7">
            <text:p>1,729<text:s/></text:p>
          </table:table-cell>
          <table:table-cell table:number-columns-repeated="16264"/>
        </table:table-row>
        <table:table-row table:style-name="ro2">
          <table:table-cell office:value-type="date" office:date-value="2023-07-27T00:00:00" table:style-name="ce6">
            <text:p>2023/7/27</text:p>
          </table:table-cell>
          <table:table-cell office:value-type="float" office:value="3198" table:style-name="ce7">
            <text:p>3,198<text:s/></text:p>
          </table:table-cell>
          <table:table-cell office:value-type="float" office:value="12938" table:style-name="ce7">
            <text:p>12,938<text:s/></text:p>
          </table:table-cell>
          <table:table-cell office:value-type="float" office:value="39689" table:style-name="ce7">
            <text:p>39,689<text:s/></text:p>
          </table:table-cell>
          <table:table-cell office:value-type="float" office:value="38161" table:style-name="ce7">
            <text:p>38,161<text:s/></text:p>
          </table:table-cell>
          <table:table-cell office:value-type="float" office:value="22109" table:style-name="ce7">
            <text:p>22,109<text:s/></text:p>
          </table:table-cell>
          <table:table-cell office:value-type="float" office:value="12360" table:style-name="ce7">
            <text:p>12,360<text:s/></text:p>
          </table:table-cell>
          <table:table-cell office:value-type="float" office:value="9773" table:style-name="ce7">
            <text:p>9,773<text:s/></text:p>
          </table:table-cell>
          <table:table-cell office:value-type="float" office:value="3884" table:style-name="ce7">
            <text:p>3,884<text:s/></text:p>
          </table:table-cell>
          <table:table-cell office:value-type="float" office:value="3218" table:style-name="ce7">
            <text:p>3,218<text:s/></text:p>
          </table:table-cell>
          <table:table-cell office:value-type="float" office:value="9821" table:style-name="ce7">
            <text:p>9,821<text:s/></text:p>
          </table:table-cell>
          <table:table-cell office:value-type="float" office:value="2339" table:style-name="ce7">
            <text:p>2,339<text:s/></text:p>
          </table:table-cell>
          <table:table-cell office:value-type="float" office:value="3196" table:style-name="ce7">
            <text:p>3,196<text:s/></text:p>
          </table:table-cell>
          <table:table-cell office:value-type="float" office:value="3676" table:style-name="ce7">
            <text:p>3,676<text:s/></text:p>
          </table:table-cell>
          <table:table-cell office:value-type="float" office:value="7023" table:style-name="ce7">
            <text:p>7,023<text:s/></text:p>
          </table:table-cell>
          <table:table-cell office:value-type="float" office:value="10867" table:style-name="ce7">
            <text:p>10,867<text:s/></text:p>
          </table:table-cell>
          <table:table-cell office:value-type="float" office:value="15193" table:style-name="ce7">
            <text:p>15,193<text:s/></text:p>
          </table:table-cell>
          <table:table-cell office:value-type="float" office:value="16886" table:style-name="ce7">
            <text:p>16,886<text:s/></text:p>
          </table:table-cell>
          <table:table-cell office:value-type="float" office:value="5011" table:style-name="ce7">
            <text:p>5,011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2930" table:style-name="ce7">
            <text:p>2,930<text:s/></text:p>
          </table:table-cell>
          <table:table-cell office:value-type="float" office:value="7244" table:style-name="ce7">
            <text:p>7,244<text:s/></text:p>
          </table:table-cell>
          <table:table-cell office:value-type="float" office:value="7401" table:style-name="ce7">
            <text:p>7,401<text:s/></text:p>
          </table:table-cell>
          <table:table-cell office:value-type="float" office:value="7124" table:style-name="ce7">
            <text:p>7,124<text:s/></text:p>
          </table:table-cell>
          <table:table-cell office:value-type="float" office:value="33013" table:style-name="ce7">
            <text:p>33,013<text:s/></text:p>
          </table:table-cell>
          <table:table-cell office:value-type="float" office:value="2744" table:style-name="ce7">
            <text:p>2,744<text:s/></text:p>
          </table:table-cell>
          <table:table-cell office:value-type="float" office:value="9855" table:style-name="ce7">
            <text:p>9,855<text:s/></text:p>
          </table:table-cell>
          <table:table-cell office:value-type="float" office:value="10584" table:style-name="ce7">
            <text:p>10,584<text:s/></text:p>
          </table:table-cell>
          <table:table-cell office:value-type="float" office:value="12683" table:style-name="ce7">
            <text:p>12,683<text:s/></text:p>
          </table:table-cell>
          <table:table-cell office:value-type="float" office:value="18272" table:style-name="ce7">
            <text:p>18,272<text:s/></text:p>
          </table:table-cell>
          <table:table-cell office:value-type="float" office:value="12849" table:style-name="ce7">
            <text:p>12,849<text:s/></text:p>
          </table:table-cell>
          <table:table-cell office:value-type="float" office:value="8880" table:style-name="ce7">
            <text:p>8,880<text:s/></text:p>
          </table:table-cell>
          <table:table-cell office:value-type="float" office:value="21566" table:style-name="ce7">
            <text:p>21,566<text:s/></text:p>
          </table:table-cell>
          <table:table-cell office:value-type="float" office:value="14172" table:style-name="ce7">
            <text:p>14,172<text:s/></text:p>
          </table:table-cell>
          <table:table-cell office:value-type="float" office:value="29022" table:style-name="ce7">
            <text:p>29,022<text:s/></text:p>
          </table:table-cell>
          <table:table-cell office:value-type="float" office:value="23760" table:style-name="ce7">
            <text:p>23,760<text:s/></text:p>
          </table:table-cell>
          <table:table-cell office:value-type="float" office:value="8504" table:style-name="ce7">
            <text:p>8,504<text:s/></text:p>
          </table:table-cell>
          <table:table-cell office:value-type="float" office:value="30102" table:style-name="ce7">
            <text:p>30,102<text:s/></text:p>
          </table:table-cell>
          <table:table-cell office:value-type="float" office:value="21773" table:style-name="ce7">
            <text:p>21,773<text:s/></text:p>
          </table:table-cell>
          <table:table-cell office:value-type="float" office:value="21306" table:style-name="ce7">
            <text:p>21,306<text:s/></text:p>
          </table:table-cell>
          <table:table-cell office:value-type="float" office:value="17763" table:style-name="ce7">
            <text:p>17,763<text:s/></text:p>
          </table:table-cell>
          <table:table-cell office:value-type="float" office:value="21533" table:style-name="ce7">
            <text:p>21,533<text:s/></text:p>
          </table:table-cell>
          <table:table-cell office:value-type="float" office:value="117477" table:style-name="ce7">
            <text:p>117,477<text:s/></text:p>
          </table:table-cell>
          <table:table-cell office:value-type="float" office:value="40489" table:style-name="ce7">
            <text:p>40,489<text:s/></text:p>
          </table:table-cell>
          <table:table-cell office:value-type="float" office:value="19599" table:style-name="ce7">
            <text:p>19,599<text:s/></text:p>
          </table:table-cell>
          <table:table-cell office:value-type="float" office:value="20270" table:style-name="ce7">
            <text:p>20,270<text:s/></text:p>
          </table:table-cell>
          <table:table-cell office:value-type="float" office:value="20694" table:style-name="ce7">
            <text:p>20,694<text:s/></text:p>
          </table:table-cell>
          <table:table-cell office:value-type="float" office:value="21006" table:style-name="ce7">
            <text:p>21,006<text:s/></text:p>
          </table:table-cell>
          <table:table-cell office:value-type="float" office:value="21236" table:style-name="ce7">
            <text:p>21,236<text:s/></text:p>
          </table:table-cell>
          <table:table-cell office:value-type="float" office:value="19868" table:style-name="ce7">
            <text:p>19,868<text:s/></text:p>
          </table:table-cell>
          <table:table-cell office:value-type="float" office:value="10777" table:style-name="ce7">
            <text:p>10,777<text:s/></text:p>
          </table:table-cell>
          <table:table-cell office:value-type="float" office:value="24747" table:style-name="ce7">
            <text:p>24,747<text:s/></text:p>
          </table:table-cell>
          <table:table-cell office:value-type="float" office:value="6395" table:style-name="ce7">
            <text:p>6,395<text:s/></text:p>
          </table:table-cell>
          <table:table-cell office:value-type="float" office:value="8062" table:style-name="ce7">
            <text:p>8,062<text:s/></text:p>
          </table:table-cell>
          <table:table-cell office:value-type="float" office:value="14043" table:style-name="ce7">
            <text:p>14,043<text:s/></text:p>
          </table:table-cell>
          <table:table-cell office:value-type="float" office:value="4468" table:style-name="ce7">
            <text:p>4,468<text:s/></text:p>
          </table:table-cell>
          <table:table-cell office:value-type="float" office:value="3390" table:style-name="ce7">
            <text:p>3,390<text:s/></text:p>
          </table:table-cell>
          <table:table-cell office:value-type="float" office:value="2905" table:style-name="ce7">
            <text:p>2,905<text:s/></text:p>
          </table:table-cell>
          <table:table-cell office:value-type="float" office:value="10551" table:style-name="ce7">
            <text:p>10,551<text:s/></text:p>
          </table:table-cell>
          <table:table-cell office:value-type="float" office:value="7790" table:style-name="ce7">
            <text:p>7,790<text:s/></text:p>
          </table:table-cell>
          <table:table-cell office:value-type="float" office:value="9844" table:style-name="ce7">
            <text:p>9,844<text:s/></text:p>
          </table:table-cell>
          <table:table-cell office:value-type="float" office:value="25432" table:style-name="ce7">
            <text:p>25,432<text:s/></text:p>
          </table:table-cell>
          <table:table-cell office:value-type="float" office:value="8819" table:style-name="ce7">
            <text:p>8,819<text:s/></text:p>
          </table:table-cell>
          <table:table-cell office:value-type="float" office:value="11276" table:style-name="ce7">
            <text:p>11,276<text:s/></text:p>
          </table:table-cell>
          <table:table-cell office:value-type="float" office:value="7391" table:style-name="ce7">
            <text:p>7,391<text:s/></text:p>
          </table:table-cell>
          <table:table-cell office:value-type="float" office:value="19910" table:style-name="ce7">
            <text:p>19,910<text:s/></text:p>
          </table:table-cell>
          <table:table-cell office:value-type="float" office:value="22810" table:style-name="ce7">
            <text:p>22,810<text:s/></text:p>
          </table:table-cell>
          <table:table-cell office:value-type="float" office:value="25965" table:style-name="ce7">
            <text:p>25,965<text:s/></text:p>
          </table:table-cell>
          <table:table-cell office:value-type="float" office:value="33178" table:style-name="ce7">
            <text:p>33,178<text:s/></text:p>
          </table:table-cell>
          <table:table-cell office:value-type="float" office:value="34713" table:style-name="ce7">
            <text:p>34,713<text:s/></text:p>
          </table:table-cell>
          <table:table-cell office:value-type="float" office:value="24622" table:style-name="ce7">
            <text:p>24,622<text:s/></text:p>
          </table:table-cell>
          <table:table-cell office:value-type="float" office:value="24513" table:style-name="ce7">
            <text:p>24,513<text:s/></text:p>
          </table:table-cell>
          <table:table-cell office:value-type="float" office:value="58457" table:style-name="ce7">
            <text:p>58,457<text:s/></text:p>
          </table:table-cell>
          <table:table-cell office:value-type="float" office:value="19689" table:style-name="ce7">
            <text:p>19,689<text:s/></text:p>
          </table:table-cell>
          <table:table-cell office:value-type="float" office:value="30364" table:style-name="ce7">
            <text:p>30,364<text:s/></text:p>
          </table:table-cell>
          <table:table-cell office:value-type="float" office:value="30288" table:style-name="ce7">
            <text:p>30,288<text:s/></text:p>
          </table:table-cell>
          <table:table-cell office:value-type="float" office:value="18683" table:style-name="ce7">
            <text:p>18,683<text:s/></text:p>
          </table:table-cell>
          <table:table-cell office:value-type="float" office:value="56205" table:style-name="ce7">
            <text:p>56,205<text:s/></text:p>
          </table:table-cell>
          <table:table-cell office:value-type="float" office:value="17968" table:style-name="ce7">
            <text:p>17,968<text:s/></text:p>
          </table:table-cell>
          <table:table-cell office:value-type="float" office:value="14708" table:style-name="ce7">
            <text:p>14,708<text:s/></text:p>
          </table:table-cell>
          <table:table-cell office:value-type="float" office:value="13053" table:style-name="ce7">
            <text:p>13,053<text:s/></text:p>
          </table:table-cell>
          <table:table-cell office:value-type="float" office:value="19459" table:style-name="ce7">
            <text:p>19,459<text:s/></text:p>
          </table:table-cell>
          <table:table-cell office:value-type="float" office:value="12048" table:style-name="ce7">
            <text:p>12,048<text:s/></text:p>
          </table:table-cell>
          <table:table-cell office:value-type="float" office:value="43041" table:style-name="ce7">
            <text:p>43,041<text:s/></text:p>
          </table:table-cell>
          <table:table-cell office:value-type="float" office:value="17731" table:style-name="ce7">
            <text:p>17,731<text:s/></text:p>
          </table:table-cell>
          <table:table-cell office:value-type="float" office:value="7730" table:style-name="ce7">
            <text:p>7,730<text:s/></text:p>
          </table:table-cell>
          <table:table-cell office:value-type="float" office:value="13105" table:style-name="ce7">
            <text:p>13,105<text:s/></text:p>
          </table:table-cell>
          <table:table-cell office:value-type="float" office:value="36086" table:style-name="ce7">
            <text:p>36,086<text:s/></text:p>
          </table:table-cell>
          <table:table-cell office:value-type="float" office:value="20961" table:style-name="ce7">
            <text:p>20,961<text:s/></text:p>
          </table:table-cell>
          <table:table-cell office:value-type="float" office:value="22875" table:style-name="ce7">
            <text:p>22,875<text:s/></text:p>
          </table:table-cell>
          <table:table-cell office:value-type="float" office:value="23709" table:style-name="ce7">
            <text:p>23,709<text:s/></text:p>
          </table:table-cell>
          <table:table-cell office:value-type="float" office:value="6393" table:style-name="ce7">
            <text:p>6,393<text:s/></text:p>
          </table:table-cell>
          <table:table-cell office:value-type="float" office:value="9251" table:style-name="ce7">
            <text:p>9,251<text:s/></text:p>
          </table:table-cell>
          <table:table-cell office:value-type="float" office:value="4678" table:style-name="ce7">
            <text:p>4,678<text:s/></text:p>
          </table:table-cell>
          <table:table-cell office:value-type="float" office:value="4606" table:style-name="ce7">
            <text:p>4,606<text:s/></text:p>
          </table:table-cell>
          <table:table-cell office:value-type="float" office:value="6759" table:style-name="ce7">
            <text:p>6,759<text:s/></text:p>
          </table:table-cell>
          <table:table-cell office:value-type="float" office:value="9001" table:style-name="ce7">
            <text:p>9,001<text:s/></text:p>
          </table:table-cell>
          <table:table-cell office:value-type="float" office:value="9150" table:style-name="ce7">
            <text:p>9,150<text:s/></text:p>
          </table:table-cell>
          <table:table-cell office:value-type="float" office:value="10865" table:style-name="ce7">
            <text:p>10,865<text:s/></text:p>
          </table:table-cell>
          <table:table-cell office:value-type="float" office:value="15495" table:style-name="ce7">
            <text:p>15,495<text:s/></text:p>
          </table:table-cell>
          <table:table-cell office:value-type="float" office:value="26004" table:style-name="ce7">
            <text:p>26,004<text:s/></text:p>
          </table:table-cell>
          <table:table-cell office:value-type="float" office:value="22463" table:style-name="ce7">
            <text:p>22,463<text:s/></text:p>
          </table:table-cell>
          <table:table-cell office:value-type="float" office:value="13503" table:style-name="ce7">
            <text:p>13,503<text:s/></text:p>
          </table:table-cell>
          <table:table-cell office:value-type="float" office:value="10648" table:style-name="ce7">
            <text:p>10,648<text:s/></text:p>
          </table:table-cell>
          <table:table-cell office:value-type="float" office:value="11141" table:style-name="ce7">
            <text:p>11,141<text:s/></text:p>
          </table:table-cell>
          <table:table-cell office:value-type="float" office:value="11636" table:style-name="ce7">
            <text:p>11,636<text:s/></text:p>
          </table:table-cell>
          <table:table-cell office:value-type="float" office:value="10476" table:style-name="ce7">
            <text:p>10,476<text:s/></text:p>
          </table:table-cell>
          <table:table-cell office:value-type="float" office:value="9084" table:style-name="ce7">
            <text:p>9,084<text:s/></text:p>
          </table:table-cell>
          <table:table-cell office:value-type="float" office:value="8324" table:style-name="ce7">
            <text:p>8,324<text:s/></text:p>
          </table:table-cell>
          <table:table-cell office:value-type="float" office:value="1409" table:style-name="ce7">
            <text:p>1,409<text:s/></text:p>
          </table:table-cell>
          <table:table-cell office:value-type="float" office:value="1162" table:style-name="ce7">
            <text:p>1,162<text:s/></text:p>
          </table:table-cell>
          <table:table-cell office:value-type="float" office:value="1757" table:style-name="ce7">
            <text:p>1,757<text:s/></text:p>
          </table:table-cell>
          <table:table-cell office:value-type="float" office:value="2015" table:style-name="ce7">
            <text:p>2,015<text:s/></text:p>
          </table:table-cell>
          <table:table-cell office:value-type="float" office:value="1323" table:style-name="ce7">
            <text:p>1,323<text:s/></text:p>
          </table:table-cell>
          <table:table-cell office:value-type="float" office:value="1787" table:style-name="ce7">
            <text:p>1,787<text:s/></text:p>
          </table:table-cell>
          <table:table-cell office:value-type="float" office:value="1232" table:style-name="ce7">
            <text:p>1,232<text:s/></text:p>
          </table:table-cell>
          <table:table-cell office:value-type="float" office:value="1679" table:style-name="ce7">
            <text:p>1,679<text:s/></text:p>
          </table:table-cell>
          <table:table-cell office:value-type="float" office:value="504" table:style-name="ce7">
            <text:p>504<text:s/></text:p>
          </table:table-cell>
          <table:table-cell office:value-type="float" office:value="1808" table:style-name="ce7">
            <text:p>1,808<text:s/></text:p>
          </table:table-cell>
          <table:table-cell office:value-type="float" office:value="1674" table:style-name="ce7">
            <text:p>1,674<text:s/></text:p>
          </table:table-cell>
          <table:table-cell table:number-columns-repeated="16264"/>
        </table:table-row>
        <table:table-row table:style-name="ro2">
          <table:table-cell office:value-type="date" office:date-value="2023-07-28T00:00:00" table:style-name="ce6">
            <text:p>2023/7/28</text:p>
          </table:table-cell>
          <table:table-cell office:value-type="float" office:value="4414" table:style-name="ce7">
            <text:p>4,414<text:s/></text:p>
          </table:table-cell>
          <table:table-cell office:value-type="float" office:value="14045" table:style-name="ce7">
            <text:p>14,045<text:s/></text:p>
          </table:table-cell>
          <table:table-cell office:value-type="float" office:value="42968" table:style-name="ce7">
            <text:p>42,968<text:s/></text:p>
          </table:table-cell>
          <table:table-cell office:value-type="float" office:value="46797" table:style-name="ce7">
            <text:p>46,797<text:s/></text:p>
          </table:table-cell>
          <table:table-cell office:value-type="float" office:value="24158" table:style-name="ce7">
            <text:p>24,158<text:s/></text:p>
          </table:table-cell>
          <table:table-cell office:value-type="float" office:value="14593" table:style-name="ce7">
            <text:p>14,593<text:s/></text:p>
          </table:table-cell>
          <table:table-cell office:value-type="float" office:value="11082" table:style-name="ce7">
            <text:p>11,082<text:s/></text:p>
          </table:table-cell>
          <table:table-cell office:value-type="float" office:value="4281" table:style-name="ce7">
            <text:p>4,281<text:s/></text:p>
          </table:table-cell>
          <table:table-cell office:value-type="float" office:value="3620" table:style-name="ce7">
            <text:p>3,620<text:s/></text:p>
          </table:table-cell>
          <table:table-cell office:value-type="float" office:value="10745" table:style-name="ce7">
            <text:p>10,745<text:s/></text:p>
          </table:table-cell>
          <table:table-cell office:value-type="float" office:value="2685" table:style-name="ce7">
            <text:p>2,685<text:s/></text:p>
          </table:table-cell>
          <table:table-cell office:value-type="float" office:value="3625" table:style-name="ce7">
            <text:p>3,625<text:s/></text:p>
          </table:table-cell>
          <table:table-cell office:value-type="float" office:value="5645" table:style-name="ce7">
            <text:p>5,645<text:s/></text:p>
          </table:table-cell>
          <table:table-cell office:value-type="float" office:value="8347" table:style-name="ce7">
            <text:p>8,347<text:s/></text:p>
          </table:table-cell>
          <table:table-cell office:value-type="float" office:value="13112" table:style-name="ce7">
            <text:p>13,112<text:s/></text:p>
          </table:table-cell>
          <table:table-cell office:value-type="float" office:value="15887" table:style-name="ce7">
            <text:p>15,887<text:s/></text:p>
          </table:table-cell>
          <table:table-cell office:value-type="float" office:value="17733" table:style-name="ce7">
            <text:p>17,733<text:s/></text:p>
          </table:table-cell>
          <table:table-cell office:value-type="float" office:value="5626" table:style-name="ce7">
            <text:p>5,626<text:s/></text:p>
          </table:table-cell>
          <table:table-cell office:value-type="float" office:value="10093" table:style-name="ce7">
            <text:p>10,093<text:s/></text:p>
          </table:table-cell>
          <table:table-cell office:value-type="float" office:value="3361" table:style-name="ce7">
            <text:p>3,361<text:s/></text:p>
          </table:table-cell>
          <table:table-cell office:value-type="float" office:value="8372" table:style-name="ce7">
            <text:p>8,372<text:s/></text:p>
          </table:table-cell>
          <table:table-cell office:value-type="float" office:value="8191" table:style-name="ce7">
            <text:p>8,191<text:s/></text:p>
          </table:table-cell>
          <table:table-cell office:value-type="float" office:value="7233" table:style-name="ce7">
            <text:p>7,233<text:s/></text:p>
          </table:table-cell>
          <table:table-cell office:value-type="float" office:value="37294" table:style-name="ce7">
            <text:p>37,294<text:s/></text:p>
          </table:table-cell>
          <table:table-cell office:value-type="float" office:value="3243" table:style-name="ce7">
            <text:p>3,243<text:s/></text:p>
          </table:table-cell>
          <table:table-cell office:value-type="float" office:value="11687" table:style-name="ce7">
            <text:p>11,687<text:s/></text:p>
          </table:table-cell>
          <table:table-cell office:value-type="float" office:value="12420" table:style-name="ce7">
            <text:p>12,420<text:s/></text:p>
          </table:table-cell>
          <table:table-cell office:value-type="float" office:value="14907" table:style-name="ce7">
            <text:p>14,907<text:s/></text:p>
          </table:table-cell>
          <table:table-cell office:value-type="float" office:value="20990" table:style-name="ce7">
            <text:p>20,990<text:s/></text:p>
          </table:table-cell>
          <table:table-cell office:value-type="float" office:value="14954" table:style-name="ce7">
            <text:p>14,954<text:s/></text:p>
          </table:table-cell>
          <table:table-cell office:value-type="float" office:value="10051" table:style-name="ce7">
            <text:p>10,051<text:s/></text:p>
          </table:table-cell>
          <table:table-cell office:value-type="float" office:value="25862" table:style-name="ce7">
            <text:p>25,862<text:s/></text:p>
          </table:table-cell>
          <table:table-cell office:value-type="float" office:value="16514" table:style-name="ce7">
            <text:p>16,514<text:s/></text:p>
          </table:table-cell>
          <table:table-cell office:value-type="float" office:value="32048" table:style-name="ce7">
            <text:p>32,048<text:s/></text:p>
          </table:table-cell>
          <table:table-cell office:value-type="float" office:value="26999" table:style-name="ce7">
            <text:p>26,999<text:s/></text:p>
          </table:table-cell>
          <table:table-cell office:value-type="float" office:value="9274" table:style-name="ce7">
            <text:p>9,274<text:s/></text:p>
          </table:table-cell>
          <table:table-cell office:value-type="float" office:value="33271" table:style-name="ce7">
            <text:p>33,271<text:s/></text:p>
          </table:table-cell>
          <table:table-cell office:value-type="float" office:value="24802" table:style-name="ce7">
            <text:p>24,802<text:s/></text:p>
          </table:table-cell>
          <table:table-cell office:value-type="float" office:value="23110" table:style-name="ce7">
            <text:p>23,110<text:s/></text:p>
          </table:table-cell>
          <table:table-cell office:value-type="float" office:value="19395" table:style-name="ce7">
            <text:p>19,395<text:s/></text:p>
          </table:table-cell>
          <table:table-cell office:value-type="float" office:value="23587" table:style-name="ce7">
            <text:p>23,587<text:s/></text:p>
          </table:table-cell>
          <table:table-cell office:value-type="float" office:value="151857" table:style-name="ce7">
            <text:p>151,857<text:s/></text:p>
          </table:table-cell>
          <table:table-cell office:value-type="float" office:value="50658" table:style-name="ce7">
            <text:p>50,658<text:s/></text:p>
          </table:table-cell>
          <table:table-cell office:value-type="float" office:value="22050" table:style-name="ce7">
            <text:p>22,050<text:s/></text:p>
          </table:table-cell>
          <table:table-cell office:value-type="float" office:value="22303" table:style-name="ce7">
            <text:p>22,303<text:s/></text:p>
          </table:table-cell>
          <table:table-cell office:value-type="float" office:value="24235" table:style-name="ce7">
            <text:p>24,235<text:s/></text:p>
          </table:table-cell>
          <table:table-cell office:value-type="float" office:value="25674" table:style-name="ce7">
            <text:p>25,674<text:s/></text:p>
          </table:table-cell>
          <table:table-cell office:value-type="float" office:value="24962" table:style-name="ce7">
            <text:p>24,962<text:s/></text:p>
          </table:table-cell>
          <table:table-cell office:value-type="float" office:value="23189" table:style-name="ce7">
            <text:p>23,189<text:s/></text:p>
          </table:table-cell>
          <table:table-cell office:value-type="float" office:value="12486" table:style-name="ce7">
            <text:p>12,486<text:s/></text:p>
          </table:table-cell>
          <table:table-cell office:value-type="float" office:value="27624" table:style-name="ce7">
            <text:p>27,624<text:s/></text:p>
          </table:table-cell>
          <table:table-cell office:value-type="float" office:value="7412" table:style-name="ce7">
            <text:p>7,412<text:s/></text:p>
          </table:table-cell>
          <table:table-cell office:value-type="float" office:value="9037" table:style-name="ce7">
            <text:p>9,037<text:s/></text:p>
          </table:table-cell>
          <table:table-cell office:value-type="float" office:value="16768" table:style-name="ce7">
            <text:p>16,768<text:s/></text:p>
          </table:table-cell>
          <table:table-cell office:value-type="float" office:value="5505" table:style-name="ce7">
            <text:p>5,505<text:s/></text:p>
          </table:table-cell>
          <table:table-cell office:value-type="float" office:value="3903" table:style-name="ce7">
            <text:p>3,903<text:s/></text:p>
          </table:table-cell>
          <table:table-cell office:value-type="float" office:value="3198" table:style-name="ce7">
            <text:p>3,198<text:s/></text:p>
          </table:table-cell>
          <table:table-cell office:value-type="float" office:value="11713" table:style-name="ce7">
            <text:p>11,713<text:s/></text:p>
          </table:table-cell>
          <table:table-cell office:value-type="float" office:value="8939" table:style-name="ce7">
            <text:p>8,939<text:s/></text:p>
          </table:table-cell>
          <table:table-cell office:value-type="float" office:value="11287" table:style-name="ce7">
            <text:p>11,287<text:s/></text:p>
          </table:table-cell>
          <table:table-cell office:value-type="float" office:value="30894" table:style-name="ce7">
            <text:p>30,894<text:s/></text:p>
          </table:table-cell>
          <table:table-cell office:value-type="float" office:value="9489" table:style-name="ce7">
            <text:p>9,489<text:s/></text:p>
          </table:table-cell>
          <table:table-cell office:value-type="float" office:value="13047" table:style-name="ce7">
            <text:p>13,047<text:s/></text:p>
          </table:table-cell>
          <table:table-cell office:value-type="float" office:value="8500" table:style-name="ce7">
            <text:p>8,500<text:s/></text:p>
          </table:table-cell>
          <table:table-cell office:value-type="float" office:value="21784" table:style-name="ce7">
            <text:p>21,784<text:s/></text:p>
          </table:table-cell>
          <table:table-cell office:value-type="float" office:value="24676" table:style-name="ce7">
            <text:p>24,676<text:s/></text:p>
          </table:table-cell>
          <table:table-cell office:value-type="float" office:value="29934" table:style-name="ce7">
            <text:p>29,934<text:s/></text:p>
          </table:table-cell>
          <table:table-cell office:value-type="float" office:value="39072" table:style-name="ce7">
            <text:p>39,072<text:s/></text:p>
          </table:table-cell>
          <table:table-cell office:value-type="float" office:value="38340" table:style-name="ce7">
            <text:p>38,340<text:s/></text:p>
          </table:table-cell>
          <table:table-cell office:value-type="float" office:value="27337" table:style-name="ce7">
            <text:p>27,337<text:s/></text:p>
          </table:table-cell>
          <table:table-cell office:value-type="float" office:value="27796" table:style-name="ce7">
            <text:p>27,796<text:s/></text:p>
          </table:table-cell>
          <table:table-cell office:value-type="float" office:value="70641" table:style-name="ce7">
            <text:p>70,641<text:s/></text:p>
          </table:table-cell>
          <table:table-cell office:value-type="float" office:value="21535" table:style-name="ce7">
            <text:p>21,535<text:s/></text:p>
          </table:table-cell>
          <table:table-cell office:value-type="float" office:value="35137" table:style-name="ce7">
            <text:p>35,137<text:s/></text:p>
          </table:table-cell>
          <table:table-cell office:value-type="float" office:value="35710" table:style-name="ce7">
            <text:p>35,710<text:s/></text:p>
          </table:table-cell>
          <table:table-cell office:value-type="float" office:value="21824" table:style-name="ce7">
            <text:p>21,824<text:s/></text:p>
          </table:table-cell>
          <table:table-cell office:value-type="float" office:value="67431" table:style-name="ce7">
            <text:p>67,431<text:s/></text:p>
          </table:table-cell>
          <table:table-cell office:value-type="float" office:value="20007" table:style-name="ce7">
            <text:p>20,007<text:s/></text:p>
          </table:table-cell>
          <table:table-cell office:value-type="float" office:value="16621" table:style-name="ce7">
            <text:p>16,621<text:s/></text:p>
          </table:table-cell>
          <table:table-cell office:value-type="float" office:value="14396" table:style-name="ce7">
            <text:p>14,396<text:s/></text:p>
          </table:table-cell>
          <table:table-cell office:value-type="float" office:value="23530" table:style-name="ce7">
            <text:p>23,530<text:s/></text:p>
          </table:table-cell>
          <table:table-cell office:value-type="float" office:value="13772" table:style-name="ce7">
            <text:p>13,772<text:s/></text:p>
          </table:table-cell>
          <table:table-cell office:value-type="float" office:value="48236" table:style-name="ce7">
            <text:p>48,236<text:s/></text:p>
          </table:table-cell>
          <table:table-cell office:value-type="float" office:value="20179" table:style-name="ce7">
            <text:p>20,179<text:s/></text:p>
          </table:table-cell>
          <table:table-cell office:value-type="float" office:value="8942" table:style-name="ce7">
            <text:p>8,942<text:s/></text:p>
          </table:table-cell>
          <table:table-cell office:value-type="float" office:value="14787" table:style-name="ce7">
            <text:p>14,787<text:s/></text:p>
          </table:table-cell>
          <table:table-cell office:value-type="float" office:value="39372" table:style-name="ce7">
            <text:p>39,372<text:s/></text:p>
          </table:table-cell>
          <table:table-cell office:value-type="float" office:value="22737" table:style-name="ce7">
            <text:p>22,737<text:s/></text:p>
          </table:table-cell>
          <table:table-cell office:value-type="float" office:value="23876" table:style-name="ce7">
            <text:p>23,876<text:s/></text:p>
          </table:table-cell>
          <table:table-cell office:value-type="float" office:value="26970" table:style-name="ce7">
            <text:p>26,970<text:s/></text:p>
          </table:table-cell>
          <table:table-cell office:value-type="float" office:value="6702" table:style-name="ce7">
            <text:p>6,702<text:s/></text:p>
          </table:table-cell>
          <table:table-cell office:value-type="float" office:value="10077" table:style-name="ce7">
            <text:p>10,077<text:s/></text:p>
          </table:table-cell>
          <table:table-cell office:value-type="float" office:value="4912" table:style-name="ce7">
            <text:p>4,912<text:s/></text:p>
          </table:table-cell>
          <table:table-cell office:value-type="float" office:value="4928" table:style-name="ce7">
            <text:p>4,928<text:s/></text:p>
          </table:table-cell>
          <table:table-cell office:value-type="float" office:value="7567" table:style-name="ce7">
            <text:p>7,567<text:s/></text:p>
          </table:table-cell>
          <table:table-cell office:value-type="float" office:value="9737" table:style-name="ce7">
            <text:p>9,737<text:s/></text:p>
          </table:table-cell>
          <table:table-cell office:value-type="float" office:value="10247" table:style-name="ce7">
            <text:p>10,247<text:s/></text:p>
          </table:table-cell>
          <table:table-cell office:value-type="float" office:value="13064" table:style-name="ce7">
            <text:p>13,064<text:s/></text:p>
          </table:table-cell>
          <table:table-cell office:value-type="float" office:value="17081" table:style-name="ce7">
            <text:p>17,081<text:s/></text:p>
          </table:table-cell>
          <table:table-cell office:value-type="float" office:value="28555" table:style-name="ce7">
            <text:p>28,555<text:s/></text:p>
          </table:table-cell>
          <table:table-cell office:value-type="float" office:value="25175" table:style-name="ce7">
            <text:p>25,175<text:s/></text:p>
          </table:table-cell>
          <table:table-cell office:value-type="float" office:value="15155" table:style-name="ce7">
            <text:p>15,155<text:s/></text:p>
          </table:table-cell>
          <table:table-cell office:value-type="float" office:value="11545" table:style-name="ce7">
            <text:p>11,545<text:s/></text:p>
          </table:table-cell>
          <table:table-cell office:value-type="float" office:value="12568" table:style-name="ce7">
            <text:p>12,568<text:s/></text:p>
          </table:table-cell>
          <table:table-cell office:value-type="float" office:value="12656" table:style-name="ce7">
            <text:p>12,656<text:s/></text:p>
          </table:table-cell>
          <table:table-cell office:value-type="float" office:value="11746" table:style-name="ce7">
            <text:p>11,746<text:s/></text:p>
          </table:table-cell>
          <table:table-cell office:value-type="float" office:value="10100" table:style-name="ce7">
            <text:p>10,100<text:s/></text:p>
          </table:table-cell>
          <table:table-cell office:value-type="float" office:value="9320" table:style-name="ce7">
            <text:p>9,320<text:s/></text:p>
          </table:table-cell>
          <table:table-cell office:value-type="float" office:value="1770" table:style-name="ce7">
            <text:p>1,770<text:s/></text:p>
          </table:table-cell>
          <table:table-cell office:value-type="float" office:value="1324" table:style-name="ce7">
            <text:p>1,324<text:s/></text:p>
          </table:table-cell>
          <table:table-cell office:value-type="float" office:value="1888" table:style-name="ce7">
            <text:p>1,888<text:s/></text:p>
          </table:table-cell>
          <table:table-cell office:value-type="float" office:value="2262" table:style-name="ce7">
            <text:p>2,262<text:s/></text:p>
          </table:table-cell>
          <table:table-cell office:value-type="float" office:value="1450" table:style-name="ce7">
            <text:p>1,450<text:s/></text:p>
          </table:table-cell>
          <table:table-cell office:value-type="float" office:value="1893" table:style-name="ce7">
            <text:p>1,893<text:s/></text:p>
          </table:table-cell>
          <table:table-cell office:value-type="float" office:value="1297" table:style-name="ce7">
            <text:p>1,297<text:s/></text:p>
          </table:table-cell>
          <table:table-cell office:value-type="float" office:value="2146" table:style-name="ce7">
            <text:p>2,146<text:s/></text:p>
          </table:table-cell>
          <table:table-cell office:value-type="float" office:value="653" table:style-name="ce7">
            <text:p>653<text:s/></text:p>
          </table:table-cell>
          <table:table-cell office:value-type="float" office:value="2052" table:style-name="ce7">
            <text:p>2,052<text:s/></text:p>
          </table:table-cell>
          <table:table-cell office:value-type="float" office:value="1836" table:style-name="ce7">
            <text:p>1,836<text:s/></text:p>
          </table:table-cell>
          <table:table-cell table:number-columns-repeated="16264"/>
        </table:table-row>
        <table:table-row table:style-name="ro2">
          <table:table-cell office:value-type="date" office:date-value="2023-07-29T00:00:00" table:style-name="ce6">
            <text:p>2023/7/29</text:p>
          </table:table-cell>
          <table:table-cell office:value-type="float" office:value="4750" table:style-name="ce7">
            <text:p>4,750<text:s/></text:p>
          </table:table-cell>
          <table:table-cell office:value-type="float" office:value="8633" table:style-name="ce7">
            <text:p>8,633<text:s/></text:p>
          </table:table-cell>
          <table:table-cell office:value-type="float" office:value="23722" table:style-name="ce7">
            <text:p>23,722<text:s/></text:p>
          </table:table-cell>
          <table:table-cell office:value-type="float" office:value="44880" table:style-name="ce7">
            <text:p>44,880<text:s/></text:p>
          </table:table-cell>
          <table:table-cell office:value-type="float" office:value="15922" table:style-name="ce7">
            <text:p>15,922<text:s/></text:p>
          </table:table-cell>
          <table:table-cell office:value-type="float" office:value="9661" table:style-name="ce7">
            <text:p>9,661<text:s/></text:p>
          </table:table-cell>
          <table:table-cell office:value-type="float" office:value="7325" table:style-name="ce7">
            <text:p>7,325<text:s/></text:p>
          </table:table-cell>
          <table:table-cell office:value-type="float" office:value="3497" table:style-name="ce7">
            <text:p>3,497<text:s/></text:p>
          </table:table-cell>
          <table:table-cell office:value-type="float" office:value="2545" table:style-name="ce7">
            <text:p>2,545<text:s/></text:p>
          </table:table-cell>
          <table:table-cell office:value-type="float" office:value="7175" table:style-name="ce7">
            <text:p>7,175<text:s/></text:p>
          </table:table-cell>
          <table:table-cell office:value-type="float" office:value="1783" table:style-name="ce7">
            <text:p>1,783<text:s/></text:p>
          </table:table-cell>
          <table:table-cell office:value-type="float" office:value="2995" table:style-name="ce7">
            <text:p>2,995<text:s/></text:p>
          </table:table-cell>
          <table:table-cell office:value-type="float" office:value="7838" table:style-name="ce7">
            <text:p>7,838<text:s/></text:p>
          </table:table-cell>
          <table:table-cell office:value-type="float" office:value="5817" table:style-name="ce7">
            <text:p>5,817<text:s/></text:p>
          </table:table-cell>
          <table:table-cell office:value-type="float" office:value="12800" table:style-name="ce7">
            <text:p>12,800<text:s/></text:p>
          </table:table-cell>
          <table:table-cell office:value-type="float" office:value="4825" table:style-name="ce7">
            <text:p>4,825<text:s/></text:p>
          </table:table-cell>
          <table:table-cell office:value-type="float" office:value="6588" table:style-name="ce7">
            <text:p>6,588<text:s/></text:p>
          </table:table-cell>
          <table:table-cell office:value-type="float" office:value="3974" table:style-name="ce7">
            <text:p>3,974<text:s/></text:p>
          </table:table-cell>
          <table:table-cell office:value-type="float" office:value="8235" table:style-name="ce7">
            <text:p>8,235<text:s/></text:p>
          </table:table-cell>
          <table:table-cell office:value-type="float" office:value="3211" table:style-name="ce7">
            <text:p>3,211<text:s/></text:p>
          </table:table-cell>
          <table:table-cell office:value-type="float" office:value="5590" table:style-name="ce7">
            <text:p>5,590<text:s/></text:p>
          </table:table-cell>
          <table:table-cell office:value-type="float" office:value="6322" table:style-name="ce7">
            <text:p>6,322<text:s/></text:p>
          </table:table-cell>
          <table:table-cell office:value-type="float" office:value="2479" table:style-name="ce7">
            <text:p>2,479<text:s/></text:p>
          </table:table-cell>
          <table:table-cell office:value-type="float" office:value="23327" table:style-name="ce7">
            <text:p>23,327<text:s/></text:p>
          </table:table-cell>
          <table:table-cell office:value-type="float" office:value="3507" table:style-name="ce7">
            <text:p>3,507<text:s/></text:p>
          </table:table-cell>
          <table:table-cell office:value-type="float" office:value="10891" table:style-name="ce7">
            <text:p>10,891<text:s/></text:p>
          </table:table-cell>
          <table:table-cell office:value-type="float" office:value="9290" table:style-name="ce7">
            <text:p>9,290<text:s/></text:p>
          </table:table-cell>
          <table:table-cell office:value-type="float" office:value="11697" table:style-name="ce7">
            <text:p>11,697<text:s/></text:p>
          </table:table-cell>
          <table:table-cell office:value-type="float" office:value="14105" table:style-name="ce7">
            <text:p>14,105<text:s/></text:p>
          </table:table-cell>
          <table:table-cell office:value-type="float" office:value="13604" table:style-name="ce7">
            <text:p>13,604<text:s/></text:p>
          </table:table-cell>
          <table:table-cell office:value-type="float" office:value="8290" table:style-name="ce7">
            <text:p>8,290<text:s/></text:p>
          </table:table-cell>
          <table:table-cell office:value-type="float" office:value="24737" table:style-name="ce7">
            <text:p>24,737<text:s/></text:p>
          </table:table-cell>
          <table:table-cell office:value-type="float" office:value="12984" table:style-name="ce7">
            <text:p>12,984<text:s/></text:p>
          </table:table-cell>
          <table:table-cell office:value-type="float" office:value="23484" table:style-name="ce7">
            <text:p>23,484<text:s/></text:p>
          </table:table-cell>
          <table:table-cell office:value-type="float" office:value="19444" table:style-name="ce7">
            <text:p>19,444<text:s/></text:p>
          </table:table-cell>
          <table:table-cell office:value-type="float" office:value="4180" table:style-name="ce7">
            <text:p>4,180<text:s/></text:p>
          </table:table-cell>
          <table:table-cell office:value-type="float" office:value="27097" table:style-name="ce7">
            <text:p>27,097<text:s/></text:p>
          </table:table-cell>
          <table:table-cell office:value-type="float" office:value="18887" table:style-name="ce7">
            <text:p>18,887<text:s/></text:p>
          </table:table-cell>
          <table:table-cell office:value-type="float" office:value="17476" table:style-name="ce7">
            <text:p>17,476<text:s/></text:p>
          </table:table-cell>
          <table:table-cell office:value-type="float" office:value="15077" table:style-name="ce7">
            <text:p>15,077<text:s/></text:p>
          </table:table-cell>
          <table:table-cell office:value-type="float" office:value="9948" table:style-name="ce7">
            <text:p>9,948<text:s/></text:p>
          </table:table-cell>
          <table:table-cell office:value-type="float" office:value="151955" table:style-name="ce7">
            <text:p>151,955<text:s/></text:p>
          </table:table-cell>
          <table:table-cell office:value-type="float" office:value="51534" table:style-name="ce7">
            <text:p>51,534<text:s/></text:p>
          </table:table-cell>
          <table:table-cell office:value-type="float" office:value="17758" table:style-name="ce7">
            <text:p>17,758<text:s/></text:p>
          </table:table-cell>
          <table:table-cell office:value-type="float" office:value="16217" table:style-name="ce7">
            <text:p>16,217<text:s/></text:p>
          </table:table-cell>
          <table:table-cell office:value-type="float" office:value="27002" table:style-name="ce7">
            <text:p>27,002<text:s/></text:p>
          </table:table-cell>
          <table:table-cell office:value-type="float" office:value="26524" table:style-name="ce7">
            <text:p>26,524<text:s/></text:p>
          </table:table-cell>
          <table:table-cell office:value-type="float" office:value="23370" table:style-name="ce7">
            <text:p>23,370<text:s/></text:p>
          </table:table-cell>
          <table:table-cell office:value-type="float" office:value="18505" table:style-name="ce7">
            <text:p>18,505<text:s/></text:p>
          </table:table-cell>
          <table:table-cell office:value-type="float" office:value="8936" table:style-name="ce7">
            <text:p>8,936<text:s/></text:p>
          </table:table-cell>
          <table:table-cell office:value-type="float" office:value="20555" table:style-name="ce7">
            <text:p>20,555<text:s/></text:p>
          </table:table-cell>
          <table:table-cell office:value-type="float" office:value="6112" table:style-name="ce7">
            <text:p>6,112<text:s/></text:p>
          </table:table-cell>
          <table:table-cell office:value-type="float" office:value="6228" table:style-name="ce7">
            <text:p>6,228<text:s/></text:p>
          </table:table-cell>
          <table:table-cell office:value-type="float" office:value="14719" table:style-name="ce7">
            <text:p>14,719<text:s/></text:p>
          </table:table-cell>
          <table:table-cell office:value-type="float" office:value="5170" table:style-name="ce7">
            <text:p>5,170<text:s/></text:p>
          </table:table-cell>
          <table:table-cell office:value-type="float" office:value="3333" table:style-name="ce7">
            <text:p>3,333<text:s/></text:p>
          </table:table-cell>
          <table:table-cell office:value-type="float" office:value="1848" table:style-name="ce7">
            <text:p>1,848<text:s/></text:p>
          </table:table-cell>
          <table:table-cell office:value-type="float" office:value="7883" table:style-name="ce7">
            <text:p>7,883<text:s/></text:p>
          </table:table-cell>
          <table:table-cell office:value-type="float" office:value="7977" table:style-name="ce7">
            <text:p>7,977<text:s/></text:p>
          </table:table-cell>
          <table:table-cell office:value-type="float" office:value="9708" table:style-name="ce7">
            <text:p>9,708<text:s/></text:p>
          </table:table-cell>
          <table:table-cell office:value-type="float" office:value="35019" table:style-name="ce7">
            <text:p>35,019<text:s/></text:p>
          </table:table-cell>
          <table:table-cell office:value-type="float" office:value="6070" table:style-name="ce7">
            <text:p>6,070<text:s/></text:p>
          </table:table-cell>
          <table:table-cell office:value-type="float" office:value="10116" table:style-name="ce7">
            <text:p>10,116<text:s/></text:p>
          </table:table-cell>
          <table:table-cell office:value-type="float" office:value="6421" table:style-name="ce7">
            <text:p>6,421<text:s/></text:p>
          </table:table-cell>
          <table:table-cell office:value-type="float" office:value="16547" table:style-name="ce7">
            <text:p>16,547<text:s/></text:p>
          </table:table-cell>
          <table:table-cell office:value-type="float" office:value="16370" table:style-name="ce7">
            <text:p>16,370<text:s/></text:p>
          </table:table-cell>
          <table:table-cell office:value-type="float" office:value="26423" table:style-name="ce7">
            <text:p>26,423<text:s/></text:p>
          </table:table-cell>
          <table:table-cell office:value-type="float" office:value="35763" table:style-name="ce7">
            <text:p>35,763<text:s/></text:p>
          </table:table-cell>
          <table:table-cell office:value-type="float" office:value="29425" table:style-name="ce7">
            <text:p>29,425<text:s/></text:p>
          </table:table-cell>
          <table:table-cell office:value-type="float" office:value="21794" table:style-name="ce7">
            <text:p>21,794<text:s/></text:p>
          </table:table-cell>
          <table:table-cell office:value-type="float" office:value="26751" table:style-name="ce7">
            <text:p>26,751<text:s/></text:p>
          </table:table-cell>
          <table:table-cell office:value-type="float" office:value="74090" table:style-name="ce7">
            <text:p>74,090<text:s/></text:p>
          </table:table-cell>
          <table:table-cell office:value-type="float" office:value="14105" table:style-name="ce7">
            <text:p>14,105<text:s/></text:p>
          </table:table-cell>
          <table:table-cell office:value-type="float" office:value="32286" table:style-name="ce7">
            <text:p>32,286<text:s/></text:p>
          </table:table-cell>
          <table:table-cell office:value-type="float" office:value="28269" table:style-name="ce7">
            <text:p>28,269<text:s/></text:p>
          </table:table-cell>
          <table:table-cell office:value-type="float" office:value="16750" table:style-name="ce7">
            <text:p>16,750<text:s/></text:p>
          </table:table-cell>
          <table:table-cell office:value-type="float" office:value="59136" table:style-name="ce7">
            <text:p>59,136<text:s/></text:p>
          </table:table-cell>
          <table:table-cell office:value-type="float" office:value="15484" table:style-name="ce7">
            <text:p>15,484<text:s/></text:p>
          </table:table-cell>
          <table:table-cell office:value-type="float" office:value="13326" table:style-name="ce7">
            <text:p>13,326<text:s/></text:p>
          </table:table-cell>
          <table:table-cell office:value-type="float" office:value="8132" table:style-name="ce7">
            <text:p>8,132<text:s/></text:p>
          </table:table-cell>
          <table:table-cell office:value-type="float" office:value="19615" table:style-name="ce7">
            <text:p>19,615<text:s/></text:p>
          </table:table-cell>
          <table:table-cell office:value-type="float" office:value="9917" table:style-name="ce7">
            <text:p>9,917<text:s/></text:p>
          </table:table-cell>
          <table:table-cell office:value-type="float" office:value="52683" table:style-name="ce7">
            <text:p>52,683<text:s/></text:p>
          </table:table-cell>
          <table:table-cell office:value-type="float" office:value="13508" table:style-name="ce7">
            <text:p>13,508<text:s/></text:p>
          </table:table-cell>
          <table:table-cell office:value-type="float" office:value="10125" table:style-name="ce7">
            <text:p>10,125<text:s/></text:p>
          </table:table-cell>
          <table:table-cell office:value-type="float" office:value="12820" table:style-name="ce7">
            <text:p>12,820<text:s/></text:p>
          </table:table-cell>
          <table:table-cell office:value-type="float" office:value="20068" table:style-name="ce7">
            <text:p>20,068<text:s/></text:p>
          </table:table-cell>
          <table:table-cell office:value-type="float" office:value="17079" table:style-name="ce7">
            <text:p>17,079<text:s/></text:p>
          </table:table-cell>
          <table:table-cell office:value-type="float" office:value="13867" table:style-name="ce7">
            <text:p>13,867<text:s/></text:p>
          </table:table-cell>
          <table:table-cell office:value-type="float" office:value="19166" table:style-name="ce7">
            <text:p>19,166<text:s/></text:p>
          </table:table-cell>
          <table:table-cell office:value-type="float" office:value="5062" table:style-name="ce7">
            <text:p>5,062<text:s/></text:p>
          </table:table-cell>
          <table:table-cell office:value-type="float" office:value="7107" table:style-name="ce7">
            <text:p>7,107<text:s/></text:p>
          </table:table-cell>
          <table:table-cell office:value-type="float" office:value="3596" table:style-name="ce7">
            <text:p>3,596<text:s/></text:p>
          </table:table-cell>
          <table:table-cell office:value-type="float" office:value="2359" table:style-name="ce7">
            <text:p>2,359<text:s/></text:p>
          </table:table-cell>
          <table:table-cell office:value-type="float" office:value="6498" table:style-name="ce7">
            <text:p>6,498<text:s/></text:p>
          </table:table-cell>
          <table:table-cell office:value-type="float" office:value="7283" table:style-name="ce7">
            <text:p>7,283<text:s/></text:p>
          </table:table-cell>
          <table:table-cell office:value-type="float" office:value="9066" table:style-name="ce7">
            <text:p>9,066<text:s/></text:p>
          </table:table-cell>
          <table:table-cell office:value-type="float" office:value="11630" table:style-name="ce7">
            <text:p>11,630<text:s/></text:p>
          </table:table-cell>
          <table:table-cell office:value-type="float" office:value="12970" table:style-name="ce7">
            <text:p>12,970<text:s/></text:p>
          </table:table-cell>
          <table:table-cell office:value-type="float" office:value="18604" table:style-name="ce7">
            <text:p>18,604<text:s/></text:p>
          </table:table-cell>
          <table:table-cell office:value-type="float" office:value="22118" table:style-name="ce7">
            <text:p>22,118<text:s/></text:p>
          </table:table-cell>
          <table:table-cell office:value-type="float" office:value="10798" table:style-name="ce7">
            <text:p>10,798<text:s/></text:p>
          </table:table-cell>
          <table:table-cell office:value-type="float" office:value="8708" table:style-name="ce7">
            <text:p>8,708<text:s/></text:p>
          </table:table-cell>
          <table:table-cell office:value-type="float" office:value="9781" table:style-name="ce7">
            <text:p>9,781<text:s/></text:p>
          </table:table-cell>
          <table:table-cell office:value-type="float" office:value="9077" table:style-name="ce7">
            <text:p>9,077<text:s/></text:p>
          </table:table-cell>
          <table:table-cell office:value-type="float" office:value="9636" table:style-name="ce7">
            <text:p>9,636<text:s/></text:p>
          </table:table-cell>
          <table:table-cell office:value-type="float" office:value="7032" table:style-name="ce7">
            <text:p>7,032<text:s/></text:p>
          </table:table-cell>
          <table:table-cell office:value-type="float" office:value="7031" table:style-name="ce7">
            <text:p>7,031<text:s/></text:p>
          </table:table-cell>
          <table:table-cell office:value-type="float" office:value="1647" table:style-name="ce7">
            <text:p>1,647<text:s/></text:p>
          </table:table-cell>
          <table:table-cell office:value-type="float" office:value="1160" table:style-name="ce7">
            <text:p>1,160<text:s/></text:p>
          </table:table-cell>
          <table:table-cell office:value-type="float" office:value="1481" table:style-name="ce7">
            <text:p>1,481<text:s/></text:p>
          </table:table-cell>
          <table:table-cell office:value-type="float" office:value="2014" table:style-name="ce7">
            <text:p>2,014<text:s/></text:p>
          </table:table-cell>
          <table:table-cell office:value-type="float" office:value="570" table:style-name="ce7">
            <text:p>570<text:s/></text:p>
          </table:table-cell>
          <table:table-cell office:value-type="float" office:value="710" table:style-name="ce7">
            <text:p>710<text:s/></text:p>
          </table:table-cell>
          <table:table-cell office:value-type="float" office:value="1027" table:style-name="ce7">
            <text:p>1,027<text:s/></text:p>
          </table:table-cell>
          <table:table-cell office:value-type="float" office:value="2101" table:style-name="ce7">
            <text:p>2,101<text:s/></text:p>
          </table:table-cell>
          <table:table-cell office:value-type="float" office:value="526" table:style-name="ce7">
            <text:p>526<text:s/></text:p>
          </table:table-cell>
          <table:table-cell office:value-type="float" office:value="1556" table:style-name="ce7">
            <text:p>1,556<text:s/></text:p>
          </table:table-cell>
          <table:table-cell office:value-type="float" office:value="1175" table:style-name="ce7">
            <text:p>1,175<text:s/></text:p>
          </table:table-cell>
          <table:table-cell table:number-columns-repeated="16264"/>
        </table:table-row>
        <table:table-row table:style-name="ro2">
          <table:table-cell office:value-type="date" office:date-value="2023-07-30T00:00:00" table:style-name="ce6">
            <text:p>2023/7/30</text:p>
          </table:table-cell>
          <table:table-cell office:value-type="float" office:value="3721" table:style-name="ce7">
            <text:p>3,721<text:s/></text:p>
          </table:table-cell>
          <table:table-cell office:value-type="float" office:value="7034" table:style-name="ce7">
            <text:p>7,034<text:s/></text:p>
          </table:table-cell>
          <table:table-cell office:value-type="float" office:value="19073" table:style-name="ce7">
            <text:p>19,073<text:s/></text:p>
          </table:table-cell>
          <table:table-cell office:value-type="float" office:value="34941" table:style-name="ce7">
            <text:p>34,941<text:s/></text:p>
          </table:table-cell>
          <table:table-cell office:value-type="float" office:value="11164" table:style-name="ce7">
            <text:p>11,164<text:s/></text:p>
          </table:table-cell>
          <table:table-cell office:value-type="float" office:value="8661" table:style-name="ce7">
            <text:p>8,661<text:s/></text:p>
          </table:table-cell>
          <table:table-cell office:value-type="float" office:value="5917" table:style-name="ce7">
            <text:p>5,917<text:s/></text:p>
          </table:table-cell>
          <table:table-cell office:value-type="float" office:value="2964" table:style-name="ce7">
            <text:p>2,964<text:s/></text:p>
          </table:table-cell>
          <table:table-cell office:value-type="float" office:value="1885" table:style-name="ce7">
            <text:p>1,885<text:s/></text:p>
          </table:table-cell>
          <table:table-cell office:value-type="float" office:value="5185" table:style-name="ce7">
            <text:p>5,185<text:s/></text:p>
          </table:table-cell>
          <table:table-cell office:value-type="float" office:value="1464" table:style-name="ce7">
            <text:p>1,464<text:s/></text:p>
          </table:table-cell>
          <table:table-cell office:value-type="float" office:value="2368" table:style-name="ce7">
            <text:p>2,368<text:s/></text:p>
          </table:table-cell>
          <table:table-cell office:value-type="float" office:value="6116" table:style-name="ce7">
            <text:p>6,116<text:s/></text:p>
          </table:table-cell>
          <table:table-cell office:value-type="float" office:value="4378" table:style-name="ce7">
            <text:p>4,378<text:s/></text:p>
          </table:table-cell>
          <table:table-cell office:value-type="float" office:value="10196" table:style-name="ce7">
            <text:p>10,196<text:s/></text:p>
          </table:table-cell>
          <table:table-cell office:value-type="float" office:value="3939" table:style-name="ce7">
            <text:p>3,939<text:s/></text:p>
          </table:table-cell>
          <table:table-cell office:value-type="float" office:value="5079" table:style-name="ce7">
            <text:p>5,079<text:s/></text:p>
          </table:table-cell>
          <table:table-cell office:value-type="float" office:value="3027" table:style-name="ce7">
            <text:p>3,027<text:s/></text:p>
          </table:table-cell>
          <table:table-cell office:value-type="float" office:value="6679" table:style-name="ce7">
            <text:p>6,679<text:s/></text:p>
          </table:table-cell>
          <table:table-cell office:value-type="float" office:value="2775" table:style-name="ce7">
            <text:p>2,775<text:s/></text:p>
          </table:table-cell>
          <table:table-cell office:value-type="float" office:value="4390" table:style-name="ce7">
            <text:p>4,390<text:s/></text:p>
          </table:table-cell>
          <table:table-cell office:value-type="float" office:value="5007" table:style-name="ce7">
            <text:p>5,007<text:s/></text:p>
          </table:table-cell>
          <table:table-cell office:value-type="float" office:value="2237" table:style-name="ce7">
            <text:p>2,237<text:s/></text:p>
          </table:table-cell>
          <table:table-cell office:value-type="float" office:value="17679" table:style-name="ce7">
            <text:p>17,679<text:s/></text:p>
          </table:table-cell>
          <table:table-cell office:value-type="float" office:value="3279" table:style-name="ce7">
            <text:p>3,279<text:s/></text:p>
          </table:table-cell>
          <table:table-cell office:value-type="float" office:value="9779" table:style-name="ce7">
            <text:p>9,779<text:s/></text:p>
          </table:table-cell>
          <table:table-cell office:value-type="float" office:value="7463" table:style-name="ce7">
            <text:p>7,463<text:s/></text:p>
          </table:table-cell>
          <table:table-cell office:value-type="float" office:value="9400" table:style-name="ce7">
            <text:p>9,400<text:s/></text:p>
          </table:table-cell>
          <table:table-cell office:value-type="float" office:value="11094" table:style-name="ce7">
            <text:p>11,094<text:s/></text:p>
          </table:table-cell>
          <table:table-cell office:value-type="float" office:value="11115" table:style-name="ce7">
            <text:p>11,115<text:s/></text:p>
          </table:table-cell>
          <table:table-cell office:value-type="float" office:value="6942" table:style-name="ce7">
            <text:p>6,942<text:s/></text:p>
          </table:table-cell>
          <table:table-cell office:value-type="float" office:value="19751" table:style-name="ce7">
            <text:p>19,751<text:s/></text:p>
          </table:table-cell>
          <table:table-cell office:value-type="float" office:value="10500" table:style-name="ce7">
            <text:p>10,500<text:s/></text:p>
          </table:table-cell>
          <table:table-cell office:value-type="float" office:value="17474" table:style-name="ce7">
            <text:p>17,474<text:s/></text:p>
          </table:table-cell>
          <table:table-cell office:value-type="float" office:value="16389" table:style-name="ce7">
            <text:p>16,389<text:s/></text:p>
          </table:table-cell>
          <table:table-cell office:value-type="float" office:value="3033" table:style-name="ce7">
            <text:p>3,033<text:s/></text:p>
          </table:table-cell>
          <table:table-cell office:value-type="float" office:value="21834" table:style-name="ce7">
            <text:p>21,834<text:s/></text:p>
          </table:table-cell>
          <table:table-cell office:value-type="float" office:value="14874" table:style-name="ce7">
            <text:p>14,874<text:s/></text:p>
          </table:table-cell>
          <table:table-cell office:value-type="float" office:value="13278" table:style-name="ce7">
            <text:p>13,278<text:s/></text:p>
          </table:table-cell>
          <table:table-cell office:value-type="float" office:value="12299" table:style-name="ce7">
            <text:p>12,299<text:s/></text:p>
          </table:table-cell>
          <table:table-cell office:value-type="float" office:value="7675" table:style-name="ce7">
            <text:p>7,675<text:s/></text:p>
          </table:table-cell>
          <table:table-cell office:value-type="float" office:value="145947" table:style-name="ce7">
            <text:p>145,947<text:s/></text:p>
          </table:table-cell>
          <table:table-cell office:value-type="float" office:value="41359" table:style-name="ce7">
            <text:p>41,359<text:s/></text:p>
          </table:table-cell>
          <table:table-cell office:value-type="float" office:value="12570" table:style-name="ce7">
            <text:p>12,570<text:s/></text:p>
          </table:table-cell>
          <table:table-cell office:value-type="float" office:value="14591" table:style-name="ce7">
            <text:p>14,591<text:s/></text:p>
          </table:table-cell>
          <table:table-cell office:value-type="float" office:value="22371" table:style-name="ce7">
            <text:p>22,371<text:s/></text:p>
          </table:table-cell>
          <table:table-cell office:value-type="float" office:value="21870" table:style-name="ce7">
            <text:p>21,870<text:s/></text:p>
          </table:table-cell>
          <table:table-cell office:value-type="float" office:value="19440" table:style-name="ce7">
            <text:p>19,440<text:s/></text:p>
          </table:table-cell>
          <table:table-cell office:value-type="float" office:value="14710" table:style-name="ce7">
            <text:p>14,710<text:s/></text:p>
          </table:table-cell>
          <table:table-cell office:value-type="float" office:value="6381" table:style-name="ce7">
            <text:p>6,381<text:s/></text:p>
          </table:table-cell>
          <table:table-cell office:value-type="float" office:value="15326" table:style-name="ce7">
            <text:p>15,326<text:s/></text:p>
          </table:table-cell>
          <table:table-cell office:value-type="float" office:value="4921" table:style-name="ce7">
            <text:p>4,921<text:s/></text:p>
          </table:table-cell>
          <table:table-cell office:value-type="float" office:value="4819" table:style-name="ce7">
            <text:p>4,819<text:s/></text:p>
          </table:table-cell>
          <table:table-cell office:value-type="float" office:value="11907" table:style-name="ce7">
            <text:p>11,907<text:s/></text:p>
          </table:table-cell>
          <table:table-cell office:value-type="float" office:value="4697" table:style-name="ce7">
            <text:p>4,697<text:s/></text:p>
          </table:table-cell>
          <table:table-cell office:value-type="float" office:value="2648" table:style-name="ce7">
            <text:p>2,648<text:s/></text:p>
          </table:table-cell>
          <table:table-cell office:value-type="float" office:value="1566" table:style-name="ce7">
            <text:p>1,566<text:s/></text:p>
          </table:table-cell>
          <table:table-cell office:value-type="float" office:value="6102" table:style-name="ce7">
            <text:p>6,102<text:s/></text:p>
          </table:table-cell>
          <table:table-cell office:value-type="float" office:value="6208" table:style-name="ce7">
            <text:p>6,208<text:s/></text:p>
          </table:table-cell>
          <table:table-cell office:value-type="float" office:value="8402" table:style-name="ce7">
            <text:p>8,402<text:s/></text:p>
          </table:table-cell>
          <table:table-cell office:value-type="float" office:value="30223" table:style-name="ce7">
            <text:p>30,223<text:s/></text:p>
          </table:table-cell>
          <table:table-cell office:value-type="float" office:value="5183" table:style-name="ce7">
            <text:p>5,183<text:s/></text:p>
          </table:table-cell>
          <table:table-cell office:value-type="float" office:value="8756" table:style-name="ce7">
            <text:p>8,756<text:s/></text:p>
          </table:table-cell>
          <table:table-cell office:value-type="float" office:value="4947" table:style-name="ce7">
            <text:p>4,947<text:s/></text:p>
          </table:table-cell>
          <table:table-cell office:value-type="float" office:value="12868" table:style-name="ce7">
            <text:p>12,868<text:s/></text:p>
          </table:table-cell>
          <table:table-cell office:value-type="float" office:value="11710" table:style-name="ce7">
            <text:p>11,710<text:s/></text:p>
          </table:table-cell>
          <table:table-cell office:value-type="float" office:value="20682" table:style-name="ce7">
            <text:p>20,682<text:s/></text:p>
          </table:table-cell>
          <table:table-cell office:value-type="float" office:value="32513" table:style-name="ce7">
            <text:p>32,513<text:s/></text:p>
          </table:table-cell>
          <table:table-cell office:value-type="float" office:value="23572" table:style-name="ce7">
            <text:p>23,572<text:s/></text:p>
          </table:table-cell>
          <table:table-cell office:value-type="float" office:value="17074" table:style-name="ce7">
            <text:p>17,074<text:s/></text:p>
          </table:table-cell>
          <table:table-cell office:value-type="float" office:value="22529" table:style-name="ce7">
            <text:p>22,529<text:s/></text:p>
          </table:table-cell>
          <table:table-cell office:value-type="float" office:value="62410" table:style-name="ce7">
            <text:p>62,410<text:s/></text:p>
          </table:table-cell>
          <table:table-cell office:value-type="float" office:value="11808" table:style-name="ce7">
            <text:p>11,808<text:s/></text:p>
          </table:table-cell>
          <table:table-cell office:value-type="float" office:value="24711" table:style-name="ce7">
            <text:p>24,711<text:s/></text:p>
          </table:table-cell>
          <table:table-cell office:value-type="float" office:value="21246" table:style-name="ce7">
            <text:p>21,246<text:s/></text:p>
          </table:table-cell>
          <table:table-cell office:value-type="float" office:value="13391" table:style-name="ce7">
            <text:p>13,391<text:s/></text:p>
          </table:table-cell>
          <table:table-cell office:value-type="float" office:value="49194" table:style-name="ce7">
            <text:p>49,194<text:s/></text:p>
          </table:table-cell>
          <table:table-cell office:value-type="float" office:value="12410" table:style-name="ce7">
            <text:p>12,410<text:s/></text:p>
          </table:table-cell>
          <table:table-cell office:value-type="float" office:value="10814" table:style-name="ce7">
            <text:p>10,814<text:s/></text:p>
          </table:table-cell>
          <table:table-cell office:value-type="float" office:value="6528" table:style-name="ce7">
            <text:p>6,528<text:s/></text:p>
          </table:table-cell>
          <table:table-cell office:value-type="float" office:value="18104" table:style-name="ce7">
            <text:p>18,104<text:s/></text:p>
          </table:table-cell>
          <table:table-cell office:value-type="float" office:value="7868" table:style-name="ce7">
            <text:p>7,868<text:s/></text:p>
          </table:table-cell>
          <table:table-cell office:value-type="float" office:value="46992" table:style-name="ce7">
            <text:p>46,992<text:s/></text:p>
          </table:table-cell>
          <table:table-cell office:value-type="float" office:value="9726" table:style-name="ce7">
            <text:p>9,726<text:s/></text:p>
          </table:table-cell>
          <table:table-cell office:value-type="float" office:value="9035" table:style-name="ce7">
            <text:p>9,035<text:s/></text:p>
          </table:table-cell>
          <table:table-cell office:value-type="float" office:value="10059" table:style-name="ce7">
            <text:p>10,059<text:s/></text:p>
          </table:table-cell>
          <table:table-cell office:value-type="float" office:value="15310" table:style-name="ce7">
            <text:p>15,310<text:s/></text:p>
          </table:table-cell>
          <table:table-cell office:value-type="float" office:value="14380" table:style-name="ce7">
            <text:p>14,380<text:s/></text:p>
          </table:table-cell>
          <table:table-cell office:value-type="float" office:value="10469" table:style-name="ce7">
            <text:p>10,469<text:s/></text:p>
          </table:table-cell>
          <table:table-cell office:value-type="float" office:value="15501" table:style-name="ce7">
            <text:p>15,501<text:s/></text:p>
          </table:table-cell>
          <table:table-cell office:value-type="float" office:value="3952" table:style-name="ce7">
            <text:p>3,952<text:s/></text:p>
          </table:table-cell>
          <table:table-cell office:value-type="float" office:value="5622" table:style-name="ce7">
            <text:p>5,622<text:s/></text:p>
          </table:table-cell>
          <table:table-cell office:value-type="float" office:value="2905" table:style-name="ce7">
            <text:p>2,905<text:s/></text:p>
          </table:table-cell>
          <table:table-cell office:value-type="float" office:value="1885" table:style-name="ce7">
            <text:p>1,885<text:s/></text:p>
          </table:table-cell>
          <table:table-cell office:value-type="float" office:value="5462" table:style-name="ce7">
            <text:p>5,462<text:s/></text:p>
          </table:table-cell>
          <table:table-cell office:value-type="float" office:value="5598" table:style-name="ce7">
            <text:p>5,598<text:s/></text:p>
          </table:table-cell>
          <table:table-cell office:value-type="float" office:value="7266" table:style-name="ce7">
            <text:p>7,266<text:s/></text:p>
          </table:table-cell>
          <table:table-cell office:value-type="float" office:value="9481" table:style-name="ce7">
            <text:p>9,481<text:s/></text:p>
          </table:table-cell>
          <table:table-cell office:value-type="float" office:value="10353" table:style-name="ce7">
            <text:p>10,353<text:s/></text:p>
          </table:table-cell>
          <table:table-cell office:value-type="float" office:value="14057" table:style-name="ce7">
            <text:p>14,057<text:s/></text:p>
          </table:table-cell>
          <table:table-cell office:value-type="float" office:value="17988" table:style-name="ce7">
            <text:p>17,988<text:s/></text:p>
          </table:table-cell>
          <table:table-cell office:value-type="float" office:value="8524" table:style-name="ce7">
            <text:p>8,524<text:s/></text:p>
          </table:table-cell>
          <table:table-cell office:value-type="float" office:value="6950" table:style-name="ce7">
            <text:p>6,950<text:s/></text:p>
          </table:table-cell>
          <table:table-cell office:value-type="float" office:value="7679" table:style-name="ce7">
            <text:p>7,679<text:s/></text:p>
          </table:table-cell>
          <table:table-cell office:value-type="float" office:value="7600" table:style-name="ce7">
            <text:p>7,600<text:s/></text:p>
          </table:table-cell>
          <table:table-cell office:value-type="float" office:value="7585" table:style-name="ce7">
            <text:p>7,585<text:s/></text:p>
          </table:table-cell>
          <table:table-cell office:value-type="float" office:value="5725" table:style-name="ce7">
            <text:p>5,725<text:s/></text:p>
          </table:table-cell>
          <table:table-cell office:value-type="float" office:value="5633" table:style-name="ce7">
            <text:p>5,633<text:s/></text:p>
          </table:table-cell>
          <table:table-cell office:value-type="float" office:value="1297" table:style-name="ce7">
            <text:p>1,297<text:s/></text:p>
          </table:table-cell>
          <table:table-cell office:value-type="float" office:value="974" table:style-name="ce7">
            <text:p>974<text:s/></text:p>
          </table:table-cell>
          <table:table-cell office:value-type="float" office:value="1235" table:style-name="ce7">
            <text:p>1,235<text:s/></text:p>
          </table:table-cell>
          <table:table-cell office:value-type="float" office:value="1634" table:style-name="ce7">
            <text:p>1,634<text:s/></text:p>
          </table:table-cell>
          <table:table-cell office:value-type="float" office:value="494" table:style-name="ce7">
            <text:p>494<text:s/></text:p>
          </table:table-cell>
          <table:table-cell office:value-type="float" office:value="562" table:style-name="ce7">
            <text:p>562<text:s/></text:p>
          </table:table-cell>
          <table:table-cell office:value-type="float" office:value="791" table:style-name="ce7">
            <text:p>791<text:s/></text:p>
          </table:table-cell>
          <table:table-cell office:value-type="float" office:value="2121" table:style-name="ce7">
            <text:p>2,121<text:s/></text:p>
          </table:table-cell>
          <table:table-cell office:value-type="float" office:value="353" table:style-name="ce7">
            <text:p>353<text:s/></text:p>
          </table:table-cell>
          <table:table-cell office:value-type="float" office:value="1190" table:style-name="ce7">
            <text:p>1,190<text:s/></text:p>
          </table:table-cell>
          <table:table-cell office:value-type="float" office:value="918" table:style-name="ce7">
            <text:p>918<text:s/></text:p>
          </table:table-cell>
          <table:table-cell table:number-columns-repeated="16264"/>
        </table:table-row>
        <table:table-row table:style-name="ro2">
          <table:table-cell office:value-type="date" office:date-value="2023-07-31T00:00:00" table:style-name="ce6">
            <text:p>2023/7/31</text:p>
          </table:table-cell>
          <table:table-cell office:value-type="float" office:value="5210" table:style-name="ce7">
            <text:p>5,210<text:s/></text:p>
          </table:table-cell>
          <table:table-cell office:value-type="float" office:value="13195" table:style-name="ce7">
            <text:p>13,195<text:s/></text:p>
          </table:table-cell>
          <table:table-cell office:value-type="float" office:value="40716" table:style-name="ce7">
            <text:p>40,716<text:s/></text:p>
          </table:table-cell>
          <table:table-cell office:value-type="float" office:value="40199" table:style-name="ce7">
            <text:p>40,199<text:s/></text:p>
          </table:table-cell>
          <table:table-cell office:value-type="float" office:value="22023" table:style-name="ce7">
            <text:p>22,023<text:s/></text:p>
          </table:table-cell>
          <table:table-cell office:value-type="float" office:value="12872" table:style-name="ce7">
            <text:p>12,872<text:s/></text:p>
          </table:table-cell>
          <table:table-cell office:value-type="float" office:value="10113" table:style-name="ce7">
            <text:p>10,113<text:s/></text:p>
          </table:table-cell>
          <table:table-cell office:value-type="float" office:value="4054" table:style-name="ce7">
            <text:p>4,054<text:s/></text:p>
          </table:table-cell>
          <table:table-cell office:value-type="float" office:value="3423" table:style-name="ce7">
            <text:p>3,423<text:s/></text:p>
          </table:table-cell>
          <table:table-cell office:value-type="float" office:value="10271" table:style-name="ce7">
            <text:p>10,271<text:s/></text:p>
          </table:table-cell>
          <table:table-cell office:value-type="float" office:value="2497" table:style-name="ce7">
            <text:p>2,497<text:s/></text:p>
          </table:table-cell>
          <table:table-cell office:value-type="float" office:value="3610" table:style-name="ce7">
            <text:p>3,610<text:s/></text:p>
          </table:table-cell>
          <table:table-cell office:value-type="float" office:value="5006" table:style-name="ce7">
            <text:p>5,006<text:s/></text:p>
          </table:table-cell>
          <table:table-cell office:value-type="float" office:value="7119" table:style-name="ce7">
            <text:p>7,119<text:s/></text:p>
          </table:table-cell>
          <table:table-cell office:value-type="float" office:value="11936" table:style-name="ce7">
            <text:p>11,936<text:s/></text:p>
          </table:table-cell>
          <table:table-cell office:value-type="float" office:value="15279" table:style-name="ce7">
            <text:p>15,279<text:s/></text:p>
          </table:table-cell>
          <table:table-cell office:value-type="float" office:value="17022" table:style-name="ce7">
            <text:p>17,022<text:s/></text:p>
          </table:table-cell>
          <table:table-cell office:value-type="float" office:value="5230" table:style-name="ce7">
            <text:p>5,230<text:s/></text:p>
          </table:table-cell>
          <table:table-cell office:value-type="float" office:value="9210" table:style-name="ce7">
            <text:p>9,210<text:s/></text:p>
          </table:table-cell>
          <table:table-cell office:value-type="float" office:value="3393" table:style-name="ce7">
            <text:p>3,393<text:s/></text:p>
          </table:table-cell>
          <table:table-cell office:value-type="float" office:value="7661" table:style-name="ce7">
            <text:p>7,661<text:s/></text:p>
          </table:table-cell>
          <table:table-cell office:value-type="float" office:value="7561" table:style-name="ce7">
            <text:p>7,561<text:s/></text:p>
          </table:table-cell>
          <table:table-cell office:value-type="float" office:value="6923" table:style-name="ce7">
            <text:p>6,923<text:s/></text:p>
          </table:table-cell>
          <table:table-cell office:value-type="float" office:value="27655" table:style-name="ce7">
            <text:p>27,655<text:s/></text:p>
          </table:table-cell>
          <table:table-cell office:value-type="float" office:value="3020" table:style-name="ce7">
            <text:p>3,020<text:s/></text:p>
          </table:table-cell>
          <table:table-cell office:value-type="float" office:value="11395" table:style-name="ce7">
            <text:p>11,395<text:s/></text:p>
          </table:table-cell>
          <table:table-cell office:value-type="float" office:value="11608" table:style-name="ce7">
            <text:p>11,608<text:s/></text:p>
          </table:table-cell>
          <table:table-cell office:value-type="float" office:value="13778" table:style-name="ce7">
            <text:p>13,778<text:s/></text:p>
          </table:table-cell>
          <table:table-cell office:value-type="float" office:value="19405" table:style-name="ce7">
            <text:p>19,405<text:s/></text:p>
          </table:table-cell>
          <table:table-cell office:value-type="float" office:value="13604" table:style-name="ce7">
            <text:p>13,604<text:s/></text:p>
          </table:table-cell>
          <table:table-cell office:value-type="float" office:value="9201" table:style-name="ce7">
            <text:p>9,201<text:s/></text:p>
          </table:table-cell>
          <table:table-cell office:value-type="float" office:value="22516" table:style-name="ce7">
            <text:p>22,516<text:s/></text:p>
          </table:table-cell>
          <table:table-cell office:value-type="float" office:value="14927" table:style-name="ce7">
            <text:p>14,927<text:s/></text:p>
          </table:table-cell>
          <table:table-cell office:value-type="float" office:value="29687" table:style-name="ce7">
            <text:p>29,687<text:s/></text:p>
          </table:table-cell>
          <table:table-cell office:value-type="float" office:value="23778" table:style-name="ce7">
            <text:p>23,778<text:s/></text:p>
          </table:table-cell>
          <table:table-cell office:value-type="float" office:value="9194" table:style-name="ce7">
            <text:p>9,194<text:s/></text:p>
          </table:table-cell>
          <table:table-cell office:value-type="float" office:value="31129" table:style-name="ce7">
            <text:p>31,129<text:s/></text:p>
          </table:table-cell>
          <table:table-cell office:value-type="float" office:value="22810" table:style-name="ce7">
            <text:p>22,810<text:s/></text:p>
          </table:table-cell>
          <table:table-cell office:value-type="float" office:value="22013" table:style-name="ce7">
            <text:p>22,013<text:s/></text:p>
          </table:table-cell>
          <table:table-cell office:value-type="float" office:value="18345" table:style-name="ce7">
            <text:p>18,345<text:s/></text:p>
          </table:table-cell>
          <table:table-cell office:value-type="float" office:value="22886" table:style-name="ce7">
            <text:p>22,886<text:s/></text:p>
          </table:table-cell>
          <table:table-cell office:value-type="float" office:value="138723" table:style-name="ce7">
            <text:p>138,723<text:s/></text:p>
          </table:table-cell>
          <table:table-cell office:value-type="float" office:value="42759" table:style-name="ce7">
            <text:p>42,759<text:s/></text:p>
          </table:table-cell>
          <table:table-cell office:value-type="float" office:value="20835" table:style-name="ce7">
            <text:p>20,835<text:s/></text:p>
          </table:table-cell>
          <table:table-cell office:value-type="float" office:value="21773" table:style-name="ce7">
            <text:p>21,773<text:s/></text:p>
          </table:table-cell>
          <table:table-cell office:value-type="float" office:value="22274" table:style-name="ce7">
            <text:p>22,274<text:s/></text:p>
          </table:table-cell>
          <table:table-cell office:value-type="float" office:value="23249" table:style-name="ce7">
            <text:p>23,249<text:s/></text:p>
          </table:table-cell>
          <table:table-cell office:value-type="float" office:value="23010" table:style-name="ce7">
            <text:p>23,010<text:s/></text:p>
          </table:table-cell>
          <table:table-cell office:value-type="float" office:value="21017" table:style-name="ce7">
            <text:p>21,017<text:s/></text:p>
          </table:table-cell>
          <table:table-cell office:value-type="float" office:value="12047" table:style-name="ce7">
            <text:p>12,047<text:s/></text:p>
          </table:table-cell>
          <table:table-cell office:value-type="float" office:value="27458" table:style-name="ce7">
            <text:p>27,458<text:s/></text:p>
          </table:table-cell>
          <table:table-cell office:value-type="float" office:value="6884" table:style-name="ce7">
            <text:p>6,884<text:s/></text:p>
          </table:table-cell>
          <table:table-cell office:value-type="float" office:value="8724" table:style-name="ce7">
            <text:p>8,724<text:s/></text:p>
          </table:table-cell>
          <table:table-cell office:value-type="float" office:value="16111" table:style-name="ce7">
            <text:p>16,111<text:s/></text:p>
          </table:table-cell>
          <table:table-cell office:value-type="float" office:value="4856" table:style-name="ce7">
            <text:p>4,856<text:s/></text:p>
          </table:table-cell>
          <table:table-cell office:value-type="float" office:value="3515" table:style-name="ce7">
            <text:p>3,515<text:s/></text:p>
          </table:table-cell>
          <table:table-cell office:value-type="float" office:value="3012" table:style-name="ce7">
            <text:p>3,012<text:s/></text:p>
          </table:table-cell>
          <table:table-cell office:value-type="float" office:value="11659" table:style-name="ce7">
            <text:p>11,659<text:s/></text:p>
          </table:table-cell>
          <table:table-cell office:value-type="float" office:value="8695" table:style-name="ce7">
            <text:p>8,695<text:s/></text:p>
          </table:table-cell>
          <table:table-cell office:value-type="float" office:value="11293" table:style-name="ce7">
            <text:p>11,293<text:s/></text:p>
          </table:table-cell>
          <table:table-cell office:value-type="float" office:value="31875" table:style-name="ce7">
            <text:p>31,875<text:s/></text:p>
          </table:table-cell>
          <table:table-cell office:value-type="float" office:value="9055" table:style-name="ce7">
            <text:p>9,055<text:s/></text:p>
          </table:table-cell>
          <table:table-cell office:value-type="float" office:value="12593" table:style-name="ce7">
            <text:p>12,593<text:s/></text:p>
          </table:table-cell>
          <table:table-cell office:value-type="float" office:value="8125" table:style-name="ce7">
            <text:p>8,125<text:s/></text:p>
          </table:table-cell>
          <table:table-cell office:value-type="float" office:value="20417" table:style-name="ce7">
            <text:p>20,417<text:s/></text:p>
          </table:table-cell>
          <table:table-cell office:value-type="float" office:value="23940" table:style-name="ce7">
            <text:p>23,940<text:s/></text:p>
          </table:table-cell>
          <table:table-cell office:value-type="float" office:value="27453" table:style-name="ce7">
            <text:p>27,453<text:s/></text:p>
          </table:table-cell>
          <table:table-cell office:value-type="float" office:value="35652" table:style-name="ce7">
            <text:p>35,652<text:s/></text:p>
          </table:table-cell>
          <table:table-cell office:value-type="float" office:value="35672" table:style-name="ce7">
            <text:p>35,672<text:s/></text:p>
          </table:table-cell>
          <table:table-cell office:value-type="float" office:value="25374" table:style-name="ce7">
            <text:p>25,374<text:s/></text:p>
          </table:table-cell>
          <table:table-cell office:value-type="float" office:value="25983" table:style-name="ce7">
            <text:p>25,983<text:s/></text:p>
          </table:table-cell>
          <table:table-cell office:value-type="float" office:value="61228" table:style-name="ce7">
            <text:p>61,228<text:s/></text:p>
          </table:table-cell>
          <table:table-cell office:value-type="float" office:value="19555" table:style-name="ce7">
            <text:p>19,555<text:s/></text:p>
          </table:table-cell>
          <table:table-cell office:value-type="float" office:value="31197" table:style-name="ce7">
            <text:p>31,197<text:s/></text:p>
          </table:table-cell>
          <table:table-cell office:value-type="float" office:value="31036" table:style-name="ce7">
            <text:p>31,036<text:s/></text:p>
          </table:table-cell>
          <table:table-cell office:value-type="float" office:value="19502" table:style-name="ce7">
            <text:p>19,502<text:s/></text:p>
          </table:table-cell>
          <table:table-cell office:value-type="float" office:value="60744" table:style-name="ce7">
            <text:p>60,744<text:s/></text:p>
          </table:table-cell>
          <table:table-cell office:value-type="float" office:value="18503" table:style-name="ce7">
            <text:p>18,503<text:s/></text:p>
          </table:table-cell>
          <table:table-cell office:value-type="float" office:value="15503" table:style-name="ce7">
            <text:p>15,503<text:s/></text:p>
          </table:table-cell>
          <table:table-cell office:value-type="float" office:value="13516" table:style-name="ce7">
            <text:p>13,516<text:s/></text:p>
          </table:table-cell>
          <table:table-cell office:value-type="float" office:value="19747" table:style-name="ce7">
            <text:p>19,747<text:s/></text:p>
          </table:table-cell>
          <table:table-cell office:value-type="float" office:value="13704" table:style-name="ce7">
            <text:p>13,704<text:s/></text:p>
          </table:table-cell>
          <table:table-cell office:value-type="float" office:value="41167" table:style-name="ce7">
            <text:p>41,167<text:s/></text:p>
          </table:table-cell>
          <table:table-cell office:value-type="float" office:value="17959" table:style-name="ce7">
            <text:p>17,959<text:s/></text:p>
          </table:table-cell>
          <table:table-cell office:value-type="float" office:value="8962" table:style-name="ce7">
            <text:p>8,962<text:s/></text:p>
          </table:table-cell>
          <table:table-cell office:value-type="float" office:value="14207" table:style-name="ce7">
            <text:p>14,207<text:s/></text:p>
          </table:table-cell>
          <table:table-cell office:value-type="float" office:value="37154" table:style-name="ce7">
            <text:p>37,154<text:s/></text:p>
          </table:table-cell>
          <table:table-cell office:value-type="float" office:value="21233" table:style-name="ce7">
            <text:p>21,233<text:s/></text:p>
          </table:table-cell>
          <table:table-cell office:value-type="float" office:value="22979" table:style-name="ce7">
            <text:p>22,979<text:s/></text:p>
          </table:table-cell>
          <table:table-cell office:value-type="float" office:value="25297" table:style-name="ce7">
            <text:p>25,297<text:s/></text:p>
          </table:table-cell>
          <table:table-cell office:value-type="float" office:value="6639" table:style-name="ce7">
            <text:p>6,639<text:s/></text:p>
          </table:table-cell>
          <table:table-cell office:value-type="float" office:value="9600" table:style-name="ce7">
            <text:p>9,600<text:s/></text:p>
          </table:table-cell>
          <table:table-cell office:value-type="float" office:value="4788" table:style-name="ce7">
            <text:p>4,788<text:s/></text:p>
          </table:table-cell>
          <table:table-cell office:value-type="float" office:value="4794" table:style-name="ce7">
            <text:p>4,794<text:s/></text:p>
          </table:table-cell>
          <table:table-cell office:value-type="float" office:value="6990" table:style-name="ce7">
            <text:p>6,990<text:s/></text:p>
          </table:table-cell>
          <table:table-cell office:value-type="float" office:value="9132" table:style-name="ce7">
            <text:p>9,132<text:s/></text:p>
          </table:table-cell>
          <table:table-cell office:value-type="float" office:value="9434" table:style-name="ce7">
            <text:p>9,434<text:s/></text:p>
          </table:table-cell>
          <table:table-cell office:value-type="float" office:value="11655" table:style-name="ce7">
            <text:p>11,655<text:s/></text:p>
          </table:table-cell>
          <table:table-cell office:value-type="float" office:value="15833" table:style-name="ce7">
            <text:p>15,833<text:s/></text:p>
          </table:table-cell>
          <table:table-cell office:value-type="float" office:value="27517" table:style-name="ce7">
            <text:p>27,517<text:s/></text:p>
          </table:table-cell>
          <table:table-cell office:value-type="float" office:value="22632" table:style-name="ce7">
            <text:p>22,632<text:s/></text:p>
          </table:table-cell>
          <table:table-cell office:value-type="float" office:value="14252" table:style-name="ce7">
            <text:p>14,252<text:s/></text:p>
          </table:table-cell>
          <table:table-cell office:value-type="float" office:value="10945" table:style-name="ce7">
            <text:p>10,945<text:s/></text:p>
          </table:table-cell>
          <table:table-cell office:value-type="float" office:value="11234" table:style-name="ce7">
            <text:p>11,234<text:s/></text:p>
          </table:table-cell>
          <table:table-cell office:value-type="float" office:value="11755" table:style-name="ce7">
            <text:p>11,755<text:s/></text:p>
          </table:table-cell>
          <table:table-cell office:value-type="float" office:value="10825" table:style-name="ce7">
            <text:p>10,825<text:s/></text:p>
          </table:table-cell>
          <table:table-cell office:value-type="float" office:value="9581" table:style-name="ce7">
            <text:p>9,581<text:s/></text:p>
          </table:table-cell>
          <table:table-cell office:value-type="float" office:value="8557" table:style-name="ce7">
            <text:p>8,557<text:s/></text:p>
          </table:table-cell>
          <table:table-cell office:value-type="float" office:value="1656" table:style-name="ce7">
            <text:p>1,656<text:s/></text:p>
          </table:table-cell>
          <table:table-cell office:value-type="float" office:value="1234" table:style-name="ce7">
            <text:p>1,234<text:s/></text:p>
          </table:table-cell>
          <table:table-cell office:value-type="float" office:value="1741" table:style-name="ce7">
            <text:p>1,741<text:s/></text:p>
          </table:table-cell>
          <table:table-cell office:value-type="float" office:value="2208" table:style-name="ce7">
            <text:p>2,208<text:s/></text:p>
          </table:table-cell>
          <table:table-cell office:value-type="float" office:value="1327" table:style-name="ce7">
            <text:p>1,327<text:s/></text:p>
          </table:table-cell>
          <table:table-cell office:value-type="float" office:value="1736" table:style-name="ce7">
            <text:p>1,736<text:s/></text:p>
          </table:table-cell>
          <table:table-cell office:value-type="float" office:value="1287" table:style-name="ce7">
            <text:p>1,287<text:s/></text:p>
          </table:table-cell>
          <table:table-cell office:value-type="float" office:value="1967" table:style-name="ce7">
            <text:p>1,967<text:s/></text:p>
          </table:table-cell>
          <table:table-cell office:value-type="float" office:value="479" table:style-name="ce7">
            <text:p>479<text:s/></text:p>
          </table:table-cell>
          <table:table-cell office:value-type="float" office:value="1864" table:style-name="ce7">
            <text:p>1,864<text:s/></text:p>
          </table:table-cell>
          <table:table-cell office:value-type="float" office:value="1745" table:style-name="ce7">
            <text:p>1,745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3-08-10T06:29:54Z</meta:creation-date>
    <dc:date>2023-08-10T06:30:33Z</dc:date>
  </office:meta>
</office:document-meta>
</file>